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Basic/script-lc.xml"/>
  <manifest:file-entry manifest:media-type="text/xml" manifest:full-path="Basic/Standard/script-lb.xml"/>
  <manifest:file-entry manifest:media-type="text/xml" manifest:full-path="Basic/Standard/Module1.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 Roman No9 L" svg:font-family="'Nimbus Roman No9 L',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5307in"/>
    </style:style>
    <style:style style:name="co2" style:family="table-column">
      <style:table-column-properties fo:break-before="auto" style:column-width="0.4591in"/>
    </style:style>
    <style:style style:name="co3" style:family="table-column">
      <style:table-column-properties fo:break-before="auto" style:column-width="3.9382in"/>
    </style:style>
    <style:style style:name="co4" style:family="table-column">
      <style:table-column-properties fo:break-before="auto" style:column-width="1.1945in"/>
    </style:style>
    <style:style style:name="co5" style:family="table-column">
      <style:table-column-properties fo:break-before="auto" style:column-width="1.8181in"/>
    </style:style>
    <style:style style:name="co6" style:family="table-column">
      <style:table-column-properties fo:break-before="auto" style:column-width="3.8346in"/>
    </style:style>
    <style:style style:name="co7" style:family="table-column">
      <style:table-column-properties fo:break-before="auto" style:column-width="0.4839in"/>
    </style:style>
    <style:style style:name="co8" style:family="table-column">
      <style:table-column-properties fo:break-before="auto" style:column-width="0.8602in"/>
    </style:style>
    <style:style style:name="co9" style:family="table-column">
      <style:table-column-properties fo:break-before="auto" style:column-width="1.1516in"/>
    </style:style>
    <style:style style:name="co10" style:family="table-column">
      <style:table-column-properties fo:break-before="auto" style:column-width="0.5374in"/>
    </style:style>
    <style:style style:name="co11" style:family="table-column">
      <style:table-column-properties fo:break-before="auto" style:column-width="0.4193in"/>
    </style:style>
    <style:style style:name="co12" style:family="table-column">
      <style:table-column-properties fo:break-before="auto" style:column-width="2.3957in"/>
    </style:style>
    <style:style style:name="co13" style:family="table-column">
      <style:table-column-properties fo:break-before="auto" style:column-width="0.8925in"/>
    </style:style>
    <style:style style:name="co14" style:family="table-column">
      <style:table-column-properties fo:break-before="auto" style:column-width="4.8783in"/>
    </style:style>
    <style:style style:name="co15" style:family="table-column">
      <style:table-column-properties fo:break-before="auto" style:column-width="3.6547in"/>
    </style:style>
    <style:style style:name="co16" style:family="table-column">
      <style:table-column-properties fo:break-before="auto" style:column-width="3.5957in"/>
    </style:style>
    <style:style style:name="co17" style:family="table-column">
      <style:table-column-properties fo:break-before="auto" style:column-width="1.2047in"/>
    </style:style>
    <style:style style:name="co18" style:family="table-column">
      <style:table-column-properties fo:break-before="auto" style:column-width="0.8717in"/>
    </style:style>
    <style:style style:name="co19" style:family="table-column">
      <style:table-column-properties fo:break-before="auto" style:column-width="4.5736in"/>
    </style:style>
    <style:style style:name="co20" style:family="table-column">
      <style:table-column-properties fo:break-before="auto" style:column-width="2.578in"/>
    </style:style>
    <style:style style:name="co21" style:family="table-column">
      <style:table-column-properties fo:break-before="auto" style:column-width="4.4925in"/>
    </style:style>
    <style:style style:name="co22" style:family="table-column">
      <style:table-column-properties fo:break-before="auto" style:column-width="2.9862in"/>
    </style:style>
    <style:style style:name="co23" style:family="table-column">
      <style:table-column-properties fo:break-before="auto" style:column-width="0.9035in"/>
    </style:style>
    <style:style style:name="co24" style:family="table-column">
      <style:table-column-properties fo:break-before="auto" style:column-width="2.2811in"/>
    </style:style>
    <style:style style:name="co25" style:family="table-column">
      <style:table-column-properties fo:break-before="auto" style:column-width="6.4992in"/>
    </style:style>
    <style:style style:name="co26" style:family="table-column">
      <style:table-column-properties fo:break-before="auto" style:column-width="1.8291in"/>
    </style:style>
    <style:style style:name="co27" style:family="table-column">
      <style:table-column-properties fo:break-before="auto" style:column-width="1.3665in"/>
    </style:style>
    <style:style style:name="co28" style:family="table-column">
      <style:table-column-properties fo:break-before="auto" style:column-width="1.9555in"/>
    </style:style>
    <style:style style:name="co29" style:family="table-column">
      <style:table-column-properties fo:break-before="auto" style:column-width="3.1957in"/>
    </style:style>
    <style:style style:name="co30" style:family="table-column">
      <style:table-column-properties fo:break-before="auto" style:column-width="3.0563in"/>
    </style:style>
    <style:style style:name="co31" style:family="table-column">
      <style:table-column-properties fo:break-before="auto" style:column-width="3.5075in"/>
    </style:style>
    <style:style style:name="co32" style:family="table-column">
      <style:table-column-properties fo:break-before="auto" style:column-width="3.9598in"/>
    </style:style>
    <style:style style:name="co33" style:family="table-column">
      <style:table-column-properties fo:break-before="auto" style:column-width="2.7008in"/>
    </style:style>
    <style:style style:name="co34" style:family="table-column">
      <style:table-column-properties fo:break-before="auto" style:column-width="3.0484in"/>
    </style:style>
    <style:style style:name="co35" style:family="table-column">
      <style:table-column-properties fo:break-before="auto" style:column-width="1.1402in"/>
    </style:style>
    <style:style style:name="co36" style:family="table-column">
      <style:table-column-properties fo:break-before="auto" style:column-width="1.9472in"/>
    </style:style>
    <style:style style:name="co37" style:family="table-column">
      <style:table-column-properties fo:break-before="auto" style:column-width="1.9366in"/>
    </style:style>
    <style:style style:name="co38" style:family="table-column">
      <style:table-column-properties fo:break-before="auto" style:column-width="4.6382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ff00"/>
      <style:text-properties fo:font-weight="normal" style:font-weight-asian="normal" style:font-weight-complex="normal"/>
    </style:style>
    <style:style style:name="ce3" style:family="table-cell" style:parent-style-name="Default">
      <style:table-cell-properties fo:background-color="#00ff00"/>
    </style:style>
    <style:style style:name="ce4" style:family="table-cell" style:parent-style-name="Default">
      <style:table-cell-properties fo:background-color="#ffff99"/>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Nimbus Sans L" fo:font-size="10pt" style:font-size-asian="10pt" style:font-size-complex="10pt"/>
    </style:style>
    <style:style style:name="ce7" style:family="table-cell" style:parent-style-name="Default">
      <style:table-cell-properties fo:background-color="#9999ff"/>
      <style:text-properties style:text-line-through-style="solid"/>
    </style:style>
    <style:style style:name="ce8" style:family="table-cell" style:parent-style-name="Default">
      <style:table-cell-properties fo:background-color="#9999ff"/>
    </style:style>
    <style:style style:name="ce9" style:family="table-cell" style:parent-style-name="Default">
      <style:text-properties style:font-name="Nimbus Sans L" style:font-name-asian="DejaVu Sans" style:font-name-complex="DejaVu Sans"/>
    </style:style>
    <style:style style:name="ce10" style:family="table-cell" style:parent-style-name="Default">
      <style:text-properties style:use-window-font-color="true"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Nimbus Roman No9 L" style:font-size-complex="10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Bitstream Vera 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ackground-color="transparent"/>
    </style:style>
    <style:style style:name="ce13" style:family="table-cell" style:parent-style-name="Default">
      <style:text-properties style:text-line-through-style="solid"/>
    </style:style>
    <style:style style:name="ce14" style:family="table-cell" style:parent-style-name="Default">
      <style:table-cell-properties fo:background-color="transparent"/>
      <style:text-properties style:font-name="Nimbus Sans L" fo:font-size="10pt" style:font-size-asian="10pt" style:font-size-complex="10pt"/>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94bd5e"/>
    </style:style>
    <style:style style:name="ce17" style:family="table-cell" style:parent-style-name="Default">
      <style:table-cell-properties fo:background-color="#ff6633"/>
      <style:text-properties style:text-line-through-style="none"/>
    </style:style>
    <style:style style:name="ce18" style:family="table-cell" style:parent-style-name="Default">
      <style:table-cell-properties fo:background-color="#ffff99"/>
      <style:text-properties style:text-line-through-style="solid"/>
    </style:style>
    <style:style style:name="ce19" style:family="table-cell" style:parent-style-name="Default">
      <style:table-cell-properties fo:background-color="#ff0000"/>
    </style:style>
    <style:style style:name="ce20" style:family="table-cell" style:parent-style-name="Default">
      <style:table-cell-properties fo:background-color="transparent"/>
      <style:text-properties style:text-line-through-style="solid"/>
    </style:style>
    <style:style style:name="ce21" style:family="table-cell" style:parent-style-name="Default">
      <style:table-cell-properties fo:background-color="transparent" style:vertical-align="top"/>
    </style:style>
    <style:style style:name="ce22" style:family="table-cell" style:parent-style-name="Default">
      <style:table-cell-properties fo:background-color="transparent" fo:border="none" style:vertical-align="top"/>
    </style:style>
    <style:style style:name="ce23" style:family="table-cell" style:parent-style-name="Default">
      <style:table-cell-properties fo:background-color="#9999ff" style:vertical-align="top"/>
    </style:style>
    <style:style style:name="ce24" style:family="table-cell" style:parent-style-name="Default">
      <style:table-cell-properties fo:background-color="#ff6633" style:vertical-align="top"/>
      <style:text-properties style:text-line-through-style="none"/>
    </style:style>
    <style:style style:name="ce25" style:family="table-cell" style:parent-style-name="Default">
      <style:table-cell-properties fo:background-color="#ff6633" fo:border="none" style:vertical-align="top"/>
      <style:text-properties style:text-line-through-style="none"/>
    </style:style>
    <style:style style:name="ce26" style:family="table-cell" style:parent-style-name="Default">
      <style:table-cell-properties fo:background-color="transparent" fo:border="none" style:vertical-align="top"/>
      <style:text-properties style:text-line-through-style="solid"/>
    </style:style>
    <style:style style:name="ce27" style:family="table-cell" style:parent-style-name="Default">
      <style:table-cell-properties fo:background-color="transparent" style:vertical-align="top"/>
      <style:text-properties style:text-line-through-style="solid"/>
    </style:style>
    <style:style style:name="ce28" style:family="table-cell" style:parent-style-name="Default">
      <style:table-cell-properties fo:background-color="transparent" fo:border="none" style:vertical-align="top"/>
      <style:text-properties style:use-window-font-color="true"/>
    </style:style>
    <style:style style:name="ce29" style:family="table-cell" style:parent-style-name="Default">
      <style:table-cell-properties fo:background-color="#9999ff" style:vertical-align="top"/>
      <style:text-properties style:text-line-through-style="solid"/>
    </style:style>
    <style:style style:name="ce30" style:family="table-cell" style:parent-style-name="Default">
      <style:table-cell-properties fo:background-color="transparent" fo:border="none" style:vertical-align="top"/>
      <style:text-properties fo:language="en" fo:country="US" style:font-name-complex="Lucidasans"/>
    </style:style>
    <style:style style:name="ce31" style:family="table-cell" style:parent-style-name="Default">
      <style:table-cell-properties fo:background-color="#9999ff" fo:border="none" style:vertical-align="top"/>
    </style:style>
    <style:style style:name="ce32" style:family="table-cell" style:parent-style-name="Default">
      <style:table-cell-properties fo:background-color="#9999ff" fo:border="none"/>
      <style:text-properties style:font-name="Bitstream Vera Sans"/>
    </style:style>
    <style:style style:name="ce33" style:family="table-cell" style:parent-style-name="Default">
      <style:table-cell-properties fo:background-color="transparent"/>
      <style:text-properties style:font-name="Nimbus Sans L" style:font-name-asian="DejaVu Sans" style:font-name-complex="DejaVu Sans"/>
    </style:style>
    <style:style style:name="ce34" style:family="table-cell" style:parent-style-name="Default">
      <style:table-cell-properties fo:background-color="transparent"/>
      <style:text-properties fo:color="#3c3c3c"/>
    </style:style>
    <style:style style:name="ce35" style:family="table-cell" style:parent-style-name="Default">
      <style:table-cell-properties fo:background-color="#9999ff"/>
      <style:text-properties style:text-line-through-style="none"/>
    </style:style>
    <style:style style:name="ce36" style:family="table-cell" style:parent-style-name="Default">
      <style:table-cell-properties fo:background-color="transparent"/>
      <style:text-properties style:use-window-font-color="true"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Bitstream Vera Sans"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9999ff"/>
      <style:text-properties style:font-name="Nimbus Sans L" style:font-name-asian="DejaVu Sans" style:font-name-complex="DejaVu Sans"/>
    </style:style>
    <style:style style:name="ce39" style:family="table-cell" style:parent-style-name="Default">
      <style:table-cell-properties fo:background-color="transparent" fo:border="none"/>
      <style:text-properties style:font-name="Bitstream Vera Sans"/>
    </style:style>
    <style:style style:name="ce40" style:family="table-cell" style:parent-style-name="Default">
      <style:table-cell-properties fo:background-color="#ff6633" fo:border="none"/>
      <style:text-properties style:text-line-through-style="none" style:font-name="Bitstream Vera Sans"/>
    </style:style>
    <style:style style:name="ce41" style:family="table-cell" style:parent-style-name="Default">
      <style:table-cell-properties fo:background-color="transparent" fo:border="none"/>
      <style:text-properties style:text-line-through-style="solid" style:font-name="Bitstream Vera Sans"/>
    </style:style>
    <style:style style:name="ce42" style:family="table-cell" style:parent-style-name="Default">
      <style:table-cell-properties fo:background-color="#9999ff" fo:border="none"/>
      <style:text-properties style:text-line-through-style="solid" style:font-name="Bitstream Vera Sans"/>
    </style:style>
    <style:style style:name="ce43" style:family="table-cell" style:parent-style-name="Default">
      <style:table-cell-properties fo:background-color="#9999ff"/>
      <style:text-properties style:font-name="Bitstream Vera Sans"/>
    </style:style>
    <style:style style:name="ce44" style:family="table-cell" style:parent-style-name="Default">
      <style:table-cell-properties fo:wrap-option="wrap"/>
      <style:text-properties fo:color="#3c3c3c"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style:paragraph-properties fo:text-align="end" fo:margin-left="0in"/>
    </style:style>
    <style:style style:name="ce46" style:family="table-cell" style:parent-style-name="Default">
      <style:text-properties style:text-line-through-style="none"/>
    </style:style>
    <style:style style:name="ce47" style:family="table-cell" style:parent-style-name="Default">
      <style:table-cell-properties fo:background-color="#9999ff"/>
      <style:text-properties style:text-line-through-style="solid" style:font-name="Nimbus Sans L" fo:font-size="10pt" style:font-size-asian="10pt" style:font-size-complex="10pt"/>
    </style:style>
    <style:style style:name="ce48" style:family="table-cell" style:parent-style-name="Default">
      <style:table-cell-properties fo:background-color="transparent"/>
      <style:text-properties style:use-window-font-color="true" fo:font-weight="bold" style:font-weight-asian="bold" style:font-weight-complex="bold"/>
    </style:style>
    <style:style style:name="ce49" style:family="table-cell" style:parent-style-name="Default">
      <style:table-cell-properties fo:background-color="#00ff00"/>
      <style:text-properties style:use-window-font-color="true"/>
    </style:style>
    <style:style style:name="ce50" style:family="table-cell" style:parent-style-name="Default">
      <style:table-cell-properties fo:background-color="#ffff99"/>
      <style:text-properties style:use-window-font-color="true"/>
    </style:style>
    <style:style style:name="ce51" style:family="table-cell" style:parent-style-name="Default">
      <style:table-cell-properties fo:background-color="transparent"/>
      <style:text-properties style:use-window-font-color="true" style:font-name="Nimbus Sans L" fo:font-size="10pt" style:font-size-asian="10pt" style:font-size-complex="10pt"/>
    </style:style>
    <style:style style:name="ce52" style:family="table-cell" style:parent-style-name="Default">
      <style:table-cell-properties fo:background-color="transparent"/>
      <style:text-properties style:use-window-font-color="true" style:text-line-through-style="solid"/>
    </style:style>
    <style:style style:name="ce53" style:family="table-cell" style:parent-style-name="Default">
      <style:table-cell-properties fo:background-color="#9999ff"/>
      <style:text-properties style:use-window-font-color="true"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Bitstream Vera Sans" style:font-size-complex="10pt" style:language-complex="en" style:country-complex="US" style:font-style-complex="normal" style:font-weight-complex="normal" style:text-emphasize="none" style:font-relief="none"/>
    </style:style>
    <style:style style:name="ce54" style:family="table-cell" style:parent-style-name="Default">
      <style:table-cell-properties fo:background-color="#9999ff"/>
      <style:text-properties style:use-window-font-color="true"/>
    </style:style>
    <style:style style:name="ce55" style:family="table-cell" style:parent-style-name="Default">
      <style:table-cell-properties fo:background-color="transparent"/>
      <style:text-properties style:use-window-font-color="true"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Nimbus Roman No9 L" style:font-size-complex="10pt" style:language-complex="en" style:country-complex="US" style:font-style-complex="normal" style:font-weight-complex="normal" style:text-emphasize="none" style:font-relief="none"/>
    </style:style>
    <style:style style:name="ce56" style:family="table-cell" style:parent-style-name="Default">
      <style:table-cell-properties fo:background-color="#9999ff"/>
      <style:text-properties style:use-window-font-color="true" style:text-outline="false" style:text-line-through-style="none" style:font-name="Nimbus Sans L" fo:font-size="10pt" fo:language="de" fo:country="CH"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Nimbus Roman No9 L" style:font-size-complex="10pt" style:language-complex="en" style:country-complex="US" style:font-style-complex="normal" style:font-weight-complex="normal" style:text-emphasize="none" style:font-relief="none"/>
    </style:style>
    <style:style style:name="ce57" style:family="table-cell" style:parent-style-name="Default">
      <style:table-cell-properties fo:background-color="#9999ff"/>
      <style:text-properties style:use-window-font-color="true" style:text-line-through-style="solid"/>
    </style:style>
    <style:style style:name="ce58" style:family="table-cell" style:parent-style-name="Default">
      <style:text-properties fo:font-size="14pt" fo:font-weight="bold" style:font-size-asian="14pt" style:font-weight-asian="bold" style:font-size-complex="14pt" style:font-weight-complex="bold"/>
    </style:style>
    <style:style style:name="ce59" style:family="table-cell" style:parent-style-name="Default">
      <style:table-cell-properties style:text-align-source="fix" style:repeat-content="false" fo:background-color="transparent"/>
      <style:paragraph-properties fo:text-align="start" fo:margin-left="0in"/>
      <style:text-properties style:use-window-font-color="true"/>
    </style:style>
    <style:style style:name="ce60" style:family="table-cell" style:parent-style-name="Default">
      <style:table-cell-properties style:text-align-source="fix" style:repeat-content="false"/>
      <style:paragraph-properties fo:text-align="start" fo:margin-left="0in"/>
    </style:style>
    <style:style style:name="ce61" style:family="table-cell" style:parent-style-name="Default">
      <style:table-cell-properties style:cell-protect="none" style:print-content="true"/>
    </style:style>
    <style:style style:name="ce6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63" style:family="table-cell" style:parent-style-name="Default">
      <style:table-cell-properties fo:background-color="#666666"/>
    </style:style>
    <style:style style:name="P1" style:family="paragraph">
      <style:paragraph-properties fo:text-align="center"/>
    </style:style>
    <style:style style:name="P2" style:family="paragraph">
      <style:paragraph-properties fo:text-align="start"/>
    </style:style>
  </office:automatic-styles>
  <office:body>
    <office:spreadsheet>
      <table:content-validations>
        <table:content-validation table:name="val1" table:condition="of:cell-content-text-length()&lt;=29" table:allow-empty-cell="false" table:base-cell-address="RegInFz.E313">
          <table:error-message table:message-type="warning" table:title="zu lang" table:display="true"/>
        </table:content-validation>
      </table:content-validations>
      <table:table table:name="RegIn"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13" table:number-columns-repeated="243" table:default-cell-style-name="Default"/>
        <table:table-row table:style-name="ro1" table:number-rows-repeated="3">
          <table:table-cell table:style-name="Default"/>
          <table:table-cell table:number-columns-repeated="255"/>
        </table:table-row>
        <table:table-row table:style-name="ro1">
          <table:table-cell table:style-name="ce1" office:value-type="string">
            <text:p>Input registers</text:p>
          </table:table-cell>
          <table:table-cell table:number-columns-repeated="255"/>
        </table:table-row>
        <table:table-row table:style-name="ro1" table:number-rows-repeated="3">
          <table:table-cell table:style-name="Default"/>
          <table:table-cell table:number-columns-repeated="255"/>
        </table:table-row>
        <table:table-row table:style-name="ro1">
          <table:table-cell table:style-name="ce1" office:value-type="string">
            <text:p>Modbus</text:p>
          </table:table-cell>
          <table:table-cell table:style-name="ce1" table:number-columns-repeated="2"/>
          <table:table-cell table:style-name="ce1" office:value-type="string">
            <text:p>Variablen in C/C++</text:p>
          </table:table-cell>
          <table:table-cell table:style-name="ce1"/>
          <table:table-cell table:style-name="ce1" office:value-type="string">
            <text:p>Informationen</text:p>
          </table:table-cell>
          <table:table-cell table:style-name="ce1" table:number-columns-repeated="2"/>
          <table:table-cell table:style-name="ce1" office:value-type="string">
            <text:p>Zugbus WTB</text:p>
          </table:table-cell>
          <table:table-cell table:style-name="ce1" office:value-type="string">
            <text:p>Fehlerinfo</text:p>
          </table:table-cell>
          <table:table-cell table:style-name="ce1"/>
          <table:table-cell table:number-columns-repeated="245"/>
        </table:table-row>
        <table:table-row table:style-name="ro1">
          <table:table-cell table:style-name="ce1" office:value-type="string">
            <text:p>byte</text:p>
          </table:table-cell>
          <table:table-cell table:style-name="ce1" office:value-type="string">
            <text:p>bit</text:p>
          </table:table-cell>
          <table:table-cell table:style-name="ce1" office:value-type="string">
            <text:p>Kommentar für Quelltext (Achtung Formel!)</text:p>
          </table:table-cell>
          <table:table-cell table:style-name="ce1" office:value-type="string">
            <text:p>Datatyp</text:p>
          </table:table-cell>
          <table:table-cell table:style-name="ce1" office:value-type="string">
            <text:p>Variablenname</text:p>
          </table:table-cell>
          <table:table-cell table:style-name="ce1" office:value-type="string">
            <text:p>Kurzbeschreibung</text:p>
          </table:table-cell>
          <table:table-cell table:style-name="ce1" office:value-type="string">
            <text:p>Offset</text:p>
          </table:table-cell>
          <table:table-cell table:style-name="ce1" office:value-type="string">
            <text:p>Skalierung</text:p>
          </table:table-cell>
          <table:table-cell table:style-name="ce1" office:value-type="string">
            <text:p>Zugbus Byte/Bit</text:p>
          </table:table-cell>
          <table:table-cell table:style-name="ce1" office:value-type="string">
            <text:p>F.Mldg</text:p>
          </table:table-cell>
          <table:table-cell table:style-name="ce1" office:value-type="string">
            <text:p>Prio</text:p>
          </table:table-cell>
          <table:table-cell table:number-columns-repeated="245"/>
        </table:table-row>
        <table:table-row table:style-name="ro1">
          <table:table-cell table:style-name="ce2" office:value-type="float" office:value="0">
            <text:p>0</text:p>
          </table:table-cell>
          <table:table-cell table:style-name="ce5" office:value-type="float" office:value="7">
            <text:p>7</text:p>
          </table:table-cell>
          <table:table-cell table:style-name="ce5" office:value-type="string">
            <text:p>Daten sind gültig zum loggen in diagd</text:p>
          </table:table-cell>
          <table:table-cell table:style-name="ce5" office:value-type="string">
            <text:p>bool</text:p>
          </table:table-cell>
          <table:table-cell table:style-name="ce5" office:value-type="string">
            <text:p>xDiagdDataValid</text:p>
          </table:table-cell>
          <table:table-cell table:style-name="ce5" office:value-type="string">
            <text:p>Daten sind gültig zum loggen in diagd</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6">
            <text:p>6</text:p>
          </table:table-cell>
          <table:table-cell table:style-name="ce5" office:value-type="string">
            <text:p>Poweroff Display</text:p>
          </table:table-cell>
          <table:table-cell table:style-name="ce5" office:value-type="string">
            <text:p>bool</text:p>
          </table:table-cell>
          <table:table-cell table:style-name="ce5" office:value-type="string">
            <text:p>xPoweroff</text:p>
          </table:table-cell>
          <table:table-cell table:style-name="ce5" office:value-type="string">
            <text:p>Poweroff Display</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5">
            <text:p>5</text:p>
          </table:table-cell>
          <table:table-cell table:style-name="ce5" office:value-type="string">
            <text:p>Manuelles Spurkranzschmieren</text:p>
          </table:table-cell>
          <table:table-cell table:style-name="ce5" office:value-type="string">
            <text:p>bool</text:p>
          </table:table-cell>
          <table:table-cell table:style-name="ce5" office:value-type="string">
            <text:p>xSchmierenManuell</text:p>
          </table:table-cell>
          <table:table-cell table:style-name="ce5" office:value-type="string">
            <text:p>Manuelles Spurkranzschmieren</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4">
            <text:p>4</text:p>
          </table:table-cell>
          <table:table-cell table:style-name="ce5" office:value-type="string">
            <text:p>Test Werkstatt</text:p>
          </table:table-cell>
          <table:table-cell table:style-name="ce5" office:value-type="string">
            <text:p>bool</text:p>
          </table:table-cell>
          <table:table-cell table:style-name="ce5" office:value-type="string">
            <text:p>xWerkstattTest</text:p>
          </table:table-cell>
          <table:table-cell table:style-name="ce5" office:value-type="string">
            <text:p>Test Werkstatt</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3">
            <text:p>3</text:p>
          </table:table-cell>
          <table:table-cell table:style-name="ce5" office:value-type="string">
            <text:p>Pruefung Dichtheit</text:p>
          </table:table-cell>
          <table:table-cell table:style-name="ce5" office:value-type="string">
            <text:p>bool</text:p>
          </table:table-cell>
          <table:table-cell table:style-name="ce5" office:value-type="string">
            <text:p>xDichtheitspruefung</text:p>
          </table:table-cell>
          <table:table-cell table:style-name="ce5" office:value-type="string">
            <text:p>Pruefung Dichtheit</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2">
            <text:p>2</text:p>
          </table:table-cell>
          <table:table-cell table:style-name="ce5" office:value-type="string">
            <text:p>VHA manuell</text:p>
          </table:table-cell>
          <table:table-cell table:style-name="ce5" office:value-type="string">
            <text:p>bool</text:p>
          </table:table-cell>
          <table:table-cell table:style-name="ce5" office:value-type="string">
            <text:p>xVHAmanuell</text:p>
          </table:table-cell>
          <table:table-cell table:style-name="ce5" office:value-type="string">
            <text:p>VHA manuell</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1">
            <text:p>1</text:p>
          </table:table-cell>
          <table:table-cell office:value-type="string">
            <text:p>Test Gleitschutz</text:p>
          </table:table-cell>
          <table:table-cell office:value-type="string">
            <text:p>bool</text:p>
          </table:table-cell>
          <table:table-cell office:value-type="string">
            <text:p>xGSTest</text:p>
          </table:table-cell>
          <table:table-cell office:value-type="string">
            <text:p>Test Gleitschutz</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table:style-name="ce2" office:value-type="float" office:value="0">
            <text:p>0</text:p>
          </table:table-cell>
          <table:table-cell table:style-name="ce5" office:value-type="float" office:value="0">
            <text:p>0</text:p>
          </table:table-cell>
          <table:table-cell office:value-type="string">
            <text:p>Kompressor direkt</text:p>
          </table:table-cell>
          <table:table-cell office:value-type="string">
            <text:p>bool</text:p>
          </table:table-cell>
          <table:table-cell office:value-type="string">
            <text:p>xKompressorDirekt</text:p>
          </table:table-cell>
          <table:table-cell office:value-type="string">
            <text:p>Kompressor direkt</text:p>
          </table:table-cell>
          <table:table-cell table:style-name="ce5" office:value-type="float" office:value="0">
            <text:p>0</text:p>
          </table:table-cell>
          <table:table-cell office:value-type="float" office:value="1">
            <text:p>1</text:p>
          </table:table-cell>
          <table:table-cell office:value-type="string">
            <text:p>n/a</text:p>
          </table:table-cell>
          <table:table-cell table:style-name="ce5" table:number-columns-repeated="247"/>
        </table:table-row>
        <table:table-row table:style-name="ro1">
          <table:table-cell office:value-type="float" office:value="1">
            <text:p>1</text:p>
          </table:table-cell>
          <table:table-cell office:value-type="float" office:value="7">
            <text:p>7</text:p>
          </table:table-cell>
          <table:table-cell table:formula="of:=[.F18]&amp;IF([.I18]=&quot;n/a&quot;;&quot;&quot;;&quot;, Zugbus &quot;&amp;[.I18])&amp;IF([.J18];&quot;, F.Mldg &quot;&amp;[.J18]&amp;&quot; (Prio &quot;&amp;[.K18]&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1">
            <text:p>1</text:p>
          </table:table-cell>
          <table:table-cell office:value-type="float" office:value="6">
            <text:p>6</text:p>
          </table:table-cell>
          <table:table-cell table:formula="of:=[.F19]&amp;IF([.I19]=&quot;n/a&quot;;&quot;&quot;;&quot;, Zugbus &quot;&amp;[.I19])&amp;IF([.J19];&quot;, F.Mldg &quot;&amp;[.J19]&amp;&quot; (Prio &quot;&amp;[.K19]&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1">
            <text:p>1</text:p>
          </table:table-cell>
          <table:table-cell office:value-type="float" office:value="5">
            <text:p>5</text:p>
          </table:table-cell>
          <table:table-cell table:formula="of:=[.F20]&amp;IF([.I20]=&quot;n/a&quot;;&quot;&quot;;&quot;, Zugbus &quot;&amp;[.I20])&amp;IF([.J20];&quot;, F.Mldg &quot;&amp;[.J20]&amp;&quot; (Prio &quot;&amp;[.K20]&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1">
            <text:p>1</text:p>
          </table:table-cell>
          <table:table-cell office:value-type="float" office:value="4">
            <text:p>4</text:p>
          </table:table-cell>
          <table:table-cell table:formula="of:=[.F21]&amp;IF([.I21]=&quot;n/a&quot;;&quot;&quot;;&quot;, Zugbus &quot;&amp;[.I21])&amp;IF([.J21];&quot;, F.Mldg &quot;&amp;[.J21]&amp;&quot; (Prio &quot;&amp;[.K21]&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1">
            <text:p>1</text:p>
          </table:table-cell>
          <table:table-cell office:value-type="float" office:value="3">
            <text:p>3</text:p>
          </table:table-cell>
          <table:table-cell table:formula="of:=[.F22]&amp;IF([.I22]=&quot;n/a&quot;;&quot;&quot;;&quot;, Zugbus &quot;&amp;[.I22])&amp;IF([.J22];&quot;, F.Mldg &quot;&amp;[.J22]&amp;&quot; (Prio &quot;&amp;[.K22]&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1">
            <text:p>1</text:p>
          </table:table-cell>
          <table:table-cell office:value-type="float" office:value="2">
            <text:p>2</text:p>
          </table:table-cell>
          <table:table-cell table:formula="of:=[.F23]&amp;IF([.I23]=&quot;n/a&quot;;&quot;&quot;;&quot;, Zugbus &quot;&amp;[.I23])&amp;IF([.J23];&quot;, F.Mldg &quot;&amp;[.J23]&amp;&quot; (Prio &quot;&amp;[.K23]&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number-columns-repeated="2" office:value-type="float" office:value="1">
            <text:p>1</text:p>
          </table:table-cell>
          <table:table-cell table:formula="of:=[.F24]&amp;IF([.I24]=&quot;n/a&quot;;&quot;&quot;;&quot;, Zugbus &quot;&amp;[.I24])&amp;IF([.J24];&quot;, F.Mldg &quot;&amp;[.J24]&amp;&quot; (Prio &quot;&amp;[.K24]&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1">
            <text:p>1</text:p>
          </table:table-cell>
          <table:table-cell office:value-type="float" office:value="0">
            <text:p>0</text:p>
          </table:table-cell>
          <table:table-cell table:formula="of:=[.F25]&amp;IF([.I25]=&quot;n/a&quot;;&quot;&quot;;&quot;, Zugbus &quot;&amp;[.I25])&amp;IF([.J25];&quot;, F.Mldg &quot;&amp;[.J25]&amp;&quot; (Prio &quot;&amp;[.K25]&amp;&quot;)&quot;;&quot;&quot;)" office:value-type="string" office:string-value="RTC_hrs">
            <text:p>RTC_hrs</text:p>
          </table:table-cell>
          <table:table-cell office:value-type="string">
            <text:p>int8_t</text:p>
          </table:table-cell>
          <table:table-cell office:value-type="string">
            <text:p>bStunde</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7">
            <text:p>7</text:p>
          </table:table-cell>
          <table:table-cell table:formula="of:=[.F26]&amp;IF([.I26]=&quot;n/a&quot;;&quot;&quot;;&quot;, Zugbus &quot;&amp;[.I26])&amp;IF([.J26];&quot;, F.Mldg &quot;&amp;[.J26]&amp;&quot; (Prio &quot;&amp;[.K26]&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6">
            <text:p>6</text:p>
          </table:table-cell>
          <table:table-cell table:formula="of:=[.F27]&amp;IF([.I27]=&quot;n/a&quot;;&quot;&quot;;&quot;, Zugbus &quot;&amp;[.I27])&amp;IF([.J27];&quot;, F.Mldg &quot;&amp;[.J27]&amp;&quot; (Prio &quot;&amp;[.K27]&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5">
            <text:p>5</text:p>
          </table:table-cell>
          <table:table-cell table:formula="of:=[.F28]&amp;IF([.I28]=&quot;n/a&quot;;&quot;&quot;;&quot;, Zugbus &quot;&amp;[.I28])&amp;IF([.J28];&quot;, F.Mldg &quot;&amp;[.J28]&amp;&quot; (Prio &quot;&amp;[.K28]&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4">
            <text:p>4</text:p>
          </table:table-cell>
          <table:table-cell table:formula="of:=[.F29]&amp;IF([.I29]=&quot;n/a&quot;;&quot;&quot;;&quot;, Zugbus &quot;&amp;[.I29])&amp;IF([.J29];&quot;, F.Mldg &quot;&amp;[.J29]&amp;&quot; (Prio &quot;&amp;[.K29]&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3">
            <text:p>3</text:p>
          </table:table-cell>
          <table:table-cell table:formula="of:=[.F30]&amp;IF([.I30]=&quot;n/a&quot;;&quot;&quot;;&quot;, Zugbus &quot;&amp;[.I30])&amp;IF([.J30];&quot;, F.Mldg &quot;&amp;[.J30]&amp;&quot; (Prio &quot;&amp;[.K30]&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number-columns-repeated="2" office:value-type="float" office:value="2">
            <text:p>2</text:p>
          </table:table-cell>
          <table:table-cell table:formula="of:=[.F31]&amp;IF([.I31]=&quot;n/a&quot;;&quot;&quot;;&quot;, Zugbus &quot;&amp;[.I31])&amp;IF([.J31];&quot;, F.Mldg &quot;&amp;[.J31]&amp;&quot; (Prio &quot;&amp;[.K31]&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1">
            <text:p>1</text:p>
          </table:table-cell>
          <table:table-cell table:formula="of:=[.F32]&amp;IF([.I32]=&quot;n/a&quot;;&quot;&quot;;&quot;, Zugbus &quot;&amp;[.I32])&amp;IF([.J32];&quot;, F.Mldg &quot;&amp;[.J32]&amp;&quot; (Prio &quot;&amp;[.K32]&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2">
            <text:p>2</text:p>
          </table:table-cell>
          <table:table-cell office:value-type="float" office:value="0">
            <text:p>0</text:p>
          </table:table-cell>
          <table:table-cell table:formula="of:=[.F33]&amp;IF([.I33]=&quot;n/a&quot;;&quot;&quot;;&quot;, Zugbus &quot;&amp;[.I33])&amp;IF([.J33];&quot;, F.Mldg &quot;&amp;[.J33]&amp;&quot; (Prio &quot;&amp;[.K33]&amp;&quot;)&quot;;&quot;&quot;)" office:value-type="string" office:string-value="RTC_min">
            <text:p>RTC_min</text:p>
          </table:table-cell>
          <table:table-cell office:value-type="string">
            <text:p>int8_t</text:p>
          </table:table-cell>
          <table:table-cell office:value-type="string">
            <text:p>bMinute</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7">
            <text:p>7</text:p>
          </table:table-cell>
          <table:table-cell table:formula="of:=[.F34]&amp;IF([.I34]=&quot;n/a&quot;;&quot;&quot;;&quot;, Zugbus &quot;&amp;[.I34])&amp;IF([.J34];&quot;, F.Mldg &quot;&amp;[.J34]&amp;&quot; (Prio &quot;&amp;[.K34]&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6">
            <text:p>6</text:p>
          </table:table-cell>
          <table:table-cell table:formula="of:=[.F35]&amp;IF([.I35]=&quot;n/a&quot;;&quot;&quot;;&quot;, Zugbus &quot;&amp;[.I35])&amp;IF([.J35];&quot;, F.Mldg &quot;&amp;[.J35]&amp;&quot; (Prio &quot;&amp;[.K35]&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5">
            <text:p>5</text:p>
          </table:table-cell>
          <table:table-cell table:formula="of:=[.F36]&amp;IF([.I36]=&quot;n/a&quot;;&quot;&quot;;&quot;, Zugbus &quot;&amp;[.I36])&amp;IF([.J36];&quot;, F.Mldg &quot;&amp;[.J36]&amp;&quot; (Prio &quot;&amp;[.K36]&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4">
            <text:p>4</text:p>
          </table:table-cell>
          <table:table-cell table:formula="of:=[.F37]&amp;IF([.I37]=&quot;n/a&quot;;&quot;&quot;;&quot;, Zugbus &quot;&amp;[.I37])&amp;IF([.J37];&quot;, F.Mldg &quot;&amp;[.J37]&amp;&quot; (Prio &quot;&amp;[.K37]&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3">
            <text:p>3</text:p>
          </table:table-cell>
          <table:table-cell table:formula="of:=[.F38]&amp;IF([.I38]=&quot;n/a&quot;;&quot;&quot;;&quot;, Zugbus &quot;&amp;[.I38])&amp;IF([.J38];&quot;, F.Mldg &quot;&amp;[.J38]&amp;&quot; (Prio &quot;&amp;[.K38]&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2">
            <text:p>2</text:p>
          </table:table-cell>
          <table:table-cell table:formula="of:=[.F39]&amp;IF([.I39]=&quot;n/a&quot;;&quot;&quot;;&quot;, Zugbus &quot;&amp;[.I39])&amp;IF([.J39];&quot;, F.Mldg &quot;&amp;[.J39]&amp;&quot; (Prio &quot;&amp;[.K39]&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1">
            <text:p>1</text:p>
          </table:table-cell>
          <table:table-cell table:formula="of:=[.F40]&amp;IF([.I40]=&quot;n/a&quot;;&quot;&quot;;&quot;, Zugbus &quot;&amp;[.I40])&amp;IF([.J40];&quot;, F.Mldg &quot;&amp;[.J40]&amp;&quot; (Prio &quot;&amp;[.K40]&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3">
            <text:p>3</text:p>
          </table:table-cell>
          <table:table-cell table:style-name="ce6" office:value-type="float" office:value="0">
            <text:p>0</text:p>
          </table:table-cell>
          <table:table-cell table:formula="of:=[.F41]&amp;IF([.I41]=&quot;n/a&quot;;&quot;&quot;;&quot;, Zugbus &quot;&amp;[.I41])&amp;IF([.J41];&quot;, F.Mldg &quot;&amp;[.J41]&amp;&quot; (Prio &quot;&amp;[.K41]&amp;&quot;)&quot;;&quot;&quot;)" office:value-type="string" office:string-value="RTC_sec">
            <text:p>RTC_sec</text:p>
          </table:table-cell>
          <table:table-cell office:value-type="string">
            <text:p>int8_t</text:p>
          </table:table-cell>
          <table:table-cell office:value-type="string">
            <text:p>bSecs</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4">
            <text:p>4</text:p>
          </table:table-cell>
          <table:table-cell office:value-type="float" office:value="7">
            <text:p>7</text:p>
          </table:table-cell>
          <table:table-cell table:formula="of:=[.F42]&amp;IF([.I42]=&quot;n/a&quot;;&quot;&quot;;&quot;, Zugbus &quot;&amp;[.I42])&amp;IF([.J42];&quot;, F.Mldg &quot;&amp;[.J42]&amp;&quot; (Prio &quot;&amp;[.K42]&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style-name="ce10"/>
          <table:table-cell/>
          <table:table-cell table:number-columns-repeated="245"/>
        </table:table-row>
        <table:table-row table:style-name="ro1">
          <table:table-cell office:value-type="float" office:value="4">
            <text:p>4</text:p>
          </table:table-cell>
          <table:table-cell office:value-type="float" office:value="6">
            <text:p>6</text:p>
          </table:table-cell>
          <table:table-cell table:formula="of:=[.F43]&amp;IF([.I43]=&quot;n/a&quot;;&quot;&quot;;&quot;, Zugbus &quot;&amp;[.I43])&amp;IF([.J43];&quot;, F.Mldg &quot;&amp;[.J43]&amp;&quot; (Prio &quot;&amp;[.K43]&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style-name="ce10"/>
          <table:table-cell/>
          <table:table-cell table:number-columns-repeated="245"/>
        </table:table-row>
        <table:table-row table:style-name="ro1">
          <table:table-cell office:value-type="float" office:value="4">
            <text:p>4</text:p>
          </table:table-cell>
          <table:table-cell office:value-type="float" office:value="5">
            <text:p>5</text:p>
          </table:table-cell>
          <table:table-cell table:formula="of:=[.F44]&amp;IF([.I44]=&quot;n/a&quot;;&quot;&quot;;&quot;, Zugbus &quot;&amp;[.I44])&amp;IF([.J44];&quot;, F.Mldg &quot;&amp;[.J44]&amp;&quot; (Prio &quot;&amp;[.K44]&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number-columns-repeated="2" office:value-type="float" office:value="4">
            <text:p>4</text:p>
          </table:table-cell>
          <table:table-cell table:formula="of:=[.F45]&amp;IF([.I45]=&quot;n/a&quot;;&quot;&quot;;&quot;, Zugbus &quot;&amp;[.I45])&amp;IF([.J45];&quot;, F.Mldg &quot;&amp;[.J45]&amp;&quot; (Prio &quot;&amp;[.K45]&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style-name="ce10"/>
          <table:table-cell/>
          <table:table-cell table:number-columns-repeated="245"/>
        </table:table-row>
        <table:table-row table:style-name="ro1">
          <table:table-cell office:value-type="float" office:value="4">
            <text:p>4</text:p>
          </table:table-cell>
          <table:table-cell office:value-type="float" office:value="3">
            <text:p>3</text:p>
          </table:table-cell>
          <table:table-cell table:formula="of:=[.F46]&amp;IF([.I46]=&quot;n/a&quot;;&quot;&quot;;&quot;, Zugbus &quot;&amp;[.I46])&amp;IF([.J46];&quot;, F.Mldg &quot;&amp;[.J46]&amp;&quot; (Prio &quot;&amp;[.K46]&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4">
            <text:p>4</text:p>
          </table:table-cell>
          <table:table-cell office:value-type="float" office:value="2">
            <text:p>2</text:p>
          </table:table-cell>
          <table:table-cell table:formula="of:=[.F47]&amp;IF([.I47]=&quot;n/a&quot;;&quot;&quot;;&quot;, Zugbus &quot;&amp;[.I47])&amp;IF([.J47];&quot;, F.Mldg &quot;&amp;[.J47]&amp;&quot; (Prio &quot;&amp;[.K47]&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4">
            <text:p>4</text:p>
          </table:table-cell>
          <table:table-cell office:value-type="float" office:value="1">
            <text:p>1</text:p>
          </table:table-cell>
          <table:table-cell table:formula="of:=[.F48]&amp;IF([.I48]=&quot;n/a&quot;;&quot;&quot;;&quot;, Zugbus &quot;&amp;[.I48])&amp;IF([.J48];&quot;, F.Mldg &quot;&amp;[.J48]&amp;&quot; (Prio &quot;&amp;[.K48]&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4">
            <text:p>4</text:p>
          </table:table-cell>
          <table:table-cell office:value-type="float" office:value="0">
            <text:p>0</text:p>
          </table:table-cell>
          <table:table-cell table:formula="of:=[.F49]&amp;IF([.I49]=&quot;n/a&quot;;&quot;&quot;;&quot;, Zugbus &quot;&amp;[.I49])&amp;IF([.J49];&quot;, F.Mldg &quot;&amp;[.J49]&amp;&quot; (Prio &quot;&amp;[.K49]&amp;&quot;)&quot;;&quot;&quot;)" office:value-type="string" office:string-value="RTC_tag">
            <text:p>RTC_tag</text:p>
          </table:table-cell>
          <table:table-cell office:value-type="string">
            <text:p>int8_t</text:p>
          </table:table-cell>
          <table:table-cell office:value-type="string">
            <text:p>bTag</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7">
            <text:p>7</text:p>
          </table:table-cell>
          <table:table-cell table:formula="of:=[.F50]&amp;IF([.I50]=&quot;n/a&quot;;&quot;&quot;;&quot;, Zugbus &quot;&amp;[.I50])&amp;IF([.J50];&quot;, F.Mldg &quot;&amp;[.J50]&amp;&quot; (Prio &quot;&amp;[.K50]&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6">
            <text:p>6</text:p>
          </table:table-cell>
          <table:table-cell table:formula="of:=[.F51]&amp;IF([.I51]=&quot;n/a&quot;;&quot;&quot;;&quot;, Zugbus &quot;&amp;[.I51])&amp;IF([.J51];&quot;, F.Mldg &quot;&amp;[.J51]&amp;&quot; (Prio &quot;&amp;[.K51]&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5">
            <text:p>5</text:p>
          </table:table-cell>
          <table:table-cell table:formula="of:=[.F52]&amp;IF([.I52]=&quot;n/a&quot;;&quot;&quot;;&quot;, Zugbus &quot;&amp;[.I52])&amp;IF([.J52];&quot;, F.Mldg &quot;&amp;[.J52]&amp;&quot; (Prio &quot;&amp;[.K52]&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4">
            <text:p>4</text:p>
          </table:table-cell>
          <table:table-cell table:formula="of:=[.F53]&amp;IF([.I53]=&quot;n/a&quot;;&quot;&quot;;&quot;, Zugbus &quot;&amp;[.I53])&amp;IF([.J53];&quot;, F.Mldg &quot;&amp;[.J53]&amp;&quot; (Prio &quot;&amp;[.K53]&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3">
            <text:p>3</text:p>
          </table:table-cell>
          <table:table-cell table:formula="of:=[.F54]&amp;IF([.I54]=&quot;n/a&quot;;&quot;&quot;;&quot;, Zugbus &quot;&amp;[.I54])&amp;IF([.J54];&quot;, F.Mldg &quot;&amp;[.J54]&amp;&quot; (Prio &quot;&amp;[.K54]&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2">
            <text:p>2</text:p>
          </table:table-cell>
          <table:table-cell table:formula="of:=[.F55]&amp;IF([.I55]=&quot;n/a&quot;;&quot;&quot;;&quot;, Zugbus &quot;&amp;[.I55])&amp;IF([.J55];&quot;, F.Mldg &quot;&amp;[.J55]&amp;&quot; (Prio &quot;&amp;[.K55]&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1">
            <text:p>1</text:p>
          </table:table-cell>
          <table:table-cell table:formula="of:=[.F56]&amp;IF([.I56]=&quot;n/a&quot;;&quot;&quot;;&quot;, Zugbus &quot;&amp;[.I56])&amp;IF([.J56];&quot;, F.Mldg &quot;&amp;[.J56]&amp;&quot; (Prio &quot;&amp;[.K56]&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5">
            <text:p>5</text:p>
          </table:table-cell>
          <table:table-cell table:style-name="ce6" office:value-type="float" office:value="0">
            <text:p>0</text:p>
          </table:table-cell>
          <table:table-cell table:formula="of:=[.F57]&amp;IF([.I57]=&quot;n/a&quot;;&quot;&quot;;&quot;, Zugbus &quot;&amp;[.I57])&amp;IF([.J57];&quot;, F.Mldg &quot;&amp;[.J57]&amp;&quot; (Prio &quot;&amp;[.K57]&amp;&quot;)&quot;;&quot;&quot;)" office:value-type="string" office:string-value="RTC_monat">
            <text:p>RTC_monat</text:p>
          </table:table-cell>
          <table:table-cell office:value-type="string">
            <text:p>int8_t</text:p>
          </table:table-cell>
          <table:table-cell office:value-type="string">
            <text:p>bMonat</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7">
            <text:p>7</text:p>
          </table:table-cell>
          <table:table-cell table:formula="of:=[.F58]&amp;IF([.I58]=&quot;n/a&quot;;&quot;&quot;;&quot;, Zugbus &quot;&amp;[.I58])&amp;IF([.J58];&quot;, F.Mldg &quot;&amp;[.J58]&amp;&quot; (Prio &quot;&amp;[.K58]&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number-columns-repeated="2" office:value-type="float" office:value="6">
            <text:p>6</text:p>
          </table:table-cell>
          <table:table-cell table:formula="of:=[.F59]&amp;IF([.I59]=&quot;n/a&quot;;&quot;&quot;;&quot;, Zugbus &quot;&amp;[.I59])&amp;IF([.J59];&quot;, F.Mldg &quot;&amp;[.J59]&amp;&quot; (Prio &quot;&amp;[.K59]&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5">
            <text:p>5</text:p>
          </table:table-cell>
          <table:table-cell table:formula="of:=[.F60]&amp;IF([.I60]=&quot;n/a&quot;;&quot;&quot;;&quot;, Zugbus &quot;&amp;[.I60])&amp;IF([.J60];&quot;, F.Mldg &quot;&amp;[.J60]&amp;&quot; (Prio &quot;&amp;[.K60]&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4">
            <text:p>4</text:p>
          </table:table-cell>
          <table:table-cell table:formula="of:=[.F61]&amp;IF([.I61]=&quot;n/a&quot;;&quot;&quot;;&quot;, Zugbus &quot;&amp;[.I61])&amp;IF([.J61];&quot;, F.Mldg &quot;&amp;[.J61]&amp;&quot; (Prio &quot;&amp;[.K61]&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3">
            <text:p>3</text:p>
          </table:table-cell>
          <table:table-cell table:formula="of:=[.F62]&amp;IF([.I62]=&quot;n/a&quot;;&quot;&quot;;&quot;, Zugbus &quot;&amp;[.I62])&amp;IF([.J62];&quot;, F.Mldg &quot;&amp;[.J62]&amp;&quot; (Prio &quot;&amp;[.K62]&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2">
            <text:p>2</text:p>
          </table:table-cell>
          <table:table-cell table:formula="of:=[.F63]&amp;IF([.I63]=&quot;n/a&quot;;&quot;&quot;;&quot;, Zugbus &quot;&amp;[.I63])&amp;IF([.J63];&quot;, F.Mldg &quot;&amp;[.J63]&amp;&quot; (Prio &quot;&amp;[.K63]&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1">
            <text:p>1</text:p>
          </table:table-cell>
          <table:table-cell table:formula="of:=[.F64]&amp;IF([.I64]=&quot;n/a&quot;;&quot;&quot;;&quot;, Zugbus &quot;&amp;[.I64])&amp;IF([.J64];&quot;, F.Mldg &quot;&amp;[.J64]&amp;&quot; (Prio &quot;&amp;[.K64]&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office:value-type="float" office:value="6">
            <text:p>6</text:p>
          </table:table-cell>
          <table:table-cell office:value-type="float" office:value="0">
            <text:p>0</text:p>
          </table:table-cell>
          <table:table-cell table:formula="of:=[.F65]&amp;IF([.I65]=&quot;n/a&quot;;&quot;&quot;;&quot;, Zugbus &quot;&amp;[.I65])&amp;IF([.J65];&quot;, F.Mldg &quot;&amp;[.J65]&amp;&quot; (Prio &quot;&amp;[.K65]&amp;&quot;)&quot;;&quot;&quot;)" office:value-type="string" office:string-value="RTC_year">
            <text:p>RTC_year</text:p>
          </table:table-cell>
          <table:table-cell office:value-type="string">
            <text:p>int8_t</text:p>
          </table:table-cell>
          <table:table-cell office:value-type="string">
            <text:p>bJahr</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number-columns-repeated="2" office:value-type="float" office:value="7">
            <text:p>7</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6">
            <text:p>6</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5">
            <text:p>5</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4">
            <text:p>4</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3">
            <text:p>3</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2">
            <text:p>2</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1">
            <text:p>1</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7">
            <text:p>7</text:p>
          </table:table-cell>
          <table:table-cell office:value-type="float" office:value="0">
            <text:p>0</text:p>
          </table:table-cell>
          <table:table-cell office:value-type="string">
            <text:p>Betriebszeit Minuten</text:p>
          </table:table-cell>
          <table:table-cell office:value-type="string">
            <text:p>int8_t</text:p>
          </table:table-cell>
          <table:table-cell office:value-type="string">
            <text:p>bBetriebsminuten</text:p>
          </table:table-cell>
          <table:table-cell office:value-type="string">
            <text:p>Betriebszeit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7">
            <text:p>7</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6">
            <text:p>6</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5">
            <text:p>5</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4">
            <text:p>4</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3">
            <text:p>3</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2">
            <text:p>2</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1">
            <text:p>1</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8">
            <text:p>8</text:p>
          </table:table-cell>
          <table:table-cell office:value-type="float" office:value="0">
            <text:p>0</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7">
            <text:p>7</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6">
            <text:p>6</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5">
            <text:p>5</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4">
            <text:p>4</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3">
            <text:p>3</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2">
            <text:p>2</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1">
            <text:p>1</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table:style-name="ce4" office:value-type="float" office:value="9">
            <text:p>9</text:p>
          </table:table-cell>
          <table:table-cell office:value-type="float" office:value="0">
            <text:p>0</text:p>
          </table:table-cell>
          <table:table-cell table:style-name="ce7" office:value-type="string">
            <text:p>Temperatur Ladeluft</text:p>
          </table:table-cell>
          <table:table-cell table:style-name="ce7" office:value-type="string">
            <text:p>int16_t</text:p>
          </table:table-cell>
          <table:table-cell table:style-name="ce7" office:value-type="string">
            <text:p>wLadeluftTemp</text:p>
          </table:table-cell>
          <table:table-cell table:style-name="ce7" office:value-type="string">
            <text:p>Temperatur Ladeluft</text:p>
          </table:table-cell>
          <table:table-cell table:style-name="ce13" office:value-type="float" office:value="0">
            <text:p>0</text:p>
          </table:table-cell>
          <table:table-cell table:style-name="ce13" office:value-type="float" office:value="1">
            <text:p>1</text:p>
          </table:table-cell>
          <table:table-cell table:style-name="ce13" office:value-type="string">
            <text:p>n/a</text:p>
          </table:table-cell>
          <table:table-cell table:number-columns-repeated="247"/>
        </table:table-row>
        <table:table-row table:style-name="ro1">
          <table:table-cell office:value-type="float" office:value="10">
            <text:p>10</text:p>
          </table:table-cell>
          <table:table-cell office:value-type="float" office:value="7">
            <text:p>7</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6">
            <text:p>6</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5">
            <text:p>5</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4">
            <text:p>4</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3">
            <text:p>3</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2">
            <text:p>2</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1">
            <text:p>1</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0">
            <text:p>10</text:p>
          </table:table-cell>
          <table:table-cell office:value-type="float" office:value="0">
            <text:p>0</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7">
            <text:p>7</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6">
            <text:p>6</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5">
            <text:p>5</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4">
            <text:p>4</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3">
            <text:p>3</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2">
            <text:p>2</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1">
            <text:p>1</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1">
            <text:p>11</text:p>
          </table:table-cell>
          <table:table-cell office:value-type="float" office:value="0">
            <text:p>0</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7">
            <text:p>7</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6">
            <text:p>6</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5">
            <text:p>5</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4">
            <text:p>4</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3">
            <text:p>3</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2">
            <text:p>2</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1">
            <text:p>1</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2">
            <text:p>12</text:p>
          </table:table-cell>
          <table:table-cell office:value-type="float" office:value="0">
            <text:p>0</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7">
            <text:p>7</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6">
            <text:p>6</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5">
            <text:p>5</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4">
            <text:p>4</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3">
            <text:p>3</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2">
            <text:p>2</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1">
            <text:p>1</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3">
            <text:p>13</text:p>
          </table:table-cell>
          <table:table-cell office:value-type="float" office:value="0">
            <text:p>0</text:p>
          </table:table-cell>
          <table:table-cell office:value-type="string">
            <text:p>Betriebszeit Stunden</text:p>
          </table:table-cell>
          <table:table-cell office:value-type="string">
            <text:p>int32_t</text:p>
          </table:table-cell>
          <table:table-cell office:value-type="string">
            <text:p>dwBetriebsstunden</text:p>
          </table:table-cell>
          <table:table-cell office:value-type="string">
            <text:p>Betriebszeit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4">
            <text:p>14</text:p>
          </table:table-cell>
          <table:table-cell office:value-type="float" office:value="7">
            <text:p>7</text:p>
          </table:table-cell>
          <table:table-cell office:value-type="string">
            <text:p>Freigabe der IO-Seite auf dem Display</text:p>
          </table:table-cell>
          <table:table-cell office:value-type="string">
            <text:p>bool</text:p>
          </table:table-cell>
          <table:table-cell office:value-type="string">
            <text:p>xIOFreigabe</text:p>
          </table:table-cell>
          <table:table-cell office:value-type="string">
            <text:p>Freigabe der IO-Seite auf dem Display</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4">
            <text:p>14</text:p>
          </table:table-cell>
          <table:table-cell office:value-type="float" office:value="6">
            <text:p>6</text:p>
          </table:table-cell>
          <table:table-cell office:value-type="string">
            <text:p>Bremsprobe</text:p>
          </table:table-cell>
          <table:table-cell office:value-type="string">
            <text:p>bool</text:p>
          </table:table-cell>
          <table:table-cell office:value-type="string">
            <text:p>xBremsprobe</text:p>
          </table:table-cell>
          <table:table-cell office:value-type="string">
            <text:p>Bremsprob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4">
            <text:p>14</text:p>
          </table:table-cell>
          <table:table-cell office:value-type="float" office:value="5">
            <text:p>5</text:p>
          </table:table-cell>
          <table:table-cell table:style-name="ce8" office:value-type="string">
            <text:p>Heizung Wasserabscheider 1 ist aktiv</text:p>
          </table:table-cell>
          <table:table-cell table:style-name="ce8" office:value-type="string">
            <text:p>bool</text:p>
          </table:table-cell>
          <table:table-cell table:style-name="ce8" office:value-type="string">
            <text:p>xHeizWasserabsch1Aktiv</text:p>
          </table:table-cell>
          <table:table-cell table:style-name="ce8" office:value-type="string">
            <text:p>Heizung Wasserabscheider 1 ist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4">
            <text:p>14</text:p>
          </table:table-cell>
          <table:table-cell office:value-type="float" office:value="4">
            <text:p>4</text:p>
          </table:table-cell>
          <table:table-cell table:style-name="ce8" office:value-type="string">
            <text:p>Heizung Wasserabscheider 2 ist aktiv</text:p>
          </table:table-cell>
          <table:table-cell table:style-name="ce8" office:value-type="string">
            <text:p>bool</text:p>
          </table:table-cell>
          <table:table-cell table:style-name="ce8" office:value-type="string">
            <text:p>xHeizWasserabsch2Aktiv</text:p>
          </table:table-cell>
          <table:table-cell table:style-name="ce8" office:value-type="string">
            <text:p>Heizung Wasserabscheider 2 ist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4">
            <text:p>14</text:p>
          </table:table-cell>
          <table:table-cell office:value-type="float" office:value="3">
            <text:p>3</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4">
            <text:p>14</text:p>
          </table:table-cell>
          <table:table-cell office:value-type="float" office:value="2">
            <text:p>2</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4">
            <text:p>14</text:p>
          </table:table-cell>
          <table:table-cell office:value-type="float" office:value="1">
            <text:p>1</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4">
            <text:p>14</text:p>
          </table:table-cell>
          <table:table-cell office:value-type="float" office:value="0">
            <text:p>0</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7">
            <text:p>7</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6">
            <text:p>6</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5">
            <text:p>5</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4">
            <text:p>4</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3">
            <text:p>3</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2">
            <text:p>2</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1">
            <text:p>1</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5">
            <text:p>15</text:p>
          </table:table-cell>
          <table:table-cell office:value-type="float" office:value="0">
            <text:p>0</text:p>
          </table:table-cell>
          <table:table-cell office:value-type="string">
            <text:p>Anzahl Fahrzeuge</text:p>
          </table:table-cell>
          <table:table-cell table:style-name="ce9" office:value-type="string">
            <text:p>uint8_t</text:p>
          </table:table-cell>
          <table:table-cell office:value-type="string">
            <text:p>bAnzahlFahrzeuge</text:p>
          </table:table-cell>
          <table:table-cell office:value-type="string">
            <text:p>Anzahl Tm232 im Verb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7">
            <text:p>7</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6">
            <text:p>6</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5">
            <text:p>5</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4">
            <text:p>4</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3">
            <text:p>3</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2">
            <text:p>2</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1">
            <text:p>1</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6">
            <text:p>16</text:p>
          </table:table-cell>
          <table:table-cell office:value-type="float" office:value="0">
            <text:p>0</text:p>
          </table:table-cell>
          <table:table-cell office:value-type="string">
            <text:p>Position eigens Fahrzeug</text:p>
          </table:table-cell>
          <table:table-cell table:style-name="ce9" office:value-type="string">
            <text:p>uint8_t</text:p>
          </table:table-cell>
          <table:table-cell office:value-type="string">
            <text:p>bPositionEigenesFahrzeug</text:p>
          </table:table-cell>
          <table:table-cell office:value-type="string">
            <text:p>Position eigens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7">
            <text:p>7</text:p>
          </table:table-cell>
          <table:table-cell table:style-name="ce8" office:value-type="string">
            <text:p>Fahrsperre inaktiv</text:p>
          </table:table-cell>
          <table:table-cell table:style-name="ce8" office:value-type="string">
            <text:p>bool</text:p>
          </table:table-cell>
          <table:table-cell table:style-name="ce8" office:value-type="string">
            <text:p>xKeineFahrsperre</text:p>
          </table:table-cell>
          <table:table-cell office:value-type="string">
            <text:p>Fahrsperre in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6">
            <text:p>6</text:p>
          </table:table-cell>
          <table:table-cell table:style-name="ce8" office:value-type="string">
            <text:p>Fahrsperre aktiv mindestens ein Fahrzeug</text:p>
          </table:table-cell>
          <table:table-cell table:style-name="ce8" office:value-type="string">
            <text:p>bool</text:p>
          </table:table-cell>
          <table:table-cell table:style-name="ce8" office:value-type="string">
            <text:p>xFahrsperreAlleFahrzeuge</text:p>
          </table:table-cell>
          <table:table-cell office:value-type="string">
            <text:p>Fahrsperre aktiv mindestens ein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5">
            <text:p>5</text:p>
          </table:table-cell>
          <table:table-cell table:style-name="ce8" office:value-type="string">
            <text:p>Fahrsperre aktiv alle Fahrzeuge</text:p>
          </table:table-cell>
          <table:table-cell table:style-name="ce8" office:value-type="string">
            <text:p>bool</text:p>
          </table:table-cell>
          <table:table-cell table:style-name="ce8" office:value-type="string">
            <text:p>xFahrsperreEinFahrzeug</text:p>
          </table:table-cell>
          <table:table-cell office:value-type="string">
            <text:p>Fahrsperre aktiv alle Fahrzeu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4">
            <text:p>4</text:p>
          </table:table-cell>
          <table:table-cell table:style-name="ce8" office:value-type="string">
            <text:p>Alle Dieselmotoren sind aus</text:p>
          </table:table-cell>
          <table:table-cell table:style-name="ce8" office:value-type="string">
            <text:p>bool</text:p>
          </table:table-cell>
          <table:table-cell table:style-name="ce8" office:value-type="string">
            <text:p>xAlleDMaus</text:p>
          </table:table-cell>
          <table:table-cell office:value-type="string">
            <text:p>Alle Dieselmotoren sind a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3">
            <text:p>3</text:p>
          </table:table-cell>
          <table:table-cell table:style-name="ce8" office:value-type="string">
            <text:p>Mindestens ein Dieselmotor läuft</text:p>
          </table:table-cell>
          <table:table-cell table:style-name="ce8" office:value-type="string">
            <text:p>bool</text:p>
          </table:table-cell>
          <table:table-cell table:style-name="ce8" office:value-type="string">
            <text:p>xEinDMein</text:p>
          </table:table-cell>
          <table:table-cell office:value-type="string">
            <text:p>Mindestens ein Dieselmotor läuf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2">
            <text:p>2</text:p>
          </table:table-cell>
          <table:table-cell table:style-name="ce8" office:value-type="string">
            <text:p>Alle Dieselmotoren laufen</text:p>
          </table:table-cell>
          <table:table-cell table:style-name="ce8" office:value-type="string">
            <text:p>bool</text:p>
          </table:table-cell>
          <table:table-cell table:style-name="ce8" office:value-type="string">
            <text:p>xAlleDMein</text:p>
          </table:table-cell>
          <table:table-cell office:value-type="string">
            <text:p>Alle Dieselmotoren lauf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1">
            <text:p>1</text:p>
          </table:table-cell>
          <table:table-cell table:style-name="ce8" office:value-type="string">
            <text:p>Alle Bremsen sind lose</text:p>
          </table:table-cell>
          <table:table-cell table:style-name="ce8" office:value-type="string">
            <text:p>bool</text:p>
          </table:table-cell>
          <table:table-cell table:style-name="ce8" office:value-type="string">
            <text:p>xBremseKeinFahrzeug</text:p>
          </table:table-cell>
          <table:table-cell office:value-type="string">
            <text:p>Alle Bremsen sind los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7">
            <text:p>17</text:p>
          </table:table-cell>
          <table:table-cell office:value-type="float" office:value="0">
            <text:p>0</text:p>
          </table:table-cell>
          <table:table-cell table:style-name="ce8" office:value-type="string">
            <text:p>Mindestens eine Bremse ist angelegt</text:p>
          </table:table-cell>
          <table:table-cell table:style-name="ce8" office:value-type="string">
            <text:p>bool</text:p>
          </table:table-cell>
          <table:table-cell table:style-name="ce8" office:value-type="string">
            <text:p>xBremseEinFahrzeug</text:p>
          </table:table-cell>
          <table:table-cell office:value-type="string">
            <text:p>Mindestens eine Bremse ist angeleg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8">
            <text:p>18</text:p>
          </table:table-cell>
          <table:table-cell office:value-type="float" office:value="7">
            <text:p>7</text:p>
          </table:table-cell>
          <table:table-cell table:style-name="ce8" office:value-type="string">
            <text:p>Alle Bremsen sind angelegt</text:p>
          </table:table-cell>
          <table:table-cell table:style-name="ce8" office:value-type="string">
            <text:p>bool</text:p>
          </table:table-cell>
          <table:table-cell table:style-name="ce8" office:value-type="string">
            <text:p>xBremseAlleFahrzeuge</text:p>
          </table:table-cell>
          <table:table-cell office:value-type="string">
            <text:p>Alle Bremsen sind angeleg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8">
            <text:p>18</text:p>
          </table:table-cell>
          <table:table-cell office:value-type="float" office:value="6">
            <text:p>6</text:p>
          </table:table-cell>
          <table:table-cell table:style-name="ce8" office:value-type="string">
            <text:p>Kein Gang eingelegt</text:p>
          </table:table-cell>
          <table:table-cell table:style-name="ce8" office:value-type="string">
            <text:p>bool</text:p>
          </table:table-cell>
          <table:table-cell table:style-name="ce8" office:value-type="string">
            <text:p>xKeinGang</text:p>
          </table:table-cell>
          <table:table-cell office:value-type="string">
            <text:p>Kein Gang eingeleg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8">
            <text:p>18</text:p>
          </table:table-cell>
          <table:table-cell office:value-type="float" office:value="5">
            <text:p>5</text:p>
          </table:table-cell>
          <table:table-cell table:style-name="ce8" office:value-type="string">
            <text:p>Gangwahl ist unterschiedlich</text:p>
          </table:table-cell>
          <table:table-cell table:style-name="ce8" office:value-type="string">
            <text:p>bool</text:p>
          </table:table-cell>
          <table:table-cell table:style-name="ce8" office:value-type="string">
            <text:p>xGangUnterschiedlich</text:p>
          </table:table-cell>
          <table:table-cell office:value-type="string">
            <text:p>Gangwahl ist unterschiedli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18">
            <text:p>18</text:p>
          </table:table-cell>
          <table:table-cell office:value-type="float" office:value="4">
            <text:p>4</text:p>
          </table:table-cell>
          <table:table-cell table:style-name="ce8" office:value-type="string">
            <text:p>Gangwahl ist überall gleich</text:p>
          </table:table-cell>
          <table:table-cell table:style-name="ce8" office:value-type="string">
            <text:p>bool</text:p>
          </table:table-cell>
          <table:table-cell table:style-name="ce8" office:value-type="string">
            <text:p>xGangGleich</text:p>
          </table:table-cell>
          <table:table-cell office:value-type="string">
            <text:p>Gangwahl ist überall glei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8">
            <text:p>18</text:p>
          </table:table-cell>
          <table:table-cell office:value-type="float" office:value="3">
            <text:p>3</text:p>
          </table:table-cell>
          <table:table-cell table:number-columns-repeated="254"/>
        </table:table-row>
        <table:table-row table:style-name="ro1">
          <table:table-cell table:style-name="ce4" office:value-type="float" office:value="18">
            <text:p>18</text:p>
          </table:table-cell>
          <table:table-cell office:value-type="float" office:value="2">
            <text:p>2</text:p>
          </table:table-cell>
          <table:table-cell table:number-columns-repeated="254"/>
        </table:table-row>
        <table:table-row table:style-name="ro1">
          <table:table-cell table:style-name="ce4" office:value-type="float" office:value="18">
            <text:p>18</text:p>
          </table:table-cell>
          <table:table-cell office:value-type="float" office:value="1">
            <text:p>1</text:p>
          </table:table-cell>
          <table:table-cell table:number-columns-repeated="254"/>
        </table:table-row>
        <table:table-row table:style-name="ro1">
          <table:table-cell table:style-name="ce4" office:value-type="float" office:value="18">
            <text:p>18</text:p>
          </table:table-cell>
          <table:table-cell office:value-type="float" office:value="0">
            <text:p>0</text:p>
          </table:table-cell>
          <table:table-cell table:number-columns-repeated="254"/>
        </table:table-row>
        <table:table-row table:style-name="ro1">
          <table:table-cell table:style-name="ce4" office:value-type="float" office:value="19">
            <text:p>19</text:p>
          </table:table-cell>
          <table:table-cell office:value-type="float" office:value="7">
            <text:p>7</text:p>
          </table:table-cell>
          <table:table-cell table:style-name="ce8" table:formula="of:=[.F162]&amp;IF([.I162]=&quot;n/a&quot;;&quot;&quot;;&quot;, Zugbus &quot;&amp;[.I162])&amp;IF([.J162];&quot;, F.Mldg &quot;&amp;[.J162]&amp;&quot; (Prio &quot;&amp;[.K162]&amp;&quot;)&quot;;&quot;&quot;)" office:value-type="string" office:string-value="Heizung Führerstand">
            <text:p>Heizung Führerstand</text:p>
          </table:table-cell>
          <table:table-cell table:style-name="ce8" office:value-type="string">
            <text:p>bool</text:p>
          </table:table-cell>
          <table:table-cell table:style-name="ce8" table:content-validation-name="val1" office:value-type="string">
            <text:p>xHFR_lamp</text:p>
          </table:table-cell>
          <table:table-cell table:style-name="ce12" office:value-type="string">
            <text:p>Heizung Führerstand</text:p>
          </table:table-cell>
          <table:table-cell table:style-name="ce12"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9">
            <text:p>19</text:p>
          </table:table-cell>
          <table:table-cell office:value-type="float" office:value="6">
            <text:p>6</text:p>
          </table:table-cell>
          <table:table-cell table:style-name="ce8" table:formula="of:=[.F163]&amp;IF([.I163]=&quot;n/a&quot;;&quot;&quot;;&quot;, Zugbus &quot;&amp;[.I163])&amp;IF([.J163];&quot;, F.Mldg &quot;&amp;[.J163]&amp;&quot; (Prio &quot;&amp;[.K163]&amp;&quot;)&quot;;&quot;&quot;)" office:value-type="string" office:string-value="Vorheizanlage an (Acknowledge von CPU)">
            <text:p>Vorheizanlage an (Acknowledge von CPU)</text:p>
          </table:table-cell>
          <table:table-cell table:style-name="ce8" office:value-type="string">
            <text:p>bool</text:p>
          </table:table-cell>
          <table:table-cell table:style-name="ce8" table:content-validation-name="val1" office:value-type="string">
            <text:p>xVha_lamp</text:p>
          </table:table-cell>
          <table:table-cell table:style-name="ce12" office:value-type="string">
            <text:p>Vorheizanlage an (Acknowledge von CPU)</text:p>
          </table:table-cell>
          <table:table-cell table:style-name="ce12"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9">
            <text:p>19</text:p>
          </table:table-cell>
          <table:table-cell office:value-type="float" office:value="5">
            <text:p>5</text:p>
          </table:table-cell>
          <table:table-cell table:style-name="ce8" table:formula="of:=[.F164]&amp;IF([.I164]=&quot;n/a&quot;;&quot;&quot;;&quot;, Zugbus &quot;&amp;[.I164])&amp;IF([.J164];&quot;, F.Mldg &quot;&amp;[.J164]&amp;&quot; (Prio &quot;&amp;[.K164]&amp;&quot;)&quot;;&quot;&quot;)" office:value-type="string" office:string-value="Kühlwasser zu warm (Summenmeldung alle Fahrzeuge)">
            <text:p>Kühlwasser zu warm (Summenmeldung alle Fahrzeuge)</text:p>
          </table:table-cell>
          <table:table-cell table:style-name="ce8" office:value-type="string">
            <text:p>bool</text:p>
          </table:table-cell>
          <table:table-cell table:style-name="ce8" table:content-validation-name="val1" office:value-type="string">
            <text:p>xWass_lamp</text:p>
          </table:table-cell>
          <table:table-cell table:style-name="ce12" office:value-type="string">
            <text:p>Kühlwasser zu warm (Summenmeldung alle Fahrzeuge)</text:p>
          </table:table-cell>
          <table:table-cell table:style-name="ce12"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9">
            <text:p>19</text:p>
          </table:table-cell>
          <table:table-cell office:value-type="float" office:value="4">
            <text:p>4</text:p>
          </table:table-cell>
          <table:table-cell table:style-name="ce8" table:formula="of:=[.F165]&amp;IF([.I165]=&quot;n/a&quot;;&quot;&quot;;&quot;, Zugbus &quot;&amp;[.I165])&amp;IF([.J165];&quot;, F.Mldg &quot;&amp;[.J165]&amp;&quot; (Prio &quot;&amp;[.K165]&amp;&quot;)&quot;;&quot;&quot;)" office:value-type="string" office:string-value="Batteriespannung zu tief (Summenmeldung aller Fahrzeuge)">
            <text:p>Batteriespannung zu tief (Summenmeldung aller Fahrzeuge)</text:p>
          </table:table-cell>
          <table:table-cell table:style-name="ce8" office:value-type="string">
            <text:p>bool</text:p>
          </table:table-cell>
          <table:table-cell table:style-name="ce8" table:content-validation-name="val1" office:value-type="string">
            <text:p>xBatt_lamp</text:p>
          </table:table-cell>
          <table:table-cell table:style-name="ce12" office:value-type="string">
            <text:p>Batteriespannung zu tief (Summenmeldung aller Fahrzeuge)</text:p>
          </table:table-cell>
          <table:table-cell table:style-name="ce12"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9">
            <text:p>19</text:p>
          </table:table-cell>
          <table:table-cell office:value-type="float" office:value="3">
            <text:p>3</text:p>
          </table:table-cell>
          <table:table-cell table:style-name="ce8" table:formula="of:=[.F166]&amp;IF([.I166]=&quot;n/a&quot;;&quot;&quot;;&quot;, Zugbus &quot;&amp;[.I166])&amp;IF([.J166];&quot;, F.Mldg &quot;&amp;[.J166]&amp;&quot; (Prio &quot;&amp;[.K166]&amp;&quot;)&quot;;&quot;&quot;)" office:value-type="string" office:string-value="oilErr">
            <text:p>oilErr</text:p>
          </table:table-cell>
          <table:table-cell table:style-name="ce8" office:value-type="string">
            <text:p>bool</text:p>
          </table:table-cell>
          <table:table-cell table:style-name="ce8" table:content-validation-name="val1" office:value-type="string">
            <text:p>xOel_lamp</text:p>
          </table:table-cell>
          <table:table-cell table:style-name="ce12" office:value-type="string">
            <text:p>oilErr</text:p>
          </table:table-cell>
          <table:table-cell table:style-name="ce12"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9">
            <text:p>19</text:p>
          </table:table-cell>
          <table:table-cell office:value-type="float" office:value="2">
            <text:p>2</text:p>
          </table:table-cell>
          <table:table-cell table:style-name="ce8" table:formula="of:=[.F167]&amp;IF([.I167]=&quot;n/a&quot;;&quot;&quot;;&quot;, Zugbus &quot;&amp;[.I167])&amp;IF([.J167];&quot;, F.Mldg &quot;&amp;[.J167]&amp;&quot; (Prio &quot;&amp;[.K167]&amp;&quot;)&quot;;&quot;&quot;)" office:value-type="string" office:string-value="Störungsanzeige (Summenmeldung alle Fahrzeuge)">
            <text:p>Störungsanzeige (Summenmeldung alle Fahrzeuge)</text:p>
          </table:table-cell>
          <table:table-cell table:style-name="ce8" office:value-type="string">
            <text:p>bool</text:p>
          </table:table-cell>
          <table:table-cell table:style-name="ce8" table:content-validation-name="val1" office:value-type="string">
            <text:p>xSum_lamp</text:p>
          </table:table-cell>
          <table:table-cell table:style-name="ce12" office:value-type="string">
            <text:p>Störungsanzeige (Summenmeldung alle Fahrzeuge)</text:p>
          </table:table-cell>
          <table:table-cell table:style-name="ce12"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9">
            <text:p>19</text:p>
          </table:table-cell>
          <table:table-cell office:value-type="float" office:value="1">
            <text:p>1</text:p>
          </table:table-cell>
          <table:table-cell table:number-columns-repeated="254"/>
        </table:table-row>
        <table:table-row table:style-name="ro1">
          <table:table-cell table:style-name="ce4" office:value-type="float" office:value="19">
            <text:p>19</text:p>
          </table:table-cell>
          <table:table-cell office:value-type="float" office:value="0">
            <text:p>0</text:p>
          </table:table-cell>
          <table:table-cell table:number-columns-repeated="254"/>
        </table:table-row>
      </table:table>
      <table:table table:name="RegInFz" table:style-name="ta1" table:print="false">
        <table:table-column table:style-name="co1" table:default-cell-style-name="ce12"/>
        <table:table-column table:style-name="co2" table:default-cell-style-name="ce12"/>
        <table:table-column table:style-name="co14" table:default-cell-style-name="ce12"/>
        <table:table-column table:style-name="co4" table:default-cell-style-name="ce12"/>
        <table:table-column table:style-name="co15" table:default-cell-style-name="ce12"/>
        <table:table-column table:style-name="co16" table:default-cell-style-name="ce12"/>
        <table:table-column table:style-name="co7" table:default-cell-style-name="ce12"/>
        <table:table-column table:style-name="co8" table:default-cell-style-name="ce12"/>
        <table:table-column table:style-name="co9" table:default-cell-style-name="ce12"/>
        <table:table-column table:style-name="co17" table:default-cell-style-name="ce12"/>
        <table:table-column table:style-name="co18" table:default-cell-style-name="ce12"/>
        <table:table-column table:style-name="co4" table:default-cell-style-name="ce12"/>
        <table:table-column table:style-name="co12" table:default-cell-style-name="ce12"/>
        <table:table-column table:style-name="co13" table:number-columns-repeated="243" table:default-cell-style-name="ce12"/>
        <table:table-row table:style-name="ro1" table:number-rows-repeated="3">
          <table:table-cell table:number-columns-repeated="4"/>
          <table:table-cell table:content-validation-name="val1"/>
          <table:table-cell table:number-columns-repeated="251"/>
        </table:table-row>
        <table:table-row table:style-name="ro1">
          <table:table-cell table:style-name="ce15" office:value-type="string">
            <text:p>Input registers</text:p>
          </table:table-cell>
          <table:table-cell table:number-columns-repeated="3"/>
          <table:table-cell table:content-validation-name="val1"/>
          <table:table-cell table:number-columns-repeated="251"/>
        </table:table-row>
        <table:table-row table:style-name="ro1">
          <table:table-cell table:number-columns-repeated="4"/>
          <table:table-cell table:content-validation-name="val1"/>
          <table:table-cell office:value-type="string">
            <text:p>Signale mit „Kurzbeschreibung“ in Klammern werden auf dem Display nicht verarbeitet!!</text:p>
          </table:table-cell>
          <table:table-cell table:number-columns-repeated="250"/>
        </table:table-row>
        <table:table-row table:style-name="ro1" table:number-rows-repeated="2">
          <table:table-cell table:number-columns-repeated="4"/>
          <table:table-cell table:content-validation-name="val1"/>
          <table:table-cell table:number-columns-repeated="251"/>
        </table:table-row>
        <table:table-row table:style-name="ro1">
          <table:table-cell table:style-name="ce15" office:value-type="string">
            <text:p>Modbus</text:p>
          </table:table-cell>
          <table:table-cell table:style-name="ce15" table:number-columns-repeated="2"/>
          <table:table-cell table:style-name="ce15" office:value-type="string">
            <text:p>Variablen in C/C++</text:p>
          </table:table-cell>
          <table:table-cell table:style-name="ce15" table:content-validation-name="val1"/>
          <table:table-cell table:style-name="ce15" office:value-type="string">
            <text:p>Informationen</text:p>
          </table:table-cell>
          <table:table-cell table:style-name="ce15" table:number-columns-repeated="2"/>
          <table:table-cell table:style-name="ce15" office:value-type="string">
            <text:p>Zugbus WTB</text:p>
          </table:table-cell>
          <table:table-cell table:style-name="ce15" office:value-type="string">
            <text:p>Fehlerinfo</text:p>
          </table:table-cell>
          <table:table-cell table:style-name="ce15"/>
          <table:table-cell table:number-columns-repeated="245"/>
        </table:table-row>
        <table:table-row table:style-name="ro1">
          <table:table-cell table:style-name="ce15" office:value-type="string">
            <text:p>byte</text:p>
          </table:table-cell>
          <table:table-cell table:style-name="ce15"/>
          <table:table-cell table:style-name="ce15" office:value-type="string">
            <text:p>Kommentar für Quelltext (Achtung Formel!)</text:p>
          </table:table-cell>
          <table:table-cell table:style-name="ce15" office:value-type="string">
            <text:p>Datatyp</text:p>
          </table:table-cell>
          <table:table-cell table:style-name="ce15" table:content-validation-name="val1" office:value-type="string">
            <text:p>Variablenname</text:p>
          </table:table-cell>
          <table:table-cell table:style-name="ce15" office:value-type="string">
            <text:p>Kurzbeschreibung</text:p>
          </table:table-cell>
          <table:table-cell table:style-name="ce15" office:value-type="string">
            <text:p>Offset</text:p>
          </table:table-cell>
          <table:table-cell table:style-name="ce15" office:value-type="string">
            <text:p>Skalierung</text:p>
          </table:table-cell>
          <table:table-cell table:style-name="ce15" office:value-type="string">
            <text:p>Zugbus Byte/Bit</text:p>
          </table:table-cell>
          <table:table-cell table:style-name="ce15" office:value-type="string">
            <text:p>F.Mldg</text:p>
          </table:table-cell>
          <table:table-cell table:style-name="ce15" office:value-type="string">
            <text:p>Prio</text:p>
          </table:table-cell>
          <table:table-cell table:number-columns-repeated="245"/>
        </table:table-row>
        <table:table-row table:style-name="ro1">
          <table:table-cell table:style-name="ce3" office:value-type="float" office:value="0">
            <text:p>0</text:p>
          </table:table-cell>
          <table:table-cell table:style-name="ce14" office:value-type="float" office:value="7">
            <text:p>7</text:p>
          </table:table-cell>
          <table:table-cell table:formula="of:=[.F10]&amp;IF([.I10]=&quot;n/a&quot;;&quot;&quot;;&quot;, Zugbus &quot;&amp;[.I10])&amp;IF([.J10];&quot;, F.Mldg &quot;&amp;[.J10]&amp;&quot; (Prio &quot;&amp;[.K10]&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6">
            <text:p>6</text:p>
          </table:table-cell>
          <table:table-cell table:formula="of:=[.F11]&amp;IF([.I11]=&quot;n/a&quot;;&quot;&quot;;&quot;, Zugbus &quot;&amp;[.I11])&amp;IF([.J11];&quot;, F.Mldg &quot;&amp;[.J11]&amp;&quot; (Prio &quot;&amp;[.K11]&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5">
            <text:p>5</text:p>
          </table:table-cell>
          <table:table-cell table:formula="of:=[.F12]&amp;IF([.I12]=&quot;n/a&quot;;&quot;&quot;;&quot;, Zugbus &quot;&amp;[.I12])&amp;IF([.J12];&quot;, F.Mldg &quot;&amp;[.J12]&amp;&quot; (Prio &quot;&amp;[.K12]&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4">
            <text:p>4</text:p>
          </table:table-cell>
          <table:table-cell table:formula="of:=[.F13]&amp;IF([.I13]=&quot;n/a&quot;;&quot;&quot;;&quot;, Zugbus &quot;&amp;[.I13])&amp;IF([.J13];&quot;, F.Mldg &quot;&amp;[.J13]&amp;&quot; (Prio &quot;&amp;[.K13]&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3">
            <text:p>3</text:p>
          </table:table-cell>
          <table:table-cell table:formula="of:=[.F14]&amp;IF([.I14]=&quot;n/a&quot;;&quot;&quot;;&quot;, Zugbus &quot;&amp;[.I14])&amp;IF([.J14];&quot;, F.Mldg &quot;&amp;[.J14]&amp;&quot; (Prio &quot;&amp;[.K14]&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2">
            <text:p>2</text:p>
          </table:table-cell>
          <table:table-cell table:formula="of:=[.F15]&amp;IF([.I15]=&quot;n/a&quot;;&quot;&quot;;&quot;, Zugbus &quot;&amp;[.I15])&amp;IF([.J15];&quot;, F.Mldg &quot;&amp;[.J15]&amp;&quot; (Prio &quot;&amp;[.K15]&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1">
            <text:p>1</text:p>
          </table:table-cell>
          <table:table-cell table:formula="of:=[.F16]&amp;IF([.I16]=&quot;n/a&quot;;&quot;&quot;;&quot;, Zugbus &quot;&amp;[.I16])&amp;IF([.J16];&quot;, F.Mldg &quot;&amp;[.J16]&amp;&quot; (Prio &quot;&amp;[.K16]&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0">
            <text:p>0</text:p>
          </table:table-cell>
          <table:table-cell table:style-name="ce14" office:value-type="float" office:value="0">
            <text:p>0</text:p>
          </table:table-cell>
          <table:table-cell table:formula="of:=[.F17]&amp;IF([.I17]=&quot;n/a&quot;;&quot;&quot;;&quot;, Zugbus &quot;&amp;[.I17])&amp;IF([.J17];&quot;, F.Mldg &quot;&amp;[.J17]&amp;&quot; (Prio &quot;&amp;[.K17]&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7">
            <text:p>7</text:p>
          </table:table-cell>
          <table:table-cell table:formula="of:=[.F18]&amp;IF([.I18]=&quot;n/a&quot;;&quot;&quot;;&quot;, Zugbus &quot;&amp;[.I18])&amp;IF([.J18];&quot;, F.Mldg &quot;&amp;[.J18]&amp;&quot; (Prio &quot;&amp;[.K18]&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6">
            <text:p>6</text:p>
          </table:table-cell>
          <table:table-cell table:formula="of:=[.F19]&amp;IF([.I19]=&quot;n/a&quot;;&quot;&quot;;&quot;, Zugbus &quot;&amp;[.I19])&amp;IF([.J19];&quot;, F.Mldg &quot;&amp;[.J19]&amp;&quot; (Prio &quot;&amp;[.K19]&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5">
            <text:p>5</text:p>
          </table:table-cell>
          <table:table-cell table:formula="of:=[.F20]&amp;IF([.I20]=&quot;n/a&quot;;&quot;&quot;;&quot;, Zugbus &quot;&amp;[.I20])&amp;IF([.J20];&quot;, F.Mldg &quot;&amp;[.J20]&amp;&quot; (Prio &quot;&amp;[.K20]&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4">
            <text:p>4</text:p>
          </table:table-cell>
          <table:table-cell table:formula="of:=[.F21]&amp;IF([.I21]=&quot;n/a&quot;;&quot;&quot;;&quot;, Zugbus &quot;&amp;[.I21])&amp;IF([.J21];&quot;, F.Mldg &quot;&amp;[.J21]&amp;&quot; (Prio &quot;&amp;[.K21]&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3">
            <text:p>3</text:p>
          </table:table-cell>
          <table:table-cell table:formula="of:=[.F22]&amp;IF([.I22]=&quot;n/a&quot;;&quot;&quot;;&quot;, Zugbus &quot;&amp;[.I22])&amp;IF([.J22];&quot;, F.Mldg &quot;&amp;[.J22]&amp;&quot; (Prio &quot;&amp;[.K22]&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2">
            <text:p>2</text:p>
          </table:table-cell>
          <table:table-cell table:formula="of:=[.F23]&amp;IF([.I23]=&quot;n/a&quot;;&quot;&quot;;&quot;, Zugbus &quot;&amp;[.I23])&amp;IF([.J23];&quot;, F.Mldg &quot;&amp;[.J23]&amp;&quot; (Prio &quot;&amp;[.K23]&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1">
            <text:p>1</text:p>
          </table:table-cell>
          <table:table-cell table:formula="of:=[.F24]&amp;IF([.I24]=&quot;n/a&quot;;&quot;&quot;;&quot;, Zugbus &quot;&amp;[.I24])&amp;IF([.J24];&quot;, F.Mldg &quot;&amp;[.J24]&amp;&quot; (Prio &quot;&amp;[.K24]&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
            <text:p>1</text:p>
          </table:table-cell>
          <table:table-cell table:style-name="ce14" office:value-type="float" office:value="0">
            <text:p>0</text:p>
          </table:table-cell>
          <table:table-cell table:formula="of:=[.F25]&amp;IF([.I25]=&quot;n/a&quot;;&quot;&quot;;&quot;, Zugbus &quot;&amp;[.I25])&amp;IF([.J25];&quot;, F.Mldg &quot;&amp;[.J25]&amp;&quot; (Prio &quot;&amp;[.K25]&amp;&quot;)&quot;;&quot;&quot;)" office:value-type="string" office:string-value="Motoroeltemperatur">
            <text:p>Motoroeltemperatur</text:p>
          </table:table-cell>
          <table:table-cell table:style-name="ce36" office:value-type="string">
            <text:p>int16_t</text:p>
          </table:table-cell>
          <table:table-cell table:content-validation-name="val1" office:value-type="string">
            <text:p>wOiltemp</text:p>
          </table:table-cell>
          <table:table-cell table:style-name="ce36" office:value-type="string">
            <text:p>Motor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7">
            <text:p>7</text:p>
          </table:table-cell>
          <table:table-cell table:formula="of:=[.F26]&amp;IF([.I26]=&quot;n/a&quot;;&quot;&quot;;&quot;, Zugbus &quot;&amp;[.I26])&amp;IF([.J26];&quot;, F.Mldg &quot;&amp;[.J26]&amp;&quot; (Prio &quot;&amp;[.K26]&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6">
            <text:p>6</text:p>
          </table:table-cell>
          <table:table-cell table:formula="of:=[.F27]&amp;IF([.I27]=&quot;n/a&quot;;&quot;&quot;;&quot;, Zugbus &quot;&amp;[.I27])&amp;IF([.J27];&quot;, F.Mldg &quot;&amp;[.J27]&amp;&quot; (Prio &quot;&amp;[.K27]&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5">
            <text:p>5</text:p>
          </table:table-cell>
          <table:table-cell table:formula="of:=[.F28]&amp;IF([.I28]=&quot;n/a&quot;;&quot;&quot;;&quot;, Zugbus &quot;&amp;[.I28])&amp;IF([.J28];&quot;, F.Mldg &quot;&amp;[.J28]&amp;&quot; (Prio &quot;&amp;[.K28]&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4">
            <text:p>4</text:p>
          </table:table-cell>
          <table:table-cell table:formula="of:=[.F29]&amp;IF([.I29]=&quot;n/a&quot;;&quot;&quot;;&quot;, Zugbus &quot;&amp;[.I29])&amp;IF([.J29];&quot;, F.Mldg &quot;&amp;[.J29]&amp;&quot; (Prio &quot;&amp;[.K29]&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3">
            <text:p>3</text:p>
          </table:table-cell>
          <table:table-cell table:formula="of:=[.F30]&amp;IF([.I30]=&quot;n/a&quot;;&quot;&quot;;&quot;, Zugbus &quot;&amp;[.I30])&amp;IF([.J30];&quot;, F.Mldg &quot;&amp;[.J30]&amp;&quot; (Prio &quot;&amp;[.K30]&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2">
            <text:p>2</text:p>
          </table:table-cell>
          <table:table-cell table:formula="of:=[.F31]&amp;IF([.I31]=&quot;n/a&quot;;&quot;&quot;;&quot;, Zugbus &quot;&amp;[.I31])&amp;IF([.J31];&quot;, F.Mldg &quot;&amp;[.J31]&amp;&quot; (Prio &quot;&amp;[.K31]&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1">
            <text:p>1</text:p>
          </table:table-cell>
          <table:table-cell table:formula="of:=[.F32]&amp;IF([.I32]=&quot;n/a&quot;;&quot;&quot;;&quot;, Zugbus &quot;&amp;[.I32])&amp;IF([.J32];&quot;, F.Mldg &quot;&amp;[.J32]&amp;&quot; (Prio &quot;&amp;[.K32]&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
            <text:p>2</text:p>
          </table:table-cell>
          <table:table-cell table:style-name="ce14" office:value-type="float" office:value="0">
            <text:p>0</text:p>
          </table:table-cell>
          <table:table-cell table:formula="of:=[.F33]&amp;IF([.I33]=&quot;n/a&quot;;&quot;&quot;;&quot;, Zugbus &quot;&amp;[.I33])&amp;IF([.J33];&quot;, F.Mldg &quot;&amp;[.J33]&amp;&quot; (Prio &quot;&amp;[.K33]&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7">
            <text:p>7</text:p>
          </table:table-cell>
          <table:table-cell table:formula="of:=[.F34]&amp;IF([.I34]=&quot;n/a&quot;;&quot;&quot;;&quot;, Zugbus &quot;&amp;[.I34])&amp;IF([.J34];&quot;, F.Mldg &quot;&amp;[.J34]&amp;&quot; (Prio &quot;&amp;[.K34]&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6">
            <text:p>6</text:p>
          </table:table-cell>
          <table:table-cell table:formula="of:=[.F35]&amp;IF([.I35]=&quot;n/a&quot;;&quot;&quot;;&quot;, Zugbus &quot;&amp;[.I35])&amp;IF([.J35];&quot;, F.Mldg &quot;&amp;[.J35]&amp;&quot; (Prio &quot;&amp;[.K35]&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5">
            <text:p>5</text:p>
          </table:table-cell>
          <table:table-cell table:formula="of:=[.F36]&amp;IF([.I36]=&quot;n/a&quot;;&quot;&quot;;&quot;, Zugbus &quot;&amp;[.I36])&amp;IF([.J36];&quot;, F.Mldg &quot;&amp;[.J36]&amp;&quot; (Prio &quot;&amp;[.K36]&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4">
            <text:p>4</text:p>
          </table:table-cell>
          <table:table-cell table:formula="of:=[.F37]&amp;IF([.I37]=&quot;n/a&quot;;&quot;&quot;;&quot;, Zugbus &quot;&amp;[.I37])&amp;IF([.J37];&quot;, F.Mldg &quot;&amp;[.J37]&amp;&quot; (Prio &quot;&amp;[.K37]&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3">
            <text:p>3</text:p>
          </table:table-cell>
          <table:table-cell table:formula="of:=[.F38]&amp;IF([.I38]=&quot;n/a&quot;;&quot;&quot;;&quot;, Zugbus &quot;&amp;[.I38])&amp;IF([.J38];&quot;, F.Mldg &quot;&amp;[.J38]&amp;&quot; (Prio &quot;&amp;[.K38]&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2">
            <text:p>2</text:p>
          </table:table-cell>
          <table:table-cell table:formula="of:=[.F39]&amp;IF([.I39]=&quot;n/a&quot;;&quot;&quot;;&quot;, Zugbus &quot;&amp;[.I39])&amp;IF([.J39];&quot;, F.Mldg &quot;&amp;[.J39]&amp;&quot; (Prio &quot;&amp;[.K39]&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1">
            <text:p>1</text:p>
          </table:table-cell>
          <table:table-cell table:formula="of:=[.F40]&amp;IF([.I40]=&quot;n/a&quot;;&quot;&quot;;&quot;, Zugbus &quot;&amp;[.I40])&amp;IF([.J40];&quot;, F.Mldg &quot;&amp;[.J40]&amp;&quot; (Prio &quot;&amp;[.K40]&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3">
            <text:p>3</text:p>
          </table:table-cell>
          <table:table-cell table:style-name="ce14" office:value-type="float" office:value="0">
            <text:p>0</text:p>
          </table:table-cell>
          <table:table-cell table:formula="of:=[.F41]&amp;IF([.I41]=&quot;n/a&quot;;&quot;&quot;;&quot;, Zugbus &quot;&amp;[.I41])&amp;IF([.J41];&quot;, F.Mldg &quot;&amp;[.J41]&amp;&quot; (Prio &quot;&amp;[.K41]&amp;&quot;)&quot;;&quot;&quot;)" office:value-type="string" office:string-value="Motoroeldruck">
            <text:p>Motoroeldruck</text:p>
          </table:table-cell>
          <table:table-cell table:style-name="ce36" office:value-type="string">
            <text:p>int16_t</text:p>
          </table:table-cell>
          <table:table-cell table:content-validation-name="val1" office:value-type="string">
            <text:p>wOilpres</text:p>
          </table:table-cell>
          <table:table-cell table:style-name="ce36" office:value-type="string">
            <text:p>Motoroeldruck</text:p>
          </table:table-cell>
          <table:table-cell office:value-type="float" office:value="0">
            <text:p>0</text:p>
          </table:table-cell>
          <table:table-cell table:style-name="ce14" office:value-type="float" office:value="10">
            <text:p>1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7">
            <text:p>7</text:p>
          </table:table-cell>
          <table:table-cell table:formula="of:=[.F42]&amp;IF([.I42]=&quot;n/a&quot;;&quot;&quot;;&quot;, Zugbus &quot;&amp;[.I42])&amp;IF([.J42];&quot;, F.Mldg &quot;&amp;[.J42]&amp;&quot; (Prio &quot;&amp;[.K42]&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6">
            <text:p>6</text:p>
          </table:table-cell>
          <table:table-cell table:formula="of:=[.F43]&amp;IF([.I43]=&quot;n/a&quot;;&quot;&quot;;&quot;, Zugbus &quot;&amp;[.I43])&amp;IF([.J43];&quot;, F.Mldg &quot;&amp;[.J43]&amp;&quot; (Prio &quot;&amp;[.K43]&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5">
            <text:p>5</text:p>
          </table:table-cell>
          <table:table-cell table:formula="of:=[.F44]&amp;IF([.I44]=&quot;n/a&quot;;&quot;&quot;;&quot;, Zugbus &quot;&amp;[.I44])&amp;IF([.J44];&quot;, F.Mldg &quot;&amp;[.J44]&amp;&quot; (Prio &quot;&amp;[.K44]&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4">
            <text:p>4</text:p>
          </table:table-cell>
          <table:table-cell table:formula="of:=[.F45]&amp;IF([.I45]=&quot;n/a&quot;;&quot;&quot;;&quot;, Zugbus &quot;&amp;[.I45])&amp;IF([.J45];&quot;, F.Mldg &quot;&amp;[.J45]&amp;&quot; (Prio &quot;&amp;[.K45]&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3">
            <text:p>3</text:p>
          </table:table-cell>
          <table:table-cell table:formula="of:=[.F46]&amp;IF([.I46]=&quot;n/a&quot;;&quot;&quot;;&quot;, Zugbus &quot;&amp;[.I46])&amp;IF([.J46];&quot;, F.Mldg &quot;&amp;[.J46]&amp;&quot; (Prio &quot;&amp;[.K46]&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2">
            <text:p>2</text:p>
          </table:table-cell>
          <table:table-cell table:formula="of:=[.F47]&amp;IF([.I47]=&quot;n/a&quot;;&quot;&quot;;&quot;, Zugbus &quot;&amp;[.I47])&amp;IF([.J47];&quot;, F.Mldg &quot;&amp;[.J47]&amp;&quot; (Prio &quot;&amp;[.K47]&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1">
            <text:p>1</text:p>
          </table:table-cell>
          <table:table-cell table:formula="of:=[.F48]&amp;IF([.I48]=&quot;n/a&quot;;&quot;&quot;;&quot;, Zugbus &quot;&amp;[.I48])&amp;IF([.J48];&quot;, F.Mldg &quot;&amp;[.J48]&amp;&quot; (Prio &quot;&amp;[.K48]&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4">
            <text:p>4</text:p>
          </table:table-cell>
          <table:table-cell table:style-name="ce14" office:value-type="float" office:value="0">
            <text:p>0</text:p>
          </table:table-cell>
          <table:table-cell table:formula="of:=[.F49]&amp;IF([.I49]=&quot;n/a&quot;;&quot;&quot;;&quot;, Zugbus &quot;&amp;[.I49])&amp;IF([.J49];&quot;, F.Mldg &quot;&amp;[.J49]&amp;&quot; (Prio &quot;&amp;[.K49]&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7">
            <text:p>7</text:p>
          </table:table-cell>
          <table:table-cell table:formula="of:=[.F50]&amp;IF([.I50]=&quot;n/a&quot;;&quot;&quot;;&quot;, Zugbus &quot;&amp;[.I50])&amp;IF([.J50];&quot;, F.Mldg &quot;&amp;[.J50]&amp;&quot; (Prio &quot;&amp;[.K50]&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6">
            <text:p>6</text:p>
          </table:table-cell>
          <table:table-cell table:formula="of:=[.F51]&amp;IF([.I51]=&quot;n/a&quot;;&quot;&quot;;&quot;, Zugbus &quot;&amp;[.I51])&amp;IF([.J51];&quot;, F.Mldg &quot;&amp;[.J51]&amp;&quot; (Prio &quot;&amp;[.K51]&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5">
            <text:p>5</text:p>
          </table:table-cell>
          <table:table-cell table:formula="of:=[.F52]&amp;IF([.I52]=&quot;n/a&quot;;&quot;&quot;;&quot;, Zugbus &quot;&amp;[.I52])&amp;IF([.J52];&quot;, F.Mldg &quot;&amp;[.J52]&amp;&quot; (Prio &quot;&amp;[.K52]&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4">
            <text:p>4</text:p>
          </table:table-cell>
          <table:table-cell table:formula="of:=[.F53]&amp;IF([.I53]=&quot;n/a&quot;;&quot;&quot;;&quot;, Zugbus &quot;&amp;[.I53])&amp;IF([.J53];&quot;, F.Mldg &quot;&amp;[.J53]&amp;&quot; (Prio &quot;&amp;[.K53]&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3">
            <text:p>3</text:p>
          </table:table-cell>
          <table:table-cell table:formula="of:=[.F54]&amp;IF([.I54]=&quot;n/a&quot;;&quot;&quot;;&quot;, Zugbus &quot;&amp;[.I54])&amp;IF([.J54];&quot;, F.Mldg &quot;&amp;[.J54]&amp;&quot; (Prio &quot;&amp;[.K54]&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2">
            <text:p>2</text:p>
          </table:table-cell>
          <table:table-cell table:formula="of:=[.F55]&amp;IF([.I55]=&quot;n/a&quot;;&quot;&quot;;&quot;, Zugbus &quot;&amp;[.I55])&amp;IF([.J55];&quot;, F.Mldg &quot;&amp;[.J55]&amp;&quot; (Prio &quot;&amp;[.K55]&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1">
            <text:p>1</text:p>
          </table:table-cell>
          <table:table-cell table:formula="of:=[.F56]&amp;IF([.I56]=&quot;n/a&quot;;&quot;&quot;;&quot;, Zugbus &quot;&amp;[.I56])&amp;IF([.J56];&quot;, F.Mldg &quot;&amp;[.J56]&amp;&quot; (Prio &quot;&amp;[.K56]&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5">
            <text:p>5</text:p>
          </table:table-cell>
          <table:table-cell table:style-name="ce14" office:value-type="float" office:value="0">
            <text:p>0</text:p>
          </table:table-cell>
          <table:table-cell table:formula="of:=[.F57]&amp;IF([.I57]=&quot;n/a&quot;;&quot;&quot;;&quot;, Zugbus &quot;&amp;[.I57])&amp;IF([.J57];&quot;, F.Mldg &quot;&amp;[.J57]&amp;&quot; (Prio &quot;&amp;[.K57]&amp;&quot;)&quot;;&quot;&quot;)" office:value-type="string" office:string-value="Drehzahl">
            <text:p>Drehzahl</text:p>
          </table:table-cell>
          <table:table-cell table:style-name="ce36" office:value-type="string">
            <text:p>int16_t</text:p>
          </table:table-cell>
          <table:table-cell table:content-validation-name="val1" office:value-type="string">
            <text:p>wDrehzahl</text:p>
          </table:table-cell>
          <table:table-cell table:style-name="ce36" office:value-type="string">
            <text:p>Drehzahl</text:p>
          </table:table-cell>
          <table:table-cell table:style-name="ce45"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7">
            <text:p>7</text:p>
          </table:table-cell>
          <table:table-cell table:formula="of:=[.F58]&amp;IF([.I58]=&quot;n/a&quot;;&quot;&quot;;&quot;, Zugbus &quot;&amp;[.I58])&amp;IF([.J58];&quot;, F.Mldg &quot;&amp;[.J58]&amp;&quot; (Prio &quot;&amp;[.K58]&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6">
            <text:p>6</text:p>
          </table:table-cell>
          <table:table-cell table:formula="of:=[.F59]&amp;IF([.I59]=&quot;n/a&quot;;&quot;&quot;;&quot;, Zugbus &quot;&amp;[.I59])&amp;IF([.J59];&quot;, F.Mldg &quot;&amp;[.J59]&amp;&quot; (Prio &quot;&amp;[.K59]&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5">
            <text:p>5</text:p>
          </table:table-cell>
          <table:table-cell table:formula="of:=[.F60]&amp;IF([.I60]=&quot;n/a&quot;;&quot;&quot;;&quot;, Zugbus &quot;&amp;[.I60])&amp;IF([.J60];&quot;, F.Mldg &quot;&amp;[.J60]&amp;&quot; (Prio &quot;&amp;[.K60]&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4">
            <text:p>4</text:p>
          </table:table-cell>
          <table:table-cell table:formula="of:=[.F61]&amp;IF([.I61]=&quot;n/a&quot;;&quot;&quot;;&quot;, Zugbus &quot;&amp;[.I61])&amp;IF([.J61];&quot;, F.Mldg &quot;&amp;[.J61]&amp;&quot; (Prio &quot;&amp;[.K61]&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3">
            <text:p>3</text:p>
          </table:table-cell>
          <table:table-cell table:formula="of:=[.F62]&amp;IF([.I62]=&quot;n/a&quot;;&quot;&quot;;&quot;, Zugbus &quot;&amp;[.I62])&amp;IF([.J62];&quot;, F.Mldg &quot;&amp;[.J62]&amp;&quot; (Prio &quot;&amp;[.K62]&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2">
            <text:p>2</text:p>
          </table:table-cell>
          <table:table-cell table:formula="of:=[.F63]&amp;IF([.I63]=&quot;n/a&quot;;&quot;&quot;;&quot;, Zugbus &quot;&amp;[.I63])&amp;IF([.J63];&quot;, F.Mldg &quot;&amp;[.J63]&amp;&quot; (Prio &quot;&amp;[.K63]&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1">
            <text:p>1</text:p>
          </table:table-cell>
          <table:table-cell table:formula="of:=[.F64]&amp;IF([.I64]=&quot;n/a&quot;;&quot;&quot;;&quot;, Zugbus &quot;&amp;[.I64])&amp;IF([.J64];&quot;, F.Mldg &quot;&amp;[.J64]&amp;&quot; (Prio &quot;&amp;[.K64]&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6">
            <text:p>6</text:p>
          </table:table-cell>
          <table:table-cell office:value-type="float" office:value="0">
            <text:p>0</text:p>
          </table:table-cell>
          <table:table-cell table:formula="of:=[.F65]&amp;IF([.I65]=&quot;n/a&quot;;&quot;&quot;;&quot;, Zugbus &quot;&amp;[.I65])&amp;IF([.J65];&quot;, F.Mldg &quot;&amp;[.J65]&amp;&quot; (Prio &quot;&amp;[.K65]&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7">
            <text:p>7</text:p>
          </table:table-cell>
          <table:table-cell table:formula="of:=[.F66]&amp;IF([.I66]=&quot;n/a&quot;;&quot;&quot;;&quot;, Zugbus &quot;&amp;[.I66])&amp;IF([.J66];&quot;, F.Mldg &quot;&amp;[.J66]&amp;&quot; (Prio &quot;&amp;[.K66]&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6">
            <text:p>6</text:p>
          </table:table-cell>
          <table:table-cell table:formula="of:=[.F67]&amp;IF([.I67]=&quot;n/a&quot;;&quot;&quot;;&quot;, Zugbus &quot;&amp;[.I67])&amp;IF([.J67];&quot;, F.Mldg &quot;&amp;[.J67]&amp;&quot; (Prio &quot;&amp;[.K67]&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5">
            <text:p>5</text:p>
          </table:table-cell>
          <table:table-cell table:formula="of:=[.F68]&amp;IF([.I68]=&quot;n/a&quot;;&quot;&quot;;&quot;, Zugbus &quot;&amp;[.I68])&amp;IF([.J68];&quot;, F.Mldg &quot;&amp;[.J68]&amp;&quot; (Prio &quot;&amp;[.K68]&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4">
            <text:p>4</text:p>
          </table:table-cell>
          <table:table-cell table:formula="of:=[.F69]&amp;IF([.I69]=&quot;n/a&quot;;&quot;&quot;;&quot;, Zugbus &quot;&amp;[.I69])&amp;IF([.J69];&quot;, F.Mldg &quot;&amp;[.J69]&amp;&quot; (Prio &quot;&amp;[.K69]&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3">
            <text:p>3</text:p>
          </table:table-cell>
          <table:table-cell table:formula="of:=[.F70]&amp;IF([.I70]=&quot;n/a&quot;;&quot;&quot;;&quot;, Zugbus &quot;&amp;[.I70])&amp;IF([.J70];&quot;, F.Mldg &quot;&amp;[.J70]&amp;&quot; (Prio &quot;&amp;[.K70]&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2">
            <text:p>2</text:p>
          </table:table-cell>
          <table:table-cell table:formula="of:=[.F71]&amp;IF([.I71]=&quot;n/a&quot;;&quot;&quot;;&quot;, Zugbus &quot;&amp;[.I71])&amp;IF([.J71];&quot;, F.Mldg &quot;&amp;[.J71]&amp;&quot; (Prio &quot;&amp;[.K71]&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1">
            <text:p>1</text:p>
          </table:table-cell>
          <table:table-cell table:formula="of:=[.F72]&amp;IF([.I72]=&quot;n/a&quot;;&quot;&quot;;&quot;, Zugbus &quot;&amp;[.I72])&amp;IF([.J72];&quot;, F.Mldg &quot;&amp;[.J72]&amp;&quot; (Prio &quot;&amp;[.K72]&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7">
            <text:p>7</text:p>
          </table:table-cell>
          <table:table-cell office:value-type="float" office:value="0">
            <text:p>0</text:p>
          </table:table-cell>
          <table:table-cell table:formula="of:=[.F73]&amp;IF([.I73]=&quot;n/a&quot;;&quot;&quot;;&quot;, Zugbus &quot;&amp;[.I73])&amp;IF([.J73];&quot;, F.Mldg &quot;&amp;[.J73]&amp;&quot; (Prio &quot;&amp;[.K73]&amp;&quot;)&quot;;&quot;&quot;)" office:value-type="string" office:string-value="Kuehlwassertemperatur">
            <text:p>Kuehlwassertemperatur</text:p>
          </table:table-cell>
          <table:table-cell office:value-type="string">
            <text:p>int16_t</text:p>
          </table:table-cell>
          <table:table-cell table:content-validation-name="val1" office:value-type="string">
            <text:p>wKWassTemp</text:p>
          </table:table-cell>
          <table:table-cell office:value-type="string">
            <text:p>Kuehlwassertemperatur</text:p>
          </table:table-cell>
          <table:table-cell office:value-type="float" office:value="-25">
            <text:p>-25</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7">
            <text:p>7</text:p>
          </table:table-cell>
          <table:table-cell table:formula="of:=[.F74]&amp;IF([.I74]=&quot;n/a&quot;;&quot;&quot;;&quot;, Zugbus &quot;&amp;[.I74])&amp;IF([.J74];&quot;, F.Mldg &quot;&amp;[.J74]&amp;&quot; (Prio &quot;&amp;[.K74]&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6">
            <text:p>6</text:p>
          </table:table-cell>
          <table:table-cell table:formula="of:=[.F75]&amp;IF([.I75]=&quot;n/a&quot;;&quot;&quot;;&quot;, Zugbus &quot;&amp;[.I75])&amp;IF([.J75];&quot;, F.Mldg &quot;&amp;[.J75]&amp;&quot; (Prio &quot;&amp;[.K75]&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5">
            <text:p>5</text:p>
          </table:table-cell>
          <table:table-cell table:formula="of:=[.F76]&amp;IF([.I76]=&quot;n/a&quot;;&quot;&quot;;&quot;, Zugbus &quot;&amp;[.I76])&amp;IF([.J76];&quot;, F.Mldg &quot;&amp;[.J76]&amp;&quot; (Prio &quot;&amp;[.K76]&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4">
            <text:p>4</text:p>
          </table:table-cell>
          <table:table-cell table:formula="of:=[.F77]&amp;IF([.I77]=&quot;n/a&quot;;&quot;&quot;;&quot;, Zugbus &quot;&amp;[.I77])&amp;IF([.J77];&quot;, F.Mldg &quot;&amp;[.J77]&amp;&quot; (Prio &quot;&amp;[.K77]&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3">
            <text:p>3</text:p>
          </table:table-cell>
          <table:table-cell table:formula="of:=[.F78]&amp;IF([.I78]=&quot;n/a&quot;;&quot;&quot;;&quot;, Zugbus &quot;&amp;[.I78])&amp;IF([.J78];&quot;, F.Mldg &quot;&amp;[.J78]&amp;&quot; (Prio &quot;&amp;[.K78]&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2">
            <text:p>2</text:p>
          </table:table-cell>
          <table:table-cell table:formula="of:=[.F79]&amp;IF([.I79]=&quot;n/a&quot;;&quot;&quot;;&quot;, Zugbus &quot;&amp;[.I79])&amp;IF([.J79];&quot;, F.Mldg &quot;&amp;[.J79]&amp;&quot; (Prio &quot;&amp;[.K79]&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1">
            <text:p>1</text:p>
          </table:table-cell>
          <table:table-cell table:formula="of:=[.F80]&amp;IF([.I80]=&quot;n/a&quot;;&quot;&quot;;&quot;, Zugbus &quot;&amp;[.I80])&amp;IF([.J80];&quot;, F.Mldg &quot;&amp;[.J80]&amp;&quot; (Prio &quot;&amp;[.K80]&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8">
            <text:p>8</text:p>
          </table:table-cell>
          <table:table-cell office:value-type="float" office:value="0">
            <text:p>0</text:p>
          </table:table-cell>
          <table:table-cell table:formula="of:=[.F81]&amp;IF([.I81]=&quot;n/a&quot;;&quot;&quot;;&quot;, Zugbus &quot;&amp;[.I81])&amp;IF([.J81];&quot;, F.Mldg &quot;&amp;[.J81]&amp;&quot; (Prio &quot;&amp;[.K81]&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7">
            <text:p>7</text:p>
          </table:table-cell>
          <table:table-cell table:formula="of:=[.F82]&amp;IF([.I82]=&quot;n/a&quot;;&quot;&quot;;&quot;, Zugbus &quot;&amp;[.I82])&amp;IF([.J82];&quot;, F.Mldg &quot;&amp;[.J82]&amp;&quot; (Prio &quot;&amp;[.K82]&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6">
            <text:p>6</text:p>
          </table:table-cell>
          <table:table-cell table:formula="of:=[.F83]&amp;IF([.I83]=&quot;n/a&quot;;&quot;&quot;;&quot;, Zugbus &quot;&amp;[.I83])&amp;IF([.J83];&quot;, F.Mldg &quot;&amp;[.J83]&amp;&quot; (Prio &quot;&amp;[.K83]&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5">
            <text:p>5</text:p>
          </table:table-cell>
          <table:table-cell table:formula="of:=[.F84]&amp;IF([.I84]=&quot;n/a&quot;;&quot;&quot;;&quot;, Zugbus &quot;&amp;[.I84])&amp;IF([.J84];&quot;, F.Mldg &quot;&amp;[.J84]&amp;&quot; (Prio &quot;&amp;[.K84]&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4">
            <text:p>4</text:p>
          </table:table-cell>
          <table:table-cell table:formula="of:=[.F85]&amp;IF([.I85]=&quot;n/a&quot;;&quot;&quot;;&quot;, Zugbus &quot;&amp;[.I85])&amp;IF([.J85];&quot;, F.Mldg &quot;&amp;[.J85]&amp;&quot; (Prio &quot;&amp;[.K85]&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3">
            <text:p>3</text:p>
          </table:table-cell>
          <table:table-cell table:formula="of:=[.F86]&amp;IF([.I86]=&quot;n/a&quot;;&quot;&quot;;&quot;, Zugbus &quot;&amp;[.I86])&amp;IF([.J86];&quot;, F.Mldg &quot;&amp;[.J86]&amp;&quot; (Prio &quot;&amp;[.K86]&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2">
            <text:p>2</text:p>
          </table:table-cell>
          <table:table-cell table:formula="of:=[.F87]&amp;IF([.I87]=&quot;n/a&quot;;&quot;&quot;;&quot;, Zugbus &quot;&amp;[.I87])&amp;IF([.J87];&quot;, F.Mldg &quot;&amp;[.J87]&amp;&quot; (Prio &quot;&amp;[.K87]&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1">
            <text:p>1</text:p>
          </table:table-cell>
          <table:table-cell table:formula="of:=[.F88]&amp;IF([.I88]=&quot;n/a&quot;;&quot;&quot;;&quot;, Zugbus &quot;&amp;[.I88])&amp;IF([.J88];&quot;, F.Mldg &quot;&amp;[.J88]&amp;&quot; (Prio &quot;&amp;[.K88]&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9">
            <text:p>9</text:p>
          </table:table-cell>
          <table:table-cell office:value-type="float" office:value="0">
            <text:p>0</text:p>
          </table:table-cell>
          <table:table-cell table:formula="of:=[.F89]&amp;IF([.I89]=&quot;n/a&quot;;&quot;&quot;;&quot;, Zugbus &quot;&amp;[.I89])&amp;IF([.J89];&quot;, F.Mldg &quot;&amp;[.J89]&amp;&quot; (Prio &quot;&amp;[.K89]&amp;&quot;)&quot;;&quot;&quot;)" office:value-type="string" office:string-value="Treibstoff-Fuellstand">
            <text:p>Treibstoff-Fuellstand</text:p>
          </table:table-cell>
          <table:table-cell office:value-type="string">
            <text:p>int16_t</text:p>
          </table:table-cell>
          <table:table-cell table:content-validation-name="val1" office:value-type="string">
            <text:p>wTreibstoff</text:p>
          </table:table-cell>
          <table:table-cell office:value-type="string">
            <text:p>Treibstoff-Fuellstand</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7">
            <text:p>7</text:p>
          </table:table-cell>
          <table:table-cell table:formula="of:=[.F90]&amp;IF([.I90]=&quot;n/a&quot;;&quot;&quot;;&quot;, Zugbus &quot;&amp;[.I90])&amp;IF([.J90];&quot;, F.Mldg &quot;&amp;[.J90]&amp;&quot; (Prio &quot;&amp;[.K90]&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6">
            <text:p>6</text:p>
          </table:table-cell>
          <table:table-cell table:formula="of:=[.F91]&amp;IF([.I91]=&quot;n/a&quot;;&quot;&quot;;&quot;, Zugbus &quot;&amp;[.I91])&amp;IF([.J91];&quot;, F.Mldg &quot;&amp;[.J91]&amp;&quot; (Prio &quot;&amp;[.K91]&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5">
            <text:p>5</text:p>
          </table:table-cell>
          <table:table-cell table:formula="of:=[.F92]&amp;IF([.I92]=&quot;n/a&quot;;&quot;&quot;;&quot;, Zugbus &quot;&amp;[.I92])&amp;IF([.J92];&quot;, F.Mldg &quot;&amp;[.J92]&amp;&quot; (Prio &quot;&amp;[.K92]&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4">
            <text:p>4</text:p>
          </table:table-cell>
          <table:table-cell table:formula="of:=[.F93]&amp;IF([.I93]=&quot;n/a&quot;;&quot;&quot;;&quot;, Zugbus &quot;&amp;[.I93])&amp;IF([.J93];&quot;, F.Mldg &quot;&amp;[.J93]&amp;&quot; (Prio &quot;&amp;[.K93]&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3">
            <text:p>3</text:p>
          </table:table-cell>
          <table:table-cell table:formula="of:=[.F94]&amp;IF([.I94]=&quot;n/a&quot;;&quot;&quot;;&quot;, Zugbus &quot;&amp;[.I94])&amp;IF([.J94];&quot;, F.Mldg &quot;&amp;[.J94]&amp;&quot; (Prio &quot;&amp;[.K94]&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2">
            <text:p>2</text:p>
          </table:table-cell>
          <table:table-cell table:formula="of:=[.F95]&amp;IF([.I95]=&quot;n/a&quot;;&quot;&quot;;&quot;, Zugbus &quot;&amp;[.I95])&amp;IF([.J95];&quot;, F.Mldg &quot;&amp;[.J95]&amp;&quot; (Prio &quot;&amp;[.K95]&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1">
            <text:p>1</text:p>
          </table:table-cell>
          <table:table-cell table:formula="of:=[.F96]&amp;IF([.I96]=&quot;n/a&quot;;&quot;&quot;;&quot;, Zugbus &quot;&amp;[.I96])&amp;IF([.J96];&quot;, F.Mldg &quot;&amp;[.J96]&amp;&quot; (Prio &quot;&amp;[.K96]&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0">
            <text:p>10</text:p>
          </table:table-cell>
          <table:table-cell office:value-type="float" office:value="0">
            <text:p>0</text:p>
          </table:table-cell>
          <table:table-cell table:formula="of:=[.F97]&amp;IF([.I97]=&quot;n/a&quot;;&quot;&quot;;&quot;, Zugbus &quot;&amp;[.I97])&amp;IF([.J97];&quot;, F.Mldg &quot;&amp;[.J97]&amp;&quot; (Prio &quot;&amp;[.K97]&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7">
            <text:p>7</text:p>
          </table:table-cell>
          <table:table-cell table:formula="of:=[.F98]&amp;IF([.I98]=&quot;n/a&quot;;&quot;&quot;;&quot;, Zugbus &quot;&amp;[.I98])&amp;IF([.J98];&quot;, F.Mldg &quot;&amp;[.J98]&amp;&quot; (Prio &quot;&amp;[.K98]&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6">
            <text:p>6</text:p>
          </table:table-cell>
          <table:table-cell table:formula="of:=[.F99]&amp;IF([.I99]=&quot;n/a&quot;;&quot;&quot;;&quot;, Zugbus &quot;&amp;[.I99])&amp;IF([.J99];&quot;, F.Mldg &quot;&amp;[.J99]&amp;&quot; (Prio &quot;&amp;[.K99]&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5">
            <text:p>5</text:p>
          </table:table-cell>
          <table:table-cell table:formula="of:=[.F100]&amp;IF([.I100]=&quot;n/a&quot;;&quot;&quot;;&quot;, Zugbus &quot;&amp;[.I100])&amp;IF([.J100];&quot;, F.Mldg &quot;&amp;[.J100]&amp;&quot; (Prio &quot;&amp;[.K100]&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4">
            <text:p>4</text:p>
          </table:table-cell>
          <table:table-cell table:formula="of:=[.F101]&amp;IF([.I101]=&quot;n/a&quot;;&quot;&quot;;&quot;, Zugbus &quot;&amp;[.I101])&amp;IF([.J101];&quot;, F.Mldg &quot;&amp;[.J101]&amp;&quot; (Prio &quot;&amp;[.K101]&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3">
            <text:p>3</text:p>
          </table:table-cell>
          <table:table-cell table:formula="of:=[.F102]&amp;IF([.I102]=&quot;n/a&quot;;&quot;&quot;;&quot;, Zugbus &quot;&amp;[.I102])&amp;IF([.J102];&quot;, F.Mldg &quot;&amp;[.J102]&amp;&quot; (Prio &quot;&amp;[.K102]&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2">
            <text:p>2</text:p>
          </table:table-cell>
          <table:table-cell table:formula="of:=[.F103]&amp;IF([.I103]=&quot;n/a&quot;;&quot;&quot;;&quot;, Zugbus &quot;&amp;[.I103])&amp;IF([.J103];&quot;, F.Mldg &quot;&amp;[.J103]&amp;&quot; (Prio &quot;&amp;[.K103]&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1">
            <text:p>1</text:p>
          </table:table-cell>
          <table:table-cell table:formula="of:=[.F104]&amp;IF([.I104]=&quot;n/a&quot;;&quot;&quot;;&quot;, Zugbus &quot;&amp;[.I104])&amp;IF([.J104];&quot;, F.Mldg &quot;&amp;[.J104]&amp;&quot; (Prio &quot;&amp;[.K104]&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1">
            <text:p>11</text:p>
          </table:table-cell>
          <table:table-cell office:value-type="float" office:value="0">
            <text:p>0</text:p>
          </table:table-cell>
          <table:table-cell table:formula="of:=[.F105]&amp;IF([.I105]=&quot;n/a&quot;;&quot;&quot;;&quot;, Zugbus &quot;&amp;[.I105])&amp;IF([.J105];&quot;, F.Mldg &quot;&amp;[.J105]&amp;&quot; (Prio &quot;&amp;[.K105]&amp;&quot;)&quot;;&quot;&quot;)" office:value-type="string" office:string-value="Batteriespannung">
            <text:p>Batteriespannung</text:p>
          </table:table-cell>
          <table:table-cell office:value-type="string">
            <text:p>int16_t</text:p>
          </table:table-cell>
          <table:table-cell table:content-validation-name="val1" office:value-type="string">
            <text:p>wBattspannung</text:p>
          </table:table-cell>
          <table:table-cell office:value-type="string">
            <text:p>Batteriespannung</text:p>
          </table:table-cell>
          <table:table-cell office:value-type="float" office:value="0">
            <text:p>0</text:p>
          </table:table-cell>
          <table:table-cell table:style-name="ce14" office:value-type="float" office:value="5">
            <text:p>5</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7">
            <text:p>7</text:p>
          </table:table-cell>
          <table:table-cell table:formula="of:=[.F106]&amp;IF([.I106]=&quot;n/a&quot;;&quot;&quot;;&quot;, Zugbus &quot;&amp;[.I106])&amp;IF([.J106];&quot;, F.Mldg &quot;&amp;[.J106]&amp;&quot; (Prio &quot;&amp;[.K106]&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6">
            <text:p>6</text:p>
          </table:table-cell>
          <table:table-cell table:formula="of:=[.F107]&amp;IF([.I107]=&quot;n/a&quot;;&quot;&quot;;&quot;, Zugbus &quot;&amp;[.I107])&amp;IF([.J107];&quot;, F.Mldg &quot;&amp;[.J107]&amp;&quot; (Prio &quot;&amp;[.K107]&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5">
            <text:p>5</text:p>
          </table:table-cell>
          <table:table-cell table:formula="of:=[.F108]&amp;IF([.I108]=&quot;n/a&quot;;&quot;&quot;;&quot;, Zugbus &quot;&amp;[.I108])&amp;IF([.J108];&quot;, F.Mldg &quot;&amp;[.J108]&amp;&quot; (Prio &quot;&amp;[.K108]&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4">
            <text:p>4</text:p>
          </table:table-cell>
          <table:table-cell table:formula="of:=[.F109]&amp;IF([.I109]=&quot;n/a&quot;;&quot;&quot;;&quot;, Zugbus &quot;&amp;[.I109])&amp;IF([.J109];&quot;, F.Mldg &quot;&amp;[.J109]&amp;&quot; (Prio &quot;&amp;[.K109]&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3">
            <text:p>3</text:p>
          </table:table-cell>
          <table:table-cell table:formula="of:=[.F110]&amp;IF([.I110]=&quot;n/a&quot;;&quot;&quot;;&quot;, Zugbus &quot;&amp;[.I110])&amp;IF([.J110];&quot;, F.Mldg &quot;&amp;[.J110]&amp;&quot; (Prio &quot;&amp;[.K110]&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2">
            <text:p>2</text:p>
          </table:table-cell>
          <table:table-cell table:formula="of:=[.F111]&amp;IF([.I111]=&quot;n/a&quot;;&quot;&quot;;&quot;, Zugbus &quot;&amp;[.I111])&amp;IF([.J111];&quot;, F.Mldg &quot;&amp;[.J111]&amp;&quot; (Prio &quot;&amp;[.K111]&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1">
            <text:p>1</text:p>
          </table:table-cell>
          <table:table-cell table:formula="of:=[.F112]&amp;IF([.I112]=&quot;n/a&quot;;&quot;&quot;;&quot;, Zugbus &quot;&amp;[.I112])&amp;IF([.J112];&quot;, F.Mldg &quot;&amp;[.J112]&amp;&quot; (Prio &quot;&amp;[.K112]&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2">
            <text:p>12</text:p>
          </table:table-cell>
          <table:table-cell office:value-type="float" office:value="0">
            <text:p>0</text:p>
          </table:table-cell>
          <table:table-cell table:formula="of:=[.F113]&amp;IF([.I113]=&quot;n/a&quot;;&quot;&quot;;&quot;, Zugbus &quot;&amp;[.I113])&amp;IF([.J113];&quot;, F.Mldg &quot;&amp;[.J113]&amp;&quot; (Prio &quot;&amp;[.K113]&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7">
            <text:p>7</text:p>
          </table:table-cell>
          <table:table-cell table:formula="of:=[.F114]&amp;IF([.I114]=&quot;n/a&quot;;&quot;&quot;;&quot;, Zugbus &quot;&amp;[.I114])&amp;IF([.J114];&quot;, F.Mldg &quot;&amp;[.J114]&amp;&quot; (Prio &quot;&amp;[.K114]&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6">
            <text:p>6</text:p>
          </table:table-cell>
          <table:table-cell table:formula="of:=[.F115]&amp;IF([.I115]=&quot;n/a&quot;;&quot;&quot;;&quot;, Zugbus &quot;&amp;[.I115])&amp;IF([.J115];&quot;, F.Mldg &quot;&amp;[.J115]&amp;&quot; (Prio &quot;&amp;[.K115]&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5">
            <text:p>5</text:p>
          </table:table-cell>
          <table:table-cell table:formula="of:=[.F116]&amp;IF([.I116]=&quot;n/a&quot;;&quot;&quot;;&quot;, Zugbus &quot;&amp;[.I116])&amp;IF([.J116];&quot;, F.Mldg &quot;&amp;[.J116]&amp;&quot; (Prio &quot;&amp;[.K116]&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4">
            <text:p>4</text:p>
          </table:table-cell>
          <table:table-cell table:formula="of:=[.F117]&amp;IF([.I117]=&quot;n/a&quot;;&quot;&quot;;&quot;, Zugbus &quot;&amp;[.I117])&amp;IF([.J117];&quot;, F.Mldg &quot;&amp;[.J117]&amp;&quot; (Prio &quot;&amp;[.K117]&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3">
            <text:p>3</text:p>
          </table:table-cell>
          <table:table-cell table:formula="of:=[.F118]&amp;IF([.I118]=&quot;n/a&quot;;&quot;&quot;;&quot;, Zugbus &quot;&amp;[.I118])&amp;IF([.J118];&quot;, F.Mldg &quot;&amp;[.J118]&amp;&quot; (Prio &quot;&amp;[.K118]&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2">
            <text:p>2</text:p>
          </table:table-cell>
          <table:table-cell table:formula="of:=[.F119]&amp;IF([.I119]=&quot;n/a&quot;;&quot;&quot;;&quot;, Zugbus &quot;&amp;[.I119])&amp;IF([.J119];&quot;, F.Mldg &quot;&amp;[.J119]&amp;&quot; (Prio &quot;&amp;[.K119]&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1">
            <text:p>1</text:p>
          </table:table-cell>
          <table:table-cell table:formula="of:=[.F120]&amp;IF([.I120]=&quot;n/a&quot;;&quot;&quot;;&quot;, Zugbus &quot;&amp;[.I120])&amp;IF([.J120];&quot;, F.Mldg &quot;&amp;[.J120]&amp;&quot; (Prio &quot;&amp;[.K120]&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3">
            <text:p>13</text:p>
          </table:table-cell>
          <table:table-cell office:value-type="float" office:value="0">
            <text:p>0</text:p>
          </table:table-cell>
          <table:table-cell table:formula="of:=[.F121]&amp;IF([.I121]=&quot;n/a&quot;;&quot;&quot;;&quot;, Zugbus &quot;&amp;[.I121])&amp;IF([.J121];&quot;, F.Mldg &quot;&amp;[.J121]&amp;&quot; (Prio &quot;&amp;[.K121]&amp;&quot;)&quot;;&quot;&quot;)" office:value-type="string" office:string-value="Getriebeoeltemperatur">
            <text:p>Getriebeoeltemperatur</text:p>
          </table:table-cell>
          <table:table-cell office:value-type="string">
            <text:p>int16_t</text:p>
          </table:table-cell>
          <table:table-cell table:content-validation-name="val1" office:value-type="string">
            <text:p>wGetriebeoelTemp</text:p>
          </table:table-cell>
          <table:table-cell office:value-type="string">
            <text:p>Getriebeoeltemperatur</text:p>
          </table:table-cell>
          <table:table-cell office:value-type="float" office:value="-30">
            <text:p>-3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7">
            <text:p>7</text:p>
          </table:table-cell>
          <table:table-cell table:formula="of:=[.F122]&amp;IF([.I122]=&quot;n/a&quot;;&quot;&quot;;&quot;, Zugbus &quot;&amp;[.I122])&amp;IF([.J122];&quot;, F.Mldg &quot;&amp;[.J122]&amp;&quot; (Prio &quot;&amp;[.K122]&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6">
            <text:p>6</text:p>
          </table:table-cell>
          <table:table-cell table:formula="of:=[.F123]&amp;IF([.I123]=&quot;n/a&quot;;&quot;&quot;;&quot;, Zugbus &quot;&amp;[.I123])&amp;IF([.J123];&quot;, F.Mldg &quot;&amp;[.J123]&amp;&quot; (Prio &quot;&amp;[.K123]&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5">
            <text:p>5</text:p>
          </table:table-cell>
          <table:table-cell table:formula="of:=[.F124]&amp;IF([.I124]=&quot;n/a&quot;;&quot;&quot;;&quot;, Zugbus &quot;&amp;[.I124])&amp;IF([.J124];&quot;, F.Mldg &quot;&amp;[.J124]&amp;&quot; (Prio &quot;&amp;[.K124]&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4">
            <text:p>4</text:p>
          </table:table-cell>
          <table:table-cell table:formula="of:=[.F125]&amp;IF([.I125]=&quot;n/a&quot;;&quot;&quot;;&quot;, Zugbus &quot;&amp;[.I125])&amp;IF([.J125];&quot;, F.Mldg &quot;&amp;[.J125]&amp;&quot; (Prio &quot;&amp;[.K125]&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3">
            <text:p>3</text:p>
          </table:table-cell>
          <table:table-cell table:formula="of:=[.F126]&amp;IF([.I126]=&quot;n/a&quot;;&quot;&quot;;&quot;, Zugbus &quot;&amp;[.I126])&amp;IF([.J126];&quot;, F.Mldg &quot;&amp;[.J126]&amp;&quot; (Prio &quot;&amp;[.K126]&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2">
            <text:p>2</text:p>
          </table:table-cell>
          <table:table-cell table:formula="of:=[.F127]&amp;IF([.I127]=&quot;n/a&quot;;&quot;&quot;;&quot;, Zugbus &quot;&amp;[.I127])&amp;IF([.J127];&quot;, F.Mldg &quot;&amp;[.J127]&amp;&quot; (Prio &quot;&amp;[.K127]&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1">
            <text:p>1</text:p>
          </table:table-cell>
          <table:table-cell table:formula="of:=[.F128]&amp;IF([.I128]=&quot;n/a&quot;;&quot;&quot;;&quot;, Zugbus &quot;&amp;[.I128])&amp;IF([.J128];&quot;, F.Mldg &quot;&amp;[.J128]&amp;&quot; (Prio &quot;&amp;[.K128]&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4">
            <text:p>14</text:p>
          </table:table-cell>
          <table:table-cell office:value-type="float" office:value="0">
            <text:p>0</text:p>
          </table:table-cell>
          <table:table-cell table:formula="of:=[.F129]&amp;IF([.I129]=&quot;n/a&quot;;&quot;&quot;;&quot;, Zugbus &quot;&amp;[.I129])&amp;IF([.J129];&quot;, F.Mldg &quot;&amp;[.J129]&amp;&quot; (Prio &quot;&amp;[.K129]&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7">
            <text:p>7</text:p>
          </table:table-cell>
          <table:table-cell table:formula="of:=[.F130]&amp;IF([.I130]=&quot;n/a&quot;;&quot;&quot;;&quot;, Zugbus &quot;&amp;[.I130])&amp;IF([.J130];&quot;, F.Mldg &quot;&amp;[.J130]&amp;&quot; (Prio &quot;&amp;[.K130]&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6">
            <text:p>6</text:p>
          </table:table-cell>
          <table:table-cell table:formula="of:=[.F131]&amp;IF([.I131]=&quot;n/a&quot;;&quot;&quot;;&quot;, Zugbus &quot;&amp;[.I131])&amp;IF([.J131];&quot;, F.Mldg &quot;&amp;[.J131]&amp;&quot; (Prio &quot;&amp;[.K131]&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5">
            <text:p>5</text:p>
          </table:table-cell>
          <table:table-cell table:formula="of:=[.F132]&amp;IF([.I132]=&quot;n/a&quot;;&quot;&quot;;&quot;, Zugbus &quot;&amp;[.I132])&amp;IF([.J132];&quot;, F.Mldg &quot;&amp;[.J132]&amp;&quot; (Prio &quot;&amp;[.K132]&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4">
            <text:p>4</text:p>
          </table:table-cell>
          <table:table-cell table:formula="of:=[.F133]&amp;IF([.I133]=&quot;n/a&quot;;&quot;&quot;;&quot;, Zugbus &quot;&amp;[.I133])&amp;IF([.J133];&quot;, F.Mldg &quot;&amp;[.J133]&amp;&quot; (Prio &quot;&amp;[.K133]&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3">
            <text:p>3</text:p>
          </table:table-cell>
          <table:table-cell table:formula="of:=[.F134]&amp;IF([.I134]=&quot;n/a&quot;;&quot;&quot;;&quot;, Zugbus &quot;&amp;[.I134])&amp;IF([.J134];&quot;, F.Mldg &quot;&amp;[.J134]&amp;&quot; (Prio &quot;&amp;[.K134]&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2">
            <text:p>2</text:p>
          </table:table-cell>
          <table:table-cell table:formula="of:=[.F135]&amp;IF([.I135]=&quot;n/a&quot;;&quot;&quot;;&quot;, Zugbus &quot;&amp;[.I135])&amp;IF([.J135];&quot;, F.Mldg &quot;&amp;[.J135]&amp;&quot; (Prio &quot;&amp;[.K135]&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1">
            <text:p>1</text:p>
          </table:table-cell>
          <table:table-cell table:formula="of:=[.F136]&amp;IF([.I136]=&quot;n/a&quot;;&quot;&quot;;&quot;, Zugbus &quot;&amp;[.I136])&amp;IF([.J136];&quot;, F.Mldg &quot;&amp;[.J136]&amp;&quot; (Prio &quot;&amp;[.K136]&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5">
            <text:p>15</text:p>
          </table:table-cell>
          <table:table-cell office:value-type="float" office:value="0">
            <text:p>0</text:p>
          </table:table-cell>
          <table:table-cell table:formula="of:=[.F137]&amp;IF([.I137]=&quot;n/a&quot;;&quot;&quot;;&quot;, Zugbus &quot;&amp;[.I137])&amp;IF([.J137];&quot;, F.Mldg &quot;&amp;[.J137]&amp;&quot; (Prio &quot;&amp;[.K137]&amp;&quot;)&quot;;&quot;&quot;)" office:value-type="string" office:string-value="Geschwindigkeit">
            <text:p>Geschwindigkeit</text:p>
          </table:table-cell>
          <table:table-cell office:value-type="string">
            <text:p>uint16_t</text:p>
          </table:table-cell>
          <table:table-cell table:content-validation-name="val1" office:value-type="string">
            <text:p>wGeschwindikeit</text:p>
          </table:table-cell>
          <table:table-cell office:value-type="string">
            <text:p>Geschwindigkeit</text:p>
          </table:table-cell>
          <table:table-cell office:value-type="float" office:value="0">
            <text:p>0</text:p>
          </table:table-cell>
          <table:table-cell table:style-name="ce14" office:value-type="float" office:value="100">
            <text:p>100</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7">
            <text:p>7</text:p>
          </table:table-cell>
          <table:table-cell table:style-name="ce7" table:formula="of:=[.F138]&amp;IF([.I138]=&quot;n/a&quot;;&quot;&quot;;&quot;, Zugbus &quot;&amp;[.I138])&amp;IF([.J138];&quot;, F.Mldg &quot;&amp;[.J138]&amp;&quot; (Prio &quot;&amp;[.K138]&amp;&quot;)&quot;;&quot;&quot;)" office:value-type="string" office:string-value="Heizung Führerstand">
            <text:p>Heizung Führerstand</text:p>
          </table:table-cell>
          <table:table-cell table:style-name="ce7" office:value-type="string">
            <text:p>bool</text:p>
          </table:table-cell>
          <table:table-cell table:style-name="ce7" table:content-validation-name="val1" office:value-type="string">
            <text:p>xHFR_lamp</text:p>
          </table:table-cell>
          <table:table-cell table:style-name="ce7" office:value-type="string">
            <text:p>Heizung Führerstand</text:p>
          </table:table-cell>
          <table:table-cell table:style-name="ce7" office:value-type="float" office:value="0">
            <text:p>0</text:p>
          </table:table-cell>
          <table:table-cell table:style-name="ce47" office:value-type="float" office:value="1">
            <text:p>1</text:p>
          </table:table-cell>
          <table:table-cell table:style-name="ce47"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6">
            <text:p>6</text:p>
          </table:table-cell>
          <table:table-cell table:style-name="ce7" table:formula="of:=[.F139]&amp;IF([.I139]=&quot;n/a&quot;;&quot;&quot;;&quot;, Zugbus &quot;&amp;[.I139])&amp;IF([.J139];&quot;, F.Mldg &quot;&amp;[.J139]&amp;&quot; (Prio &quot;&amp;[.K139]&amp;&quot;)&quot;;&quot;&quot;)" office:value-type="string" office:string-value="Heizung an (Acknowledge von CPU)">
            <text:p>Heizung an (Acknowledge von CPU)</text:p>
          </table:table-cell>
          <table:table-cell table:style-name="ce7" office:value-type="string">
            <text:p>bool</text:p>
          </table:table-cell>
          <table:table-cell table:style-name="ce7" table:content-validation-name="val1" office:value-type="string">
            <text:p>xVha_lamp</text:p>
          </table:table-cell>
          <table:table-cell table:style-name="ce7" office:value-type="string">
            <text:p>Heizung an (Acknowledge von CPU)</text:p>
          </table:table-cell>
          <table:table-cell table:style-name="ce7" office:value-type="float" office:value="0">
            <text:p>0</text:p>
          </table:table-cell>
          <table:table-cell table:style-name="ce47" office:value-type="float" office:value="1">
            <text:p>1</text:p>
          </table:table-cell>
          <table:table-cell table:style-name="ce47"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5">
            <text:p>5</text:p>
          </table:table-cell>
          <table:table-cell table:style-name="ce7" table:formula="of:=[.F140]&amp;IF([.I140]=&quot;n/a&quot;;&quot;&quot;;&quot;, Zugbus &quot;&amp;[.I140])&amp;IF([.J140];&quot;, F.Mldg &quot;&amp;[.J140]&amp;&quot; (Prio &quot;&amp;[.K140]&amp;&quot;)&quot;;&quot;&quot;)" office:value-type="string" office:string-value="watErr">
            <text:p>watErr</text:p>
          </table:table-cell>
          <table:table-cell table:style-name="ce7" office:value-type="string">
            <text:p>bool</text:p>
          </table:table-cell>
          <table:table-cell table:style-name="ce7" table:content-validation-name="val1" office:value-type="string">
            <text:p>xWass_lamp</text:p>
          </table:table-cell>
          <table:table-cell table:style-name="ce7" office:value-type="string">
            <text:p>watErr</text:p>
          </table:table-cell>
          <table:table-cell table:style-name="ce7" office:value-type="float" office:value="0">
            <text:p>0</text:p>
          </table:table-cell>
          <table:table-cell table:style-name="ce47" office:value-type="float" office:value="1">
            <text:p>1</text:p>
          </table:table-cell>
          <table:table-cell table:style-name="ce47"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4">
            <text:p>4</text:p>
          </table:table-cell>
          <table:table-cell table:style-name="ce7" table:formula="of:=[.F141]&amp;IF([.I141]=&quot;n/a&quot;;&quot;&quot;;&quot;, Zugbus &quot;&amp;[.I141])&amp;IF([.J141];&quot;, F.Mldg &quot;&amp;[.J141]&amp;&quot; (Prio &quot;&amp;[.K141]&amp;&quot;)&quot;;&quot;&quot;)" office:value-type="string" office:string-value="battErr">
            <text:p>battErr</text:p>
          </table:table-cell>
          <table:table-cell table:style-name="ce7" office:value-type="string">
            <text:p>bool</text:p>
          </table:table-cell>
          <table:table-cell table:style-name="ce7" table:content-validation-name="val1" office:value-type="string">
            <text:p>xBatt_lamp</text:p>
          </table:table-cell>
          <table:table-cell table:style-name="ce7" office:value-type="string">
            <text:p>battErr</text:p>
          </table:table-cell>
          <table:table-cell table:style-name="ce7" office:value-type="float" office:value="0">
            <text:p>0</text:p>
          </table:table-cell>
          <table:table-cell table:style-name="ce47" office:value-type="float" office:value="1">
            <text:p>1</text:p>
          </table:table-cell>
          <table:table-cell table:style-name="ce47"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3">
            <text:p>3</text:p>
          </table:table-cell>
          <table:table-cell table:style-name="ce7" table:formula="of:=[.F142]&amp;IF([.I142]=&quot;n/a&quot;;&quot;&quot;;&quot;, Zugbus &quot;&amp;[.I142])&amp;IF([.J142];&quot;, F.Mldg &quot;&amp;[.J142]&amp;&quot; (Prio &quot;&amp;[.K142]&amp;&quot;)&quot;;&quot;&quot;)" office:value-type="string" office:string-value="oilErr">
            <text:p>oilErr</text:p>
          </table:table-cell>
          <table:table-cell table:style-name="ce7" office:value-type="string">
            <text:p>bool</text:p>
          </table:table-cell>
          <table:table-cell table:style-name="ce7" table:content-validation-name="val1" office:value-type="string">
            <text:p>xOel_lamp</text:p>
          </table:table-cell>
          <table:table-cell table:style-name="ce7" office:value-type="string">
            <text:p>oilErr</text:p>
          </table:table-cell>
          <table:table-cell table:style-name="ce7" office:value-type="float" office:value="0">
            <text:p>0</text:p>
          </table:table-cell>
          <table:table-cell table:style-name="ce47" office:value-type="float" office:value="1">
            <text:p>1</text:p>
          </table:table-cell>
          <table:table-cell table:style-name="ce47"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2">
            <text:p>2</text:p>
          </table:table-cell>
          <table:table-cell table:style-name="ce7" table:formula="of:=[.F143]&amp;IF([.I143]=&quot;n/a&quot;;&quot;&quot;;&quot;, Zugbus &quot;&amp;[.I143])&amp;IF([.J143];&quot;, F.Mldg &quot;&amp;[.J143]&amp;&quot; (Prio &quot;&amp;[.K143]&amp;&quot;)&quot;;&quot;&quot;)" office:value-type="string" office:string-value="sumErr">
            <text:p>sumErr</text:p>
          </table:table-cell>
          <table:table-cell table:style-name="ce7" office:value-type="string">
            <text:p>bool</text:p>
          </table:table-cell>
          <table:table-cell table:style-name="ce7" table:content-validation-name="val1" office:value-type="string">
            <text:p>xSum_lamp</text:p>
          </table:table-cell>
          <table:table-cell table:style-name="ce7" office:value-type="string">
            <text:p>sumErr</text:p>
          </table:table-cell>
          <table:table-cell table:style-name="ce7" office:value-type="float" office:value="0">
            <text:p>0</text:p>
          </table:table-cell>
          <table:table-cell table:style-name="ce47" office:value-type="float" office:value="1">
            <text:p>1</text:p>
          </table:table-cell>
          <table:table-cell table:style-name="ce47"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1">
            <text:p>1</text:p>
          </table:table-cell>
          <table:table-cell table:formula="of:=[.F144]&amp;IF([.I144]=&quot;n/a&quot;;&quot;&quot;;&quot;, Zugbus &quot;&amp;[.I144])&amp;IF([.J144];&quot;, F.Mldg &quot;&amp;[.J144]&amp;&quot; (Prio &quot;&amp;[.K144]&amp;&quot;)&quot;;&quot;&quot;)">
            <text:p/>
          </table:table-cell>
          <table:table-cell/>
          <table:table-cell table:content-validation-name="val1"/>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6">
            <text:p>16</text:p>
          </table:table-cell>
          <table:table-cell office:value-type="float" office:value="0">
            <text:p>0</text:p>
          </table:table-cell>
          <table:table-cell table:formula="of:=[.F145]&amp;IF([.I145]=&quot;n/a&quot;;&quot;&quot;;&quot;, Zugbus &quot;&amp;[.I145])&amp;IF([.J145];&quot;, F.Mldg &quot;&amp;[.J145]&amp;&quot; (Prio &quot;&amp;[.K145]&amp;&quot;)&quot;;&quot;&quot;)">
            <text:p/>
          </table:table-cell>
          <table:table-cell/>
          <table:table-cell table:content-validation-name="val1"/>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4" office:value-type="float" office:value="17">
            <text:p>17</text:p>
          </table:table-cell>
          <table:table-cell office:value-type="float" office:value="7">
            <text:p>7</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6">
            <text:p>6</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5">
            <text:p>5</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4">
            <text:p>4</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3">
            <text:p>3</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2">
            <text:p>2</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1">
            <text:p>1</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4" office:value-type="float" office:value="17">
            <text:p>17</text:p>
          </table:table-cell>
          <table:table-cell office:value-type="float" office:value="0">
            <text:p>0</text:p>
          </table:table-cell>
          <table:table-cell office:value-type="string">
            <text:p>Fahrtrichtung</text:p>
          </table:table-cell>
          <table:table-cell office:value-type="string">
            <text:p>uint8_t</text:p>
          </table:table-cell>
          <table:table-cell table:content-validation-name="val1" office:value-type="string">
            <text:p>bFahrtrichtung</text:p>
          </table:table-cell>
          <table:table-cell office:value-type="string">
            <text:p>Fahrtrichtung</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47"/>
        </table:table-row>
        <table:table-row table:style-name="ro1">
          <table:table-cell table:style-name="ce3" office:value-type="float" office:value="18">
            <text:p>18</text:p>
          </table:table-cell>
          <table:table-cell office:value-type="float" office:value="7">
            <text:p>7</text:p>
          </table:table-cell>
          <table:table-cell table:formula="of:=[.F154]&amp;IF([.I154]=&quot;n/a&quot;;&quot;&quot;;&quot;, Zugbus &quot;&amp;[.I154])&amp;IF([.J154];&quot;, F.Mldg &quot;&amp;[.J154]&amp;&quot; (Prio &quot;&amp;[.K154]&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6">
            <text:p>6</text:p>
          </table:table-cell>
          <table:table-cell table:formula="of:=[.F155]&amp;IF([.I155]=&quot;n/a&quot;;&quot;&quot;;&quot;, Zugbus &quot;&amp;[.I155])&amp;IF([.J155];&quot;, F.Mldg &quot;&amp;[.J155]&amp;&quot; (Prio &quot;&amp;[.K155]&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5">
            <text:p>5</text:p>
          </table:table-cell>
          <table:table-cell table:formula="of:=[.F156]&amp;IF([.I156]=&quot;n/a&quot;;&quot;&quot;;&quot;, Zugbus &quot;&amp;[.I156])&amp;IF([.J156];&quot;, F.Mldg &quot;&amp;[.J156]&amp;&quot; (Prio &quot;&amp;[.K156]&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4">
            <text:p>4</text:p>
          </table:table-cell>
          <table:table-cell table:formula="of:=[.F157]&amp;IF([.I157]=&quot;n/a&quot;;&quot;&quot;;&quot;, Zugbus &quot;&amp;[.I157])&amp;IF([.J157];&quot;, F.Mldg &quot;&amp;[.J157]&amp;&quot; (Prio &quot;&amp;[.K157]&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3">
            <text:p>3</text:p>
          </table:table-cell>
          <table:table-cell table:formula="of:=[.F158]&amp;IF([.I158]=&quot;n/a&quot;;&quot;&quot;;&quot;, Zugbus &quot;&amp;[.I158])&amp;IF([.J158];&quot;, F.Mldg &quot;&amp;[.J158]&amp;&quot; (Prio &quot;&amp;[.K158]&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2">
            <text:p>2</text:p>
          </table:table-cell>
          <table:table-cell table:formula="of:=[.F159]&amp;IF([.I159]=&quot;n/a&quot;;&quot;&quot;;&quot;, Zugbus &quot;&amp;[.I159])&amp;IF([.J159];&quot;, F.Mldg &quot;&amp;[.J159]&amp;&quot; (Prio &quot;&amp;[.K159]&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1">
            <text:p>1</text:p>
          </table:table-cell>
          <table:table-cell table:formula="of:=[.F160]&amp;IF([.I160]=&quot;n/a&quot;;&quot;&quot;;&quot;, Zugbus &quot;&amp;[.I160])&amp;IF([.J160];&quot;, F.Mldg &quot;&amp;[.J160]&amp;&quot; (Prio &quot;&amp;[.K160]&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8">
            <text:p>18</text:p>
          </table:table-cell>
          <table:table-cell office:value-type="float" office:value="0">
            <text:p>0</text:p>
          </table:table-cell>
          <table:table-cell table:formula="of:=[.F161]&amp;IF([.I161]=&quot;n/a&quot;;&quot;&quot;;&quot;, Zugbus &quot;&amp;[.I161])&amp;IF([.J161];&quot;, F.Mldg &quot;&amp;[.J161]&amp;&quot; (Prio &quot;&amp;[.K161]&amp;&quot;)&quot;;&quot;&quot;)" office:value-type="string" office:string-value="Eingangswert Bereitstellzeit; Montag, Stunden">
            <text:p>Eingangswert Bereitstellzeit; Montag, Stunden</text:p>
          </table:table-cell>
          <table:table-cell office:value-type="string">
            <text:p>int8_t</text:p>
          </table:table-cell>
          <table:table-cell table:content-validation-name="val1" office:value-type="string">
            <text:p>bMonHrs_in</text:p>
          </table:table-cell>
          <table:table-cell office:value-type="string">
            <text:p>Eingangswert Bereitstellzeit; Mon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7">
            <text:p>7</text:p>
          </table:table-cell>
          <table:table-cell table:formula="of:=[.F162]&amp;IF([.I162]=&quot;n/a&quot;;&quot;&quot;;&quot;, Zugbus &quot;&amp;[.I162])&amp;IF([.J162];&quot;, F.Mldg &quot;&amp;[.J162]&amp;&quot; (Prio &quot;&amp;[.K162]&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6">
            <text:p>6</text:p>
          </table:table-cell>
          <table:table-cell table:formula="of:=[.F163]&amp;IF([.I163]=&quot;n/a&quot;;&quot;&quot;;&quot;, Zugbus &quot;&amp;[.I163])&amp;IF([.J163];&quot;, F.Mldg &quot;&amp;[.J163]&amp;&quot; (Prio &quot;&amp;[.K163]&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5">
            <text:p>5</text:p>
          </table:table-cell>
          <table:table-cell table:formula="of:=[.F164]&amp;IF([.I164]=&quot;n/a&quot;;&quot;&quot;;&quot;, Zugbus &quot;&amp;[.I164])&amp;IF([.J164];&quot;, F.Mldg &quot;&amp;[.J164]&amp;&quot; (Prio &quot;&amp;[.K164]&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4">
            <text:p>4</text:p>
          </table:table-cell>
          <table:table-cell table:formula="of:=[.F165]&amp;IF([.I165]=&quot;n/a&quot;;&quot;&quot;;&quot;, Zugbus &quot;&amp;[.I165])&amp;IF([.J165];&quot;, F.Mldg &quot;&amp;[.J165]&amp;&quot; (Prio &quot;&amp;[.K165]&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3">
            <text:p>3</text:p>
          </table:table-cell>
          <table:table-cell table:formula="of:=[.F166]&amp;IF([.I166]=&quot;n/a&quot;;&quot;&quot;;&quot;, Zugbus &quot;&amp;[.I166])&amp;IF([.J166];&quot;, F.Mldg &quot;&amp;[.J166]&amp;&quot; (Prio &quot;&amp;[.K166]&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2">
            <text:p>2</text:p>
          </table:table-cell>
          <table:table-cell table:formula="of:=[.F167]&amp;IF([.I167]=&quot;n/a&quot;;&quot;&quot;;&quot;, Zugbus &quot;&amp;[.I167])&amp;IF([.J167];&quot;, F.Mldg &quot;&amp;[.J167]&amp;&quot; (Prio &quot;&amp;[.K167]&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1">
            <text:p>1</text:p>
          </table:table-cell>
          <table:table-cell table:formula="of:=[.F168]&amp;IF([.I168]=&quot;n/a&quot;;&quot;&quot;;&quot;, Zugbus &quot;&amp;[.I168])&amp;IF([.J168];&quot;, F.Mldg &quot;&amp;[.J168]&amp;&quot; (Prio &quot;&amp;[.K168]&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19">
            <text:p>19</text:p>
          </table:table-cell>
          <table:table-cell office:value-type="float" office:value="0">
            <text:p>0</text:p>
          </table:table-cell>
          <table:table-cell table:formula="of:=[.F169]&amp;IF([.I169]=&quot;n/a&quot;;&quot;&quot;;&quot;, Zugbus &quot;&amp;[.I169])&amp;IF([.J169];&quot;, F.Mldg &quot;&amp;[.J169]&amp;&quot; (Prio &quot;&amp;[.K169]&amp;&quot;)&quot;;&quot;&quot;)" office:value-type="string" office:string-value="Eingangswert Bereitstellzeit; Montag, Minuten">
            <text:p>Eingangswert Bereitstellzeit; Montag, Minuten</text:p>
          </table:table-cell>
          <table:table-cell office:value-type="string">
            <text:p>int8_t</text:p>
          </table:table-cell>
          <table:table-cell table:content-validation-name="val1" office:value-type="string">
            <text:p>bMonMin_in</text:p>
          </table:table-cell>
          <table:table-cell office:value-type="string">
            <text:p>Eingangswert Bereitstellzeit; Montag, Minut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7">
            <text:p>7</text:p>
          </table:table-cell>
          <table:table-cell table:formula="of:=[.F170]&amp;IF([.I170]=&quot;n/a&quot;;&quot;&quot;;&quot;, Zugbus &quot;&amp;[.I170])&amp;IF([.J170];&quot;, F.Mldg &quot;&amp;[.J170]&amp;&quot; (Prio &quot;&amp;[.K170]&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6">
            <text:p>6</text:p>
          </table:table-cell>
          <table:table-cell table:formula="of:=[.F171]&amp;IF([.I171]=&quot;n/a&quot;;&quot;&quot;;&quot;, Zugbus &quot;&amp;[.I171])&amp;IF([.J171];&quot;, F.Mldg &quot;&amp;[.J171]&amp;&quot; (Prio &quot;&amp;[.K171]&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5">
            <text:p>5</text:p>
          </table:table-cell>
          <table:table-cell table:formula="of:=[.F172]&amp;IF([.I172]=&quot;n/a&quot;;&quot;&quot;;&quot;, Zugbus &quot;&amp;[.I172])&amp;IF([.J172];&quot;, F.Mldg &quot;&amp;[.J172]&amp;&quot; (Prio &quot;&amp;[.K172]&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4">
            <text:p>4</text:p>
          </table:table-cell>
          <table:table-cell table:formula="of:=[.F173]&amp;IF([.I173]=&quot;n/a&quot;;&quot;&quot;;&quot;, Zugbus &quot;&amp;[.I173])&amp;IF([.J173];&quot;, F.Mldg &quot;&amp;[.J173]&amp;&quot; (Prio &quot;&amp;[.K173]&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3">
            <text:p>3</text:p>
          </table:table-cell>
          <table:table-cell table:formula="of:=[.F174]&amp;IF([.I174]=&quot;n/a&quot;;&quot;&quot;;&quot;, Zugbus &quot;&amp;[.I174])&amp;IF([.J174];&quot;, F.Mldg &quot;&amp;[.J174]&amp;&quot; (Prio &quot;&amp;[.K174]&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2">
            <text:p>2</text:p>
          </table:table-cell>
          <table:table-cell table:formula="of:=[.F175]&amp;IF([.I175]=&quot;n/a&quot;;&quot;&quot;;&quot;, Zugbus &quot;&amp;[.I175])&amp;IF([.J175];&quot;, F.Mldg &quot;&amp;[.J175]&amp;&quot; (Prio &quot;&amp;[.K175]&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1">
            <text:p>1</text:p>
          </table:table-cell>
          <table:table-cell table:formula="of:=[.F176]&amp;IF([.I176]=&quot;n/a&quot;;&quot;&quot;;&quot;, Zugbus &quot;&amp;[.I176])&amp;IF([.J176];&quot;, F.Mldg &quot;&amp;[.J176]&amp;&quot; (Prio &quot;&amp;[.K176]&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0">
            <text:p>20</text:p>
          </table:table-cell>
          <table:table-cell office:value-type="float" office:value="0">
            <text:p>0</text:p>
          </table:table-cell>
          <table:table-cell table:formula="of:=[.F177]&amp;IF([.I177]=&quot;n/a&quot;;&quot;&quot;;&quot;, Zugbus &quot;&amp;[.I177])&amp;IF([.J177];&quot;, F.Mldg &quot;&amp;[.J177]&amp;&quot; (Prio &quot;&amp;[.K177]&amp;&quot;)&quot;;&quot;&quot;)" office:value-type="string" office:string-value="Eingangswert Bereitstellzeit; Dienstag, Stunden">
            <text:p>Eingangswert Bereitstellzeit; Dienstag, Stunden</text:p>
          </table:table-cell>
          <table:table-cell office:value-type="string">
            <text:p>int8_t</text:p>
          </table:table-cell>
          <table:table-cell table:content-validation-name="val1" office:value-type="string">
            <text:p>bDieHrs_in</text:p>
          </table:table-cell>
          <table:table-cell office:value-type="string">
            <text:p>Eingangswert Bereitstellzeit; Dienstag, Stunden</text:p>
          </table:table-cell>
          <table:table-cell office:value-type="float" office:value="0">
            <text:p>0</text:p>
          </table:table-cell>
          <table:table-cell table:style-name="ce14" office:value-type="float" office:value="1">
            <text:p>1</text:p>
          </table:table-cell>
          <table:table-cell table:style-name="ce14"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7">
            <text:p>7</text:p>
          </table:table-cell>
          <table:table-cell table:formula="of:=[.F178]&amp;IF([.I178]=&quot;n/a&quot;;&quot;&quot;;&quot;, Zugbus &quot;&amp;[.I178])&amp;IF([.J178];&quot;, F.Mldg &quot;&amp;[.J178]&amp;&quot; (Prio &quot;&amp;[.K178]&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6">
            <text:p>6</text:p>
          </table:table-cell>
          <table:table-cell table:formula="of:=[.F179]&amp;IF([.I179]=&quot;n/a&quot;;&quot;&quot;;&quot;, Zugbus &quot;&amp;[.I179])&amp;IF([.J179];&quot;, F.Mldg &quot;&amp;[.J179]&amp;&quot; (Prio &quot;&amp;[.K179]&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5">
            <text:p>5</text:p>
          </table:table-cell>
          <table:table-cell table:formula="of:=[.F180]&amp;IF([.I180]=&quot;n/a&quot;;&quot;&quot;;&quot;, Zugbus &quot;&amp;[.I180])&amp;IF([.J180];&quot;, F.Mldg &quot;&amp;[.J180]&amp;&quot; (Prio &quot;&amp;[.K180]&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4">
            <text:p>4</text:p>
          </table:table-cell>
          <table:table-cell table:formula="of:=[.F181]&amp;IF([.I181]=&quot;n/a&quot;;&quot;&quot;;&quot;, Zugbus &quot;&amp;[.I181])&amp;IF([.J181];&quot;, F.Mldg &quot;&amp;[.J181]&amp;&quot; (Prio &quot;&amp;[.K181]&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3">
            <text:p>3</text:p>
          </table:table-cell>
          <table:table-cell table:formula="of:=[.F182]&amp;IF([.I182]=&quot;n/a&quot;;&quot;&quot;;&quot;, Zugbus &quot;&amp;[.I182])&amp;IF([.J182];&quot;, F.Mldg &quot;&amp;[.J182]&amp;&quot; (Prio &quot;&amp;[.K182]&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2">
            <text:p>2</text:p>
          </table:table-cell>
          <table:table-cell table:formula="of:=[.F183]&amp;IF([.I183]=&quot;n/a&quot;;&quot;&quot;;&quot;, Zugbus &quot;&amp;[.I183])&amp;IF([.J183];&quot;, F.Mldg &quot;&amp;[.J183]&amp;&quot; (Prio &quot;&amp;[.K183]&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1">
            <text:p>1</text:p>
          </table:table-cell>
          <table:table-cell table:formula="of:=[.F184]&amp;IF([.I184]=&quot;n/a&quot;;&quot;&quot;;&quot;, Zugbus &quot;&amp;[.I184])&amp;IF([.J184];&quot;, F.Mldg &quot;&amp;[.J184]&amp;&quot; (Prio &quot;&amp;[.K184]&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1">
            <text:p>21</text:p>
          </table:table-cell>
          <table:table-cell office:value-type="float" office:value="0">
            <text:p>0</text:p>
          </table:table-cell>
          <table:table-cell table:formula="of:=[.F185]&amp;IF([.I185]=&quot;n/a&quot;;&quot;&quot;;&quot;, Zugbus &quot;&amp;[.I185])&amp;IF([.J185];&quot;, F.Mldg &quot;&amp;[.J185]&amp;&quot; (Prio &quot;&amp;[.K185]&amp;&quot;)&quot;;&quot;&quot;)" office:value-type="string" office:string-value="Eingangswert Bereitstellzeit; Dienstag, Minuten">
            <text:p>Eingangswert Bereitstellzeit; Dienstag, Minuten</text:p>
          </table:table-cell>
          <table:table-cell office:value-type="string">
            <text:p>int8_t</text:p>
          </table:table-cell>
          <table:table-cell table:content-validation-name="val1" office:value-type="string">
            <text:p>bDieMin_in</text:p>
          </table:table-cell>
          <table:table-cell office:value-type="string">
            <text:p>Ein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7">
            <text:p>7</text:p>
          </table:table-cell>
          <table:table-cell table:formula="of:=[.F186]&amp;IF([.I186]=&quot;n/a&quot;;&quot;&quot;;&quot;, Zugbus &quot;&amp;[.I186])&amp;IF([.J186];&quot;, F.Mldg &quot;&amp;[.J186]&amp;&quot; (Prio &quot;&amp;[.K186]&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6">
            <text:p>6</text:p>
          </table:table-cell>
          <table:table-cell table:formula="of:=[.F187]&amp;IF([.I187]=&quot;n/a&quot;;&quot;&quot;;&quot;, Zugbus &quot;&amp;[.I187])&amp;IF([.J187];&quot;, F.Mldg &quot;&amp;[.J187]&amp;&quot; (Prio &quot;&amp;[.K187]&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5">
            <text:p>5</text:p>
          </table:table-cell>
          <table:table-cell table:formula="of:=[.F188]&amp;IF([.I188]=&quot;n/a&quot;;&quot;&quot;;&quot;, Zugbus &quot;&amp;[.I188])&amp;IF([.J188];&quot;, F.Mldg &quot;&amp;[.J188]&amp;&quot; (Prio &quot;&amp;[.K188]&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4">
            <text:p>4</text:p>
          </table:table-cell>
          <table:table-cell table:formula="of:=[.F189]&amp;IF([.I189]=&quot;n/a&quot;;&quot;&quot;;&quot;, Zugbus &quot;&amp;[.I189])&amp;IF([.J189];&quot;, F.Mldg &quot;&amp;[.J189]&amp;&quot; (Prio &quot;&amp;[.K189]&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3">
            <text:p>3</text:p>
          </table:table-cell>
          <table:table-cell table:formula="of:=[.F190]&amp;IF([.I190]=&quot;n/a&quot;;&quot;&quot;;&quot;, Zugbus &quot;&amp;[.I190])&amp;IF([.J190];&quot;, F.Mldg &quot;&amp;[.J190]&amp;&quot; (Prio &quot;&amp;[.K190]&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2">
            <text:p>2</text:p>
          </table:table-cell>
          <table:table-cell table:formula="of:=[.F191]&amp;IF([.I191]=&quot;n/a&quot;;&quot;&quot;;&quot;, Zugbus &quot;&amp;[.I191])&amp;IF([.J191];&quot;, F.Mldg &quot;&amp;[.J191]&amp;&quot; (Prio &quot;&amp;[.K191]&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1">
            <text:p>1</text:p>
          </table:table-cell>
          <table:table-cell table:formula="of:=[.F192]&amp;IF([.I192]=&quot;n/a&quot;;&quot;&quot;;&quot;, Zugbus &quot;&amp;[.I192])&amp;IF([.J192];&quot;, F.Mldg &quot;&amp;[.J192]&amp;&quot; (Prio &quot;&amp;[.K192]&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2">
            <text:p>22</text:p>
          </table:table-cell>
          <table:table-cell office:value-type="float" office:value="0">
            <text:p>0</text:p>
          </table:table-cell>
          <table:table-cell table:formula="of:=[.F193]&amp;IF([.I193]=&quot;n/a&quot;;&quot;&quot;;&quot;, Zugbus &quot;&amp;[.I193])&amp;IF([.J193];&quot;, F.Mldg &quot;&amp;[.J193]&amp;&quot; (Prio &quot;&amp;[.K193]&amp;&quot;)&quot;;&quot;&quot;)" office:value-type="string" office:string-value="Eingangswert Bereitstellzeit; Mittwoch, Stunden">
            <text:p>Eingangswert Bereitstellzeit; Mittwoch, Stunden</text:p>
          </table:table-cell>
          <table:table-cell office:value-type="string">
            <text:p>int8_t</text:p>
          </table:table-cell>
          <table:table-cell table:content-validation-name="val1" office:value-type="string">
            <text:p>bMittHrs_in</text:p>
          </table:table-cell>
          <table:table-cell office:value-type="string">
            <text:p>Ein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7">
            <text:p>7</text:p>
          </table:table-cell>
          <table:table-cell table:formula="of:=[.F194]&amp;IF([.I194]=&quot;n/a&quot;;&quot;&quot;;&quot;, Zugbus &quot;&amp;[.I194])&amp;IF([.J194];&quot;, F.Mldg &quot;&amp;[.J194]&amp;&quot; (Prio &quot;&amp;[.K194]&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6">
            <text:p>6</text:p>
          </table:table-cell>
          <table:table-cell table:formula="of:=[.F195]&amp;IF([.I195]=&quot;n/a&quot;;&quot;&quot;;&quot;, Zugbus &quot;&amp;[.I195])&amp;IF([.J195];&quot;, F.Mldg &quot;&amp;[.J195]&amp;&quot; (Prio &quot;&amp;[.K195]&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5">
            <text:p>5</text:p>
          </table:table-cell>
          <table:table-cell table:formula="of:=[.F196]&amp;IF([.I196]=&quot;n/a&quot;;&quot;&quot;;&quot;, Zugbus &quot;&amp;[.I196])&amp;IF([.J196];&quot;, F.Mldg &quot;&amp;[.J196]&amp;&quot; (Prio &quot;&amp;[.K196]&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4">
            <text:p>4</text:p>
          </table:table-cell>
          <table:table-cell table:formula="of:=[.F197]&amp;IF([.I197]=&quot;n/a&quot;;&quot;&quot;;&quot;, Zugbus &quot;&amp;[.I197])&amp;IF([.J197];&quot;, F.Mldg &quot;&amp;[.J197]&amp;&quot; (Prio &quot;&amp;[.K197]&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3">
            <text:p>3</text:p>
          </table:table-cell>
          <table:table-cell table:formula="of:=[.F198]&amp;IF([.I198]=&quot;n/a&quot;;&quot;&quot;;&quot;, Zugbus &quot;&amp;[.I198])&amp;IF([.J198];&quot;, F.Mldg &quot;&amp;[.J198]&amp;&quot; (Prio &quot;&amp;[.K198]&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2">
            <text:p>2</text:p>
          </table:table-cell>
          <table:table-cell table:formula="of:=[.F199]&amp;IF([.I199]=&quot;n/a&quot;;&quot;&quot;;&quot;, Zugbus &quot;&amp;[.I199])&amp;IF([.J199];&quot;, F.Mldg &quot;&amp;[.J199]&amp;&quot; (Prio &quot;&amp;[.K199]&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1">
            <text:p>1</text:p>
          </table:table-cell>
          <table:table-cell table:formula="of:=[.F200]&amp;IF([.I200]=&quot;n/a&quot;;&quot;&quot;;&quot;, Zugbus &quot;&amp;[.I200])&amp;IF([.J200];&quot;, F.Mldg &quot;&amp;[.J200]&amp;&quot; (Prio &quot;&amp;[.K200]&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3">
            <text:p>23</text:p>
          </table:table-cell>
          <table:table-cell office:value-type="float" office:value="0">
            <text:p>0</text:p>
          </table:table-cell>
          <table:table-cell table:formula="of:=[.F201]&amp;IF([.I201]=&quot;n/a&quot;;&quot;&quot;;&quot;, Zugbus &quot;&amp;[.I201])&amp;IF([.J201];&quot;, F.Mldg &quot;&amp;[.J201]&amp;&quot; (Prio &quot;&amp;[.K201]&amp;&quot;)&quot;;&quot;&quot;)" office:value-type="string" office:string-value="Eingangswert Bereitstellzeit; Mittwoch, Minuten">
            <text:p>Eingangswert Bereitstellzeit; Mittwoch, Minuten</text:p>
          </table:table-cell>
          <table:table-cell office:value-type="string">
            <text:p>int8_t</text:p>
          </table:table-cell>
          <table:table-cell table:content-validation-name="val1" office:value-type="string">
            <text:p>bMittMin_in</text:p>
          </table:table-cell>
          <table:table-cell office:value-type="string">
            <text:p>Ein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7">
            <text:p>7</text:p>
          </table:table-cell>
          <table:table-cell table:formula="of:=[.F202]&amp;IF([.I202]=&quot;n/a&quot;;&quot;&quot;;&quot;, Zugbus &quot;&amp;[.I202])&amp;IF([.J202];&quot;, F.Mldg &quot;&amp;[.J202]&amp;&quot; (Prio &quot;&amp;[.K202]&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6">
            <text:p>6</text:p>
          </table:table-cell>
          <table:table-cell table:formula="of:=[.F203]&amp;IF([.I203]=&quot;n/a&quot;;&quot;&quot;;&quot;, Zugbus &quot;&amp;[.I203])&amp;IF([.J203];&quot;, F.Mldg &quot;&amp;[.J203]&amp;&quot; (Prio &quot;&amp;[.K203]&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5">
            <text:p>5</text:p>
          </table:table-cell>
          <table:table-cell table:formula="of:=[.F204]&amp;IF([.I204]=&quot;n/a&quot;;&quot;&quot;;&quot;, Zugbus &quot;&amp;[.I204])&amp;IF([.J204];&quot;, F.Mldg &quot;&amp;[.J204]&amp;&quot; (Prio &quot;&amp;[.K204]&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4">
            <text:p>4</text:p>
          </table:table-cell>
          <table:table-cell table:formula="of:=[.F205]&amp;IF([.I205]=&quot;n/a&quot;;&quot;&quot;;&quot;, Zugbus &quot;&amp;[.I205])&amp;IF([.J205];&quot;, F.Mldg &quot;&amp;[.J205]&amp;&quot; (Prio &quot;&amp;[.K205]&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3">
            <text:p>3</text:p>
          </table:table-cell>
          <table:table-cell table:formula="of:=[.F206]&amp;IF([.I206]=&quot;n/a&quot;;&quot;&quot;;&quot;, Zugbus &quot;&amp;[.I206])&amp;IF([.J206];&quot;, F.Mldg &quot;&amp;[.J206]&amp;&quot; (Prio &quot;&amp;[.K206]&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2">
            <text:p>2</text:p>
          </table:table-cell>
          <table:table-cell table:formula="of:=[.F207]&amp;IF([.I207]=&quot;n/a&quot;;&quot;&quot;;&quot;, Zugbus &quot;&amp;[.I207])&amp;IF([.J207];&quot;, F.Mldg &quot;&amp;[.J207]&amp;&quot; (Prio &quot;&amp;[.K207]&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1">
            <text:p>1</text:p>
          </table:table-cell>
          <table:table-cell table:formula="of:=[.F208]&amp;IF([.I208]=&quot;n/a&quot;;&quot;&quot;;&quot;, Zugbus &quot;&amp;[.I208])&amp;IF([.J208];&quot;, F.Mldg &quot;&amp;[.J208]&amp;&quot; (Prio &quot;&amp;[.K208]&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4">
            <text:p>24</text:p>
          </table:table-cell>
          <table:table-cell office:value-type="float" office:value="0">
            <text:p>0</text:p>
          </table:table-cell>
          <table:table-cell table:formula="of:=[.F209]&amp;IF([.I209]=&quot;n/a&quot;;&quot;&quot;;&quot;, Zugbus &quot;&amp;[.I209])&amp;IF([.J209];&quot;, F.Mldg &quot;&amp;[.J209]&amp;&quot; (Prio &quot;&amp;[.K209]&amp;&quot;)&quot;;&quot;&quot;)" office:value-type="string" office:string-value="Eingangswert Bereitstellzeit; Donnerstag, Stunden">
            <text:p>Eingangswert Bereitstellzeit; Donnerstag, Stunden</text:p>
          </table:table-cell>
          <table:table-cell office:value-type="string">
            <text:p>int8_t</text:p>
          </table:table-cell>
          <table:table-cell table:content-validation-name="val1" office:value-type="string">
            <text:p>bDoHrs_in</text:p>
          </table:table-cell>
          <table:table-cell office:value-type="string">
            <text:p>Ein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7">
            <text:p>7</text:p>
          </table:table-cell>
          <table:table-cell table:formula="of:=[.F210]&amp;IF([.I210]=&quot;n/a&quot;;&quot;&quot;;&quot;, Zugbus &quot;&amp;[.I210])&amp;IF([.J210];&quot;, F.Mldg &quot;&amp;[.J210]&amp;&quot; (Prio &quot;&amp;[.K210]&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6">
            <text:p>6</text:p>
          </table:table-cell>
          <table:table-cell table:formula="of:=[.F211]&amp;IF([.I211]=&quot;n/a&quot;;&quot;&quot;;&quot;, Zugbus &quot;&amp;[.I211])&amp;IF([.J211];&quot;, F.Mldg &quot;&amp;[.J211]&amp;&quot; (Prio &quot;&amp;[.K211]&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5">
            <text:p>5</text:p>
          </table:table-cell>
          <table:table-cell table:formula="of:=[.F212]&amp;IF([.I212]=&quot;n/a&quot;;&quot;&quot;;&quot;, Zugbus &quot;&amp;[.I212])&amp;IF([.J212];&quot;, F.Mldg &quot;&amp;[.J212]&amp;&quot; (Prio &quot;&amp;[.K212]&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4">
            <text:p>4</text:p>
          </table:table-cell>
          <table:table-cell table:formula="of:=[.F213]&amp;IF([.I213]=&quot;n/a&quot;;&quot;&quot;;&quot;, Zugbus &quot;&amp;[.I213])&amp;IF([.J213];&quot;, F.Mldg &quot;&amp;[.J213]&amp;&quot; (Prio &quot;&amp;[.K213]&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3">
            <text:p>3</text:p>
          </table:table-cell>
          <table:table-cell table:formula="of:=[.F214]&amp;IF([.I214]=&quot;n/a&quot;;&quot;&quot;;&quot;, Zugbus &quot;&amp;[.I214])&amp;IF([.J214];&quot;, F.Mldg &quot;&amp;[.J214]&amp;&quot; (Prio &quot;&amp;[.K214]&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2">
            <text:p>2</text:p>
          </table:table-cell>
          <table:table-cell table:formula="of:=[.F215]&amp;IF([.I215]=&quot;n/a&quot;;&quot;&quot;;&quot;, Zugbus &quot;&amp;[.I215])&amp;IF([.J215];&quot;, F.Mldg &quot;&amp;[.J215]&amp;&quot; (Prio &quot;&amp;[.K215]&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1">
            <text:p>1</text:p>
          </table:table-cell>
          <table:table-cell table:formula="of:=[.F216]&amp;IF([.I216]=&quot;n/a&quot;;&quot;&quot;;&quot;, Zugbus &quot;&amp;[.I216])&amp;IF([.J216];&quot;, F.Mldg &quot;&amp;[.J216]&amp;&quot; (Prio &quot;&amp;[.K216]&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5">
            <text:p>25</text:p>
          </table:table-cell>
          <table:table-cell office:value-type="float" office:value="0">
            <text:p>0</text:p>
          </table:table-cell>
          <table:table-cell table:formula="of:=[.F217]&amp;IF([.I217]=&quot;n/a&quot;;&quot;&quot;;&quot;, Zugbus &quot;&amp;[.I217])&amp;IF([.J217];&quot;, F.Mldg &quot;&amp;[.J217]&amp;&quot; (Prio &quot;&amp;[.K217]&amp;&quot;)&quot;;&quot;&quot;)" office:value-type="string" office:string-value="Eingangswert Bereitstellzeit; Donnerstag, Minuten">
            <text:p>Eingangswert Bereitstellzeit; Donnerstag, Minuten</text:p>
          </table:table-cell>
          <table:table-cell office:value-type="string">
            <text:p>int8_t</text:p>
          </table:table-cell>
          <table:table-cell table:content-validation-name="val1" office:value-type="string">
            <text:p>bDoMin_in</text:p>
          </table:table-cell>
          <table:table-cell office:value-type="string">
            <text:p>Ein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7">
            <text:p>7</text:p>
          </table:table-cell>
          <table:table-cell table:formula="of:=[.F218]&amp;IF([.I218]=&quot;n/a&quot;;&quot;&quot;;&quot;, Zugbus &quot;&amp;[.I218])&amp;IF([.J218];&quot;, F.Mldg &quot;&amp;[.J218]&amp;&quot; (Prio &quot;&amp;[.K218]&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6">
            <text:p>6</text:p>
          </table:table-cell>
          <table:table-cell table:formula="of:=[.F219]&amp;IF([.I219]=&quot;n/a&quot;;&quot;&quot;;&quot;, Zugbus &quot;&amp;[.I219])&amp;IF([.J219];&quot;, F.Mldg &quot;&amp;[.J219]&amp;&quot; (Prio &quot;&amp;[.K219]&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5">
            <text:p>5</text:p>
          </table:table-cell>
          <table:table-cell table:formula="of:=[.F220]&amp;IF([.I220]=&quot;n/a&quot;;&quot;&quot;;&quot;, Zugbus &quot;&amp;[.I220])&amp;IF([.J220];&quot;, F.Mldg &quot;&amp;[.J220]&amp;&quot; (Prio &quot;&amp;[.K220]&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4">
            <text:p>4</text:p>
          </table:table-cell>
          <table:table-cell table:formula="of:=[.F221]&amp;IF([.I221]=&quot;n/a&quot;;&quot;&quot;;&quot;, Zugbus &quot;&amp;[.I221])&amp;IF([.J221];&quot;, F.Mldg &quot;&amp;[.J221]&amp;&quot; (Prio &quot;&amp;[.K221]&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3">
            <text:p>3</text:p>
          </table:table-cell>
          <table:table-cell table:formula="of:=[.F222]&amp;IF([.I222]=&quot;n/a&quot;;&quot;&quot;;&quot;, Zugbus &quot;&amp;[.I222])&amp;IF([.J222];&quot;, F.Mldg &quot;&amp;[.J222]&amp;&quot; (Prio &quot;&amp;[.K222]&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2">
            <text:p>2</text:p>
          </table:table-cell>
          <table:table-cell table:formula="of:=[.F223]&amp;IF([.I223]=&quot;n/a&quot;;&quot;&quot;;&quot;, Zugbus &quot;&amp;[.I223])&amp;IF([.J223];&quot;, F.Mldg &quot;&amp;[.J223]&amp;&quot; (Prio &quot;&amp;[.K223]&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1">
            <text:p>1</text:p>
          </table:table-cell>
          <table:table-cell table:formula="of:=[.F224]&amp;IF([.I224]=&quot;n/a&quot;;&quot;&quot;;&quot;, Zugbus &quot;&amp;[.I224])&amp;IF([.J224];&quot;, F.Mldg &quot;&amp;[.J224]&amp;&quot; (Prio &quot;&amp;[.K224]&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6">
            <text:p>26</text:p>
          </table:table-cell>
          <table:table-cell office:value-type="float" office:value="0">
            <text:p>0</text:p>
          </table:table-cell>
          <table:table-cell table:formula="of:=[.F225]&amp;IF([.I225]=&quot;n/a&quot;;&quot;&quot;;&quot;, Zugbus &quot;&amp;[.I225])&amp;IF([.J225];&quot;, F.Mldg &quot;&amp;[.J225]&amp;&quot; (Prio &quot;&amp;[.K225]&amp;&quot;)&quot;;&quot;&quot;)" office:value-type="string" office:string-value="Eingangswert Bereitstellzeit; Freitag, Stunden">
            <text:p>Eingangswert Bereitstellzeit; Freitag, Stunden</text:p>
          </table:table-cell>
          <table:table-cell office:value-type="string">
            <text:p>int8_t</text:p>
          </table:table-cell>
          <table:table-cell table:content-validation-name="val1" office:value-type="string">
            <text:p>bFrHrs_in</text:p>
          </table:table-cell>
          <table:table-cell office:value-type="string">
            <text:p>Ein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7">
            <text:p>7</text:p>
          </table:table-cell>
          <table:table-cell table:formula="of:=[.F226]&amp;IF([.I226]=&quot;n/a&quot;;&quot;&quot;;&quot;, Zugbus &quot;&amp;[.I226])&amp;IF([.J226];&quot;, F.Mldg &quot;&amp;[.J226]&amp;&quot; (Prio &quot;&amp;[.K226]&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6">
            <text:p>6</text:p>
          </table:table-cell>
          <table:table-cell table:formula="of:=[.F227]&amp;IF([.I227]=&quot;n/a&quot;;&quot;&quot;;&quot;, Zugbus &quot;&amp;[.I227])&amp;IF([.J227];&quot;, F.Mldg &quot;&amp;[.J227]&amp;&quot; (Prio &quot;&amp;[.K227]&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5">
            <text:p>5</text:p>
          </table:table-cell>
          <table:table-cell table:formula="of:=[.F228]&amp;IF([.I228]=&quot;n/a&quot;;&quot;&quot;;&quot;, Zugbus &quot;&amp;[.I228])&amp;IF([.J228];&quot;, F.Mldg &quot;&amp;[.J228]&amp;&quot; (Prio &quot;&amp;[.K228]&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4">
            <text:p>4</text:p>
          </table:table-cell>
          <table:table-cell table:formula="of:=[.F229]&amp;IF([.I229]=&quot;n/a&quot;;&quot;&quot;;&quot;, Zugbus &quot;&amp;[.I229])&amp;IF([.J229];&quot;, F.Mldg &quot;&amp;[.J229]&amp;&quot; (Prio &quot;&amp;[.K229]&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3">
            <text:p>3</text:p>
          </table:table-cell>
          <table:table-cell table:formula="of:=[.F230]&amp;IF([.I230]=&quot;n/a&quot;;&quot;&quot;;&quot;, Zugbus &quot;&amp;[.I230])&amp;IF([.J230];&quot;, F.Mldg &quot;&amp;[.J230]&amp;&quot; (Prio &quot;&amp;[.K230]&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2">
            <text:p>2</text:p>
          </table:table-cell>
          <table:table-cell table:formula="of:=[.F231]&amp;IF([.I231]=&quot;n/a&quot;;&quot;&quot;;&quot;, Zugbus &quot;&amp;[.I231])&amp;IF([.J231];&quot;, F.Mldg &quot;&amp;[.J231]&amp;&quot; (Prio &quot;&amp;[.K231]&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1">
            <text:p>1</text:p>
          </table:table-cell>
          <table:table-cell table:formula="of:=[.F232]&amp;IF([.I232]=&quot;n/a&quot;;&quot;&quot;;&quot;, Zugbus &quot;&amp;[.I232])&amp;IF([.J232];&quot;, F.Mldg &quot;&amp;[.J232]&amp;&quot; (Prio &quot;&amp;[.K232]&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7">
            <text:p>27</text:p>
          </table:table-cell>
          <table:table-cell office:value-type="float" office:value="0">
            <text:p>0</text:p>
          </table:table-cell>
          <table:table-cell table:formula="of:=[.F233]&amp;IF([.I233]=&quot;n/a&quot;;&quot;&quot;;&quot;, Zugbus &quot;&amp;[.I233])&amp;IF([.J233];&quot;, F.Mldg &quot;&amp;[.J233]&amp;&quot; (Prio &quot;&amp;[.K233]&amp;&quot;)&quot;;&quot;&quot;)" office:value-type="string" office:string-value="Eingangswert Bereitstellzeit; Freitag, Minuten">
            <text:p>Eingangswert Bereitstellzeit; Freitag, Minuten</text:p>
          </table:table-cell>
          <table:table-cell office:value-type="string">
            <text:p>int8_t</text:p>
          </table:table-cell>
          <table:table-cell table:content-validation-name="val1" office:value-type="string">
            <text:p>bFrMin_in</text:p>
          </table:table-cell>
          <table:table-cell office:value-type="string">
            <text:p>Ein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7">
            <text:p>7</text:p>
          </table:table-cell>
          <table:table-cell table:formula="of:=[.F234]&amp;IF([.I234]=&quot;n/a&quot;;&quot;&quot;;&quot;, Zugbus &quot;&amp;[.I234])&amp;IF([.J234];&quot;, F.Mldg &quot;&amp;[.J234]&amp;&quot; (Prio &quot;&amp;[.K234]&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6">
            <text:p>6</text:p>
          </table:table-cell>
          <table:table-cell table:formula="of:=[.F235]&amp;IF([.I235]=&quot;n/a&quot;;&quot;&quot;;&quot;, Zugbus &quot;&amp;[.I235])&amp;IF([.J235];&quot;, F.Mldg &quot;&amp;[.J235]&amp;&quot; (Prio &quot;&amp;[.K235]&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5">
            <text:p>5</text:p>
          </table:table-cell>
          <table:table-cell table:formula="of:=[.F236]&amp;IF([.I236]=&quot;n/a&quot;;&quot;&quot;;&quot;, Zugbus &quot;&amp;[.I236])&amp;IF([.J236];&quot;, F.Mldg &quot;&amp;[.J236]&amp;&quot; (Prio &quot;&amp;[.K236]&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4">
            <text:p>4</text:p>
          </table:table-cell>
          <table:table-cell table:formula="of:=[.F237]&amp;IF([.I237]=&quot;n/a&quot;;&quot;&quot;;&quot;, Zugbus &quot;&amp;[.I237])&amp;IF([.J237];&quot;, F.Mldg &quot;&amp;[.J237]&amp;&quot; (Prio &quot;&amp;[.K237]&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3">
            <text:p>3</text:p>
          </table:table-cell>
          <table:table-cell table:formula="of:=[.F238]&amp;IF([.I238]=&quot;n/a&quot;;&quot;&quot;;&quot;, Zugbus &quot;&amp;[.I238])&amp;IF([.J238];&quot;, F.Mldg &quot;&amp;[.J238]&amp;&quot; (Prio &quot;&amp;[.K238]&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2">
            <text:p>2</text:p>
          </table:table-cell>
          <table:table-cell table:formula="of:=[.F239]&amp;IF([.I239]=&quot;n/a&quot;;&quot;&quot;;&quot;, Zugbus &quot;&amp;[.I239])&amp;IF([.J239];&quot;, F.Mldg &quot;&amp;[.J239]&amp;&quot; (Prio &quot;&amp;[.K239]&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1">
            <text:p>1</text:p>
          </table:table-cell>
          <table:table-cell table:formula="of:=[.F240]&amp;IF([.I240]=&quot;n/a&quot;;&quot;&quot;;&quot;, Zugbus &quot;&amp;[.I240])&amp;IF([.J240];&quot;, F.Mldg &quot;&amp;[.J240]&amp;&quot; (Prio &quot;&amp;[.K240]&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8">
            <text:p>28</text:p>
          </table:table-cell>
          <table:table-cell office:value-type="float" office:value="0">
            <text:p>0</text:p>
          </table:table-cell>
          <table:table-cell table:formula="of:=[.F241]&amp;IF([.I241]=&quot;n/a&quot;;&quot;&quot;;&quot;, Zugbus &quot;&amp;[.I241])&amp;IF([.J241];&quot;, F.Mldg &quot;&amp;[.J241]&amp;&quot; (Prio &quot;&amp;[.K241]&amp;&quot;)&quot;;&quot;&quot;)" office:value-type="string" office:string-value="Eingangswert Bereitstellzeit; Samstag, Stunden">
            <text:p>Eingangswert Bereitstellzeit; Samstag, Stunden</text:p>
          </table:table-cell>
          <table:table-cell office:value-type="string">
            <text:p>int8_t</text:p>
          </table:table-cell>
          <table:table-cell table:content-validation-name="val1" office:value-type="string">
            <text:p>bSaHrs_in</text:p>
          </table:table-cell>
          <table:table-cell office:value-type="string">
            <text:p>Ein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7">
            <text:p>7</text:p>
          </table:table-cell>
          <table:table-cell table:formula="of:=[.F242]&amp;IF([.I242]=&quot;n/a&quot;;&quot;&quot;;&quot;, Zugbus &quot;&amp;[.I242])&amp;IF([.J242];&quot;, F.Mldg &quot;&amp;[.J242]&amp;&quot; (Prio &quot;&amp;[.K242]&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6">
            <text:p>6</text:p>
          </table:table-cell>
          <table:table-cell table:formula="of:=[.F243]&amp;IF([.I243]=&quot;n/a&quot;;&quot;&quot;;&quot;, Zugbus &quot;&amp;[.I243])&amp;IF([.J243];&quot;, F.Mldg &quot;&amp;[.J243]&amp;&quot; (Prio &quot;&amp;[.K243]&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5">
            <text:p>5</text:p>
          </table:table-cell>
          <table:table-cell table:formula="of:=[.F244]&amp;IF([.I244]=&quot;n/a&quot;;&quot;&quot;;&quot;, Zugbus &quot;&amp;[.I244])&amp;IF([.J244];&quot;, F.Mldg &quot;&amp;[.J244]&amp;&quot; (Prio &quot;&amp;[.K244]&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4">
            <text:p>4</text:p>
          </table:table-cell>
          <table:table-cell table:formula="of:=[.F245]&amp;IF([.I245]=&quot;n/a&quot;;&quot;&quot;;&quot;, Zugbus &quot;&amp;[.I245])&amp;IF([.J245];&quot;, F.Mldg &quot;&amp;[.J245]&amp;&quot; (Prio &quot;&amp;[.K245]&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3">
            <text:p>3</text:p>
          </table:table-cell>
          <table:table-cell table:formula="of:=[.F246]&amp;IF([.I246]=&quot;n/a&quot;;&quot;&quot;;&quot;, Zugbus &quot;&amp;[.I246])&amp;IF([.J246];&quot;, F.Mldg &quot;&amp;[.J246]&amp;&quot; (Prio &quot;&amp;[.K246]&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2">
            <text:p>2</text:p>
          </table:table-cell>
          <table:table-cell table:formula="of:=[.F247]&amp;IF([.I247]=&quot;n/a&quot;;&quot;&quot;;&quot;, Zugbus &quot;&amp;[.I247])&amp;IF([.J247];&quot;, F.Mldg &quot;&amp;[.J247]&amp;&quot; (Prio &quot;&amp;[.K247]&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1">
            <text:p>1</text:p>
          </table:table-cell>
          <table:table-cell table:formula="of:=[.F248]&amp;IF([.I248]=&quot;n/a&quot;;&quot;&quot;;&quot;, Zugbus &quot;&amp;[.I248])&amp;IF([.J248];&quot;, F.Mldg &quot;&amp;[.J248]&amp;&quot; (Prio &quot;&amp;[.K248]&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29">
            <text:p>29</text:p>
          </table:table-cell>
          <table:table-cell office:value-type="float" office:value="0">
            <text:p>0</text:p>
          </table:table-cell>
          <table:table-cell table:formula="of:=[.F249]&amp;IF([.I249]=&quot;n/a&quot;;&quot;&quot;;&quot;, Zugbus &quot;&amp;[.I249])&amp;IF([.J249];&quot;, F.Mldg &quot;&amp;[.J249]&amp;&quot; (Prio &quot;&amp;[.K249]&amp;&quot;)&quot;;&quot;&quot;)" office:value-type="string" office:string-value="Eingangswert Bereitstellzeit; Samstag, Minuten">
            <text:p>Eingangswert Bereitstellzeit; Samstag, Minuten</text:p>
          </table:table-cell>
          <table:table-cell office:value-type="string">
            <text:p>int8_t</text:p>
          </table:table-cell>
          <table:table-cell table:content-validation-name="val1" office:value-type="string">
            <text:p>bSaMin_in</text:p>
          </table:table-cell>
          <table:table-cell office:value-type="string">
            <text:p>Ein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7">
            <text:p>7</text:p>
          </table:table-cell>
          <table:table-cell table:formula="of:=[.F250]&amp;IF([.I250]=&quot;n/a&quot;;&quot;&quot;;&quot;, Zugbus &quot;&amp;[.I250])&amp;IF([.J250];&quot;, F.Mldg &quot;&amp;[.J250]&amp;&quot; (Prio &quot;&amp;[.K250]&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6">
            <text:p>6</text:p>
          </table:table-cell>
          <table:table-cell table:formula="of:=[.F251]&amp;IF([.I251]=&quot;n/a&quot;;&quot;&quot;;&quot;, Zugbus &quot;&amp;[.I251])&amp;IF([.J251];&quot;, F.Mldg &quot;&amp;[.J251]&amp;&quot; (Prio &quot;&amp;[.K251]&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5">
            <text:p>5</text:p>
          </table:table-cell>
          <table:table-cell table:formula="of:=[.F252]&amp;IF([.I252]=&quot;n/a&quot;;&quot;&quot;;&quot;, Zugbus &quot;&amp;[.I252])&amp;IF([.J252];&quot;, F.Mldg &quot;&amp;[.J252]&amp;&quot; (Prio &quot;&amp;[.K252]&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4">
            <text:p>4</text:p>
          </table:table-cell>
          <table:table-cell table:formula="of:=[.F253]&amp;IF([.I253]=&quot;n/a&quot;;&quot;&quot;;&quot;, Zugbus &quot;&amp;[.I253])&amp;IF([.J253];&quot;, F.Mldg &quot;&amp;[.J253]&amp;&quot; (Prio &quot;&amp;[.K253]&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3">
            <text:p>3</text:p>
          </table:table-cell>
          <table:table-cell table:formula="of:=[.F254]&amp;IF([.I254]=&quot;n/a&quot;;&quot;&quot;;&quot;, Zugbus &quot;&amp;[.I254])&amp;IF([.J254];&quot;, F.Mldg &quot;&amp;[.J254]&amp;&quot; (Prio &quot;&amp;[.K254]&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2">
            <text:p>2</text:p>
          </table:table-cell>
          <table:table-cell table:formula="of:=[.F255]&amp;IF([.I255]=&quot;n/a&quot;;&quot;&quot;;&quot;, Zugbus &quot;&amp;[.I255])&amp;IF([.J255];&quot;, F.Mldg &quot;&amp;[.J255]&amp;&quot; (Prio &quot;&amp;[.K255]&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1">
            <text:p>1</text:p>
          </table:table-cell>
          <table:table-cell table:formula="of:=[.F256]&amp;IF([.I256]=&quot;n/a&quot;;&quot;&quot;;&quot;, Zugbus &quot;&amp;[.I256])&amp;IF([.J256];&quot;, F.Mldg &quot;&amp;[.J256]&amp;&quot; (Prio &quot;&amp;[.K256]&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0">
            <text:p>30</text:p>
          </table:table-cell>
          <table:table-cell office:value-type="float" office:value="0">
            <text:p>0</text:p>
          </table:table-cell>
          <table:table-cell table:formula="of:=[.F257]&amp;IF([.I257]=&quot;n/a&quot;;&quot;&quot;;&quot;, Zugbus &quot;&amp;[.I257])&amp;IF([.J257];&quot;, F.Mldg &quot;&amp;[.J257]&amp;&quot; (Prio &quot;&amp;[.K257]&amp;&quot;)&quot;;&quot;&quot;)" office:value-type="string" office:string-value="Eingangswert Bereitstellzeit; Sonntag, Stunden">
            <text:p>Eingangswert Bereitstellzeit; Sonntag, Stunden</text:p>
          </table:table-cell>
          <table:table-cell office:value-type="string">
            <text:p>int8_t</text:p>
          </table:table-cell>
          <table:table-cell table:content-validation-name="val1" office:value-type="string">
            <text:p>bSoHrs_in</text:p>
          </table:table-cell>
          <table:table-cell office:value-type="string">
            <text:p>Ein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7">
            <text:p>7</text:p>
          </table:table-cell>
          <table:table-cell table:formula="of:=[.F258]&amp;IF([.I258]=&quot;n/a&quot;;&quot;&quot;;&quot;, Zugbus &quot;&amp;[.I258])&amp;IF([.J258];&quot;, F.Mldg &quot;&amp;[.J258]&amp;&quot; (Prio &quot;&amp;[.K258]&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6">
            <text:p>6</text:p>
          </table:table-cell>
          <table:table-cell table:formula="of:=[.F259]&amp;IF([.I259]=&quot;n/a&quot;;&quot;&quot;;&quot;, Zugbus &quot;&amp;[.I259])&amp;IF([.J259];&quot;, F.Mldg &quot;&amp;[.J259]&amp;&quot; (Prio &quot;&amp;[.K259]&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5">
            <text:p>5</text:p>
          </table:table-cell>
          <table:table-cell table:formula="of:=[.F260]&amp;IF([.I260]=&quot;n/a&quot;;&quot;&quot;;&quot;, Zugbus &quot;&amp;[.I260])&amp;IF([.J260];&quot;, F.Mldg &quot;&amp;[.J260]&amp;&quot; (Prio &quot;&amp;[.K260]&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4">
            <text:p>4</text:p>
          </table:table-cell>
          <table:table-cell table:formula="of:=[.F261]&amp;IF([.I261]=&quot;n/a&quot;;&quot;&quot;;&quot;, Zugbus &quot;&amp;[.I261])&amp;IF([.J261];&quot;, F.Mldg &quot;&amp;[.J261]&amp;&quot; (Prio &quot;&amp;[.K261]&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3">
            <text:p>3</text:p>
          </table:table-cell>
          <table:table-cell table:formula="of:=[.F262]&amp;IF([.I262]=&quot;n/a&quot;;&quot;&quot;;&quot;, Zugbus &quot;&amp;[.I262])&amp;IF([.J262];&quot;, F.Mldg &quot;&amp;[.J262]&amp;&quot; (Prio &quot;&amp;[.K262]&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2">
            <text:p>2</text:p>
          </table:table-cell>
          <table:table-cell table:formula="of:=[.F263]&amp;IF([.I263]=&quot;n/a&quot;;&quot;&quot;;&quot;, Zugbus &quot;&amp;[.I263])&amp;IF([.J263];&quot;, F.Mldg &quot;&amp;[.J263]&amp;&quot; (Prio &quot;&amp;[.K263]&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1">
            <text:p>1</text:p>
          </table:table-cell>
          <table:table-cell table:formula="of:=[.F264]&amp;IF([.I264]=&quot;n/a&quot;;&quot;&quot;;&quot;, Zugbus &quot;&amp;[.I264])&amp;IF([.J264];&quot;, F.Mldg &quot;&amp;[.J264]&amp;&quot; (Prio &quot;&amp;[.K264]&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1">
            <text:p>31</text:p>
          </table:table-cell>
          <table:table-cell office:value-type="float" office:value="0">
            <text:p>0</text:p>
          </table:table-cell>
          <table:table-cell table:formula="of:=[.F265]&amp;IF([.I265]=&quot;n/a&quot;;&quot;&quot;;&quot;, Zugbus &quot;&amp;[.I265])&amp;IF([.J265];&quot;, F.Mldg &quot;&amp;[.J265]&amp;&quot; (Prio &quot;&amp;[.K265]&amp;&quot;)&quot;;&quot;&quot;)" office:value-type="string" office:string-value="Eingangswert Bereitstellzeit; Sonntag, Minuten">
            <text:p>Eingangswert Bereitstellzeit; Sonntag, Minuten</text:p>
          </table:table-cell>
          <table:table-cell office:value-type="string">
            <text:p>int8_t</text:p>
          </table:table-cell>
          <table:table-cell table:content-validation-name="val1" office:value-type="string">
            <text:p>bSoMin_in</text:p>
          </table:table-cell>
          <table:table-cell office:value-type="string">
            <text:p>Ein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7">
            <text:p>7</text:p>
          </table:table-cell>
          <table:table-cell table:formula="of:=[.F266]&amp;IF([.I266]=&quot;n/a&quot;;&quot;&quot;;&quot;, Zugbus &quot;&amp;[.I266])&amp;IF([.J266];&quot;, F.Mldg &quot;&amp;[.J266]&amp;&quot; (Prio &quot;&amp;[.K266]&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6">
            <text:p>6</text:p>
          </table:table-cell>
          <table:table-cell table:formula="of:=[.F267]&amp;IF([.I267]=&quot;n/a&quot;;&quot;&quot;;&quot;, Zugbus &quot;&amp;[.I267])&amp;IF([.J267];&quot;, F.Mldg &quot;&amp;[.J267]&amp;&quot; (Prio &quot;&amp;[.K267]&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5">
            <text:p>5</text:p>
          </table:table-cell>
          <table:table-cell table:formula="of:=[.F268]&amp;IF([.I268]=&quot;n/a&quot;;&quot;&quot;;&quot;, Zugbus &quot;&amp;[.I268])&amp;IF([.J268];&quot;, F.Mldg &quot;&amp;[.J268]&amp;&quot; (Prio &quot;&amp;[.K268]&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4">
            <text:p>4</text:p>
          </table:table-cell>
          <table:table-cell table:formula="of:=[.F269]&amp;IF([.I269]=&quot;n/a&quot;;&quot;&quot;;&quot;, Zugbus &quot;&amp;[.I269])&amp;IF([.J269];&quot;, F.Mldg &quot;&amp;[.J269]&amp;&quot; (Prio &quot;&amp;[.K269]&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3">
            <text:p>3</text:p>
          </table:table-cell>
          <table:table-cell table:formula="of:=[.F270]&amp;IF([.I270]=&quot;n/a&quot;;&quot;&quot;;&quot;, Zugbus &quot;&amp;[.I270])&amp;IF([.J270];&quot;, F.Mldg &quot;&amp;[.J270]&amp;&quot; (Prio &quot;&amp;[.K270]&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2">
            <text:p>2</text:p>
          </table:table-cell>
          <table:table-cell table:formula="of:=[.F271]&amp;IF([.I271]=&quot;n/a&quot;;&quot;&quot;;&quot;, Zugbus &quot;&amp;[.I271])&amp;IF([.J271];&quot;, F.Mldg &quot;&amp;[.J271]&amp;&quot; (Prio &quot;&amp;[.K271]&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1">
            <text:p>1</text:p>
          </table:table-cell>
          <table:table-cell table:formula="of:=[.F272]&amp;IF([.I272]=&quot;n/a&quot;;&quot;&quot;;&quot;, Zugbus &quot;&amp;[.I272])&amp;IF([.J272];&quot;, F.Mldg &quot;&amp;[.J272]&amp;&quot; (Prio &quot;&amp;[.K272]&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2">
            <text:p>32</text:p>
          </table:table-cell>
          <table:table-cell office:value-type="float" office:value="0">
            <text:p>0</text:p>
          </table:table-cell>
          <table:table-cell table:formula="of:=[.F273]&amp;IF([.I273]=&quot;n/a&quot;;&quot;&quot;;&quot;, Zugbus &quot;&amp;[.I273])&amp;IF([.J273];&quot;, F.Mldg &quot;&amp;[.J273]&amp;&quot; (Prio &quot;&amp;[.K273]&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7">
            <text:p>7</text:p>
          </table:table-cell>
          <table:table-cell table:formula="of:=[.F274]&amp;IF([.I274]=&quot;n/a&quot;;&quot;&quot;;&quot;, Zugbus &quot;&amp;[.I274])&amp;IF([.J274];&quot;, F.Mldg &quot;&amp;[.J274]&amp;&quot; (Prio &quot;&amp;[.K274]&amp;&quot;)&quot;;&quot;&quot;)" office:value-type="string" office:string-value="Tage">
            <text:p>Tage</text:p>
          </table:table-cell>
          <table:table-cell office:value-type="string">
            <text:p>uint16_t</text:p>
          </table:table-cell>
          <table:table-cell table:content-validation-name="val1" office:value-type="string">
            <text:p>wDayMask_in</text:p>
          </table:table-cell>
          <table:table-cell office:value-type="string">
            <text:p>T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6">
            <text:p>6</text:p>
          </table:table-cell>
          <table:table-cell table:formula="of:=[.F275]&amp;IF([.I275]=&quot;n/a&quot;;&quot;&quot;;&quot;, Zugbus &quot;&amp;[.I275])&amp;IF([.J275];&quot;, F.Mldg &quot;&amp;[.J275]&amp;&quot; (Prio &quot;&amp;[.K275]&amp;&quot;)&quot;;&quot;&quot;)" office:value-type="string" office:string-value="Sonntag">
            <text:p>Sonntag</text:p>
          </table:table-cell>
          <table:table-cell office:value-type="string">
            <text:p>uint16_t</text:p>
          </table:table-cell>
          <table:table-cell table:content-validation-name="val1" office:value-type="string">
            <text:p>wDayMask_in</text:p>
          </table:table-cell>
          <table:table-cell office:value-type="string">
            <text:p>Sonn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5">
            <text:p>5</text:p>
          </table:table-cell>
          <table:table-cell table:formula="of:=[.F276]&amp;IF([.I276]=&quot;n/a&quot;;&quot;&quot;;&quot;, Zugbus &quot;&amp;[.I276])&amp;IF([.J276];&quot;, F.Mldg &quot;&amp;[.J276]&amp;&quot; (Prio &quot;&amp;[.K276]&amp;&quot;)&quot;;&quot;&quot;)" office:value-type="string" office:string-value="Samstag">
            <text:p>Samstag</text:p>
          </table:table-cell>
          <table:table-cell office:value-type="string">
            <text:p>uint16_t</text:p>
          </table:table-cell>
          <table:table-cell table:content-validation-name="val1" office:value-type="string">
            <text:p>wDayMask_in</text:p>
          </table:table-cell>
          <table:table-cell office:value-type="string">
            <text:p>Sams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4">
            <text:p>4</text:p>
          </table:table-cell>
          <table:table-cell table:formula="of:=[.F277]&amp;IF([.I277]=&quot;n/a&quot;;&quot;&quot;;&quot;, Zugbus &quot;&amp;[.I277])&amp;IF([.J277];&quot;, F.Mldg &quot;&amp;[.J277]&amp;&quot; (Prio &quot;&amp;[.K277]&amp;&quot;)&quot;;&quot;&quot;)" office:value-type="string" office:string-value="Freitag">
            <text:p>Freitag</text:p>
          </table:table-cell>
          <table:table-cell office:value-type="string">
            <text:p>uint16_t</text:p>
          </table:table-cell>
          <table:table-cell table:content-validation-name="val1" office:value-type="string">
            <text:p>wDayMask_in</text:p>
          </table:table-cell>
          <table:table-cell office:value-type="string">
            <text:p>Frei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3">
            <text:p>3</text:p>
          </table:table-cell>
          <table:table-cell table:formula="of:=[.F278]&amp;IF([.I278]=&quot;n/a&quot;;&quot;&quot;;&quot;, Zugbus &quot;&amp;[.I278])&amp;IF([.J278];&quot;, F.Mldg &quot;&amp;[.J278]&amp;&quot; (Prio &quot;&amp;[.K278]&amp;&quot;)&quot;;&quot;&quot;)" office:value-type="string" office:string-value="Donnerstag">
            <text:p>Donnerstag</text:p>
          </table:table-cell>
          <table:table-cell office:value-type="string">
            <text:p>uint16_t</text:p>
          </table:table-cell>
          <table:table-cell table:content-validation-name="val1" office:value-type="string">
            <text:p>wDayMask_in</text:p>
          </table:table-cell>
          <table:table-cell office:value-type="string">
            <text:p>Donners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2">
            <text:p>2</text:p>
          </table:table-cell>
          <table:table-cell table:formula="of:=[.F279]&amp;IF([.I279]=&quot;n/a&quot;;&quot;&quot;;&quot;, Zugbus &quot;&amp;[.I279])&amp;IF([.J279];&quot;, F.Mldg &quot;&amp;[.J279]&amp;&quot; (Prio &quot;&amp;[.K279]&amp;&quot;)&quot;;&quot;&quot;)" office:value-type="string" office:string-value="Mittwoch">
            <text:p>Mittwoch</text:p>
          </table:table-cell>
          <table:table-cell office:value-type="string">
            <text:p>uint16_t</text:p>
          </table:table-cell>
          <table:table-cell table:content-validation-name="val1" office:value-type="string">
            <text:p>wDayMask_in</text:p>
          </table:table-cell>
          <table:table-cell office:value-type="string">
            <text:p>Mittwo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1">
            <text:p>1</text:p>
          </table:table-cell>
          <table:table-cell table:formula="of:=[.F280]&amp;IF([.I280]=&quot;n/a&quot;;&quot;&quot;;&quot;, Zugbus &quot;&amp;[.I280])&amp;IF([.J280];&quot;, F.Mldg &quot;&amp;[.J280]&amp;&quot; (Prio &quot;&amp;[.K280]&amp;&quot;)&quot;;&quot;&quot;)" office:value-type="string" office:string-value="Dienstag">
            <text:p>Dienstag</text:p>
          </table:table-cell>
          <table:table-cell office:value-type="string">
            <text:p>uint16_t</text:p>
          </table:table-cell>
          <table:table-cell table:content-validation-name="val1" office:value-type="string">
            <text:p>wDayMask_in</text:p>
          </table:table-cell>
          <table:table-cell office:value-type="string">
            <text:p>Diens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3">
            <text:p>33</text:p>
          </table:table-cell>
          <table:table-cell office:value-type="float" office:value="0">
            <text:p>0</text:p>
          </table:table-cell>
          <table:table-cell table:formula="of:=[.F281]&amp;IF([.I281]=&quot;n/a&quot;;&quot;&quot;;&quot;, Zugbus &quot;&amp;[.I281])&amp;IF([.J281];&quot;, F.Mldg &quot;&amp;[.J281]&amp;&quot; (Prio &quot;&amp;[.K281]&amp;&quot;)&quot;;&quot;&quot;)" office:value-type="string" office:string-value="Montag">
            <text:p>Montag</text:p>
          </table:table-cell>
          <table:table-cell office:value-type="string">
            <text:p>uint16_t</text:p>
          </table:table-cell>
          <table:table-cell table:content-validation-name="val1" office:value-type="string">
            <text:p>wDayMask_in</text:p>
          </table:table-cell>
          <table:table-cell office:value-type="string">
            <text:p>Mon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 office:value-type="float" office:value="34">
            <text:p>34</text:p>
          </table:table-cell>
          <table:table-cell office:value-type="float" office:value="7">
            <text:p>7</text:p>
          </table:table-cell>
          <table:table-cell table:formula="of:=[.F282]&amp;IF([.I282]=&quot;n/a&quot;;&quot;&quot;;&quot;, Zugbus &quot;&amp;[.I282])&amp;IF([.J282];&quot;, F.Mldg &quot;&amp;[.J282]&amp;&quot; (Prio &quot;&amp;[.K282]&amp;&quot;)&quot;;&quot;&quot;)" office:value-type="string" office:string-value="Statusbits">
            <text:p>Statusbits</text:p>
          </table:table-cell>
          <table:table-cell office:value-type="string">
            <text:p>uint8_t</text:p>
          </table:table-cell>
          <table:table-cell table:content-validation-name="val1" office:value-type="string">
            <text:p>bStatusByte</text:p>
          </table:table-cell>
          <table:table-cell office:value-type="string">
            <text:p>Statusbi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 office:value-type="float" office:value="34">
            <text:p>34</text:p>
          </table:table-cell>
          <table:table-cell office:value-type="float" office:value="6">
            <text:p>6</text:p>
          </table:table-cell>
          <table:table-cell table:formula="of:=[.F283]&amp;IF([.I283]=&quot;n/a&quot;;&quot;&quot;;&quot;, Zugbus &quot;&amp;[.I283])&amp;IF([.J283];&quot;, F.Mldg &quot;&amp;[.J283]&amp;&quot; (Prio &quot;&amp;[.K283]&amp;&quot;)&quot;;&quot;&quot;)" office:value-type="string" office:string-value="Statusbits">
            <text:p>Statusbits</text:p>
          </table:table-cell>
          <table:table-cell office:value-type="string">
            <text:p>uint8_t</text:p>
          </table:table-cell>
          <table:table-cell table:content-validation-name="val1" office:value-type="string">
            <text:p>bStatusByte</text:p>
          </table:table-cell>
          <table:table-cell office:value-type="string">
            <text:p>Statusbi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4">
            <text:p>34</text:p>
          </table:table-cell>
          <table:table-cell office:value-type="float" office:value="5">
            <text:p>5</text:p>
          </table:table-cell>
          <table:table-cell table:formula="of:=[.F284]&amp;IF([.I284]=&quot;n/a&quot;;&quot;&quot;;&quot;, Zugbus &quot;&amp;[.I284])&amp;IF([.J284];&quot;, F.Mldg &quot;&amp;[.J284]&amp;&quot; (Prio &quot;&amp;[.K284]&amp;&quot;)&quot;;&quot;&quot;)" office:value-type="string" office:string-value="Bedienung von &quot;man. Start VHA&quot; durch CPU">
            <text:p>Bedienung von "man. Start VHA" durch CPU</text:p>
          </table:table-cell>
          <table:table-cell office:value-type="string">
            <text:p>uint8_t</text:p>
          </table:table-cell>
          <table:table-cell table:content-validation-name="val1" office:value-type="string">
            <text:p>bStatusByte</text:p>
          </table:table-cell>
          <table:table-cell office:value-type="string">
            <text:p>Bedienung von "man. Start VHA" durch CPU</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4">
            <text:p>34</text:p>
          </table:table-cell>
          <table:table-cell office:value-type="float" office:value="4">
            <text:p>4</text:p>
          </table:table-cell>
          <table:table-cell table:formula="of:=[.F285]&amp;IF([.I285]=&quot;n/a&quot;;&quot;&quot;;&quot;, Zugbus &quot;&amp;[.I285])&amp;IF([.J285];&quot;, F.Mldg &quot;&amp;[.J285]&amp;&quot; (Prio &quot;&amp;[.K285]&amp;&quot;)&quot;;&quot;&quot;)" office:value-type="string" office:string-value="Bedienung von &quot;Dichtheitspruefung&quot; durch CPU">
            <text:p>Bedienung von "Dichtheitspruefung" durch CPU</text:p>
          </table:table-cell>
          <table:table-cell office:value-type="string">
            <text:p>uint8_t</text:p>
          </table:table-cell>
          <table:table-cell table:content-validation-name="val1" office:value-type="string">
            <text:p>bStatusByte</text:p>
          </table:table-cell>
          <table:table-cell office:value-type="string">
            <text:p>Bedienung von "Dichtheitspruefung" durch CPU</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4">
            <text:p>34</text:p>
          </table:table-cell>
          <table:table-cell office:value-type="float" office:value="3">
            <text:p>3</text:p>
          </table:table-cell>
          <table:table-cell table:formula="of:=[.F286]&amp;IF([.I286]=&quot;n/a&quot;;&quot;&quot;;&quot;, Zugbus &quot;&amp;[.I286])&amp;IF([.J286];&quot;, F.Mldg &quot;&amp;[.J286]&amp;&quot; (Prio &quot;&amp;[.K286]&amp;&quot;)&quot;;&quot;&quot;)" office:value-type="string" office:string-value="Bedienung von &quot;Werkstatttest&quot; durch CPU">
            <text:p>Bedienung von "Werkstatttest" durch CPU</text:p>
          </table:table-cell>
          <table:table-cell office:value-type="string">
            <text:p>uint8_t</text:p>
          </table:table-cell>
          <table:table-cell table:content-validation-name="val1" office:value-type="string">
            <text:p>bStatusByte</text:p>
          </table:table-cell>
          <table:table-cell office:value-type="string">
            <text:p>Bedienung von "Werkstatttest" durch CPU</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3" office:value-type="float" office:value="34">
            <text:p>34</text:p>
          </table:table-cell>
          <table:table-cell office:value-type="float" office:value="2">
            <text:p>2</text:p>
          </table:table-cell>
          <table:table-cell table:formula="of:=[.F287]&amp;IF([.I287]=&quot;n/a&quot;;&quot;&quot;;&quot;, Zugbus &quot;&amp;[.I287])&amp;IF([.J287];&quot;, F.Mldg &quot;&amp;[.J287]&amp;&quot; (Prio &quot;&amp;[.K287]&amp;&quot;)&quot;;&quot;&quot;)" office:value-type="string" office:string-value="Bedienung von &quot;Spurkranzschmierung manuell&quot; durch CPU">
            <text:p>Bedienung von "Spurkranzschmierung manuell" durch CPU</text:p>
          </table:table-cell>
          <table:table-cell office:value-type="string">
            <text:p>uint8_t</text:p>
          </table:table-cell>
          <table:table-cell table:content-validation-name="val1" office:value-type="string">
            <text:p>bStatusByte</text:p>
          </table:table-cell>
          <table:table-cell office:value-type="string">
            <text:p>Bedienung von "Spurkranzschmierung manuell" durch CPU</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 office:value-type="float" office:value="34">
            <text:p>34</text:p>
          </table:table-cell>
          <table:table-cell office:value-type="float" office:value="1">
            <text:p>1</text:p>
          </table:table-cell>
          <table:table-cell table:formula="of:=[.F288]&amp;IF([.I288]=&quot;n/a&quot;;&quot;&quot;;&quot;, Zugbus &quot;&amp;[.I288])&amp;IF([.J288];&quot;, F.Mldg &quot;&amp;[.J288]&amp;&quot; (Prio &quot;&amp;[.K288]&amp;&quot;)&quot;;&quot;&quot;)" office:value-type="string" office:string-value="Errorlogger aktiv">
            <text:p>Errorlogger aktiv</text:p>
          </table:table-cell>
          <table:table-cell office:value-type="string">
            <text:p>uint8_t</text:p>
          </table:table-cell>
          <table:table-cell table:content-validation-name="val1" office:value-type="string">
            <text:p>bStatusByte</text:p>
          </table:table-cell>
          <table:table-cell office:value-type="string">
            <text:p>Errorlogger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 office:value-type="float" office:value="34">
            <text:p>34</text:p>
          </table:table-cell>
          <table:table-cell office:value-type="float" office:value="0">
            <text:p>0</text:p>
          </table:table-cell>
          <table:table-cell/>
          <table:table-cell office:value-type="string">
            <text:p>uint8_t</text:p>
          </table:table-cell>
          <table:table-cell table:content-validation-name="val1" office:value-type="string">
            <text:p>bStatusByte</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7">
            <text:p>7</text:p>
          </table:table-cell>
          <table:table-cell table:style-name="ce21" office:value-type="string">
            <text:p>2 Fehler Kommunikation Bediengerät 1</text:p>
          </table:table-cell>
          <table:table-cell office:value-type="string">
            <text:p>bool</text:p>
          </table:table-cell>
          <table:table-cell table:style-name="ce39" table:content-validation-name="val1" office:value-type="string">
            <text:p>xFKommBediengeraet1</text:p>
          </table:table-cell>
          <table:table-cell table:style-name="ce21" office:value-type="string">
            <text:p>Fehler Kommunikation Bediengerät 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6">
            <text:p>6</text:p>
          </table:table-cell>
          <table:table-cell table:style-name="ce21" office:value-type="string">
            <text:p>3 Fehler Kommunikation Bediengerät 2</text:p>
          </table:table-cell>
          <table:table-cell office:value-type="string">
            <text:p>bool</text:p>
          </table:table-cell>
          <table:table-cell table:style-name="ce39" table:content-validation-name="val1" office:value-type="string">
            <text:p>xFKommBediengeraet2</text:p>
          </table:table-cell>
          <table:table-cell table:style-name="ce21" office:value-type="string">
            <text:p>Fehler Kommunikation Bediengerät 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5">
            <text:p>5</text:p>
          </table:table-cell>
          <table:table-cell table:style-name="ce21" office:value-type="string">
            <text:p>4 Fehler Kommunikation Funkfernsteuerung</text:p>
          </table:table-cell>
          <table:table-cell office:value-type="string">
            <text:p>bool</text:p>
          </table:table-cell>
          <table:table-cell table:style-name="ce39" table:content-validation-name="val1" office:value-type="string">
            <text:p>xFKommFFSt</text:p>
          </table:table-cell>
          <table:table-cell table:style-name="ce21" office:value-type="string">
            <text:p>Fehler Kommunikation Funkfernsteu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4">
            <text:p>4</text:p>
          </table:table-cell>
          <table:table-cell table:style-name="ce21" office:value-type="string">
            <text:p>6 Fehler Kommunikation Vorheizanlage</text:p>
          </table:table-cell>
          <table:table-cell office:value-type="string">
            <text:p>bool</text:p>
          </table:table-cell>
          <table:table-cell table:style-name="ce39" table:content-validation-name="val1" office:value-type="string">
            <text:p>xFeKommVHA</text:p>
          </table:table-cell>
          <table:table-cell table:style-name="ce21" office:value-type="string">
            <text:p>Fehler Kommunikation Vorheizanl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3">
            <text:p>3</text:p>
          </table:table-cell>
          <table:table-cell table:style-name="ce21" office:value-type="string">
            <text:p>7 Fehler Kommunikation Kühlersteuerung</text:p>
          </table:table-cell>
          <table:table-cell office:value-type="string">
            <text:p>bool</text:p>
          </table:table-cell>
          <table:table-cell table:style-name="ce39" table:content-validation-name="val1" office:value-type="string">
            <text:p>xFeKommIOX</text:p>
          </table:table-cell>
          <table:table-cell table:style-name="ce21" office:value-type="string">
            <text:p>Fehler Kommunikation Kühlersteu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2">
            <text:p>2</text:p>
          </table:table-cell>
          <table:table-cell table:style-name="ce22" office:value-type="string">
            <text:p>9 Fehler Kommunikation Display</text:p>
          </table:table-cell>
          <table:table-cell office:value-type="string">
            <text:p>bool</text:p>
          </table:table-cell>
          <table:table-cell table:style-name="ce39" table:content-validation-name="val1" office:value-type="string">
            <text:p>xFeKommDisplay</text:p>
          </table:table-cell>
          <table:table-cell table:style-name="ce22" office:value-type="string">
            <text:p>Fehler Kommunikation Display</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1">
            <text:p>1</text:p>
          </table:table-cell>
          <table:table-cell table:style-name="ce21" office:value-type="string">
            <text:p>10 Fehler Kommunikation Dieselmotor</text:p>
          </table:table-cell>
          <table:table-cell office:value-type="string">
            <text:p>bool</text:p>
          </table:table-cell>
          <table:table-cell table:style-name="ce39" table:content-validation-name="val1" office:value-type="string">
            <text:p>xFeKommDM</text:p>
          </table:table-cell>
          <table:table-cell table:style-name="ce21" office:value-type="string">
            <text:p>Fehler Kommunikation Dieselmoto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5">
            <text:p>35</text:p>
          </table:table-cell>
          <table:table-cell office:value-type="float" office:value="0">
            <text:p>0</text:p>
          </table:table-cell>
          <table:table-cell table:style-name="ce23" office:value-type="string">
            <text:p>11 Fehler Kommunikation dezentrales IO Modul</text:p>
          </table:table-cell>
          <table:table-cell office:value-type="string">
            <text:p>bool</text:p>
          </table:table-cell>
          <table:table-cell table:style-name="ce32" table:content-validation-name="val1" office:value-type="string">
            <text:p>xFeKommDezIO</text:p>
          </table:table-cell>
          <table:table-cell table:style-name="ce22" office:value-type="string">
            <text:p>Fehler Kommunikation dezentrales IO Modu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7">
            <text:p>7</text:p>
          </table:table-cell>
          <table:table-cell table:style-name="ce21" office:value-type="string">
            <text:p>39 Makrophon schwach ein</text:p>
          </table:table-cell>
          <table:table-cell office:value-type="string">
            <text:p>bool</text:p>
          </table:table-cell>
          <table:table-cell table:style-name="ce39" table:content-validation-name="val1" office:value-type="string">
            <text:p>xMakrophonSchwachEin</text:p>
          </table:table-cell>
          <table:table-cell table:style-name="ce21" office:value-type="string">
            <text:p>Makrophon schwach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6">
            <text:p>6</text:p>
          </table:table-cell>
          <table:table-cell table:style-name="ce21" office:value-type="string">
            <text:p>40 Makrophon stark ein</text:p>
          </table:table-cell>
          <table:table-cell office:value-type="string">
            <text:p>bool</text:p>
          </table:table-cell>
          <table:table-cell table:style-name="ce39" table:content-validation-name="val1" office:value-type="string">
            <text:p>xMakrophonStarkEin</text:p>
          </table:table-cell>
          <table:table-cell table:style-name="ce21" office:value-type="string">
            <text:p>Makrophon stark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5">
            <text:p>5</text:p>
          </table:table-cell>
          <table:table-cell table:style-name="ce21" office:value-type="string">
            <text:p>42 Fahrsperre geneigt</text:p>
          </table:table-cell>
          <table:table-cell office:value-type="string">
            <text:p>bool</text:p>
          </table:table-cell>
          <table:table-cell table:style-name="ce39" table:content-validation-name="val1" office:value-type="string">
            <text:p>xFSGeneigt</text:p>
          </table:table-cell>
          <table:table-cell table:style-name="ce21" office:value-type="string">
            <text:p>Fahrsperre geneig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4">
            <text:p>4</text:p>
          </table:table-cell>
          <table:table-cell table:style-name="ce22" office:value-type="string">
            <text:p>43 Fahrsperre keine Freigabe vorhanden BG1 oder BG2</text:p>
          </table:table-cell>
          <table:table-cell office:value-type="string">
            <text:p>bool</text:p>
          </table:table-cell>
          <table:table-cell table:style-name="ce39" table:content-validation-name="val1" office:value-type="string">
            <text:p>xFSKeinFreigabeBG</text:p>
          </table:table-cell>
          <table:table-cell table:style-name="ce22" office:value-type="string">
            <text:p>Fahrsperre keine Freigabe vorhanden BG1 oder BG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3">
            <text:p>3</text:p>
          </table:table-cell>
          <table:table-cell table:style-name="ce21" office:value-type="string">
            <text:p>44 Fahrsperre keine Freigabe vorhanden Funkfernsteuerung</text:p>
          </table:table-cell>
          <table:table-cell office:value-type="string">
            <text:p>bool</text:p>
          </table:table-cell>
          <table:table-cell table:style-name="ce39" table:content-validation-name="val1" office:value-type="string">
            <text:p>xFSKeinFreigabeFunk</text:p>
          </table:table-cell>
          <table:table-cell table:style-name="ce21" office:value-type="string">
            <text:p>Fahrsperre keine Freigabe vorhanden Funkfernsteu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2">
            <text:p>2</text:p>
          </table:table-cell>
          <table:table-cell table:style-name="ce21" office:value-type="string">
            <text:p>47 Fahrsperre maximale Geschwindigkeit überschritten</text:p>
          </table:table-cell>
          <table:table-cell office:value-type="string">
            <text:p>bool</text:p>
          </table:table-cell>
          <table:table-cell table:style-name="ce39" table:content-validation-name="val1" office:value-type="string">
            <text:p>xFSMaxGeschwindikeit</text:p>
          </table:table-cell>
          <table:table-cell table:style-name="ce21" office:value-type="string">
            <text:p>Fahrsperre maximale Geschwindigkeit überschrit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1">
            <text:p>1</text:p>
          </table:table-cell>
          <table:table-cell table:style-name="ce21" office:value-type="string">
            <text:p>48 Fahrsperre Hauptleitungsdruck &lt; 2.5 bar</text:p>
          </table:table-cell>
          <table:table-cell office:value-type="string">
            <text:p>bool</text:p>
          </table:table-cell>
          <table:table-cell table:style-name="ce39" table:content-validation-name="val1" office:value-type="string">
            <text:p>xFSHLDruckUnter2_5</text:p>
          </table:table-cell>
          <table:table-cell table:style-name="ce21" office:value-type="string">
            <text:p>Fahrsperre Hauptleitungsdruck &lt; 2.5 b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6">
            <text:p>36</text:p>
          </table:table-cell>
          <table:table-cell office:value-type="float" office:value="0">
            <text:p>0</text:p>
          </table:table-cell>
          <table:table-cell table:style-name="ce22" office:value-type="string">
            <text:p>49 Fahrsperre Hauptluftbehälterdruck &lt; 5.0 bar</text:p>
          </table:table-cell>
          <table:table-cell office:value-type="string">
            <text:p>bool</text:p>
          </table:table-cell>
          <table:table-cell table:style-name="ce39" table:content-validation-name="val1" office:value-type="string">
            <text:p>xFSHauptluftTankUnter5</text:p>
          </table:table-cell>
          <table:table-cell table:style-name="ce22" office:value-type="string">
            <text:p>Fahrsperre Hauptluftbehälterdruck &lt; 5.0 b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7">
            <text:p>7</text:p>
          </table:table-cell>
          <table:table-cell table:style-name="ce21" office:value-type="string">
            <text:p>50 Fahrsperre Neigungsüberwachung überbrückt</text:p>
          </table:table-cell>
          <table:table-cell office:value-type="string">
            <text:p>bool</text:p>
          </table:table-cell>
          <table:table-cell table:style-name="ce39" table:content-validation-name="val1" office:value-type="string">
            <text:p>xFSNeigUeberwUeberbrueckt</text:p>
          </table:table-cell>
          <table:table-cell table:style-name="ce21" office:value-type="string">
            <text:p>Fahrsperre Neigungsüberwachung überbrück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6">
            <text:p>6</text:p>
          </table:table-cell>
          <table:table-cell table:style-name="ce22" office:value-type="string">
            <text:p>57 Bediengerät 1 abgetrennt</text:p>
          </table:table-cell>
          <table:table-cell office:value-type="string">
            <text:p>bool</text:p>
          </table:table-cell>
          <table:table-cell table:style-name="ce39" table:content-validation-name="val1" office:value-type="string">
            <text:p>xBediengeraet1getrennt</text:p>
          </table:table-cell>
          <table:table-cell table:style-name="ce22" office:value-type="string">
            <text:p>Bediengerät 1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5">
            <text:p>5</text:p>
          </table:table-cell>
          <table:table-cell table:style-name="ce22" office:value-type="string">
            <text:p>58 Bediengerät 2 abgetrennt</text:p>
          </table:table-cell>
          <table:table-cell office:value-type="string">
            <text:p>bool</text:p>
          </table:table-cell>
          <table:table-cell table:style-name="ce39" table:content-validation-name="val1" office:value-type="string">
            <text:p>xBediengeraet2getrennt</text:p>
          </table:table-cell>
          <table:table-cell table:style-name="ce22" office:value-type="string">
            <text:p>Bediengerät 2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4">
            <text:p>4</text:p>
          </table:table-cell>
          <table:table-cell table:style-name="ce21" office:value-type="string">
            <text:p>59 Funkfernsteuerung abgetrennt</text:p>
          </table:table-cell>
          <table:table-cell office:value-type="string">
            <text:p>bool</text:p>
          </table:table-cell>
          <table:table-cell table:style-name="ce39" table:content-validation-name="val1" office:value-type="string">
            <text:p>xFunkGetrennt</text:p>
          </table:table-cell>
          <table:table-cell table:style-name="ce21" office:value-type="string">
            <text:p>Funkfernsteuerung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3">
            <text:p>3</text:p>
          </table:table-cell>
          <table:table-cell table:style-name="ce21" office:value-type="string">
            <text:p>60 Sicherheitssteuerung abgetrennt</text:p>
          </table:table-cell>
          <table:table-cell office:value-type="string">
            <text:p>bool</text:p>
          </table:table-cell>
          <table:table-cell table:style-name="ce39" table:content-validation-name="val1" office:value-type="string">
            <text:p>xSicherheitssteuerungGetrennt</text:p>
          </table:table-cell>
          <table:table-cell table:style-name="ce21" office:value-type="string">
            <text:p>Sicherheitssteuerung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2">
            <text:p>2</text:p>
          </table:table-cell>
          <table:table-cell table:style-name="ce21" office:value-type="string">
            <text:p>157 Funkfernsteuerung ein</text:p>
          </table:table-cell>
          <table:table-cell office:value-type="string">
            <text:p>bool</text:p>
          </table:table-cell>
          <table:table-cell table:style-name="ce39" table:content-validation-name="val1" office:value-type="string">
            <text:p>xFunksteuerungEin</text:p>
          </table:table-cell>
          <table:table-cell table:style-name="ce21" office:value-type="string">
            <text:p>Funkfernsteuerung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1">
            <text:p>1</text:p>
          </table:table-cell>
          <table:table-cell table:style-name="ce21" office:value-type="string">
            <text:p>158 Funkfernsteuerung aus</text:p>
          </table:table-cell>
          <table:table-cell office:value-type="string">
            <text:p>bool</text:p>
          </table:table-cell>
          <table:table-cell table:style-name="ce39" table:content-validation-name="val1" office:value-type="string">
            <text:p>xFunksteuerungAus</text:p>
          </table:table-cell>
          <table:table-cell table:style-name="ce21" office:value-type="string">
            <text:p>Funkfernsteuerung a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7">
            <text:p>37</text:p>
          </table:table-cell>
          <table:table-cell office:value-type="float" office:value="0">
            <text:p>0</text:p>
          </table:table-cell>
          <table:table-cell table:style-name="ce21" office:value-type="string">
            <text:p>159 Fahrzeug ein</text:p>
          </table:table-cell>
          <table:table-cell office:value-type="string">
            <text:p>bool</text:p>
          </table:table-cell>
          <table:table-cell table:style-name="ce39" table:content-validation-name="val1" office:value-type="string">
            <text:p>xFzEin</text:p>
          </table:table-cell>
          <table:table-cell table:style-name="ce21" office:value-type="string">
            <text:p>Fahrzeug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7">
            <text:p>7</text:p>
          </table:table-cell>
          <table:table-cell table:style-name="ce21" office:value-type="string">
            <text:p>160 Fahrzeug aus</text:p>
          </table:table-cell>
          <table:table-cell office:value-type="string">
            <text:p>bool</text:p>
          </table:table-cell>
          <table:table-cell table:style-name="ce39" table:content-validation-name="val1" office:value-type="string">
            <text:p>xFzAus</text:p>
          </table:table-cell>
          <table:table-cell table:style-name="ce21" office:value-type="string">
            <text:p>Fahrzeug a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6">
            <text:p>6</text:p>
          </table:table-cell>
          <table:table-cell table:style-name="ce22" office:value-type="string">
            <text:p>161 Plausibilität Funkfernsteuerung Notaus</text:p>
          </table:table-cell>
          <table:table-cell office:value-type="string">
            <text:p>bool</text:p>
          </table:table-cell>
          <table:table-cell table:style-name="ce39" table:content-validation-name="val1" office:value-type="string">
            <text:p>xPlaFFStNotaus</text:p>
          </table:table-cell>
          <table:table-cell table:style-name="ce22" office:value-type="string">
            <text:p>Plausibilität Funkfernsteuerung Nota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5">
            <text:p>5</text:p>
          </table:table-cell>
          <table:table-cell table:style-name="ce21" office:value-type="string">
            <text:p>162 Plausibilität Funkfernsteuerung Sanftbremse</text:p>
          </table:table-cell>
          <table:table-cell office:value-type="string">
            <text:p>bool</text:p>
          </table:table-cell>
          <table:table-cell table:style-name="ce39" table:content-validation-name="val1" office:value-type="string">
            <text:p>xPlaFFStSanftbremse</text:p>
          </table:table-cell>
          <table:table-cell table:style-name="ce21" office:value-type="string">
            <text:p>Plausibilität Funkfernsteuerung Sanftbrems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4">
            <text:p>4</text:p>
          </table:table-cell>
          <table:table-cell table:style-name="ce21" office:value-type="string">
            <text:p>163 Plausibilität Funkfernsteuerung Leistung plus</text:p>
          </table:table-cell>
          <table:table-cell office:value-type="string">
            <text:p>bool</text:p>
          </table:table-cell>
          <table:table-cell table:style-name="ce39" table:content-validation-name="val1" office:value-type="string">
            <text:p>xPlaFFStLeistungPlus</text:p>
          </table:table-cell>
          <table:table-cell table:style-name="ce21" office:value-type="string">
            <text:p>Plausibilität Funkfernsteuerung Leistung pl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3">
            <text:p>3</text:p>
          </table:table-cell>
          <table:table-cell table:style-name="ce21" office:value-type="string">
            <text:p>164 Plausibilität Funkfernsteuerung Leistung konstant</text:p>
          </table:table-cell>
          <table:table-cell office:value-type="string">
            <text:p>bool</text:p>
          </table:table-cell>
          <table:table-cell table:style-name="ce39" table:content-validation-name="val1" office:value-type="string">
            <text:p>xPlaFFStLeistungKonst</text:p>
          </table:table-cell>
          <table:table-cell table:style-name="ce21" office:value-type="string">
            <text:p>Plausibilität Funkfernsteuerung Leistung konsta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2">
            <text:p>2</text:p>
          </table:table-cell>
          <table:table-cell table:style-name="ce21" office:value-type="string">
            <text:p>165 Plausibilität Funkfernsteuerung Leistung minus</text:p>
          </table:table-cell>
          <table:table-cell office:value-type="string">
            <text:p>bool</text:p>
          </table:table-cell>
          <table:table-cell table:style-name="ce39" table:content-validation-name="val1" office:value-type="string">
            <text:p>xPlaFFStLeistungMinus</text:p>
          </table:table-cell>
          <table:table-cell table:style-name="ce21" office:value-type="string">
            <text:p>Plausibilität Funkfernsteuerung Leistung min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1">
            <text:p>1</text:p>
          </table:table-cell>
          <table:table-cell table:style-name="ce21" office:value-type="string">
            <text:p>166 Plausibilität Funkfernsteuerung Bremse minus</text:p>
          </table:table-cell>
          <table:table-cell office:value-type="string">
            <text:p>bool</text:p>
          </table:table-cell>
          <table:table-cell table:style-name="ce39" table:content-validation-name="val1" office:value-type="string">
            <text:p>xPlaFFStBremseMinus</text:p>
          </table:table-cell>
          <table:table-cell table:style-name="ce21" office:value-type="string">
            <text:p>Plausibilität Funkfernsteuerung Bremse min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8">
            <text:p>38</text:p>
          </table:table-cell>
          <table:table-cell office:value-type="float" office:value="0">
            <text:p>0</text:p>
          </table:table-cell>
          <table:table-cell table:style-name="ce21" office:value-type="string">
            <text:p>167 Plausibilität Funkfernsteuerung Bremse konstant</text:p>
          </table:table-cell>
          <table:table-cell office:value-type="string">
            <text:p>bool</text:p>
          </table:table-cell>
          <table:table-cell table:style-name="ce39" table:content-validation-name="val1" office:value-type="string">
            <text:p>xPlaFFStBremseKonst</text:p>
          </table:table-cell>
          <table:table-cell table:style-name="ce21" office:value-type="string">
            <text:p>Plausibilität Funkfernsteuerung Bremse konsta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7">
            <text:p>7</text:p>
          </table:table-cell>
          <table:table-cell table:style-name="ce21" office:value-type="string">
            <text:p>168 Plausibilität Funkfernsteuerung Bremse plus</text:p>
          </table:table-cell>
          <table:table-cell office:value-type="string">
            <text:p>bool</text:p>
          </table:table-cell>
          <table:table-cell table:style-name="ce39" table:content-validation-name="val1" office:value-type="string">
            <text:p>xPlaFFStBremsePlus</text:p>
          </table:table-cell>
          <table:table-cell table:style-name="ce21" office:value-type="string">
            <text:p>Plausibilität Funkfernsteuerung Bremse pl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6">
            <text:p>6</text:p>
          </table:table-cell>
          <table:table-cell table:style-name="ce22" office:value-type="string">
            <text:p>169 Plausibilität Funkfernsteuerung Zugbremse unterdrücken</text:p>
          </table:table-cell>
          <table:table-cell office:value-type="string">
            <text:p>bool</text:p>
          </table:table-cell>
          <table:table-cell table:style-name="ce39" table:content-validation-name="val1" office:value-type="string">
            <text:p>xPlaFFStZugbremsUnterdrueckt</text:p>
          </table:table-cell>
          <table:table-cell table:style-name="ce22" office:value-type="string">
            <text:p>Plausibilität Funkfernsteuerung Zugbremse unterdrück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5">
            <text:p>5</text:p>
          </table:table-cell>
          <table:table-cell table:style-name="ce22" office:value-type="string">
            <text:p>170 Plausibilität Funkfernsteuerung Fahrtrichtung vorwärts</text:p>
          </table:table-cell>
          <table:table-cell office:value-type="string">
            <text:p>bool</text:p>
          </table:table-cell>
          <table:table-cell table:style-name="ce39" table:content-validation-name="val1" office:value-type="string">
            <text:p>xPlaFFStFRichtungVor</text:p>
          </table:table-cell>
          <table:table-cell table:style-name="ce22" office:value-type="string">
            <text:p>Plausibilität Funkfernsteuerung Fahrtrichtung vorwär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4">
            <text:p>4</text:p>
          </table:table-cell>
          <table:table-cell table:style-name="ce21" office:value-type="string">
            <text:p>171 Plausibilität Funkfernsteuerung Fahrtrichtung rückwärts</text:p>
          </table:table-cell>
          <table:table-cell office:value-type="string">
            <text:p>bool</text:p>
          </table:table-cell>
          <table:table-cell table:style-name="ce39" table:content-validation-name="val1" office:value-type="string">
            <text:p>xPlaFFStFRichtuungRueck</text:p>
          </table:table-cell>
          <table:table-cell table:style-name="ce21" office:value-type="string">
            <text:p>Plausibilität Funkfernsteuerung Fahrtrichtung rückwär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3">
            <text:p>3</text:p>
          </table:table-cell>
          <table:table-cell table:style-name="ce21" office:value-type="string">
            <text:p>172 Plausibilität Funkfernsteuerung Neigungsüberwachung</text:p>
          </table:table-cell>
          <table:table-cell office:value-type="string">
            <text:p>bool</text:p>
          </table:table-cell>
          <table:table-cell table:style-name="ce39" table:content-validation-name="val1" office:value-type="string">
            <text:p>xPlaFFStNeigUeberwachung</text:p>
          </table:table-cell>
          <table:table-cell table:style-name="ce21" office:value-type="string">
            <text:p>Plausibilität Funkfernsteuerung Neigungsüberwach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2">
            <text:p>2</text:p>
          </table:table-cell>
          <table:table-cell table:style-name="ce21" office:value-type="string">
            <text:p>173 Plausibilität Funkfernsteuerung Neigen überbrücken</text:p>
          </table:table-cell>
          <table:table-cell office:value-type="string">
            <text:p>bool</text:p>
          </table:table-cell>
          <table:table-cell table:style-name="ce39" table:content-validation-name="val1" office:value-type="string">
            <text:p>xPlaFFStNeigenUeberbruecken</text:p>
          </table:table-cell>
          <table:table-cell table:style-name="ce21" office:value-type="string">
            <text:p>Plausibilität Funkfernsteuerung Neigen überbrück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1">
            <text:p>1</text:p>
          </table:table-cell>
          <table:table-cell table:style-name="ce21" office:value-type="string">
            <text:p>174 Plausibilität Funkfernsteuerung Freigabe</text:p>
          </table:table-cell>
          <table:table-cell office:value-type="string">
            <text:p>bool</text:p>
          </table:table-cell>
          <table:table-cell table:style-name="ce39" table:content-validation-name="val1" office:value-type="string">
            <text:p>xPlaFFStFreigabe</text:p>
          </table:table-cell>
          <table:table-cell table:style-name="ce21" office:value-type="string">
            <text:p>Plausibilität Funkfernsteuerung Freigab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39">
            <text:p>39</text:p>
          </table:table-cell>
          <table:table-cell office:value-type="float" office:value="0">
            <text:p>0</text:p>
          </table:table-cell>
          <table:table-cell table:style-name="ce21" office:value-type="string">
            <text:p>175 Plausibilität Funkfernsteuerung Fahrsperre</text:p>
          </table:table-cell>
          <table:table-cell office:value-type="string">
            <text:p>bool</text:p>
          </table:table-cell>
          <table:table-cell table:style-name="ce39" table:content-validation-name="val1" office:value-type="string">
            <text:p>xPlaFFStFahrsperre</text:p>
          </table:table-cell>
          <table:table-cell table:style-name="ce21" office:value-type="string">
            <text:p>Plausibilität Funkfernsteuerung Fahrsperr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7">
            <text:p>7</text:p>
          </table:table-cell>
          <table:table-cell table:style-name="ce22" office:value-type="string">
            <text:p>177 Plausibilität Funkfernsteuerung Schleuderbremse</text:p>
          </table:table-cell>
          <table:table-cell office:value-type="string">
            <text:p>bool</text:p>
          </table:table-cell>
          <table:table-cell table:style-name="ce39" table:content-validation-name="val1" office:value-type="string">
            <text:p>xPlaFFStSchleuderbremse</text:p>
          </table:table-cell>
          <table:table-cell table:style-name="ce22" office:value-type="string">
            <text:p>Plausibilität Funkfernsteuerung Schleuderbrems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6">
            <text:p>6</text:p>
          </table:table-cell>
          <table:table-cell table:style-name="ce21" office:value-type="string">
            <text:p>178 Plausibilität Funkfernsteuerung Traktionsfreigabe</text:p>
          </table:table-cell>
          <table:table-cell office:value-type="string">
            <text:p>bool</text:p>
          </table:table-cell>
          <table:table-cell table:style-name="ce39" table:content-validation-name="val1" office:value-type="string">
            <text:p>xPlaFFStTraktionsfreigabe</text:p>
          </table:table-cell>
          <table:table-cell table:style-name="ce21" office:value-type="string">
            <text:p>Plausibilität Funkfernsteuerung Traktionsfreigab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5">
            <text:p>5</text:p>
          </table:table-cell>
          <table:table-cell table:style-name="ce21" office:value-type="string">
            <text:p>179 Plausibilität Funkfernsteuerung Dieselmotor Stop</text:p>
          </table:table-cell>
          <table:table-cell office:value-type="string">
            <text:p>bool</text:p>
          </table:table-cell>
          <table:table-cell table:style-name="ce39" table:content-validation-name="val1" office:value-type="string">
            <text:p>xPlaFFStDMStop</text:p>
          </table:table-cell>
          <table:table-cell table:style-name="ce21" office:value-type="string">
            <text:p>Plausibilität Funkfernsteuerung Dieselmotor Stop</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4">
            <text:p>4</text:p>
          </table:table-cell>
          <table:table-cell table:style-name="ce21" office:value-type="string">
            <text:p>180 Plausibilität Funkfernsteuerung Niederdrucküberladung</text:p>
          </table:table-cell>
          <table:table-cell office:value-type="string">
            <text:p>bool</text:p>
          </table:table-cell>
          <table:table-cell table:style-name="ce39" table:content-validation-name="val1" office:value-type="string">
            <text:p>xPlaFFStNDruckUeberladung</text:p>
          </table:table-cell>
          <table:table-cell table:style-name="ce21" office:value-type="string">
            <text:p>Plausibilität Funkfernsteuerung Niederdrucküberlad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3">
            <text:p>3</text:p>
          </table:table-cell>
          <table:table-cell table:style-name="ce21" office:value-type="string">
            <text:p>181 Plausibilität Funkfernsteuerung Vmax plus</text:p>
          </table:table-cell>
          <table:table-cell office:value-type="string">
            <text:p>bool</text:p>
          </table:table-cell>
          <table:table-cell table:style-name="ce39" table:content-validation-name="val1" office:value-type="string">
            <text:p>xPlaFFStVmaxPlus</text:p>
          </table:table-cell>
          <table:table-cell table:style-name="ce21" office:value-type="string">
            <text:p>Plausibilität Funkfernsteuerung Vmax pl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2">
            <text:p>2</text:p>
          </table:table-cell>
          <table:table-cell table:style-name="ce21" office:value-type="string">
            <text:p>182 Plausibilität Funkfernsteuerung Vmax minus</text:p>
          </table:table-cell>
          <table:table-cell office:value-type="string">
            <text:p>bool</text:p>
          </table:table-cell>
          <table:table-cell table:style-name="ce39" table:content-validation-name="val1" office:value-type="string">
            <text:p>xPlaFFStVmaxMinus</text:p>
          </table:table-cell>
          <table:table-cell table:style-name="ce21" office:value-type="string">
            <text:p>Plausibilität Funkfernsteuerung Vmax minu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1">
            <text:p>1</text:p>
          </table:table-cell>
          <table:table-cell table:style-name="ce21" office:value-type="string">
            <text:p>183 Plausibilität Funkfernsteuerung Sander</text:p>
          </table:table-cell>
          <table:table-cell office:value-type="string">
            <text:p>bool</text:p>
          </table:table-cell>
          <table:table-cell table:style-name="ce39" table:content-validation-name="val1" office:value-type="string">
            <text:p>xPlaFFStSander</text:p>
          </table:table-cell>
          <table:table-cell table:style-name="ce21" office:value-type="string">
            <text:p>Plausibilität Funkfernsteuerung Sand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0">
            <text:p>40</text:p>
          </table:table-cell>
          <table:table-cell office:value-type="float" office:value="0">
            <text:p>0</text:p>
          </table:table-cell>
          <table:table-cell table:style-name="ce21" office:value-type="string">
            <text:p>184 Plausibilität Funkfernsteuerung Berganfahrt</text:p>
          </table:table-cell>
          <table:table-cell office:value-type="string">
            <text:p>bool</text:p>
          </table:table-cell>
          <table:table-cell table:style-name="ce39" table:content-validation-name="val1" office:value-type="string">
            <text:p>xPlaFFStBerganfahrt</text:p>
          </table:table-cell>
          <table:table-cell table:style-name="ce21" office:value-type="string">
            <text:p>Plausibilität Funkfernsteuerung Berganfah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7">
            <text:p>7</text:p>
          </table:table-cell>
          <table:table-cell table:style-name="ce24" office:value-type="string">
            <text:p>Fehler Taster Fahrtrichtung Rückwärts Bediengerät 1</text:p>
          </table:table-cell>
          <table:table-cell table:style-name="ce17" office:value-type="string">
            <text:p>bool</text:p>
          </table:table-cell>
          <table:table-cell table:style-name="ce40" table:content-validation-name="val1" office:value-type="string">
            <text:p>xStoerFRrueckwaertsBD1</text:p>
          </table:table-cell>
          <table:table-cell table:style-name="ce24" office:value-type="string">
            <text:p>Fehler Taster Fahrtrichtung Rückwärts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6">
            <text:p>6</text:p>
          </table:table-cell>
          <table:table-cell table:style-name="ce24" office:value-type="string">
            <text:p>Fehler Taster Fahrtrichtung Vorwärts Bediengerät 1</text:p>
          </table:table-cell>
          <table:table-cell table:style-name="ce17" office:value-type="string">
            <text:p>bool</text:p>
          </table:table-cell>
          <table:table-cell table:style-name="ce40" table:content-validation-name="val1" office:value-type="string">
            <text:p>xStoerFRvorwaertsBD1</text:p>
          </table:table-cell>
          <table:table-cell table:style-name="ce24" office:value-type="string">
            <text:p>Fehler Taster Fahrtrichtung Vorwärts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5">
            <text:p>5</text:p>
          </table:table-cell>
          <table:table-cell table:style-name="ce24" office:value-type="string">
            <text:p>Fehler Taster Fahrtrichtung Nullstellung Bediengerät 1</text:p>
          </table:table-cell>
          <table:table-cell table:style-name="ce17" office:value-type="string">
            <text:p>bool</text:p>
          </table:table-cell>
          <table:table-cell table:style-name="ce40" table:content-validation-name="val1" office:value-type="string">
            <text:p>xStoerFRnullstellungBD1</text:p>
          </table:table-cell>
          <table:table-cell table:style-name="ce24" office:value-type="string">
            <text:p>Fehler Taster Fahrtrichtung Nullstellung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4">
            <text:p>4</text:p>
          </table:table-cell>
          <table:table-cell table:style-name="ce24" office:value-type="string">
            <text:p>Fehler Taster Niederdrucküberladung Bediengerät 1</text:p>
          </table:table-cell>
          <table:table-cell table:style-name="ce17" office:value-type="string">
            <text:p>bool</text:p>
          </table:table-cell>
          <table:table-cell table:style-name="ce40" table:content-validation-name="val1" office:value-type="string">
            <text:p>xStoerNiederdruckBD1</text:p>
          </table:table-cell>
          <table:table-cell table:style-name="ce24" office:value-type="string">
            <text:p>Fehler Taster Niederdrucküberladung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3">
            <text:p>3</text:p>
          </table:table-cell>
          <table:table-cell table:style-name="ce24" office:value-type="string">
            <text:p>Fehler Taster Zugbremse unterdrücken Bediengerät 1</text:p>
          </table:table-cell>
          <table:table-cell table:style-name="ce17" office:value-type="string">
            <text:p>bool</text:p>
          </table:table-cell>
          <table:table-cell table:style-name="ce40" table:content-validation-name="val1" office:value-type="string">
            <text:p>xStoerZugbremseBD1</text:p>
          </table:table-cell>
          <table:table-cell table:style-name="ce24" office:value-type="string">
            <text:p>Fehler Taster Zugbremse unterdrücken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2">
            <text:p>2</text:p>
          </table:table-cell>
          <table:table-cell table:style-name="ce24" office:value-type="string">
            <text:p>Fehler Taster Festhaltebremse Bediengerät 1</text:p>
          </table:table-cell>
          <table:table-cell table:style-name="ce17" office:value-type="string">
            <text:p>bool</text:p>
          </table:table-cell>
          <table:table-cell table:style-name="ce40" table:content-validation-name="val1" office:value-type="string">
            <text:p>xStoerFesthaltebremseBD1</text:p>
          </table:table-cell>
          <table:table-cell table:style-name="ce24" office:value-type="string">
            <text:p>Fehler Taster Festhaltebremse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1">
            <text:p>1</text:p>
          </table:table-cell>
          <table:table-cell table:style-name="ce25" office:value-type="string">
            <text:p>Fehler Taster Schleuderbremse Bediengerät 1</text:p>
          </table:table-cell>
          <table:table-cell table:style-name="ce17" office:value-type="string">
            <text:p>bool</text:p>
          </table:table-cell>
          <table:table-cell table:style-name="ce40" table:content-validation-name="val1" office:value-type="string">
            <text:p>xStoerSchleuderbremseBD1</text:p>
          </table:table-cell>
          <table:table-cell table:style-name="ce25" office:value-type="string">
            <text:p>Fehler Taster Schleuderbremse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1">
            <text:p>41</text:p>
          </table:table-cell>
          <table:table-cell table:style-name="ce17" office:value-type="float" office:value="0">
            <text:p>0</text:p>
          </table:table-cell>
          <table:table-cell table:style-name="ce25"/>
          <table:table-cell table:style-name="ce17" office:value-type="string">
            <text:p>bool</text:p>
          </table:table-cell>
          <table:table-cell table:style-name="ce40" table:content-validation-name="val1"/>
          <table:table-cell table:style-name="ce25"/>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7">
            <text:p>7</text:p>
          </table:table-cell>
          <table:table-cell table:style-name="ce25"/>
          <table:table-cell table:style-name="ce17" office:value-type="string">
            <text:p>bool</text:p>
          </table:table-cell>
          <table:table-cell table:style-name="ce40" table:content-validation-name="val1"/>
          <table:table-cell table:style-name="ce25"/>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6">
            <text:p>6</text:p>
          </table:table-cell>
          <table:table-cell table:style-name="ce24" office:value-type="string">
            <text:p>Fehler Taster FBS Bediengerät 1</text:p>
          </table:table-cell>
          <table:table-cell table:style-name="ce17" office:value-type="string">
            <text:p>bool</text:p>
          </table:table-cell>
          <table:table-cell table:style-name="ce40" table:content-validation-name="val1" office:value-type="string">
            <text:p>xStoerFBSBD1</text:p>
          </table:table-cell>
          <table:table-cell table:style-name="ce24" office:value-type="string">
            <text:p>Fehler Taster FBS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5">
            <text:p>5</text:p>
          </table:table-cell>
          <table:table-cell table:style-name="ce25" office:value-type="string">
            <text:p>Fehler Taster Makrophon Bediengerät 1</text:p>
          </table:table-cell>
          <table:table-cell table:style-name="ce17" office:value-type="string">
            <text:p>bool</text:p>
          </table:table-cell>
          <table:table-cell table:style-name="ce40" table:content-validation-name="val1" office:value-type="string">
            <text:p>xStoerMakrophonBD1</text:p>
          </table:table-cell>
          <table:table-cell table:style-name="ce25" office:value-type="string">
            <text:p>Fehler Taster Makrophon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4">
            <text:p>4</text:p>
          </table:table-cell>
          <table:table-cell table:style-name="ce24"/>
          <table:table-cell table:style-name="ce17" office:value-type="string">
            <text:p>bool</text:p>
          </table:table-cell>
          <table:table-cell table:style-name="ce40" table:content-validation-name="val1"/>
          <table:table-cell table:style-name="ce24"/>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3">
            <text:p>3</text:p>
          </table:table-cell>
          <table:table-cell table:style-name="ce24" office:value-type="string">
            <text:p>Fehler Taster Sander Bediengerät 1</text:p>
          </table:table-cell>
          <table:table-cell table:style-name="ce17" office:value-type="string">
            <text:p>bool</text:p>
          </table:table-cell>
          <table:table-cell table:style-name="ce40" table:content-validation-name="val1" office:value-type="string">
            <text:p>xStoerSanderBD1</text:p>
          </table:table-cell>
          <table:table-cell table:style-name="ce24" office:value-type="string">
            <text:p>Fehler Taster Sander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2">
            <text:p>2</text:p>
          </table:table-cell>
          <table:table-cell table:style-name="ce24" office:value-type="string">
            <text:p>Fehler Taster Freigabe Bediengerät 1</text:p>
          </table:table-cell>
          <table:table-cell table:style-name="ce17" office:value-type="string">
            <text:p>bool</text:p>
          </table:table-cell>
          <table:table-cell table:style-name="ce40" table:content-validation-name="val1" office:value-type="string">
            <text:p>xStoerFreigabeBD1</text:p>
          </table:table-cell>
          <table:table-cell table:style-name="ce24" office:value-type="string">
            <text:p>Fehler Taster Freigabe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1">
            <text:p>1</text:p>
          </table:table-cell>
          <table:table-cell table:style-name="ce25" office:value-type="string">
            <text:p>Fehler Taster Lampentest Bediengerät 1</text:p>
          </table:table-cell>
          <table:table-cell table:style-name="ce17" office:value-type="string">
            <text:p>bool</text:p>
          </table:table-cell>
          <table:table-cell table:style-name="ce40" table:content-validation-name="val1" office:value-type="string">
            <text:p>xStoerLampentestBD1</text:p>
          </table:table-cell>
          <table:table-cell table:style-name="ce25" office:value-type="string">
            <text:p>Fehler Taster Lampentest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2">
            <text:p>42</text:p>
          </table:table-cell>
          <table:table-cell table:style-name="ce17" office:value-type="float" office:value="0">
            <text:p>0</text:p>
          </table:table-cell>
          <table:table-cell table:style-name="ce24" office:value-type="string">
            <text:p>Fehler Taster Übernahme Bediengerät 1</text:p>
          </table:table-cell>
          <table:table-cell table:style-name="ce17" office:value-type="string">
            <text:p>bool</text:p>
          </table:table-cell>
          <table:table-cell table:style-name="ce40" table:content-validation-name="val1" office:value-type="string">
            <text:p>xStoerUebernahmeBD1</text:p>
          </table:table-cell>
          <table:table-cell table:style-name="ce24" office:value-type="string">
            <text:p>Fehler Taster Übernahme Bediengerät 1</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7">
            <text:p>7</text:p>
          </table:table-cell>
          <table:table-cell table:style-name="ce24" office:value-type="string">
            <text:p>Fehler Taster Fahrtrichtung Rückwärts Bediengerät 2</text:p>
          </table:table-cell>
          <table:table-cell table:style-name="ce17" office:value-type="string">
            <text:p>bool</text:p>
          </table:table-cell>
          <table:table-cell table:style-name="ce40" table:content-validation-name="val1" office:value-type="string">
            <text:p>xStoerFRrueckwaertsBD2</text:p>
          </table:table-cell>
          <table:table-cell table:style-name="ce24" office:value-type="string">
            <text:p>Fehler Taster Fahrtrichtung Rückwärts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6">
            <text:p>6</text:p>
          </table:table-cell>
          <table:table-cell table:style-name="ce24" office:value-type="string">
            <text:p>Fehler Taster Fahrtrichtung Vorwärts Bediengerät 2</text:p>
          </table:table-cell>
          <table:table-cell table:style-name="ce17" office:value-type="string">
            <text:p>bool</text:p>
          </table:table-cell>
          <table:table-cell table:style-name="ce40" table:content-validation-name="val1" office:value-type="string">
            <text:p>xStoerFRvorwaertsBD2</text:p>
          </table:table-cell>
          <table:table-cell table:style-name="ce24" office:value-type="string">
            <text:p>Fehler Taster Fahrtrichtung Vorwärts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5">
            <text:p>5</text:p>
          </table:table-cell>
          <table:table-cell table:style-name="ce24" office:value-type="string">
            <text:p>Fehler Taster Fahrtrichtung Nullstellung Bediengerät 2</text:p>
          </table:table-cell>
          <table:table-cell table:style-name="ce17" office:value-type="string">
            <text:p>bool</text:p>
          </table:table-cell>
          <table:table-cell table:style-name="ce40" table:content-validation-name="val1" office:value-type="string">
            <text:p>xStoerFRnullstellungBD2</text:p>
          </table:table-cell>
          <table:table-cell table:style-name="ce24" office:value-type="string">
            <text:p>Fehler Taster Fahrtrichtung Nullstellung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4">
            <text:p>4</text:p>
          </table:table-cell>
          <table:table-cell table:style-name="ce24" office:value-type="string">
            <text:p>Fehler Taster Niederdrucküberladung Bediengerät 2</text:p>
          </table:table-cell>
          <table:table-cell table:style-name="ce17" office:value-type="string">
            <text:p>bool</text:p>
          </table:table-cell>
          <table:table-cell table:style-name="ce40" table:content-validation-name="val1" office:value-type="string">
            <text:p>xStoerNiederdruckBD2</text:p>
          </table:table-cell>
          <table:table-cell table:style-name="ce24" office:value-type="string">
            <text:p>Fehler Taster Niederdrucküberladung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3">
            <text:p>3</text:p>
          </table:table-cell>
          <table:table-cell table:style-name="ce24" office:value-type="string">
            <text:p>Fehler Taster Zugbremse unterdrücken Bediengerät 2</text:p>
          </table:table-cell>
          <table:table-cell table:style-name="ce17" office:value-type="string">
            <text:p>bool</text:p>
          </table:table-cell>
          <table:table-cell table:style-name="ce40" table:content-validation-name="val1" office:value-type="string">
            <text:p>xStoerZugbremseBD2</text:p>
          </table:table-cell>
          <table:table-cell table:style-name="ce24" office:value-type="string">
            <text:p>Fehler Taster Zugbremse unterdrücken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2">
            <text:p>2</text:p>
          </table:table-cell>
          <table:table-cell table:style-name="ce24" office:value-type="string">
            <text:p>Fehler Taster Festhaltebremse Bediengerät 2</text:p>
          </table:table-cell>
          <table:table-cell table:style-name="ce17" office:value-type="string">
            <text:p>bool</text:p>
          </table:table-cell>
          <table:table-cell table:style-name="ce40" table:content-validation-name="val1" office:value-type="string">
            <text:p>xStoerFesthaltebremseBD2</text:p>
          </table:table-cell>
          <table:table-cell table:style-name="ce24" office:value-type="string">
            <text:p>Fehler Taster Festhaltebremse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1">
            <text:p>1</text:p>
          </table:table-cell>
          <table:table-cell table:style-name="ce25" office:value-type="string">
            <text:p>Fehler Taster Schleuderbremse Bediengerät 2</text:p>
          </table:table-cell>
          <table:table-cell table:style-name="ce17" office:value-type="string">
            <text:p>bool</text:p>
          </table:table-cell>
          <table:table-cell table:style-name="ce40" table:content-validation-name="val1" office:value-type="string">
            <text:p>xStoerSchleuderbremseBD2</text:p>
          </table:table-cell>
          <table:table-cell table:style-name="ce25" office:value-type="string">
            <text:p>Fehler Taster Schleuderbremse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3">
            <text:p>43</text:p>
          </table:table-cell>
          <table:table-cell table:style-name="ce17" office:value-type="float" office:value="0">
            <text:p>0</text:p>
          </table:table-cell>
          <table:table-cell table:style-name="ce25"/>
          <table:table-cell table:style-name="ce17" office:value-type="string">
            <text:p>bool</text:p>
          </table:table-cell>
          <table:table-cell table:style-name="ce40" table:content-validation-name="val1"/>
          <table:table-cell table:style-name="ce25"/>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7">
            <text:p>7</text:p>
          </table:table-cell>
          <table:table-cell table:style-name="ce25"/>
          <table:table-cell table:style-name="ce17" office:value-type="string">
            <text:p>bool</text:p>
          </table:table-cell>
          <table:table-cell table:style-name="ce40" table:content-validation-name="val1"/>
          <table:table-cell table:style-name="ce25"/>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6">
            <text:p>6</text:p>
          </table:table-cell>
          <table:table-cell table:style-name="ce24" office:value-type="string">
            <text:p>Fehler Taster FBS Bediengerät 2</text:p>
          </table:table-cell>
          <table:table-cell table:style-name="ce17" office:value-type="string">
            <text:p>bool</text:p>
          </table:table-cell>
          <table:table-cell table:style-name="ce40" table:content-validation-name="val1" office:value-type="string">
            <text:p>xStoerFBSBD2</text:p>
          </table:table-cell>
          <table:table-cell table:style-name="ce24" office:value-type="string">
            <text:p>Fehler Taster FBS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5">
            <text:p>5</text:p>
          </table:table-cell>
          <table:table-cell table:style-name="ce25" office:value-type="string">
            <text:p>Fehler Taster Makrophon Bediengerät 2</text:p>
          </table:table-cell>
          <table:table-cell table:style-name="ce17" office:value-type="string">
            <text:p>bool</text:p>
          </table:table-cell>
          <table:table-cell table:style-name="ce40" table:content-validation-name="val1" office:value-type="string">
            <text:p>xStoerMakrophonBD2</text:p>
          </table:table-cell>
          <table:table-cell table:style-name="ce25" office:value-type="string">
            <text:p>Fehler Taster Makrophon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4">
            <text:p>4</text:p>
          </table:table-cell>
          <table:table-cell table:style-name="ce24"/>
          <table:table-cell table:style-name="ce17" office:value-type="string">
            <text:p>bool</text:p>
          </table:table-cell>
          <table:table-cell table:style-name="ce40" table:content-validation-name="val1"/>
          <table:table-cell table:style-name="ce24"/>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3">
            <text:p>3</text:p>
          </table:table-cell>
          <table:table-cell table:style-name="ce24" office:value-type="string">
            <text:p>Fehler Taster Sander Bediengerät 2</text:p>
          </table:table-cell>
          <table:table-cell table:style-name="ce17" office:value-type="string">
            <text:p>bool</text:p>
          </table:table-cell>
          <table:table-cell table:style-name="ce40" table:content-validation-name="val1" office:value-type="string">
            <text:p>xStoerSanderBD2</text:p>
          </table:table-cell>
          <table:table-cell table:style-name="ce24" office:value-type="string">
            <text:p>Fehler Taster Sander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2">
            <text:p>2</text:p>
          </table:table-cell>
          <table:table-cell table:style-name="ce24" office:value-type="string">
            <text:p>Fehler Taster Freigabe Bediengerät 2</text:p>
          </table:table-cell>
          <table:table-cell table:style-name="ce17" office:value-type="string">
            <text:p>bool</text:p>
          </table:table-cell>
          <table:table-cell table:style-name="ce40" table:content-validation-name="val1" office:value-type="string">
            <text:p>xStoerFreigabeBD2</text:p>
          </table:table-cell>
          <table:table-cell table:style-name="ce24" office:value-type="string">
            <text:p>Fehler Taster Freigabe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1">
            <text:p>1</text:p>
          </table:table-cell>
          <table:table-cell table:style-name="ce25" office:value-type="string">
            <text:p>Fehler Taster Lampentest Bediengerät 2</text:p>
          </table:table-cell>
          <table:table-cell table:style-name="ce17" office:value-type="string">
            <text:p>bool</text:p>
          </table:table-cell>
          <table:table-cell table:style-name="ce40" table:content-validation-name="val1" office:value-type="string">
            <text:p>xStoerLampentestBD2</text:p>
          </table:table-cell>
          <table:table-cell table:style-name="ce25" office:value-type="string">
            <text:p>Fehler Taster Lampentest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7" office:value-type="float" office:value="44">
            <text:p>44</text:p>
          </table:table-cell>
          <table:table-cell table:style-name="ce17" office:value-type="float" office:value="0">
            <text:p>0</text:p>
          </table:table-cell>
          <table:table-cell table:style-name="ce24" office:value-type="string">
            <text:p>Fehler Taster Übernahme Bediengerät 2</text:p>
          </table:table-cell>
          <table:table-cell table:style-name="ce17" office:value-type="string">
            <text:p>bool</text:p>
          </table:table-cell>
          <table:table-cell table:style-name="ce40" table:content-validation-name="val1" office:value-type="string">
            <text:p>xStoerUebernahmeBD2</text:p>
          </table:table-cell>
          <table:table-cell table:style-name="ce24" office:value-type="string">
            <text:p>Fehler Taster Übernahme Bediengerät 2</text:p>
          </table:table-cell>
          <table:table-cell table:style-name="ce17" office:value-type="float" office:value="0">
            <text:p>0</text:p>
          </table:table-cell>
          <table:table-cell table:style-name="ce17" office:value-type="float" office:value="1">
            <text:p>1</text:p>
          </table:table-cell>
          <table:table-cell table:style-name="ce17" office:value-type="string">
            <text:p>n/a</text:p>
          </table:table-cell>
          <table:table-cell table:number-columns-repeated="247"/>
        </table:table-row>
        <table:table-row table:style-name="ro1">
          <table:table-cell table:style-name="ce18" office:value-type="float" office:value="45">
            <text:p>45</text:p>
          </table:table-cell>
          <table:table-cell table:style-name="ce20" office:value-type="float" office:value="7">
            <text:p>7</text:p>
          </table:table-cell>
          <table:table-cell table:style-name="ce26" office:value-type="string">
            <text:p>241 Plausibilität Bediengerät 2 Schleuderbremse</text:p>
          </table:table-cell>
          <table:table-cell table:style-name="ce20" office:value-type="string">
            <text:p>bool</text:p>
          </table:table-cell>
          <table:table-cell table:style-name="ce41" table:content-validation-name="val1" office:value-type="string">
            <text:p>xPlausBD2Schleuderbremse</text:p>
          </table:table-cell>
          <table:table-cell table:style-name="ce26" office:value-type="string">
            <text:p>Plausibilität Bediengerät 2 Schleuderbremse</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8" office:value-type="float" office:value="45">
            <text:p>45</text:p>
          </table:table-cell>
          <table:table-cell table:style-name="ce20" office:value-type="float" office:value="6">
            <text:p>6</text:p>
          </table:table-cell>
          <table:table-cell table:style-name="ce27" office:value-type="string">
            <text:p>243 Plausibilität Bediengerät 2 Niederdrucküberladung</text:p>
          </table:table-cell>
          <table:table-cell table:style-name="ce20" office:value-type="string">
            <text:p>bool</text:p>
          </table:table-cell>
          <table:table-cell table:style-name="ce41" table:content-validation-name="val1" office:value-type="string">
            <text:p>xPlausBD2NDruckUeberladung</text:p>
          </table:table-cell>
          <table:table-cell table:style-name="ce27" office:value-type="string">
            <text:p>Plausibilität Bediengerät 2 Niederdrucküberladung</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8" office:value-type="float" office:value="45">
            <text:p>45</text:p>
          </table:table-cell>
          <table:table-cell table:style-name="ce20" office:value-type="float" office:value="5">
            <text:p>5</text:p>
          </table:table-cell>
          <table:table-cell table:style-name="ce27" office:value-type="string">
            <text:p>244 Plausibilität Bediengerät 2 Sander</text:p>
          </table:table-cell>
          <table:table-cell table:style-name="ce20" office:value-type="string">
            <text:p>bool</text:p>
          </table:table-cell>
          <table:table-cell table:style-name="ce41" table:content-validation-name="val1" office:value-type="string">
            <text:p>xPlausBD2Sander</text:p>
          </table:table-cell>
          <table:table-cell table:style-name="ce27" office:value-type="string">
            <text:p>Plausibilität Bediengerät 2 Sander</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8" office:value-type="float" office:value="45">
            <text:p>45</text:p>
          </table:table-cell>
          <table:table-cell table:style-name="ce20" office:value-type="float" office:value="4">
            <text:p>4</text:p>
          </table:table-cell>
          <table:table-cell table:style-name="ce27" office:value-type="string">
            <text:p>245 Plausibilität Bediengerät 2 Berganfahrt</text:p>
          </table:table-cell>
          <table:table-cell table:style-name="ce20" office:value-type="string">
            <text:p>bool</text:p>
          </table:table-cell>
          <table:table-cell table:style-name="ce41" table:content-validation-name="val1" office:value-type="string">
            <text:p>xPlausBD2Berganfahrt</text:p>
          </table:table-cell>
          <table:table-cell table:style-name="ce27" office:value-type="string">
            <text:p>Plausibilität Bediengerät 2 Berganfahrt</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6" office:value-type="float" office:value="45">
            <text:p>45</text:p>
          </table:table-cell>
          <table:table-cell office:value-type="float" office:value="3">
            <text:p>3</text:p>
          </table:table-cell>
          <table:table-cell table:style-name="ce22" office:value-type="string">
            <text:p>273 Plausibilität Rückmeldung Gangwahlschalter</text:p>
          </table:table-cell>
          <table:table-cell office:value-type="string">
            <text:p>bool</text:p>
          </table:table-cell>
          <table:table-cell table:style-name="ce39" table:content-validation-name="val1" office:value-type="string">
            <text:p>xPlausRMeldGangwahlschalter1</text:p>
          </table:table-cell>
          <table:table-cell table:style-name="ce22" office:value-type="string">
            <text:p>Plausibilität Rückmeldung Gangwahlschalt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5">
            <text:p>45</text:p>
          </table:table-cell>
          <table:table-cell office:value-type="float" office:value="2">
            <text:p>2</text:p>
          </table:table-cell>
          <table:table-cell table:style-name="ce21" office:value-type="string">
            <text:p>274 Plausibilität Rückmeldung Gangwahlschalter</text:p>
          </table:table-cell>
          <table:table-cell office:value-type="string">
            <text:p>bool</text:p>
          </table:table-cell>
          <table:table-cell table:style-name="ce39" table:content-validation-name="val1" office:value-type="string">
            <text:p>xPlausRMeldGangwahlschalter2</text:p>
          </table:table-cell>
          <table:table-cell table:style-name="ce21" office:value-type="string">
            <text:p>Plausibilität Rückmeldung Gangwahlschalt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5">
            <text:p>45</text:p>
          </table:table-cell>
          <table:table-cell office:value-type="float" office:value="1">
            <text:p>1</text:p>
          </table:table-cell>
          <table:table-cell table:style-name="ce22" office:value-type="string">
            <text:p>33 Spurkranzschmierung manuell während der Fahrt betätigt</text:p>
          </table:table-cell>
          <table:table-cell office:value-type="string">
            <text:p>bool</text:p>
          </table:table-cell>
          <table:table-cell table:style-name="ce39" table:content-validation-name="val1" office:value-type="string">
            <text:p>xSKschmierungManuell</text:p>
          </table:table-cell>
          <table:table-cell table:style-name="ce22" office:value-type="string">
            <text:p>Spurkranzschmierung manuell während der Fahrt betätig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5">
            <text:p>45</text:p>
          </table:table-cell>
          <table:table-cell office:value-type="float" office:value="0">
            <text:p>0</text:p>
          </table:table-cell>
          <table:table-cell table:style-name="ce22" office:value-type="string">
            <text:p>278 Plausibilität Drehzahlgeber Achse hinten Kanal 1 und 2</text:p>
          </table:table-cell>
          <table:table-cell office:value-type="string">
            <text:p>bool</text:p>
          </table:table-cell>
          <table:table-cell table:style-name="ce39" table:content-validation-name="val1" office:value-type="string">
            <text:p>xPlausDZGAchsHintenK1und2</text:p>
          </table:table-cell>
          <table:table-cell table:style-name="ce22" office:value-type="string">
            <text:p>Plausibilität Drehzahlgeber Achse hinten Kanal 1 und 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7">
            <text:p>7</text:p>
          </table:table-cell>
          <table:table-cell table:style-name="ce22" office:value-type="string">
            <text:p>281 Plausibilität Rückmeldung Notbremsventil</text:p>
          </table:table-cell>
          <table:table-cell office:value-type="string">
            <text:p>bool</text:p>
          </table:table-cell>
          <table:table-cell table:style-name="ce39" table:content-validation-name="val1" office:value-type="string">
            <text:p>xPlausRMeldNotbremsventil</text:p>
          </table:table-cell>
          <table:table-cell table:style-name="ce22" office:value-type="string">
            <text:p>Plausibilität Rückmeldung Notbremsventi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6">
            <text:p>6</text:p>
          </table:table-cell>
          <table:table-cell table:style-name="ce22" office:value-type="string">
            <text:p>282 Plausibilität Rückmeldung Notaus manuell</text:p>
          </table:table-cell>
          <table:table-cell office:value-type="string">
            <text:p>bool</text:p>
          </table:table-cell>
          <table:table-cell table:style-name="ce39" table:content-validation-name="val1" office:value-type="string">
            <text:p>xPlausRMeldNotausManuell</text:p>
          </table:table-cell>
          <table:table-cell table:style-name="ce22" office:value-type="string">
            <text:p>Plausibilität Rückmeldung Notaus manuel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5">
            <text:p>5</text:p>
          </table:table-cell>
          <table:table-cell table:style-name="ce21" office:value-type="string">
            <text:p>290 Hahn Hauptleitung geschlossen</text:p>
          </table:table-cell>
          <table:table-cell office:value-type="string">
            <text:p>bool</text:p>
          </table:table-cell>
          <table:table-cell table:style-name="ce39" table:content-validation-name="val1" office:value-type="string">
            <text:p>xHahnHauptleitungZu</text:p>
          </table:table-cell>
          <table:table-cell table:style-name="ce21" office:value-type="string">
            <text:p>Hahn Hauptleitung geschloss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4">
            <text:p>4</text:p>
          </table:table-cell>
          <table:table-cell table:style-name="ce21" office:value-type="string">
            <text:p>291 Schlepphahn betätigt</text:p>
          </table:table-cell>
          <table:table-cell office:value-type="string">
            <text:p>bool</text:p>
          </table:table-cell>
          <table:table-cell table:style-name="ce39" table:content-validation-name="val1" office:value-type="string">
            <text:p>xSchlepphahnBetaetigt</text:p>
          </table:table-cell>
          <table:table-cell table:style-name="ce21" office:value-type="string">
            <text:p>Schlepphahn betätig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3">
            <text:p>3</text:p>
          </table:table-cell>
          <table:table-cell table:style-name="ce21" office:value-type="string">
            <text:p>292 Notbremsventil abgesperrt</text:p>
          </table:table-cell>
          <table:table-cell office:value-type="string">
            <text:p>bool</text:p>
          </table:table-cell>
          <table:table-cell table:style-name="ce39" table:content-validation-name="val1" office:value-type="string">
            <text:p>xNotbremsventilGesperrt</text:p>
          </table:table-cell>
          <table:table-cell table:style-name="ce21" office:value-type="string">
            <text:p>Notbremsventil abgesper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2">
            <text:p>2</text:p>
          </table:table-cell>
          <table:table-cell table:style-name="ce22" office:value-type="string">
            <text:p>297 Rückmeldung Notbremsventil ohne Notbremse aktiv</text:p>
          </table:table-cell>
          <table:table-cell office:value-type="string">
            <text:p>bool</text:p>
          </table:table-cell>
          <table:table-cell table:style-name="ce39" table:content-validation-name="val1" office:value-type="string">
            <text:p>xRMeldNBVentilOhneNBaktiv1</text:p>
          </table:table-cell>
          <table:table-cell table:style-name="ce22" office:value-type="string">
            <text:p>Rückmeldung Notbremsventil ohne Notbremse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1">
            <text:p>1</text:p>
          </table:table-cell>
          <table:table-cell table:style-name="ce22" office:value-type="string">
            <text:p>298 Rückmeldung Notbremsventil ohne Notbremse aktiv</text:p>
          </table:table-cell>
          <table:table-cell office:value-type="string">
            <text:p>bool</text:p>
          </table:table-cell>
          <table:table-cell table:style-name="ce39" table:content-validation-name="val1" office:value-type="string">
            <text:p>xRMeldNBVentilOhneNBaktiv2</text:p>
          </table:table-cell>
          <table:table-cell table:style-name="ce22" office:value-type="string">
            <text:p>Rückmeldung Notbremsventil ohne Notbremse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6">
            <text:p>46</text:p>
          </table:table-cell>
          <table:table-cell office:value-type="float" office:value="0">
            <text:p>0</text:p>
          </table:table-cell>
          <table:table-cell table:style-name="ce21" office:value-type="string">
            <text:p>300 Hauptluftbehälterdruck &lt; 5.0 bar bei laufendem Dieselmotor</text:p>
          </table:table-cell>
          <table:table-cell office:value-type="string">
            <text:p>bool</text:p>
          </table:table-cell>
          <table:table-cell table:style-name="ce39" table:content-validation-name="val1" office:value-type="string">
            <text:p>xHLdruckUnter5beiLaufendemDM</text:p>
          </table:table-cell>
          <table:table-cell table:style-name="ce21" office:value-type="string">
            <text:p>Hauptluftbehälterdruck &lt; 5.0 bar bei laufendem Dieselmoto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7">
            <text:p>7</text:p>
          </table:table-cell>
          <table:table-cell table:style-name="ce22" office:value-type="string">
            <text:p>313 Notbremse Bediengerät 1</text:p>
          </table:table-cell>
          <table:table-cell office:value-type="string">
            <text:p>bool</text:p>
          </table:table-cell>
          <table:table-cell table:style-name="ce39" table:content-validation-name="val1" office:value-type="string">
            <text:p>xNotbreBD1</text:p>
          </table:table-cell>
          <table:table-cell table:style-name="ce22" office:value-type="string">
            <text:p>Notbremse Bediengerät 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6">
            <text:p>6</text:p>
          </table:table-cell>
          <table:table-cell table:style-name="ce21" office:value-type="string">
            <text:p>314 Notbremse Bediengerät 2</text:p>
          </table:table-cell>
          <table:table-cell office:value-type="string">
            <text:p>bool</text:p>
          </table:table-cell>
          <table:table-cell table:style-name="ce39" table:content-validation-name="val1" office:value-type="string">
            <text:p>xNotbreBD2</text:p>
          </table:table-cell>
          <table:table-cell table:style-name="ce21" office:value-type="string">
            <text:p>Notbremse Bediengerät 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5">
            <text:p>5</text:p>
          </table:table-cell>
          <table:table-cell table:style-name="ce28" office:value-type="string">
            <text:p>315 Notbremse Funkfernsteuerung</text:p>
          </table:table-cell>
          <table:table-cell table:style-name="ce37" office:value-type="string">
            <text:p>bool</text:p>
          </table:table-cell>
          <table:table-cell table:style-name="ce28" office:value-type="string">
            <text:p>xNotbreFunk</text:p>
          </table:table-cell>
          <table:table-cell table:style-name="ce28" office:value-type="string">
            <text:p>Notbremse Funkfernsteu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4">
            <text:p>4</text:p>
          </table:table-cell>
          <table:table-cell table:style-name="ce21" office:value-type="string">
            <text:p>317 Notbremse manuell</text:p>
          </table:table-cell>
          <table:table-cell office:value-type="string">
            <text:p>bool</text:p>
          </table:table-cell>
          <table:table-cell table:style-name="ce39" table:content-validation-name="val1" office:value-type="string">
            <text:p>xNotbreManuell</text:p>
          </table:table-cell>
          <table:table-cell table:style-name="ce21" office:value-type="string">
            <text:p>Notbremse manuel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3">
            <text:p>3</text:p>
          </table:table-cell>
          <table:table-cell table:style-name="ce21" office:value-type="string">
            <text:p>318Notbremse durch die Fahrzeugleittechnik</text:p>
          </table:table-cell>
          <table:table-cell office:value-type="string">
            <text:p>bool</text:p>
          </table:table-cell>
          <table:table-cell table:style-name="ce39" table:content-validation-name="val1" office:value-type="string">
            <text:p>xNotbreDurchFzLeittechnik</text:p>
          </table:table-cell>
          <table:table-cell table:style-name="ce21" office:value-type="string">
            <text:p>Notbremse durch die Fahrzeugleittechnik</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2">
            <text:p>2</text:p>
          </table:table-cell>
          <table:table-cell table:style-name="ce21" office:value-type="string">
            <text:p>319 Notbremse Sicherheitssteuerung</text:p>
          </table:table-cell>
          <table:table-cell office:value-type="string">
            <text:p>bool</text:p>
          </table:table-cell>
          <table:table-cell table:style-name="ce39" table:content-validation-name="val1" office:value-type="string">
            <text:p>xNotbreSicherheitssteuerung</text:p>
          </table:table-cell>
          <table:table-cell table:style-name="ce21" office:value-type="string">
            <text:p>Notbremse Sicherheitssteu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1">
            <text:p>1</text:p>
          </table:table-cell>
          <table:table-cell table:style-name="ce21" office:value-type="string">
            <text:p>322 Notbremse Hauptluftbehälter &lt; 5.0 bar bei Fahrt</text:p>
          </table:table-cell>
          <table:table-cell office:value-type="string">
            <text:p>bool</text:p>
          </table:table-cell>
          <table:table-cell table:style-name="ce39" table:content-validation-name="val1" office:value-type="string">
            <text:p>xHauptluftdruckUnter5beiFahrt</text:p>
          </table:table-cell>
          <table:table-cell table:style-name="ce21" office:value-type="string">
            <text:p>Notbremse Hauptluftbehälter &lt; 5.0 bar bei Fah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7">
            <text:p>47</text:p>
          </table:table-cell>
          <table:table-cell office:value-type="float" office:value="0">
            <text:p>0</text:p>
          </table:table-cell>
          <table:table-cell table:style-name="ce21" office:value-type="string">
            <text:p>323 Notbremse Hauptluftleitungsdruck &lt; 2.5 bar bei Fahrt</text:p>
          </table:table-cell>
          <table:table-cell office:value-type="string">
            <text:p>bool</text:p>
          </table:table-cell>
          <table:table-cell table:style-name="ce39" table:content-validation-name="val1" office:value-type="string">
            <text:p>xHLUnter2_5beiFahrt</text:p>
          </table:table-cell>
          <table:table-cell table:style-name="ce21" office:value-type="string">
            <text:p>Notbremse Hauptluftleitungsdruck &lt; 2.5 bar bei Fah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8">
            <text:p>48</text:p>
          </table:table-cell>
          <table:table-cell office:value-type="float" office:value="7">
            <text:p>7</text:p>
          </table:table-cell>
          <table:table-cell table:style-name="ce21" office:value-type="string">
            <text:p>324 Notbremse Funkfernsteuerung abgetrennt</text:p>
          </table:table-cell>
          <table:table-cell office:value-type="string">
            <text:p>bool</text:p>
          </table:table-cell>
          <table:table-cell table:style-name="ce39" table:content-validation-name="val1" office:value-type="string">
            <text:p>xNotbreFunkGetrennt</text:p>
          </table:table-cell>
          <table:table-cell table:style-name="ce21" office:value-type="string">
            <text:p>Notbremse Funkfernsteuerung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8">
            <text:p>48</text:p>
          </table:table-cell>
          <table:table-cell office:value-type="float" office:value="6">
            <text:p>6</text:p>
          </table:table-cell>
          <table:table-cell table:style-name="ce21" office:value-type="string">
            <text:p>325 Notbremse Geschwindigkeit überschritten</text:p>
          </table:table-cell>
          <table:table-cell office:value-type="string">
            <text:p>bool</text:p>
          </table:table-cell>
          <table:table-cell table:style-name="ce39" table:content-validation-name="val1" office:value-type="string">
            <text:p>xNotbreVmaxUeberschritten</text:p>
          </table:table-cell>
          <table:table-cell table:style-name="ce21" office:value-type="string">
            <text:p>Notbremse Geschwindigkeit überschrit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48">
            <text:p>48</text:p>
          </table:table-cell>
          <table:table-cell office:value-type="float" office:value="5">
            <text:p>5</text:p>
          </table:table-cell>
          <table:table-cell table:style-name="ce21" office:value-type="string">
            <text:p>326 Notbremse Funkfernsteuerung Sender geneigt</text:p>
          </table:table-cell>
          <table:table-cell office:value-type="string">
            <text:p>bool</text:p>
          </table:table-cell>
          <table:table-cell table:style-name="ce39" table:content-validation-name="val1" office:value-type="string">
            <text:p>xNotbreFunkSenderGeneigt</text:p>
          </table:table-cell>
          <table:table-cell table:style-name="ce21" office:value-type="string">
            <text:p>Notbremse Funkfernsteuerung Sender Neigungsüberwach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8">
            <text:p>48</text:p>
          </table:table-cell>
          <table:table-cell office:value-type="float" office:value="4">
            <text:p>4</text:p>
          </table:table-cell>
          <table:table-cell table:style-name="ce22" office:value-type="string">
            <text:p>353 Spannung Batterie hoch</text:p>
          </table:table-cell>
          <table:table-cell office:value-type="string">
            <text:p>bool</text:p>
          </table:table-cell>
          <table:table-cell table:style-name="ce39" table:content-validation-name="val1" office:value-type="string">
            <text:p>xSpannBattHoch</text:p>
          </table:table-cell>
          <table:table-cell table:style-name="ce22" office:value-type="string">
            <text:p>Spannung Batterie ho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8">
            <text:p>48</text:p>
          </table:table-cell>
          <table:table-cell office:value-type="float" office:value="3">
            <text:p>3</text:p>
          </table:table-cell>
          <table:table-cell table:style-name="ce21" office:value-type="string">
            <text:p>354 Spannung Batterie tief</text:p>
          </table:table-cell>
          <table:table-cell office:value-type="string">
            <text:p>bool</text:p>
          </table:table-cell>
          <table:table-cell table:style-name="ce39" table:content-validation-name="val1" office:value-type="string">
            <text:p>xSpannBattTief</text:p>
          </table:table-cell>
          <table:table-cell table:style-name="ce21" office:value-type="string">
            <text:p>Spannung Batterie tief</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8" office:value-type="float" office:value="48">
            <text:p>48</text:p>
          </table:table-cell>
          <table:table-cell table:style-name="ce20" office:value-type="float" office:value="2">
            <text:p>2</text:p>
          </table:table-cell>
          <table:table-cell table:style-name="ce29" office:value-type="string">
            <text:p>355 Spannung Startkondensator (BoostCap) hoch</text:p>
          </table:table-cell>
          <table:table-cell table:style-name="ce20" office:value-type="string">
            <text:p>bool</text:p>
          </table:table-cell>
          <table:table-cell table:style-name="ce42" table:content-validation-name="val1" office:value-type="string">
            <text:p>xSpannStartHoch</text:p>
          </table:table-cell>
          <table:table-cell table:style-name="ce27" office:value-type="string">
            <text:p>Spannung Startkondensator (BoostCap) hoch</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8" office:value-type="float" office:value="48">
            <text:p>48</text:p>
          </table:table-cell>
          <table:table-cell table:style-name="ce20" office:value-type="float" office:value="1">
            <text:p>1</text:p>
          </table:table-cell>
          <table:table-cell table:style-name="ce29" office:value-type="string">
            <text:p>356 Spannung Startkondensator (BoostCap) tief</text:p>
          </table:table-cell>
          <table:table-cell table:style-name="ce20" office:value-type="string">
            <text:p>bool</text:p>
          </table:table-cell>
          <table:table-cell table:style-name="ce42" table:content-validation-name="val1" office:value-type="string">
            <text:p>xSpannStartTief</text:p>
          </table:table-cell>
          <table:table-cell table:style-name="ce27" office:value-type="string">
            <text:p>Spannung Startkondensator (BoostCap) tief</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6" office:value-type="float" office:value="48">
            <text:p>48</text:p>
          </table:table-cell>
          <table:table-cell office:value-type="float" office:value="0">
            <text:p>0</text:p>
          </table:table-cell>
          <table:table-cell table:style-name="ce30" office:value-type="string">
            <text:p>385 Rückrollschutz aktiv</text:p>
          </table:table-cell>
          <table:table-cell office:value-type="string">
            <text:p>bool</text:p>
          </table:table-cell>
          <table:table-cell table:style-name="ce39" table:content-validation-name="val1" office:value-type="string">
            <text:p>xRueckrollschutzAktiv</text:p>
          </table:table-cell>
          <table:table-cell table:style-name="ce22" office:value-type="string">
            <text:p>Rückrollschutz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9">
            <text:p>49</text:p>
          </table:table-cell>
          <table:table-cell office:value-type="float" office:value="7">
            <text:p>7</text:p>
          </table:table-cell>
          <table:table-cell table:style-name="ce21" office:value-type="string">
            <text:p>515 Störung Drehzahlgeber Achse 2 ( hinten)</text:p>
          </table:table-cell>
          <table:table-cell office:value-type="string">
            <text:p>bool</text:p>
          </table:table-cell>
          <table:table-cell table:style-name="ce39" table:content-validation-name="val1" office:value-type="string">
            <text:p>xStDzgAchseHinten</text:p>
          </table:table-cell>
          <table:table-cell table:style-name="ce21" office:value-type="string">
            <text:p>Störung Drehzahlgeber Achse hin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49">
            <text:p>49</text:p>
          </table:table-cell>
          <table:table-cell office:value-type="float" office:value="6">
            <text:p>6</text:p>
          </table:table-cell>
          <table:table-cell table:style-name="ce21" office:value-type="string">
            <text:p>521 Störung ASIS 100</text:p>
          </table:table-cell>
          <table:table-cell office:value-type="string">
            <text:p>bool</text:p>
          </table:table-cell>
          <table:table-cell table:style-name="ce39" table:content-validation-name="val1" office:value-type="string">
            <text:p>xStoerung1_ASIS100</text:p>
          </table:table-cell>
          <table:table-cell table:style-name="ce21" office:value-type="string">
            <text:p>521 Störung ASIS 1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49">
            <text:p>49</text:p>
          </table:table-cell>
          <table:table-cell office:value-type="float" office:value="5">
            <text:p>5</text:p>
          </table:table-cell>
          <table:table-cell table:style-name="ce21" office:value-type="string">
            <text:p>522 Störung ASIS 100</text:p>
          </table:table-cell>
          <table:table-cell office:value-type="string">
            <text:p>bool</text:p>
          </table:table-cell>
          <table:table-cell table:style-name="ce39" table:content-validation-name="val1" office:value-type="string">
            <text:p>xStoerung2_ASIS100</text:p>
          </table:table-cell>
          <table:table-cell table:style-name="ce21" office:value-type="string">
            <text:p>521 Störung ASIS 1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49">
            <text:p>49</text:p>
          </table:table-cell>
          <table:table-cell office:value-type="float" office:value="4">
            <text:p>4</text:p>
          </table:table-cell>
          <table:table-cell table:style-name="ce21" office:value-type="string">
            <text:p>524 Störung ASIS 100</text:p>
          </table:table-cell>
          <table:table-cell office:value-type="string">
            <text:p>bool</text:p>
          </table:table-cell>
          <table:table-cell table:style-name="ce39" table:content-validation-name="val1" office:value-type="string">
            <text:p>xStoerung3_ASIS100</text:p>
          </table:table-cell>
          <table:table-cell table:style-name="ce21" office:value-type="string">
            <text:p>521 Störung ASIS 1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49">
            <text:p>49</text:p>
          </table:table-cell>
          <table:table-cell office:value-type="float" office:value="3">
            <text:p>3</text:p>
          </table:table-cell>
          <table:table-cell table:style-name="ce21" office:value-type="string">
            <text:p>525 Störung ASIS 100</text:p>
          </table:table-cell>
          <table:table-cell office:value-type="string">
            <text:p>bool</text:p>
          </table:table-cell>
          <table:table-cell table:style-name="ce39" table:content-validation-name="val1" office:value-type="string">
            <text:p>xStoerung4_ASIS100</text:p>
          </table:table-cell>
          <table:table-cell table:style-name="ce21" office:value-type="string">
            <text:p>521 Störung ASIS 1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49">
            <text:p>49</text:p>
          </table:table-cell>
          <table:table-cell office:value-type="float" office:value="2">
            <text:p>2</text:p>
          </table:table-cell>
          <table:table-cell table:style-name="ce21" office:value-type="string">
            <text:p>526 Störung ASIS 100</text:p>
          </table:table-cell>
          <table:table-cell office:value-type="string">
            <text:p>bool</text:p>
          </table:table-cell>
          <table:table-cell table:style-name="ce39" table:content-validation-name="val1" office:value-type="string">
            <text:p>xStoerung5_ASIS100</text:p>
          </table:table-cell>
          <table:table-cell table:style-name="ce21" office:value-type="string">
            <text:p>521 Störung ASIS 1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9">
            <text:p>49</text:p>
          </table:table-cell>
          <table:table-cell office:value-type="float" office:value="1">
            <text:p>1</text:p>
          </table:table-cell>
          <table:table-cell table:style-name="ce22" office:value-type="string">
            <text:p>577 Heizung Führerstand Steuergerätefehler / falscher Parametersatz / Warmstarterkennung</text:p>
          </table:table-cell>
          <table:table-cell office:value-type="string">
            <text:p>bool</text:p>
          </table:table-cell>
          <table:table-cell table:style-name="ce39" table:content-validation-name="val1" office:value-type="string">
            <text:p>xHeizFStFe</text:p>
          </table:table-cell>
          <table:table-cell table:style-name="ce22" office:value-type="string">
            <text:p>Heizung Führerstand Steuergerätefehler / falscher Parametersatz / Warmstarterken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49">
            <text:p>49</text:p>
          </table:table-cell>
          <table:table-cell office:value-type="float" office:value="0">
            <text:p>0</text:p>
          </table:table-cell>
          <table:table-cell table:style-name="ce21" office:value-type="string">
            <text:p>578 Heizung Führerstand Kein Start (nach 2 Startversuchen) / keine Flammbildung</text:p>
          </table:table-cell>
          <table:table-cell office:value-type="string">
            <text:p>bool</text:p>
          </table:table-cell>
          <table:table-cell table:style-name="ce39" table:content-validation-name="val1" office:value-type="string">
            <text:p>xHeizFStKeinStart</text:p>
          </table:table-cell>
          <table:table-cell table:style-name="ce21" office:value-type="string">
            <text:p>Heizung Führerstand Kein Start (nach 2 Startversuchen) / keine Flammbild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7">
            <text:p>7</text:p>
          </table:table-cell>
          <table:table-cell table:style-name="ce21" office:value-type="string">
            <text:p>579 Heizung Führerstand Flammabbruch (wiederholt &gt; 5)</text:p>
          </table:table-cell>
          <table:table-cell office:value-type="string">
            <text:p>bool</text:p>
          </table:table-cell>
          <table:table-cell table:style-name="ce39" table:content-validation-name="val1" office:value-type="string">
            <text:p>xHeizFStFlammabbruch</text:p>
          </table:table-cell>
          <table:table-cell table:style-name="ce21" office:value-type="string">
            <text:p>Heizung Führerstand Flammabbruch (wiederholt &gt; 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6">
            <text:p>6</text:p>
          </table:table-cell>
          <table:table-cell table:style-name="ce21" office:value-type="string">
            <text:p>580 Heizung Führerstand Unterspannung oder Überspannung</text:p>
          </table:table-cell>
          <table:table-cell office:value-type="string">
            <text:p>bool</text:p>
          </table:table-cell>
          <table:table-cell table:style-name="ce39" table:content-validation-name="val1" office:value-type="string">
            <text:p>xHeizFStUnerUeberSpann</text:p>
          </table:table-cell>
          <table:table-cell table:style-name="ce21" office:value-type="string">
            <text:p>Heizung Führerstand Unterspannung oder Überspan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5">
            <text:p>5</text:p>
          </table:table-cell>
          <table:table-cell table:style-name="ce21" office:value-type="string">
            <text:p>581 Heizung Führerstand Vorzeitige Flammerkennung</text:p>
          </table:table-cell>
          <table:table-cell office:value-type="string">
            <text:p>bool</text:p>
          </table:table-cell>
          <table:table-cell table:style-name="ce39" table:content-validation-name="val1" office:value-type="string">
            <text:p>xHeizFStVorzeitFlammerkennung</text:p>
          </table:table-cell>
          <table:table-cell table:style-name="ce21" office:value-type="string">
            <text:p>Heizung Führerstand Vorzeitige Flammerken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4">
            <text:p>4</text:p>
          </table:table-cell>
          <table:table-cell table:style-name="ce21" office:value-type="string">
            <text:p>582 Heizung Führerstand Temperaturfühler Unterbruch oder Kurzschluss</text:p>
          </table:table-cell>
          <table:table-cell office:value-type="string">
            <text:p>bool</text:p>
          </table:table-cell>
          <table:table-cell table:style-name="ce39" table:content-validation-name="val1" office:value-type="string">
            <text:p>xHeizFStTempFuehler</text:p>
          </table:table-cell>
          <table:table-cell table:style-name="ce21" office:value-type="string">
            <text:p>Heizung Führerstand Temperaturfühler Unterbruch oder Kurzschlu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3">
            <text:p>3</text:p>
          </table:table-cell>
          <table:table-cell table:style-name="ce21" office:value-type="string">
            <text:p>583 Heizung Führerstand Dosierpumpe Unterbruch oder Kurzschluss</text:p>
          </table:table-cell>
          <table:table-cell office:value-type="string">
            <text:p>bool</text:p>
          </table:table-cell>
          <table:table-cell table:style-name="ce39" table:content-validation-name="val1" office:value-type="string">
            <text:p>xHeizFStDosierpumpe</text:p>
          </table:table-cell>
          <table:table-cell table:style-name="ce21" office:value-type="string">
            <text:p>Heizung Führerstand Dosierpumpe Unterbruch oder Kurzschlu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2">
            <text:p>2</text:p>
          </table:table-cell>
          <table:table-cell table:style-name="ce21" office:value-type="string">
            <text:p>584 Heizung Führerstand Gebläsemotor Unterbruch oder Kurzschluss</text:p>
          </table:table-cell>
          <table:table-cell office:value-type="string">
            <text:p>bool</text:p>
          </table:table-cell>
          <table:table-cell table:style-name="ce39" table:content-validation-name="val1" office:value-type="string">
            <text:p>xHeizFStGeblaesemotor</text:p>
          </table:table-cell>
          <table:table-cell table:style-name="ce21" office:value-type="string">
            <text:p>Heizung Führerstand Gebläsemotor Unterbruch oder Kurzschlu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1">
            <text:p>1</text:p>
          </table:table-cell>
          <table:table-cell table:style-name="ce22" office:value-type="string">
            <text:p>585 Heizung Führerstand Glühstift Unterbruch oder Kurzschluss</text:p>
          </table:table-cell>
          <table:table-cell office:value-type="string">
            <text:p>bool</text:p>
          </table:table-cell>
          <table:table-cell table:style-name="ce39" table:content-validation-name="val1" office:value-type="string">
            <text:p>xHeizFStGluehstift</text:p>
          </table:table-cell>
          <table:table-cell table:style-name="ce22" office:value-type="string">
            <text:p>Heizung Führerstand Glühstift Unterbruch oder Kurzschlu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0">
            <text:p>50</text:p>
          </table:table-cell>
          <table:table-cell office:value-type="float" office:value="0">
            <text:p>0</text:p>
          </table:table-cell>
          <table:table-cell table:style-name="ce21" office:value-type="string">
            <text:p>586 Heizung Führerstand Überhitzung</text:p>
          </table:table-cell>
          <table:table-cell office:value-type="string">
            <text:p>bool</text:p>
          </table:table-cell>
          <table:table-cell table:style-name="ce39" table:content-validation-name="val1" office:value-type="string">
            <text:p>xHeizFStUeberhitzt</text:p>
          </table:table-cell>
          <table:table-cell table:style-name="ce21" office:value-type="string">
            <text:p>Heizung Führerstand Überhitz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7">
            <text:p>7</text:p>
          </table:table-cell>
          <table:table-cell table:style-name="ce21" office:value-type="string">
            <text:p>587 Heizung Führerstand Temperaturbegrenzer Unterbruch oder Kurzschluss</text:p>
          </table:table-cell>
          <table:table-cell office:value-type="string">
            <text:p>bool</text:p>
          </table:table-cell>
          <table:table-cell table:style-name="ce39" table:content-validation-name="val1" office:value-type="string">
            <text:p>xHeizFStTempBegrenzer</text:p>
          </table:table-cell>
          <table:table-cell table:style-name="ce21" office:value-type="string">
            <text:p>Heizung Führerstand Temperaturbegrenzer Unterbruch oder Kurzschlu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6">
            <text:p>6</text:p>
          </table:table-cell>
          <table:table-cell table:style-name="ce21" office:value-type="string">
            <text:p>588 Heizung Führerstand Sollwertgeber Unterbruch oder Kurzschluss</text:p>
          </table:table-cell>
          <table:table-cell office:value-type="string">
            <text:p>bool</text:p>
          </table:table-cell>
          <table:table-cell table:style-name="ce39" table:content-validation-name="val1" office:value-type="string">
            <text:p>xHeizFStSollwertgeber</text:p>
          </table:table-cell>
          <table:table-cell table:style-name="ce21" office:value-type="string">
            <text:p>Heizung Führerstand Sollwertgeber Unterbruch oder Kurzschlu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5">
            <text:p>5</text:p>
          </table:table-cell>
          <table:table-cell table:style-name="ce22" office:value-type="string">
            <text:p>593 Störung Kühlwasser Vorheizanlage</text:p>
          </table:table-cell>
          <table:table-cell office:value-type="string">
            <text:p>bool</text:p>
          </table:table-cell>
          <table:table-cell table:style-name="ce39" table:content-validation-name="val1" office:value-type="string">
            <text:p>xStKWassVH</text:p>
          </table:table-cell>
          <table:table-cell table:style-name="ce22" office:value-type="string">
            <text:p>Störung Kühlwasser Vorheizanl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4">
            <text:p>4</text:p>
          </table:table-cell>
          <table:table-cell table:style-name="ce22" office:value-type="string">
            <text:p>641 Startabbruch zu tiefe Spannung am Starterkondensator</text:p>
          </table:table-cell>
          <table:table-cell office:value-type="string">
            <text:p>bool</text:p>
          </table:table-cell>
          <table:table-cell table:style-name="ce39" table:content-validation-name="val1" office:value-type="string">
            <text:p>xStartabbrSpannTief</text:p>
          </table:table-cell>
          <table:table-cell table:style-name="ce22" office:value-type="string">
            <text:p>Startabbruch zu tiefe Spannung am Starterkondensato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3">
            <text:p>3</text:p>
          </table:table-cell>
          <table:table-cell table:style-name="ce21" office:value-type="string">
            <text:p>642 Startabbruch Anlasser dreht zu lange</text:p>
          </table:table-cell>
          <table:table-cell office:value-type="string">
            <text:p>bool</text:p>
          </table:table-cell>
          <table:table-cell table:style-name="ce39" table:content-validation-name="val1" office:value-type="string">
            <text:p>xStartabbrAnlasserZuLange</text:p>
          </table:table-cell>
          <table:table-cell table:style-name="ce21" office:value-type="string">
            <text:p>Startabbruch Anlasser dreht zu lan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2">
            <text:p>2</text:p>
          </table:table-cell>
          <table:table-cell table:style-name="ce21" office:value-type="string">
            <text:p>643 Dieselmotorstart erfolglos</text:p>
          </table:table-cell>
          <table:table-cell office:value-type="string">
            <text:p>bool</text:p>
          </table:table-cell>
          <table:table-cell table:style-name="ce39" table:content-validation-name="val1" office:value-type="string">
            <text:p>xDieselstartErfolglos</text:p>
          </table:table-cell>
          <table:table-cell table:style-name="ce21" office:value-type="string">
            <text:p>Dieselmotorstart erfolglo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1">
            <text:p>1</text:p>
          </table:table-cell>
          <table:table-cell table:style-name="ce23" office:value-type="string">
            <text:p>651 KStoffdruck <text:s/>Warnung (94-15)</text:p>
          </table:table-cell>
          <table:table-cell office:value-type="string">
            <text:p>bool</text:p>
          </table:table-cell>
          <table:table-cell table:style-name="ce39" table:content-validation-name="val1" office:value-type="string">
            <text:p>xKStoffdruckWarn</text:p>
          </table:table-cell>
          <table:table-cell table:style-name="ce21" office:value-type="string">
            <text:p>KStoffdruck <text:s/>Warnung (94-1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1">
            <text:p>51</text:p>
          </table:table-cell>
          <table:table-cell office:value-type="float" office:value="0">
            <text:p>0</text:p>
          </table:table-cell>
          <table:table-cell table:style-name="ce23" office:value-type="string">
            <text:p>652 Notabschaltung Oeldruck Dieselmotor zu klein (100-01)</text:p>
          </table:table-cell>
          <table:table-cell office:value-type="string">
            <text:p>bool</text:p>
          </table:table-cell>
          <table:table-cell table:style-name="ce39" table:content-validation-name="val1" office:value-type="string">
            <text:p>xNotausOeldruckDieselTief</text:p>
          </table:table-cell>
          <table:table-cell table:style-name="ce21" office:value-type="string">
            <text:p>Notabschaltung Oeldruck Dieselmotor zu klein (100-0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7">
            <text:p>7</text:p>
          </table:table-cell>
          <table:table-cell table:style-name="ce23" office:value-type="string">
            <text:p>656 Warnung Oeldruck Dieselmotor zu klein (100-17)</text:p>
          </table:table-cell>
          <table:table-cell office:value-type="string">
            <text:p>bool</text:p>
          </table:table-cell>
          <table:table-cell table:style-name="ce39" table:content-validation-name="val1" office:value-type="string">
            <text:p>xWarnDielselOeldruckTief</text:p>
          </table:table-cell>
          <table:table-cell table:style-name="ce21" office:value-type="string">
            <text:p>Warnung Oeldruck Dieselmotor zu klein (100-17)</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6">
            <text:p>6</text:p>
          </table:table-cell>
          <table:table-cell table:style-name="ce31" office:value-type="string">
            <text:p>657 Leistungsreduktion Oeldruck Dieselmotor zu klein (100-18)</text:p>
          </table:table-cell>
          <table:table-cell office:value-type="string">
            <text:p>bool</text:p>
          </table:table-cell>
          <table:table-cell table:style-name="ce39" table:content-validation-name="val1" office:value-type="string">
            <text:p>xLeistungsredOeldruckTief</text:p>
          </table:table-cell>
          <table:table-cell table:style-name="ce22" office:value-type="string">
            <text:p>Leistungsreduktion Oeldruck Dieselmotor zu klein (100-18)</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5">
            <text:p>5</text:p>
          </table:table-cell>
          <table:table-cell table:style-name="ce31" office:value-type="string">
            <text:p>665 Notabschaltung Temperatur Kühlwasser Dieselmotor zu hoch (110-01)</text:p>
          </table:table-cell>
          <table:table-cell office:value-type="string">
            <text:p>bool</text:p>
          </table:table-cell>
          <table:table-cell table:style-name="ce39" table:content-validation-name="val1" office:value-type="string">
            <text:p>xNotabKWasstempHoch</text:p>
          </table:table-cell>
          <table:table-cell table:style-name="ce22" office:value-type="string">
            <text:p>Notabschaltung Temperatur Kühlwasser Dieselmotor zu hoch (110-0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4">
            <text:p>4</text:p>
          </table:table-cell>
          <table:table-cell table:style-name="ce23" office:value-type="string">
            <text:p>668 Warnung Temperatur Kühlwasser Dieselmotor zu hoch (110-15)</text:p>
          </table:table-cell>
          <table:table-cell office:value-type="string">
            <text:p>bool</text:p>
          </table:table-cell>
          <table:table-cell table:style-name="ce39" table:content-validation-name="val1" office:value-type="string">
            <text:p>xWarnTempKWass</text:p>
          </table:table-cell>
          <table:table-cell table:style-name="ce21" office:value-type="string">
            <text:p>Warnung Temperatur Kühlwasser Dieselmotor zu hoch (110-1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3">
            <text:p>3</text:p>
          </table:table-cell>
          <table:table-cell table:style-name="ce23" office:value-type="string">
            <text:p>669 Leistungsreduktion Temperatur Kühlwasser Dieselmotor zu hoch (110-16)</text:p>
          </table:table-cell>
          <table:table-cell office:value-type="string">
            <text:p>bool</text:p>
          </table:table-cell>
          <table:table-cell table:style-name="ce39" table:content-validation-name="val1" office:value-type="string">
            <text:p>xLeistungsredKWassTempHoch</text:p>
          </table:table-cell>
          <table:table-cell table:style-name="ce21" office:value-type="string">
            <text:p>Leistungsreduktion Temperatur Kühlwasser Dieselmotor zu hoch (110-16)</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2">
            <text:p>2</text:p>
          </table:table-cell>
          <table:table-cell table:style-name="ce23" office:value-type="string">
            <text:p>670 Notabschaltung Kühlwasserstand Dieselmotor zu tief (111-01)</text:p>
          </table:table-cell>
          <table:table-cell office:value-type="string">
            <text:p>bool</text:p>
          </table:table-cell>
          <table:table-cell table:style-name="ce39" table:content-validation-name="val1" office:value-type="string">
            <text:p>xNotabKWassstandTief</text:p>
          </table:table-cell>
          <table:table-cell table:style-name="ce21" office:value-type="string">
            <text:p>Notabschaltung Kühlwasserstand Dieselmotor zu tief (111-0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1">
            <text:p>1</text:p>
          </table:table-cell>
          <table:table-cell table:style-name="ce23" office:value-type="string">
            <text:p>671 Warnung Kühlwasserstand Dieselmotor zu tief (111-17)</text:p>
          </table:table-cell>
          <table:table-cell office:value-type="string">
            <text:p>bool</text:p>
          </table:table-cell>
          <table:table-cell table:style-name="ce39" table:content-validation-name="val1" office:value-type="string">
            <text:p>xWarnKWassstandTief</text:p>
          </table:table-cell>
          <table:table-cell table:style-name="ce21" office:value-type="string">
            <text:p>Warnung Kühlwasserstand Dieselmotor zu tief (111-17)</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2">
            <text:p>52</text:p>
          </table:table-cell>
          <table:table-cell office:value-type="float" office:value="0">
            <text:p>0</text:p>
          </table:table-cell>
          <table:table-cell table:style-name="ce23" office:value-type="string">
            <text:p>672 Leistungsreduktion Kühlwasserstand Dieselmotor zu tief (111-18)</text:p>
          </table:table-cell>
          <table:table-cell office:value-type="string">
            <text:p>bool</text:p>
          </table:table-cell>
          <table:table-cell table:style-name="ce39" table:content-validation-name="val1" office:value-type="string">
            <text:p>xLeistungsredKWassstandTief</text:p>
          </table:table-cell>
          <table:table-cell table:style-name="ce21" office:value-type="string">
            <text:p>Leistungsreduktion Kühlwasserstand Dieselmotor zu tief (111-18)</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7">
            <text:p>7</text:p>
          </table:table-cell>
          <table:table-cell table:style-name="ce31" office:value-type="string">
            <text:p>681 Notabschaltung Temperatur KStoff Dieselmotor zu hoch (174-00)</text:p>
          </table:table-cell>
          <table:table-cell office:value-type="string">
            <text:p>bool</text:p>
          </table:table-cell>
          <table:table-cell table:style-name="ce39" table:content-validation-name="val1" office:value-type="string">
            <text:p>xNotabKStoffTempHoch</text:p>
          </table:table-cell>
          <table:table-cell table:style-name="ce22" office:value-type="string">
            <text:p>Notabschaltung Temperatur KStoff Dieselmotor zu hoch (174-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6">
            <text:p>6</text:p>
          </table:table-cell>
          <table:table-cell table:style-name="ce23" office:value-type="string">
            <text:p>684 Warnung Temperatur KStoff Dieselmotor zu hoch (174-15)</text:p>
          </table:table-cell>
          <table:table-cell office:value-type="string">
            <text:p>bool</text:p>
          </table:table-cell>
          <table:table-cell table:style-name="ce39" table:content-validation-name="val1" office:value-type="string">
            <text:p>xWarnTempKStoffHoch</text:p>
          </table:table-cell>
          <table:table-cell table:style-name="ce21" office:value-type="string">
            <text:p>Warnung Temperatur KStoff Dieselmotor zu hoch (174-1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5">
            <text:p>5</text:p>
          </table:table-cell>
          <table:table-cell table:style-name="ce23" office:value-type="string">
            <text:p>685 Leistungsreduktion Temperatur KStoff Dieselmotor zu hoch (174-16)</text:p>
          </table:table-cell>
          <table:table-cell office:value-type="string">
            <text:p>bool</text:p>
          </table:table-cell>
          <table:table-cell table:style-name="ce39" table:content-validation-name="val1" office:value-type="string">
            <text:p>xLeistungsredTempKStoffHoch</text:p>
          </table:table-cell>
          <table:table-cell table:style-name="ce21" office:value-type="string">
            <text:p>Leistungsreduktion Temperatur KStoff Dieselmotor zu hoch (174-16)</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4">
            <text:p>4</text:p>
          </table:table-cell>
          <table:table-cell table:style-name="ce23" office:value-type="string">
            <text:p>686 Notabschaltung Drehzahl Dieselmotor zu hoch (190-00)</text:p>
          </table:table-cell>
          <table:table-cell office:value-type="string">
            <text:p>bool</text:p>
          </table:table-cell>
          <table:table-cell table:style-name="ce39" table:content-validation-name="val1" office:value-type="string">
            <text:p>xNotabDrehzahlHoch</text:p>
          </table:table-cell>
          <table:table-cell table:style-name="ce21" office:value-type="string">
            <text:p>Notabschaltung Drehzahl Dieselmotor zu hoch (190-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3">
            <text:p>3</text:p>
          </table:table-cell>
          <table:table-cell table:style-name="ce23" office:value-type="string">
            <text:p>688 Warnung Drehzahl Dieselmotor zu hoch (190-15)</text:p>
          </table:table-cell>
          <table:table-cell office:value-type="string">
            <text:p>bool</text:p>
          </table:table-cell>
          <table:table-cell table:style-name="ce39" table:content-validation-name="val1" office:value-type="string">
            <text:p>xWarnDrehzahlHoch</text:p>
          </table:table-cell>
          <table:table-cell table:style-name="ce21" office:value-type="string">
            <text:p>Warnung Drehzahl Dieselmotor zu hoch (190-1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2">
            <text:p>2</text:p>
          </table:table-cell>
          <table:table-cell table:style-name="ce23" office:value-type="string">
            <text:p>723 Notabschaltung Temperatur Ladeluft Dieselmotor zu hoch (1636-00)</text:p>
          </table:table-cell>
          <table:table-cell office:value-type="string">
            <text:p>bool</text:p>
          </table:table-cell>
          <table:table-cell table:style-name="ce39" table:content-validation-name="val1" office:value-type="string">
            <text:p>xNotabTempLadeluftHoch</text:p>
          </table:table-cell>
          <table:table-cell table:style-name="ce21" office:value-type="string">
            <text:p>Notabschaltung Temperatur Ladeluft Dieselmotor zu hoch (1636-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1">
            <text:p>1</text:p>
          </table:table-cell>
          <table:table-cell table:style-name="ce23" office:value-type="string">
            <text:p>724 Warnung Temperatur Ladeluft Dieselmotor zu hoch (1636-15)</text:p>
          </table:table-cell>
          <table:table-cell office:value-type="string">
            <text:p>bool</text:p>
          </table:table-cell>
          <table:table-cell table:style-name="ce39" table:content-validation-name="val1" office:value-type="string">
            <text:p>xWarnTempLadeluftHoch</text:p>
          </table:table-cell>
          <table:table-cell table:style-name="ce21" office:value-type="string">
            <text:p>Warnung Temperatur Ladeluft Dieselmotor zu hoch (1636-1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3">
            <text:p>53</text:p>
          </table:table-cell>
          <table:table-cell office:value-type="float" office:value="0">
            <text:p>0</text:p>
          </table:table-cell>
          <table:table-cell table:style-name="ce31" office:value-type="string">
            <text:p>729 Notabschaltung Temperaur Motoroel Dieselmotor zu hoch (1836-00)</text:p>
          </table:table-cell>
          <table:table-cell office:value-type="string">
            <text:p>bool</text:p>
          </table:table-cell>
          <table:table-cell table:style-name="ce39" table:content-validation-name="val1" office:value-type="string">
            <text:p>xNotabTempMotOelHoch</text:p>
          </table:table-cell>
          <table:table-cell table:style-name="ce22" office:value-type="string">
            <text:p>Notabschaltung Temperaur Motoroel Dieselmotor zu hoch (1836-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4">
            <text:p>54</text:p>
          </table:table-cell>
          <table:table-cell office:value-type="float" office:value="7">
            <text:p>7</text:p>
          </table:table-cell>
          <table:table-cell table:style-name="ce23" office:value-type="string">
            <text:p>732 Warnung Temperaur Motoroel Dieselmotor zu hoch (1836-15)</text:p>
          </table:table-cell>
          <table:table-cell office:value-type="string">
            <text:p>bool</text:p>
          </table:table-cell>
          <table:table-cell table:style-name="ce39" table:content-validation-name="val1" office:value-type="string">
            <text:p>xWarnTempMotorenOelHoch</text:p>
          </table:table-cell>
          <table:table-cell table:style-name="ce21" office:value-type="string">
            <text:p>Warnung Temperaur Motoroel Dieselmotor zu hoch (1836-15)</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4">
            <text:p>54</text:p>
          </table:table-cell>
          <table:table-cell office:value-type="float" office:value="6">
            <text:p>6</text:p>
          </table:table-cell>
          <table:table-cell table:style-name="ce23" office:value-type="string">
            <text:p>733 Leistungsreduktion Temperaur Motoroel Dieselmotor zu hoch (1836-16)</text:p>
          </table:table-cell>
          <table:table-cell office:value-type="string">
            <text:p>bool</text:p>
          </table:table-cell>
          <table:table-cell table:style-name="ce39" table:content-validation-name="val1" office:value-type="string">
            <text:p>xLeistungsredTempMotOelHoch</text:p>
          </table:table-cell>
          <table:table-cell table:style-name="ce21" office:value-type="string">
            <text:p>Leistungsreduktion Temperaur Motoroel Dieselmotor zu hoch (1836-16)</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4">
            <text:p>54</text:p>
          </table:table-cell>
          <table:table-cell office:value-type="float" office:value="5">
            <text:p>5</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4">
            <text:p>54</text:p>
          </table:table-cell>
          <table:table-cell office:value-type="float" office:value="4">
            <text:p>4</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4">
            <text:p>54</text:p>
          </table:table-cell>
          <table:table-cell office:value-type="float" office:value="3">
            <text:p>3</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4">
            <text:p>54</text:p>
          </table:table-cell>
          <table:table-cell office:value-type="float" office:value="2">
            <text:p>2</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4">
            <text:p>54</text:p>
          </table:table-cell>
          <table:table-cell office:value-type="float" office:value="1">
            <text:p>1</text:p>
          </table:table-cell>
          <table:table-cell table:style-name="ce21"/>
          <table:table-cell office:value-type="string">
            <text:p>bool</text:p>
          </table:table-cell>
          <table:table-cell table:style-name="ce39" table:content-validation-name="val1"/>
          <table:table-cell table:style-name="ce21"/>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4">
            <text:p>54</text:p>
          </table:table-cell>
          <table:table-cell office:value-type="float" office:value="0">
            <text:p>0</text:p>
          </table:table-cell>
          <table:table-cell table:style-name="ce21"/>
          <table:table-cell office:value-type="string">
            <text:p>bool</text:p>
          </table:table-cell>
          <table:table-cell table:style-name="ce39" table:content-validation-name="val1"/>
          <table:table-cell table:style-name="ce21"/>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5">
            <text:p>55</text:p>
          </table:table-cell>
          <table:table-cell office:value-type="float" office:value="7">
            <text:p>7</text:p>
          </table:table-cell>
          <table:table-cell table:style-name="ce8" office:value-type="string">
            <text:p>750 CAN 1 im Bus OFF Zustand</text:p>
          </table:table-cell>
          <table:table-cell office:value-type="string">
            <text:p>bool</text:p>
          </table:table-cell>
          <table:table-cell table:style-name="ce8" office:value-type="string">
            <text:p>xCAN1BusOFF</text:p>
          </table:table-cell>
          <table:table-cell office:value-type="string">
            <text:p>CAN 1 im Bus OFF Zust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5">
            <text:p>55</text:p>
          </table:table-cell>
          <table:table-cell office:value-type="float" office:value="6">
            <text:p>6</text:p>
          </table:table-cell>
          <table:table-cell table:style-name="ce8" office:value-type="string">
            <text:p>751CAN 2 im Bus OFF Zustand</text:p>
          </table:table-cell>
          <table:table-cell office:value-type="string">
            <text:p>bool</text:p>
          </table:table-cell>
          <table:table-cell table:style-name="ce32" table:content-validation-name="val1" office:value-type="string">
            <text:p>xCAN2BusOFF</text:p>
          </table:table-cell>
          <table:table-cell office:value-type="string">
            <text:p>CAN 2 im Bus OFF Zustand</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5">
            <text:p>55</text:p>
          </table:table-cell>
          <table:table-cell office:value-type="float" office:value="5">
            <text:p>5</text:p>
          </table:table-cell>
          <table:table-cell table:style-name="ce8" office:value-type="string">
            <text:p>752 CAN 1 Warnung Limit erreicht</text:p>
          </table:table-cell>
          <table:table-cell office:value-type="string">
            <text:p>bool</text:p>
          </table:table-cell>
          <table:table-cell table:style-name="ce32" table:content-validation-name="val1" office:value-type="string">
            <text:p>xCAN1WarningLimit</text:p>
          </table:table-cell>
          <table:table-cell office:value-type="string">
            <text:p>CAN 1 Warnung Limit erreich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5">
            <text:p>55</text:p>
          </table:table-cell>
          <table:table-cell office:value-type="float" office:value="4">
            <text:p>4</text:p>
          </table:table-cell>
          <table:table-cell table:style-name="ce8" office:value-type="string">
            <text:p>753 CAN 2 Warnung Limit erreicht</text:p>
          </table:table-cell>
          <table:table-cell office:value-type="string">
            <text:p>bool</text:p>
          </table:table-cell>
          <table:table-cell table:style-name="ce43" office:value-type="string">
            <text:p>xCAN2WarningLimit</text:p>
          </table:table-cell>
          <table:table-cell office:value-type="string">
            <text:p>CAN 2 Warnung Limit erreich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5">
            <text:p>55</text:p>
          </table:table-cell>
          <table:table-cell office:value-type="float" office:value="3">
            <text:p>3</text:p>
          </table:table-cell>
          <table:table-cell table:style-name="ce8" office:value-type="string">
            <text:p>754 Gleitschutztest aktiv</text:p>
          </table:table-cell>
          <table:table-cell office:value-type="string">
            <text:p>bool</text:p>
          </table:table-cell>
          <table:table-cell table:style-name="ce8" office:value-type="string">
            <text:p>xGleitschutztestAktiv</text:p>
          </table:table-cell>
          <table:table-cell table:style-name="Default" office:value-type="string">
            <text:p>Gleitschutztest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5">
            <text:p>55</text:p>
          </table:table-cell>
          <table:table-cell office:value-type="float" office:value="2">
            <text:p>2</text:p>
          </table:table-cell>
          <table:table-cell table:style-name="ce8" office:value-type="string">
            <text:p>755 Masterfahrzeug in Blindfahrt</text:p>
          </table:table-cell>
          <table:table-cell office:value-type="string">
            <text:p>bool</text:p>
          </table:table-cell>
          <table:table-cell table:style-name="ce8" office:value-type="string">
            <text:p>xMasterBlindfahrt</text:p>
          </table:table-cell>
          <table:table-cell table:style-name="Default" office:value-type="string">
            <text:p>Masterfahrzeug in Blindfah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5">
            <text:p>55</text:p>
          </table:table-cell>
          <table:table-cell office:value-type="float" office:value="1">
            <text:p>1</text:p>
          </table:table-cell>
          <table:table-cell table:style-name="ce23" office:value-type="string">
            <text:p>756 Fahrzeug im Steuerwagenbetrieb</text:p>
          </table:table-cell>
          <table:table-cell office:value-type="string">
            <text:p>bool</text:p>
          </table:table-cell>
          <table:table-cell table:style-name="ce32" table:content-validation-name="val1" office:value-type="string">
            <text:p>xSteuerwagenBetrieb</text:p>
          </table:table-cell>
          <table:table-cell table:style-name="ce21" office:value-type="string">
            <text:p>Fahrzeug im Steuerwagenbetrieb</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5">
            <text:p>55</text:p>
          </table:table-cell>
          <table:table-cell office:value-type="float" office:value="0">
            <text:p>0</text:p>
          </table:table-cell>
          <table:table-cell table:style-name="ce8" office:value-type="string">
            <text:p>757 Mindestens zwei Fahrzeuge sind als Master eingerichtet</text:p>
          </table:table-cell>
          <table:table-cell office:value-type="string">
            <text:p>bool</text:p>
          </table:table-cell>
          <table:table-cell table:style-name="ce8" office:value-type="string">
            <text:p>xZweiMasterVorhanden</text:p>
          </table:table-cell>
          <table:table-cell table:style-name="Default" office:value-type="string">
            <text:p>Mindestens zwei Fahrzeuge sind als Master eingerichte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6">
            <text:p>56</text:p>
          </table:table-cell>
          <table:table-cell office:value-type="float" office:value="7">
            <text:p>7</text:p>
          </table:table-cell>
          <table:table-cell table:style-name="ce31" office:value-type="string">
            <text:p>758 Plausibilitätsfehle Rückmeldung Notbremsventil</text:p>
          </table:table-cell>
          <table:table-cell office:value-type="string">
            <text:p>bool</text:p>
          </table:table-cell>
          <table:table-cell table:style-name="ce32" table:content-validation-name="val1" office:value-type="string">
            <text:p>xPlausiRMNotbremsventil</text:p>
          </table:table-cell>
          <table:table-cell table:style-name="ce22" office:value-type="string">
            <text:p>Pluasibilitätsfehle Rückmeldung Notbremsventi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6">
            <text:p>56</text:p>
          </table:table-cell>
          <table:table-cell office:value-type="float" office:value="6">
            <text:p>6</text:p>
          </table:table-cell>
          <table:table-cell table:style-name="ce8" office:value-type="string">
            <text:p>759 Notbremse Zugsicherung Integra</text:p>
          </table:table-cell>
          <table:table-cell office:value-type="string">
            <text:p>bool</text:p>
          </table:table-cell>
          <table:table-cell table:style-name="ce8" office:value-type="string">
            <text:p>xNotbremseIntegra</text:p>
          </table:table-cell>
          <table:table-cell table:style-name="Default" office:value-type="string">
            <text:p>Notbremse Zugsich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6">
            <text:p>56</text:p>
          </table:table-cell>
          <table:table-cell office:value-type="float" office:value="5">
            <text:p>5</text:p>
          </table:table-cell>
          <table:table-cell table:style-name="ce8" office:value-type="string">
            <text:p>760 Notbremse Zugbusüberwachung</text:p>
          </table:table-cell>
          <table:table-cell office:value-type="string">
            <text:p>bool</text:p>
          </table:table-cell>
          <table:table-cell table:style-name="ce8" office:value-type="string">
            <text:p>xNotbremseZugbus</text:p>
          </table:table-cell>
          <table:table-cell table:style-name="Default" office:value-type="string">
            <text:p>Notbremse Zugbusüberwach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6">
            <text:p>56</text:p>
          </table:table-cell>
          <table:table-cell office:value-type="float" office:value="4">
            <text:p>4</text:p>
          </table:table-cell>
          <table:table-cell table:style-name="ce8" office:value-type="string">
            <text:p>761 Plausibilitätsfehler Signal „Fahrtrichtung vorwärts“</text:p>
          </table:table-cell>
          <table:table-cell office:value-type="string">
            <text:p>bool</text:p>
          </table:table-cell>
          <table:table-cell table:style-name="ce8" office:value-type="string">
            <text:p>xPlausiFRvorwaerts</text:p>
          </table:table-cell>
          <table:table-cell table:style-name="Default" office:value-type="string">
            <text:p>Plausibilitätsfehler Signal „Fahrtrichtung vorwär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6">
            <text:p>56</text:p>
          </table:table-cell>
          <table:table-cell office:value-type="float" office:value="3">
            <text:p>3</text:p>
          </table:table-cell>
          <table:table-cell table:style-name="ce8" office:value-type="string">
            <text:p>762 Plausibilitätsfehler Signal „Fahrtrichtung rückwärts“</text:p>
          </table:table-cell>
          <table:table-cell office:value-type="string">
            <text:p>bool</text:p>
          </table:table-cell>
          <table:table-cell table:style-name="ce8" office:value-type="string">
            <text:p>xPlausiFRrueckwaerts</text:p>
          </table:table-cell>
          <table:table-cell table:style-name="Default" office:value-type="string">
            <text:p>Plausibilitätsfehler Signal „Fahrtrichtung rückwär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6">
            <text:p>56</text:p>
          </table:table-cell>
          <table:table-cell office:value-type="float" office:value="2">
            <text:p>2</text:p>
          </table:table-cell>
          <table:table-cell table:style-name="ce8" office:value-type="string">
            <text:p>763 Plausibilitätsfehler Signal „Master vorhanden“</text:p>
          </table:table-cell>
          <table:table-cell office:value-type="string">
            <text:p>bool</text:p>
          </table:table-cell>
          <table:table-cell table:style-name="ce8" office:value-type="string">
            <text:p>xPlausiMasterVorhanden</text:p>
          </table:table-cell>
          <table:table-cell table:style-name="Default" office:value-type="string">
            <text:p>Plausibilitätsfehler Signal „Master vorha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6">
            <text:p>56</text:p>
          </table:table-cell>
          <table:table-cell office:value-type="float" office:value="1">
            <text:p>1</text:p>
          </table:table-cell>
          <table:table-cell table:style-name="ce8" office:value-type="string">
            <text:p>764 Fahrzeug auf Vorspann eingestellt</text:p>
          </table:table-cell>
          <table:table-cell office:value-type="string">
            <text:p>bool</text:p>
          </table:table-cell>
          <table:table-cell table:style-name="ce8" office:value-type="string">
            <text:p>xVorspann</text:p>
          </table:table-cell>
          <table:table-cell table:style-name="Default" office:value-type="string">
            <text:p>Fahrzeug auf Vorspann eingestell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6">
            <text:p>56</text:p>
          </table:table-cell>
          <table:table-cell office:value-type="float" office:value="0">
            <text:p>0</text:p>
          </table:table-cell>
          <table:table-cell table:style-name="ce8" office:value-type="string">
            <text:p>765 Fahrsperre falsche Gangschalterstellung</text:p>
          </table:table-cell>
          <table:table-cell office:value-type="string">
            <text:p>bool</text:p>
          </table:table-cell>
          <table:table-cell table:style-name="ce8" table:content-validation-name="val1" office:value-type="string">
            <text:p>xFSPFalscheGangwahl</text:p>
          </table:table-cell>
          <table:table-cell office:value-type="string">
            <text:p>Fahrsperre falsche Gangschalterstell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7">
            <text:p>57</text:p>
          </table:table-cell>
          <table:table-cell office:value-type="float" office:value="7">
            <text:p>7</text:p>
          </table:table-cell>
          <table:table-cell table:style-name="ce23" office:value-type="string">
            <text:p>766 Zugbusfehler zum Master</text:p>
          </table:table-cell>
          <table:table-cell office:value-type="string">
            <text:p>bool</text:p>
          </table:table-cell>
          <table:table-cell table:style-name="ce32" table:content-validation-name="val1" office:value-type="string">
            <text:p>xZugbusfehlerZumMaster</text:p>
          </table:table-cell>
          <table:table-cell table:style-name="ce21" office:value-type="string">
            <text:p>Zugbusfehler zum Mast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7">
            <text:p>57</text:p>
          </table:table-cell>
          <table:table-cell office:value-type="float" office:value="6">
            <text:p>6</text:p>
          </table:table-cell>
          <table:table-cell table:style-name="ce23" office:value-type="string">
            <text:p>767 Zugbusfehler zum Slave</text:p>
          </table:table-cell>
          <table:table-cell office:value-type="string">
            <text:p>bool</text:p>
          </table:table-cell>
          <table:table-cell table:style-name="ce32" table:content-validation-name="val1" office:value-type="string">
            <text:p>xZugbusfehlerZumSlave</text:p>
          </table:table-cell>
          <table:table-cell table:style-name="ce21" office:value-type="string">
            <text:p>Zugbusfehler zum Slav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7">
            <text:p>57</text:p>
          </table:table-cell>
          <table:table-cell office:value-type="float" office:value="5">
            <text:p>5</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7">
            <text:p>57</text:p>
          </table:table-cell>
          <table:table-cell office:value-type="float" office:value="4">
            <text:p>4</text:p>
          </table:table-cell>
          <table:table-cell table:style-name="ce8" office:value-type="string">
            <text:p>768 Plausibilitätsfehler Signale „Traktionssperre“</text:p>
          </table:table-cell>
          <table:table-cell office:value-type="string">
            <text:p>bool</text:p>
          </table:table-cell>
          <table:table-cell table:style-name="ce8" office:value-type="string">
            <text:p>xPlausiTraktionssperre</text:p>
          </table:table-cell>
          <table:table-cell table:style-name="Default" office:value-type="string">
            <text:p>Plausibilitätsfehler Signale „Traktionssperr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7">
            <text:p>57</text:p>
          </table:table-cell>
          <table:table-cell office:value-type="float" office:value="3">
            <text:p>3</text:p>
          </table:table-cell>
          <table:table-cell table:style-name="ce8" office:value-type="string">
            <text:p>769 Getriebeoeltemperatur unplausibel</text:p>
          </table:table-cell>
          <table:table-cell office:value-type="string">
            <text:p>bool</text:p>
          </table:table-cell>
          <table:table-cell table:style-name="ce8" office:value-type="string">
            <text:p>xPlausiGetriebeoelTemp</text:p>
          </table:table-cell>
          <table:table-cell table:style-name="Default" office:value-type="string">
            <text:p>Getriebeoeltemperatur unplausibe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7">
            <text:p>57</text:p>
          </table:table-cell>
          <table:table-cell office:value-type="float" office:value="2">
            <text:p>2</text:p>
          </table:table-cell>
          <table:table-cell table:style-name="ce22"/>
          <table:table-cell office:value-type="string">
            <text:p>bool</text:p>
          </table:table-cell>
          <table:table-cell table:style-name="ce39" table:content-validation-name="val1"/>
          <table:table-cell table:style-name="ce21"/>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7">
            <text:p>57</text:p>
          </table:table-cell>
          <table:table-cell office:value-type="float" office:value="1">
            <text:p>1</text:p>
          </table:table-cell>
          <table:table-cell table:style-name="ce8" office:value-type="string">
            <text:p>770 Erfassung Beleuchtungsschalter fehlerhaft</text:p>
          </table:table-cell>
          <table:table-cell office:value-type="string">
            <text:p>bool</text:p>
          </table:table-cell>
          <table:table-cell table:style-name="ce8" office:value-type="string">
            <text:p>xBeleuchtungsschalter</text:p>
          </table:table-cell>
          <table:table-cell table:style-name="Default" office:value-type="string">
            <text:p>Erfassung Beleuchtungsschalter fehlerhaf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7">
            <text:p>57</text:p>
          </table:table-cell>
          <table:table-cell office:value-type="float" office:value="0">
            <text:p>0</text:p>
          </table:table-cell>
          <table:table-cell table:style-name="ce8" office:value-type="string">
            <text:p>771 Warnbeleuchtung eingeschaltet</text:p>
          </table:table-cell>
          <table:table-cell office:value-type="string">
            <text:p>bool</text:p>
          </table:table-cell>
          <table:table-cell table:style-name="ce8" office:value-type="string">
            <text:p>xWarnbeleuchtung</text:p>
          </table:table-cell>
          <table:table-cell table:style-name="Default" office:value-type="string">
            <text:p>Warnbeleuchtung eingeschalte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8">
            <text:p>58</text:p>
          </table:table-cell>
          <table:table-cell office:value-type="float" office:value="7">
            <text:p>7</text:p>
          </table:table-cell>
          <table:table-cell table:style-name="ce22"/>
          <table:table-cell office:value-type="string">
            <text:p>bool</text:p>
          </table:table-cell>
          <table:table-cell table:style-name="ce39" table:content-validation-name="val1" office:value-type="string">
            <text:p>xFahrzeugAusgefallen</text:p>
          </table:table-cell>
          <table:table-cell table:style-name="ce21" office:value-type="string">
            <text:p>Keine Kommunikation mit dem Fahrzeu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8">
            <text:p>58</text:p>
          </table:table-cell>
          <table:table-cell office:value-type="float" office:value="6">
            <text:p>6</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58">
            <text:p>58</text:p>
          </table:table-cell>
          <table:table-cell office:value-type="float" office:value="5">
            <text:p>5</text:p>
          </table:table-cell>
          <table:table-cell table:style-name="Default"/>
          <table:table-cell office:value-type="string">
            <text:p>bool</text:p>
          </table:table-cell>
          <table:table-cell table:style-name="Default" table:number-columns-repeated="2"/>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8">
            <text:p>58</text:p>
          </table:table-cell>
          <table:table-cell office:value-type="float" office:value="0">
            <text:p>0</text:p>
          </table:table-cell>
          <table:table-cell table:style-name="ce23" office:value-type="string">
            <text:p>781 Temperatur Ladeluft Sensor 1 Alarm</text:p>
          </table:table-cell>
          <table:table-cell office:value-type="string">
            <text:p>bool</text:p>
          </table:table-cell>
          <table:table-cell table:style-name="ce39" table:content-validation-name="val1" office:value-type="string">
            <text:p>xAlarmTempLadeluftSens1</text:p>
          </table:table-cell>
          <table:table-cell table:style-name="ce21" office:value-type="string">
            <text:p>Temperatur Ladeluft vor dem Kühler Alarm</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7">
            <text:p>7</text:p>
          </table:table-cell>
          <table:table-cell table:style-name="ce23" office:value-type="string">
            <text:p>782 Temperatur Ladeluft Sensor 2 Alarm</text:p>
          </table:table-cell>
          <table:table-cell office:value-type="string">
            <text:p>bool</text:p>
          </table:table-cell>
          <table:table-cell table:style-name="ce39" table:content-validation-name="val1" office:value-type="string">
            <text:p>xAlarmTempLadeluftSens2</text:p>
          </table:table-cell>
          <table:table-cell table:style-name="ce21" office:value-type="string">
            <text:p>Temperatur Ladeluft nach dem Kühler Alarm</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8">
            <text:p>58</text:p>
          </table:table-cell>
          <table:table-cell office:value-type="float" office:value="2">
            <text:p>2</text:p>
          </table:table-cell>
          <table:table-cell table:style-name="ce31" office:value-type="string">
            <text:p>777 Kühlwasserstand Warnung</text:p>
          </table:table-cell>
          <table:table-cell office:value-type="string">
            <text:p>bool</text:p>
          </table:table-cell>
          <table:table-cell table:style-name="ce39" table:content-validation-name="val1" office:value-type="string">
            <text:p>xWarnKWassstand</text:p>
          </table:table-cell>
          <table:table-cell table:style-name="ce22" office:value-type="string">
            <text:p>Kühlwasserstand War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8">
            <text:p>58</text:p>
          </table:table-cell>
          <table:table-cell office:value-type="float" office:value="1">
            <text:p>1</text:p>
          </table:table-cell>
          <table:table-cell table:style-name="ce23" office:value-type="string">
            <text:p>778 Temperatur Kuhlwasser Sensor 1 Warnung</text:p>
          </table:table-cell>
          <table:table-cell office:value-type="string">
            <text:p>bool</text:p>
          </table:table-cell>
          <table:table-cell table:style-name="ce39" table:content-validation-name="val1" office:value-type="string">
            <text:p>xWarnTempKWassSens1</text:p>
          </table:table-cell>
          <table:table-cell table:style-name="ce21" office:value-type="string">
            <text:p>Temperatur Kuhlwasser War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8">
            <text:p>58</text:p>
          </table:table-cell>
          <table:table-cell office:value-type="float" office:value="0">
            <text:p>0</text:p>
          </table:table-cell>
          <table:table-cell table:style-name="ce23" office:value-type="string">
            <text:p>781 Temperatur Ladeluft Sensor 1 Warnung</text:p>
          </table:table-cell>
          <table:table-cell office:value-type="string">
            <text:p>bool</text:p>
          </table:table-cell>
          <table:table-cell table:style-name="ce39" table:content-validation-name="val1" office:value-type="string">
            <text:p>xWarnTempLadeluftSens1</text:p>
          </table:table-cell>
          <table:table-cell table:style-name="ce21" office:value-type="string">
            <text:p>Temperatur Ladeluft vor dem Kühler War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7">
            <text:p>7</text:p>
          </table:table-cell>
          <table:table-cell table:style-name="ce23" office:value-type="string">
            <text:p>782 Temperatur Ladeluft Sensor 2 Warnung</text:p>
          </table:table-cell>
          <table:table-cell office:value-type="string">
            <text:p>bool</text:p>
          </table:table-cell>
          <table:table-cell table:style-name="ce39" table:content-validation-name="val1" office:value-type="string">
            <text:p>xWarnTempLadeluftSens2</text:p>
          </table:table-cell>
          <table:table-cell table:style-name="ce21" office:value-type="string">
            <text:p>Temperatur Ladeluft nach dem Kühler War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6">
            <text:p>6</text:p>
          </table:table-cell>
          <table:table-cell table:style-name="ce23" office:value-type="string">
            <text:p>784 Temperatur Getriebeoel Warnung</text:p>
          </table:table-cell>
          <table:table-cell office:value-type="string">
            <text:p>bool</text:p>
          </table:table-cell>
          <table:table-cell table:style-name="ce39" table:content-validation-name="val1" office:value-type="string">
            <text:p>xWarnTempGetriebeoel</text:p>
          </table:table-cell>
          <table:table-cell table:style-name="ce21" office:value-type="string">
            <text:p>Temperatur Getriebeoel Warn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5">
            <text:p>5</text:p>
          </table:table-cell>
          <table:table-cell table:style-name="ce31" office:value-type="string">
            <text:p>785 Kühlwasserstand Alarm</text:p>
          </table:table-cell>
          <table:table-cell office:value-type="string">
            <text:p>bool</text:p>
          </table:table-cell>
          <table:table-cell table:style-name="ce39" table:content-validation-name="val1" office:value-type="string">
            <text:p>xAlarmKWassstand</text:p>
          </table:table-cell>
          <table:table-cell table:style-name="ce22" office:value-type="string">
            <text:p>Kühlwasserstand Alarm</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4">
            <text:p>4</text:p>
          </table:table-cell>
          <table:table-cell table:style-name="ce23" office:value-type="string">
            <text:p>786 Temperatur Kuhlwasser Sensor 1 Alarm</text:p>
          </table:table-cell>
          <table:table-cell office:value-type="string">
            <text:p>bool</text:p>
          </table:table-cell>
          <table:table-cell table:style-name="ce39" table:content-validation-name="val1" office:value-type="string">
            <text:p>xAlarmTempKWassSens1</text:p>
          </table:table-cell>
          <table:table-cell table:style-name="ce21" office:value-type="string">
            <text:p>Temperatur Kuhlwasser Alarm</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3">
            <text:p>3</text:p>
          </table:table-cell>
          <table:table-cell table:style-name="ce23" office:value-type="string">
            <text:p>792 Temperatur Getriebeoel Alarm</text:p>
          </table:table-cell>
          <table:table-cell office:value-type="string">
            <text:p>bool</text:p>
          </table:table-cell>
          <table:table-cell table:style-name="ce39" table:content-validation-name="val1" office:value-type="string">
            <text:p>xAlarmTempGetriebeoel</text:p>
          </table:table-cell>
          <table:table-cell table:style-name="ce21" office:value-type="string">
            <text:p>Temperatur Getriebeoel Alarm</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2">
            <text:p>2</text:p>
          </table:table-cell>
          <table:table-cell table:style-name="ce31" office:value-type="string">
            <text:p>793 Temperatur Kühlwasser Sensor 1 Wert zu klein</text:p>
          </table:table-cell>
          <table:table-cell office:value-type="string">
            <text:p>bool</text:p>
          </table:table-cell>
          <table:table-cell table:style-name="ce39" table:content-validation-name="val1" office:value-type="string">
            <text:p>xTempKWassWertKleinSens1</text:p>
          </table:table-cell>
          <table:table-cell table:style-name="ce22" office:value-type="string">
            <text:p>Temperatur Kühlwasser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1">
            <text:p>1</text:p>
          </table:table-cell>
          <table:table-cell table:style-name="ce23" office:value-type="string">
            <text:p>796 Temperatur Ladeluft Sensor 1 Wert zu klein</text:p>
          </table:table-cell>
          <table:table-cell office:value-type="string">
            <text:p>bool</text:p>
          </table:table-cell>
          <table:table-cell table:style-name="ce39" table:content-validation-name="val1" office:value-type="string">
            <text:p>xTempLadeluftWertKleinSens1</text:p>
          </table:table-cell>
          <table:table-cell table:style-name="ce21" office:value-type="string">
            <text:p>Temperatur Ladeluft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59">
            <text:p>59</text:p>
          </table:table-cell>
          <table:table-cell office:value-type="float" office:value="0">
            <text:p>0</text:p>
          </table:table-cell>
          <table:table-cell table:style-name="ce23" office:value-type="string">
            <text:p>797 Temperatur Ladeluft Sensor 2 Wert zu klein</text:p>
          </table:table-cell>
          <table:table-cell office:value-type="string">
            <text:p>bool</text:p>
          </table:table-cell>
          <table:table-cell table:style-name="ce39" table:content-validation-name="val1" office:value-type="string">
            <text:p>xTempLadeluftWertKleinSens2</text:p>
          </table:table-cell>
          <table:table-cell table:style-name="ce21" office:value-type="string">
            <text:p>Temperatur Ladeluft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7">
            <text:p>7</text:p>
          </table:table-cell>
          <table:table-cell table:style-name="ce23" office:value-type="string">
            <text:p>799 Temperatur Getriebeoel Wert zu klein</text:p>
          </table:table-cell>
          <table:table-cell office:value-type="string">
            <text:p>bool</text:p>
          </table:table-cell>
          <table:table-cell table:style-name="ce39" table:content-validation-name="val1" office:value-type="string">
            <text:p>xTempGetriebeoelWertKlein</text:p>
          </table:table-cell>
          <table:table-cell table:style-name="ce21" office:value-type="string">
            <text:p>Temperatur Getriebeoel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6">
            <text:p>6</text:p>
          </table:table-cell>
          <table:table-cell table:style-name="ce31" office:value-type="string">
            <text:p>801 Temperatur Kühlwasser Sensor 1 Wert zu gross</text:p>
          </table:table-cell>
          <table:table-cell office:value-type="string">
            <text:p>bool</text:p>
          </table:table-cell>
          <table:table-cell table:style-name="ce39" table:content-validation-name="val1" office:value-type="string">
            <text:p>xTempKWassHochSens1</text:p>
          </table:table-cell>
          <table:table-cell table:style-name="ce22" office:value-type="string">
            <text:p>Temperatur Kühlwasser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5">
            <text:p>5</text:p>
          </table:table-cell>
          <table:table-cell table:style-name="ce23" office:value-type="string">
            <text:p>804 Temperatur Ladeluft Sensor 1 Wert zu gross</text:p>
          </table:table-cell>
          <table:table-cell office:value-type="string">
            <text:p>bool</text:p>
          </table:table-cell>
          <table:table-cell table:style-name="ce39" table:content-validation-name="val1" office:value-type="string">
            <text:p>xTempLadeluftHochSens1</text:p>
          </table:table-cell>
          <table:table-cell table:style-name="ce21" office:value-type="string">
            <text:p>Temperatur Ladeluft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4">
            <text:p>4</text:p>
          </table:table-cell>
          <table:table-cell table:style-name="ce23" office:value-type="string">
            <text:p>805 Temperatur Ladeluft Sensor 2 Wert zu gross</text:p>
          </table:table-cell>
          <table:table-cell office:value-type="string">
            <text:p>bool</text:p>
          </table:table-cell>
          <table:table-cell table:style-name="ce39" table:content-validation-name="val1" office:value-type="string">
            <text:p>xTempLadeluftHochSens2</text:p>
          </table:table-cell>
          <table:table-cell table:style-name="ce21" office:value-type="string">
            <text:p>Temperatur Ladeluft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3">
            <text:p>3</text:p>
          </table:table-cell>
          <table:table-cell table:style-name="ce23" office:value-type="string">
            <text:p>807 Temperatur Getriebeoel Wert zu gross</text:p>
          </table:table-cell>
          <table:table-cell office:value-type="string">
            <text:p>bool</text:p>
          </table:table-cell>
          <table:table-cell table:style-name="ce39" table:content-validation-name="val1" office:value-type="string">
            <text:p>xTempGetriebeoelHoch</text:p>
          </table:table-cell>
          <table:table-cell table:style-name="ce21" office:value-type="string">
            <text:p>Temperatur Getriebeoel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2">
            <text:p>2</text:p>
          </table:table-cell>
          <table:table-cell table:style-name="ce22" office:value-type="string">
            <text:p>809 Drehzahl Dieselmotor zu hoch</text:p>
          </table:table-cell>
          <table:table-cell office:value-type="string">
            <text:p>bool</text:p>
          </table:table-cell>
          <table:table-cell table:style-name="ce39" table:content-validation-name="val1" office:value-type="string">
            <text:p>xDrehzahlDieselZuHoch</text:p>
          </table:table-cell>
          <table:table-cell table:style-name="ce22" office:value-type="string">
            <text:p>Drehzahl Dieselmotor zu ho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1">
            <text:p>1</text:p>
          </table:table-cell>
          <table:table-cell table:style-name="Default" office:value-type="string">
            <text:p>Dieselmotor allgemeiner Fehler 0</text:p>
          </table:table-cell>
          <table:table-cell office:value-type="string">
            <text:p>bool</text:p>
          </table:table-cell>
          <table:table-cell table:style-name="Default" office:value-type="string">
            <text:p>xDMFehler0</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0">
            <text:p>60</text:p>
          </table:table-cell>
          <table:table-cell office:value-type="float" office:value="0">
            <text:p>0</text:p>
          </table:table-cell>
          <table:table-cell table:style-name="Default" office:value-type="string">
            <text:p>Dieselmotor allgemeiner Fehler 1</text:p>
          </table:table-cell>
          <table:table-cell office:value-type="string">
            <text:p>bool</text:p>
          </table:table-cell>
          <table:table-cell table:style-name="Default" office:value-type="string">
            <text:p>xDMFehler1</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7">
            <text:p>7</text:p>
          </table:table-cell>
          <table:table-cell table:style-name="Default" office:value-type="string">
            <text:p>Dieselmotor allgemeiner Fehler 2</text:p>
          </table:table-cell>
          <table:table-cell office:value-type="string">
            <text:p>bool</text:p>
          </table:table-cell>
          <table:table-cell table:style-name="Default" office:value-type="string">
            <text:p>xDMFehler2</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6">
            <text:p>6</text:p>
          </table:table-cell>
          <table:table-cell table:style-name="Default" office:value-type="string">
            <text:p>Dieselmotor allgemeiner Fehler 3</text:p>
          </table:table-cell>
          <table:table-cell office:value-type="string">
            <text:p>bool</text:p>
          </table:table-cell>
          <table:table-cell table:style-name="Default" office:value-type="string">
            <text:p>xDMFehler3</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5">
            <text:p>5</text:p>
          </table:table-cell>
          <table:table-cell table:style-name="Default" office:value-type="string">
            <text:p>Dieselmotor allgemeiner Fehler 4</text:p>
          </table:table-cell>
          <table:table-cell office:value-type="string">
            <text:p>bool</text:p>
          </table:table-cell>
          <table:table-cell table:style-name="Default" office:value-type="string">
            <text:p>xDMFehler4</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4">
            <text:p>4</text:p>
          </table:table-cell>
          <table:table-cell table:style-name="Default" office:value-type="string">
            <text:p>Dieselmotor allgemeiner Fehler 5</text:p>
          </table:table-cell>
          <table:table-cell office:value-type="string">
            <text:p>bool</text:p>
          </table:table-cell>
          <table:table-cell table:style-name="Default" office:value-type="string">
            <text:p>xDMFehler5</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3">
            <text:p>3</text:p>
          </table:table-cell>
          <table:table-cell table:style-name="Default" office:value-type="string">
            <text:p>Dieselmotor allgemeiner Fehler 6</text:p>
          </table:table-cell>
          <table:table-cell office:value-type="string">
            <text:p>bool</text:p>
          </table:table-cell>
          <table:table-cell table:style-name="Default" office:value-type="string">
            <text:p>xDMFehler6</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2">
            <text:p>2</text:p>
          </table:table-cell>
          <table:table-cell table:style-name="Default" office:value-type="string">
            <text:p>Dieselmotor allgemeiner Fehler 7</text:p>
          </table:table-cell>
          <table:table-cell office:value-type="string">
            <text:p>bool</text:p>
          </table:table-cell>
          <table:table-cell table:style-name="Default" office:value-type="string">
            <text:p>xDMFehler7</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1">
            <text:p>1</text:p>
          </table:table-cell>
          <table:table-cell table:style-name="Default" office:value-type="string">
            <text:p>Dieselmotor allgemeiner Fehler 8</text:p>
          </table:table-cell>
          <table:table-cell office:value-type="string">
            <text:p>bool</text:p>
          </table:table-cell>
          <table:table-cell table:style-name="Default" office:value-type="string">
            <text:p>xDMFehler8</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1">
            <text:p>61</text:p>
          </table:table-cell>
          <table:table-cell office:value-type="float" office:value="0">
            <text:p>0</text:p>
          </table:table-cell>
          <table:table-cell table:style-name="Default" office:value-type="string">
            <text:p>Dieselmotor allgemeiner Fehler 9</text:p>
          </table:table-cell>
          <table:table-cell office:value-type="string">
            <text:p>bool</text:p>
          </table:table-cell>
          <table:table-cell table:style-name="Default" office:value-type="string">
            <text:p>xDMFehler9</text:p>
          </table:table-cell>
          <table:table-cell table:style-name="Default" office:value-type="string">
            <text:p>Dieselmotor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2">
            <text:p>62</text:p>
          </table:table-cell>
          <table:table-cell office:value-type="float" office:value="7">
            <text:p>7</text:p>
          </table:table-cell>
          <table:table-cell table:style-name="ce22" office:value-type="string">
            <text:p>Zugsicherung Integra und ETMS abgetrennt</text:p>
          </table:table-cell>
          <table:table-cell office:value-type="string">
            <text:p>bool</text:p>
          </table:table-cell>
          <table:table-cell table:style-name="ce39" table:content-validation-name="val1" office:value-type="string">
            <text:p>xIntegraETMSabegtrennt</text:p>
          </table:table-cell>
          <table:table-cell table:style-name="ce22" office:value-type="string">
            <text:p>Zugsicherung Integra und ETMS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2">
            <text:p>62</text:p>
          </table:table-cell>
          <table:table-cell office:value-type="float" office:value="6">
            <text:p>6</text:p>
          </table:table-cell>
          <table:table-cell table:style-name="ce21" office:value-type="string">
            <text:p>Plausibilität Funkfernsteuerung Nullstellung</text:p>
          </table:table-cell>
          <table:table-cell office:value-type="string">
            <text:p>bool</text:p>
          </table:table-cell>
          <table:table-cell table:style-name="ce39" table:content-validation-name="val1" office:value-type="string">
            <text:p>xPlaFFStNullstellung</text:p>
          </table:table-cell>
          <table:table-cell table:style-name="ce21" office:value-type="string">
            <text:p>Plausibilität Funkfernsteuerung Nullstell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2">
            <text:p>62</text:p>
          </table:table-cell>
          <table:table-cell office:value-type="float" office:value="5">
            <text:p>5</text:p>
          </table:table-cell>
          <table:table-cell table:style-name="ce21" office:value-type="string">
            <text:p>Plausibilität Funkfernsteuerung Dieselmotor Start</text:p>
          </table:table-cell>
          <table:table-cell office:value-type="string">
            <text:p>bool</text:p>
          </table:table-cell>
          <table:table-cell table:style-name="ce39" table:content-validation-name="val1" office:value-type="string">
            <text:p>xPlaFFStDMStart</text:p>
          </table:table-cell>
          <table:table-cell table:style-name="ce21" office:value-type="string">
            <text:p>Plausibilität Funkfernsteuerung Dieselmotor Sta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8" office:value-type="float" office:value="62">
            <text:p>62</text:p>
          </table:table-cell>
          <table:table-cell table:style-name="ce20" office:value-type="float" office:value="4">
            <text:p>4</text:p>
          </table:table-cell>
          <table:table-cell table:style-name="ce27" office:value-type="string">
            <text:p>Plausibilität Bediengerät 1 Nullstellung</text:p>
          </table:table-cell>
          <table:table-cell table:style-name="ce20" office:value-type="string">
            <text:p>bool</text:p>
          </table:table-cell>
          <table:table-cell table:style-name="ce41" table:content-validation-name="val1" office:value-type="string">
            <text:p>xPlausBD1Nullstellung</text:p>
          </table:table-cell>
          <table:table-cell table:style-name="ce27" office:value-type="string">
            <text:p>Plausibilität Bediengerät 1 Nullstellung</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8" office:value-type="float" office:value="62">
            <text:p>62</text:p>
          </table:table-cell>
          <table:table-cell table:style-name="ce20" office:value-type="float" office:value="3">
            <text:p>3</text:p>
          </table:table-cell>
          <table:table-cell table:style-name="ce27" office:value-type="string">
            <text:p>Plausibilität Bediengerät 2 Nullstellung</text:p>
          </table:table-cell>
          <table:table-cell table:style-name="ce20" office:value-type="string">
            <text:p>bool</text:p>
          </table:table-cell>
          <table:table-cell table:style-name="ce41" table:content-validation-name="val1" office:value-type="string">
            <text:p>xPlausBD2Nullstellung</text:p>
          </table:table-cell>
          <table:table-cell table:style-name="ce27" office:value-type="string">
            <text:p>Plausibilität Bediengerät 2 Nullstellung</text:p>
          </table:table-cell>
          <table:table-cell table:style-name="ce20" office:value-type="float" office:value="0">
            <text:p>0</text:p>
          </table:table-cell>
          <table:table-cell table:style-name="ce20" office:value-type="float" office:value="1">
            <text:p>1</text:p>
          </table:table-cell>
          <table:table-cell table:style-name="ce20" office:value-type="string">
            <text:p>n/a</text:p>
          </table:table-cell>
          <table:table-cell table:number-columns-repeated="247"/>
        </table:table-row>
        <table:table-row table:style-name="ro1">
          <table:table-cell table:style-name="ce16" office:value-type="float" office:value="62">
            <text:p>62</text:p>
          </table:table-cell>
          <table:table-cell office:value-type="float" office:value="2">
            <text:p>2</text:p>
          </table:table-cell>
          <table:table-cell table:style-name="ce21" office:value-type="string">
            <text:p>Unquittierte Notbremse aktiv</text:p>
          </table:table-cell>
          <table:table-cell office:value-type="string">
            <text:p>bool</text:p>
          </table:table-cell>
          <table:table-cell table:style-name="ce39" table:content-validation-name="val1" office:value-type="string">
            <text:p>xUnquitNotbremseAktiv</text:p>
          </table:table-cell>
          <table:table-cell table:style-name="ce21" office:value-type="string">
            <text:p>Unquittierte Notbremse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2">
            <text:p>62</text:p>
          </table:table-cell>
          <table:table-cell office:value-type="float" office:value="1">
            <text:p>1</text:p>
          </table:table-cell>
          <table:table-cell office:value-type="string">
            <text:p>Bremszylinderdruck nicht plausibel</text:p>
          </table:table-cell>
          <table:table-cell office:value-type="string">
            <text:p>bool</text:p>
          </table:table-cell>
          <table:table-cell table:content-validation-name="val1" office:value-type="string">
            <text:p>xBZDruckPlaus1</text:p>
          </table:table-cell>
          <table:table-cell office:value-type="string">
            <text:p>Bremszylinderdruck nicht plausibel bei angelegter Festhaltebrems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2">
            <text:p>62</text:p>
          </table:table-cell>
          <table:table-cell office:value-type="float" office:value="0">
            <text:p>0</text:p>
          </table:table-cell>
          <table:table-cell office:value-type="string">
            <text:p>Bremszylinderdruck nicht plausibel</text:p>
          </table:table-cell>
          <table:table-cell office:value-type="string">
            <text:p>bool</text:p>
          </table:table-cell>
          <table:table-cell table:content-validation-name="val1" office:value-type="string">
            <text:p>xBZDruckPlaus2</text:p>
          </table:table-cell>
          <table:table-cell office:value-type="string">
            <text:p>Bremszylinderdruck nicht plausibel bei angelegter Schleuderbrems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7">
            <text:p>7</text:p>
          </table:table-cell>
          <table:table-cell office:value-type="string">
            <text:p>Füllstand Kraftstofftank Wert zu klein</text:p>
          </table:table-cell>
          <table:table-cell office:value-type="string">
            <text:p>bool</text:p>
          </table:table-cell>
          <table:table-cell table:content-validation-name="val1" office:value-type="string">
            <text:p>xFuellKraftstoffTief</text:p>
          </table:table-cell>
          <table:table-cell office:value-type="string">
            <text:p>Füllstand Kraftstofftank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6">
            <text:p>6</text:p>
          </table:table-cell>
          <table:table-cell office:value-type="string">
            <text:p>Füllstand Kraftstofftank Wert zu gross</text:p>
          </table:table-cell>
          <table:table-cell office:value-type="string">
            <text:p>bool</text:p>
          </table:table-cell>
          <table:table-cell table:content-validation-name="val1" office:value-type="string">
            <text:p>xFuellKraftstoffHoch</text:p>
          </table:table-cell>
          <table:table-cell office:value-type="string">
            <text:p>Füllstand Kraftstofftank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5">
            <text:p>5</text:p>
          </table:table-cell>
          <table:table-cell office:value-type="string">
            <text:p>Drucksensor Bremszylinderdruck Wert zu klein</text:p>
          </table:table-cell>
          <table:table-cell office:value-type="string">
            <text:p>bool</text:p>
          </table:table-cell>
          <table:table-cell table:content-validation-name="val1" office:value-type="string">
            <text:p>xDruckBremsZyTief</text:p>
          </table:table-cell>
          <table:table-cell office:value-type="string">
            <text:p>Drucksensor Bremszylinderdruck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4">
            <text:p>4</text:p>
          </table:table-cell>
          <table:table-cell office:value-type="string">
            <text:p>Drucksensor Bremszylinderdruck Wert zu gross</text:p>
          </table:table-cell>
          <table:table-cell office:value-type="string">
            <text:p>bool</text:p>
          </table:table-cell>
          <table:table-cell table:content-validation-name="val1" office:value-type="string">
            <text:p>xDruckBremsZyHoch</text:p>
          </table:table-cell>
          <table:table-cell office:value-type="string">
            <text:p>Drucksensor Bremszylinderdruck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3">
            <text:p>3</text:p>
          </table:table-cell>
          <table:table-cell office:value-type="string">
            <text:p>Drucksensor Hauptleitungsdruck Wert zu klein</text:p>
          </table:table-cell>
          <table:table-cell office:value-type="string">
            <text:p>bool</text:p>
          </table:table-cell>
          <table:table-cell table:content-validation-name="val1" office:value-type="string">
            <text:p>xDruckHauptltgTief</text:p>
          </table:table-cell>
          <table:table-cell office:value-type="string">
            <text:p>Drucksensor Hauptleitungsdruck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2">
            <text:p>2</text:p>
          </table:table-cell>
          <table:table-cell office:value-type="string">
            <text:p>Drucksensor Hauptleitungsdruck Wert zu gross</text:p>
          </table:table-cell>
          <table:table-cell office:value-type="string">
            <text:p>bool</text:p>
          </table:table-cell>
          <table:table-cell table:content-validation-name="val1" office:value-type="string">
            <text:p>xDruckHauptltgHoch</text:p>
          </table:table-cell>
          <table:table-cell office:value-type="string">
            <text:p>Drucksensor Hauptleitungsdruck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1">
            <text:p>1</text:p>
          </table:table-cell>
          <table:table-cell office:value-type="string">
            <text:p>Drucksensor Vorsteuerdruck Wert zu klein</text:p>
          </table:table-cell>
          <table:table-cell office:value-type="string">
            <text:p>bool</text:p>
          </table:table-cell>
          <table:table-cell table:content-validation-name="val1" office:value-type="string">
            <text:p>xDruckVorsteuerTief</text:p>
          </table:table-cell>
          <table:table-cell office:value-type="string">
            <text:p>Drucksensor Vorsteuerdruck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3">
            <text:p>63</text:p>
          </table:table-cell>
          <table:table-cell office:value-type="float" office:value="0">
            <text:p>0</text:p>
          </table:table-cell>
          <table:table-cell office:value-type="string">
            <text:p>Drucksensor Vorsteuerdruck Wert zu gross</text:p>
          </table:table-cell>
          <table:table-cell office:value-type="string">
            <text:p>bool</text:p>
          </table:table-cell>
          <table:table-cell table:content-validation-name="val1" office:value-type="string">
            <text:p>xDruckVorsteuerHoch</text:p>
          </table:table-cell>
          <table:table-cell office:value-type="string">
            <text:p>Drucksensor Vorsteuerdruck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7">
            <text:p>7</text:p>
          </table:table-cell>
          <table:table-cell office:value-type="string">
            <text:p>Drucksensor Speiseleitungsdruck Wert zu klein</text:p>
          </table:table-cell>
          <table:table-cell office:value-type="string">
            <text:p>bool</text:p>
          </table:table-cell>
          <table:table-cell table:content-validation-name="val1" office:value-type="string">
            <text:p>xDruckSpeiseltgTief</text:p>
          </table:table-cell>
          <table:table-cell office:value-type="string">
            <text:p>Drucksensor Speiseleitungsdruck Wert zu kl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6">
            <text:p>6</text:p>
          </table:table-cell>
          <table:table-cell office:value-type="string">
            <text:p>Drucksensor Speiseleitungsdruck Wert zu gross</text:p>
          </table:table-cell>
          <table:table-cell office:value-type="string">
            <text:p>bool</text:p>
          </table:table-cell>
          <table:table-cell table:content-validation-name="val1" office:value-type="string">
            <text:p>xDruckSpeiseltgHoch</text:p>
          </table:table-cell>
          <table:table-cell office:value-type="string">
            <text:p>Drucksensor Speiseleitungsdruck Wert zu gros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5">
            <text:p>5</text:p>
          </table:table-cell>
          <table:table-cell office:value-type="string">
            <text:p>Funkfernsteuerung Systemfehler</text:p>
          </table:table-cell>
          <table:table-cell office:value-type="string">
            <text:p>bool</text:p>
          </table:table-cell>
          <table:table-cell table:content-validation-name="val1" office:value-type="string">
            <text:p>xFFSTSystemfehler</text:p>
          </table:table-cell>
          <table:table-cell office:value-type="string">
            <text:p>Funkfernsteuerung System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4">
            <text:p>4</text:p>
          </table:table-cell>
          <table:table-cell office:value-type="string">
            <text:p>Funkfernsteuerung Fehler Freigabe</text:p>
          </table:table-cell>
          <table:table-cell office:value-type="string">
            <text:p>bool</text:p>
          </table:table-cell>
          <table:table-cell table:content-validation-name="val1" office:value-type="string">
            <text:p>xFFSTFreigabe</text:p>
          </table:table-cell>
          <table:table-cell office:value-type="string">
            <text:p>Funkfernsteuerung Fehler Freigab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3">
            <text:p>3</text:p>
          </table:table-cell>
          <table:table-cell office:value-type="string">
            <text:p>Funkfernsteuerung Fehler Eingangskarte</text:p>
          </table:table-cell>
          <table:table-cell office:value-type="string">
            <text:p>bool</text:p>
          </table:table-cell>
          <table:table-cell table:content-validation-name="val1" office:value-type="string">
            <text:p>xFFSTEingangskarte</text:p>
          </table:table-cell>
          <table:table-cell office:value-type="string">
            <text:p>Funkfernsteuerung Fehler Eingangskart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2">
            <text:p>2</text:p>
          </table:table-cell>
          <table:table-cell office:value-type="string">
            <text:p>Funkfernsteuerung Fehler Relaiskarte</text:p>
          </table:table-cell>
          <table:table-cell office:value-type="string">
            <text:p>bool</text:p>
          </table:table-cell>
          <table:table-cell table:content-validation-name="val1" office:value-type="string">
            <text:p>xFFSTRelaiskarte</text:p>
          </table:table-cell>
          <table:table-cell office:value-type="string">
            <text:p>Funkfernsteuerung Fehler Relaiskart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1">
            <text:p>1</text:p>
          </table:table-cell>
          <table:table-cell office:value-type="string">
            <text:p>Funkfernsteuerung Fehler Wartung</text:p>
          </table:table-cell>
          <table:table-cell office:value-type="string">
            <text:p>bool</text:p>
          </table:table-cell>
          <table:table-cell table:content-validation-name="val1" office:value-type="string">
            <text:p>xFFSTFehlerWartung</text:p>
          </table:table-cell>
          <table:table-cell office:value-type="string">
            <text:p>Funkfernsteuerung Fehler Wart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4">
            <text:p>64</text:p>
          </table:table-cell>
          <table:table-cell office:value-type="float" office:value="0">
            <text:p>0</text:p>
          </table:table-cell>
          <table:table-cell office:value-type="string">
            <text:p>Funkfernsteuerung Warnung Wartung</text:p>
          </table:table-cell>
          <table:table-cell office:value-type="string">
            <text:p>bool</text:p>
          </table:table-cell>
          <table:table-cell table:content-validation-name="val1" office:value-type="string">
            <text:p>xFFSTWarnungWartung</text:p>
          </table:table-cell>
          <table:table-cell office:value-type="string">
            <text:p>Funkfernsteuerung Warnung Wart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5">
            <text:p>65</text:p>
          </table:table-cell>
          <table:table-cell office:value-type="float" office:value="7">
            <text:p>7</text:p>
          </table:table-cell>
          <table:table-cell office:value-type="string">
            <text:p>Funkfernsteuerung allgemeiner Fehler</text:p>
          </table:table-cell>
          <table:table-cell office:value-type="string">
            <text:p>bool</text:p>
          </table:table-cell>
          <table:table-cell table:content-validation-name="val1" office:value-type="string">
            <text:p>xFFSTAllgFehler</text:p>
          </table:table-cell>
          <table:table-cell office:value-type="string">
            <text:p>Funkfernsteuerung allgemeiner Fe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6">
            <text:p>6</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5">
            <text:p>5</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4">
            <text:p>4</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3">
            <text:p>3</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2">
            <text:p>2</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1">
            <text:p>1</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5">
            <text:p>65</text:p>
          </table:table-cell>
          <table:table-cell office:value-type="float" office:value="0">
            <text:p>0</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7">
            <text:p>7</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6">
            <text:p>6</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5">
            <text:p>5</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4">
            <text:p>4</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3">
            <text:p>3</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2">
            <text:p>2</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9" office:value-type="float" office:value="66">
            <text:p>66</text:p>
          </table:table-cell>
          <table:table-cell office:value-type="float" office:value="1">
            <text:p>1</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6">
            <text:p>66</text:p>
          </table:table-cell>
          <table:table-cell office:value-type="float" office:value="0">
            <text:p>0</text:p>
          </table:table-cell>
          <table:table-cell table:style-name="ce32" office:value-type="string">
            <text:p>Fehler Kommunikation ASIS 100</text:p>
          </table:table-cell>
          <table:table-cell office:value-type="string">
            <text:p>bool</text:p>
          </table:table-cell>
          <table:table-cell table:style-name="Default" office:value-type="string">
            <text:p>xFKommTRAS</text:p>
          </table:table-cell>
          <table:table-cell table:style-name="ce39" office:value-type="string">
            <text:p>Fehler Kommunikation ASIS 100</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67">
            <text:p>67</text:p>
          </table:table-cell>
          <table:table-cell office:value-type="float" office:value="7">
            <text:p>7</text:p>
          </table:table-cell>
          <table:table-cell table:style-name="Default" office:value-type="string">
            <text:p>Warnung Werkstatt Modus aktiv</text:p>
          </table:table-cell>
          <table:table-cell office:value-type="string">
            <text:p>bool</text:p>
          </table:table-cell>
          <table:table-cell table:style-name="Default" office:value-type="string">
            <text:p>xWarnungWerkstatt</text:p>
          </table:table-cell>
          <table:table-cell table:style-name="Default" office:value-type="string">
            <text:p>Warnung Werkstatt Modus aktiv</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67">
            <text:p>67</text:p>
          </table:table-cell>
          <table:table-cell office:value-type="float" office:value="6">
            <text:p>6</text:p>
          </table:table-cell>
          <table:table-cell table:style-name="Default" office:value-type="string">
            <text:p>ZUB / ETM abgetrennt</text:p>
          </table:table-cell>
          <table:table-cell office:value-type="string">
            <text:p>bool</text:p>
          </table:table-cell>
          <table:table-cell table:content-validation-name="val1" office:value-type="string">
            <text:p>xZUB_ETMabgetrennt</text:p>
          </table:table-cell>
          <table:table-cell table:style-name="Default" office:value-type="string">
            <text:p>ZUB / ETM abgetrenn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67">
            <text:p>67</text:p>
          </table:table-cell>
          <table:table-cell office:value-type="float" office:value="5">
            <text:p>5</text:p>
          </table:table-cell>
          <table:table-cell table:style-name="Default" office:value-type="string">
            <text:p>ZUB Zwangsbremse </text:p>
          </table:table-cell>
          <table:table-cell office:value-type="string">
            <text:p>bool</text:p>
          </table:table-cell>
          <table:table-cell table:content-validation-name="val1" office:value-type="string">
            <text:p>xZUBZwangsbremse</text:p>
          </table:table-cell>
          <table:table-cell table:style-name="Default" office:value-type="string">
            <text:p>ZUB Zwangsbremse </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7">
            <text:p>67</text:p>
          </table:table-cell>
          <table:table-cell office:value-type="float" office:value="4">
            <text:p>4</text:p>
          </table:table-cell>
          <table:table-cell table:style-name="Default" office:value-type="string">
            <text:p>Warnung Bremsregelung</text:p>
          </table:table-cell>
          <table:table-cell office:value-type="string">
            <text:p>bool</text:p>
          </table:table-cell>
          <table:table-cell table:content-validation-name="val1" office:value-type="string">
            <text:p>xWarnungBremsregelung</text:p>
          </table:table-cell>
          <table:table-cell table:style-name="Default" office:value-type="string">
            <text:p>Warnung Bremsregel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7">
            <text:p>67</text:p>
          </table:table-cell>
          <table:table-cell office:value-type="float" office:value="3">
            <text:p>3</text:p>
          </table:table-cell>
          <table:table-cell table:style-name="Default" office:value-type="string">
            <text:p>Störung Bremsregelung</text:p>
          </table:table-cell>
          <table:table-cell office:value-type="string">
            <text:p>bool</text:p>
          </table:table-cell>
          <table:table-cell table:content-validation-name="val1" office:value-type="string">
            <text:p>xStoeBremsregelung</text:p>
          </table:table-cell>
          <table:table-cell table:style-name="Default" office:value-type="string">
            <text:p>Störung Bremsregel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7">
            <text:p>67</text:p>
          </table:table-cell>
          <table:table-cell office:value-type="float" office:value="2">
            <text:p>2</text:p>
          </table:table-cell>
          <table:table-cell table:style-name="ce33" office:value-type="string">
            <text:p>Dieselmotor Energiesparmotor</text:p>
          </table:table-cell>
          <table:table-cell office:value-type="string">
            <text:p>bool</text:p>
          </table:table-cell>
          <table:table-cell table:content-validation-name="val1" office:value-type="string">
            <text:p>xEnergiesparDiesel</text:p>
          </table:table-cell>
          <table:table-cell office:value-type="string">
            <text:p>Dieselmotor Energiesparmoto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2">
          <table:table-cell table:style-name="ce16" office:value-type="float" office:value="67">
            <text:p>67</text:p>
          </table:table-cell>
          <table:table-cell office:value-type="float" office:value="1">
            <text:p>1</text:p>
          </table:table-cell>
          <table:table-cell table:style-name="ce34" office:value-type="string">
            <text:p>Niveau Hydrauliköl zu tief</text:p>
          </table:table-cell>
          <table:table-cell office:value-type="string">
            <text:p>bool</text:p>
          </table:table-cell>
          <table:table-cell table:content-validation-name="val1" office:value-type="string">
            <text:p>xNiveauHydraulikoelTief</text:p>
          </table:table-cell>
          <table:table-cell table:style-name="ce44" office:value-type="string">
            <text:p>Niveau Hydrauliköl zu tief</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16" office:value-type="float" office:value="67">
            <text:p>67</text:p>
          </table:table-cell>
          <table:table-cell office:value-type="float" office:value="0">
            <text:p>0</text:p>
          </table:table-cell>
          <table:table-cell table:style-name="ce8" office:value-type="string">
            <text:p>916 Dieselmotor hat automatisch ausgeschaltet</text:p>
          </table:table-cell>
          <table:table-cell office:value-type="string">
            <text:p>bool</text:p>
          </table:table-cell>
          <table:table-cell table:style-name="ce8" office:value-type="string">
            <text:p>xDMautomatischAus</text:p>
          </table:table-cell>
          <table:table-cell table:style-name="Default" office:value-type="string">
            <text:p>Dieselmotor hat automatisch ausgeschalte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7">
            <text:p>7</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6">
            <text:p>6</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5">
            <text:p>5</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4">
            <text:p>4</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3">
            <text:p>3</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2">
            <text:p>2</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1">
            <text:p>1</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8">
            <text:p>68</text:p>
          </table:table-cell>
          <table:table-cell office:value-type="float" office:value="0">
            <text:p>0</text:p>
          </table:table-cell>
          <table:table-cell/>
          <table:table-cell office:value-type="string">
            <text:p>uint8_t</text:p>
          </table:table-cell>
          <table:table-cell table:content-validation-name="val1" office:value-type="string">
            <text:p>bDMFehler0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7">
            <text:p>7</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6">
            <text:p>6</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5">
            <text:p>5</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4">
            <text:p>4</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3">
            <text:p>3</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2">
            <text:p>2</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1">
            <text:p>1</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69">
            <text:p>69</text:p>
          </table:table-cell>
          <table:table-cell office:value-type="float" office:value="0">
            <text:p>0</text:p>
          </table:table-cell>
          <table:table-cell/>
          <table:table-cell office:value-type="string">
            <text:p>uint8_t</text:p>
          </table:table-cell>
          <table:table-cell table:content-validation-name="val1" office:value-type="string">
            <text:p>bDMFehler1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7">
            <text:p>7</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6">
            <text:p>6</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5">
            <text:p>5</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4">
            <text:p>4</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3">
            <text:p>3</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2">
            <text:p>2</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1">
            <text:p>1</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0">
            <text:p>70</text:p>
          </table:table-cell>
          <table:table-cell office:value-type="float" office:value="0">
            <text:p>0</text:p>
          </table:table-cell>
          <table:table-cell/>
          <table:table-cell office:value-type="string">
            <text:p>uint8_t</text:p>
          </table:table-cell>
          <table:table-cell table:content-validation-name="val1" office:value-type="string">
            <text:p>bDMFehler2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7">
            <text:p>7</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6">
            <text:p>6</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5">
            <text:p>5</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4">
            <text:p>4</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3">
            <text:p>3</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2">
            <text:p>2</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1">
            <text:p>1</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1">
            <text:p>71</text:p>
          </table:table-cell>
          <table:table-cell office:value-type="float" office:value="0">
            <text:p>0</text:p>
          </table:table-cell>
          <table:table-cell/>
          <table:table-cell office:value-type="string">
            <text:p>uint8_t</text:p>
          </table:table-cell>
          <table:table-cell table:content-validation-name="val1" office:value-type="string">
            <text:p>bDMFehler3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7">
            <text:p>7</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6">
            <text:p>6</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5">
            <text:p>5</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4">
            <text:p>4</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3">
            <text:p>3</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2">
            <text:p>2</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1">
            <text:p>1</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2">
            <text:p>72</text:p>
          </table:table-cell>
          <table:table-cell office:value-type="float" office:value="0">
            <text:p>0</text:p>
          </table:table-cell>
          <table:table-cell/>
          <table:table-cell office:value-type="string">
            <text:p>uint8_t</text:p>
          </table:table-cell>
          <table:table-cell table:content-validation-name="val1" office:value-type="string">
            <text:p>bDMFehler4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7">
            <text:p>7</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6">
            <text:p>6</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5">
            <text:p>5</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4">
            <text:p>4</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3">
            <text:p>3</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2">
            <text:p>2</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1">
            <text:p>1</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3">
            <text:p>73</text:p>
          </table:table-cell>
          <table:table-cell office:value-type="float" office:value="0">
            <text:p>0</text:p>
          </table:table-cell>
          <table:table-cell/>
          <table:table-cell office:value-type="string">
            <text:p>uint8_t</text:p>
          </table:table-cell>
          <table:table-cell table:content-validation-name="val1" office:value-type="string">
            <text:p>bDMFehler5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7">
            <text:p>7</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6">
            <text:p>6</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5">
            <text:p>5</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4">
            <text:p>4</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3">
            <text:p>3</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2">
            <text:p>2</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1">
            <text:p>1</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4">
            <text:p>74</text:p>
          </table:table-cell>
          <table:table-cell office:value-type="float" office:value="0">
            <text:p>0</text:p>
          </table:table-cell>
          <table:table-cell/>
          <table:table-cell office:value-type="string">
            <text:p>uint8_t</text:p>
          </table:table-cell>
          <table:table-cell table:content-validation-name="val1" office:value-type="string">
            <text:p>bDMFehler6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7">
            <text:p>7</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6">
            <text:p>6</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5">
            <text:p>5</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4">
            <text:p>4</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3">
            <text:p>3</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2">
            <text:p>2</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1">
            <text:p>1</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5">
            <text:p>75</text:p>
          </table:table-cell>
          <table:table-cell office:value-type="float" office:value="0">
            <text:p>0</text:p>
          </table:table-cell>
          <table:table-cell/>
          <table:table-cell office:value-type="string">
            <text:p>uint8_t</text:p>
          </table:table-cell>
          <table:table-cell table:content-validation-name="val1" office:value-type="string">
            <text:p>bDMFehler7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7">
            <text:p>7</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6">
            <text:p>6</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5">
            <text:p>5</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4">
            <text:p>4</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3">
            <text:p>3</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2">
            <text:p>2</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1">
            <text:p>1</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6">
            <text:p>76</text:p>
          </table:table-cell>
          <table:table-cell office:value-type="float" office:value="0">
            <text:p>0</text:p>
          </table:table-cell>
          <table:table-cell/>
          <table:table-cell office:value-type="string">
            <text:p>uint8_t</text:p>
          </table:table-cell>
          <table:table-cell table:content-validation-name="val1" office:value-type="string">
            <text:p>bDMFehler8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7">
            <text:p>7</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6">
            <text:p>6</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5">
            <text:p>5</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4">
            <text:p>4</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3">
            <text:p>3</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2">
            <text:p>2</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1">
            <text:p>1</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7">
            <text:p>77</text:p>
          </table:table-cell>
          <table:table-cell office:value-type="float" office:value="0">
            <text:p>0</text:p>
          </table:table-cell>
          <table:table-cell/>
          <table:table-cell office:value-type="string">
            <text:p>uint8_t</text:p>
          </table:table-cell>
          <table:table-cell table:content-validation-name="val1" office:value-type="string">
            <text:p>bDMFehler9FMI</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7">
            <text:p>7</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6">
            <text:p>6</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5">
            <text:p>5</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4">
            <text:p>4</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3">
            <text:p>3</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2">
            <text:p>2</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1">
            <text:p>1</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8">
            <text:p>78</text:p>
          </table:table-cell>
          <table:table-cell office:value-type="float" office:value="0">
            <text:p>0</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7">
            <text:p>7</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6">
            <text:p>6</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5">
            <text:p>5</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4">
            <text:p>4</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3">
            <text:p>3</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2">
            <text:p>2</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1">
            <text:p>1</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79">
            <text:p>79</text:p>
          </table:table-cell>
          <table:table-cell office:value-type="float" office:value="0">
            <text:p>0</text:p>
          </table:table-cell>
          <table:table-cell/>
          <table:table-cell office:value-type="string">
            <text:p>uint16_t</text:p>
          </table:table-cell>
          <table:table-cell table:content-validation-name="val1" office:value-type="string">
            <text:p>wDMFehler0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7">
            <text:p>7</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6">
            <text:p>6</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5">
            <text:p>5</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4">
            <text:p>4</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3">
            <text:p>3</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2">
            <text:p>2</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1">
            <text:p>1</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0">
            <text:p>80</text:p>
          </table:table-cell>
          <table:table-cell office:value-type="float" office:value="0">
            <text:p>0</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7">
            <text:p>7</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6">
            <text:p>6</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5">
            <text:p>5</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4">
            <text:p>4</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3">
            <text:p>3</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2">
            <text:p>2</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1">
            <text:p>1</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1">
            <text:p>81</text:p>
          </table:table-cell>
          <table:table-cell office:value-type="float" office:value="0">
            <text:p>0</text:p>
          </table:table-cell>
          <table:table-cell/>
          <table:table-cell office:value-type="string">
            <text:p>uint16_t</text:p>
          </table:table-cell>
          <table:table-cell table:content-validation-name="val1" office:value-type="string">
            <text:p>wDMFehler1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7">
            <text:p>7</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6">
            <text:p>6</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5">
            <text:p>5</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4">
            <text:p>4</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3">
            <text:p>3</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2">
            <text:p>2</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1">
            <text:p>1</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2">
            <text:p>82</text:p>
          </table:table-cell>
          <table:table-cell office:value-type="float" office:value="0">
            <text:p>0</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7">
            <text:p>7</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6">
            <text:p>6</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5">
            <text:p>5</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4">
            <text:p>4</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3">
            <text:p>3</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2">
            <text:p>2</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1">
            <text:p>1</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3">
            <text:p>83</text:p>
          </table:table-cell>
          <table:table-cell office:value-type="float" office:value="0">
            <text:p>0</text:p>
          </table:table-cell>
          <table:table-cell/>
          <table:table-cell office:value-type="string">
            <text:p>uint16_t</text:p>
          </table:table-cell>
          <table:table-cell table:content-validation-name="val1" office:value-type="string">
            <text:p>wDMFehler2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7">
            <text:p>7</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6">
            <text:p>6</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5">
            <text:p>5</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4">
            <text:p>4</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3">
            <text:p>3</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2">
            <text:p>2</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1">
            <text:p>1</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4">
            <text:p>84</text:p>
          </table:table-cell>
          <table:table-cell office:value-type="float" office:value="0">
            <text:p>0</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7">
            <text:p>7</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6">
            <text:p>6</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5">
            <text:p>5</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4">
            <text:p>4</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3">
            <text:p>3</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2">
            <text:p>2</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1">
            <text:p>1</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5">
            <text:p>85</text:p>
          </table:table-cell>
          <table:table-cell office:value-type="float" office:value="0">
            <text:p>0</text:p>
          </table:table-cell>
          <table:table-cell/>
          <table:table-cell office:value-type="string">
            <text:p>uint16_t</text:p>
          </table:table-cell>
          <table:table-cell table:content-validation-name="val1" office:value-type="string">
            <text:p>wDMFehler3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7">
            <text:p>7</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6">
            <text:p>6</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5">
            <text:p>5</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4">
            <text:p>4</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3">
            <text:p>3</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2">
            <text:p>2</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1">
            <text:p>1</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6">
            <text:p>86</text:p>
          </table:table-cell>
          <table:table-cell office:value-type="float" office:value="0">
            <text:p>0</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7">
            <text:p>7</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6">
            <text:p>6</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5">
            <text:p>5</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4">
            <text:p>4</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3">
            <text:p>3</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2">
            <text:p>2</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1">
            <text:p>1</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7">
            <text:p>87</text:p>
          </table:table-cell>
          <table:table-cell office:value-type="float" office:value="0">
            <text:p>0</text:p>
          </table:table-cell>
          <table:table-cell/>
          <table:table-cell office:value-type="string">
            <text:p>uint16_t</text:p>
          </table:table-cell>
          <table:table-cell table:content-validation-name="val1" office:value-type="string">
            <text:p>wDMFehler4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7">
            <text:p>7</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6">
            <text:p>6</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5">
            <text:p>5</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4">
            <text:p>4</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3">
            <text:p>3</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2">
            <text:p>2</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1">
            <text:p>1</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8">
            <text:p>88</text:p>
          </table:table-cell>
          <table:table-cell office:value-type="float" office:value="0">
            <text:p>0</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7">
            <text:p>7</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6">
            <text:p>6</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5">
            <text:p>5</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4">
            <text:p>4</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3">
            <text:p>3</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2">
            <text:p>2</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1">
            <text:p>1</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89">
            <text:p>89</text:p>
          </table:table-cell>
          <table:table-cell office:value-type="float" office:value="0">
            <text:p>0</text:p>
          </table:table-cell>
          <table:table-cell/>
          <table:table-cell office:value-type="string">
            <text:p>uint16_t</text:p>
          </table:table-cell>
          <table:table-cell table:content-validation-name="val1" office:value-type="string">
            <text:p>wDMFehler5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7">
            <text:p>7</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6">
            <text:p>6</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5">
            <text:p>5</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4">
            <text:p>4</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3">
            <text:p>3</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2">
            <text:p>2</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1">
            <text:p>1</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0">
            <text:p>90</text:p>
          </table:table-cell>
          <table:table-cell office:value-type="float" office:value="0">
            <text:p>0</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7">
            <text:p>7</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6">
            <text:p>6</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5">
            <text:p>5</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4">
            <text:p>4</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3">
            <text:p>3</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2">
            <text:p>2</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1">
            <text:p>1</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1">
            <text:p>91</text:p>
          </table:table-cell>
          <table:table-cell office:value-type="float" office:value="0">
            <text:p>0</text:p>
          </table:table-cell>
          <table:table-cell/>
          <table:table-cell office:value-type="string">
            <text:p>uint16_t</text:p>
          </table:table-cell>
          <table:table-cell table:content-validation-name="val1" office:value-type="string">
            <text:p>wDMFehler6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7">
            <text:p>7</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6">
            <text:p>6</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5">
            <text:p>5</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4">
            <text:p>4</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3">
            <text:p>3</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2">
            <text:p>2</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1">
            <text:p>1</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2">
            <text:p>92</text:p>
          </table:table-cell>
          <table:table-cell office:value-type="float" office:value="0">
            <text:p>0</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7">
            <text:p>7</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6">
            <text:p>6</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5">
            <text:p>5</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4">
            <text:p>4</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3">
            <text:p>3</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2">
            <text:p>2</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1">
            <text:p>1</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0">
            <text:p>0</text:p>
          </table:table-cell>
          <table:table-cell/>
          <table:table-cell office:value-type="string">
            <text:p>uint16_t</text:p>
          </table:table-cell>
          <table:table-cell table:content-validation-name="val1" office:value-type="string">
            <text:p>wDMFehler7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7">
            <text:p>7</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6">
            <text:p>6</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5">
            <text:p>5</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4">
            <text:p>4</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3">
            <text:p>3</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2">
            <text:p>2</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1">
            <text:p>1</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4">
            <text:p>94</text:p>
          </table:table-cell>
          <table:table-cell office:value-type="float" office:value="0">
            <text:p>0</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7">
            <text:p>7</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6">
            <text:p>6</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5">
            <text:p>5</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4">
            <text:p>4</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3">
            <text:p>3</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2">
            <text:p>2</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1">
            <text:p>1</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5">
            <text:p>95</text:p>
          </table:table-cell>
          <table:table-cell office:value-type="float" office:value="0">
            <text:p>0</text:p>
          </table:table-cell>
          <table:table-cell/>
          <table:table-cell office:value-type="string">
            <text:p>uint16_t</text:p>
          </table:table-cell>
          <table:table-cell table:content-validation-name="val1" office:value-type="string">
            <text:p>wDMFehler8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7">
            <text:p>7</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6">
            <text:p>6</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5">
            <text:p>5</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4">
            <text:p>4</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3">
            <text:p>3</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2">
            <text:p>2</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1">
            <text:p>1</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6">
            <text:p>96</text:p>
          </table:table-cell>
          <table:table-cell office:value-type="float" office:value="0">
            <text:p>0</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7">
            <text:p>7</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6">
            <text:p>6</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5">
            <text:p>5</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4">
            <text:p>4</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3">
            <text:p>3</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2">
            <text:p>2</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1">
            <text:p>1</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7">
            <text:p>97</text:p>
          </table:table-cell>
          <table:table-cell office:value-type="float" office:value="0">
            <text:p>0</text:p>
          </table:table-cell>
          <table:table-cell/>
          <table:table-cell office:value-type="string">
            <text:p>uint16_t</text:p>
          </table:table-cell>
          <table:table-cell table:content-validation-name="val1" office:value-type="string">
            <text:p>wDMFehler9SPN</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7">
            <text:p>7</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6">
            <text:p>6</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5">
            <text:p>5</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4">
            <text:p>4</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3">
            <text:p>3</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2">
            <text:p>2</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1">
            <text:p>1</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0">
            <text:p>0</text:p>
          </table:table-cell>
          <table:table-cell office:value-type="string">
            <text:p>Belastung</text:p>
          </table:table-cell>
          <table:table-cell table:style-name="ce33" office:value-type="string">
            <text:p>uint8_t</text:p>
          </table:table-cell>
          <table:table-cell table:content-validation-name="val1" office:value-type="string">
            <text:p>bBelastung</text:p>
          </table:table-cell>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7">
            <text:p>7</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6">
            <text:p>6</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5">
            <text:p>5</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4">
            <text:p>4</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3">
            <text:p>3</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2">
            <text:p>2</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1">
            <text:p>1</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office:value-type="float" office:value="99">
            <text:p>99</text:p>
          </table:table-cell>
          <table:table-cell office:value-type="float" office:value="0">
            <text:p>0</text:p>
          </table:table-cell>
          <table:table-cell table:number-columns-repeated="2"/>
          <table:table-cell table:content-validation-name="val1"/>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7">
            <text:p>7</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6">
            <text:p>6</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5">
            <text:p>5</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4">
            <text:p>4</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3">
            <text:p>3</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2">
            <text:p>2</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1">
            <text:p>1</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0">
            <text:p>100</text:p>
          </table:table-cell>
          <table:table-cell office:value-type="float" office:value="0">
            <text:p>0</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7">
            <text:p>7</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6">
            <text:p>6</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5">
            <text:p>5</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4">
            <text:p>4</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3">
            <text:p>3</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2">
            <text:p>2</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1">
            <text:p>1</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1">
            <text:p>101</text:p>
          </table:table-cell>
          <table:table-cell office:value-type="float" office:value="0">
            <text:p>0</text:p>
          </table:table-cell>
          <table:table-cell office:value-type="string">
            <text:p>Bezeichner Fahrzeug</text:p>
          </table:table-cell>
          <table:table-cell office:value-type="string">
            <text:p>uint16_t</text:p>
          </table:table-cell>
          <table:table-cell table:content-validation-name="val1" office:value-type="string">
            <text:p>wBezeichnerFahrzeug</text:p>
          </table:table-cell>
          <table:table-cell office:value-type="string">
            <text:p>Bezeichner des Fz als 4-stellige Zah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7">
            <text:p>7</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6">
            <text:p>6</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5">
            <text:p>5</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4">
            <text:p>4</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3">
            <text:p>3</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2">
            <text:p>2</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1">
            <text:p>1</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2">
            <text:p>102</text:p>
          </table:table-cell>
          <table:table-cell office:value-type="float" office:value="0">
            <text:p>0</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7">
            <text:p>7</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6">
            <text:p>6</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5">
            <text:p>5</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4">
            <text:p>4</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3">
            <text:p>3</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2">
            <text:p>2</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1">
            <text:p>1</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3">
            <text:p>103</text:p>
          </table:table-cell>
          <table:table-cell office:value-type="float" office:value="0">
            <text:p>0</text:p>
          </table:table-cell>
          <table:table-cell table:style-name="ce35" office:value-type="string">
            <text:p>Temperatur Ladeluft</text:p>
          </table:table-cell>
          <table:table-cell table:style-name="ce35" office:value-type="string">
            <text:p>int16_t</text:p>
          </table:table-cell>
          <table:table-cell table:style-name="ce35" office:value-type="string">
            <text:p>wLadeluftTemp</text:p>
          </table:table-cell>
          <table:table-cell table:style-name="ce35" office:value-type="string">
            <text:p>Temperatur Ladeluft</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7">
            <text:p>7</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6">
            <text:p>6</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5">
            <text:p>5</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4">
            <text:p>4</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3">
            <text:p>3</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2">
            <text:p>2</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1">
            <text:p>1</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0">
            <text:p>0</text:p>
          </table:table-cell>
          <table:table-cell table:style-name="ce35" office:value-type="string">
            <text:p>Bremsdruck</text:p>
          </table:table-cell>
          <table:table-cell table:style-name="ce38" office:value-type="string">
            <text:p>uint8_t</text:p>
          </table:table-cell>
          <table:table-cell table:style-name="ce35" office:value-type="string">
            <text:p>bBremsdruck</text:p>
          </table:table-cell>
          <table:table-cell table:style-name="ce35" office:value-type="string">
            <text:p>Brem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7">
            <text:p>7</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6">
            <text:p>6</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5">
            <text:p>5</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4">
            <text:p>4</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3">
            <text:p>3</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2">
            <text:p>2</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1">
            <text:p>1</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0">
            <text:p>0</text:p>
          </table:table-cell>
          <table:table-cell table:style-name="ce35" office:value-type="string">
            <text:p>Vorsteuerdruck</text:p>
          </table:table-cell>
          <table:table-cell table:style-name="ce38" office:value-type="string">
            <text:p>uint8_t</text:p>
          </table:table-cell>
          <table:table-cell table:style-name="ce35" office:value-type="string">
            <text:p>bVorsteuerdruck</text:p>
          </table:table-cell>
          <table:table-cell table:style-name="ce35" office:value-type="string">
            <text:p>Vorsteuer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7">
            <text:p>7</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6">
            <text:p>6</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5">
            <text:p>5</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4">
            <text:p>4</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3">
            <text:p>3</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2">
            <text:p>2</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1">
            <text:p>1</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6">
            <text:p>106</text:p>
          </table:table-cell>
          <table:table-cell office:value-type="float" office:value="0">
            <text:p>0</text:p>
          </table:table-cell>
          <table:table-cell table:style-name="ce35" office:value-type="string">
            <text:p>Hauptleitungsdruck</text:p>
          </table:table-cell>
          <table:table-cell table:style-name="ce38" office:value-type="string">
            <text:p>uint8_t</text:p>
          </table:table-cell>
          <table:table-cell table:style-name="ce35" office:value-type="string">
            <text:p>bHauptleitungsdruck</text:p>
          </table:table-cell>
          <table:table-cell table:style-name="ce35" office:value-type="string">
            <text:p>Haupt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7">
            <text:p>7</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6">
            <text:p>6</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5">
            <text:p>5</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4">
            <text:p>4</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3">
            <text:p>3</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2">
            <text:p>2</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1">
            <text:p>1</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table-cell table:style-name="ce4" office:value-type="float" office:value="107">
            <text:p>107</text:p>
          </table:table-cell>
          <table:table-cell office:value-type="float" office:value="0">
            <text:p>0</text:p>
          </table:table-cell>
          <table:table-cell table:style-name="ce35" office:value-type="string">
            <text:p>Speiseleitungsdruck</text:p>
          </table:table-cell>
          <table:table-cell table:style-name="ce38" office:value-type="string">
            <text:p>uint8_t</text:p>
          </table:table-cell>
          <table:table-cell table:style-name="ce35" office:value-type="string">
            <text:p>bSpeiseleitungsdruck</text:p>
          </table:table-cell>
          <table:table-cell table:style-name="ce35" office:value-type="string">
            <text:p>Speiseleitungsdruck</text:p>
          </table:table-cell>
          <table:table-cell table:style-name="ce46" office:value-type="float" office:value="0">
            <text:p>0</text:p>
          </table:table-cell>
          <table:table-cell table:style-name="ce46" office:value-type="float" office:value="1">
            <text:p>1</text:p>
          </table:table-cell>
          <table:table-cell table:style-name="ce46" office:value-type="string">
            <text:p>n/a</text:p>
          </table:table-cell>
          <table:table-cell table:number-columns-repeated="247"/>
        </table:table-row>
        <table:table-row table:style-name="ro1" table:number-rows-repeated="64662">
          <table:table-cell table:number-columns-repeated="4"/>
          <table:table-cell table:content-validation-name="val1"/>
          <table:table-cell table:number-columns-repeated="251"/>
        </table:table-row>
        <table:table-row table:style-name="ro1">
          <table:table-cell table:number-columns-repeated="4"/>
          <table:table-cell table:content-validation-name="val1"/>
          <table:table-cell table:number-columns-repeated="251"/>
        </table:table-row>
      </table:table>
      <table:table table:name="RegSystemIn" table:style-name="ta1" table:print="false">
        <table:table-column table:style-name="co1" table:default-cell-style-name="ce37"/>
        <table:table-column table:style-name="co2" table:default-cell-style-name="ce37"/>
        <table:table-column table:style-name="co19" table:default-cell-style-name="ce37"/>
        <table:table-column table:style-name="co4" table:default-cell-style-name="ce37"/>
        <table:table-column table:style-name="co20" table:default-cell-style-name="ce37"/>
        <table:table-column table:style-name="co21" table:default-cell-style-name="ce37"/>
        <table:table-column table:style-name="co7" table:default-cell-style-name="ce37"/>
        <table:table-column table:style-name="co8" table:default-cell-style-name="ce37"/>
        <table:table-column table:style-name="co9" table:default-cell-style-name="ce37"/>
        <table:table-column table:style-name="co10" table:default-cell-style-name="ce37"/>
        <table:table-column table:style-name="co11" table:default-cell-style-name="ce37"/>
        <table:table-column table:style-name="co4" table:default-cell-style-name="ce37"/>
        <table:table-column table:style-name="co12" table:default-cell-style-name="ce37"/>
        <table:table-column table:style-name="co13" table:number-columns-repeated="243" table:default-cell-style-name="ce37"/>
        <table:table-row table:style-name="ro1" table:number-rows-repeated="3">
          <table:table-cell table:number-columns-repeated="256"/>
        </table:table-row>
        <table:table-row table:style-name="ro1">
          <table:table-cell table:style-name="ce48" office:value-type="string">
            <text:p>System Register</text:p>
          </table:table-cell>
          <table:table-cell table:number-columns-repeated="255"/>
        </table:table-row>
        <table:table-row table:style-name="ro1">
          <table:table-cell office:value-type="string">
            <text:p>Enthält Informationen die das System betreffen (Serienummern, Versionen, Zustände von Ein-/Ausgängen) </text:p>
          </table:table-cell>
          <table:table-cell table:number-columns-repeated="255"/>
        </table:table-row>
        <table:table-row table:style-name="ro1">
          <table:table-cell/>
          <table:table-cell office:value-type="string">
            <text:p>modbus_io_map.csv</text:p>
          </table:table-cell>
          <table:table-cell table:number-columns-repeated="254"/>
        </table:table-row>
        <table:table-row table:style-name="ro1">
          <table:table-cell table:number-columns-repeated="256"/>
        </table:table-row>
        <table:table-row table:style-name="ro1">
          <table:table-cell table:style-name="ce48" office:value-type="string">
            <text:p>Modbus</text:p>
          </table:table-cell>
          <table:table-cell table:style-name="ce48" table:number-columns-repeated="2"/>
          <table:table-cell table:style-name="ce48" office:value-type="string">
            <text:p>Variablen in C/C++</text:p>
          </table:table-cell>
          <table:table-cell table:style-name="ce48"/>
          <table:table-cell table:style-name="ce48" office:value-type="string">
            <text:p>Informationen</text:p>
          </table:table-cell>
          <table:table-cell table:style-name="ce48" table:number-columns-repeated="2"/>
          <table:table-cell table:style-name="ce48" office:value-type="string">
            <text:p>Zugbus WTB</text:p>
          </table:table-cell>
          <table:table-cell table:style-name="ce48" office:value-type="string">
            <text:p>Fehlerinfo</text:p>
          </table:table-cell>
          <table:table-cell table:style-name="ce48"/>
          <table:table-cell table:number-columns-repeated="245"/>
        </table:table-row>
        <table:table-row table:style-name="ro1">
          <table:table-cell table:style-name="ce48" office:value-type="string">
            <text:p>byte</text:p>
          </table:table-cell>
          <table:table-cell table:style-name="ce48" office:value-type="string">
            <text:p>bit</text:p>
          </table:table-cell>
          <table:table-cell table:style-name="ce48" office:value-type="string">
            <text:p>Kommentar für Quelltext (Achtung Formel!)</text:p>
          </table:table-cell>
          <table:table-cell table:style-name="ce48" office:value-type="string">
            <text:p>Datatyp</text:p>
          </table:table-cell>
          <table:table-cell table:style-name="ce48" office:value-type="string">
            <text:p>Variablenname</text:p>
          </table:table-cell>
          <table:table-cell table:style-name="ce48" office:value-type="string">
            <text:p>Kurzbeschreibung</text:p>
          </table:table-cell>
          <table:table-cell table:style-name="ce48" office:value-type="string">
            <text:p>Offset</text:p>
          </table:table-cell>
          <table:table-cell table:style-name="ce48" office:value-type="string">
            <text:p>Skalierung</text:p>
          </table:table-cell>
          <table:table-cell table:style-name="ce48" office:value-type="string">
            <text:p>Zugbus Byte/Bit</text:p>
          </table:table-cell>
          <table:table-cell table:style-name="ce48" office:value-type="string">
            <text:p>F.Mldg</text:p>
          </table:table-cell>
          <table:table-cell table:style-name="ce48" office:value-type="string">
            <text:p>Prio</text:p>
          </table:table-cell>
          <table:table-cell table:number-columns-repeated="245"/>
        </table:table-row>
        <table:table-row table:style-name="ro1">
          <table:table-cell table:style-name="ce49" office:value-type="float" office:value="0">
            <text:p>0</text:p>
          </table:table-cell>
          <table:table-cell table:style-name="ce51" office:value-type="float" office:value="7">
            <text:p>7</text:p>
          </table:table-cell>
          <table:table-cell table:style-name="Default" table:formula="of:=[.F10]&amp;IF([.I10]=&quot;n/a&quot;;&quot;&quot;;&quot;, Zugbus &quot;&amp;[.I10])&amp;IF([.J10];&quot;, F.Mldg &quot;&amp;[.J10]&amp;&quot; (Prio &quot;&amp;[.K10]&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6">
            <text:p>6</text:p>
          </table:table-cell>
          <table:table-cell table:style-name="Default" table:formula="of:=[.F11]&amp;IF([.I11]=&quot;n/a&quot;;&quot;&quot;;&quot;, Zugbus &quot;&amp;[.I11])&amp;IF([.J11];&quot;, F.Mldg &quot;&amp;[.J11]&amp;&quot; (Prio &quot;&amp;[.K11]&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5">
            <text:p>5</text:p>
          </table:table-cell>
          <table:table-cell table:style-name="Default" table:formula="of:=[.F12]&amp;IF([.I12]=&quot;n/a&quot;;&quot;&quot;;&quot;, Zugbus &quot;&amp;[.I12])&amp;IF([.J12];&quot;, F.Mldg &quot;&amp;[.J12]&amp;&quot; (Prio &quot;&amp;[.K12]&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4">
            <text:p>4</text:p>
          </table:table-cell>
          <table:table-cell table:style-name="Default" table:formula="of:=[.F13]&amp;IF([.I13]=&quot;n/a&quot;;&quot;&quot;;&quot;, Zugbus &quot;&amp;[.I13])&amp;IF([.J13];&quot;, F.Mldg &quot;&amp;[.J13]&amp;&quot; (Prio &quot;&amp;[.K13]&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3">
            <text:p>3</text:p>
          </table:table-cell>
          <table:table-cell table:style-name="Default" table:formula="of:=[.F14]&amp;IF([.I14]=&quot;n/a&quot;;&quot;&quot;;&quot;, Zugbus &quot;&amp;[.I14])&amp;IF([.J14];&quot;, F.Mldg &quot;&amp;[.J14]&amp;&quot; (Prio &quot;&amp;[.K14]&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2">
            <text:p>2</text:p>
          </table:table-cell>
          <table:table-cell table:style-name="Default" table:formula="of:=[.F15]&amp;IF([.I15]=&quot;n/a&quot;;&quot;&quot;;&quot;, Zugbus &quot;&amp;[.I15])&amp;IF([.J15];&quot;, F.Mldg &quot;&amp;[.J15]&amp;&quot; (Prio &quot;&amp;[.K15]&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1">
            <text:p>1</text:p>
          </table:table-cell>
          <table:table-cell table:style-name="Default" table:formula="of:=[.F16]&amp;IF([.I16]=&quot;n/a&quot;;&quot;&quot;;&quot;, Zugbus &quot;&amp;[.I16])&amp;IF([.J16];&quot;, F.Mldg &quot;&amp;[.J16]&amp;&quot; (Prio &quot;&amp;[.K16]&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table:style-name="ce51" office:value-type="float" office:value="0">
            <text:p>0</text:p>
          </table:table-cell>
          <table:table-cell table:style-name="Default" table:formula="of:=[.F17]&amp;IF([.I17]=&quot;n/a&quot;;&quot;&quot;;&quot;, Zugbus &quot;&amp;[.I17])&amp;IF([.J17];&quot;, F.Mldg &quot;&amp;[.J17]&amp;&quot; (Prio &quot;&amp;[.K17]&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7">
            <text:p>7</text:p>
          </table:table-cell>
          <table:table-cell table:style-name="Default" table:formula="of:=[.F18]&amp;IF([.I18]=&quot;n/a&quot;;&quot;&quot;;&quot;, Zugbus &quot;&amp;[.I18])&amp;IF([.J18];&quot;, F.Mldg &quot;&amp;[.J18]&amp;&quot; (Prio &quot;&amp;[.K18]&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6">
            <text:p>6</text:p>
          </table:table-cell>
          <table:table-cell table:style-name="Default" table:formula="of:=[.F19]&amp;IF([.I19]=&quot;n/a&quot;;&quot;&quot;;&quot;, Zugbus &quot;&amp;[.I19])&amp;IF([.J19];&quot;, F.Mldg &quot;&amp;[.J19]&amp;&quot; (Prio &quot;&amp;[.K19]&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5">
            <text:p>5</text:p>
          </table:table-cell>
          <table:table-cell table:style-name="Default" table:formula="of:=[.F20]&amp;IF([.I20]=&quot;n/a&quot;;&quot;&quot;;&quot;, Zugbus &quot;&amp;[.I20])&amp;IF([.J20];&quot;, F.Mldg &quot;&amp;[.J20]&amp;&quot; (Prio &quot;&amp;[.K20]&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4">
            <text:p>4</text:p>
          </table:table-cell>
          <table:table-cell table:style-name="Default" table:formula="of:=[.F21]&amp;IF([.I21]=&quot;n/a&quot;;&quot;&quot;;&quot;, Zugbus &quot;&amp;[.I21])&amp;IF([.J21];&quot;, F.Mldg &quot;&amp;[.J21]&amp;&quot; (Prio &quot;&amp;[.K21]&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3">
            <text:p>3</text:p>
          </table:table-cell>
          <table:table-cell table:style-name="Default" table:formula="of:=[.F22]&amp;IF([.I22]=&quot;n/a&quot;;&quot;&quot;;&quot;, Zugbus &quot;&amp;[.I22])&amp;IF([.J22];&quot;, F.Mldg &quot;&amp;[.J22]&amp;&quot; (Prio &quot;&amp;[.K22]&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2">
            <text:p>2</text:p>
          </table:table-cell>
          <table:table-cell table:style-name="Default" table:formula="of:=[.F23]&amp;IF([.I23]=&quot;n/a&quot;;&quot;&quot;;&quot;, Zugbus &quot;&amp;[.I23])&amp;IF([.J23];&quot;, F.Mldg &quot;&amp;[.J23]&amp;&quot; (Prio &quot;&amp;[.K23]&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1">
            <text:p>1</text:p>
          </table:table-cell>
          <table:table-cell table:style-name="Default" table:formula="of:=[.F24]&amp;IF([.I24]=&quot;n/a&quot;;&quot;&quot;;&quot;, Zugbus &quot;&amp;[.I24])&amp;IF([.J24];&quot;, F.Mldg &quot;&amp;[.J24]&amp;&quot; (Prio &quot;&amp;[.K24]&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table:style-name="ce51" office:value-type="float" office:value="0">
            <text:p>0</text:p>
          </table:table-cell>
          <table:table-cell table:style-name="Default" table:formula="of:=[.F25]&amp;IF([.I25]=&quot;n/a&quot;;&quot;&quot;;&quot;, Zugbus &quot;&amp;[.I25])&amp;IF([.J25];&quot;, F.Mldg &quot;&amp;[.J25]&amp;&quot; (Prio &quot;&amp;[.K25]&amp;&quot;)&quot;;&quot;&quot;)" office:value-type="string" office:string-value="Versionsnummer SW Fahrzeugleitgeraet">
            <text:p>Versionsnummer SW Fahrzeugleitgeraet</text:p>
          </table:table-cell>
          <table:table-cell table:style-name="Default" office:value-type="string">
            <text:p>uint16_t</text:p>
          </table:table-cell>
          <table:table-cell table:style-name="Default" office:value-type="string">
            <text:p>wFlg</text:p>
          </table:table-cell>
          <table:table-cell table:style-name="Default" office:value-type="string">
            <text:p>Versionsnummer SW Fahrzeugleitgerae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7">
            <text:p>7</text:p>
          </table:table-cell>
          <table:table-cell table:style-name="Default" table:formula="of:=[.F26]&amp;IF([.I26]=&quot;n/a&quot;;&quot;&quot;;&quot;, Zugbus &quot;&amp;[.I26])&amp;IF([.J26];&quot;, F.Mldg &quot;&amp;[.J26]&amp;&quot; (Prio &quot;&amp;[.K26]&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6">
            <text:p>6</text:p>
          </table:table-cell>
          <table:table-cell table:style-name="Default" table:formula="of:=[.F27]&amp;IF([.I27]=&quot;n/a&quot;;&quot;&quot;;&quot;, Zugbus &quot;&amp;[.I27])&amp;IF([.J27];&quot;, F.Mldg &quot;&amp;[.J27]&amp;&quot; (Prio &quot;&amp;[.K27]&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5">
            <text:p>5</text:p>
          </table:table-cell>
          <table:table-cell table:style-name="Default" table:formula="of:=[.F28]&amp;IF([.I28]=&quot;n/a&quot;;&quot;&quot;;&quot;, Zugbus &quot;&amp;[.I28])&amp;IF([.J28];&quot;, F.Mldg &quot;&amp;[.J28]&amp;&quot; (Prio &quot;&amp;[.K28]&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4">
            <text:p>4</text:p>
          </table:table-cell>
          <table:table-cell table:style-name="Default" table:formula="of:=[.F29]&amp;IF([.I29]=&quot;n/a&quot;;&quot;&quot;;&quot;, Zugbus &quot;&amp;[.I29])&amp;IF([.J29];&quot;, F.Mldg &quot;&amp;[.J29]&amp;&quot; (Prio &quot;&amp;[.K29]&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3">
            <text:p>3</text:p>
          </table:table-cell>
          <table:table-cell table:style-name="Default" table:formula="of:=[.F30]&amp;IF([.I30]=&quot;n/a&quot;;&quot;&quot;;&quot;, Zugbus &quot;&amp;[.I30])&amp;IF([.J30];&quot;, F.Mldg &quot;&amp;[.J30]&amp;&quot; (Prio &quot;&amp;[.K30]&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2">
            <text:p>2</text:p>
          </table:table-cell>
          <table:table-cell table:style-name="Default" table:formula="of:=[.F31]&amp;IF([.I31]=&quot;n/a&quot;;&quot;&quot;;&quot;, Zugbus &quot;&amp;[.I31])&amp;IF([.J31];&quot;, F.Mldg &quot;&amp;[.J31]&amp;&quot; (Prio &quot;&amp;[.K31]&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1">
            <text:p>1</text:p>
          </table:table-cell>
          <table:table-cell table:style-name="Default" table:formula="of:=[.F32]&amp;IF([.I32]=&quot;n/a&quot;;&quot;&quot;;&quot;, Zugbus &quot;&amp;[.I32])&amp;IF([.J32];&quot;, F.Mldg &quot;&amp;[.J32]&amp;&quot; (Prio &quot;&amp;[.K32]&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2">
            <text:p>2</text:p>
          </table:table-cell>
          <table:table-cell table:style-name="ce51" office:value-type="float" office:value="0">
            <text:p>0</text:p>
          </table:table-cell>
          <table:table-cell table:style-name="Default" table:formula="of:=[.F33]&amp;IF([.I33]=&quot;n/a&quot;;&quot;&quot;;&quot;, Zugbus &quot;&amp;[.I33])&amp;IF([.J33];&quot;, F.Mldg &quot;&amp;[.J33]&amp;&quot; (Prio &quot;&amp;[.K33]&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7">
            <text:p>7</text:p>
          </table:table-cell>
          <table:table-cell table:style-name="Default" table:formula="of:=[.F34]&amp;IF([.I34]=&quot;n/a&quot;;&quot;&quot;;&quot;, Zugbus &quot;&amp;[.I34])&amp;IF([.J34];&quot;, F.Mldg &quot;&amp;[.J34]&amp;&quot; (Prio &quot;&amp;[.K34]&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6">
            <text:p>6</text:p>
          </table:table-cell>
          <table:table-cell table:style-name="Default" table:formula="of:=[.F35]&amp;IF([.I35]=&quot;n/a&quot;;&quot;&quot;;&quot;, Zugbus &quot;&amp;[.I35])&amp;IF([.J35];&quot;, F.Mldg &quot;&amp;[.J35]&amp;&quot; (Prio &quot;&amp;[.K35]&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5">
            <text:p>5</text:p>
          </table:table-cell>
          <table:table-cell table:style-name="Default" table:formula="of:=[.F36]&amp;IF([.I36]=&quot;n/a&quot;;&quot;&quot;;&quot;, Zugbus &quot;&amp;[.I36])&amp;IF([.J36];&quot;, F.Mldg &quot;&amp;[.J36]&amp;&quot; (Prio &quot;&amp;[.K36]&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4">
            <text:p>4</text:p>
          </table:table-cell>
          <table:table-cell table:style-name="Default" table:formula="of:=[.F37]&amp;IF([.I37]=&quot;n/a&quot;;&quot;&quot;;&quot;, Zugbus &quot;&amp;[.I37])&amp;IF([.J37];&quot;, F.Mldg &quot;&amp;[.J37]&amp;&quot; (Prio &quot;&amp;[.K37]&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3">
            <text:p>3</text:p>
          </table:table-cell>
          <table:table-cell table:style-name="Default" table:formula="of:=[.F38]&amp;IF([.I38]=&quot;n/a&quot;;&quot;&quot;;&quot;, Zugbus &quot;&amp;[.I38])&amp;IF([.J38];&quot;, F.Mldg &quot;&amp;[.J38]&amp;&quot; (Prio &quot;&amp;[.K38]&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2">
            <text:p>2</text:p>
          </table:table-cell>
          <table:table-cell table:style-name="Default" table:formula="of:=[.F39]&amp;IF([.I39]=&quot;n/a&quot;;&quot;&quot;;&quot;, Zugbus &quot;&amp;[.I39])&amp;IF([.J39];&quot;, F.Mldg &quot;&amp;[.J39]&amp;&quot; (Prio &quot;&amp;[.K39]&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1">
            <text:p>1</text:p>
          </table:table-cell>
          <table:table-cell table:style-name="Default" table:formula="of:=[.F40]&amp;IF([.I40]=&quot;n/a&quot;;&quot;&quot;;&quot;, Zugbus &quot;&amp;[.I40])&amp;IF([.J40];&quot;, F.Mldg &quot;&amp;[.J40]&amp;&quot; (Prio &quot;&amp;[.K40]&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3">
            <text:p>3</text:p>
          </table:table-cell>
          <table:table-cell table:style-name="ce51" office:value-type="float" office:value="0">
            <text:p>0</text:p>
          </table:table-cell>
          <table:table-cell table:style-name="Default" table:formula="of:=[.F41]&amp;IF([.I41]=&quot;n/a&quot;;&quot;&quot;;&quot;, Zugbus &quot;&amp;[.I41])&amp;IF([.J41];&quot;, F.Mldg &quot;&amp;[.J41]&amp;&quot; (Prio &quot;&amp;[.K41]&amp;&quot;)&quot;;&quot;&quot;)" office:value-type="string" office:string-value="Versionsnummer SW Vorheizanlage">
            <text:p>Versionsnummer SW Vorheizanlage</text:p>
          </table:table-cell>
          <table:table-cell table:style-name="Default" office:value-type="string">
            <text:p>uint16_t</text:p>
          </table:table-cell>
          <table:table-cell table:style-name="Default" office:value-type="string">
            <text:p>wVha</text:p>
          </table:table-cell>
          <table:table-cell table:style-name="Default" office:value-type="string">
            <text:p>Versionsnummer SW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7">
            <text:p>7</text:p>
          </table:table-cell>
          <table:table-cell table:style-name="ce13" table:formula="of:=[.F42]&amp;IF([.I42]=&quot;n/a&quot;;&quot;&quot;;&quot;, Zugbus &quot;&amp;[.I42])&amp;IF([.J42];&quot;, F.Mldg &quot;&amp;[.J42]&amp;&quot; (Prio &quot;&amp;[.K42]&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6">
            <text:p>6</text:p>
          </table:table-cell>
          <table:table-cell table:style-name="ce13" table:formula="of:=[.F43]&amp;IF([.I43]=&quot;n/a&quot;;&quot;&quot;;&quot;, Zugbus &quot;&amp;[.I43])&amp;IF([.J43];&quot;, F.Mldg &quot;&amp;[.J43]&amp;&quot; (Prio &quot;&amp;[.K43]&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5">
            <text:p>5</text:p>
          </table:table-cell>
          <table:table-cell table:style-name="ce13" table:formula="of:=[.F44]&amp;IF([.I44]=&quot;n/a&quot;;&quot;&quot;;&quot;, Zugbus &quot;&amp;[.I44])&amp;IF([.J44];&quot;, F.Mldg &quot;&amp;[.J44]&amp;&quot; (Prio &quot;&amp;[.K44]&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4">
            <text:p>4</text:p>
          </table:table-cell>
          <table:table-cell table:style-name="ce13" table:formula="of:=[.F45]&amp;IF([.I45]=&quot;n/a&quot;;&quot;&quot;;&quot;, Zugbus &quot;&amp;[.I45])&amp;IF([.J45];&quot;, F.Mldg &quot;&amp;[.J45]&amp;&quot; (Prio &quot;&amp;[.K45]&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3">
            <text:p>3</text:p>
          </table:table-cell>
          <table:table-cell table:style-name="ce13" table:formula="of:=[.F46]&amp;IF([.I46]=&quot;n/a&quot;;&quot;&quot;;&quot;, Zugbus &quot;&amp;[.I46])&amp;IF([.J46];&quot;, F.Mldg &quot;&amp;[.J46]&amp;&quot; (Prio &quot;&amp;[.K46]&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2">
            <text:p>2</text:p>
          </table:table-cell>
          <table:table-cell table:style-name="ce13" table:formula="of:=[.F47]&amp;IF([.I47]=&quot;n/a&quot;;&quot;&quot;;&quot;, Zugbus &quot;&amp;[.I47])&amp;IF([.J47];&quot;, F.Mldg &quot;&amp;[.J47]&amp;&quot; (Prio &quot;&amp;[.K47]&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1">
            <text:p>1</text:p>
          </table:table-cell>
          <table:table-cell table:style-name="ce13" table:formula="of:=[.F48]&amp;IF([.I48]=&quot;n/a&quot;;&quot;&quot;;&quot;, Zugbus &quot;&amp;[.I48])&amp;IF([.J48];&quot;, F.Mldg &quot;&amp;[.J48]&amp;&quot; (Prio &quot;&amp;[.K48]&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4">
            <text:p>4</text:p>
          </table:table-cell>
          <table:table-cell office:value-type="float" office:value="0">
            <text:p>0</text:p>
          </table:table-cell>
          <table:table-cell table:style-name="ce13" table:formula="of:=[.F49]&amp;IF([.I49]=&quot;n/a&quot;;&quot;&quot;;&quot;, Zugbus &quot;&amp;[.I49])&amp;IF([.J49];&quot;, F.Mldg &quot;&amp;[.J49]&amp;&quot; (Prio &quot;&amp;[.K49]&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7">
            <text:p>7</text:p>
          </table:table-cell>
          <table:table-cell table:style-name="ce13" table:formula="of:=[.F50]&amp;IF([.I50]=&quot;n/a&quot;;&quot;&quot;;&quot;, Zugbus &quot;&amp;[.I50])&amp;IF([.J50];&quot;, F.Mldg &quot;&amp;[.J50]&amp;&quot; (Prio &quot;&amp;[.K50]&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6">
            <text:p>6</text:p>
          </table:table-cell>
          <table:table-cell table:style-name="ce13" table:formula="of:=[.F51]&amp;IF([.I51]=&quot;n/a&quot;;&quot;&quot;;&quot;, Zugbus &quot;&amp;[.I51])&amp;IF([.J51];&quot;, F.Mldg &quot;&amp;[.J51]&amp;&quot; (Prio &quot;&amp;[.K51]&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5">
            <text:p>5</text:p>
          </table:table-cell>
          <table:table-cell table:style-name="ce13" table:formula="of:=[.F52]&amp;IF([.I52]=&quot;n/a&quot;;&quot;&quot;;&quot;, Zugbus &quot;&amp;[.I52])&amp;IF([.J52];&quot;, F.Mldg &quot;&amp;[.J52]&amp;&quot; (Prio &quot;&amp;[.K52]&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4">
            <text:p>4</text:p>
          </table:table-cell>
          <table:table-cell table:style-name="ce13" table:formula="of:=[.F53]&amp;IF([.I53]=&quot;n/a&quot;;&quot;&quot;;&quot;, Zugbus &quot;&amp;[.I53])&amp;IF([.J53];&quot;, F.Mldg &quot;&amp;[.J53]&amp;&quot; (Prio &quot;&amp;[.K53]&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3">
            <text:p>3</text:p>
          </table:table-cell>
          <table:table-cell table:style-name="ce13" table:formula="of:=[.F54]&amp;IF([.I54]=&quot;n/a&quot;;&quot;&quot;;&quot;, Zugbus &quot;&amp;[.I54])&amp;IF([.J54];&quot;, F.Mldg &quot;&amp;[.J54]&amp;&quot; (Prio &quot;&amp;[.K54]&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2">
            <text:p>2</text:p>
          </table:table-cell>
          <table:table-cell table:style-name="ce13" table:formula="of:=[.F55]&amp;IF([.I55]=&quot;n/a&quot;;&quot;&quot;;&quot;, Zugbus &quot;&amp;[.I55])&amp;IF([.J55];&quot;, F.Mldg &quot;&amp;[.J55]&amp;&quot; (Prio &quot;&amp;[.K55]&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1">
            <text:p>1</text:p>
          </table:table-cell>
          <table:table-cell table:style-name="ce13" table:formula="of:=[.F56]&amp;IF([.I56]=&quot;n/a&quot;;&quot;&quot;;&quot;, Zugbus &quot;&amp;[.I56])&amp;IF([.J56];&quot;, F.Mldg &quot;&amp;[.J56]&amp;&quot; (Prio &quot;&amp;[.K56]&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50" office:value-type="float" office:value="5">
            <text:p>5</text:p>
          </table:table-cell>
          <table:table-cell office:value-type="float" office:value="0">
            <text:p>0</text:p>
          </table:table-cell>
          <table:table-cell table:style-name="ce13" table:formula="of:=[.F57]&amp;IF([.I57]=&quot;n/a&quot;;&quot;&quot;;&quot;, Zugbus &quot;&amp;[.I57])&amp;IF([.J57];&quot;, F.Mldg &quot;&amp;[.J57]&amp;&quot; (Prio &quot;&amp;[.K57]&amp;&quot;)&quot;;&quot;&quot;)" office:value-type="string" office:string-value="Versionsnummer SW Geschwindigkeitserfassung">
            <text:p>Versionsnummer SW Geschwindigkeitserfassung</text:p>
          </table:table-cell>
          <table:table-cell table:style-name="ce13" office:value-type="string">
            <text:p>uint16_t</text:p>
          </table:table-cell>
          <table:table-cell table:style-name="ce13" office:value-type="string">
            <text:p>wVerf</text:p>
          </table:table-cell>
          <table:table-cell table:style-name="ce13" office:value-type="string">
            <text:p>Versionsnummer SW Geschwindigkeitserfassung</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7">
            <text:p>7</text:p>
          </table:table-cell>
          <table:table-cell table:style-name="Default" table:formula="of:=[.F58]&amp;IF([.I58]=&quot;n/a&quot;;&quot;&quot;;&quot;, Zugbus &quot;&amp;[.I58])&amp;IF([.J58];&quot;, F.Mldg &quot;&amp;[.J58]&amp;&quot; (Prio &quot;&amp;[.K58]&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6">
            <text:p>6</text:p>
          </table:table-cell>
          <table:table-cell table:style-name="Default" table:formula="of:=[.F59]&amp;IF([.I59]=&quot;n/a&quot;;&quot;&quot;;&quot;, Zugbus &quot;&amp;[.I59])&amp;IF([.J59];&quot;, F.Mldg &quot;&amp;[.J59]&amp;&quot; (Prio &quot;&amp;[.K59]&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5">
            <text:p>5</text:p>
          </table:table-cell>
          <table:table-cell table:style-name="Default" table:formula="of:=[.F60]&amp;IF([.I60]=&quot;n/a&quot;;&quot;&quot;;&quot;, Zugbus &quot;&amp;[.I60])&amp;IF([.J60];&quot;, F.Mldg &quot;&amp;[.J60]&amp;&quot; (Prio &quot;&amp;[.K60]&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4">
            <text:p>4</text:p>
          </table:table-cell>
          <table:table-cell table:style-name="Default" table:formula="of:=[.F61]&amp;IF([.I61]=&quot;n/a&quot;;&quot;&quot;;&quot;, Zugbus &quot;&amp;[.I61])&amp;IF([.J61];&quot;, F.Mldg &quot;&amp;[.J61]&amp;&quot; (Prio &quot;&amp;[.K61]&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3">
            <text:p>3</text:p>
          </table:table-cell>
          <table:table-cell table:style-name="Default" table:formula="of:=[.F62]&amp;IF([.I62]=&quot;n/a&quot;;&quot;&quot;;&quot;, Zugbus &quot;&amp;[.I62])&amp;IF([.J62];&quot;, F.Mldg &quot;&amp;[.J62]&amp;&quot; (Prio &quot;&amp;[.K62]&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2">
            <text:p>2</text:p>
          </table:table-cell>
          <table:table-cell table:style-name="Default" table:formula="of:=[.F63]&amp;IF([.I63]=&quot;n/a&quot;;&quot;&quot;;&quot;, Zugbus &quot;&amp;[.I63])&amp;IF([.J63];&quot;, F.Mldg &quot;&amp;[.J63]&amp;&quot; (Prio &quot;&amp;[.K63]&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1">
            <text:p>1</text:p>
          </table:table-cell>
          <table:table-cell table:style-name="Default" table:formula="of:=[.F64]&amp;IF([.I64]=&quot;n/a&quot;;&quot;&quot;;&quot;, Zugbus &quot;&amp;[.I64])&amp;IF([.J64];&quot;, F.Mldg &quot;&amp;[.J64]&amp;&quot; (Prio &quot;&amp;[.K64]&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6">
            <text:p>6</text:p>
          </table:table-cell>
          <table:table-cell office:value-type="float" office:value="0">
            <text:p>0</text:p>
          </table:table-cell>
          <table:table-cell table:style-name="Default" table:formula="of:=[.F65]&amp;IF([.I65]=&quot;n/a&quot;;&quot;&quot;;&quot;, Zugbus &quot;&amp;[.I65])&amp;IF([.J65];&quot;, F.Mldg &quot;&amp;[.J65]&amp;&quot; (Prio &quot;&amp;[.K65]&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7">
            <text:p>7</text:p>
          </table:table-cell>
          <table:table-cell table:style-name="Default" table:formula="of:=[.F66]&amp;IF([.I66]=&quot;n/a&quot;;&quot;&quot;;&quot;, Zugbus &quot;&amp;[.I66])&amp;IF([.J66];&quot;, F.Mldg &quot;&amp;[.J66]&amp;&quot; (Prio &quot;&amp;[.K66]&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6">
            <text:p>6</text:p>
          </table:table-cell>
          <table:table-cell table:style-name="Default" table:formula="of:=[.F67]&amp;IF([.I67]=&quot;n/a&quot;;&quot;&quot;;&quot;, Zugbus &quot;&amp;[.I67])&amp;IF([.J67];&quot;, F.Mldg &quot;&amp;[.J67]&amp;&quot; (Prio &quot;&amp;[.K67]&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5">
            <text:p>5</text:p>
          </table:table-cell>
          <table:table-cell table:style-name="Default" table:formula="of:=[.F68]&amp;IF([.I68]=&quot;n/a&quot;;&quot;&quot;;&quot;, Zugbus &quot;&amp;[.I68])&amp;IF([.J68];&quot;, F.Mldg &quot;&amp;[.J68]&amp;&quot; (Prio &quot;&amp;[.K68]&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4">
            <text:p>4</text:p>
          </table:table-cell>
          <table:table-cell table:style-name="Default" table:formula="of:=[.F69]&amp;IF([.I69]=&quot;n/a&quot;;&quot;&quot;;&quot;, Zugbus &quot;&amp;[.I69])&amp;IF([.J69];&quot;, F.Mldg &quot;&amp;[.J69]&amp;&quot; (Prio &quot;&amp;[.K69]&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3">
            <text:p>3</text:p>
          </table:table-cell>
          <table:table-cell table:style-name="Default" table:formula="of:=[.F70]&amp;IF([.I70]=&quot;n/a&quot;;&quot;&quot;;&quot;, Zugbus &quot;&amp;[.I70])&amp;IF([.J70];&quot;, F.Mldg &quot;&amp;[.J70]&amp;&quot; (Prio &quot;&amp;[.K70]&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2">
            <text:p>2</text:p>
          </table:table-cell>
          <table:table-cell table:style-name="Default" table:formula="of:=[.F71]&amp;IF([.I71]=&quot;n/a&quot;;&quot;&quot;;&quot;, Zugbus &quot;&amp;[.I71])&amp;IF([.J71];&quot;, F.Mldg &quot;&amp;[.J71]&amp;&quot; (Prio &quot;&amp;[.K71]&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1">
            <text:p>1</text:p>
          </table:table-cell>
          <table:table-cell table:style-name="Default" table:formula="of:=[.F72]&amp;IF([.I72]=&quot;n/a&quot;;&quot;&quot;;&quot;, Zugbus &quot;&amp;[.I72])&amp;IF([.J72];&quot;, F.Mldg &quot;&amp;[.J72]&amp;&quot; (Prio &quot;&amp;[.K72]&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7">
            <text:p>7</text:p>
          </table:table-cell>
          <table:table-cell office:value-type="float" office:value="0">
            <text:p>0</text:p>
          </table:table-cell>
          <table:table-cell table:style-name="Default" table:formula="of:=[.F73]&amp;IF([.I73]=&quot;n/a&quot;;&quot;&quot;;&quot;, Zugbus &quot;&amp;[.I73])&amp;IF([.J73];&quot;, F.Mldg &quot;&amp;[.J73]&amp;&quot; (Prio &quot;&amp;[.K73]&amp;&quot;)&quot;;&quot;&quot;)" office:value-type="string" office:string-value="Versionsnummer SW ASIS 100">
            <text:p>Versionsnummer SW ASIS 100</text:p>
          </table:table-cell>
          <table:table-cell table:style-name="Default" office:value-type="string">
            <text:p>uint16_t</text:p>
          </table:table-cell>
          <table:table-cell table:style-name="Default" office:value-type="string">
            <text:p>wTras</text:p>
          </table:table-cell>
          <table:table-cell table:style-name="Default" office:value-type="string">
            <text:p>Versionsnummer SW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
          <table:table-cell table:number-columns-repeated="245"/>
        </table:table-row>
        <table:table-row table:style-name="ro1">
          <table:table-cell table:style-name="ce49" office:value-type="float" office:value="8">
            <text:p>8</text:p>
          </table:table-cell>
          <table:table-cell office:value-type="float" office:value="7">
            <text:p>7</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6">
            <text:p>6</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5">
            <text:p>5</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4">
            <text:p>4</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3">
            <text:p>3</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2">
            <text:p>2</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1">
            <text:p>1</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
            <text:p>8</text:p>
          </table:table-cell>
          <table:table-cell office:value-type="float" office:value="0">
            <text:p>0</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7">
            <text:p>7</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6">
            <text:p>6</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5">
            <text:p>5</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4">
            <text:p>4</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3">
            <text:p>3</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2">
            <text:p>2</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1">
            <text:p>1</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
            <text:p>9</text:p>
          </table:table-cell>
          <table:table-cell office:value-type="float" office:value="0">
            <text:p>0</text:p>
          </table:table-cell>
          <table:table-cell office:value-type="string">
            <text:p>Geschwindigkeit 1</text:p>
          </table:table-cell>
          <table:table-cell table:style-name="Default" office:value-type="string">
            <text:p>uint16_t</text:p>
          </table:table-cell>
          <table:table-cell table:style-name="ce54" office:value-type="string">
            <text:p>w092_CH0</text:p>
          </table:table-cell>
          <table:table-cell office:value-type="string">
            <text:p>Geschwindigke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7">
            <text:p>7</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6">
            <text:p>6</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5">
            <text:p>5</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4">
            <text:p>4</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3">
            <text:p>3</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2">
            <text:p>2</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1">
            <text:p>1</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
            <text:p>10</text:p>
          </table:table-cell>
          <table:table-cell office:value-type="float" office:value="0">
            <text:p>0</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7">
            <text:p>7</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6">
            <text:p>6</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5">
            <text:p>5</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4">
            <text:p>4</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3">
            <text:p>3</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2">
            <text:p>2</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1">
            <text:p>1</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1">
            <text:p>11</text:p>
          </table:table-cell>
          <table:table-cell table:style-name="ce51" office:value-type="float" office:value="0">
            <text:p>0</text:p>
          </table:table-cell>
          <table:table-cell office:value-type="string">
            <text:p>Geschwindigkeit 2</text:p>
          </table:table-cell>
          <table:table-cell table:style-name="Default" office:value-type="string">
            <text:p>uint16_t</text:p>
          </table:table-cell>
          <table:table-cell table:style-name="ce54" office:value-type="string">
            <text:p>w092_CH1</text:p>
          </table:table-cell>
          <table:table-cell office:value-type="string">
            <text:p>Geschwindigke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7">
            <text:p>7</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6">
            <text:p>6</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5">
            <text:p>5</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4">
            <text:p>4</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3">
            <text:p>3</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2">
            <text:p>2</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1">
            <text:p>1</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2">
            <text:p>12</text:p>
          </table:table-cell>
          <table:table-cell table:style-name="ce51" office:value-type="float" office:value="0">
            <text:p>0</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7">
            <text:p>7</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6">
            <text:p>6</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5">
            <text:p>5</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4">
            <text:p>4</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3">
            <text:p>3</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2">
            <text:p>2</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1">
            <text:p>1</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3">
            <text:p>13</text:p>
          </table:table-cell>
          <table:table-cell table:style-name="ce51" office:value-type="float" office:value="0">
            <text:p>0</text:p>
          </table:table-cell>
          <table:table-cell table:style-name="ce52" office:value-type="string">
            <text:p>Geschwindigkeit 3</text:p>
          </table:table-cell>
          <table:table-cell table:style-name="ce13" office:value-type="string">
            <text:p>uint16_t</text:p>
          </table:table-cell>
          <table:table-cell table:style-name="ce57" office:value-type="string">
            <text:p>w092_CH2</text:p>
          </table:table-cell>
          <table:table-cell table:style-name="ce52" office:value-type="string">
            <text:p>Geschwindigkeit 3</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7">
            <text:p>7</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6">
            <text:p>6</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5">
            <text:p>5</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4">
            <text:p>4</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3">
            <text:p>3</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2">
            <text:p>2</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1">
            <text:p>1</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4">
            <text:p>14</text:p>
          </table:table-cell>
          <table:table-cell table:style-name="ce51" office:value-type="float" office:value="0">
            <text:p>0</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7">
            <text:p>7</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6">
            <text:p>6</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5">
            <text:p>5</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4">
            <text:p>4</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3">
            <text:p>3</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2">
            <text:p>2</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1">
            <text:p>1</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50" office:value-type="float" office:value="15">
            <text:p>15</text:p>
          </table:table-cell>
          <table:table-cell office:value-type="float" office:value="0">
            <text:p>0</text:p>
          </table:table-cell>
          <table:table-cell table:style-name="ce52" office:value-type="string">
            <text:p>Geschwindigkeit 4</text:p>
          </table:table-cell>
          <table:table-cell table:style-name="ce13" office:value-type="string">
            <text:p>uint16_t</text:p>
          </table:table-cell>
          <table:table-cell table:style-name="ce57" office:value-type="string">
            <text:p>w092_CH3</text:p>
          </table:table-cell>
          <table:table-cell table:style-name="ce52" office:value-type="string">
            <text:p>Geschwindigkeit 4</text:p>
          </table:table-cell>
          <table:table-cell table:style-name="ce13" office:value-type="float" office:value="0">
            <text:p>0</text:p>
          </table:table-cell>
          <table:table-cell table:style-name="ce13" office:value-type="float" office:value="1">
            <text:p>1</text:p>
          </table:table-cell>
          <table:table-cell table:style-name="ce52" office:value-type="string">
            <text:p>n/a</text:p>
          </table:table-cell>
          <table:table-cell table:number-columns-repeated="247"/>
        </table:table-row>
        <table:table-row table:style-name="ro1">
          <table:table-cell table:style-name="ce49" office:value-type="float" office:value="16">
            <text:p>16</text:p>
          </table:table-cell>
          <table:table-cell office:value-type="float" office:value="7">
            <text:p>7</text:p>
          </table:table-cell>
          <table:table-cell office:value-type="string">
            <text:p>Gleitschutz links lösen</text:p>
          </table:table-cell>
          <table:table-cell table:style-name="ce36" office:value-type="string">
            <text:p>bool</text:p>
          </table:table-cell>
          <table:table-cell office:value-type="string">
            <text:p>x092_O00</text:p>
          </table:table-cell>
          <table:table-cell office:value-type="string">
            <text:p>Gleitschutz links lös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6">
            <text:p>16</text:p>
          </table:table-cell>
          <table:table-cell office:value-type="float" office:value="6">
            <text:p>6</text:p>
          </table:table-cell>
          <table:table-cell office:value-type="string">
            <text:p>Gleitschutz links halten</text:p>
          </table:table-cell>
          <table:table-cell table:style-name="ce36" office:value-type="string">
            <text:p>bool</text:p>
          </table:table-cell>
          <table:table-cell office:value-type="string">
            <text:p>x092_O01</text:p>
          </table:table-cell>
          <table:table-cell office:value-type="string">
            <text:p>Gleitschutz links hal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6">
            <text:p>16</text:p>
          </table:table-cell>
          <table:table-cell office:value-type="float" office:value="5">
            <text:p>5</text:p>
          </table:table-cell>
          <table:table-cell office:value-type="string">
            <text:p>Gleitschutz rechts lösen</text:p>
          </table:table-cell>
          <table:table-cell table:style-name="ce36" office:value-type="string">
            <text:p>bool</text:p>
          </table:table-cell>
          <table:table-cell office:value-type="string">
            <text:p>x092_O10</text:p>
          </table:table-cell>
          <table:table-cell office:value-type="string">
            <text:p>Gleitschutz rechts lös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6">
            <text:p>16</text:p>
          </table:table-cell>
          <table:table-cell office:value-type="float" office:value="4">
            <text:p>4</text:p>
          </table:table-cell>
          <table:table-cell office:value-type="string">
            <text:p>Gleitschutz rechts halten</text:p>
          </table:table-cell>
          <table:table-cell table:style-name="ce36" office:value-type="string">
            <text:p>bool</text:p>
          </table:table-cell>
          <table:table-cell office:value-type="string">
            <text:p>x092_O11</text:p>
          </table:table-cell>
          <table:table-cell office:value-type="string">
            <text:p>Gleitschutz rechts hal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16">
            <text:p>16</text:p>
          </table:table-cell>
          <table:table-cell office:value-type="float" office:value="3">
            <text:p>3</text:p>
          </table:table-cell>
          <table:table-cell/>
          <table:table-cell table:style-name="ce36"/>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16">
            <text:p>16</text:p>
          </table:table-cell>
          <table:table-cell office:value-type="float" office:value="2">
            <text:p>2</text:p>
          </table:table-cell>
          <table:table-cell/>
          <table:table-cell table:style-name="ce36"/>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16">
            <text:p>16</text:p>
          </table:table-cell>
          <table:table-cell office:value-type="float" office:value="1">
            <text:p>1</text:p>
          </table:table-cell>
          <table:table-cell/>
          <table:table-cell table:style-name="ce36"/>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16">
            <text:p>16</text:p>
          </table:table-cell>
          <table:table-cell office:value-type="float" office:value="0">
            <text:p>0</text:p>
          </table:table-cell>
          <table:table-cell/>
          <table:table-cell table:style-name="ce36"/>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7">
            <text:p>7</text:p>
          </table:table-cell>
          <table:table-cell table:style-name="ce36" office:value-type="string">
            <text:p>Ranggiergang eingelegt</text:p>
          </table:table-cell>
          <table:table-cell table:style-name="ce36" office:value-type="string">
            <text:p>bool</text:p>
          </table:table-cell>
          <table:table-cell table:style-name="ce54" office:value-type="string">
            <text:p>x093_I00</text:p>
          </table:table-cell>
          <table:table-cell table:style-name="ce36" office:value-type="string">
            <text:p>Ranggiergang eingeleg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6">
            <text:p>6</text:p>
          </table:table-cell>
          <table:table-cell table:style-name="ce36" office:value-type="string">
            <text:p>Streckengang eingelegt</text:p>
          </table:table-cell>
          <table:table-cell table:style-name="ce36" office:value-type="string">
            <text:p>bool</text:p>
          </table:table-cell>
          <table:table-cell table:style-name="ce54" office:value-type="string">
            <text:p>x093_I01</text:p>
          </table:table-cell>
          <table:table-cell table:style-name="ce36" office:value-type="string">
            <text:p>Streckengang eingeleg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5">
            <text:p>5</text:p>
          </table:table-cell>
          <table:table-cell table:style-name="ce36" office:value-type="string">
            <text:p>Lebenszeichen Drehzahlgeber hinten</text:p>
          </table:table-cell>
          <table:table-cell table:style-name="ce36" office:value-type="string">
            <text:p>bool</text:p>
          </table:table-cell>
          <table:table-cell table:style-name="ce54" office:value-type="string">
            <text:p>x093_I02</text:p>
          </table:table-cell>
          <table:table-cell table:style-name="ce36" office:value-type="string">
            <text:p>Lebenszeichen Drehzahlgeber hin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4">
            <text:p>4</text:p>
          </table:table-cell>
          <table:table-cell table:style-name="ce36" office:value-type="string">
            <text:p>Schleppfahrt</text:p>
          </table:table-cell>
          <table:table-cell table:style-name="ce36" office:value-type="string">
            <text:p>bool</text:p>
          </table:table-cell>
          <table:table-cell table:style-name="ce54" office:value-type="string">
            <text:p>x093_I03</text:p>
          </table:table-cell>
          <table:table-cell table:style-name="ce36" office:value-type="string">
            <text:p>Schleppfahr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3">
            <text:p>3</text:p>
          </table:table-cell>
          <table:table-cell table:style-name="ce36" office:value-type="string">
            <text:p>Absperrhahn Haupluftbehälter</text:p>
          </table:table-cell>
          <table:table-cell table:style-name="ce36" office:value-type="string">
            <text:p>bool</text:p>
          </table:table-cell>
          <table:table-cell table:style-name="ce54" office:value-type="string">
            <text:p>x093_I04</text:p>
          </table:table-cell>
          <table:table-cell table:style-name="ce36" office:value-type="string">
            <text:p>Absperrhahn Haupluftbehäl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2">
            <text:p>2</text:p>
          </table:table-cell>
          <table:table-cell table:style-name="ce36" office:value-type="string">
            <text:p>Absperrhahn Notbremsventil</text:p>
          </table:table-cell>
          <table:table-cell table:style-name="ce36" office:value-type="string">
            <text:p>bool</text:p>
          </table:table-cell>
          <table:table-cell table:style-name="ce54" office:value-type="string">
            <text:p>x093_I05</text:p>
          </table:table-cell>
          <table:table-cell table:style-name="ce36" office:value-type="string">
            <text:p>Absperrhahn Notbremsventi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1">
            <text:p>1</text:p>
          </table:table-cell>
          <table:table-cell table:style-name="ce36" office:value-type="string">
            <text:p>Rückmeldung Wendegetriebe vorwärts</text:p>
          </table:table-cell>
          <table:table-cell table:style-name="ce36" office:value-type="string">
            <text:p>bool</text:p>
          </table:table-cell>
          <table:table-cell table:style-name="ce54" office:value-type="string">
            <text:p>x093_I06</text:p>
          </table:table-cell>
          <table:table-cell table:style-name="ce36" office:value-type="string">
            <text:p>Rückmeldung Wendegetriebe vorwär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7">
            <text:p>17</text:p>
          </table:table-cell>
          <table:table-cell office:value-type="float" office:value="0">
            <text:p>0</text:p>
          </table:table-cell>
          <table:table-cell table:style-name="ce36" office:value-type="string">
            <text:p>Rückmeldung Wendegetriebe rückwärts</text:p>
          </table:table-cell>
          <table:table-cell table:style-name="ce36" office:value-type="string">
            <text:p>bool</text:p>
          </table:table-cell>
          <table:table-cell table:style-name="ce54" office:value-type="string">
            <text:p>x093_I07</text:p>
          </table:table-cell>
          <table:table-cell table:style-name="ce36" office:value-type="string">
            <text:p>Rückmeldung Wendegetriebe rückwär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7">
            <text:p>7</text:p>
          </table:table-cell>
          <table:table-cell table:style-name="ce53" office:value-type="string">
            <text:p>Beleuchtung Bit 1</text:p>
          </table:table-cell>
          <table:table-cell table:style-name="ce36" office:value-type="string">
            <text:p>bool</text:p>
          </table:table-cell>
          <table:table-cell table:style-name="ce54" office:value-type="string">
            <text:p>x093_I08</text:p>
          </table:table-cell>
          <table:table-cell table:style-name="ce36" office:value-type="string">
            <text:p>Beleuchtung Bi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6">
            <text:p>6</text:p>
          </table:table-cell>
          <table:table-cell table:style-name="ce53" office:value-type="string">
            <text:p>Beleuchtung Bit 2</text:p>
          </table:table-cell>
          <table:table-cell table:style-name="ce36" office:value-type="string">
            <text:p>bool</text:p>
          </table:table-cell>
          <table:table-cell table:style-name="ce54" office:value-type="string">
            <text:p>x093_I09</text:p>
          </table:table-cell>
          <table:table-cell table:style-name="ce36" office:value-type="string">
            <text:p>Beleuchtung Bi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5">
            <text:p>5</text:p>
          </table:table-cell>
          <table:table-cell table:style-name="ce53" office:value-type="string">
            <text:p>Beleuchtung Bit 3</text:p>
          </table:table-cell>
          <table:table-cell table:style-name="ce36" office:value-type="string">
            <text:p>bool</text:p>
          </table:table-cell>
          <table:table-cell table:style-name="ce54" office:value-type="string">
            <text:p>x093_I10</text:p>
          </table:table-cell>
          <table:table-cell table:style-name="ce36" office:value-type="string">
            <text:p>Beleuchtung Bit 3</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4">
            <text:p>4</text:p>
          </table:table-cell>
          <table:table-cell table:style-name="ce53" office:value-type="string">
            <text:p>Beleuchtung Bit 4</text:p>
          </table:table-cell>
          <table:table-cell table:style-name="ce36" office:value-type="string">
            <text:p>bool</text:p>
          </table:table-cell>
          <table:table-cell table:style-name="ce54" office:value-type="string">
            <text:p>x093_I11</text:p>
          </table:table-cell>
          <table:table-cell table:style-name="ce36" office:value-type="string">
            <text:p>Beleuchtung Bit 4</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3">
            <text:p>3</text:p>
          </table:table-cell>
          <table:table-cell table:style-name="ce53" office:value-type="string">
            <text:p>Beleuchtung Bit 5</text:p>
          </table:table-cell>
          <table:table-cell table:style-name="ce36" office:value-type="string">
            <text:p>bool</text:p>
          </table:table-cell>
          <table:table-cell table:style-name="ce54" office:value-type="string">
            <text:p>x093_I12</text:p>
          </table:table-cell>
          <table:table-cell table:style-name="ce36" office:value-type="string">
            <text:p>Beleuchtung Bit 5</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2">
            <text:p>2</text:p>
          </table:table-cell>
          <table:table-cell table:style-name="ce53" office:value-type="string">
            <text:p>Beleuchtung Bit 6</text:p>
          </table:table-cell>
          <table:table-cell table:style-name="ce36" office:value-type="string">
            <text:p>bool</text:p>
          </table:table-cell>
          <table:table-cell table:style-name="ce54" office:value-type="string">
            <text:p>x093_I13</text:p>
          </table:table-cell>
          <table:table-cell table:style-name="ce36" office:value-type="string">
            <text:p>Beleuchtung Bit 6</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1">
            <text:p>1</text:p>
          </table:table-cell>
          <table:table-cell table:style-name="ce36" office:value-type="string">
            <text:p>Rückmeldung Notbremsventil</text:p>
          </table:table-cell>
          <table:table-cell table:style-name="ce36" office:value-type="string">
            <text:p>bool</text:p>
          </table:table-cell>
          <table:table-cell table:style-name="ce54" office:value-type="string">
            <text:p>x093_I14</text:p>
          </table:table-cell>
          <table:table-cell table:style-name="ce36" office:value-type="string">
            <text:p>Rückmeldung Notbremsventi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8">
            <text:p>18</text:p>
          </table:table-cell>
          <table:table-cell office:value-type="float" office:value="0">
            <text:p>0</text:p>
          </table:table-cell>
          <table:table-cell table:style-name="ce36" office:value-type="string">
            <text:p>Nothalt manuell</text:p>
          </table:table-cell>
          <table:table-cell table:style-name="ce36" office:value-type="string">
            <text:p>bool</text:p>
          </table:table-cell>
          <table:table-cell table:style-name="ce54" office:value-type="string">
            <text:p>x093_I15</text:p>
          </table:table-cell>
          <table:table-cell table:style-name="ce36" office:value-type="string">
            <text:p>Nothalt manuel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7">
            <text:p>7</text:p>
          </table:table-cell>
          <table:table-cell table:style-name="ce53" office:value-type="string">
            <text:p>Wendegetriebe vorwärts</text:p>
          </table:table-cell>
          <table:table-cell table:style-name="ce36" office:value-type="string">
            <text:p>bool</text:p>
          </table:table-cell>
          <table:table-cell table:style-name="ce54" office:value-type="string">
            <text:p>x093_O00</text:p>
          </table:table-cell>
          <table:table-cell table:style-name="ce36" office:value-type="string">
            <text:p>Wendegetriebe vorwär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6">
            <text:p>6</text:p>
          </table:table-cell>
          <table:table-cell table:style-name="ce53" office:value-type="string">
            <text:p>Wendegetriebe rückwärts</text:p>
          </table:table-cell>
          <table:table-cell table:style-name="ce36" office:value-type="string">
            <text:p>bool</text:p>
          </table:table-cell>
          <table:table-cell table:style-name="ce54" office:value-type="string">
            <text:p>x093_O01</text:p>
          </table:table-cell>
          <table:table-cell table:style-name="ce36" office:value-type="string">
            <text:p>Wendegetriebe rückwär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5">
            <text:p>5</text:p>
          </table:table-cell>
          <table:table-cell table:style-name="ce53" office:value-type="string">
            <text:p>Sander vorne</text:p>
          </table:table-cell>
          <table:table-cell table:style-name="ce36" office:value-type="string">
            <text:p>bool</text:p>
          </table:table-cell>
          <table:table-cell table:style-name="ce54" office:value-type="string">
            <text:p>x093_O02</text:p>
          </table:table-cell>
          <table:table-cell table:style-name="ce36" office:value-type="string">
            <text:p>Sander vorn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4">
            <text:p>4</text:p>
          </table:table-cell>
          <table:table-cell table:style-name="ce53" office:value-type="string">
            <text:p>Sander hinten</text:p>
          </table:table-cell>
          <table:table-cell table:style-name="ce36" office:value-type="string">
            <text:p>bool</text:p>
          </table:table-cell>
          <table:table-cell table:style-name="ce54" office:value-type="string">
            <text:p>x093_O03</text:p>
          </table:table-cell>
          <table:table-cell table:style-name="ce36" office:value-type="string">
            <text:p>Sander hin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3">
            <text:p>3</text:p>
          </table:table-cell>
          <table:table-cell table:style-name="ce53" office:value-type="string">
            <text:p>Makrofon schwach</text:p>
          </table:table-cell>
          <table:table-cell table:style-name="ce36" office:value-type="string">
            <text:p>bool</text:p>
          </table:table-cell>
          <table:table-cell table:style-name="ce54" office:value-type="string">
            <text:p>x093_O04</text:p>
          </table:table-cell>
          <table:table-cell table:style-name="ce36" office:value-type="string">
            <text:p>Makrofon schwach</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2">
            <text:p>2</text:p>
          </table:table-cell>
          <table:table-cell table:style-name="ce53" office:value-type="string">
            <text:p>Makrofon stark</text:p>
          </table:table-cell>
          <table:table-cell table:style-name="ce36" office:value-type="string">
            <text:p>bool</text:p>
          </table:table-cell>
          <table:table-cell table:style-name="ce54" office:value-type="string">
            <text:p>x093_O05</text:p>
          </table:table-cell>
          <table:table-cell table:style-name="ce36" office:value-type="string">
            <text:p>Makrofon star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1">
            <text:p>1</text:p>
          </table:table-cell>
          <table:table-cell table:style-name="ce53" office:value-type="string">
            <text:p>Spurkranzschmierung</text:p>
          </table:table-cell>
          <table:table-cell table:style-name="ce36" office:value-type="string">
            <text:p>bool</text:p>
          </table:table-cell>
          <table:table-cell table:style-name="ce54" office:value-type="string">
            <text:p>x093_O06</text:p>
          </table:table-cell>
          <table:table-cell table:style-name="ce36" office:value-type="string">
            <text:p>Spurkranzschmier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9">
            <text:p>19</text:p>
          </table:table-cell>
          <table:table-cell office:value-type="float" office:value="0">
            <text:p>0</text:p>
          </table:table-cell>
          <table:table-cell table:style-name="ce53" office:value-type="string">
            <text:p>Niederdrucküberladung</text:p>
          </table:table-cell>
          <table:table-cell table:style-name="ce36" office:value-type="string">
            <text:p>bool</text:p>
          </table:table-cell>
          <table:table-cell table:style-name="ce54" office:value-type="string">
            <text:p>x093_O07</text:p>
          </table:table-cell>
          <table:table-cell table:style-name="ce36" office:value-type="string">
            <text:p>Niederdrucküberlad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7">
            <text:p>7</text:p>
          </table:table-cell>
          <table:table-cell table:style-name="ce54" office:value-type="string">
            <text:p>Festhaltebremse 2 bar</text:p>
          </table:table-cell>
          <table:table-cell table:style-name="ce36" office:value-type="string">
            <text:p>bool</text:p>
          </table:table-cell>
          <table:table-cell table:style-name="ce54" office:value-type="string">
            <text:p>x093_O08</text:p>
          </table:table-cell>
          <table:table-cell office:value-type="string">
            <text:p>Festhaltebremse 2 ba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6">
            <text:p>6</text:p>
          </table:table-cell>
          <table:table-cell table:style-name="ce54" office:value-type="string">
            <text:p>Schleuderbremse</text:p>
          </table:table-cell>
          <table:table-cell table:style-name="ce36" office:value-type="string">
            <text:p>bool</text:p>
          </table:table-cell>
          <table:table-cell table:style-name="ce54" office:value-type="string">
            <text:p>x093_O09</text:p>
          </table:table-cell>
          <table:table-cell office:value-type="string">
            <text:p>Schleuderbrems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5">
            <text:p>5</text:p>
          </table:table-cell>
          <table:table-cell table:style-name="ce54" office:value-type="string">
            <text:p>Bremse lösen</text:p>
          </table:table-cell>
          <table:table-cell table:style-name="ce36" office:value-type="string">
            <text:p>bool</text:p>
          </table:table-cell>
          <table:table-cell table:style-name="ce54" office:value-type="string">
            <text:p>x093_O10</text:p>
          </table:table-cell>
          <table:table-cell office:value-type="string">
            <text:p>Bremse lös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4">
            <text:p>4</text:p>
          </table:table-cell>
          <table:table-cell table:style-name="ce54" office:value-type="string">
            <text:p>Bremse anlegen </text:p>
          </table:table-cell>
          <table:table-cell table:style-name="ce36" office:value-type="string">
            <text:p>bool</text:p>
          </table:table-cell>
          <table:table-cell table:style-name="ce54" office:value-type="string">
            <text:p>x093_O11</text:p>
          </table:table-cell>
          <table:table-cell office:value-type="string">
            <text:p>Bremse anlegen </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3">
            <text:p>3</text:p>
          </table:table-cell>
          <table:table-cell table:style-name="ce54" office:value-type="string">
            <text:p>Kompressor ein</text:p>
          </table:table-cell>
          <table:table-cell table:style-name="ce36" office:value-type="string">
            <text:p>bool</text:p>
          </table:table-cell>
          <table:table-cell table:style-name="ce54" office:value-type="string">
            <text:p>x093_O12</text:p>
          </table:table-cell>
          <table:table-cell office:value-type="string">
            <text:p>Kompressor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2">
            <text:p>2</text:p>
          </table:table-cell>
          <table:table-cell table:style-name="ce54" office:value-type="string">
            <text:p>Schleuderschutz</text:p>
          </table:table-cell>
          <table:table-cell table:style-name="ce36" office:value-type="string">
            <text:p>bool</text:p>
          </table:table-cell>
          <table:table-cell table:style-name="ce54" office:value-type="string">
            <text:p>x093_O13</text:p>
          </table:table-cell>
          <table:table-cell office:value-type="string">
            <text:p>Schleuderschutz</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1">
            <text:p>1</text:p>
          </table:table-cell>
          <table:table-cell table:style-name="ce54" office:value-type="string">
            <text:p>Indirekte Bremse Nachspeisung sperren</text:p>
          </table:table-cell>
          <table:table-cell table:style-name="ce36" office:value-type="string">
            <text:p>bool</text:p>
          </table:table-cell>
          <table:table-cell table:style-name="ce54" office:value-type="string">
            <text:p>x093_O14</text:p>
          </table:table-cell>
          <table:table-cell office:value-type="string">
            <text:p>Indirekte Bremse Nachspeisung sperr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0">
            <text:p>20</text:p>
          </table:table-cell>
          <table:table-cell office:value-type="float" office:value="0">
            <text:p>0</text:p>
          </table:table-cell>
          <table:table-cell table:style-name="ce54" office:value-type="string">
            <text:p>Indirekte Bremse absperren</text:p>
          </table:table-cell>
          <table:table-cell table:style-name="ce36" office:value-type="string">
            <text:p>bool</text:p>
          </table:table-cell>
          <table:table-cell table:style-name="ce54" office:value-type="string">
            <text:p>x093_O15</text:p>
          </table:table-cell>
          <table:table-cell office:value-type="string">
            <text:p>Indirekte Bremse absperr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21">
            <text:p>21</text:p>
          </table:table-cell>
          <table:table-cell office:value-type="float" office:value="7">
            <text:p>7</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6">
            <text:p>6</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5">
            <text:p>5</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4">
            <text:p>4</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3">
            <text:p>3</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2">
            <text:p>2</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1">
            <text:p>1</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50" office:value-type="float" office:value="21">
            <text:p>21</text:p>
          </table:table-cell>
          <table:table-cell office:value-type="float" office:value="0">
            <text:p>0</text:p>
          </table:table-cell>
          <table:table-cell/>
          <table:table-cell table:style-name="ce36"/>
          <table:table-cell table:number-columns-repeated="2"/>
          <table:table-cell table:style-name="Default" table:number-columns-repeated="2"/>
          <table:table-cell table:number-columns-repeated="248"/>
        </table:table-row>
        <table:table-row table:style-name="ro1">
          <table:table-cell table:style-name="ce49" office:value-type="float" office:value="22">
            <text:p>22</text:p>
          </table:table-cell>
          <table:table-cell office:value-type="float" office:value="7">
            <text:p>7</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6">
            <text:p>6</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5">
            <text:p>5</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4">
            <text:p>4</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3">
            <text:p>3</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2">
            <text:p>2</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1">
            <text:p>1</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2">
            <text:p>22</text:p>
          </table:table-cell>
          <table:table-cell office:value-type="float" office:value="0">
            <text:p>0</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7">
            <text:p>7</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6">
            <text:p>6</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5">
            <text:p>5</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4">
            <text:p>4</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3">
            <text:p>3</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2">
            <text:p>2</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1">
            <text:p>1</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3">
            <text:p>23</text:p>
          </table:table-cell>
          <table:table-cell office:value-type="float" office:value="0">
            <text:p>0</text:p>
          </table:table-cell>
          <table:table-cell office:value-type="string">
            <text:p>Batteriespannung</text:p>
          </table:table-cell>
          <table:table-cell office:value-type="string">
            <text:p>uint16_t</text:p>
          </table:table-cell>
          <table:table-cell office:value-type="string">
            <text:p>w391_I0</text:p>
          </table:table-cell>
          <table:table-cell office:value-type="string">
            <text:p>Batteriespan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7">
            <text:p>7</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6">
            <text:p>6</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5">
            <text:p>5</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4">
            <text:p>4</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3">
            <text:p>3</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2">
            <text:p>2</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1">
            <text:p>1</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4">
            <text:p>24</text:p>
          </table:table-cell>
          <table:table-cell table:style-name="ce51" office:value-type="float" office:value="0">
            <text:p>0</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7">
            <text:p>7</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6">
            <text:p>6</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5">
            <text:p>5</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4">
            <text:p>4</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3">
            <text:p>3</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2">
            <text:p>2</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1">
            <text:p>1</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5">
            <text:p>25</text:p>
          </table:table-cell>
          <table:table-cell table:style-name="ce51" office:value-type="float" office:value="0">
            <text:p>0</text:p>
          </table:table-cell>
          <table:table-cell office:value-type="string">
            <text:p>Spannung Bootscap</text:p>
          </table:table-cell>
          <table:table-cell office:value-type="string">
            <text:p>uint16_t</text:p>
          </table:table-cell>
          <table:table-cell office:value-type="string">
            <text:p>w391_I1</text:p>
          </table:table-cell>
          <table:table-cell office:value-type="string">
            <text:p>Spannung Bootsca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7">
            <text:p>7</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6">
            <text:p>6</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5">
            <text:p>5</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4">
            <text:p>4</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3">
            <text:p>3</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2">
            <text:p>2</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1">
            <text:p>1</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6">
            <text:p>26</text:p>
          </table:table-cell>
          <table:table-cell table:style-name="ce51" office:value-type="float" office:value="0">
            <text:p>0</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7">
            <text:p>7</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6">
            <text:p>6</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5">
            <text:p>5</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4">
            <text:p>4</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3">
            <text:p>3</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2">
            <text:p>2</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1">
            <text:p>1</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7">
            <text:p>27</text:p>
          </table:table-cell>
          <table:table-cell table:style-name="ce51" office:value-type="float" office:value="0">
            <text:p>0</text:p>
          </table:table-cell>
          <table:table-cell table:style-name="ce55" office:value-type="string">
            <text:p>Drucksensor Bremsleitung</text:p>
          </table:table-cell>
          <table:table-cell office:value-type="string">
            <text:p>uint16_t</text:p>
          </table:table-cell>
          <table:table-cell office:value-type="string">
            <text:p>w391_I4</text:p>
          </table:table-cell>
          <table:table-cell table:style-name="ce55" office:value-type="string">
            <text:p>Drucksensor Bremslei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7">
            <text:p>7</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6">
            <text:p>6</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5">
            <text:p>5</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4">
            <text:p>4</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3">
            <text:p>3</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2">
            <text:p>2</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1">
            <text:p>1</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8">
            <text:p>28</text:p>
          </table:table-cell>
          <table:table-cell office:value-type="float" office:value="0">
            <text:p>0</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7">
            <text:p>7</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6">
            <text:p>6</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5">
            <text:p>5</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4">
            <text:p>4</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3">
            <text:p>3</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2">
            <text:p>2</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1">
            <text:p>1</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29">
            <text:p>29</text:p>
          </table:table-cell>
          <table:table-cell office:value-type="float" office:value="0">
            <text:p>0</text:p>
          </table:table-cell>
          <table:table-cell table:style-name="ce55" office:value-type="string">
            <text:p>Drucksensor Hauptleitungsdruck</text:p>
          </table:table-cell>
          <table:table-cell office:value-type="string">
            <text:p>uint16_t</text:p>
          </table:table-cell>
          <table:table-cell office:value-type="string">
            <text:p>w391_I5</text:p>
          </table:table-cell>
          <table:table-cell table:style-name="ce55" office:value-type="string">
            <text:p>Drucksensor Haupt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7">
            <text:p>7</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6">
            <text:p>6</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5">
            <text:p>5</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4">
            <text:p>4</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3">
            <text:p>3</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2">
            <text:p>2</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1">
            <text:p>1</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0">
            <text:p>30</text:p>
          </table:table-cell>
          <table:table-cell office:value-type="float" office:value="0">
            <text:p>0</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7">
            <text:p>7</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6">
            <text:p>6</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5">
            <text:p>5</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4">
            <text:p>4</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3">
            <text:p>3</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2">
            <text:p>2</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1">
            <text:p>1</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1">
            <text:p>31</text:p>
          </table:table-cell>
          <table:table-cell office:value-type="float" office:value="0">
            <text:p>0</text:p>
          </table:table-cell>
          <table:table-cell office:value-type="string">
            <text:p>Drucksensor Vorsteuerdruck</text:p>
          </table:table-cell>
          <table:table-cell office:value-type="string">
            <text:p>uint16_t</text:p>
          </table:table-cell>
          <table:table-cell office:value-type="string">
            <text:p>w391_I6</text:p>
          </table:table-cell>
          <table:table-cell office:value-type="string">
            <text:p>Drucksensor Vorsteuer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7">
            <text:p>7</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6">
            <text:p>6</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5">
            <text:p>5</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4">
            <text:p>4</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3">
            <text:p>3</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2">
            <text:p>2</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1">
            <text:p>1</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2">
            <text:p>32</text:p>
          </table:table-cell>
          <table:table-cell office:value-type="float" office:value="0">
            <text:p>0</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7">
            <text:p>7</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6">
            <text:p>6</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5">
            <text:p>5</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4">
            <text:p>4</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3">
            <text:p>3</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2">
            <text:p>2</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1">
            <text:p>1</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3">
            <text:p>33</text:p>
          </table:table-cell>
          <table:table-cell office:value-type="float" office:value="0">
            <text:p>0</text:p>
          </table:table-cell>
          <table:table-cell table:style-name="ce36" office:value-type="string">
            <text:p>Drucksensor Speiseleitungsdruck</text:p>
          </table:table-cell>
          <table:table-cell office:value-type="string">
            <text:p>uint16_t</text:p>
          </table:table-cell>
          <table:table-cell office:value-type="string">
            <text:p>w391_I7</text:p>
          </table:table-cell>
          <table:table-cell table:style-name="ce36" office:value-type="string">
            <text:p>Drucksensor Speiseleitungsdruc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7">
            <text:p>7</text:p>
          </table:table-cell>
          <table:table-cell table:style-name="ce54" office:value-type="string">
            <text:p>Schlüsselschalter ein Slave</text:p>
          </table:table-cell>
          <table:table-cell office:value-type="string">
            <text:p>bool</text:p>
          </table:table-cell>
          <table:table-cell office:value-type="string">
            <text:p>x392_I00</text:p>
          </table:table-cell>
          <table:table-cell office:value-type="string">
            <text:p>Schlüsselschalter ein Slav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6">
            <text:p>6</text:p>
          </table:table-cell>
          <table:table-cell table:style-name="ce54" office:value-type="string">
            <text:p>Schlüsselschalter ein Master</text:p>
          </table:table-cell>
          <table:table-cell office:value-type="string">
            <text:p>bool</text:p>
          </table:table-cell>
          <table:table-cell office:value-type="string">
            <text:p>x392_I01</text:p>
          </table:table-cell>
          <table:table-cell office:value-type="string">
            <text:p>Schlüsselschalter ein Mas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5">
            <text:p>5</text:p>
          </table:table-cell>
          <table:table-cell table:style-name="ce54" office:value-type="string">
            <text:p>Schlüsselschalter ein Funkfernsteuerung</text:p>
          </table:table-cell>
          <table:table-cell office:value-type="string">
            <text:p>bool</text:p>
          </table:table-cell>
          <table:table-cell office:value-type="string">
            <text:p>x392_I02</text:p>
          </table:table-cell>
          <table:table-cell office:value-type="string">
            <text:p>Schlüsselschalter ein Funkfernsteuer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4">
            <text:p>4</text:p>
          </table:table-cell>
          <table:table-cell table:style-name="ce54" office:value-type="string">
            <text:p>Entpannen</text:p>
          </table:table-cell>
          <table:table-cell office:value-type="string">
            <text:p>bool</text:p>
          </table:table-cell>
          <table:table-cell office:value-type="string">
            <text:p>x392_I03</text:p>
          </table:table-cell>
          <table:table-cell office:value-type="string">
            <text:p>Entpann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3">
            <text:p>3</text:p>
          </table:table-cell>
          <table:table-cell table:style-name="ce54" office:value-type="string">
            <text:p>Befehl Aussenbeleuchtung ein</text:p>
          </table:table-cell>
          <table:table-cell office:value-type="string">
            <text:p>bool</text:p>
          </table:table-cell>
          <table:table-cell office:value-type="string">
            <text:p>x392_I04</text:p>
          </table:table-cell>
          <table:table-cell office:value-type="string">
            <text:p>Befehl Aussenbeleuchtung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2">
            <text:p>2</text:p>
          </table:table-cell>
          <table:table-cell table:style-name="ce54" office:value-type="string">
            <text:p>Befehl Füherstandsbeleuchtung ein</text:p>
          </table:table-cell>
          <table:table-cell office:value-type="string">
            <text:p>bool</text:p>
          </table:table-cell>
          <table:table-cell office:value-type="string">
            <text:p>x392_I05</text:p>
          </table:table-cell>
          <table:table-cell office:value-type="string">
            <text:p>Befehl Füherstandsbeleuchtung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1">
            <text:p>1</text:p>
          </table:table-cell>
          <table:table-cell table:style-name="ce54" office:value-type="string">
            <text:p>Betriebsanzeige Führerstandsheizung</text:p>
          </table:table-cell>
          <table:table-cell office:value-type="string">
            <text:p>bool</text:p>
          </table:table-cell>
          <table:table-cell office:value-type="string">
            <text:p>x392_I06</text:p>
          </table:table-cell>
          <table:table-cell office:value-type="string">
            <text:p>Betriebsanzeige Führerstandsheiz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4">
            <text:p>34</text:p>
          </table:table-cell>
          <table:table-cell office:value-type="float" office:value="0">
            <text:p>0</text:p>
          </table:table-cell>
          <table:table-cell table:style-name="ce54" office:value-type="string">
            <text:p>Betriebsanzeige Vorheizanlage</text:p>
          </table:table-cell>
          <table:table-cell office:value-type="string">
            <text:p>bool</text:p>
          </table:table-cell>
          <table:table-cell office:value-type="string">
            <text:p>x392_I07</text:p>
          </table:table-cell>
          <table:table-cell office:value-type="string">
            <text:p>Betriebsanzeige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7">
            <text:p>7</text:p>
          </table:table-cell>
          <table:table-cell table:style-name="ce54" office:value-type="string">
            <text:p>V-Beleuchtung vorne</text:p>
          </table:table-cell>
          <table:table-cell office:value-type="string">
            <text:p>bool</text:p>
          </table:table-cell>
          <table:table-cell office:value-type="string">
            <text:p>x392_I08</text:p>
          </table:table-cell>
          <table:table-cell office:value-type="string">
            <text:p>V-Beleuchtung vorn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6">
            <text:p>6</text:p>
          </table:table-cell>
          <table:table-cell table:style-name="ce54" office:value-type="string">
            <text:p>V-Beleuchtung hinten</text:p>
          </table:table-cell>
          <table:table-cell office:value-type="string">
            <text:p>bool</text:p>
          </table:table-cell>
          <table:table-cell office:value-type="string">
            <text:p>x392_I09</text:p>
          </table:table-cell>
          <table:table-cell office:value-type="string">
            <text:p>V-Beleuchtung hin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5">
            <text:p>5</text:p>
          </table:table-cell>
          <table:table-cell table:style-name="ce54" office:value-type="string">
            <text:p>Dieselmotor Start</text:p>
          </table:table-cell>
          <table:table-cell office:value-type="string">
            <text:p>bool</text:p>
          </table:table-cell>
          <table:table-cell office:value-type="string">
            <text:p>x392_I10</text:p>
          </table:table-cell>
          <table:table-cell office:value-type="string">
            <text:p>Dieselmotor Star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4">
            <text:p>4</text:p>
          </table:table-cell>
          <table:table-cell table:style-name="ce54" office:value-type="string">
            <text:p>Dieselmotor Staop</text:p>
          </table:table-cell>
          <table:table-cell office:value-type="string">
            <text:p>bool</text:p>
          </table:table-cell>
          <table:table-cell office:value-type="string">
            <text:p>x392_I11</text:p>
          </table:table-cell>
          <table:table-cell office:value-type="string">
            <text:p>Dieselmotor Stao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3">
            <text:p>3</text:p>
          </table:table-cell>
          <table:table-cell office:value-type="string">
            <text:p>Rückmeldung Notbremsventil</text:p>
          </table:table-cell>
          <table:table-cell office:value-type="string">
            <text:p>bool</text:p>
          </table:table-cell>
          <table:table-cell office:value-type="string">
            <text:p>x392_I12</text:p>
          </table:table-cell>
          <table:table-cell office:value-type="string">
            <text:p>Rückmeldung Notbremsventi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2">
            <text:p>2</text:p>
          </table:table-cell>
          <table:table-cell office:value-type="string">
            <text:p>Nothalt manuell</text:p>
          </table:table-cell>
          <table:table-cell office:value-type="string">
            <text:p>bool</text:p>
          </table:table-cell>
          <table:table-cell office:value-type="string">
            <text:p>x392_I13</text:p>
          </table:table-cell>
          <table:table-cell office:value-type="string">
            <text:p>Nothalt manuel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1">
            <text:p>1</text:p>
          </table:table-cell>
          <table:table-cell office:value-type="string">
            <text:p>Kühlwasser Alarm</text:p>
          </table:table-cell>
          <table:table-cell office:value-type="string">
            <text:p>bool</text:p>
          </table:table-cell>
          <table:table-cell office:value-type="string">
            <text:p>x392_I14</text:p>
          </table:table-cell>
          <table:table-cell office:value-type="string">
            <text:p>Kühlwasser Alarm</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5">
            <text:p>35</text:p>
          </table:table-cell>
          <table:table-cell office:value-type="float" office:value="0">
            <text:p>0</text:p>
          </table:table-cell>
          <table:table-cell office:value-type="string">
            <text:p>Kühlwasser Warnung</text:p>
          </table:table-cell>
          <table:table-cell office:value-type="string">
            <text:p>bool</text:p>
          </table:table-cell>
          <table:table-cell office:value-type="string">
            <text:p>x392_I15</text:p>
          </table:table-cell>
          <table:table-cell office:value-type="string">
            <text:p>Kühlwasser Warn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7">
            <text:p>7</text:p>
          </table:table-cell>
          <table:table-cell table:style-name="ce54" office:value-type="string">
            <text:p>Summenstörung</text:p>
          </table:table-cell>
          <table:table-cell office:value-type="string">
            <text:p>bool</text:p>
          </table:table-cell>
          <table:table-cell office:value-type="string">
            <text:p>x392_O00</text:p>
          </table:table-cell>
          <table:table-cell office:value-type="string">
            <text:p>Summenstör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6">
            <text:p>6</text:p>
          </table:table-cell>
          <table:table-cell table:style-name="ce54" office:value-type="string">
            <text:p>Störung Vorheizanlage</text:p>
          </table:table-cell>
          <table:table-cell office:value-type="string">
            <text:p>bool</text:p>
          </table:table-cell>
          <table:table-cell office:value-type="string">
            <text:p>x392_O01</text:p>
          </table:table-cell>
          <table:table-cell office:value-type="string">
            <text:p>Störung Vorheizanlag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5">
            <text:p>5</text:p>
          </table:table-cell>
          <table:table-cell table:style-name="ce54" office:value-type="string">
            <text:p>Vorheizanlage ein </text:p>
          </table:table-cell>
          <table:table-cell office:value-type="string">
            <text:p>bool</text:p>
          </table:table-cell>
          <table:table-cell office:value-type="string">
            <text:p>x392_O02</text:p>
          </table:table-cell>
          <table:table-cell office:value-type="string">
            <text:p>Vorheizanlage ein </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4">
            <text:p>4</text:p>
          </table:table-cell>
          <table:table-cell table:style-name="ce54" office:value-type="string">
            <text:p>Führerstand Lüftung Ein </text:p>
          </table:table-cell>
          <table:table-cell office:value-type="string">
            <text:p>bool</text:p>
          </table:table-cell>
          <table:table-cell office:value-type="string">
            <text:p>x392_O03</text:p>
          </table:table-cell>
          <table:table-cell office:value-type="string">
            <text:p>Führerstand Lüftung Ein </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3">
            <text:p>3</text:p>
          </table:table-cell>
          <table:table-cell table:style-name="ce54" office:value-type="string">
            <text:p>Führerstand Heizung Ein </text:p>
          </table:table-cell>
          <table:table-cell office:value-type="string">
            <text:p>bool</text:p>
          </table:table-cell>
          <table:table-cell office:value-type="string">
            <text:p>x392_O04</text:p>
          </table:table-cell>
          <table:table-cell office:value-type="string">
            <text:p>Führerstand Heizung Ein </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6">
            <text:p>36</text:p>
          </table:table-cell>
          <table:table-cell table:style-name="ce51" office:value-type="float" office:value="2">
            <text:p>2</text:p>
          </table:table-cell>
          <table:table-cell table:style-name="ce54"/>
          <table:table-cell office:value-type="string">
            <text:p>bool</text:p>
          </table:table-cell>
          <table:table-cell office:value-type="string">
            <text:p>x392_O0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1">
            <text:p>1</text:p>
          </table:table-cell>
          <table:table-cell table:style-name="ce54" office:value-type="string">
            <text:p>Aussenbeleuchtung ein</text:p>
          </table:table-cell>
          <table:table-cell office:value-type="string">
            <text:p>bool</text:p>
          </table:table-cell>
          <table:table-cell office:value-type="string">
            <text:p>x392_O06</text:p>
          </table:table-cell>
          <table:table-cell office:value-type="string">
            <text:p>Aussenbeleuchtung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6">
            <text:p>36</text:p>
          </table:table-cell>
          <table:table-cell table:style-name="ce51" office:value-type="float" office:value="0">
            <text:p>0</text:p>
          </table:table-cell>
          <table:table-cell table:style-name="ce54" office:value-type="string">
            <text:p>Führerstand Beleuchtung ein</text:p>
          </table:table-cell>
          <table:table-cell office:value-type="string">
            <text:p>bool</text:p>
          </table:table-cell>
          <table:table-cell office:value-type="string">
            <text:p>x392_O07</text:p>
          </table:table-cell>
          <table:table-cell office:value-type="string">
            <text:p>Führerstand Beleuchtung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7">
            <text:p>37</text:p>
          </table:table-cell>
          <table:table-cell table:style-name="ce51" office:value-type="float" office:value="7">
            <text:p>7</text:p>
          </table:table-cell>
          <table:table-cell table:style-name="ce56" office:value-type="string">
            <text:p>Fahrzeugleittechnik ein</text:p>
          </table:table-cell>
          <table:table-cell office:value-type="string">
            <text:p>bool</text:p>
          </table:table-cell>
          <table:table-cell office:value-type="string">
            <text:p>x392_O08</text:p>
          </table:table-cell>
          <table:table-cell table:style-name="ce55" office:value-type="string">
            <text:p>Fahrzeugleittechnik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7">
            <text:p>37</text:p>
          </table:table-cell>
          <table:table-cell table:style-name="ce51" office:value-type="float" office:value="6">
            <text:p>6</text:p>
          </table:table-cell>
          <table:table-cell table:style-name="ce56" office:value-type="string">
            <text:p>Meldelampentest</text:p>
          </table:table-cell>
          <table:table-cell office:value-type="string">
            <text:p>bool</text:p>
          </table:table-cell>
          <table:table-cell office:value-type="string">
            <text:p>x392_O09</text:p>
          </table:table-cell>
          <table:table-cell table:style-name="ce55" office:value-type="string">
            <text:p>Meldelampente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7">
            <text:p>37</text:p>
          </table:table-cell>
          <table:table-cell table:style-name="ce51" office:value-type="float" office:value="5">
            <text:p>5</text:p>
          </table:table-cell>
          <table:table-cell table:style-name="ce56" office:value-type="string">
            <text:p>Meldeleuchte DM Start</text:p>
          </table:table-cell>
          <table:table-cell office:value-type="string">
            <text:p>bool</text:p>
          </table:table-cell>
          <table:table-cell office:value-type="string">
            <text:p>x392_O10</text:p>
          </table:table-cell>
          <table:table-cell table:style-name="ce55" office:value-type="string">
            <text:p>Meldeleuchte DM Star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7">
            <text:p>37</text:p>
          </table:table-cell>
          <table:table-cell table:style-name="ce51" office:value-type="float" office:value="4">
            <text:p>4</text:p>
          </table:table-cell>
          <table:table-cell table:style-name="ce56" office:value-type="string">
            <text:p>Meldeleuchte DM Stop</text:p>
          </table:table-cell>
          <table:table-cell office:value-type="string">
            <text:p>bool</text:p>
          </table:table-cell>
          <table:table-cell office:value-type="string">
            <text:p>x392_O11</text:p>
          </table:table-cell>
          <table:table-cell table:style-name="ce55" office:value-type="string">
            <text:p>Meldeleuchte DM Sto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7">
            <text:p>37</text:p>
          </table:table-cell>
          <table:table-cell table:style-name="ce51" office:value-type="float" office:value="3">
            <text:p>3</text:p>
          </table:table-cell>
          <table:table-cell table:style-name="ce56" office:value-type="string">
            <text:p>Funkfernsteuerung ein</text:p>
          </table:table-cell>
          <table:table-cell office:value-type="string">
            <text:p>bool</text:p>
          </table:table-cell>
          <table:table-cell office:value-type="string">
            <text:p>x392_O12</text:p>
          </table:table-cell>
          <table:table-cell table:style-name="ce55" office:value-type="string">
            <text:p>Funkfernsteuerung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7">
            <text:p>37</text:p>
          </table:table-cell>
          <table:table-cell table:style-name="ce51" office:value-type="float" office:value="2">
            <text:p>2</text:p>
          </table:table-cell>
          <table:table-cell table:style-name="ce56"/>
          <table:table-cell office:value-type="string">
            <text:p>bool</text:p>
          </table:table-cell>
          <table:table-cell office:value-type="string">
            <text:p>x392_O1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7">
            <text:p>37</text:p>
          </table:table-cell>
          <table:table-cell table:style-name="ce51" office:value-type="float" office:value="1">
            <text:p>1</text:p>
          </table:table-cell>
          <table:table-cell table:style-name="ce56"/>
          <table:table-cell office:value-type="string">
            <text:p>bool</text:p>
          </table:table-cell>
          <table:table-cell office:value-type="string">
            <text:p>x392_O1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7">
            <text:p>37</text:p>
          </table:table-cell>
          <table:table-cell table:style-name="ce51" office:value-type="float" office:value="0">
            <text:p>0</text:p>
          </table:table-cell>
          <table:table-cell table:style-name="ce56" office:value-type="string">
            <text:p>Traktionssperre</text:p>
          </table:table-cell>
          <table:table-cell office:value-type="string">
            <text:p>bool</text:p>
          </table:table-cell>
          <table:table-cell office:value-type="string">
            <text:p>x392_O15</text:p>
          </table:table-cell>
          <table:table-cell table:style-name="ce55" office:value-type="string">
            <text:p>Traktionssperre</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8">
            <text:p>38</text:p>
          </table:table-cell>
          <table:table-cell table:style-name="ce51" office:value-type="float" office:value="7">
            <text:p>7</text:p>
          </table:table-cell>
          <table:table-cell table:style-name="ce54" office:value-type="string">
            <text:p>Heizung Wassserabscheider 1</text:p>
          </table:table-cell>
          <table:table-cell table:style-name="ce36" office:value-type="string">
            <text:p>bool</text:p>
          </table:table-cell>
          <table:table-cell table:style-name="ce8" office:value-type="string">
            <text:p>x393_K0</text:p>
          </table:table-cell>
          <table:table-cell office:value-type="string">
            <text:p>Heizung Wassserabscheider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8">
            <text:p>38</text:p>
          </table:table-cell>
          <table:table-cell table:style-name="ce51" office:value-type="float" office:value="6">
            <text:p>6</text:p>
          </table:table-cell>
          <table:table-cell table:style-name="ce54" office:value-type="string">
            <text:p>Wasserabscheider 1</text:p>
          </table:table-cell>
          <table:table-cell table:style-name="ce36" office:value-type="string">
            <text:p>bool</text:p>
          </table:table-cell>
          <table:table-cell table:style-name="ce8" office:value-type="string">
            <text:p>x393_K1</text:p>
          </table:table-cell>
          <table:table-cell office:value-type="string">
            <text:p>Wasserabscheider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8">
            <text:p>38</text:p>
          </table:table-cell>
          <table:table-cell table:style-name="ce51" office:value-type="float" office:value="5">
            <text:p>5</text:p>
          </table:table-cell>
          <table:table-cell table:style-name="ce54" office:value-type="string">
            <text:p>Wasserabscheider 2</text:p>
          </table:table-cell>
          <table:table-cell table:style-name="ce36" office:value-type="string">
            <text:p>bool</text:p>
          </table:table-cell>
          <table:table-cell table:style-name="ce8" office:value-type="string">
            <text:p>x393_K2</text:p>
          </table:table-cell>
          <table:table-cell office:value-type="string">
            <text:p>Wasserabscheider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8">
            <text:p>38</text:p>
          </table:table-cell>
          <table:table-cell table:style-name="ce51" office:value-type="float" office:value="4">
            <text:p>4</text:p>
          </table:table-cell>
          <table:table-cell table:style-name="ce54"/>
          <table:table-cell table:style-name="ce36" office:value-type="string">
            <text:p>bool</text:p>
          </table:table-cell>
          <table:table-cell table:style-name="ce8" office:value-type="string">
            <text:p>x393_K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8">
            <text:p>38</text:p>
          </table:table-cell>
          <table:table-cell table:style-name="ce51" office:value-type="float" office:value="3">
            <text:p>3</text:p>
          </table:table-cell>
          <table:table-cell table:style-name="ce54"/>
          <table:table-cell table:style-name="ce36" office:value-type="string">
            <text:p>bool</text:p>
          </table:table-cell>
          <table:table-cell table:style-name="ce8" office:value-type="string">
            <text:p>x393_K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8">
            <text:p>38</text:p>
          </table:table-cell>
          <table:table-cell table:style-name="ce51" office:value-type="float" office:value="2">
            <text:p>2</text:p>
          </table:table-cell>
          <table:table-cell table:style-name="ce54" office:value-type="string">
            <text:p>Notbremse Leittechnik</text:p>
          </table:table-cell>
          <table:table-cell table:style-name="ce36" office:value-type="string">
            <text:p>bool</text:p>
          </table:table-cell>
          <table:table-cell table:style-name="ce8" office:value-type="string">
            <text:p>x393_K5</text:p>
          </table:table-cell>
          <table:table-cell office:value-type="string">
            <text:p>Notbremse Leittechni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8">
            <text:p>38</text:p>
          </table:table-cell>
          <table:table-cell table:style-name="ce51" office:value-type="float" office:value="1">
            <text:p>1</text:p>
          </table:table-cell>
          <table:table-cell table:style-name="ce54" office:value-type="string">
            <text:p>DM Stop</text:p>
          </table:table-cell>
          <table:table-cell table:style-name="ce36" office:value-type="string">
            <text:p>bool</text:p>
          </table:table-cell>
          <table:table-cell table:style-name="ce8" office:value-type="string">
            <text:p>x393_K6</text:p>
          </table:table-cell>
          <table:table-cell office:value-type="string">
            <text:p>DM Stop</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8">
            <text:p>38</text:p>
          </table:table-cell>
          <table:table-cell table:style-name="ce51" office:value-type="float" office:value="0">
            <text:p>0</text:p>
          </table:table-cell>
          <table:table-cell table:style-name="ce54" office:value-type="string">
            <text:p>DM Start</text:p>
          </table:table-cell>
          <table:table-cell table:style-name="ce36" office:value-type="string">
            <text:p>bool</text:p>
          </table:table-cell>
          <table:table-cell table:style-name="ce8" office:value-type="string">
            <text:p>x393_K7</text:p>
          </table:table-cell>
          <table:table-cell office:value-type="string">
            <text:p>DM Star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9">
            <text:p>39</text:p>
          </table:table-cell>
          <table:table-cell table:style-name="ce51" office:value-type="float" office:value="7">
            <text:p>7</text:p>
          </table:table-cell>
          <table:table-cell table:style-name="ce54" office:value-type="string">
            <text:p>Vorspannbetrieb</text:p>
          </table:table-cell>
          <table:table-cell table:style-name="ce36" office:value-type="string">
            <text:p>bool</text:p>
          </table:table-cell>
          <table:table-cell table:style-name="ce54" office:value-type="string">
            <text:p>x401_I00</text:p>
          </table:table-cell>
          <table:table-cell office:value-type="string">
            <text:p>Vorspannbetrieb</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9">
            <text:p>39</text:p>
          </table:table-cell>
          <table:table-cell table:style-name="ce51" office:value-type="float" office:value="6">
            <text:p>6</text:p>
          </table:table-cell>
          <table:table-cell table:style-name="ce54" office:value-type="string">
            <text:p>Rangier- oder Streckengang eingelegt</text:p>
          </table:table-cell>
          <table:table-cell table:style-name="ce36" office:value-type="string">
            <text:p>bool</text:p>
          </table:table-cell>
          <table:table-cell table:style-name="ce54" office:value-type="string">
            <text:p>x401_I01</text:p>
          </table:table-cell>
          <table:table-cell office:value-type="string">
            <text:p>Rangier- oder Streckengang eingeleg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9">
            <text:p>39</text:p>
          </table:table-cell>
          <table:table-cell table:style-name="ce51" office:value-type="float" office:value="5">
            <text:p>5</text:p>
          </table:table-cell>
          <table:table-cell table:style-name="ce54" office:value-type="string">
            <text:p>Stillstand</text:p>
          </table:table-cell>
          <table:table-cell table:style-name="ce36" office:value-type="string">
            <text:p>bool</text:p>
          </table:table-cell>
          <table:table-cell table:style-name="ce54" office:value-type="string">
            <text:p>x401_I02</text:p>
          </table:table-cell>
          <table:table-cell office:value-type="string">
            <text:p>Stillstand</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9">
            <text:p>39</text:p>
          </table:table-cell>
          <table:table-cell table:style-name="ce51" office:value-type="float" office:value="4">
            <text:p>4</text:p>
          </table:table-cell>
          <table:table-cell/>
          <table:table-cell table:style-name="ce36" office:value-type="string">
            <text:p>bool</text:p>
          </table:table-cell>
          <table:table-cell table:style-name="ce54" office:value-type="string">
            <text:p>x401_I0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39">
            <text:p>39</text:p>
          </table:table-cell>
          <table:table-cell table:style-name="ce51" office:value-type="float" office:value="3">
            <text:p>3</text:p>
          </table:table-cell>
          <table:table-cell/>
          <table:table-cell table:style-name="ce36" office:value-type="string">
            <text:p>bool</text:p>
          </table:table-cell>
          <table:table-cell table:style-name="ce54" office:value-type="string">
            <text:p>x401_I0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9">
            <text:p>39</text:p>
          </table:table-cell>
          <table:table-cell table:style-name="ce51" office:value-type="float" office:value="2">
            <text:p>2</text:p>
          </table:table-cell>
          <table:table-cell table:style-name="ce54" office:value-type="string">
            <text:p>3 x Rot VST</text:p>
          </table:table-cell>
          <table:table-cell table:style-name="ce36" office:value-type="string">
            <text:p>bool</text:p>
          </table:table-cell>
          <table:table-cell table:style-name="ce54" office:value-type="string">
            <text:p>x401_I05</text:p>
          </table:table-cell>
          <table:table-cell office:value-type="string">
            <text:p>3 x Rot V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9">
            <text:p>39</text:p>
          </table:table-cell>
          <table:table-cell table:style-name="ce51" office:value-type="float" office:value="1">
            <text:p>1</text:p>
          </table:table-cell>
          <table:table-cell table:style-name="ce54" office:value-type="string">
            <text:p>Traktionssperre VST</text:p>
          </table:table-cell>
          <table:table-cell table:style-name="ce36" office:value-type="string">
            <text:p>bool</text:p>
          </table:table-cell>
          <table:table-cell table:style-name="ce54" office:value-type="string">
            <text:p>x401_I06</text:p>
          </table:table-cell>
          <table:table-cell office:value-type="string">
            <text:p>Traktionssperre V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39">
            <text:p>39</text:p>
          </table:table-cell>
          <table:table-cell table:style-name="ce51" office:value-type="float" office:value="0">
            <text:p>0</text:p>
          </table:table-cell>
          <table:table-cell table:style-name="ce54" office:value-type="string">
            <text:p>Master VST</text:p>
          </table:table-cell>
          <table:table-cell table:style-name="ce36" office:value-type="string">
            <text:p>bool</text:p>
          </table:table-cell>
          <table:table-cell table:style-name="ce54" office:value-type="string">
            <text:p>x401_I07</text:p>
          </table:table-cell>
          <table:table-cell office:value-type="string">
            <text:p>Master V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0">
            <text:p>40</text:p>
          </table:table-cell>
          <table:table-cell office:value-type="float" office:value="7">
            <text:p>7</text:p>
          </table:table-cell>
          <table:table-cell table:style-name="ce54" office:value-type="string">
            <text:p>3 x Rot Beleuchtung</text:p>
          </table:table-cell>
          <table:table-cell table:style-name="ce36" office:value-type="string">
            <text:p>bool</text:p>
          </table:table-cell>
          <table:table-cell table:style-name="ce54" office:value-type="string">
            <text:p>x401_I08</text:p>
          </table:table-cell>
          <table:table-cell office:value-type="string">
            <text:p>3 x Rot Beleuchtung</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0">
            <text:p>40</text:p>
          </table:table-cell>
          <table:table-cell office:value-type="float" office:value="6">
            <text:p>6</text:p>
          </table:table-cell>
          <table:table-cell/>
          <table:table-cell table:style-name="ce36" office:value-type="string">
            <text:p>bool</text:p>
          </table:table-cell>
          <table:table-cell table:style-name="ce54" office:value-type="string">
            <text:p>x401_I09</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0">
            <text:p>40</text:p>
          </table:table-cell>
          <table:table-cell office:value-type="float" office:value="5">
            <text:p>5</text:p>
          </table:table-cell>
          <table:table-cell/>
          <table:table-cell table:style-name="ce36" office:value-type="string">
            <text:p>bool</text:p>
          </table:table-cell>
          <table:table-cell table:style-name="ce54" office:value-type="string">
            <text:p>x401_I10</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0">
            <text:p>40</text:p>
          </table:table-cell>
          <table:table-cell office:value-type="float" office:value="4">
            <text:p>4</text:p>
          </table:table-cell>
          <table:table-cell table:style-name="ce54" office:value-type="string">
            <text:p>Integra abgetrennt</text:p>
          </table:table-cell>
          <table:table-cell table:style-name="ce36" office:value-type="string">
            <text:p>bool</text:p>
          </table:table-cell>
          <table:table-cell table:style-name="ce54" office:value-type="string">
            <text:p>x401_I11</text:p>
          </table:table-cell>
          <table:table-cell office:value-type="string">
            <text:p>Integra abgetrenn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0">
            <text:p>40</text:p>
          </table:table-cell>
          <table:table-cell office:value-type="float" office:value="3">
            <text:p>3</text:p>
          </table:table-cell>
          <table:table-cell table:style-name="ce54" office:value-type="string">
            <text:p>Bediengerät 1 abgetrennt</text:p>
          </table:table-cell>
          <table:table-cell table:style-name="ce36" office:value-type="string">
            <text:p>bool</text:p>
          </table:table-cell>
          <table:table-cell table:style-name="ce54" office:value-type="string">
            <text:p>x401_I12</text:p>
          </table:table-cell>
          <table:table-cell office:value-type="string">
            <text:p>Bediengerät 1 abgetrenn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0">
            <text:p>40</text:p>
          </table:table-cell>
          <table:table-cell office:value-type="float" office:value="2">
            <text:p>2</text:p>
          </table:table-cell>
          <table:table-cell table:style-name="ce54" office:value-type="string">
            <text:p>Bediengerät 2 abgetrennt</text:p>
          </table:table-cell>
          <table:table-cell table:style-name="ce36" office:value-type="string">
            <text:p>bool</text:p>
          </table:table-cell>
          <table:table-cell table:style-name="ce54" office:value-type="string">
            <text:p>x401_I13</text:p>
          </table:table-cell>
          <table:table-cell office:value-type="string">
            <text:p>Bediengerät 2 abgetrenn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0">
            <text:p>40</text:p>
          </table:table-cell>
          <table:table-cell office:value-type="float" office:value="1">
            <text:p>1</text:p>
          </table:table-cell>
          <table:table-cell table:style-name="ce54" office:value-type="string">
            <text:p>Funkfernsteuerung abgetrennt</text:p>
          </table:table-cell>
          <table:table-cell table:style-name="ce36" office:value-type="string">
            <text:p>bool</text:p>
          </table:table-cell>
          <table:table-cell table:style-name="ce54" office:value-type="string">
            <text:p>x401_I14</text:p>
          </table:table-cell>
          <table:table-cell office:value-type="string">
            <text:p>Funkfernsteuerung abgetrenn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0">
            <text:p>40</text:p>
          </table:table-cell>
          <table:table-cell office:value-type="float" office:value="0">
            <text:p>0</text:p>
          </table:table-cell>
          <table:table-cell table:style-name="ce54" office:value-type="string">
            <text:p>SIST abgetrennt</text:p>
          </table:table-cell>
          <table:table-cell table:style-name="ce36" office:value-type="string">
            <text:p>bool</text:p>
          </table:table-cell>
          <table:table-cell table:style-name="ce54" office:value-type="string">
            <text:p>x401_I15</text:p>
          </table:table-cell>
          <table:table-cell office:value-type="string">
            <text:p>SIST abgetrenn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7">
            <text:p>7</text:p>
          </table:table-cell>
          <table:table-cell table:style-name="ce54" office:value-type="string">
            <text:p>V-Beleuchtung vorne oben</text:p>
          </table:table-cell>
          <table:table-cell table:style-name="ce36" office:value-type="string">
            <text:p>bool</text:p>
          </table:table-cell>
          <table:table-cell table:style-name="ce54" office:value-type="string">
            <text:p>x401_O00</text:p>
          </table:table-cell>
          <table:table-cell office:value-type="string">
            <text:p>V-Beleuchtung vorne ob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6">
            <text:p>6</text:p>
          </table:table-cell>
          <table:table-cell table:style-name="ce54" office:value-type="string">
            <text:p>V-Beleuchtung hinten oben</text:p>
          </table:table-cell>
          <table:table-cell table:style-name="ce36" office:value-type="string">
            <text:p>bool</text:p>
          </table:table-cell>
          <table:table-cell table:style-name="ce54" office:value-type="string">
            <text:p>x401_O01</text:p>
          </table:table-cell>
          <table:table-cell office:value-type="string">
            <text:p>V-Beleuchtung hinten ob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5">
            <text:p>5</text:p>
          </table:table-cell>
          <table:table-cell table:style-name="ce54" office:value-type="string">
            <text:p>Signalbeleuchtung vorne links</text:p>
          </table:table-cell>
          <table:table-cell table:style-name="ce36" office:value-type="string">
            <text:p>bool</text:p>
          </table:table-cell>
          <table:table-cell table:style-name="ce54" office:value-type="string">
            <text:p>x401_O02</text:p>
          </table:table-cell>
          <table:table-cell office:value-type="string">
            <text:p>Signalbeleuchtung vorne link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4">
            <text:p>4</text:p>
          </table:table-cell>
          <table:table-cell table:style-name="ce54" office:value-type="string">
            <text:p>Signalbeleuchtung vorne rechts</text:p>
          </table:table-cell>
          <table:table-cell table:style-name="ce36" office:value-type="string">
            <text:p>bool</text:p>
          </table:table-cell>
          <table:table-cell table:style-name="ce54" office:value-type="string">
            <text:p>x401_O03</text:p>
          </table:table-cell>
          <table:table-cell office:value-type="string">
            <text:p>Signalbeleuchtung vorne rech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3">
            <text:p>3</text:p>
          </table:table-cell>
          <table:table-cell table:style-name="ce54" office:value-type="string">
            <text:p>Signalbeleuchtung vorne oben</text:p>
          </table:table-cell>
          <table:table-cell table:style-name="ce36" office:value-type="string">
            <text:p>bool</text:p>
          </table:table-cell>
          <table:table-cell table:style-name="ce54" office:value-type="string">
            <text:p>x401_O04</text:p>
          </table:table-cell>
          <table:table-cell office:value-type="string">
            <text:p>Signalbeleuchtung vorne ob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2">
            <text:p>2</text:p>
          </table:table-cell>
          <table:table-cell table:style-name="ce54" office:value-type="string">
            <text:p>Signalbeleuchtung hinten links</text:p>
          </table:table-cell>
          <table:table-cell table:style-name="ce36" office:value-type="string">
            <text:p>bool</text:p>
          </table:table-cell>
          <table:table-cell table:style-name="ce54" office:value-type="string">
            <text:p>x401_O05</text:p>
          </table:table-cell>
          <table:table-cell office:value-type="string">
            <text:p>Signalbeleuchtung hinten link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1">
            <text:p>1</text:p>
          </table:table-cell>
          <table:table-cell table:style-name="ce54" office:value-type="string">
            <text:p>Signalbeleuchtung hinten rechts</text:p>
          </table:table-cell>
          <table:table-cell table:style-name="ce36" office:value-type="string">
            <text:p>bool</text:p>
          </table:table-cell>
          <table:table-cell table:style-name="ce54" office:value-type="string">
            <text:p>x401_O06</text:p>
          </table:table-cell>
          <table:table-cell office:value-type="string">
            <text:p>Signalbeleuchtung hinten rech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1">
            <text:p>41</text:p>
          </table:table-cell>
          <table:table-cell office:value-type="float" office:value="0">
            <text:p>0</text:p>
          </table:table-cell>
          <table:table-cell table:style-name="ce54" office:value-type="string">
            <text:p>Signalbeleuchtung hinten oben</text:p>
          </table:table-cell>
          <table:table-cell table:style-name="ce36" office:value-type="string">
            <text:p>bool</text:p>
          </table:table-cell>
          <table:table-cell table:style-name="ce54" office:value-type="string">
            <text:p>x401_O07</text:p>
          </table:table-cell>
          <table:table-cell office:value-type="string">
            <text:p>Signalbeleuchtung hinten ob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7">
            <text:p>7</text:p>
          </table:table-cell>
          <table:table-cell table:style-name="ce8" office:value-type="string">
            <text:p>Scheinwerfer vorne unten</text:p>
          </table:table-cell>
          <table:table-cell table:style-name="ce36" office:value-type="string">
            <text:p>bool</text:p>
          </table:table-cell>
          <table:table-cell table:style-name="ce54" office:value-type="string">
            <text:p>x401_O08</text:p>
          </table:table-cell>
          <table:table-cell table:style-name="ce12" office:value-type="string">
            <text:p>Scheinwerfer vorne un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6">
            <text:p>6</text:p>
          </table:table-cell>
          <table:table-cell table:style-name="ce8" office:value-type="string">
            <text:p>Scheinwerfer hinten unten</text:p>
          </table:table-cell>
          <table:table-cell table:style-name="ce36" office:value-type="string">
            <text:p>bool</text:p>
          </table:table-cell>
          <table:table-cell table:style-name="ce54" office:value-type="string">
            <text:p>x401_O09</text:p>
          </table:table-cell>
          <table:table-cell table:style-name="ce12" office:value-type="string">
            <text:p>Scheinwerfer hinten unt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5">
            <text:p>5</text:p>
          </table:table-cell>
          <table:table-cell table:style-name="ce54" office:value-type="string">
            <text:p>Signalbeleuchtung rot vorne links</text:p>
          </table:table-cell>
          <table:table-cell table:style-name="ce36" office:value-type="string">
            <text:p>bool</text:p>
          </table:table-cell>
          <table:table-cell table:style-name="ce54" office:value-type="string">
            <text:p>x401_O10</text:p>
          </table:table-cell>
          <table:table-cell office:value-type="string">
            <text:p>Signalbeleuchtung rot vorne link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4">
            <text:p>4</text:p>
          </table:table-cell>
          <table:table-cell table:style-name="ce54" office:value-type="string">
            <text:p>Signalbeleuchtung rot vorne rechts</text:p>
          </table:table-cell>
          <table:table-cell table:style-name="ce36" office:value-type="string">
            <text:p>bool</text:p>
          </table:table-cell>
          <table:table-cell table:style-name="ce54" office:value-type="string">
            <text:p>x401_O11</text:p>
          </table:table-cell>
          <table:table-cell office:value-type="string">
            <text:p>Signalbeleuchtung rot vorne rech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3">
            <text:p>3</text:p>
          </table:table-cell>
          <table:table-cell table:style-name="ce54" office:value-type="string">
            <text:p>Signalbeleuchtung rot vorne oben</text:p>
          </table:table-cell>
          <table:table-cell table:style-name="ce36" office:value-type="string">
            <text:p>bool</text:p>
          </table:table-cell>
          <table:table-cell table:style-name="ce54" office:value-type="string">
            <text:p>x401_O12</text:p>
          </table:table-cell>
          <table:table-cell office:value-type="string">
            <text:p>Signalbeleuchtung rot vorne ob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2">
            <text:p>2</text:p>
          </table:table-cell>
          <table:table-cell table:style-name="ce54" office:value-type="string">
            <text:p>Signalbeleuchtung rot hinten links</text:p>
          </table:table-cell>
          <table:table-cell table:style-name="ce36" office:value-type="string">
            <text:p>bool</text:p>
          </table:table-cell>
          <table:table-cell table:style-name="ce54" office:value-type="string">
            <text:p>x401_O13</text:p>
          </table:table-cell>
          <table:table-cell office:value-type="string">
            <text:p>Signalbeleuchtung rot hinten link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1">
            <text:p>1</text:p>
          </table:table-cell>
          <table:table-cell table:style-name="ce54" office:value-type="string">
            <text:p>Signalbeleuchtung rot hinten rechts</text:p>
          </table:table-cell>
          <table:table-cell table:style-name="ce36" office:value-type="string">
            <text:p>bool</text:p>
          </table:table-cell>
          <table:table-cell table:style-name="ce54" office:value-type="string">
            <text:p>x401_O14</text:p>
          </table:table-cell>
          <table:table-cell office:value-type="string">
            <text:p>Signalbeleuchtung rot hinten rechts</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2">
            <text:p>42</text:p>
          </table:table-cell>
          <table:table-cell office:value-type="float" office:value="0">
            <text:p>0</text:p>
          </table:table-cell>
          <table:table-cell table:style-name="ce54" office:value-type="string">
            <text:p>Signalbeleuchtung rot hinten oben</text:p>
          </table:table-cell>
          <table:table-cell table:style-name="ce36" office:value-type="string">
            <text:p>bool</text:p>
          </table:table-cell>
          <table:table-cell table:style-name="ce54" office:value-type="string">
            <text:p>x401_O15</text:p>
          </table:table-cell>
          <table:table-cell office:value-type="string">
            <text:p>Signalbeleuchtung rot hinten obe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3">
            <text:p>43</text:p>
          </table:table-cell>
          <table:table-cell office:value-type="float" office:value="7">
            <text:p>7</text:p>
          </table:table-cell>
          <table:table-cell table:style-name="ce53" office:value-type="string">
            <text:p>Niveau Hydraulikoel</text:p>
          </table:table-cell>
          <table:table-cell table:style-name="ce36" office:value-type="string">
            <text:p>bool</text:p>
          </table:table-cell>
          <table:table-cell table:style-name="ce54" office:value-type="string">
            <text:p>x747_DigIn23</text:p>
          </table:table-cell>
          <table:table-cell table:style-name="ce36" office:value-type="string">
            <text:p>Niveau Hydraulikoe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3">
            <text:p>43</text:p>
          </table:table-cell>
          <table:table-cell office:value-type="float" office:value="6">
            <text:p>6</text:p>
          </table:table-cell>
          <table:table-cell table:style-name="ce36"/>
          <table:table-cell table:style-name="ce36" office:value-type="string">
            <text:p>bool</text:p>
          </table:table-cell>
          <table:table-cell office:value-type="string">
            <text:p>x747_DigIn24</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3">
            <text:p>43</text:p>
          </table:table-cell>
          <table:table-cell office:value-type="float" office:value="5">
            <text:p>5</text:p>
          </table:table-cell>
          <table:table-cell table:style-name="ce36"/>
          <table:table-cell table:style-name="ce36" office:value-type="string">
            <text:p>bool</text:p>
          </table:table-cell>
          <table:table-cell office:value-type="string">
            <text:p>x747_DigIn2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3">
            <text:p>43</text:p>
          </table:table-cell>
          <table:table-cell office:value-type="float" office:value="4">
            <text:p>4</text:p>
          </table:table-cell>
          <table:table-cell table:style-name="ce36"/>
          <table:table-cell table:style-name="ce36" office:value-type="string">
            <text:p>bool</text:p>
          </table:table-cell>
          <table:table-cell office:value-type="string">
            <text:p>x747_DigIn2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3">
            <text:p>43</text:p>
          </table:table-cell>
          <table:table-cell office:value-type="float" office:value="3">
            <text:p>3</text:p>
          </table:table-cell>
          <table:table-cell table:style-name="ce36"/>
          <table:table-cell table:style-name="ce36" office:value-type="string">
            <text:p>bool</text:p>
          </table:table-cell>
          <table:table-cell office:value-type="string">
            <text:p>x747_DigOut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3">
            <text:p>43</text:p>
          </table:table-cell>
          <table:table-cell office:value-type="float" office:value="2">
            <text:p>2</text:p>
          </table:table-cell>
          <table:table-cell table:style-name="ce36"/>
          <table:table-cell table:style-name="ce36" office:value-type="string">
            <text:p>bool</text:p>
          </table:table-cell>
          <table:table-cell office:value-type="string">
            <text:p>x747_DigOut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3">
            <text:p>43</text:p>
          </table:table-cell>
          <table:table-cell office:value-type="float" office:value="1">
            <text:p>1</text:p>
          </table:table-cell>
          <table:table-cell table:style-name="ce8" office:value-type="string">
            <text:p>Boostcap Ladung Stufe 2</text:p>
          </table:table-cell>
          <table:table-cell table:style-name="ce36" office:value-type="string">
            <text:p>bool</text:p>
          </table:table-cell>
          <table:table-cell office:value-type="string">
            <text:p>x747_DigOut7</text:p>
          </table:table-cell>
          <table:table-cell table:style-name="Default" office:value-type="string">
            <text:p>Boostcap Ladung Stufe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3">
            <text:p>43</text:p>
          </table:table-cell>
          <table:table-cell office:value-type="float" office:value="0">
            <text:p>0</text:p>
          </table:table-cell>
          <table:table-cell table:style-name="ce8" office:value-type="string">
            <text:p>Boostcap Ladung Stufe 1</text:p>
          </table:table-cell>
          <table:table-cell table:style-name="ce36" office:value-type="string">
            <text:p>bool</text:p>
          </table:table-cell>
          <table:table-cell office:value-type="string">
            <text:p>x747_DigOut8</text:p>
          </table:table-cell>
          <table:table-cell table:style-name="Default" office:value-type="string">
            <text:p>Boostcap Ladung Stufe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7">
            <text:p>7</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6">
            <text:p>6</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5">
            <text:p>5</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4">
            <text:p>4</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3">
            <text:p>3</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2">
            <text:p>2</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1">
            <text:p>1</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4">
            <text:p>44</text:p>
          </table:table-cell>
          <table:table-cell office:value-type="float" office:value="0">
            <text:p>0</text:p>
          </table:table-cell>
          <table:table-cell table:style-name="ce36"/>
          <table:table-cell table:style-name="ce36" office:value-type="string">
            <text:p>uint16_t</text:p>
          </table:table-cell>
          <table:table-cell office:value-type="string">
            <text:p>w747_IIN1</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7">
            <text:p>7</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6">
            <text:p>6</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5">
            <text:p>5</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4">
            <text:p>4</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3">
            <text:p>3</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2">
            <text:p>2</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1">
            <text:p>1</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5">
            <text:p>45</text:p>
          </table:table-cell>
          <table:table-cell office:value-type="float" office:value="0">
            <text:p>0</text:p>
          </table:table-cell>
          <table:table-cell/>
          <table:table-cell table:style-name="ce36" office:value-type="string">
            <text:p>uint16_t</text:p>
          </table:table-cell>
          <table:table-cell office:value-type="string">
            <text:p>w747_IIN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7">
            <text:p>7</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6">
            <text:p>6</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5">
            <text:p>5</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4">
            <text:p>4</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3">
            <text:p>3</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2">
            <text:p>2</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1">
            <text:p>1</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6">
            <text:p>46</text:p>
          </table:table-cell>
          <table:table-cell office:value-type="float" office:value="0">
            <text:p>0</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7">
            <text:p>7</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6">
            <text:p>6</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5">
            <text:p>5</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4">
            <text:p>4</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3">
            <text:p>3</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2">
            <text:p>2</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1">
            <text:p>1</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47">
            <text:p>47</text:p>
          </table:table-cell>
          <table:table-cell office:value-type="float" office:value="0">
            <text:p>0</text:p>
          </table:table-cell>
          <table:table-cell office:value-type="string">
            <text:p>Füllstand Dieseltank</text:p>
          </table:table-cell>
          <table:table-cell table:style-name="ce36" office:value-type="string">
            <text:p>uint16_t</text:p>
          </table:table-cell>
          <table:table-cell office:value-type="string">
            <text:p>w747_IIN2</text:p>
          </table:table-cell>
          <table:table-cell office:value-type="string">
            <text:p>Füllstand Dieseltank</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7">
            <text:p>7</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6">
            <text:p>6</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5">
            <text:p>5</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4">
            <text:p>4</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3">
            <text:p>3</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2">
            <text:p>2</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1">
            <text:p>1</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8">
            <text:p>48</text:p>
          </table:table-cell>
          <table:table-cell table:style-name="ce51" office:value-type="float" office:value="0">
            <text:p>0</text:p>
          </table:table-cell>
          <table:table-cell/>
          <table:table-cell table:style-name="ce36" office:value-type="string">
            <text:p>uint16_t</text:p>
          </table:table-cell>
          <table:table-cell office:value-type="string">
            <text:p>w747_IIN3</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7">
            <text:p>7</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6">
            <text:p>6</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5">
            <text:p>5</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4">
            <text:p>4</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3">
            <text:p>3</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2">
            <text:p>2</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1">
            <text:p>1</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49">
            <text:p>49</text:p>
          </table:table-cell>
          <table:table-cell table:style-name="ce51" office:value-type="float" office:value="0">
            <text:p>0</text:p>
          </table:table-cell>
          <table:table-cell table:style-name="ce55"/>
          <table:table-cell table:style-name="ce36" office:value-type="string">
            <text:p>uint16_t</text:p>
          </table:table-cell>
          <table:table-cell office:value-type="string">
            <text:p>w747_IIN3</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7">
            <text:p>7</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6">
            <text:p>6</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5">
            <text:p>5</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4">
            <text:p>4</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3">
            <text:p>3</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2">
            <text:p>2</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1">
            <text:p>1</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0">
            <text:p>50</text:p>
          </table:table-cell>
          <table:table-cell table:style-name="ce51" office:value-type="float" office:value="0">
            <text:p>0</text:p>
          </table:table-cell>
          <table:table-cell table:style-name="ce55"/>
          <table:table-cell table:style-name="ce36" office:value-type="string">
            <text:p>uint16_t</text:p>
          </table:table-cell>
          <table:table-cell office:value-type="string">
            <text:p>w747_IIN4</text:p>
          </table:table-cell>
          <table:table-cell table:style-name="ce55"/>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7">
            <text:p>7</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6">
            <text:p>6</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5">
            <text:p>5</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4">
            <text:p>4</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3">
            <text:p>3</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2">
            <text:p>2</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1">
            <text:p>1</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1">
            <text:p>51</text:p>
          </table:table-cell>
          <table:table-cell table:style-name="ce51" office:value-type="float" office:value="0">
            <text:p>0</text:p>
          </table:table-cell>
          <table:table-cell/>
          <table:table-cell table:style-name="ce36" office:value-type="string">
            <text:p>uint16_t</text:p>
          </table:table-cell>
          <table:table-cell office:value-type="string">
            <text:p>w747_IIN4</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7">
            <text:p>7</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6">
            <text:p>6</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5">
            <text:p>5</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4">
            <text:p>4</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3">
            <text:p>3</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2">
            <text:p>2</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1">
            <text:p>1</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2">
            <text:p>52</text:p>
          </table:table-cell>
          <table:table-cell office:value-type="float" office:value="0">
            <text:p>0</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7">
            <text:p>7</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6">
            <text:p>6</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5">
            <text:p>5</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4">
            <text:p>4</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3">
            <text:p>3</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2">
            <text:p>2</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1">
            <text:p>1</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3">
            <text:p>53</text:p>
          </table:table-cell>
          <table:table-cell office:value-type="float" office:value="0">
            <text:p>0</text:p>
          </table:table-cell>
          <table:table-cell/>
          <table:table-cell table:style-name="ce36" office:value-type="string">
            <text:p>uint16_t</text:p>
          </table:table-cell>
          <table:table-cell office:value-type="string">
            <text:p>w747_I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7">
            <text:p>7</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6">
            <text:p>6</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5">
            <text:p>5</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4">
            <text:p>4</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3">
            <text:p>3</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2">
            <text:p>2</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1">
            <text:p>1</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4">
            <text:p>54</text:p>
          </table:table-cell>
          <table:table-cell office:value-type="float" office:value="0">
            <text:p>0</text:p>
          </table:table-cell>
          <table:table-cell/>
          <table:table-cell table:style-name="ce36" office:value-type="string">
            <text:p>uint16_t</text:p>
          </table:table-cell>
          <table:table-cell office:value-type="string">
            <text:p>w747_I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7">
            <text:p>7</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6">
            <text:p>6</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5">
            <text:p>5</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4">
            <text:p>4</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3">
            <text:p>3</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2">
            <text:p>2</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1">
            <text:p>1</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5">
            <text:p>55</text:p>
          </table:table-cell>
          <table:table-cell office:value-type="float" office:value="0">
            <text:p>0</text:p>
          </table:table-cell>
          <table:table-cell table:style-name="ce36"/>
          <table:table-cell table:style-name="ce36" office:value-type="string">
            <text:p>uint16_t</text:p>
          </table:table-cell>
          <table:table-cell office:value-type="string">
            <text:p>w747_IIN6</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7">
            <text:p>7</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6">
            <text:p>6</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5">
            <text:p>5</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4">
            <text:p>4</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3">
            <text:p>3</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2">
            <text:p>2</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1">
            <text:p>1</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6">
            <text:p>56</text:p>
          </table:table-cell>
          <table:table-cell office:value-type="float" office:value="0">
            <text:p>0</text:p>
          </table:table-cell>
          <table:table-cell table:style-name="ce36"/>
          <table:table-cell table:style-name="ce36" office:value-type="string">
            <text:p>uint16_t</text:p>
          </table:table-cell>
          <table:table-cell office:value-type="string">
            <text:p>w747_IIN7</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7">
            <text:p>7</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6">
            <text:p>6</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5">
            <text:p>5</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4">
            <text:p>4</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3">
            <text:p>3</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2">
            <text:p>2</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1">
            <text:p>1</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7">
            <text:p>57</text:p>
          </table:table-cell>
          <table:table-cell office:value-type="float" office:value="0">
            <text:p>0</text:p>
          </table:table-cell>
          <table:table-cell/>
          <table:table-cell table:style-name="ce36" office:value-type="string">
            <text:p>uint16_t</text:p>
          </table:table-cell>
          <table:table-cell office:value-type="string">
            <text:p>w747_IIN7</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7">
            <text:p>7</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6">
            <text:p>6</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5">
            <text:p>5</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4">
            <text:p>4</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3">
            <text:p>3</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2">
            <text:p>2</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1">
            <text:p>1</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8">
            <text:p>58</text:p>
          </table:table-cell>
          <table:table-cell office:value-type="float" office:value="0">
            <text:p>0</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7">
            <text:p>7</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6">
            <text:p>6</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5">
            <text:p>5</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4">
            <text:p>4</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3">
            <text:p>3</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2">
            <text:p>2</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office:value-type="float" office:value="1">
            <text:p>1</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59">
            <text:p>59</text:p>
          </table:table-cell>
          <table:table-cell table:style-name="ce51" office:value-type="float" office:value="0">
            <text:p>0</text:p>
          </table:table-cell>
          <table:table-cell/>
          <table:table-cell table:style-name="ce36" office:value-type="string">
            <text:p>uint16_t</text:p>
          </table:table-cell>
          <table:table-cell office:value-type="string">
            <text:p>w747_IIN8</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7">
            <text:p>7</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6">
            <text:p>6</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5">
            <text:p>5</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4">
            <text:p>4</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3">
            <text:p>3</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2">
            <text:p>2</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1">
            <text:p>1</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0">
            <text:p>60</text:p>
          </table:table-cell>
          <table:table-cell table:style-name="ce51" office:value-type="float" office:value="0">
            <text:p>0</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7">
            <text:p>7</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6">
            <text:p>6</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5">
            <text:p>5</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4">
            <text:p>4</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3">
            <text:p>3</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2">
            <text:p>2</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1">
            <text:p>1</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1">
            <text:p>61</text:p>
          </table:table-cell>
          <table:table-cell table:style-name="ce51" office:value-type="float" office:value="0">
            <text:p>0</text:p>
          </table:table-cell>
          <table:table-cell office:value-type="string">
            <text:p>Temperatur Ladeluft 2</text:p>
          </table:table-cell>
          <table:table-cell table:style-name="ce36" office:value-type="string">
            <text:p>uint16_t</text:p>
          </table:table-cell>
          <table:table-cell office:value-type="string">
            <text:p>w747_UIN1</text:p>
          </table:table-cell>
          <table:table-cell office:value-type="string">
            <text:p>Temperatur Ladeluft 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7">
            <text:p>7</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6">
            <text:p>6</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5">
            <text:p>5</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4">
            <text:p>4</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3">
            <text:p>3</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2">
            <text:p>2</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1">
            <text:p>1</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2">
            <text:p>62</text:p>
          </table:table-cell>
          <table:table-cell table:style-name="ce51" office:value-type="float" office:value="0">
            <text:p>0</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7">
            <text:p>7</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6">
            <text:p>6</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5">
            <text:p>5</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4">
            <text:p>4</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3">
            <text:p>3</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2">
            <text:p>2</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table:style-name="ce51" office:value-type="float" office:value="1">
            <text:p>1</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3">
            <text:p>63</text:p>
          </table:table-cell>
          <table:table-cell office:value-type="float" office:value="0">
            <text:p>0</text:p>
          </table:table-cell>
          <table:table-cell table:style-name="ce55" office:value-type="string">
            <text:p>Temperatur Kühlwasser</text:p>
          </table:table-cell>
          <table:table-cell table:style-name="ce36" office:value-type="string">
            <text:p>uint16_t</text:p>
          </table:table-cell>
          <table:table-cell office:value-type="string">
            <text:p>w747_UIN2</text:p>
          </table:table-cell>
          <table:table-cell table:style-name="ce55" office:value-type="string">
            <text:p>Temperatur Kühlwass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7">
            <text:p>7</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6">
            <text:p>6</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5">
            <text:p>5</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4">
            <text:p>4</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3">
            <text:p>3</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2">
            <text:p>2</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1">
            <text:p>1</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4">
            <text:p>64</text:p>
          </table:table-cell>
          <table:table-cell office:value-type="float" office:value="0">
            <text:p>0</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7">
            <text:p>7</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6">
            <text:p>6</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5">
            <text:p>5</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4">
            <text:p>4</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3">
            <text:p>3</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2">
            <text:p>2</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1">
            <text:p>1</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5">
            <text:p>65</text:p>
          </table:table-cell>
          <table:table-cell office:value-type="float" office:value="0">
            <text:p>0</text:p>
          </table:table-cell>
          <table:table-cell table:style-name="ce54" office:value-type="string">
            <text:p>Temperatur Ladeluft 1</text:p>
          </table:table-cell>
          <table:table-cell table:style-name="ce36" office:value-type="string">
            <text:p>uint16_t</text:p>
          </table:table-cell>
          <table:table-cell office:value-type="string">
            <text:p>w747_UIN3</text:p>
          </table:table-cell>
          <table:table-cell office:value-type="string">
            <text:p>Temperatur Ladeluft 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7">
            <text:p>7</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6">
            <text:p>6</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5">
            <text:p>5</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4">
            <text:p>4</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3">
            <text:p>3</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2">
            <text:p>2</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1">
            <text:p>1</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6">
            <text:p>66</text:p>
          </table:table-cell>
          <table:table-cell office:value-type="float" office:value="0">
            <text:p>0</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7">
            <text:p>7</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6">
            <text:p>6</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5">
            <text:p>5</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4">
            <text:p>4</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3">
            <text:p>3</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2">
            <text:p>2</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1">
            <text:p>1</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67">
            <text:p>67</text:p>
          </table:table-cell>
          <table:table-cell office:value-type="float" office:value="0">
            <text:p>0</text:p>
          </table:table-cell>
          <table:table-cell office:value-type="string">
            <text:p>Temperatur Getriebeöl</text:p>
          </table:table-cell>
          <table:table-cell table:style-name="ce36" office:value-type="string">
            <text:p>uint16_t</text:p>
          </table:table-cell>
          <table:table-cell office:value-type="string">
            <text:p>w747_UIN4</text:p>
          </table:table-cell>
          <table:table-cell office:value-type="string">
            <text:p>Temperatur Getriebeö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7">
            <text:p>7</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6">
            <text:p>6</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5">
            <text:p>5</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4">
            <text:p>4</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3">
            <text:p>3</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2">
            <text:p>2</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1">
            <text:p>1</text:p>
          </table:table-cell>
          <table:table-cell table:style-name="ce36"/>
          <table:table-cell table:style-name="ce36" office:value-type="string">
            <text:p>uint16_t</text:p>
          </table:table-cell>
          <table:table-cell office:value-type="string">
            <text:p>w747_UIN5</text:p>
          </table:table-cell>
          <table:table-cell table:style-name="ce36"/>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8">
            <text:p>68</text:p>
          </table:table-cell>
          <table:table-cell office:value-type="float" office:value="0">
            <text:p>0</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7">
            <text:p>7</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6">
            <text:p>6</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5">
            <text:p>5</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4">
            <text:p>4</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3">
            <text:p>3</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2">
            <text:p>2</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1">
            <text:p>1</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69">
            <text:p>69</text:p>
          </table:table-cell>
          <table:table-cell office:value-type="float" office:value="0">
            <text:p>0</text:p>
          </table:table-cell>
          <table:table-cell/>
          <table:table-cell table:style-name="ce36" office:value-type="string">
            <text:p>uint16_t</text:p>
          </table:table-cell>
          <table:table-cell office:value-type="string">
            <text:p>w747_UIN5</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7">
            <text:p>7</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6">
            <text:p>6</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5">
            <text:p>5</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4">
            <text:p>4</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3">
            <text:p>3</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2">
            <text:p>2</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1">
            <text:p>1</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0">
            <text:p>70</text:p>
          </table:table-cell>
          <table:table-cell office:value-type="float" office:value="0">
            <text:p>0</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7">
            <text:p>7</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6">
            <text:p>6</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5">
            <text:p>5</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4">
            <text:p>4</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3">
            <text:p>3</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2">
            <text:p>2</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1">
            <text:p>1</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1">
            <text:p>71</text:p>
          </table:table-cell>
          <table:table-cell office:value-type="float" office:value="0">
            <text:p>0</text:p>
          </table:table-cell>
          <table:table-cell/>
          <table:table-cell table:style-name="ce36" office:value-type="string">
            <text:p>uint16_t</text:p>
          </table:table-cell>
          <table:table-cell office:value-type="string">
            <text:p>w747_UIN6</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7">
            <text:p>7</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6">
            <text:p>6</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5">
            <text:p>5</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4">
            <text:p>4</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3">
            <text:p>3</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2">
            <text:p>2</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1">
            <text:p>1</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2">
            <text:p>72</text:p>
          </table:table-cell>
          <table:table-cell office:value-type="float" office:value="0">
            <text:p>0</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7">
            <text:p>7</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6">
            <text:p>6</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5">
            <text:p>5</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4">
            <text:p>4</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3">
            <text:p>3</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2">
            <text:p>2</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1">
            <text:p>1</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3">
            <text:p>73</text:p>
          </table:table-cell>
          <table:table-cell office:value-type="float" office:value="0">
            <text:p>0</text:p>
          </table:table-cell>
          <table:table-cell/>
          <table:table-cell table:style-name="ce36" office:value-type="string">
            <text:p>uint16_t</text:p>
          </table:table-cell>
          <table:table-cell office:value-type="string">
            <text:p>w747_PWMOut1</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7">
            <text:p>7</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6">
            <text:p>6</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5">
            <text:p>5</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4">
            <text:p>4</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3">
            <text:p>3</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2">
            <text:p>2</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1">
            <text:p>1</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4">
            <text:p>74</text:p>
          </table:table-cell>
          <table:table-cell office:value-type="float" office:value="0">
            <text:p>0</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7">
            <text:p>7</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6">
            <text:p>6</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5">
            <text:p>5</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4">
            <text:p>4</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3">
            <text:p>3</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2">
            <text:p>2</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1">
            <text:p>1</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75">
            <text:p>75</text:p>
          </table:table-cell>
          <table:table-cell office:value-type="float" office:value="0">
            <text:p>0</text:p>
          </table:table-cell>
          <table:table-cell/>
          <table:table-cell table:style-name="ce36" office:value-type="string">
            <text:p>uint16_t</text:p>
          </table:table-cell>
          <table:table-cell office:value-type="string">
            <text:p>w747_PWMOut2</text:p>
          </table:table-cell>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7">
            <text:p>7</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6">
            <text:p>6</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5">
            <text:p>5</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4">
            <text:p>4</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3">
            <text:p>3</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2">
            <text:p>2</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1">
            <text:p>1</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6">
            <text:p>76</text:p>
          </table:table-cell>
          <table:table-cell office:value-type="float" office:value="0">
            <text:p>0</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7">
            <text:p>7</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6">
            <text:p>6</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5">
            <text:p>5</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4">
            <text:p>4</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3">
            <text:p>3</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2">
            <text:p>2</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1">
            <text:p>1</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7">
            <text:p>77</text:p>
          </table:table-cell>
          <table:table-cell office:value-type="float" office:value="0">
            <text:p>0</text:p>
          </table:table-cell>
          <table:table-cell table:style-name="ce54" office:value-type="string">
            <text:p>Lüfter Ladeluftlüfter</text:p>
          </table:table-cell>
          <table:table-cell table:style-name="ce36" office:value-type="string">
            <text:p>uint16_t</text:p>
          </table:table-cell>
          <table:table-cell office:value-type="string">
            <text:p>w747_PWMOut3</text:p>
          </table:table-cell>
          <table:table-cell office:value-type="string">
            <text:p>Lüfter Ladeluftlüft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7">
            <text:p>7</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6">
            <text:p>6</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5">
            <text:p>5</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4">
            <text:p>4</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3">
            <text:p>3</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2">
            <text:p>2</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1">
            <text:p>1</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8">
            <text:p>78</text:p>
          </table:table-cell>
          <table:table-cell office:value-type="float" office:value="0">
            <text:p>0</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7">
            <text:p>7</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6">
            <text:p>6</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5">
            <text:p>5</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4">
            <text:p>4</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3">
            <text:p>3</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2">
            <text:p>2</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1">
            <text:p>1</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79">
            <text:p>79</text:p>
          </table:table-cell>
          <table:table-cell office:value-type="float" office:value="0">
            <text:p>0</text:p>
          </table:table-cell>
          <table:table-cell office:value-type="string">
            <text:p>Lüfter Kühlwasserkühler</text:p>
          </table:table-cell>
          <table:table-cell table:style-name="ce36" office:value-type="string">
            <text:p>uint16_t</text:p>
          </table:table-cell>
          <table:table-cell office:value-type="string">
            <text:p>w747_PWMOut4</text:p>
          </table:table-cell>
          <table:table-cell office:value-type="string">
            <text:p>Lüfter Kühlwasserkühler</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7">
            <text:p>7</text:p>
          </table:table-cell>
          <table:table-cell table:style-name="ce54" office:value-type="string">
            <text:p>FBS Leistung plus BG1</text:p>
          </table:table-cell>
          <table:table-cell office:value-type="string">
            <text:p>bool</text:p>
          </table:table-cell>
          <table:table-cell table:style-name="ce54" office:value-type="string">
            <text:p>xFBSLeistungPlusBG1</text:p>
          </table:table-cell>
          <table:table-cell office:value-type="string">
            <text:p>FBS Leistung plus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6">
            <text:p>6</text:p>
          </table:table-cell>
          <table:table-cell table:style-name="ce54" office:value-type="string">
            <text:p>FBS Leistung konstant BG1</text:p>
          </table:table-cell>
          <table:table-cell office:value-type="string">
            <text:p>bool</text:p>
          </table:table-cell>
          <table:table-cell table:style-name="ce54" office:value-type="string">
            <text:p>xFBSLeistungKonstantBG1</text:p>
          </table:table-cell>
          <table:table-cell office:value-type="string">
            <text:p>FBS Leistung konstant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5">
            <text:p>5</text:p>
          </table:table-cell>
          <table:table-cell table:style-name="ce54" office:value-type="string">
            <text:p>FBS Leistung minus BG1</text:p>
          </table:table-cell>
          <table:table-cell office:value-type="string">
            <text:p>bool</text:p>
          </table:table-cell>
          <table:table-cell table:style-name="ce54" office:value-type="string">
            <text:p>xFBSLeistungMinusBG1</text:p>
          </table:table-cell>
          <table:table-cell office:value-type="string">
            <text:p>FBS Leistung minus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4">
            <text:p>4</text:p>
          </table:table-cell>
          <table:table-cell table:style-name="ce54" office:value-type="string">
            <text:p>FBS Nullstellung BG1</text:p>
          </table:table-cell>
          <table:table-cell office:value-type="string">
            <text:p>bool</text:p>
          </table:table-cell>
          <table:table-cell table:style-name="ce54" office:value-type="string">
            <text:p>xFBSNullstellungBG1</text:p>
          </table:table-cell>
          <table:table-cell office:value-type="string">
            <text:p>FBS Nullstellung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3">
            <text:p>3</text:p>
          </table:table-cell>
          <table:table-cell table:style-name="ce54" office:value-type="string">
            <text:p>FBS Bremse minus BG1</text:p>
          </table:table-cell>
          <table:table-cell office:value-type="string">
            <text:p>bool</text:p>
          </table:table-cell>
          <table:table-cell table:style-name="ce54" office:value-type="string">
            <text:p>xFBSBremseMinusBG1</text:p>
          </table:table-cell>
          <table:table-cell office:value-type="string">
            <text:p>FBS Bremse minus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2">
            <text:p>2</text:p>
          </table:table-cell>
          <table:table-cell table:style-name="ce54" office:value-type="string">
            <text:p>FBS Bremse konstant BG1</text:p>
          </table:table-cell>
          <table:table-cell office:value-type="string">
            <text:p>bool</text:p>
          </table:table-cell>
          <table:table-cell table:style-name="ce54" office:value-type="string">
            <text:p>xFBSBemseKontantBG1</text:p>
          </table:table-cell>
          <table:table-cell office:value-type="string">
            <text:p>FBS Bremse konstant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1">
            <text:p>1</text:p>
          </table:table-cell>
          <table:table-cell table:style-name="ce54" office:value-type="string">
            <text:p>FBS Bremse plus BG1</text:p>
          </table:table-cell>
          <table:table-cell office:value-type="string">
            <text:p>bool</text:p>
          </table:table-cell>
          <table:table-cell table:style-name="ce54" office:value-type="string">
            <text:p>xFBSBremsePlusBG1</text:p>
          </table:table-cell>
          <table:table-cell office:value-type="string">
            <text:p>FBS Bremse plus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0">
            <text:p>80</text:p>
          </table:table-cell>
          <table:table-cell office:value-type="float" office:value="0">
            <text:p>0</text:p>
          </table:table-cell>
          <table:table-cell table:style-name="ce54" office:value-type="string">
            <text:p>Schnellbremse BG1</text:p>
          </table:table-cell>
          <table:table-cell office:value-type="string">
            <text:p>bool</text:p>
          </table:table-cell>
          <table:table-cell table:style-name="ce54" office:value-type="string">
            <text:p>xSchnellbemseBG1</text:p>
          </table:table-cell>
          <table:table-cell office:value-type="string">
            <text:p>Schnellbremse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7">
            <text:p>7</text:p>
          </table:table-cell>
          <table:table-cell table:style-name="ce54" office:value-type="string">
            <text:p>Sanfbremse BG1</text:p>
          </table:table-cell>
          <table:table-cell office:value-type="string">
            <text:p>bool</text:p>
          </table:table-cell>
          <table:table-cell table:style-name="ce54" office:value-type="string">
            <text:p>xSanftbremseBG1</text:p>
          </table:table-cell>
          <table:table-cell office:value-type="string">
            <text:p>Sanfbremse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6">
            <text:p>6</text:p>
          </table:table-cell>
          <table:table-cell table:style-name="ce54" office:value-type="string">
            <text:p>Schleuderbremse BG1</text:p>
          </table:table-cell>
          <table:table-cell office:value-type="string">
            <text:p>bool</text:p>
          </table:table-cell>
          <table:table-cell table:style-name="ce54" office:value-type="string">
            <text:p>xSchleuderbremseBG1</text:p>
          </table:table-cell>
          <table:table-cell office:value-type="string">
            <text:p>Schleuderbremse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5">
            <text:p>5</text:p>
          </table:table-cell>
          <table:table-cell table:style-name="ce54" office:value-type="string">
            <text:p>Festhaltebremse / Berganfahrt BG1</text:p>
          </table:table-cell>
          <table:table-cell office:value-type="string">
            <text:p>bool</text:p>
          </table:table-cell>
          <table:table-cell table:style-name="ce54" office:value-type="string">
            <text:p>xBerganfahrtBG1</text:p>
          </table:table-cell>
          <table:table-cell office:value-type="string">
            <text:p>Festhaltebremse / Berganfahrt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4">
            <text:p>4</text:p>
          </table:table-cell>
          <table:table-cell table:style-name="ce54" office:value-type="string">
            <text:p>Zugbremse unterdrücken BG1</text:p>
          </table:table-cell>
          <table:table-cell office:value-type="string">
            <text:p>bool</text:p>
          </table:table-cell>
          <table:table-cell table:style-name="ce54" office:value-type="string">
            <text:p>xZugbremseUnterdBG1</text:p>
          </table:table-cell>
          <table:table-cell office:value-type="string">
            <text:p>Zugbremse unterdrücken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3">
            <text:p>3</text:p>
          </table:table-cell>
          <table:table-cell table:style-name="ce54" office:value-type="string">
            <text:p>Niederdrucküberladung BG1</text:p>
          </table:table-cell>
          <table:table-cell office:value-type="string">
            <text:p>bool</text:p>
          </table:table-cell>
          <table:table-cell table:style-name="ce54" office:value-type="string">
            <text:p>xNiederdruckBG1</text:p>
          </table:table-cell>
          <table:table-cell office:value-type="string">
            <text:p>Niederdrucküberladung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2">
            <text:p>2</text:p>
          </table:table-cell>
          <table:table-cell table:style-name="ce54" office:value-type="string">
            <text:p>Fahrtrichtung Nullstellung BG1</text:p>
          </table:table-cell>
          <table:table-cell office:value-type="string">
            <text:p>bool</text:p>
          </table:table-cell>
          <table:table-cell table:style-name="ce54" office:value-type="string">
            <text:p>xFRNullstellungBG1</text:p>
          </table:table-cell>
          <table:table-cell office:value-type="string">
            <text:p>Fahrtrichtung Nullstellung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1">
            <text:p>1</text:p>
          </table:table-cell>
          <table:table-cell table:style-name="ce54" office:value-type="string">
            <text:p>Fahrtrichtung Vorwärts BG1</text:p>
          </table:table-cell>
          <table:table-cell office:value-type="string">
            <text:p>bool</text:p>
          </table:table-cell>
          <table:table-cell table:style-name="ce54" office:value-type="string">
            <text:p>xFRVorwaertsBG1</text:p>
          </table:table-cell>
          <table:table-cell office:value-type="string">
            <text:p>Fahrtrichtung Vorwärts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1">
            <text:p>81</text:p>
          </table:table-cell>
          <table:table-cell office:value-type="float" office:value="0">
            <text:p>0</text:p>
          </table:table-cell>
          <table:table-cell table:style-name="ce54" office:value-type="string">
            <text:p>Fahrtrichtung Rückwärts BG1</text:p>
          </table:table-cell>
          <table:table-cell office:value-type="string">
            <text:p>bool</text:p>
          </table:table-cell>
          <table:table-cell table:style-name="ce54" office:value-type="string">
            <text:p>xFRRueckwaertsBG1</text:p>
          </table:table-cell>
          <table:table-cell office:value-type="string">
            <text:p>Fahrtrichtung Rückwärts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7">
            <text:p>7</text:p>
          </table:table-cell>
          <table:table-cell table:style-name="ce54" office:value-type="string">
            <text:p>Bediengerät bereit BG1</text:p>
          </table:table-cell>
          <table:table-cell office:value-type="string">
            <text:p>bool</text:p>
          </table:table-cell>
          <table:table-cell table:style-name="ce54" office:value-type="string">
            <text:p>xBediengeraetBereitBG1</text:p>
          </table:table-cell>
          <table:table-cell office:value-type="string">
            <text:p>Bediengerät bereit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6">
            <text:p>6</text:p>
          </table:table-cell>
          <table:table-cell table:style-name="ce54" office:value-type="string">
            <text:p>Übernahme BG1</text:p>
          </table:table-cell>
          <table:table-cell office:value-type="string">
            <text:p>bool</text:p>
          </table:table-cell>
          <table:table-cell table:style-name="ce54" office:value-type="string">
            <text:p>xUebernahmeBG1</text:p>
          </table:table-cell>
          <table:table-cell office:value-type="string">
            <text:p>Übernahme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5">
            <text:p>5</text:p>
          </table:table-cell>
          <table:table-cell table:style-name="ce54" office:value-type="string">
            <text:p>Freigabe BG1</text:p>
          </table:table-cell>
          <table:table-cell office:value-type="string">
            <text:p>bool</text:p>
          </table:table-cell>
          <table:table-cell table:style-name="ce54" office:value-type="string">
            <text:p>xFreigabeBG1</text:p>
          </table:table-cell>
          <table:table-cell office:value-type="string">
            <text:p>Freigabe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4">
            <text:p>4</text:p>
          </table:table-cell>
          <table:table-cell table:style-name="ce54" office:value-type="string">
            <text:p>Lampentest BG1</text:p>
          </table:table-cell>
          <table:table-cell office:value-type="string">
            <text:p>bool</text:p>
          </table:table-cell>
          <table:table-cell table:style-name="ce54" office:value-type="string">
            <text:p>xLampentestBG1</text:p>
          </table:table-cell>
          <table:table-cell office:value-type="string">
            <text:p>Lampentest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3">
            <text:p>3</text:p>
          </table:table-cell>
          <table:table-cell table:style-name="ce54" office:value-type="string">
            <text:p>Sander BG1</text:p>
          </table:table-cell>
          <table:table-cell office:value-type="string">
            <text:p>bool</text:p>
          </table:table-cell>
          <table:table-cell table:style-name="ce54" office:value-type="string">
            <text:p>xSanderBG1</text:p>
          </table:table-cell>
          <table:table-cell office:value-type="string">
            <text:p>Sander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2">
            <text:p>2</text:p>
          </table:table-cell>
          <table:table-cell table:style-name="ce54" office:value-type="string">
            <text:p>Makrofon BG1</text:p>
          </table:table-cell>
          <table:table-cell office:value-type="string">
            <text:p>bool</text:p>
          </table:table-cell>
          <table:table-cell table:style-name="ce54" office:value-type="string">
            <text:p>xMakrofonBG1</text:p>
          </table:table-cell>
          <table:table-cell office:value-type="string">
            <text:p>Makrofon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2">
            <text:p>82</text:p>
          </table:table-cell>
          <table:table-cell office:value-type="float" office:value="1">
            <text:p>1</text:p>
          </table:table-cell>
          <table:table-cell table:style-name="ce54" office:value-type="string">
            <text:p>Rückstellung SIST BG1</text:p>
          </table:table-cell>
          <table:table-cell office:value-type="string">
            <text:p>bool</text:p>
          </table:table-cell>
          <table:table-cell table:style-name="ce54" office:value-type="string">
            <text:p>xRueckSISTBG1</text:p>
          </table:table-cell>
          <table:table-cell office:value-type="string">
            <text:p>Rückstellung SIST BG1</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2">
            <text:p>82</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3">
            <text:p>83</text:p>
          </table:table-cell>
          <table:table-cell office:value-type="float" office:value="7">
            <text:p>7</text:p>
          </table:table-cell>
          <table:table-cell table:style-name="ce54" office:value-type="string">
            <text:p>Übernahme OK BG1 (dauernd ein)</text:p>
          </table:table-cell>
          <table:table-cell office:value-type="string">
            <text:p>bool</text:p>
          </table:table-cell>
          <table:table-cell table:style-name="ce54" office:value-type="string">
            <text:p>xUebernahmeOKein_BG1</text:p>
          </table:table-cell>
          <table:table-cell office:value-type="string">
            <text:p>Übernahme OK BG1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3">
            <text:p>83</text:p>
          </table:table-cell>
          <table:table-cell office:value-type="float" office:value="6">
            <text:p>6</text:p>
          </table:table-cell>
          <table:table-cell table:style-name="ce54" office:value-type="string">
            <text:p>Übernahme OK BG1 (blinkt)</text:p>
          </table:table-cell>
          <table:table-cell office:value-type="string">
            <text:p>bool</text:p>
          </table:table-cell>
          <table:table-cell table:style-name="ce54" office:value-type="string">
            <text:p>xUebernahmeOKblinkt_BG1</text:p>
          </table:table-cell>
          <table:table-cell office:value-type="string">
            <text:p>Übernahme OK BG1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3">
            <text:p>83</text:p>
          </table:table-cell>
          <table:table-cell office:value-type="float" office:value="5">
            <text:p>5</text:p>
          </table:table-cell>
          <table:table-cell table:style-name="ce54" office:value-type="string">
            <text:p>Übernahme OK BG1 (blitzt)</text:p>
          </table:table-cell>
          <table:table-cell office:value-type="string">
            <text:p>bool</text:p>
          </table:table-cell>
          <table:table-cell table:style-name="ce54" office:value-type="string">
            <text:p>xUebernahmeOKblitzt_BG1</text:p>
          </table:table-cell>
          <table:table-cell office:value-type="string">
            <text:p>Übernahme OK BG1 (blitz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3">
            <text:p>83</text:p>
          </table:table-cell>
          <table:table-cell office:value-type="float" office:value="4">
            <text:p>4</text:p>
          </table:table-cell>
          <table:table-cell table:style-name="ce54" office:value-type="string">
            <text:p>Betriebsbereitschaft BG1 (dauernd ein)</text:p>
          </table:table-cell>
          <table:table-cell office:value-type="string">
            <text:p>bool</text:p>
          </table:table-cell>
          <table:table-cell table:style-name="ce54" office:value-type="string">
            <text:p>xBetriebsbereitEinBG1</text:p>
          </table:table-cell>
          <table:table-cell office:value-type="string">
            <text:p>Betriebsbereitschaft BG1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3">
            <text:p>83</text:p>
          </table:table-cell>
          <table:table-cell office:value-type="float" office:value="3">
            <text:p>3</text:p>
          </table:table-cell>
          <table:table-cell table:style-name="ce54" office:value-type="string">
            <text:p>Betriebsbereitschaft BG1 (blinkt)</text:p>
          </table:table-cell>
          <table:table-cell office:value-type="string">
            <text:p>bool</text:p>
          </table:table-cell>
          <table:table-cell table:style-name="ce54" office:value-type="string">
            <text:p>xBetriebsbereitBlinktBG1</text:p>
          </table:table-cell>
          <table:table-cell office:value-type="string">
            <text:p>Betriebsbereitschaft BG1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3">
            <text:p>83</text:p>
          </table:table-cell>
          <table:table-cell office:value-type="float" office:value="2">
            <text:p>2</text:p>
          </table:table-cell>
          <table:table-cell table:style-name="ce54" office:value-type="string">
            <text:p>Betriebsbereitschaft BG1 (blitzt)</text:p>
          </table:table-cell>
          <table:table-cell office:value-type="string">
            <text:p>bool</text:p>
          </table:table-cell>
          <table:table-cell table:style-name="ce54" office:value-type="string">
            <text:p>xBetriebsbereitBlitztBG1</text:p>
          </table:table-cell>
          <table:table-cell office:value-type="string">
            <text:p>Betriebsbereitschaft BG1 (blitz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3">
            <text:p>83</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3">
            <text:p>83</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4">
            <text:p>84</text:p>
          </table:table-cell>
          <table:table-cell office:value-type="float" office:value="7">
            <text:p>7</text:p>
          </table:table-cell>
          <table:table-cell table:style-name="ce54" office:value-type="string">
            <text:p>Interner Fehler BG1 (dauernd ein)</text:p>
          </table:table-cell>
          <table:table-cell office:value-type="string">
            <text:p>bool</text:p>
          </table:table-cell>
          <table:table-cell table:style-name="ce54" office:value-type="string">
            <text:p>xFehlerEinBG1</text:p>
          </table:table-cell>
          <table:table-cell office:value-type="string">
            <text:p>Interner Fehler BG1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4">
            <text:p>84</text:p>
          </table:table-cell>
          <table:table-cell office:value-type="float" office:value="6">
            <text:p>6</text:p>
          </table:table-cell>
          <table:table-cell table:style-name="ce54" office:value-type="string">
            <text:p>Interner Fehler BG1 (blinkt)</text:p>
          </table:table-cell>
          <table:table-cell office:value-type="string">
            <text:p>bool</text:p>
          </table:table-cell>
          <table:table-cell table:style-name="ce54" office:value-type="string">
            <text:p>xFehlerBlinktBG1</text:p>
          </table:table-cell>
          <table:table-cell office:value-type="string">
            <text:p>Interner Fehler BG1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4">
            <text:p>84</text:p>
          </table:table-cell>
          <table:table-cell office:value-type="float" office:value="5">
            <text:p>5</text:p>
          </table:table-cell>
          <table:table-cell table:style-name="ce54" office:value-type="string">
            <text:p>Interner Fehler BG1 (blitzt)</text:p>
          </table:table-cell>
          <table:table-cell office:value-type="string">
            <text:p>bool</text:p>
          </table:table-cell>
          <table:table-cell table:style-name="ce54" office:value-type="string">
            <text:p>xFehlerBlitztBG1</text:p>
          </table:table-cell>
          <table:table-cell office:value-type="string">
            <text:p>Interner Fehler BG1 (blitz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4">
            <text:p>84</text:p>
          </table:table-cell>
          <table:table-cell office:value-type="float" office:value="4">
            <text:p>4</text:p>
          </table:table-cell>
          <table:table-cell table:style-name="ce54" office:value-type="string">
            <text:p>Summer BG1 (Dauerton)</text:p>
          </table:table-cell>
          <table:table-cell office:value-type="string">
            <text:p>bool</text:p>
          </table:table-cell>
          <table:table-cell table:style-name="ce54" office:value-type="string">
            <text:p>xSummerEinBG1</text:p>
          </table:table-cell>
          <table:table-cell office:value-type="string">
            <text:p>Summer BG1 (Dauerto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4">
            <text:p>84</text:p>
          </table:table-cell>
          <table:table-cell office:value-type="float" office:value="3">
            <text:p>3</text:p>
          </table:table-cell>
          <table:table-cell table:style-name="ce54" office:value-type="string">
            <text:p>Summer BG1 (Intermittierend langsam)</text:p>
          </table:table-cell>
          <table:table-cell office:value-type="string">
            <text:p>bool</text:p>
          </table:table-cell>
          <table:table-cell table:style-name="ce54" office:value-type="string">
            <text:p>xSummerLangsamBG1</text:p>
          </table:table-cell>
          <table:table-cell office:value-type="string">
            <text:p>Summer BG1 (Intermittierend langsam)</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4">
            <text:p>84</text:p>
          </table:table-cell>
          <table:table-cell office:value-type="float" office:value="2">
            <text:p>2</text:p>
          </table:table-cell>
          <table:table-cell table:style-name="ce54" office:value-type="string">
            <text:p>Summer BG1 (Intermittierend schnell)</text:p>
          </table:table-cell>
          <table:table-cell office:value-type="string">
            <text:p>bool</text:p>
          </table:table-cell>
          <table:table-cell table:style-name="ce54" office:value-type="string">
            <text:p>xSummerSchnellBG1</text:p>
          </table:table-cell>
          <table:table-cell office:value-type="string">
            <text:p>Summer BG1 (Intermittierend schnel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4">
            <text:p>84</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4">
            <text:p>84</text:p>
          </table:table-cell>
          <table:table-cell office:value-type="float" office:value="0">
            <text:p>0</text:p>
          </table:table-cell>
          <table:table-cell table:number-columns-repeated="4"/>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5">
            <text:p>85</text:p>
          </table:table-cell>
          <table:table-cell office:value-type="float" office:value="7">
            <text:p>7</text:p>
          </table:table-cell>
          <table:table-cell table:style-name="ce54" office:value-type="string">
            <text:p>Rückmeldung Fahrtrichtung vorwärts BG1 (dauernd ein)</text:p>
          </table:table-cell>
          <table:table-cell office:value-type="string">
            <text:p>bool</text:p>
          </table:table-cell>
          <table:table-cell table:style-name="ce54" office:value-type="string">
            <text:p>xRM_FRvorwaertsEinBG1</text:p>
          </table:table-cell>
          <table:table-cell office:value-type="string">
            <text:p>Rückmeldung Fahrtrichtung vorwärts BG1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5">
            <text:p>85</text:p>
          </table:table-cell>
          <table:table-cell office:value-type="float" office:value="6">
            <text:p>6</text:p>
          </table:table-cell>
          <table:table-cell table:style-name="ce54" office:value-type="string">
            <text:p>Rückmeldung Fahrtrichtung vorwärts BG1 (blinkt)</text:p>
          </table:table-cell>
          <table:table-cell office:value-type="string">
            <text:p>bool</text:p>
          </table:table-cell>
          <table:table-cell table:style-name="ce54" office:value-type="string">
            <text:p>xRM_FRvorwaertsBlinktBG1</text:p>
          </table:table-cell>
          <table:table-cell office:value-type="string">
            <text:p>Rückmeldung Fahrtrichtung vorwärts BG1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5">
            <text:p>85</text:p>
          </table:table-cell>
          <table:table-cell office:value-type="float" office:value="5">
            <text:p>5</text:p>
          </table:table-cell>
          <table:table-cell table:style-name="ce54" office:value-type="string">
            <text:p>Rückmeldung Fahrtrichtung neutral BG1 (dauernd ein)</text:p>
          </table:table-cell>
          <table:table-cell office:value-type="string">
            <text:p>bool</text:p>
          </table:table-cell>
          <table:table-cell table:style-name="ce54" office:value-type="string">
            <text:p>xRM_FRneutralEinBG1</text:p>
          </table:table-cell>
          <table:table-cell office:value-type="string">
            <text:p>Rückmeldung Fahrtrichtung neutral BG1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5">
            <text:p>85</text:p>
          </table:table-cell>
          <table:table-cell office:value-type="float" office:value="4">
            <text:p>4</text:p>
          </table:table-cell>
          <table:table-cell table:style-name="ce54" office:value-type="string">
            <text:p>Rückmeldung Fahrtrichtung neutral BG1 (blinkt)</text:p>
          </table:table-cell>
          <table:table-cell office:value-type="string">
            <text:p>bool</text:p>
          </table:table-cell>
          <table:table-cell table:style-name="ce54" office:value-type="string">
            <text:p>xRM_FRneutraBlinktBG1</text:p>
          </table:table-cell>
          <table:table-cell office:value-type="string">
            <text:p>Rückmeldung Fahrtrichtung neutral BG1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5">
            <text:p>85</text:p>
          </table:table-cell>
          <table:table-cell office:value-type="float" office:value="3">
            <text:p>3</text:p>
          </table:table-cell>
          <table:table-cell table:style-name="ce54" office:value-type="string">
            <text:p>Rückmeldung Fahrtrichtung rückwärts BG1 (dauernd ein)</text:p>
          </table:table-cell>
          <table:table-cell office:value-type="string">
            <text:p>bool</text:p>
          </table:table-cell>
          <table:table-cell table:style-name="ce54" office:value-type="string">
            <text:p>xRM_FRrueckwaertsEinBG1</text:p>
          </table:table-cell>
          <table:table-cell office:value-type="string">
            <text:p>Rückmeldung Fahrtrichtung rückwärts BG1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5">
            <text:p>85</text:p>
          </table:table-cell>
          <table:table-cell office:value-type="float" office:value="2">
            <text:p>2</text:p>
          </table:table-cell>
          <table:table-cell table:style-name="ce54" office:value-type="string">
            <text:p>Rückmeldung Fahrtrichtung rückwärts BG1 (blinkt)</text:p>
          </table:table-cell>
          <table:table-cell office:value-type="string">
            <text:p>bool</text:p>
          </table:table-cell>
          <table:table-cell table:style-name="ce54" office:value-type="string">
            <text:p>xRM_FRrueckwaertsBlinktBG1</text:p>
          </table:table-cell>
          <table:table-cell office:value-type="string">
            <text:p>Rückmeldung Fahrtrichtung rückwärts BG1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5">
            <text:p>85</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5">
            <text:p>85</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7">
            <text:p>7</text:p>
          </table:table-cell>
          <table:table-cell table:style-name="ce54" office:value-type="string">
            <text:p>FBS Leistung plus BG2</text:p>
          </table:table-cell>
          <table:table-cell office:value-type="string">
            <text:p>bool</text:p>
          </table:table-cell>
          <table:table-cell table:style-name="ce54" office:value-type="string">
            <text:p>xFBSLeistungPlusBG2</text:p>
          </table:table-cell>
          <table:table-cell office:value-type="string">
            <text:p>FBS Leistung plus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6">
            <text:p>6</text:p>
          </table:table-cell>
          <table:table-cell table:style-name="ce54" office:value-type="string">
            <text:p>FBS Leistung konstant BG2</text:p>
          </table:table-cell>
          <table:table-cell office:value-type="string">
            <text:p>bool</text:p>
          </table:table-cell>
          <table:table-cell table:style-name="ce54" office:value-type="string">
            <text:p>xFBSLeistungKonstantBG2</text:p>
          </table:table-cell>
          <table:table-cell office:value-type="string">
            <text:p>FBS Leistung konstant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5">
            <text:p>5</text:p>
          </table:table-cell>
          <table:table-cell table:style-name="ce54" office:value-type="string">
            <text:p>FBS Leistung minus BG2</text:p>
          </table:table-cell>
          <table:table-cell office:value-type="string">
            <text:p>bool</text:p>
          </table:table-cell>
          <table:table-cell table:style-name="ce54" office:value-type="string">
            <text:p>xFBSLeistungMinusBG2</text:p>
          </table:table-cell>
          <table:table-cell office:value-type="string">
            <text:p>FBS Leistung minus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4">
            <text:p>4</text:p>
          </table:table-cell>
          <table:table-cell table:style-name="ce54" office:value-type="string">
            <text:p>FBS Nullstellung BG2</text:p>
          </table:table-cell>
          <table:table-cell office:value-type="string">
            <text:p>bool</text:p>
          </table:table-cell>
          <table:table-cell table:style-name="ce54" office:value-type="string">
            <text:p>xFBSNullstellungBG2</text:p>
          </table:table-cell>
          <table:table-cell office:value-type="string">
            <text:p>FBS Nullstellung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3">
            <text:p>3</text:p>
          </table:table-cell>
          <table:table-cell table:style-name="ce54" office:value-type="string">
            <text:p>FBS Bremse minus BG2</text:p>
          </table:table-cell>
          <table:table-cell office:value-type="string">
            <text:p>bool</text:p>
          </table:table-cell>
          <table:table-cell table:style-name="ce54" office:value-type="string">
            <text:p>xFBSBremseMinusBG2</text:p>
          </table:table-cell>
          <table:table-cell office:value-type="string">
            <text:p>FBS Bremse minus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2">
            <text:p>2</text:p>
          </table:table-cell>
          <table:table-cell table:style-name="ce54" office:value-type="string">
            <text:p>FBS Bremse konstant BG2</text:p>
          </table:table-cell>
          <table:table-cell office:value-type="string">
            <text:p>bool</text:p>
          </table:table-cell>
          <table:table-cell table:style-name="ce54" office:value-type="string">
            <text:p>xFBSBemseKontantBG2</text:p>
          </table:table-cell>
          <table:table-cell office:value-type="string">
            <text:p>FBS Bremse konstant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1">
            <text:p>1</text:p>
          </table:table-cell>
          <table:table-cell table:style-name="ce54" office:value-type="string">
            <text:p>FBS Bremse plus BG2</text:p>
          </table:table-cell>
          <table:table-cell office:value-type="string">
            <text:p>bool</text:p>
          </table:table-cell>
          <table:table-cell table:style-name="ce54" office:value-type="string">
            <text:p>xFBSBremsePlusBG2</text:p>
          </table:table-cell>
          <table:table-cell office:value-type="string">
            <text:p>FBS Bremse plus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6">
            <text:p>86</text:p>
          </table:table-cell>
          <table:table-cell office:value-type="float" office:value="0">
            <text:p>0</text:p>
          </table:table-cell>
          <table:table-cell table:style-name="ce54" office:value-type="string">
            <text:p>Schnellbremse BG2</text:p>
          </table:table-cell>
          <table:table-cell office:value-type="string">
            <text:p>bool</text:p>
          </table:table-cell>
          <table:table-cell table:style-name="ce54" office:value-type="string">
            <text:p>xSchnellbemseBG2</text:p>
          </table:table-cell>
          <table:table-cell office:value-type="string">
            <text:p>Schnellbremse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7">
            <text:p>7</text:p>
          </table:table-cell>
          <table:table-cell table:style-name="ce54" office:value-type="string">
            <text:p>Sanfbremse BG2</text:p>
          </table:table-cell>
          <table:table-cell office:value-type="string">
            <text:p>bool</text:p>
          </table:table-cell>
          <table:table-cell table:style-name="ce54" office:value-type="string">
            <text:p>xSanftbremseBG2</text:p>
          </table:table-cell>
          <table:table-cell office:value-type="string">
            <text:p>Sanfbremse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6">
            <text:p>6</text:p>
          </table:table-cell>
          <table:table-cell table:style-name="ce54" office:value-type="string">
            <text:p>Schleuderbremse BG2</text:p>
          </table:table-cell>
          <table:table-cell office:value-type="string">
            <text:p>bool</text:p>
          </table:table-cell>
          <table:table-cell table:style-name="ce54" office:value-type="string">
            <text:p>xSchleuderbremseBG2</text:p>
          </table:table-cell>
          <table:table-cell office:value-type="string">
            <text:p>Schleuderbremse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5">
            <text:p>5</text:p>
          </table:table-cell>
          <table:table-cell table:style-name="ce54" office:value-type="string">
            <text:p>Festhaltebremse / Berganfahrt BG2</text:p>
          </table:table-cell>
          <table:table-cell office:value-type="string">
            <text:p>bool</text:p>
          </table:table-cell>
          <table:table-cell table:style-name="ce54" office:value-type="string">
            <text:p>xBerganfahrtBG2</text:p>
          </table:table-cell>
          <table:table-cell office:value-type="string">
            <text:p>Festhaltebremse / Berganfahrt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4">
            <text:p>4</text:p>
          </table:table-cell>
          <table:table-cell table:style-name="ce54" office:value-type="string">
            <text:p>Zugbremse unterdrücken BG2</text:p>
          </table:table-cell>
          <table:table-cell office:value-type="string">
            <text:p>bool</text:p>
          </table:table-cell>
          <table:table-cell table:style-name="ce54" office:value-type="string">
            <text:p>xZugbremseUnterdBG2</text:p>
          </table:table-cell>
          <table:table-cell office:value-type="string">
            <text:p>Zugbremse unterdrücken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3">
            <text:p>3</text:p>
          </table:table-cell>
          <table:table-cell table:style-name="ce54" office:value-type="string">
            <text:p>Niederdrucküberladung BG2</text:p>
          </table:table-cell>
          <table:table-cell office:value-type="string">
            <text:p>bool</text:p>
          </table:table-cell>
          <table:table-cell table:style-name="ce54" office:value-type="string">
            <text:p>xNiederdruckBG2</text:p>
          </table:table-cell>
          <table:table-cell office:value-type="string">
            <text:p>Niederdrucküberladung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2">
            <text:p>2</text:p>
          </table:table-cell>
          <table:table-cell table:style-name="ce54" office:value-type="string">
            <text:p>Fahrtrichtung Nullstellung BG2</text:p>
          </table:table-cell>
          <table:table-cell office:value-type="string">
            <text:p>bool</text:p>
          </table:table-cell>
          <table:table-cell table:style-name="ce54" office:value-type="string">
            <text:p>xFRNullstellungBG2</text:p>
          </table:table-cell>
          <table:table-cell office:value-type="string">
            <text:p>Fahrtrichtung Nullstellung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1">
            <text:p>1</text:p>
          </table:table-cell>
          <table:table-cell table:style-name="ce54" office:value-type="string">
            <text:p>Fahrtrichtung Vorwärts BG2</text:p>
          </table:table-cell>
          <table:table-cell office:value-type="string">
            <text:p>bool</text:p>
          </table:table-cell>
          <table:table-cell table:style-name="ce54" office:value-type="string">
            <text:p>xFRVorwaertsBG2</text:p>
          </table:table-cell>
          <table:table-cell office:value-type="string">
            <text:p>Fahrtrichtung Vorwärts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7">
            <text:p>87</text:p>
          </table:table-cell>
          <table:table-cell office:value-type="float" office:value="0">
            <text:p>0</text:p>
          </table:table-cell>
          <table:table-cell table:style-name="ce54" office:value-type="string">
            <text:p>Fahrtrichtung Rückwärts BG2</text:p>
          </table:table-cell>
          <table:table-cell office:value-type="string">
            <text:p>bool</text:p>
          </table:table-cell>
          <table:table-cell table:style-name="ce54" office:value-type="string">
            <text:p>xFRRueckwaertsBG2</text:p>
          </table:table-cell>
          <table:table-cell office:value-type="string">
            <text:p>Fahrtrichtung Rückwärts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7">
            <text:p>7</text:p>
          </table:table-cell>
          <table:table-cell table:style-name="ce54" office:value-type="string">
            <text:p>Bediengerät bereit BG2</text:p>
          </table:table-cell>
          <table:table-cell office:value-type="string">
            <text:p>bool</text:p>
          </table:table-cell>
          <table:table-cell table:style-name="ce54" office:value-type="string">
            <text:p>xBediengeraetBereitBG2</text:p>
          </table:table-cell>
          <table:table-cell office:value-type="string">
            <text:p>Bediengerät bereit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6">
            <text:p>6</text:p>
          </table:table-cell>
          <table:table-cell table:style-name="ce54" office:value-type="string">
            <text:p>Übernahme BG2</text:p>
          </table:table-cell>
          <table:table-cell office:value-type="string">
            <text:p>bool</text:p>
          </table:table-cell>
          <table:table-cell table:style-name="ce54" office:value-type="string">
            <text:p>xUebernahmeBG2</text:p>
          </table:table-cell>
          <table:table-cell office:value-type="string">
            <text:p>Übernahme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5">
            <text:p>5</text:p>
          </table:table-cell>
          <table:table-cell table:style-name="ce54" office:value-type="string">
            <text:p>Freigabe BG2</text:p>
          </table:table-cell>
          <table:table-cell office:value-type="string">
            <text:p>bool</text:p>
          </table:table-cell>
          <table:table-cell table:style-name="ce54" office:value-type="string">
            <text:p>xFreigabeBG2</text:p>
          </table:table-cell>
          <table:table-cell office:value-type="string">
            <text:p>Freigabe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4">
            <text:p>4</text:p>
          </table:table-cell>
          <table:table-cell table:style-name="ce54" office:value-type="string">
            <text:p>Lampentest BG2</text:p>
          </table:table-cell>
          <table:table-cell office:value-type="string">
            <text:p>bool</text:p>
          </table:table-cell>
          <table:table-cell table:style-name="ce54" office:value-type="string">
            <text:p>xLampentestBG2</text:p>
          </table:table-cell>
          <table:table-cell office:value-type="string">
            <text:p>Lampentest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3">
            <text:p>3</text:p>
          </table:table-cell>
          <table:table-cell table:style-name="ce54" office:value-type="string">
            <text:p>Sander BG2</text:p>
          </table:table-cell>
          <table:table-cell office:value-type="string">
            <text:p>bool</text:p>
          </table:table-cell>
          <table:table-cell table:style-name="ce54" office:value-type="string">
            <text:p>xSanderBG2</text:p>
          </table:table-cell>
          <table:table-cell office:value-type="string">
            <text:p>Sander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2">
            <text:p>2</text:p>
          </table:table-cell>
          <table:table-cell table:style-name="ce54" office:value-type="string">
            <text:p>Makrofon BG2</text:p>
          </table:table-cell>
          <table:table-cell office:value-type="string">
            <text:p>bool</text:p>
          </table:table-cell>
          <table:table-cell table:style-name="ce54" office:value-type="string">
            <text:p>xMakrofonBG2</text:p>
          </table:table-cell>
          <table:table-cell office:value-type="string">
            <text:p>Makrofon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1">
            <text:p>1</text:p>
          </table:table-cell>
          <table:table-cell table:style-name="ce54" office:value-type="string">
            <text:p>Rückstellung SIST BG2</text:p>
          </table:table-cell>
          <table:table-cell office:value-type="string">
            <text:p>bool</text:p>
          </table:table-cell>
          <table:table-cell table:style-name="ce54" office:value-type="string">
            <text:p>xRueckSISTBG2</text:p>
          </table:table-cell>
          <table:table-cell office:value-type="string">
            <text:p>Rückstellung SIST BG2</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8">
            <text:p>88</text:p>
          </table:table-cell>
          <table:table-cell office:value-type="float" office:value="0">
            <text:p>0</text:p>
          </table:table-cell>
          <table:table-cell table:number-columns-repeated="4"/>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9">
            <text:p>89</text:p>
          </table:table-cell>
          <table:table-cell office:value-type="float" office:value="7">
            <text:p>7</text:p>
          </table:table-cell>
          <table:table-cell table:style-name="ce54" office:value-type="string">
            <text:p>Übernahme OK BG2 (dauernd ein)</text:p>
          </table:table-cell>
          <table:table-cell office:value-type="string">
            <text:p>bool</text:p>
          </table:table-cell>
          <table:table-cell table:style-name="ce54" office:value-type="string">
            <text:p>xUebernahmeOKein_BG2</text:p>
          </table:table-cell>
          <table:table-cell office:value-type="string">
            <text:p>Übernahme OK BG2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9">
            <text:p>89</text:p>
          </table:table-cell>
          <table:table-cell office:value-type="float" office:value="6">
            <text:p>6</text:p>
          </table:table-cell>
          <table:table-cell table:style-name="ce54" office:value-type="string">
            <text:p>Übernahme OK BG2 (blinkt)</text:p>
          </table:table-cell>
          <table:table-cell office:value-type="string">
            <text:p>bool</text:p>
          </table:table-cell>
          <table:table-cell table:style-name="ce54" office:value-type="string">
            <text:p>xUebernahmeOKblinkt_BG2</text:p>
          </table:table-cell>
          <table:table-cell office:value-type="string">
            <text:p>Übernahme OK BG2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9">
            <text:p>89</text:p>
          </table:table-cell>
          <table:table-cell office:value-type="float" office:value="5">
            <text:p>5</text:p>
          </table:table-cell>
          <table:table-cell table:style-name="ce54" office:value-type="string">
            <text:p>Übernahme OK BG2 (blitzt)</text:p>
          </table:table-cell>
          <table:table-cell office:value-type="string">
            <text:p>bool</text:p>
          </table:table-cell>
          <table:table-cell table:style-name="ce54" office:value-type="string">
            <text:p>xUebernahmeOKblitzt_BG2</text:p>
          </table:table-cell>
          <table:table-cell office:value-type="string">
            <text:p>Übernahme OK BG2 (blitz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9">
            <text:p>89</text:p>
          </table:table-cell>
          <table:table-cell office:value-type="float" office:value="4">
            <text:p>4</text:p>
          </table:table-cell>
          <table:table-cell table:style-name="ce54" office:value-type="string">
            <text:p>Betriebsbereitschaft BG2 (dauernd ein)</text:p>
          </table:table-cell>
          <table:table-cell office:value-type="string">
            <text:p>bool</text:p>
          </table:table-cell>
          <table:table-cell table:style-name="ce54" office:value-type="string">
            <text:p>xBetriebsbereitEinBG2</text:p>
          </table:table-cell>
          <table:table-cell office:value-type="string">
            <text:p>Betriebsbereitschaft BG2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9">
            <text:p>89</text:p>
          </table:table-cell>
          <table:table-cell office:value-type="float" office:value="3">
            <text:p>3</text:p>
          </table:table-cell>
          <table:table-cell table:style-name="ce54" office:value-type="string">
            <text:p>Betriebsbereitschaft BG2 (blinkt)</text:p>
          </table:table-cell>
          <table:table-cell office:value-type="string">
            <text:p>bool</text:p>
          </table:table-cell>
          <table:table-cell table:style-name="ce54" office:value-type="string">
            <text:p>xBetriebsbereitBlinktBG2</text:p>
          </table:table-cell>
          <table:table-cell office:value-type="string">
            <text:p>Betriebsbereitschaft BG2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89">
            <text:p>89</text:p>
          </table:table-cell>
          <table:table-cell office:value-type="float" office:value="2">
            <text:p>2</text:p>
          </table:table-cell>
          <table:table-cell table:style-name="ce54" office:value-type="string">
            <text:p>Betriebsbereitschaft BG2 (blitzt)</text:p>
          </table:table-cell>
          <table:table-cell office:value-type="string">
            <text:p>bool</text:p>
          </table:table-cell>
          <table:table-cell table:style-name="ce54" office:value-type="string">
            <text:p>xBetriebsbereitBlitztBG2</text:p>
          </table:table-cell>
          <table:table-cell office:value-type="string">
            <text:p>Betriebsbereitschaft BG2 (blitz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9">
            <text:p>89</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89">
            <text:p>89</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0">
            <text:p>90</text:p>
          </table:table-cell>
          <table:table-cell office:value-type="float" office:value="7">
            <text:p>7</text:p>
          </table:table-cell>
          <table:table-cell table:style-name="ce54" office:value-type="string">
            <text:p>Interner Fehler BG2 (dauernd ein)</text:p>
          </table:table-cell>
          <table:table-cell office:value-type="string">
            <text:p>bool</text:p>
          </table:table-cell>
          <table:table-cell table:style-name="ce54" office:value-type="string">
            <text:p>xFehlerEinBG2</text:p>
          </table:table-cell>
          <table:table-cell office:value-type="string">
            <text:p>Interner Fehler BG2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0">
            <text:p>90</text:p>
          </table:table-cell>
          <table:table-cell office:value-type="float" office:value="6">
            <text:p>6</text:p>
          </table:table-cell>
          <table:table-cell table:style-name="ce54" office:value-type="string">
            <text:p>Interner Fehler BG2 (blinkt)</text:p>
          </table:table-cell>
          <table:table-cell office:value-type="string">
            <text:p>bool</text:p>
          </table:table-cell>
          <table:table-cell table:style-name="ce54" office:value-type="string">
            <text:p>xFehlerBlinktBG2</text:p>
          </table:table-cell>
          <table:table-cell office:value-type="string">
            <text:p>Interner Fehler BG2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0">
            <text:p>90</text:p>
          </table:table-cell>
          <table:table-cell office:value-type="float" office:value="5">
            <text:p>5</text:p>
          </table:table-cell>
          <table:table-cell table:style-name="ce54" office:value-type="string">
            <text:p>Interner Fehler BG2 (blitzt)</text:p>
          </table:table-cell>
          <table:table-cell office:value-type="string">
            <text:p>bool</text:p>
          </table:table-cell>
          <table:table-cell table:style-name="ce54" office:value-type="string">
            <text:p>xFehlerBlitztBG2</text:p>
          </table:table-cell>
          <table:table-cell office:value-type="string">
            <text:p>Interner Fehler BG2 (blitz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0">
            <text:p>90</text:p>
          </table:table-cell>
          <table:table-cell office:value-type="float" office:value="4">
            <text:p>4</text:p>
          </table:table-cell>
          <table:table-cell table:style-name="ce54" office:value-type="string">
            <text:p>Summer BG2 (Dauerton)</text:p>
          </table:table-cell>
          <table:table-cell office:value-type="string">
            <text:p>bool</text:p>
          </table:table-cell>
          <table:table-cell table:style-name="ce54" office:value-type="string">
            <text:p>xSummerEinBG2</text:p>
          </table:table-cell>
          <table:table-cell office:value-type="string">
            <text:p>Summer BG2 (Dauerto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0">
            <text:p>90</text:p>
          </table:table-cell>
          <table:table-cell office:value-type="float" office:value="3">
            <text:p>3</text:p>
          </table:table-cell>
          <table:table-cell table:style-name="ce54" office:value-type="string">
            <text:p>Summer BG2 (Intermittierend langsam)</text:p>
          </table:table-cell>
          <table:table-cell office:value-type="string">
            <text:p>bool</text:p>
          </table:table-cell>
          <table:table-cell table:style-name="ce54" office:value-type="string">
            <text:p>xSummerLangsamBG2</text:p>
          </table:table-cell>
          <table:table-cell office:value-type="string">
            <text:p>Summer BG2 (Intermittierend langsam)</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0">
            <text:p>90</text:p>
          </table:table-cell>
          <table:table-cell office:value-type="float" office:value="2">
            <text:p>2</text:p>
          </table:table-cell>
          <table:table-cell table:style-name="ce54" office:value-type="string">
            <text:p>Summer BG2 (Intermittierend schnell)</text:p>
          </table:table-cell>
          <table:table-cell office:value-type="string">
            <text:p>bool</text:p>
          </table:table-cell>
          <table:table-cell table:style-name="ce54" office:value-type="string">
            <text:p>xSummerSchnellBG2</text:p>
          </table:table-cell>
          <table:table-cell office:value-type="string">
            <text:p>Summer BG2 (Intermittierend schnell)</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90">
            <text:p>90</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90">
            <text:p>90</text:p>
          </table:table-cell>
          <table:table-cell office:value-type="float" office:value="0">
            <text:p>0</text:p>
          </table:table-cell>
          <table:table-cell table:number-columns-repeated="4"/>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1">
            <text:p>91</text:p>
          </table:table-cell>
          <table:table-cell office:value-type="float" office:value="7">
            <text:p>7</text:p>
          </table:table-cell>
          <table:table-cell table:style-name="ce54" office:value-type="string">
            <text:p>Rückmeldung Fahrtrichtung vorwärts BG2 (dauernd ein)</text:p>
          </table:table-cell>
          <table:table-cell office:value-type="string">
            <text:p>bool</text:p>
          </table:table-cell>
          <table:table-cell table:style-name="ce54" office:value-type="string">
            <text:p>xRM_FRvorwaertsEinBG2</text:p>
          </table:table-cell>
          <table:table-cell office:value-type="string">
            <text:p>Rückmeldung Fahrtrichtung vorwärts BG2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1">
            <text:p>91</text:p>
          </table:table-cell>
          <table:table-cell office:value-type="float" office:value="6">
            <text:p>6</text:p>
          </table:table-cell>
          <table:table-cell table:style-name="ce54" office:value-type="string">
            <text:p>Rückmeldung Fahrtrichtung vorwärts BG2 (blinkt)</text:p>
          </table:table-cell>
          <table:table-cell office:value-type="string">
            <text:p>bool</text:p>
          </table:table-cell>
          <table:table-cell table:style-name="ce54" office:value-type="string">
            <text:p>xRM_FRvorwaertsBlinktBG2</text:p>
          </table:table-cell>
          <table:table-cell office:value-type="string">
            <text:p>Rückmeldung Fahrtrichtung vorwärts BG2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1">
            <text:p>91</text:p>
          </table:table-cell>
          <table:table-cell office:value-type="float" office:value="5">
            <text:p>5</text:p>
          </table:table-cell>
          <table:table-cell table:style-name="ce54" office:value-type="string">
            <text:p>Rückmeldung Fahrtrichtung neutral BG2 (dauernd ein)</text:p>
          </table:table-cell>
          <table:table-cell office:value-type="string">
            <text:p>bool</text:p>
          </table:table-cell>
          <table:table-cell table:style-name="ce54" office:value-type="string">
            <text:p>xRM_FRneutralEinBG2</text:p>
          </table:table-cell>
          <table:table-cell office:value-type="string">
            <text:p>Rückmeldung Fahrtrichtung neutral BG2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1">
            <text:p>91</text:p>
          </table:table-cell>
          <table:table-cell office:value-type="float" office:value="4">
            <text:p>4</text:p>
          </table:table-cell>
          <table:table-cell table:style-name="ce54" office:value-type="string">
            <text:p>Rückmeldung Fahrtrichtung neutral BG2 (blinkt)</text:p>
          </table:table-cell>
          <table:table-cell office:value-type="string">
            <text:p>bool</text:p>
          </table:table-cell>
          <table:table-cell table:style-name="ce54" office:value-type="string">
            <text:p>xRM_FRneutraBlinktBG2</text:p>
          </table:table-cell>
          <table:table-cell office:value-type="string">
            <text:p>Rückmeldung Fahrtrichtung neutral BG2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1">
            <text:p>91</text:p>
          </table:table-cell>
          <table:table-cell office:value-type="float" office:value="3">
            <text:p>3</text:p>
          </table:table-cell>
          <table:table-cell table:style-name="ce54" office:value-type="string">
            <text:p>Rückmeldung Fahrtrichtung rückwärts BG2 (dauernd ein)</text:p>
          </table:table-cell>
          <table:table-cell office:value-type="string">
            <text:p>bool</text:p>
          </table:table-cell>
          <table:table-cell table:style-name="ce54" office:value-type="string">
            <text:p>xRM_FRrueckwaertsEinBG2</text:p>
          </table:table-cell>
          <table:table-cell office:value-type="string">
            <text:p>Rückmeldung Fahrtrichtung rückwärts BG2 (dauernd ein)</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1">
            <text:p>91</text:p>
          </table:table-cell>
          <table:table-cell office:value-type="float" office:value="2">
            <text:p>2</text:p>
          </table:table-cell>
          <table:table-cell table:style-name="ce54" office:value-type="string">
            <text:p>Rückmeldung Fahrtrichtung rückwärts BG2 (blinkt)</text:p>
          </table:table-cell>
          <table:table-cell office:value-type="string">
            <text:p>bool</text:p>
          </table:table-cell>
          <table:table-cell table:style-name="ce54" office:value-type="string">
            <text:p>xRM_FRrueckwaertsBlinktBG2</text:p>
          </table:table-cell>
          <table:table-cell office:value-type="string">
            <text:p>Rückmeldung Fahrtrichtung rückwärts BG2 (blink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91">
            <text:p>91</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91">
            <text:p>91</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7">
            <text:p>7</text:p>
          </table:table-cell>
          <table:table-cell table:style-name="ce54" office:value-type="string">
            <text:p>FBS Leistung plus FFST</text:p>
          </table:table-cell>
          <table:table-cell office:value-type="string">
            <text:p>bool</text:p>
          </table:table-cell>
          <table:table-cell table:style-name="ce54" office:value-type="string">
            <text:p>xFBSLeistungPlusFFST</text:p>
          </table:table-cell>
          <table:table-cell office:value-type="string">
            <text:p>FBS Leistung plu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6">
            <text:p>6</text:p>
          </table:table-cell>
          <table:table-cell table:style-name="ce54" office:value-type="string">
            <text:p>FBS Leistung konstant FFST</text:p>
          </table:table-cell>
          <table:table-cell office:value-type="string">
            <text:p>bool</text:p>
          </table:table-cell>
          <table:table-cell table:style-name="ce54" office:value-type="string">
            <text:p>xFBSLeistungKonstantFFST</text:p>
          </table:table-cell>
          <table:table-cell office:value-type="string">
            <text:p>FBS Leistung konstant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5">
            <text:p>5</text:p>
          </table:table-cell>
          <table:table-cell table:style-name="ce54" office:value-type="string">
            <text:p>FBS Leistung minus FFST</text:p>
          </table:table-cell>
          <table:table-cell office:value-type="string">
            <text:p>bool</text:p>
          </table:table-cell>
          <table:table-cell table:style-name="ce54" office:value-type="string">
            <text:p>xFBSLeistungMinusFFST</text:p>
          </table:table-cell>
          <table:table-cell office:value-type="string">
            <text:p>FBS Leistung minu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4">
            <text:p>4</text:p>
          </table:table-cell>
          <table:table-cell table:style-name="ce54" office:value-type="string">
            <text:p>FBS Nullstellung FFST</text:p>
          </table:table-cell>
          <table:table-cell office:value-type="string">
            <text:p>bool</text:p>
          </table:table-cell>
          <table:table-cell table:style-name="ce54" office:value-type="string">
            <text:p>xFBSNullstellungFFST</text:p>
          </table:table-cell>
          <table:table-cell office:value-type="string">
            <text:p>FBS Nullstellung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3">
            <text:p>3</text:p>
          </table:table-cell>
          <table:table-cell table:style-name="ce54" office:value-type="string">
            <text:p>FBS Bremse minus FFST</text:p>
          </table:table-cell>
          <table:table-cell office:value-type="string">
            <text:p>bool</text:p>
          </table:table-cell>
          <table:table-cell table:style-name="ce54" office:value-type="string">
            <text:p>xFBSBremseMinusFFST</text:p>
          </table:table-cell>
          <table:table-cell office:value-type="string">
            <text:p>FBS Bremse minu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2">
            <text:p>2</text:p>
          </table:table-cell>
          <table:table-cell table:style-name="ce54" office:value-type="string">
            <text:p>FBS Bremse konstant FFST</text:p>
          </table:table-cell>
          <table:table-cell office:value-type="string">
            <text:p>bool</text:p>
          </table:table-cell>
          <table:table-cell table:style-name="ce54" office:value-type="string">
            <text:p>xFBSBemseKontantFFST</text:p>
          </table:table-cell>
          <table:table-cell office:value-type="string">
            <text:p>FBS Bremse konstant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1">
            <text:p>1</text:p>
          </table:table-cell>
          <table:table-cell table:style-name="ce54" office:value-type="string">
            <text:p>FBS Bremse plus FFST</text:p>
          </table:table-cell>
          <table:table-cell office:value-type="string">
            <text:p>bool</text:p>
          </table:table-cell>
          <table:table-cell table:style-name="ce54" office:value-type="string">
            <text:p>xFBSBremsePlusFFST</text:p>
          </table:table-cell>
          <table:table-cell office:value-type="string">
            <text:p>FBS Bremse plu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2">
            <text:p>92</text:p>
          </table:table-cell>
          <table:table-cell office:value-type="float" office:value="0">
            <text:p>0</text:p>
          </table:table-cell>
          <table:table-cell table:style-name="ce54" office:value-type="string">
            <text:p>Schnellbremse FFST</text:p>
          </table:table-cell>
          <table:table-cell office:value-type="string">
            <text:p>bool</text:p>
          </table:table-cell>
          <table:table-cell table:style-name="ce54" office:value-type="string">
            <text:p>xSchnellbemseFFST</text:p>
          </table:table-cell>
          <table:table-cell office:value-type="string">
            <text:p>Schnellbremse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7">
            <text:p>7</text:p>
          </table:table-cell>
          <table:table-cell table:style-name="ce54" office:value-type="string">
            <text:p>Sanfbremse FFST</text:p>
          </table:table-cell>
          <table:table-cell office:value-type="string">
            <text:p>bool</text:p>
          </table:table-cell>
          <table:table-cell table:style-name="ce54" office:value-type="string">
            <text:p>xSanftbremseFFST</text:p>
          </table:table-cell>
          <table:table-cell office:value-type="string">
            <text:p>Sanfbremse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6">
            <text:p>6</text:p>
          </table:table-cell>
          <table:table-cell table:style-name="ce54" office:value-type="string">
            <text:p>Schleuderbremse FFST</text:p>
          </table:table-cell>
          <table:table-cell office:value-type="string">
            <text:p>bool</text:p>
          </table:table-cell>
          <table:table-cell table:style-name="ce54" office:value-type="string">
            <text:p>xSchleuderbremseFFST</text:p>
          </table:table-cell>
          <table:table-cell office:value-type="string">
            <text:p>Schleuderbremse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5">
            <text:p>5</text:p>
          </table:table-cell>
          <table:table-cell table:style-name="ce54" office:value-type="string">
            <text:p>Festhaltebremse / Berganfahrt FFST</text:p>
          </table:table-cell>
          <table:table-cell office:value-type="string">
            <text:p>bool</text:p>
          </table:table-cell>
          <table:table-cell table:style-name="ce54" office:value-type="string">
            <text:p>xBerganfahrtFFST</text:p>
          </table:table-cell>
          <table:table-cell office:value-type="string">
            <text:p>Festhaltebremse / Berganfahrt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4">
            <text:p>4</text:p>
          </table:table-cell>
          <table:table-cell table:style-name="ce54" office:value-type="string">
            <text:p>Zugbremse unterdrücken FFST</text:p>
          </table:table-cell>
          <table:table-cell office:value-type="string">
            <text:p>bool</text:p>
          </table:table-cell>
          <table:table-cell table:style-name="ce54" office:value-type="string">
            <text:p>xZugbremseUnterdFFST</text:p>
          </table:table-cell>
          <table:table-cell office:value-type="string">
            <text:p>Zugbremse unterdrücken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3">
            <text:p>3</text:p>
          </table:table-cell>
          <table:table-cell table:style-name="ce54" office:value-type="string">
            <text:p>Niederdrucküberladung FFST</text:p>
          </table:table-cell>
          <table:table-cell office:value-type="string">
            <text:p>bool</text:p>
          </table:table-cell>
          <table:table-cell table:style-name="ce54" office:value-type="string">
            <text:p>xNiederdruckFFST</text:p>
          </table:table-cell>
          <table:table-cell office:value-type="string">
            <text:p>Niederdrucküberladung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2">
            <text:p>2</text:p>
          </table:table-cell>
          <table:table-cell table:style-name="ce54" office:value-type="string">
            <text:p>Fahrtrichtung Nullstellung FFST</text:p>
          </table:table-cell>
          <table:table-cell office:value-type="string">
            <text:p>bool</text:p>
          </table:table-cell>
          <table:table-cell table:style-name="ce54" office:value-type="string">
            <text:p>xFRNullstellungFFST</text:p>
          </table:table-cell>
          <table:table-cell office:value-type="string">
            <text:p>Fahrtrichtung Nullstellung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1">
            <text:p>1</text:p>
          </table:table-cell>
          <table:table-cell table:style-name="ce54" office:value-type="string">
            <text:p>Fahrtrichtung Vorwärts FFST</text:p>
          </table:table-cell>
          <table:table-cell office:value-type="string">
            <text:p>bool</text:p>
          </table:table-cell>
          <table:table-cell table:style-name="ce54" office:value-type="string">
            <text:p>xFRVorwaertsFFST</text:p>
          </table:table-cell>
          <table:table-cell office:value-type="string">
            <text:p>Fahrtrichtung Vorwärt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3">
            <text:p>93</text:p>
          </table:table-cell>
          <table:table-cell office:value-type="float" office:value="0">
            <text:p>0</text:p>
          </table:table-cell>
          <table:table-cell table:style-name="ce54" office:value-type="string">
            <text:p>Fahrtrichtung Rückwärts FFST</text:p>
          </table:table-cell>
          <table:table-cell office:value-type="string">
            <text:p>bool</text:p>
          </table:table-cell>
          <table:table-cell table:style-name="ce54" office:value-type="string">
            <text:p>xFRRueckwaertsFFST</text:p>
          </table:table-cell>
          <table:table-cell office:value-type="string">
            <text:p>Fahrtrichtung Rückwärt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7">
            <text:p>7</text:p>
          </table:table-cell>
          <table:table-cell table:style-name="ce54" office:value-type="string">
            <text:p>Funkfernsteuerung bereit FFST</text:p>
          </table:table-cell>
          <table:table-cell office:value-type="string">
            <text:p>bool</text:p>
          </table:table-cell>
          <table:table-cell table:style-name="ce54" office:value-type="string">
            <text:p>xFFSTBereitFFST</text:p>
          </table:table-cell>
          <table:table-cell office:value-type="string">
            <text:p>Funkfernsteuerung bereit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6">
            <text:p>6</text:p>
          </table:table-cell>
          <table:table-cell table:style-name="ce54" office:value-type="string">
            <text:p>Traktionsfreigabe FFST</text:p>
          </table:table-cell>
          <table:table-cell office:value-type="string">
            <text:p>bool</text:p>
          </table:table-cell>
          <table:table-cell table:style-name="ce54" office:value-type="string">
            <text:p>xTraktionsfreigabeFFST</text:p>
          </table:table-cell>
          <table:table-cell office:value-type="string">
            <text:p>Traktionsfreigabe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5">
            <text:p>5</text:p>
          </table:table-cell>
          <table:table-cell table:style-name="ce54" office:value-type="string">
            <text:p>Freigabe FFST</text:p>
          </table:table-cell>
          <table:table-cell office:value-type="string">
            <text:p>bool</text:p>
          </table:table-cell>
          <table:table-cell table:style-name="ce54" office:value-type="string">
            <text:p>xFreigabeFFST</text:p>
          </table:table-cell>
          <table:table-cell office:value-type="string">
            <text:p>Freigabe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4">
            <text:p>4</text:p>
          </table:table-cell>
          <table:table-cell table:style-name="ce54" office:value-type="string">
            <text:p>Fahrsprerre FFST</text:p>
          </table:table-cell>
          <table:table-cell office:value-type="string">
            <text:p>bool</text:p>
          </table:table-cell>
          <table:table-cell table:style-name="ce54" office:value-type="string">
            <text:p>xFahrsperreFFST</text:p>
          </table:table-cell>
          <table:table-cell office:value-type="string">
            <text:p>Fahrsprerre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3">
            <text:p>3</text:p>
          </table:table-cell>
          <table:table-cell table:style-name="ce54" office:value-type="string">
            <text:p>Sander FFST</text:p>
          </table:table-cell>
          <table:table-cell office:value-type="string">
            <text:p>bool</text:p>
          </table:table-cell>
          <table:table-cell table:style-name="ce54" office:value-type="string">
            <text:p>xSanderFFST</text:p>
          </table:table-cell>
          <table:table-cell office:value-type="string">
            <text:p>Sander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2">
            <text:p>2</text:p>
          </table:table-cell>
          <table:table-cell table:style-name="ce54" office:value-type="string">
            <text:p>Makrofon FFST</text:p>
          </table:table-cell>
          <table:table-cell office:value-type="string">
            <text:p>bool</text:p>
          </table:table-cell>
          <table:table-cell table:style-name="ce54" office:value-type="string">
            <text:p>xMakrofonFFST</text:p>
          </table:table-cell>
          <table:table-cell office:value-type="string">
            <text:p>Makrofon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1">
            <text:p>1</text:p>
          </table:table-cell>
          <table:table-cell table:style-name="ce54" office:value-type="string">
            <text:p>Neigen überbrücken FFST</text:p>
          </table:table-cell>
          <table:table-cell office:value-type="string">
            <text:p>bool</text:p>
          </table:table-cell>
          <table:table-cell table:style-name="ce54" office:value-type="string">
            <text:p>xNeigenUeberbFFST</text:p>
          </table:table-cell>
          <table:table-cell office:value-type="string">
            <text:p>Neigen überbrücken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4">
            <text:p>94</text:p>
          </table:table-cell>
          <table:table-cell office:value-type="float" office:value="0">
            <text:p>0</text:p>
          </table:table-cell>
          <table:table-cell table:style-name="ce54" office:value-type="string">
            <text:p>Neigengungsüberwachung FFST</text:p>
          </table:table-cell>
          <table:table-cell office:value-type="string">
            <text:p>bool</text:p>
          </table:table-cell>
          <table:table-cell table:style-name="ce54" office:value-type="string">
            <text:p>xNeigungsueberwFFST</text:p>
          </table:table-cell>
          <table:table-cell office:value-type="string">
            <text:p>Neigengungsüberwachung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5">
            <text:p>95</text:p>
          </table:table-cell>
          <table:table-cell office:value-type="float" office:value="7">
            <text:p>7</text:p>
          </table:table-cell>
          <table:table-cell table:style-name="ce54" office:value-type="string">
            <text:p>Dieselmtotor Stop FFST</text:p>
          </table:table-cell>
          <table:table-cell office:value-type="string">
            <text:p>bool</text:p>
          </table:table-cell>
          <table:table-cell table:style-name="ce54" office:value-type="string">
            <text:p>xDMStopFFST</text:p>
          </table:table-cell>
          <table:table-cell office:value-type="string">
            <text:p>Dieselmtotor Stop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5">
            <text:p>95</text:p>
          </table:table-cell>
          <table:table-cell office:value-type="float" office:value="6">
            <text:p>6</text:p>
          </table:table-cell>
          <table:table-cell table:style-name="ce54" office:value-type="string">
            <text:p>Dieselmotor Start FFST</text:p>
          </table:table-cell>
          <table:table-cell office:value-type="string">
            <text:p>bool</text:p>
          </table:table-cell>
          <table:table-cell table:style-name="ce54" office:value-type="string">
            <text:p>xDMStartFFST</text:p>
          </table:table-cell>
          <table:table-cell office:value-type="string">
            <text:p>Dieselmotor Start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5">
            <text:p>95</text:p>
          </table:table-cell>
          <table:table-cell office:value-type="float" office:value="5">
            <text:p>5</text:p>
          </table:table-cell>
          <table:table-cell table:style-name="ce54" office:value-type="string">
            <text:p>Vmax minus FFST</text:p>
          </table:table-cell>
          <table:table-cell office:value-type="string">
            <text:p>bool</text:p>
          </table:table-cell>
          <table:table-cell table:style-name="ce54" office:value-type="string">
            <text:p>xVmaxMinusFFST</text:p>
          </table:table-cell>
          <table:table-cell office:value-type="string">
            <text:p>Vmax minu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5">
            <text:p>95</text:p>
          </table:table-cell>
          <table:table-cell office:value-type="float" office:value="4">
            <text:p>4</text:p>
          </table:table-cell>
          <table:table-cell table:style-name="ce54" office:value-type="string">
            <text:p>Vmax plus FFST</text:p>
          </table:table-cell>
          <table:table-cell office:value-type="string">
            <text:p>bool</text:p>
          </table:table-cell>
          <table:table-cell table:style-name="ce54" office:value-type="string">
            <text:p>xVmaxPlusFFST</text:p>
          </table:table-cell>
          <table:table-cell office:value-type="string">
            <text:p>Vmax plus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office:value-type="float" office:value="95">
            <text:p>95</text:p>
          </table:table-cell>
          <table:table-cell office:value-type="float" office:value="3">
            <text:p>3</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office:value-type="float" office:value="95">
            <text:p>95</text:p>
          </table:table-cell>
          <table:table-cell office:value-type="float" office:value="2">
            <text:p>2</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office:value-type="float" office:value="95">
            <text:p>95</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office:value-type="float" office:value="95">
            <text:p>95</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6">
            <text:p>96</text:p>
          </table:table-cell>
          <table:table-cell office:value-type="float" office:value="7">
            <text:p>7</text:p>
          </table:table-cell>
          <table:table-cell table:style-name="ce54" office:value-type="string">
            <text:p>Summenwarnung FFST</text:p>
          </table:table-cell>
          <table:table-cell office:value-type="string">
            <text:p>bool</text:p>
          </table:table-cell>
          <table:table-cell table:style-name="ce54" office:value-type="string">
            <text:p>xSummenwarnungFFST</text:p>
          </table:table-cell>
          <table:table-cell office:value-type="string">
            <text:p>Summenwarnung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6">
            <text:p>96</text:p>
          </table:table-cell>
          <table:table-cell office:value-type="float" office:value="6">
            <text:p>6</text:p>
          </table:table-cell>
          <table:table-cell table:style-name="ce54" office:value-type="string">
            <text:p>Summenstörung FFST</text:p>
          </table:table-cell>
          <table:table-cell office:value-type="string">
            <text:p>bool</text:p>
          </table:table-cell>
          <table:table-cell table:style-name="ce54" office:value-type="string">
            <text:p>xSummenstoerungFFST</text:p>
          </table:table-cell>
          <table:table-cell office:value-type="string">
            <text:p>Summenstörung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6">
            <text:p>96</text:p>
          </table:table-cell>
          <table:table-cell office:value-type="float" office:value="5">
            <text:p>5</text:p>
          </table:table-cell>
          <table:table-cell table:style-name="ce54" office:value-type="string">
            <text:p>Bremse angelegt FFST</text:p>
          </table:table-cell>
          <table:table-cell office:value-type="string">
            <text:p>bool</text:p>
          </table:table-cell>
          <table:table-cell table:style-name="ce54" office:value-type="string">
            <text:p>xBremseAngelegtFFST</text:p>
          </table:table-cell>
          <table:table-cell office:value-type="string">
            <text:p>Bremse angelegt FFST</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6">
            <text:p>96</text:p>
          </table:table-cell>
          <table:table-cell office:value-type="float" office:value="4">
            <text:p>4</text:p>
          </table:table-cell>
          <table:table-cell table:style-name="ce54" office:value-type="string">
            <text:p>Vmax 10 km/h</text:p>
          </table:table-cell>
          <table:table-cell office:value-type="string">
            <text:p>bool</text:p>
          </table:table-cell>
          <table:table-cell table:style-name="ce54" office:value-type="string">
            <text:p>xVmax10_FFST</text:p>
          </table:table-cell>
          <table:table-cell office:value-type="string">
            <text:p>Vmax 10 km/h</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6">
            <text:p>96</text:p>
          </table:table-cell>
          <table:table-cell office:value-type="float" office:value="3">
            <text:p>3</text:p>
          </table:table-cell>
          <table:table-cell table:style-name="ce54" office:value-type="string">
            <text:p>Vmax 30 km/h</text:p>
          </table:table-cell>
          <table:table-cell office:value-type="string">
            <text:p>bool</text:p>
          </table:table-cell>
          <table:table-cell table:style-name="ce54" office:value-type="string">
            <text:p>xVmax30_FFST</text:p>
          </table:table-cell>
          <table:table-cell office:value-type="string">
            <text:p>Vmax 30 km/h</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6">
            <text:p>96</text:p>
          </table:table-cell>
          <table:table-cell office:value-type="float" office:value="2">
            <text:p>2</text:p>
          </table:table-cell>
          <table:table-cell table:style-name="ce54" office:value-type="string">
            <text:p>Vmax 40 km/h</text:p>
          </table:table-cell>
          <table:table-cell office:value-type="string">
            <text:p>bool</text:p>
          </table:table-cell>
          <table:table-cell table:style-name="ce54" office:value-type="string">
            <text:p>xVmax40_FFST</text:p>
          </table:table-cell>
          <table:table-cell office:value-type="string">
            <text:p>Vmax 40 km/h</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96">
            <text:p>96</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50" office:value-type="float" office:value="96">
            <text:p>96</text:p>
          </table:table-cell>
          <table:table-cell office:value-type="float" office:value="0">
            <text:p>0</text:p>
          </table:table-cell>
          <table:table-cell table:number-columns-repeated="4"/>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7">
            <text:p>7</text:p>
          </table:table-cell>
          <table:table-cell table:style-name="ce54" office:value-type="string">
            <text:p>Fahrzeug Slave ASIS 100</text:p>
          </table:table-cell>
          <table:table-cell office:value-type="string">
            <text:p>bool</text:p>
          </table:table-cell>
          <table:table-cell table:style-name="ce54" office:value-type="string">
            <text:p>xFahrzeugSlaveASIS</text:p>
          </table:table-cell>
          <table:table-cell office:value-type="string">
            <text:p>Fahrzeug Slave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6">
            <text:p>6</text:p>
          </table:table-cell>
          <table:table-cell table:style-name="ce54" office:value-type="string">
            <text:p>Fahrzeug Vorspannbetrieb ASIS 100</text:p>
          </table:table-cell>
          <table:table-cell office:value-type="string">
            <text:p>bool</text:p>
          </table:table-cell>
          <table:table-cell table:style-name="ce54" office:value-type="string">
            <text:p>xFahrzeugVorspannASIS</text:p>
          </table:table-cell>
          <table:table-cell office:value-type="string">
            <text:p>Fahrzeug Vorspannbetrieb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5">
            <text:p>5</text:p>
          </table:table-cell>
          <table:table-cell table:style-name="ce54" office:value-type="string">
            <text:p>Fahrzeug Funkfernsteuerung ASIS 100</text:p>
          </table:table-cell>
          <table:table-cell office:value-type="string">
            <text:p>bool</text:p>
          </table:table-cell>
          <table:table-cell table:style-name="ce54" office:value-type="string">
            <text:p>xFahrzeugFFST_ASIS</text:p>
          </table:table-cell>
          <table:table-cell office:value-type="string">
            <text:p>Fahrzeug Funkfernsteuerung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4">
            <text:p>4</text:p>
          </table:table-cell>
          <table:table-cell table:style-name="ce54" office:value-type="string">
            <text:p>Integra abgetrennt ASIS 100</text:p>
          </table:table-cell>
          <table:table-cell office:value-type="string">
            <text:p>bool</text:p>
          </table:table-cell>
          <table:table-cell table:style-name="ce54" office:value-type="string">
            <text:p>xIntegraAbgetrenntASIS</text:p>
          </table:table-cell>
          <table:table-cell office:value-type="string">
            <text:p>Integra abgetrenn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3">
            <text:p>3</text:p>
          </table:table-cell>
          <table:table-cell table:style-name="ce54" office:value-type="string">
            <text:p>Integra Warnung ASIS 100</text:p>
          </table:table-cell>
          <table:table-cell office:value-type="string">
            <text:p>bool</text:p>
          </table:table-cell>
          <table:table-cell table:style-name="ce54" office:value-type="string">
            <text:p>xIntegraWarnungASIS</text:p>
          </table:table-cell>
          <table:table-cell office:value-type="string">
            <text:p>Integra Warnung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2">
            <text:p>2</text:p>
          </table:table-cell>
          <table:table-cell table:style-name="ce54" office:value-type="string">
            <text:p>Integra Halt ASIS 100</text:p>
          </table:table-cell>
          <table:table-cell office:value-type="string">
            <text:p>bool</text:p>
          </table:table-cell>
          <table:table-cell table:style-name="ce54" office:value-type="string">
            <text:p>xIntegraHaltASIS</text:p>
          </table:table-cell>
          <table:table-cell office:value-type="string">
            <text:p>Integra Hal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1">
            <text:p>1</text:p>
          </table:table-cell>
          <table:table-cell table:style-name="ce54" office:value-type="string">
            <text:p>Fahrtrichtung vorwärts ASIS 100</text:p>
          </table:table-cell>
          <table:table-cell office:value-type="string">
            <text:p>bool</text:p>
          </table:table-cell>
          <table:table-cell table:style-name="ce54" office:value-type="string">
            <text:p>xFRvorwaertsASIS</text:p>
          </table:table-cell>
          <table:table-cell office:value-type="string">
            <text:p>Fahrtrichtung vorwärts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97">
            <text:p>97</text:p>
          </table:table-cell>
          <table:table-cell office:value-type="float" office:value="0">
            <text:p>0</text:p>
          </table:table-cell>
          <table:table-cell table:style-name="ce54" office:value-type="string">
            <text:p>Fahrtrichtung rückwärts ASIS 100</text:p>
          </table:table-cell>
          <table:table-cell office:value-type="string">
            <text:p>bool</text:p>
          </table:table-cell>
          <table:table-cell table:style-name="ce54" office:value-type="string">
            <text:p>xFRrueckwaertsASIS</text:p>
          </table:table-cell>
          <table:table-cell office:value-type="string">
            <text:p>Fahrtrichtung rückwärts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7">
            <text:p>7</text:p>
          </table:table-cell>
          <table:table-cell table:style-name="ce54" office:value-type="string">
            <text:p>Warnung Manöver ASIS 100</text:p>
          </table:table-cell>
          <table:table-cell office:value-type="string">
            <text:p>bool</text:p>
          </table:table-cell>
          <table:table-cell table:style-name="ce54" office:value-type="string">
            <text:p>xWarnungManoeverASIS</text:p>
          </table:table-cell>
          <table:table-cell office:value-type="string">
            <text:p>Warnung Manöver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6">
            <text:p>6</text:p>
          </table:table-cell>
          <table:table-cell table:style-name="ce54" office:value-type="string">
            <text:p>Test SIST ASIS 100</text:p>
          </table:table-cell>
          <table:table-cell office:value-type="string">
            <text:p>bool</text:p>
          </table:table-cell>
          <table:table-cell table:style-name="ce54" office:value-type="string">
            <text:p>xTestSIST_ASIS</text:p>
          </table:table-cell>
          <table:table-cell office:value-type="string">
            <text:p>Test SIS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5">
            <text:p>5</text:p>
          </table:table-cell>
          <table:table-cell table:style-name="ce54" office:value-type="string">
            <text:p>Pedal SIST ASIS 100</text:p>
          </table:table-cell>
          <table:table-cell office:value-type="string">
            <text:p>bool</text:p>
          </table:table-cell>
          <table:table-cell table:style-name="ce54" office:value-type="string">
            <text:p>xPedalSIST_ASIS</text:p>
          </table:table-cell>
          <table:table-cell office:value-type="string">
            <text:p>Pedal SIS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4">
            <text:p>4</text:p>
          </table:table-cell>
          <table:table-cell table:style-name="ce54" office:value-type="string">
            <text:p>Notaus manuell ASIS 100</text:p>
          </table:table-cell>
          <table:table-cell office:value-type="string">
            <text:p>bool</text:p>
          </table:table-cell>
          <table:table-cell table:style-name="ce54" office:value-type="string">
            <text:p>xNotausManuellASIS</text:p>
          </table:table-cell>
          <table:table-cell office:value-type="string">
            <text:p>Notaus manuell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3">
            <text:p>3</text:p>
          </table:table-cell>
          <table:table-cell table:style-name="ce54" office:value-type="string">
            <text:p>Rückstellung SIST ASIS 100</text:p>
          </table:table-cell>
          <table:table-cell office:value-type="string">
            <text:p>bool</text:p>
          </table:table-cell>
          <table:table-cell table:style-name="ce54" office:value-type="string">
            <text:p>xRueckstellungASIS</text:p>
          </table:table-cell>
          <table:table-cell office:value-type="string">
            <text:p>Rückstellung SIS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2">
            <text:p>2</text:p>
          </table:table-cell>
          <table:table-cell table:style-name="ce54" office:value-type="string">
            <text:p>Überbrückung SIST ASIS 100</text:p>
          </table:table-cell>
          <table:table-cell office:value-type="string">
            <text:p>bool</text:p>
          </table:table-cell>
          <table:table-cell table:style-name="ce54" office:value-type="string">
            <text:p>xUeberbruecktSIST_ASIS</text:p>
          </table:table-cell>
          <table:table-cell office:value-type="string">
            <text:p>Überbrückung SIS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1">
            <text:p>1</text:p>
          </table:table-cell>
          <table:table-cell table:style-name="ce54" office:value-type="string">
            <text:p>Zone einfrieren ASIS 100</text:p>
          </table:table-cell>
          <table:table-cell office:value-type="string">
            <text:p>bool</text:p>
          </table:table-cell>
          <table:table-cell table:style-name="ce54" office:value-type="string">
            <text:p>xZoneEinfrierenASIS</text:p>
          </table:table-cell>
          <table:table-cell office:value-type="string">
            <text:p>Zone einfrieren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8">
            <text:p>98</text:p>
          </table:table-cell>
          <table:table-cell office:value-type="float" office:value="0">
            <text:p>0</text:p>
          </table:table-cell>
          <table:table-cell table:style-name="ce54" office:value-type="string">
            <text:p>Makrofon ASIS 100</text:p>
          </table:table-cell>
          <table:table-cell office:value-type="string">
            <text:p>bool</text:p>
          </table:table-cell>
          <table:table-cell table:style-name="ce54" office:value-type="string">
            <text:p>xMakrofonASIS</text:p>
          </table:table-cell>
          <table:table-cell office:value-type="string">
            <text:p>Makrofon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99">
            <text:p>99</text:p>
          </table:table-cell>
          <table:table-cell office:value-type="float" office:value="7">
            <text:p>7</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6">
            <text:p>6</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5">
            <text:p>5</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4">
            <text:p>4</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3">
            <text:p>3</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2">
            <text:p>2</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1">
            <text:p>1</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3" office:value-type="float" office:value="99">
            <text:p>99</text:p>
          </table:table-cell>
          <table:table-cell office:value-type="float" office:value="0">
            <text:p>0</text:p>
          </table:table-cell>
          <table:table-cell table:style-name="ce54"/>
          <table:table-cell/>
          <table:table-cell table:style-name="ce54"/>
          <table:table-cell/>
          <table:table-cell table:style-name="Default" table:number-columns-repeated="2"/>
          <table:table-cell table:number-columns-repeated="248"/>
        </table:table-row>
        <table:table-row table:style-name="ro1">
          <table:table-cell table:style-name="ce49" office:value-type="float" office:value="100">
            <text:p>100</text:p>
          </table:table-cell>
          <table:table-cell office:value-type="float" office:value="7">
            <text:p>7</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6">
            <text:p>6</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5">
            <text:p>5</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4">
            <text:p>4</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3">
            <text:p>3</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2">
            <text:p>2</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1">
            <text:p>1</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0">
            <text:p>100</text:p>
          </table:table-cell>
          <table:table-cell office:value-type="float" office:value="0">
            <text:p>0</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7">
            <text:p>7</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6">
            <text:p>6</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5">
            <text:p>5</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4">
            <text:p>4</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3">
            <text:p>3</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2">
            <text:p>2</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1">
            <text:p>1</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9" office:value-type="float" office:value="101">
            <text:p>101</text:p>
          </table:table-cell>
          <table:table-cell office:value-type="float" office:value="0">
            <text:p>0</text:p>
          </table:table-cell>
          <table:table-cell table:style-name="ce54" office:value-type="string">
            <text:p>Fahrzeuggeschwindigkeit Kanal 1 ASIS 100</text:p>
          </table:table-cell>
          <table:table-cell table:style-name="ce36" office:value-type="string">
            <text:p>uint16_t</text:p>
          </table:table-cell>
          <table:table-cell table:style-name="ce54" office:value-type="string">
            <text:p>wVIstKanal1_ASIS</text:p>
          </table:table-cell>
          <table:table-cell office:value-type="string">
            <text:p>Fahrzeuggeschwindigkeit Kanal 1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7">
            <text:p>7</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6">
            <text:p>6</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5">
            <text:p>5</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4">
            <text:p>4</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3">
            <text:p>3</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2">
            <text:p>2</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1">
            <text:p>1</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2">
            <text:p>102</text:p>
          </table:table-cell>
          <table:table-cell office:value-type="float" office:value="0">
            <text:p>0</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7">
            <text:p>7</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6">
            <text:p>6</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5">
            <text:p>5</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4">
            <text:p>4</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3">
            <text:p>3</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2">
            <text:p>2</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1">
            <text:p>1</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3">
            <text:p>103</text:p>
          </table:table-cell>
          <table:table-cell office:value-type="float" office:value="0">
            <text:p>0</text:p>
          </table:table-cell>
          <table:table-cell table:style-name="ce54" office:value-type="string">
            <text:p>Fahrzeuggeschwindigkeit Kanal 2 ASIS 100</text:p>
          </table:table-cell>
          <table:table-cell table:style-name="ce36" office:value-type="string">
            <text:p>uint16_t</text:p>
          </table:table-cell>
          <table:table-cell table:style-name="ce54" office:value-type="string">
            <text:p>wVIstKanal2_ASIS</text:p>
          </table:table-cell>
          <table:table-cell office:value-type="string">
            <text:p>Fahrzeuggeschwindigkeit Kanal 2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7">
            <text:p>7</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4">
            <text:p>104</text:p>
          </table:table-cell>
          <table:table-cell office:value-type="float" office:value="6">
            <text:p>6</text:p>
          </table:table-cell>
          <table:table-cell table:style-name="ce54" office:value-type="string">
            <text:p>Integra Vist &gt; 45km/h ASIS 100</text:p>
          </table:table-cell>
          <table:table-cell office:value-type="string">
            <text:p>bool</text:p>
          </table:table-cell>
          <table:table-cell table:style-name="ce54" office:value-type="string">
            <text:p>xIntegra45kmhASIS</text:p>
          </table:table-cell>
          <table:table-cell office:value-type="string">
            <text:p>Integra Vist &gt; 45km/h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4">
            <text:p>104</text:p>
          </table:table-cell>
          <table:table-cell office:value-type="float" office:value="5">
            <text:p>5</text:p>
          </table:table-cell>
          <table:table-cell table:style-name="ce54" office:value-type="string">
            <text:p>Stoerung ASIS 100</text:p>
          </table:table-cell>
          <table:table-cell office:value-type="string">
            <text:p>bool</text:p>
          </table:table-cell>
          <table:table-cell table:style-name="ce54" office:value-type="string">
            <text:p>xStoerung_ASIS</text:p>
          </table:table-cell>
          <table:table-cell office:value-type="string">
            <text:p>Stoerung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4">
            <text:p>4</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4">
            <text:p>104</text:p>
          </table:table-cell>
          <table:table-cell office:value-type="float" office:value="3">
            <text:p>3</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4">
            <text:p>104</text:p>
          </table:table-cell>
          <table:table-cell office:value-type="float" office:value="2">
            <text:p>2</text:p>
          </table:table-cell>
          <table:table-cell table:style-name="ce54" office:value-type="string">
            <text:p>Summer Langsamgang ASIS 100</text:p>
          </table:table-cell>
          <table:table-cell office:value-type="string">
            <text:p>bool</text:p>
          </table:table-cell>
          <table:table-cell table:style-name="ce54" office:value-type="string">
            <text:p>xSummerLangsamASIS</text:p>
          </table:table-cell>
          <table:table-cell office:value-type="string">
            <text:p>Summer Langsamgang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4">
            <text:p>104</text:p>
          </table:table-cell>
          <table:table-cell office:value-type="float" office:value="1">
            <text:p>1</text:p>
          </table:table-cell>
          <table:table-cell table:style-name="ce54" office:value-type="string">
            <text:p>Stillstand ASIS 100</text:p>
          </table:table-cell>
          <table:table-cell office:value-type="string">
            <text:p>bool</text:p>
          </table:table-cell>
          <table:table-cell table:style-name="ce54" office:value-type="string">
            <text:p>xStillstandASIS</text:p>
          </table:table-cell>
          <table:table-cell office:value-type="string">
            <text:p>Stillstand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4">
            <text:p>104</text:p>
          </table:table-cell>
          <table:table-cell office:value-type="float" office:value="0">
            <text:p>0</text:p>
          </table:table-cell>
          <table:table-cell table:style-name="ce54" office:value-type="string">
            <text:p>Summer Schnellgang ASIS 100</text:p>
          </table:table-cell>
          <table:table-cell office:value-type="string">
            <text:p>bool</text:p>
          </table:table-cell>
          <table:table-cell table:style-name="ce54" office:value-type="string">
            <text:p>xSummerSchnellASIS</text:p>
          </table:table-cell>
          <table:table-cell office:value-type="string">
            <text:p>Summer Schnellgang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5">
            <text:p>105</text:p>
          </table:table-cell>
          <table:table-cell office:value-type="float" office:value="7">
            <text:p>7</text:p>
          </table:table-cell>
          <table:table-cell table:style-name="ce54" office:value-type="string">
            <text:p>Notbremse aktiv ASIS 100</text:p>
          </table:table-cell>
          <table:table-cell office:value-type="string">
            <text:p>bool</text:p>
          </table:table-cell>
          <table:table-cell table:style-name="ce54" office:value-type="string">
            <text:p>xNotbremseASIS</text:p>
          </table:table-cell>
          <table:table-cell office:value-type="string">
            <text:p>Notbremse aktiv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6">
            <text:p>6</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5">
            <text:p>5</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4">
            <text:p>4</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5">
            <text:p>105</text:p>
          </table:table-cell>
          <table:table-cell office:value-type="float" office:value="3">
            <text:p>3</text:p>
          </table:table-cell>
          <table:table-cell table:style-name="ce54" office:value-type="string">
            <text:p>Anzeige Zone eingefroren ASIS 100</text:p>
          </table:table-cell>
          <table:table-cell office:value-type="string">
            <text:p>bool</text:p>
          </table:table-cell>
          <table:table-cell table:style-name="ce54" office:value-type="string">
            <text:p>xAnzeigeZoneASIS</text:p>
          </table:table-cell>
          <table:table-cell office:value-type="string">
            <text:p>Anzeige Zone eingefroren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3" office:value-type="float" office:value="105">
            <text:p>105</text:p>
          </table:table-cell>
          <table:table-cell office:value-type="float" office:value="2">
            <text:p>2</text:p>
          </table:table-cell>
          <table:table-cell table:style-name="ce54" office:value-type="string">
            <text:p>Anzeige Test SIST ASIS 100</text:p>
          </table:table-cell>
          <table:table-cell office:value-type="string">
            <text:p>bool</text:p>
          </table:table-cell>
          <table:table-cell table:style-name="ce54" office:value-type="string">
            <text:p>xAnzeigeTestASIS</text:p>
          </table:table-cell>
          <table:table-cell office:value-type="string">
            <text:p>Anzeige Test SIST ASIS 100</text:p>
          </table:table-cell>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1">
            <text:p>1</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table-cell table:style-name="ce4" office:value-type="float" office:value="105">
            <text:p>105</text:p>
          </table:table-cell>
          <table:table-cell office:value-type="float" office:value="0">
            <text:p>0</text:p>
          </table:table-cell>
          <table:table-cell/>
          <table:table-cell office:value-type="string">
            <text:p>bool</text:p>
          </table:table-cell>
          <table:table-cell table:number-columns-repeated="2"/>
          <table:table-cell table:style-name="Default" office:value-type="float" office:value="0">
            <text:p>0</text:p>
          </table:table-cell>
          <table:table-cell table:style-name="Default" office:value-type="float" office:value="1">
            <text:p>1</text:p>
          </table:table-cell>
          <table:table-cell office:value-type="string">
            <text:p>n/a</text:p>
          </table:table-cell>
          <table:table-cell table:number-columns-repeated="247"/>
        </table:table-row>
        <table:table-row table:style-name="ro1" table:number-rows-repeated="61058">
          <table:table-cell table:number-columns-repeated="256"/>
        </table:table-row>
        <table:table-row table:style-name="ro1">
          <table:table-cell table:number-columns-repeated="256"/>
        </table:table-row>
      </table:table>
      <table:table table:name="RegOut" table:style-name="ta1" table:print="false">
        <table:table-column table:style-name="co13" table:default-cell-style-name="ce3"/>
        <table:table-column table:style-name="co1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3">
          <table:table-cell table:style-name="Default"/>
          <table:table-cell table:number-columns-repeated="10"/>
        </table:table-row>
        <table:table-row table:style-name="ro3">
          <table:table-cell table:style-name="ce58" office:value-type="string">
            <text:p>Output register</text:p>
          </table:table-cell>
          <table:table-cell table:number-columns-repeated="10"/>
        </table:table-row>
        <table:table-row table:style-name="ro1" table:number-rows-repeated="3">
          <table:table-cell table:style-name="Default"/>
          <table:table-cell table:number-columns-repeated="10"/>
        </table:table-row>
        <table:table-row table:style-name="ro1">
          <table:table-cell table:style-name="ce1" office:value-type="string">
            <text:p>Modbus</text:p>
          </table:table-cell>
          <table:table-cell table:style-name="ce1" table:number-columns-repeated="2"/>
          <table:table-cell table:style-name="ce1" office:value-type="string">
            <text:p>Variablen in C/C++</text:p>
          </table:table-cell>
          <table:table-cell table:style-name="ce1"/>
          <table:table-cell table:style-name="ce1" office:value-type="string">
            <text:p>Informationen</text:p>
          </table:table-cell>
          <table:table-cell table:style-name="ce1" table:number-columns-repeated="2"/>
          <table:table-cell table:style-name="ce1" office:value-type="string">
            <text:p>Zugbus WTB</text:p>
          </table:table-cell>
          <table:table-cell table:style-name="ce1" office:value-type="string">
            <text:p>Fehlerinfo</text:p>
          </table:table-cell>
          <table:table-cell table:style-name="ce1"/>
        </table:table-row>
        <table:table-row table:style-name="ro1">
          <table:table-cell table:style-name="ce1" office:value-type="string">
            <text:p>byte</text:p>
          </table:table-cell>
          <table:table-cell table:style-name="ce1" office:value-type="string">
            <text:p>bit</text:p>
          </table:table-cell>
          <table:table-cell table:style-name="ce1" office:value-type="string">
            <text:p>Kommentar für Quelltext (Achtung Formel!)</text:p>
          </table:table-cell>
          <table:table-cell table:style-name="ce1" office:value-type="string">
            <text:p>Datatyp</text:p>
          </table:table-cell>
          <table:table-cell table:style-name="ce1" office:value-type="string">
            <text:p>Variablenname</text:p>
          </table:table-cell>
          <table:table-cell table:style-name="ce1" office:value-type="string">
            <text:p>Kurzbeschreibung</text:p>
          </table:table-cell>
          <table:table-cell table:style-name="ce1" office:value-type="string">
            <text:p>Offset</text:p>
          </table:table-cell>
          <table:table-cell table:style-name="ce1" office:value-type="string">
            <text:p>Skalierung</text:p>
          </table:table-cell>
          <table:table-cell table:style-name="ce1" office:value-type="string">
            <text:p>Zugbus Byte/Bit</text:p>
          </table:table-cell>
          <table:table-cell table:style-name="ce1" office:value-type="string">
            <text:p>F.Mldg</text:p>
          </table:table-cell>
          <table:table-cell table:style-name="ce1" office:value-type="string">
            <text:p>Prio</text:p>
          </table:table-cell>
        </table:table-row>
        <table:table-row table:style-name="ro1">
          <table:table-cell office:value-type="float" office:value="0">
            <text:p>0</text:p>
          </table:table-cell>
          <table:table-cell office:value-type="float" office:value="7">
            <text:p>7</text:p>
          </table:table-cell>
          <table:table-cell table:formula="of:=[.F10]&amp;IF([.I10]=&quot;n/a&quot;;&quot;&quot;;&quot;, Zugbus &quot;&amp;[.I10])&amp;IF([.J10];&quot;, F.Mldg &quot;&amp;[.J10]&amp;&quot; (Prio &quot;&amp;[.K10]&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table:style-name="ce60"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0">
            <text:p>0</text:p>
          </table:table-cell>
          <table:table-cell office:value-type="float" office:value="6">
            <text:p>6</text:p>
          </table:table-cell>
          <table:table-cell table:formula="of:=[.F11]&amp;IF([.I11]=&quot;n/a&quot;;&quot;&quot;;&quot;, Zugbus &quot;&amp;[.I11])&amp;IF([.J11];&quot;, F.Mldg &quot;&amp;[.J11]&amp;&quot; (Prio &quot;&amp;[.K11]&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0">
            <text:p>0</text:p>
          </table:table-cell>
          <table:table-cell office:value-type="float" office:value="5">
            <text:p>5</text:p>
          </table:table-cell>
          <table:table-cell table:formula="of:=[.F12]&amp;IF([.I12]=&quot;n/a&quot;;&quot;&quot;;&quot;, Zugbus &quot;&amp;[.I12])&amp;IF([.J12];&quot;, F.Mldg &quot;&amp;[.J12]&amp;&quot; (Prio &quot;&amp;[.K12]&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0">
            <text:p>0</text:p>
          </table:table-cell>
          <table:table-cell office:value-type="float" office:value="4">
            <text:p>4</text:p>
          </table:table-cell>
          <table:table-cell table:formula="of:=[.F13]&amp;IF([.I13]=&quot;n/a&quot;;&quot;&quot;;&quot;, Zugbus &quot;&amp;[.I13])&amp;IF([.J13];&quot;, F.Mldg &quot;&amp;[.J13]&amp;&quot; (Prio &quot;&amp;[.K13]&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0">
            <text:p>0</text:p>
          </table:table-cell>
          <table:table-cell office:value-type="float" office:value="3">
            <text:p>3</text:p>
          </table:table-cell>
          <table:table-cell table:formula="of:=[.F14]&amp;IF([.I14]=&quot;n/a&quot;;&quot;&quot;;&quot;, Zugbus &quot;&amp;[.I14])&amp;IF([.J14];&quot;, F.Mldg &quot;&amp;[.J14]&amp;&quot; (Prio &quot;&amp;[.K14]&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0">
            <text:p>0</text:p>
          </table:table-cell>
          <table:table-cell office:value-type="float" office:value="2">
            <text:p>2</text:p>
          </table:table-cell>
          <table:table-cell table:formula="of:=[.F15]&amp;IF([.I15]=&quot;n/a&quot;;&quot;&quot;;&quot;, Zugbus &quot;&amp;[.I15])&amp;IF([.J15];&quot;, F.Mldg &quot;&amp;[.J15]&amp;&quot; (Prio &quot;&amp;[.K15]&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0">
            <text:p>0</text:p>
          </table:table-cell>
          <table:table-cell office:value-type="float" office:value="1">
            <text:p>1</text:p>
          </table:table-cell>
          <table:table-cell table:formula="of:=[.F16]&amp;IF([.I16]=&quot;n/a&quot;;&quot;&quot;;&quot;, Zugbus &quot;&amp;[.I16])&amp;IF([.J16];&quot;, F.Mldg &quot;&amp;[.J16]&amp;&quot; (Prio &quot;&amp;[.K16]&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table:number-columns-repeated="2" office:value-type="float" office:value="0">
            <text:p>0</text:p>
          </table:table-cell>
          <table:table-cell table:formula="of:=[.F17]&amp;IF([.I17]=&quot;n/a&quot;;&quot;&quot;;&quot;, Zugbus &quot;&amp;[.I17])&amp;IF([.J17];&quot;, F.Mldg &quot;&amp;[.J17]&amp;&quot; (Prio &quot;&amp;[.K17]&amp;&quot;)&quot;;&quot;&quot;)" office:value-type="string" office:string-value="Ausgangswert Bereitstellzeit; Montag, Stunden">
            <text:p>Ausgangswert Bereitstellzeit; Montag, Stunden</text:p>
          </table:table-cell>
          <table:table-cell office:value-type="string">
            <text:p>int8_t</text:p>
          </table:table-cell>
          <table:table-cell office:value-type="string">
            <text:p>bMoHrs_out</text:p>
          </table:table-cell>
          <table:table-cell office:value-type="string">
            <text:p>Ausgangswert Bereitstellzeit; Mon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7">
            <text:p>7</text:p>
          </table:table-cell>
          <table:table-cell table:formula="of:=[.F18]&amp;IF([.I18]=&quot;n/a&quot;;&quot;&quot;;&quot;, Zugbus &quot;&amp;[.I18])&amp;IF([.J18];&quot;, F.Mldg &quot;&amp;[.J18]&amp;&quot; (Prio &quot;&amp;[.K18]&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6">
            <text:p>6</text:p>
          </table:table-cell>
          <table:table-cell table:formula="of:=[.F19]&amp;IF([.I19]=&quot;n/a&quot;;&quot;&quot;;&quot;, Zugbus &quot;&amp;[.I19])&amp;IF([.J19];&quot;, F.Mldg &quot;&amp;[.J19]&amp;&quot; (Prio &quot;&amp;[.K19]&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5">
            <text:p>5</text:p>
          </table:table-cell>
          <table:table-cell table:formula="of:=[.F20]&amp;IF([.I20]=&quot;n/a&quot;;&quot;&quot;;&quot;, Zugbus &quot;&amp;[.I20])&amp;IF([.J20];&quot;, F.Mldg &quot;&amp;[.J20]&amp;&quot; (Prio &quot;&amp;[.K20]&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4">
            <text:p>4</text:p>
          </table:table-cell>
          <table:table-cell table:formula="of:=[.F21]&amp;IF([.I21]=&quot;n/a&quot;;&quot;&quot;;&quot;, Zugbus &quot;&amp;[.I21])&amp;IF([.J21];&quot;, F.Mldg &quot;&amp;[.J21]&amp;&quot; (Prio &quot;&amp;[.K21]&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3">
            <text:p>3</text:p>
          </table:table-cell>
          <table:table-cell table:formula="of:=[.F22]&amp;IF([.I22]=&quot;n/a&quot;;&quot;&quot;;&quot;, Zugbus &quot;&amp;[.I22])&amp;IF([.J22];&quot;, F.Mldg &quot;&amp;[.J22]&amp;&quot; (Prio &quot;&amp;[.K22]&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2">
            <text:p>2</text:p>
          </table:table-cell>
          <table:table-cell table:formula="of:=[.F23]&amp;IF([.I23]=&quot;n/a&quot;;&quot;&quot;;&quot;, Zugbus &quot;&amp;[.I23])&amp;IF([.J23];&quot;, F.Mldg &quot;&amp;[.J23]&amp;&quot; (Prio &quot;&amp;[.K23]&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table:number-columns-repeated="2" office:value-type="float" office:value="1">
            <text:p>1</text:p>
          </table:table-cell>
          <table:table-cell table:formula="of:=[.F24]&amp;IF([.I24]=&quot;n/a&quot;;&quot;&quot;;&quot;, Zugbus &quot;&amp;[.I24])&amp;IF([.J24];&quot;, F.Mldg &quot;&amp;[.J24]&amp;&quot; (Prio &quot;&amp;[.K24]&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1">
            <text:p>1</text:p>
          </table:table-cell>
          <table:table-cell office:value-type="float" office:value="0">
            <text:p>0</text:p>
          </table:table-cell>
          <table:table-cell table:formula="of:=[.F25]&amp;IF([.I25]=&quot;n/a&quot;;&quot;&quot;;&quot;, Zugbus &quot;&amp;[.I25])&amp;IF([.J25];&quot;, F.Mldg &quot;&amp;[.J25]&amp;&quot; (Prio &quot;&amp;[.K25]&amp;&quot;)&quot;;&quot;&quot;)" office:value-type="string" office:string-value="Ausgangswert Bereitstellzeit; Montag, Minuten">
            <text:p>Ausgangswert Bereitstellzeit; Montag, Minuten</text:p>
          </table:table-cell>
          <table:table-cell office:value-type="string">
            <text:p>int8_t</text:p>
          </table:table-cell>
          <table:table-cell office:value-type="string">
            <text:p>bMoMin_out</text:p>
          </table:table-cell>
          <table:table-cell office:value-type="string">
            <text:p>Ausgangswert Bereitstellzeit; Montag, Minut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7">
            <text:p>7</text:p>
          </table:table-cell>
          <table:table-cell table:formula="of:=[.F26]&amp;IF([.I26]=&quot;n/a&quot;;&quot;&quot;;&quot;, Zugbus &quot;&amp;[.I26])&amp;IF([.J26];&quot;, F.Mldg &quot;&amp;[.J26]&amp;&quot; (Prio &quot;&amp;[.K26]&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6">
            <text:p>6</text:p>
          </table:table-cell>
          <table:table-cell table:formula="of:=[.F27]&amp;IF([.I27]=&quot;n/a&quot;;&quot;&quot;;&quot;, Zugbus &quot;&amp;[.I27])&amp;IF([.J27];&quot;, F.Mldg &quot;&amp;[.J27]&amp;&quot; (Prio &quot;&amp;[.K27]&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5">
            <text:p>5</text:p>
          </table:table-cell>
          <table:table-cell table:formula="of:=[.F28]&amp;IF([.I28]=&quot;n/a&quot;;&quot;&quot;;&quot;, Zugbus &quot;&amp;[.I28])&amp;IF([.J28];&quot;, F.Mldg &quot;&amp;[.J28]&amp;&quot; (Prio &quot;&amp;[.K28]&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4">
            <text:p>4</text:p>
          </table:table-cell>
          <table:table-cell table:formula="of:=[.F29]&amp;IF([.I29]=&quot;n/a&quot;;&quot;&quot;;&quot;, Zugbus &quot;&amp;[.I29])&amp;IF([.J29];&quot;, F.Mldg &quot;&amp;[.J29]&amp;&quot; (Prio &quot;&amp;[.K29]&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3">
            <text:p>3</text:p>
          </table:table-cell>
          <table:table-cell table:formula="of:=[.F30]&amp;IF([.I30]=&quot;n/a&quot;;&quot;&quot;;&quot;, Zugbus &quot;&amp;[.I30])&amp;IF([.J30];&quot;, F.Mldg &quot;&amp;[.J30]&amp;&quot; (Prio &quot;&amp;[.K30]&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table:number-columns-repeated="2" office:value-type="float" office:value="2">
            <text:p>2</text:p>
          </table:table-cell>
          <table:table-cell table:formula="of:=[.F31]&amp;IF([.I31]=&quot;n/a&quot;;&quot;&quot;;&quot;, Zugbus &quot;&amp;[.I31])&amp;IF([.J31];&quot;, F.Mldg &quot;&amp;[.J31]&amp;&quot; (Prio &quot;&amp;[.K31]&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1">
            <text:p>1</text:p>
          </table:table-cell>
          <table:table-cell table:formula="of:=[.F32]&amp;IF([.I32]=&quot;n/a&quot;;&quot;&quot;;&quot;, Zugbus &quot;&amp;[.I32])&amp;IF([.J32];&quot;, F.Mldg &quot;&amp;[.J32]&amp;&quot; (Prio &quot;&amp;[.K32]&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2">
            <text:p>2</text:p>
          </table:table-cell>
          <table:table-cell office:value-type="float" office:value="0">
            <text:p>0</text:p>
          </table:table-cell>
          <table:table-cell table:formula="of:=[.F33]&amp;IF([.I33]=&quot;n/a&quot;;&quot;&quot;;&quot;, Zugbus &quot;&amp;[.I33])&amp;IF([.J33];&quot;, F.Mldg &quot;&amp;[.J33]&amp;&quot; (Prio &quot;&amp;[.K33]&amp;&quot;)&quot;;&quot;&quot;)" office:value-type="string" office:string-value="Ausgangswert Bereitstellzeit; Dienstag, Stunden">
            <text:p>Ausgangswert Bereitstellzeit; Dienstag, Stunden</text:p>
          </table:table-cell>
          <table:table-cell office:value-type="string">
            <text:p>int8_t</text:p>
          </table:table-cell>
          <table:table-cell office:value-type="string">
            <text:p>bDiHrs_out</text:p>
          </table:table-cell>
          <table:table-cell office:value-type="string">
            <text:p>Ausgangswert Bereitstellzeit; Dienstag, Stunden</text:p>
          </table:table-cell>
          <table:table-cell office:value-type="float" office:value="0">
            <text:p>0</text:p>
          </table:table-cell>
          <table:table-cell table:style-name="ce6" office:value-type="float" office:value="1">
            <text:p>1</text:p>
          </table:table-cell>
          <table:table-cell table:style-name="ce6" office:value-type="string">
            <text:p>n/a</text:p>
          </table:table-cell>
          <table:table-cell table:number-columns-repeated="2"/>
        </table:table-row>
        <table:table-row table:style-name="ro1">
          <table:table-cell office:value-type="float" office:value="3">
            <text:p>3</text:p>
          </table:table-cell>
          <table:table-cell office:value-type="float" office:value="7">
            <text:p>7</text:p>
          </table:table-cell>
          <table:table-cell table:formula="of:=[.F34]&amp;IF([.I34]=&quot;n/a&quot;;&quot;&quot;;&quot;, Zugbus &quot;&amp;[.I34])&amp;IF([.J34];&quot;, F.Mldg &quot;&amp;[.J34]&amp;&quot; (Prio &quot;&amp;[.K34]&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
            <text:p>3</text:p>
          </table:table-cell>
          <table:table-cell office:value-type="float" office:value="6">
            <text:p>6</text:p>
          </table:table-cell>
          <table:table-cell table:formula="of:=[.F35]&amp;IF([.I35]=&quot;n/a&quot;;&quot;&quot;;&quot;, Zugbus &quot;&amp;[.I35])&amp;IF([.J35];&quot;, F.Mldg &quot;&amp;[.J35]&amp;&quot; (Prio &quot;&amp;[.K35]&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
            <text:p>3</text:p>
          </table:table-cell>
          <table:table-cell office:value-type="float" office:value="5">
            <text:p>5</text:p>
          </table:table-cell>
          <table:table-cell table:formula="of:=[.F36]&amp;IF([.I36]=&quot;n/a&quot;;&quot;&quot;;&quot;, Zugbus &quot;&amp;[.I36])&amp;IF([.J36];&quot;, F.Mldg &quot;&amp;[.J36]&amp;&quot; (Prio &quot;&amp;[.K36]&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
            <text:p>3</text:p>
          </table:table-cell>
          <table:table-cell office:value-type="float" office:value="4">
            <text:p>4</text:p>
          </table:table-cell>
          <table:table-cell table:formula="of:=[.F37]&amp;IF([.I37]=&quot;n/a&quot;;&quot;&quot;;&quot;, Zugbus &quot;&amp;[.I37])&amp;IF([.J37];&quot;, F.Mldg &quot;&amp;[.J37]&amp;&quot; (Prio &quot;&amp;[.K37]&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number-columns-repeated="2" office:value-type="float" office:value="3">
            <text:p>3</text:p>
          </table:table-cell>
          <table:table-cell table:formula="of:=[.F38]&amp;IF([.I38]=&quot;n/a&quot;;&quot;&quot;;&quot;, Zugbus &quot;&amp;[.I38])&amp;IF([.J38];&quot;, F.Mldg &quot;&amp;[.J38]&amp;&quot; (Prio &quot;&amp;[.K38]&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
            <text:p>3</text:p>
          </table:table-cell>
          <table:table-cell office:value-type="float" office:value="2">
            <text:p>2</text:p>
          </table:table-cell>
          <table:table-cell table:formula="of:=[.F39]&amp;IF([.I39]=&quot;n/a&quot;;&quot;&quot;;&quot;, Zugbus &quot;&amp;[.I39])&amp;IF([.J39];&quot;, F.Mldg &quot;&amp;[.J39]&amp;&quot; (Prio &quot;&amp;[.K39]&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
            <text:p>3</text:p>
          </table:table-cell>
          <table:table-cell office:value-type="float" office:value="1">
            <text:p>1</text:p>
          </table:table-cell>
          <table:table-cell table:formula="of:=[.F40]&amp;IF([.I40]=&quot;n/a&quot;;&quot;&quot;;&quot;, Zugbus &quot;&amp;[.I40])&amp;IF([.J40];&quot;, F.Mldg &quot;&amp;[.J40]&amp;&quot; (Prio &quot;&amp;[.K40]&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
            <text:p>3</text:p>
          </table:table-cell>
          <table:table-cell office:value-type="float" office:value="0">
            <text:p>0</text:p>
          </table:table-cell>
          <table:table-cell table:formula="of:=[.F41]&amp;IF([.I41]=&quot;n/a&quot;;&quot;&quot;;&quot;, Zugbus &quot;&amp;[.I41])&amp;IF([.J41];&quot;, F.Mldg &quot;&amp;[.J41]&amp;&quot; (Prio &quot;&amp;[.K41]&amp;&quot;)&quot;;&quot;&quot;)" office:value-type="string" office:string-value="Ausgangswert Bereitstellzeit; Dienstag, Minuten">
            <text:p>Ausgangswert Bereitstellzeit; Dienstag, Minuten</text:p>
          </table:table-cell>
          <table:table-cell office:value-type="string">
            <text:p>int8_t</text:p>
          </table:table-cell>
          <table:table-cell office:value-type="string">
            <text:p>bDiMin_out</text:p>
          </table:table-cell>
          <table:table-cell office:value-type="string">
            <text:p>Ausgangswert Bereitstellzeit; Dien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7">
            <text:p>7</text:p>
          </table:table-cell>
          <table:table-cell table:formula="of:=[.F42]&amp;IF([.I42]=&quot;n/a&quot;;&quot;&quot;;&quot;, Zugbus &quot;&amp;[.I42])&amp;IF([.J42];&quot;, F.Mldg &quot;&amp;[.J42]&amp;&quot; (Prio &quot;&amp;[.K42]&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6">
            <text:p>6</text:p>
          </table:table-cell>
          <table:table-cell table:formula="of:=[.F43]&amp;IF([.I43]=&quot;n/a&quot;;&quot;&quot;;&quot;, Zugbus &quot;&amp;[.I43])&amp;IF([.J43];&quot;, F.Mldg &quot;&amp;[.J43]&amp;&quot; (Prio &quot;&amp;[.K43]&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5">
            <text:p>5</text:p>
          </table:table-cell>
          <table:table-cell table:formula="of:=[.F44]&amp;IF([.I44]=&quot;n/a&quot;;&quot;&quot;;&quot;, Zugbus &quot;&amp;[.I44])&amp;IF([.J44];&quot;, F.Mldg &quot;&amp;[.J44]&amp;&quot; (Prio &quot;&amp;[.K44]&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number-columns-repeated="2" office:value-type="float" office:value="4">
            <text:p>4</text:p>
          </table:table-cell>
          <table:table-cell table:formula="of:=[.F45]&amp;IF([.I45]=&quot;n/a&quot;;&quot;&quot;;&quot;, Zugbus &quot;&amp;[.I45])&amp;IF([.J45];&quot;, F.Mldg &quot;&amp;[.J45]&amp;&quot; (Prio &quot;&amp;[.K45]&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3">
            <text:p>3</text:p>
          </table:table-cell>
          <table:table-cell table:formula="of:=[.F46]&amp;IF([.I46]=&quot;n/a&quot;;&quot;&quot;;&quot;, Zugbus &quot;&amp;[.I46])&amp;IF([.J46];&quot;, F.Mldg &quot;&amp;[.J46]&amp;&quot; (Prio &quot;&amp;[.K46]&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formula="of:=[.F47]&amp;IF([.I47]=&quot;n/a&quot;;&quot;&quot;;&quot;, Zugbus &quot;&amp;[.I47])&amp;IF([.J47];&quot;, F.Mldg &quot;&amp;[.J47]&amp;&quot; (Prio &quot;&amp;[.K47]&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1">
            <text:p>1</text:p>
          </table:table-cell>
          <table:table-cell table:formula="of:=[.F48]&amp;IF([.I48]=&quot;n/a&quot;;&quot;&quot;;&quot;, Zugbus &quot;&amp;[.I48])&amp;IF([.J48];&quot;, F.Mldg &quot;&amp;[.J48]&amp;&quot; (Prio &quot;&amp;[.K48]&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4">
            <text:p>4</text:p>
          </table:table-cell>
          <table:table-cell office:value-type="float" office:value="0">
            <text:p>0</text:p>
          </table:table-cell>
          <table:table-cell table:formula="of:=[.F49]&amp;IF([.I49]=&quot;n/a&quot;;&quot;&quot;;&quot;, Zugbus &quot;&amp;[.I49])&amp;IF([.J49];&quot;, F.Mldg &quot;&amp;[.J49]&amp;&quot; (Prio &quot;&amp;[.K49]&amp;&quot;)&quot;;&quot;&quot;)" office:value-type="string" office:string-value="Ausgangswert Bereitstellzeit; Mittwoch, Stunden">
            <text:p>Ausgangswert Bereitstellzeit; Mittwoch, Stunden</text:p>
          </table:table-cell>
          <table:table-cell office:value-type="string">
            <text:p>int8_t</text:p>
          </table:table-cell>
          <table:table-cell office:value-type="string">
            <text:p>bMiHrs_out</text:p>
          </table:table-cell>
          <table:table-cell office:value-type="string">
            <text:p>Ausgangswert Bereitstellzeit; Mittwoch,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7">
            <text:p>7</text:p>
          </table:table-cell>
          <table:table-cell table:formula="of:=[.F50]&amp;IF([.I50]=&quot;n/a&quot;;&quot;&quot;;&quot;, Zugbus &quot;&amp;[.I50])&amp;IF([.J50];&quot;, F.Mldg &quot;&amp;[.J50]&amp;&quot; (Prio &quot;&amp;[.K50]&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6">
            <text:p>6</text:p>
          </table:table-cell>
          <table:table-cell table:formula="of:=[.F51]&amp;IF([.I51]=&quot;n/a&quot;;&quot;&quot;;&quot;, Zugbus &quot;&amp;[.I51])&amp;IF([.J51];&quot;, F.Mldg &quot;&amp;[.J51]&amp;&quot; (Prio &quot;&amp;[.K51]&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number-columns-repeated="2" office:value-type="float" office:value="5">
            <text:p>5</text:p>
          </table:table-cell>
          <table:table-cell table:formula="of:=[.F52]&amp;IF([.I52]=&quot;n/a&quot;;&quot;&quot;;&quot;, Zugbus &quot;&amp;[.I52])&amp;IF([.J52];&quot;, F.Mldg &quot;&amp;[.J52]&amp;&quot; (Prio &quot;&amp;[.K52]&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4">
            <text:p>4</text:p>
          </table:table-cell>
          <table:table-cell table:formula="of:=[.F53]&amp;IF([.I53]=&quot;n/a&quot;;&quot;&quot;;&quot;, Zugbus &quot;&amp;[.I53])&amp;IF([.J53];&quot;, F.Mldg &quot;&amp;[.J53]&amp;&quot; (Prio &quot;&amp;[.K53]&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formula="of:=[.F54]&amp;IF([.I54]=&quot;n/a&quot;;&quot;&quot;;&quot;, Zugbus &quot;&amp;[.I54])&amp;IF([.J54];&quot;, F.Mldg &quot;&amp;[.J54]&amp;&quot; (Prio &quot;&amp;[.K54]&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2">
            <text:p>2</text:p>
          </table:table-cell>
          <table:table-cell table:formula="of:=[.F55]&amp;IF([.I55]=&quot;n/a&quot;;&quot;&quot;;&quot;, Zugbus &quot;&amp;[.I55])&amp;IF([.J55];&quot;, F.Mldg &quot;&amp;[.J55]&amp;&quot; (Prio &quot;&amp;[.K55]&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1">
            <text:p>1</text:p>
          </table:table-cell>
          <table:table-cell table:formula="of:=[.F56]&amp;IF([.I56]=&quot;n/a&quot;;&quot;&quot;;&quot;, Zugbus &quot;&amp;[.I56])&amp;IF([.J56];&quot;, F.Mldg &quot;&amp;[.J56]&amp;&quot; (Prio &quot;&amp;[.K56]&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5">
            <text:p>5</text:p>
          </table:table-cell>
          <table:table-cell office:value-type="float" office:value="0">
            <text:p>0</text:p>
          </table:table-cell>
          <table:table-cell table:formula="of:=[.F57]&amp;IF([.I57]=&quot;n/a&quot;;&quot;&quot;;&quot;, Zugbus &quot;&amp;[.I57])&amp;IF([.J57];&quot;, F.Mldg &quot;&amp;[.J57]&amp;&quot; (Prio &quot;&amp;[.K57]&amp;&quot;)&quot;;&quot;&quot;)" office:value-type="string" office:string-value="Ausgangswert Bereitstellzeit; Mittwoch, Minuten">
            <text:p>Ausgangswert Bereitstellzeit; Mittwoch, Minuten</text:p>
          </table:table-cell>
          <table:table-cell office:value-type="string">
            <text:p>int8_t</text:p>
          </table:table-cell>
          <table:table-cell office:value-type="string">
            <text:p>bMiMin_out</text:p>
          </table:table-cell>
          <table:table-cell office:value-type="string">
            <text:p>Ausgangswert Bereitstellzeit; Mittwoch,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7">
            <text:p>7</text:p>
          </table:table-cell>
          <table:table-cell table:formula="of:=[.F58]&amp;IF([.I58]=&quot;n/a&quot;;&quot;&quot;;&quot;, Zugbus &quot;&amp;[.I58])&amp;IF([.J58];&quot;, F.Mldg &quot;&amp;[.J58]&amp;&quot; (Prio &quot;&amp;[.K58]&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number-columns-repeated="2" office:value-type="float" office:value="6">
            <text:p>6</text:p>
          </table:table-cell>
          <table:table-cell table:formula="of:=[.F59]&amp;IF([.I59]=&quot;n/a&quot;;&quot;&quot;;&quot;, Zugbus &quot;&amp;[.I59])&amp;IF([.J59];&quot;, F.Mldg &quot;&amp;[.J59]&amp;&quot; (Prio &quot;&amp;[.K59]&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5">
            <text:p>5</text:p>
          </table:table-cell>
          <table:table-cell table:formula="of:=[.F60]&amp;IF([.I60]=&quot;n/a&quot;;&quot;&quot;;&quot;, Zugbus &quot;&amp;[.I60])&amp;IF([.J60];&quot;, F.Mldg &quot;&amp;[.J60]&amp;&quot; (Prio &quot;&amp;[.K60]&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formula="of:=[.F61]&amp;IF([.I61]=&quot;n/a&quot;;&quot;&quot;;&quot;, Zugbus &quot;&amp;[.I61])&amp;IF([.J61];&quot;, F.Mldg &quot;&amp;[.J61]&amp;&quot; (Prio &quot;&amp;[.K61]&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3">
            <text:p>3</text:p>
          </table:table-cell>
          <table:table-cell table:formula="of:=[.F62]&amp;IF([.I62]=&quot;n/a&quot;;&quot;&quot;;&quot;, Zugbus &quot;&amp;[.I62])&amp;IF([.J62];&quot;, F.Mldg &quot;&amp;[.J62]&amp;&quot; (Prio &quot;&amp;[.K62]&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2">
            <text:p>2</text:p>
          </table:table-cell>
          <table:table-cell table:formula="of:=[.F63]&amp;IF([.I63]=&quot;n/a&quot;;&quot;&quot;;&quot;, Zugbus &quot;&amp;[.I63])&amp;IF([.J63];&quot;, F.Mldg &quot;&amp;[.J63]&amp;&quot; (Prio &quot;&amp;[.K63]&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1">
            <text:p>1</text:p>
          </table:table-cell>
          <table:table-cell table:formula="of:=[.F64]&amp;IF([.I64]=&quot;n/a&quot;;&quot;&quot;;&quot;, Zugbus &quot;&amp;[.I64])&amp;IF([.J64];&quot;, F.Mldg &quot;&amp;[.J64]&amp;&quot; (Prio &quot;&amp;[.K64]&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6">
            <text:p>6</text:p>
          </table:table-cell>
          <table:table-cell office:value-type="float" office:value="0">
            <text:p>0</text:p>
          </table:table-cell>
          <table:table-cell table:formula="of:=[.F65]&amp;IF([.I65]=&quot;n/a&quot;;&quot;&quot;;&quot;, Zugbus &quot;&amp;[.I65])&amp;IF([.J65];&quot;, F.Mldg &quot;&amp;[.J65]&amp;&quot; (Prio &quot;&amp;[.K65]&amp;&quot;)&quot;;&quot;&quot;)" office:value-type="string" office:string-value="Ausgangswert Bereitstellzeit; Donnerstag, Stunden">
            <text:p>Ausgangswert Bereitstellzeit; Donnerstag, Stunden</text:p>
          </table:table-cell>
          <table:table-cell office:value-type="string">
            <text:p>int8_t</text:p>
          </table:table-cell>
          <table:table-cell office:value-type="string">
            <text:p>bDoHrs_out</text:p>
          </table:table-cell>
          <table:table-cell office:value-type="string">
            <text:p>Ausgangswert Bereitstellzeit; Donner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number-columns-repeated="2" office:value-type="float" office:value="7">
            <text:p>7</text:p>
          </table:table-cell>
          <table:table-cell table:formula="of:=[.F66]&amp;IF([.I66]=&quot;n/a&quot;;&quot;&quot;;&quot;, Zugbus &quot;&amp;[.I66])&amp;IF([.J66];&quot;, F.Mldg &quot;&amp;[.J66]&amp;&quot; (Prio &quot;&amp;[.K66]&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6">
            <text:p>6</text:p>
          </table:table-cell>
          <table:table-cell table:formula="of:=[.F67]&amp;IF([.I67]=&quot;n/a&quot;;&quot;&quot;;&quot;, Zugbus &quot;&amp;[.I67])&amp;IF([.J67];&quot;, F.Mldg &quot;&amp;[.J67]&amp;&quot; (Prio &quot;&amp;[.K67]&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formula="of:=[.F68]&amp;IF([.I68]=&quot;n/a&quot;;&quot;&quot;;&quot;, Zugbus &quot;&amp;[.I68])&amp;IF([.J68];&quot;, F.Mldg &quot;&amp;[.J68]&amp;&quot; (Prio &quot;&amp;[.K68]&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4">
            <text:p>4</text:p>
          </table:table-cell>
          <table:table-cell table:formula="of:=[.F69]&amp;IF([.I69]=&quot;n/a&quot;;&quot;&quot;;&quot;, Zugbus &quot;&amp;[.I69])&amp;IF([.J69];&quot;, F.Mldg &quot;&amp;[.J69]&amp;&quot; (Prio &quot;&amp;[.K69]&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3">
            <text:p>3</text:p>
          </table:table-cell>
          <table:table-cell table:formula="of:=[.F70]&amp;IF([.I70]=&quot;n/a&quot;;&quot;&quot;;&quot;, Zugbus &quot;&amp;[.I70])&amp;IF([.J70];&quot;, F.Mldg &quot;&amp;[.J70]&amp;&quot; (Prio &quot;&amp;[.K70]&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2">
            <text:p>2</text:p>
          </table:table-cell>
          <table:table-cell table:formula="of:=[.F71]&amp;IF([.I71]=&quot;n/a&quot;;&quot;&quot;;&quot;, Zugbus &quot;&amp;[.I71])&amp;IF([.J71];&quot;, F.Mldg &quot;&amp;[.J71]&amp;&quot; (Prio &quot;&amp;[.K71]&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1">
            <text:p>1</text:p>
          </table:table-cell>
          <table:table-cell table:formula="of:=[.F72]&amp;IF([.I72]=&quot;n/a&quot;;&quot;&quot;;&quot;, Zugbus &quot;&amp;[.I72])&amp;IF([.J72];&quot;, F.Mldg &quot;&amp;[.J72]&amp;&quot; (Prio &quot;&amp;[.K72]&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7">
            <text:p>7</text:p>
          </table:table-cell>
          <table:table-cell office:value-type="float" office:value="0">
            <text:p>0</text:p>
          </table:table-cell>
          <table:table-cell table:formula="of:=[.F73]&amp;IF([.I73]=&quot;n/a&quot;;&quot;&quot;;&quot;, Zugbus &quot;&amp;[.I73])&amp;IF([.J73];&quot;, F.Mldg &quot;&amp;[.J73]&amp;&quot; (Prio &quot;&amp;[.K73]&amp;&quot;)&quot;;&quot;&quot;)" office:value-type="string" office:string-value="Ausgangswert Bereitstellzeit; Donnerstag, Minuten">
            <text:p>Ausgangswert Bereitstellzeit; Donnerstag, Minuten</text:p>
          </table:table-cell>
          <table:table-cell office:value-type="string">
            <text:p>int8_t</text:p>
          </table:table-cell>
          <table:table-cell office:value-type="string">
            <text:p>bDoMin_out</text:p>
          </table:table-cell>
          <table:table-cell office:value-type="string">
            <text:p>Ausgangswert Bereitstellzeit; Donner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7">
            <text:p>7</text:p>
          </table:table-cell>
          <table:table-cell table:formula="of:=[.F74]&amp;IF([.I74]=&quot;n/a&quot;;&quot;&quot;;&quot;, Zugbus &quot;&amp;[.I74])&amp;IF([.J74];&quot;, F.Mldg &quot;&amp;[.J74]&amp;&quot; (Prio &quot;&amp;[.K74]&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formula="of:=[.F75]&amp;IF([.I75]=&quot;n/a&quot;;&quot;&quot;;&quot;, Zugbus &quot;&amp;[.I75])&amp;IF([.J75];&quot;, F.Mldg &quot;&amp;[.J75]&amp;&quot; (Prio &quot;&amp;[.K75]&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5">
            <text:p>5</text:p>
          </table:table-cell>
          <table:table-cell table:formula="of:=[.F76]&amp;IF([.I76]=&quot;n/a&quot;;&quot;&quot;;&quot;, Zugbus &quot;&amp;[.I76])&amp;IF([.J76];&quot;, F.Mldg &quot;&amp;[.J76]&amp;&quot; (Prio &quot;&amp;[.K76]&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4">
            <text:p>4</text:p>
          </table:table-cell>
          <table:table-cell table:formula="of:=[.F77]&amp;IF([.I77]=&quot;n/a&quot;;&quot;&quot;;&quot;, Zugbus &quot;&amp;[.I77])&amp;IF([.J77];&quot;, F.Mldg &quot;&amp;[.J77]&amp;&quot; (Prio &quot;&amp;[.K77]&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3">
            <text:p>3</text:p>
          </table:table-cell>
          <table:table-cell table:formula="of:=[.F78]&amp;IF([.I78]=&quot;n/a&quot;;&quot;&quot;;&quot;, Zugbus &quot;&amp;[.I78])&amp;IF([.J78];&quot;, F.Mldg &quot;&amp;[.J78]&amp;&quot; (Prio &quot;&amp;[.K78]&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2">
            <text:p>2</text:p>
          </table:table-cell>
          <table:table-cell table:formula="of:=[.F79]&amp;IF([.I79]=&quot;n/a&quot;;&quot;&quot;;&quot;, Zugbus &quot;&amp;[.I79])&amp;IF([.J79];&quot;, F.Mldg &quot;&amp;[.J79]&amp;&quot; (Prio &quot;&amp;[.K79]&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1">
            <text:p>1</text:p>
          </table:table-cell>
          <table:table-cell table:formula="of:=[.F80]&amp;IF([.I80]=&quot;n/a&quot;;&quot;&quot;;&quot;, Zugbus &quot;&amp;[.I80])&amp;IF([.J80];&quot;, F.Mldg &quot;&amp;[.J80]&amp;&quot; (Prio &quot;&amp;[.K80]&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8">
            <text:p>8</text:p>
          </table:table-cell>
          <table:table-cell office:value-type="float" office:value="0">
            <text:p>0</text:p>
          </table:table-cell>
          <table:table-cell table:formula="of:=[.F81]&amp;IF([.I81]=&quot;n/a&quot;;&quot;&quot;;&quot;, Zugbus &quot;&amp;[.I81])&amp;IF([.J81];&quot;, F.Mldg &quot;&amp;[.J81]&amp;&quot; (Prio &quot;&amp;[.K81]&amp;&quot;)&quot;;&quot;&quot;)" office:value-type="string" office:string-value="Ausgangswert Bereitstellzeit; Freitag, Stunden">
            <text:p>Ausgangswert Bereitstellzeit; Freitag, Stunden</text:p>
          </table:table-cell>
          <table:table-cell office:value-type="string">
            <text:p>int8_t</text:p>
          </table:table-cell>
          <table:table-cell office:value-type="string">
            <text:p>bFrHrs_out</text:p>
          </table:table-cell>
          <table:table-cell office:value-type="string">
            <text:p>Ausgangswert Bereitstellzeit; Frei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formula="of:=[.F82]&amp;IF([.I82]=&quot;n/a&quot;;&quot;&quot;;&quot;, Zugbus &quot;&amp;[.I82])&amp;IF([.J82];&quot;, F.Mldg &quot;&amp;[.J82]&amp;&quot; (Prio &quot;&amp;[.K82]&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6">
            <text:p>6</text:p>
          </table:table-cell>
          <table:table-cell table:formula="of:=[.F83]&amp;IF([.I83]=&quot;n/a&quot;;&quot;&quot;;&quot;, Zugbus &quot;&amp;[.I83])&amp;IF([.J83];&quot;, F.Mldg &quot;&amp;[.J83]&amp;&quot; (Prio &quot;&amp;[.K83]&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5">
            <text:p>5</text:p>
          </table:table-cell>
          <table:table-cell table:formula="of:=[.F84]&amp;IF([.I84]=&quot;n/a&quot;;&quot;&quot;;&quot;, Zugbus &quot;&amp;[.I84])&amp;IF([.J84];&quot;, F.Mldg &quot;&amp;[.J84]&amp;&quot; (Prio &quot;&amp;[.K84]&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4">
            <text:p>4</text:p>
          </table:table-cell>
          <table:table-cell table:formula="of:=[.F85]&amp;IF([.I85]=&quot;n/a&quot;;&quot;&quot;;&quot;, Zugbus &quot;&amp;[.I85])&amp;IF([.J85];&quot;, F.Mldg &quot;&amp;[.J85]&amp;&quot; (Prio &quot;&amp;[.K85]&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3">
            <text:p>3</text:p>
          </table:table-cell>
          <table:table-cell table:formula="of:=[.F86]&amp;IF([.I86]=&quot;n/a&quot;;&quot;&quot;;&quot;, Zugbus &quot;&amp;[.I86])&amp;IF([.J86];&quot;, F.Mldg &quot;&amp;[.J86]&amp;&quot; (Prio &quot;&amp;[.K86]&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2">
            <text:p>2</text:p>
          </table:table-cell>
          <table:table-cell table:formula="of:=[.F87]&amp;IF([.I87]=&quot;n/a&quot;;&quot;&quot;;&quot;, Zugbus &quot;&amp;[.I87])&amp;IF([.J87];&quot;, F.Mldg &quot;&amp;[.J87]&amp;&quot; (Prio &quot;&amp;[.K87]&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1">
            <text:p>1</text:p>
          </table:table-cell>
          <table:table-cell table:formula="of:=[.F88]&amp;IF([.I88]=&quot;n/a&quot;;&quot;&quot;;&quot;, Zugbus &quot;&amp;[.I88])&amp;IF([.J88];&quot;, F.Mldg &quot;&amp;[.J88]&amp;&quot; (Prio &quot;&amp;[.K88]&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9">
            <text:p>9</text:p>
          </table:table-cell>
          <table:table-cell office:value-type="float" office:value="0">
            <text:p>0</text:p>
          </table:table-cell>
          <table:table-cell table:formula="of:=[.F89]&amp;IF([.I89]=&quot;n/a&quot;;&quot;&quot;;&quot;, Zugbus &quot;&amp;[.I89])&amp;IF([.J89];&quot;, F.Mldg &quot;&amp;[.J89]&amp;&quot; (Prio &quot;&amp;[.K89]&amp;&quot;)&quot;;&quot;&quot;)" office:value-type="string" office:string-value="Ausgangswert Bereitstellzeit; Freitag, Minuten">
            <text:p>Ausgangswert Bereitstellzeit; Freitag, Minuten</text:p>
          </table:table-cell>
          <table:table-cell office:value-type="string">
            <text:p>int8_t</text:p>
          </table:table-cell>
          <table:table-cell office:value-type="string">
            <text:p>bFrMin_out</text:p>
          </table:table-cell>
          <table:table-cell office:value-type="string">
            <text:p>Ausgangswert Bereitstellzeit; Frei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7">
            <text:p>7</text:p>
          </table:table-cell>
          <table:table-cell table:formula="of:=[.F90]&amp;IF([.I90]=&quot;n/a&quot;;&quot;&quot;;&quot;, Zugbus &quot;&amp;[.I90])&amp;IF([.J90];&quot;, F.Mldg &quot;&amp;[.J90]&amp;&quot; (Prio &quot;&amp;[.K90]&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6">
            <text:p>6</text:p>
          </table:table-cell>
          <table:table-cell table:formula="of:=[.F91]&amp;IF([.I91]=&quot;n/a&quot;;&quot;&quot;;&quot;, Zugbus &quot;&amp;[.I91])&amp;IF([.J91];&quot;, F.Mldg &quot;&amp;[.J91]&amp;&quot; (Prio &quot;&amp;[.K91]&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5">
            <text:p>5</text:p>
          </table:table-cell>
          <table:table-cell table:formula="of:=[.F92]&amp;IF([.I92]=&quot;n/a&quot;;&quot;&quot;;&quot;, Zugbus &quot;&amp;[.I92])&amp;IF([.J92];&quot;, F.Mldg &quot;&amp;[.J92]&amp;&quot; (Prio &quot;&amp;[.K92]&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4">
            <text:p>4</text:p>
          </table:table-cell>
          <table:table-cell table:formula="of:=[.F93]&amp;IF([.I93]=&quot;n/a&quot;;&quot;&quot;;&quot;, Zugbus &quot;&amp;[.I93])&amp;IF([.J93];&quot;, F.Mldg &quot;&amp;[.J93]&amp;&quot; (Prio &quot;&amp;[.K93]&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3">
            <text:p>3</text:p>
          </table:table-cell>
          <table:table-cell table:formula="of:=[.F94]&amp;IF([.I94]=&quot;n/a&quot;;&quot;&quot;;&quot;, Zugbus &quot;&amp;[.I94])&amp;IF([.J94];&quot;, F.Mldg &quot;&amp;[.J94]&amp;&quot; (Prio &quot;&amp;[.K94]&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2">
            <text:p>2</text:p>
          </table:table-cell>
          <table:table-cell table:formula="of:=[.F95]&amp;IF([.I95]=&quot;n/a&quot;;&quot;&quot;;&quot;, Zugbus &quot;&amp;[.I95])&amp;IF([.J95];&quot;, F.Mldg &quot;&amp;[.J95]&amp;&quot; (Prio &quot;&amp;[.K95]&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1">
            <text:p>1</text:p>
          </table:table-cell>
          <table:table-cell table:formula="of:=[.F96]&amp;IF([.I96]=&quot;n/a&quot;;&quot;&quot;;&quot;, Zugbus &quot;&amp;[.I96])&amp;IF([.J96];&quot;, F.Mldg &quot;&amp;[.J96]&amp;&quot; (Prio &quot;&amp;[.K96]&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0">
            <text:p>10</text:p>
          </table:table-cell>
          <table:table-cell office:value-type="float" office:value="0">
            <text:p>0</text:p>
          </table:table-cell>
          <table:table-cell table:formula="of:=[.F97]&amp;IF([.I97]=&quot;n/a&quot;;&quot;&quot;;&quot;, Zugbus &quot;&amp;[.I97])&amp;IF([.J97];&quot;, F.Mldg &quot;&amp;[.J97]&amp;&quot; (Prio &quot;&amp;[.K97]&amp;&quot;)&quot;;&quot;&quot;)" office:value-type="string" office:string-value="Ausgangswert Bereitstellzeit; Samstag, Stunden">
            <text:p>Ausgangswert Bereitstellzeit; Samstag, Stunden</text:p>
          </table:table-cell>
          <table:table-cell office:value-type="string">
            <text:p>int8_t</text:p>
          </table:table-cell>
          <table:table-cell office:value-type="string">
            <text:p>bSaHrs_out</text:p>
          </table:table-cell>
          <table:table-cell office:value-type="string">
            <text:p>Ausgangswert Bereitstellzeit; Sams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7">
            <text:p>7</text:p>
          </table:table-cell>
          <table:table-cell table:formula="of:=[.F98]&amp;IF([.I98]=&quot;n/a&quot;;&quot;&quot;;&quot;, Zugbus &quot;&amp;[.I98])&amp;IF([.J98];&quot;, F.Mldg &quot;&amp;[.J98]&amp;&quot; (Prio &quot;&amp;[.K98]&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6">
            <text:p>6</text:p>
          </table:table-cell>
          <table:table-cell table:formula="of:=[.F99]&amp;IF([.I99]=&quot;n/a&quot;;&quot;&quot;;&quot;, Zugbus &quot;&amp;[.I99])&amp;IF([.J99];&quot;, F.Mldg &quot;&amp;[.J99]&amp;&quot; (Prio &quot;&amp;[.K99]&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5">
            <text:p>5</text:p>
          </table:table-cell>
          <table:table-cell table:formula="of:=[.F100]&amp;IF([.I100]=&quot;n/a&quot;;&quot;&quot;;&quot;, Zugbus &quot;&amp;[.I100])&amp;IF([.J100];&quot;, F.Mldg &quot;&amp;[.J100]&amp;&quot; (Prio &quot;&amp;[.K100]&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4">
            <text:p>4</text:p>
          </table:table-cell>
          <table:table-cell table:formula="of:=[.F101]&amp;IF([.I101]=&quot;n/a&quot;;&quot;&quot;;&quot;, Zugbus &quot;&amp;[.I101])&amp;IF([.J101];&quot;, F.Mldg &quot;&amp;[.J101]&amp;&quot; (Prio &quot;&amp;[.K101]&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3">
            <text:p>3</text:p>
          </table:table-cell>
          <table:table-cell table:formula="of:=[.F102]&amp;IF([.I102]=&quot;n/a&quot;;&quot;&quot;;&quot;, Zugbus &quot;&amp;[.I102])&amp;IF([.J102];&quot;, F.Mldg &quot;&amp;[.J102]&amp;&quot; (Prio &quot;&amp;[.K102]&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2">
            <text:p>2</text:p>
          </table:table-cell>
          <table:table-cell table:formula="of:=[.F103]&amp;IF([.I103]=&quot;n/a&quot;;&quot;&quot;;&quot;, Zugbus &quot;&amp;[.I103])&amp;IF([.J103];&quot;, F.Mldg &quot;&amp;[.J103]&amp;&quot; (Prio &quot;&amp;[.K103]&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1">
            <text:p>1</text:p>
          </table:table-cell>
          <table:table-cell table:formula="of:=[.F104]&amp;IF([.I104]=&quot;n/a&quot;;&quot;&quot;;&quot;, Zugbus &quot;&amp;[.I104])&amp;IF([.J104];&quot;, F.Mldg &quot;&amp;[.J104]&amp;&quot; (Prio &quot;&amp;[.K104]&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1">
            <text:p>11</text:p>
          </table:table-cell>
          <table:table-cell office:value-type="float" office:value="0">
            <text:p>0</text:p>
          </table:table-cell>
          <table:table-cell table:formula="of:=[.F105]&amp;IF([.I105]=&quot;n/a&quot;;&quot;&quot;;&quot;, Zugbus &quot;&amp;[.I105])&amp;IF([.J105];&quot;, F.Mldg &quot;&amp;[.J105]&amp;&quot; (Prio &quot;&amp;[.K105]&amp;&quot;)&quot;;&quot;&quot;)" office:value-type="string" office:string-value="Ausgangswert Bereitstellzeit; Samstag, Minuten">
            <text:p>Ausgangswert Bereitstellzeit; Samstag, Minuten</text:p>
          </table:table-cell>
          <table:table-cell office:value-type="string">
            <text:p>int8_t</text:p>
          </table:table-cell>
          <table:table-cell office:value-type="string">
            <text:p>bSaMin_out</text:p>
          </table:table-cell>
          <table:table-cell office:value-type="string">
            <text:p>Ausgangswert Bereitstellzeit; Sams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7">
            <text:p>7</text:p>
          </table:table-cell>
          <table:table-cell table:formula="of:=[.F106]&amp;IF([.I106]=&quot;n/a&quot;;&quot;&quot;;&quot;, Zugbus &quot;&amp;[.I106])&amp;IF([.J106];&quot;, F.Mldg &quot;&amp;[.J106]&amp;&quot; (Prio &quot;&amp;[.K106]&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6">
            <text:p>6</text:p>
          </table:table-cell>
          <table:table-cell table:formula="of:=[.F107]&amp;IF([.I107]=&quot;n/a&quot;;&quot;&quot;;&quot;, Zugbus &quot;&amp;[.I107])&amp;IF([.J107];&quot;, F.Mldg &quot;&amp;[.J107]&amp;&quot; (Prio &quot;&amp;[.K107]&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5">
            <text:p>5</text:p>
          </table:table-cell>
          <table:table-cell table:formula="of:=[.F108]&amp;IF([.I108]=&quot;n/a&quot;;&quot;&quot;;&quot;, Zugbus &quot;&amp;[.I108])&amp;IF([.J108];&quot;, F.Mldg &quot;&amp;[.J108]&amp;&quot; (Prio &quot;&amp;[.K108]&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4">
            <text:p>4</text:p>
          </table:table-cell>
          <table:table-cell table:formula="of:=[.F109]&amp;IF([.I109]=&quot;n/a&quot;;&quot;&quot;;&quot;, Zugbus &quot;&amp;[.I109])&amp;IF([.J109];&quot;, F.Mldg &quot;&amp;[.J109]&amp;&quot; (Prio &quot;&amp;[.K109]&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3">
            <text:p>3</text:p>
          </table:table-cell>
          <table:table-cell table:formula="of:=[.F110]&amp;IF([.I110]=&quot;n/a&quot;;&quot;&quot;;&quot;, Zugbus &quot;&amp;[.I110])&amp;IF([.J110];&quot;, F.Mldg &quot;&amp;[.J110]&amp;&quot; (Prio &quot;&amp;[.K110]&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2">
            <text:p>2</text:p>
          </table:table-cell>
          <table:table-cell table:formula="of:=[.F111]&amp;IF([.I111]=&quot;n/a&quot;;&quot;&quot;;&quot;, Zugbus &quot;&amp;[.I111])&amp;IF([.J111];&quot;, F.Mldg &quot;&amp;[.J111]&amp;&quot; (Prio &quot;&amp;[.K111]&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1">
            <text:p>1</text:p>
          </table:table-cell>
          <table:table-cell table:formula="of:=[.F112]&amp;IF([.I112]=&quot;n/a&quot;;&quot;&quot;;&quot;, Zugbus &quot;&amp;[.I112])&amp;IF([.J112];&quot;, F.Mldg &quot;&amp;[.J112]&amp;&quot; (Prio &quot;&amp;[.K112]&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2">
            <text:p>12</text:p>
          </table:table-cell>
          <table:table-cell office:value-type="float" office:value="0">
            <text:p>0</text:p>
          </table:table-cell>
          <table:table-cell table:formula="of:=[.F113]&amp;IF([.I113]=&quot;n/a&quot;;&quot;&quot;;&quot;, Zugbus &quot;&amp;[.I113])&amp;IF([.J113];&quot;, F.Mldg &quot;&amp;[.J113]&amp;&quot; (Prio &quot;&amp;[.K113]&amp;&quot;)&quot;;&quot;&quot;)" office:value-type="string" office:string-value="Ausgangswert Bereitstellzeit; Sonntag, Stunden">
            <text:p>Ausgangswert Bereitstellzeit; Sonntag, Stunden</text:p>
          </table:table-cell>
          <table:table-cell office:value-type="string">
            <text:p>int8_t</text:p>
          </table:table-cell>
          <table:table-cell office:value-type="string">
            <text:p>bSoHrs_out</text:p>
          </table:table-cell>
          <table:table-cell office:value-type="string">
            <text:p>Ausgangswert Bereitstellzeit; Sonntag, Stund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7">
            <text:p>7</text:p>
          </table:table-cell>
          <table:table-cell table:formula="of:=[.F114]&amp;IF([.I114]=&quot;n/a&quot;;&quot;&quot;;&quot;, Zugbus &quot;&amp;[.I114])&amp;IF([.J114];&quot;, F.Mldg &quot;&amp;[.J114]&amp;&quot; (Prio &quot;&amp;[.K114]&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6">
            <text:p>6</text:p>
          </table:table-cell>
          <table:table-cell table:formula="of:=[.F115]&amp;IF([.I115]=&quot;n/a&quot;;&quot;&quot;;&quot;, Zugbus &quot;&amp;[.I115])&amp;IF([.J115];&quot;, F.Mldg &quot;&amp;[.J115]&amp;&quot; (Prio &quot;&amp;[.K115]&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5">
            <text:p>5</text:p>
          </table:table-cell>
          <table:table-cell table:formula="of:=[.F116]&amp;IF([.I116]=&quot;n/a&quot;;&quot;&quot;;&quot;, Zugbus &quot;&amp;[.I116])&amp;IF([.J116];&quot;, F.Mldg &quot;&amp;[.J116]&amp;&quot; (Prio &quot;&amp;[.K116]&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4">
            <text:p>4</text:p>
          </table:table-cell>
          <table:table-cell table:formula="of:=[.F117]&amp;IF([.I117]=&quot;n/a&quot;;&quot;&quot;;&quot;, Zugbus &quot;&amp;[.I117])&amp;IF([.J117];&quot;, F.Mldg &quot;&amp;[.J117]&amp;&quot; (Prio &quot;&amp;[.K117]&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3">
            <text:p>3</text:p>
          </table:table-cell>
          <table:table-cell table:formula="of:=[.F118]&amp;IF([.I118]=&quot;n/a&quot;;&quot;&quot;;&quot;, Zugbus &quot;&amp;[.I118])&amp;IF([.J118];&quot;, F.Mldg &quot;&amp;[.J118]&amp;&quot; (Prio &quot;&amp;[.K118]&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2">
            <text:p>2</text:p>
          </table:table-cell>
          <table:table-cell table:formula="of:=[.F119]&amp;IF([.I119]=&quot;n/a&quot;;&quot;&quot;;&quot;, Zugbus &quot;&amp;[.I119])&amp;IF([.J119];&quot;, F.Mldg &quot;&amp;[.J119]&amp;&quot; (Prio &quot;&amp;[.K119]&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1">
            <text:p>1</text:p>
          </table:table-cell>
          <table:table-cell table:formula="of:=[.F120]&amp;IF([.I120]=&quot;n/a&quot;;&quot;&quot;;&quot;, Zugbus &quot;&amp;[.I120])&amp;IF([.J120];&quot;, F.Mldg &quot;&amp;[.J120]&amp;&quot; (Prio &quot;&amp;[.K120]&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3">
            <text:p>13</text:p>
          </table:table-cell>
          <table:table-cell office:value-type="float" office:value="0">
            <text:p>0</text:p>
          </table:table-cell>
          <table:table-cell table:formula="of:=[.F121]&amp;IF([.I121]=&quot;n/a&quot;;&quot;&quot;;&quot;, Zugbus &quot;&amp;[.I121])&amp;IF([.J121];&quot;, F.Mldg &quot;&amp;[.J121]&amp;&quot; (Prio &quot;&amp;[.K121]&amp;&quot;)&quot;;&quot;&quot;)" office:value-type="string" office:string-value="Ausgangswert Bereitstellzeit; Sonntag, Minuten">
            <text:p>Ausgangswert Bereitstellzeit; Sonntag, Minuten</text:p>
          </table:table-cell>
          <table:table-cell office:value-type="string">
            <text:p>int8_t</text:p>
          </table:table-cell>
          <table:table-cell office:value-type="string">
            <text:p>bSoMin_out</text:p>
          </table:table-cell>
          <table:table-cell office:value-type="string">
            <text:p>Ausgangswert Bereitstellzeit; Sonntag, Minu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7">
            <text:p>7</text:p>
          </table:table-cell>
          <table:table-cell table:formula="of:=[.F122]&amp;IF([.I122]=&quot;n/a&quot;;&quot;&quot;;&quot;, Zugbus &quot;&amp;[.I122])&amp;IF([.J122];&quot;, F.Mldg &quot;&amp;[.J122]&amp;&quot; (Prio &quot;&amp;[.K122]&amp;&quot;)&quot;;&quot;&quot;)" office:value-type="string" office:string-value="Manuell Start VHA">
            <text:p>Manuell Start VHA</text:p>
          </table:table-cell>
          <table:table-cell office:value-type="string">
            <text:p>uint8_t</text:p>
          </table:table-cell>
          <table:table-cell office:value-type="string">
            <text:p>bDayMask_out</text:p>
          </table:table-cell>
          <table:table-cell office:value-type="string">
            <text:p>Manuell Start VHA</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6">
            <text:p>6</text:p>
          </table:table-cell>
          <table:table-cell table:formula="of:=[.F123]&amp;IF([.I123]=&quot;n/a&quot;;&quot;&quot;;&quot;, Zugbus &quot;&amp;[.I123])&amp;IF([.J123];&quot;, F.Mldg &quot;&amp;[.J123]&amp;&quot; (Prio &quot;&amp;[.K123]&amp;&quot;)&quot;;&quot;&quot;)" office:value-type="string" office:string-value="Sonntag">
            <text:p>Sonntag</text:p>
          </table:table-cell>
          <table:table-cell office:value-type="string">
            <text:p>uint8_t</text:p>
          </table:table-cell>
          <table:table-cell office:value-type="string">
            <text:p>bDayMask_out</text:p>
          </table:table-cell>
          <table:table-cell office:value-type="string">
            <text:p>Sonn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5">
            <text:p>5</text:p>
          </table:table-cell>
          <table:table-cell table:formula="of:=[.F124]&amp;IF([.I124]=&quot;n/a&quot;;&quot;&quot;;&quot;, Zugbus &quot;&amp;[.I124])&amp;IF([.J124];&quot;, F.Mldg &quot;&amp;[.J124]&amp;&quot; (Prio &quot;&amp;[.K124]&amp;&quot;)&quot;;&quot;&quot;)" office:value-type="string" office:string-value="Samstag">
            <text:p>Samstag</text:p>
          </table:table-cell>
          <table:table-cell office:value-type="string">
            <text:p>uint8_t</text:p>
          </table:table-cell>
          <table:table-cell office:value-type="string">
            <text:p>bDayMask_out</text:p>
          </table:table-cell>
          <table:table-cell office:value-type="string">
            <text:p>Sams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4">
            <text:p>4</text:p>
          </table:table-cell>
          <table:table-cell table:formula="of:=[.F125]&amp;IF([.I125]=&quot;n/a&quot;;&quot;&quot;;&quot;, Zugbus &quot;&amp;[.I125])&amp;IF([.J125];&quot;, F.Mldg &quot;&amp;[.J125]&amp;&quot; (Prio &quot;&amp;[.K125]&amp;&quot;)&quot;;&quot;&quot;)" office:value-type="string" office:string-value="Freitag">
            <text:p>Freitag</text:p>
          </table:table-cell>
          <table:table-cell office:value-type="string">
            <text:p>uint8_t</text:p>
          </table:table-cell>
          <table:table-cell office:value-type="string">
            <text:p>bDayMask_out</text:p>
          </table:table-cell>
          <table:table-cell office:value-type="string">
            <text:p>Frei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3">
            <text:p>3</text:p>
          </table:table-cell>
          <table:table-cell table:formula="of:=[.F126]&amp;IF([.I126]=&quot;n/a&quot;;&quot;&quot;;&quot;, Zugbus &quot;&amp;[.I126])&amp;IF([.J126];&quot;, F.Mldg &quot;&amp;[.J126]&amp;&quot; (Prio &quot;&amp;[.K126]&amp;&quot;)&quot;;&quot;&quot;)" office:value-type="string" office:string-value="Donnerstag">
            <text:p>Donnerstag</text:p>
          </table:table-cell>
          <table:table-cell office:value-type="string">
            <text:p>uint8_t</text:p>
          </table:table-cell>
          <table:table-cell office:value-type="string">
            <text:p>bDayMask_out</text:p>
          </table:table-cell>
          <table:table-cell office:value-type="string">
            <text:p>Donners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2">
            <text:p>2</text:p>
          </table:table-cell>
          <table:table-cell table:formula="of:=[.F127]&amp;IF([.I127]=&quot;n/a&quot;;&quot;&quot;;&quot;, Zugbus &quot;&amp;[.I127])&amp;IF([.J127];&quot;, F.Mldg &quot;&amp;[.J127]&amp;&quot; (Prio &quot;&amp;[.K127]&amp;&quot;)&quot;;&quot;&quot;)" office:value-type="string" office:string-value="Mittwoch">
            <text:p>Mittwoch</text:p>
          </table:table-cell>
          <table:table-cell office:value-type="string">
            <text:p>uint8_t</text:p>
          </table:table-cell>
          <table:table-cell office:value-type="string">
            <text:p>bDayMask_out</text:p>
          </table:table-cell>
          <table:table-cell office:value-type="string">
            <text:p>Mittwo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1">
            <text:p>1</text:p>
          </table:table-cell>
          <table:table-cell table:formula="of:=[.F128]&amp;IF([.I128]=&quot;n/a&quot;;&quot;&quot;;&quot;, Zugbus &quot;&amp;[.I128])&amp;IF([.J128];&quot;, F.Mldg &quot;&amp;[.J128]&amp;&quot; (Prio &quot;&amp;[.K128]&amp;&quot;)&quot;;&quot;&quot;)" office:value-type="string" office:string-value="Dienstag">
            <text:p>Dienstag</text:p>
          </table:table-cell>
          <table:table-cell office:value-type="string">
            <text:p>uint8_t</text:p>
          </table:table-cell>
          <table:table-cell office:value-type="string">
            <text:p>bDayMask_out</text:p>
          </table:table-cell>
          <table:table-cell office:value-type="string">
            <text:p>Diens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4">
            <text:p>14</text:p>
          </table:table-cell>
          <table:table-cell office:value-type="float" office:value="0">
            <text:p>0</text:p>
          </table:table-cell>
          <table:table-cell table:formula="of:=[.F129]&amp;IF([.I129]=&quot;n/a&quot;;&quot;&quot;;&quot;, Zugbus &quot;&amp;[.I129])&amp;IF([.J129];&quot;, F.Mldg &quot;&amp;[.J129]&amp;&quot; (Prio &quot;&amp;[.K129]&amp;&quot;)&quot;;&quot;&quot;)" office:value-type="string" office:string-value="Montag">
            <text:p>Montag</text:p>
          </table:table-cell>
          <table:table-cell office:value-type="string">
            <text:p>uint8_t</text:p>
          </table:table-cell>
          <table:table-cell office:value-type="string">
            <text:p>bDayMask_out</text:p>
          </table:table-cell>
          <table:table-cell office:value-type="string">
            <text:p>Mon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7">
            <text:p>7</text:p>
          </table:table-cell>
          <table:table-cell table:formula="of:=[.F130]&amp;IF([.I130]=&quot;n/a&quot;;&quot;&quot;;&quot;, Zugbus &quot;&amp;[.I130])&amp;IF([.J130];&quot;, F.Mldg &quot;&amp;[.J130]&amp;&quot; (Prio &quot;&amp;[.K130]&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6">
            <text:p>6</text:p>
          </table:table-cell>
          <table:table-cell table:formula="of:=[.F131]&amp;IF([.I131]=&quot;n/a&quot;;&quot;&quot;;&quot;, Zugbus &quot;&amp;[.I131])&amp;IF([.J131];&quot;, F.Mldg &quot;&amp;[.J131]&amp;&quot; (Prio &quot;&amp;[.K131]&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5">
            <text:p>5</text:p>
          </table:table-cell>
          <table:table-cell table:formula="of:=[.F132]&amp;IF([.I132]=&quot;n/a&quot;;&quot;&quot;;&quot;, Zugbus &quot;&amp;[.I132])&amp;IF([.J132];&quot;, F.Mldg &quot;&amp;[.J132]&amp;&quot; (Prio &quot;&amp;[.K132]&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4">
            <text:p>4</text:p>
          </table:table-cell>
          <table:table-cell table:formula="of:=[.F133]&amp;IF([.I133]=&quot;n/a&quot;;&quot;&quot;;&quot;, Zugbus &quot;&amp;[.I133])&amp;IF([.J133];&quot;, F.Mldg &quot;&amp;[.J133]&amp;&quot; (Prio &quot;&amp;[.K133]&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3">
            <text:p>3</text:p>
          </table:table-cell>
          <table:table-cell table:formula="of:=[.F134]&amp;IF([.I134]=&quot;n/a&quot;;&quot;&quot;;&quot;, Zugbus &quot;&amp;[.I134])&amp;IF([.J134];&quot;, F.Mldg &quot;&amp;[.J134]&amp;&quot; (Prio &quot;&amp;[.K134]&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2">
            <text:p>2</text:p>
          </table:table-cell>
          <table:table-cell table:formula="of:=[.F135]&amp;IF([.I135]=&quot;n/a&quot;;&quot;&quot;;&quot;, Zugbus &quot;&amp;[.I135])&amp;IF([.J135];&quot;, F.Mldg &quot;&amp;[.J135]&amp;&quot; (Prio &quot;&amp;[.K135]&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1">
            <text:p>1</text:p>
          </table:table-cell>
          <table:table-cell table:formula="of:=[.F136]&amp;IF([.I136]=&quot;n/a&quot;;&quot;&quot;;&quot;, Zugbus &quot;&amp;[.I136])&amp;IF([.J136];&quot;, F.Mldg &quot;&amp;[.J136]&amp;&quot; (Prio &quot;&amp;[.K136]&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15">
            <text:p>15</text:p>
          </table:table-cell>
          <table:table-cell office:value-type="float" office:value="0">
            <text:p>0</text:p>
          </table:table-cell>
          <table:table-cell table:formula="of:=[.F137]&amp;IF([.I137]=&quot;n/a&quot;;&quot;&quot;;&quot;, Zugbus &quot;&amp;[.I137])&amp;IF([.J137];&quot;, F.Mldg &quot;&amp;[.J137]&amp;&quot; (Prio &quot;&amp;[.K137]&amp;&quot;)&quot;;&quot;&quot;)" office:value-type="string" office:string-value="Urspruenglich fuer Heizung und Lueftung vorgesehen; nun frei. In der OD eingebaut als 8bit-Wert">
            <text:p>Urspruenglich fuer Heizung und Lueftung vorgesehen; nun frei. In der OD eingebaut als 8bit-Wert</text:p>
          </table:table-cell>
          <table:table-cell office:value-type="string">
            <text:p>uint8_t</text:p>
          </table:table-cell>
          <table:table-cell office:value-type="string">
            <text:p>bKlimaMask</text:p>
          </table:table-cell>
          <table:table-cell office:value-type="string">
            <text:p>Urspruenglich fuer Heizung und Lueftung vorgesehen; nun frei. In der OD eingebaut als 8bit-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7">
            <text:p>7</text:p>
          </table:table-cell>
          <table:table-cell table:formula="of:=[.F138]&amp;IF([.I138]=&quot;n/a&quot;;&quot;&quot;;&quot;, Zugbus &quot;&amp;[.I138])&amp;IF([.J138];&quot;, F.Mldg &quot;&amp;[.J138]&amp;&quot; (Prio &quot;&amp;[.K138]&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6">
            <text:p>6</text:p>
          </table:table-cell>
          <table:table-cell table:formula="of:=[.F139]&amp;IF([.I139]=&quot;n/a&quot;;&quot;&quot;;&quot;, Zugbus &quot;&amp;[.I139])&amp;IF([.J139];&quot;, F.Mldg &quot;&amp;[.J139]&amp;&quot; (Prio &quot;&amp;[.K139]&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5">
            <text:p>5</text:p>
          </table:table-cell>
          <table:table-cell table:formula="of:=[.F140]&amp;IF([.I140]=&quot;n/a&quot;;&quot;&quot;;&quot;, Zugbus &quot;&amp;[.I140])&amp;IF([.J140];&quot;, F.Mldg &quot;&amp;[.J140]&amp;&quot; (Prio &quot;&amp;[.K140]&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4">
            <text:p>4</text:p>
          </table:table-cell>
          <table:table-cell table:formula="of:=[.F141]&amp;IF([.I141]=&quot;n/a&quot;;&quot;&quot;;&quot;, Zugbus &quot;&amp;[.I141])&amp;IF([.J141];&quot;, F.Mldg &quot;&amp;[.J141]&amp;&quot; (Prio &quot;&amp;[.K141]&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3">
            <text:p>3</text:p>
          </table:table-cell>
          <table:table-cell table:formula="of:=[.F142]&amp;IF([.I142]=&quot;n/a&quot;;&quot;&quot;;&quot;, Zugbus &quot;&amp;[.I142])&amp;IF([.J142];&quot;, F.Mldg &quot;&amp;[.J142]&amp;&quot; (Prio &quot;&amp;[.K142]&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2">
            <text:p>2</text:p>
          </table:table-cell>
          <table:table-cell table:formula="of:=[.F143]&amp;IF([.I143]=&quot;n/a&quot;;&quot;&quot;;&quot;, Zugbus &quot;&amp;[.I143])&amp;IF([.J143];&quot;, F.Mldg &quot;&amp;[.J143]&amp;&quot; (Prio &quot;&amp;[.K143]&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1">
            <text:p>1</text:p>
          </table:table-cell>
          <table:table-cell table:formula="of:=[.F144]&amp;IF([.I144]=&quot;n/a&quot;;&quot;&quot;;&quot;, Zugbus &quot;&amp;[.I144])&amp;IF([.J144];&quot;, F.Mldg &quot;&amp;[.J144]&amp;&quot; (Prio &quot;&amp;[.K144]&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6">
            <text:p>16</text:p>
          </table:table-cell>
          <table:table-cell office:value-type="float" office:value="0">
            <text:p>0</text:p>
          </table:table-cell>
          <table:table-cell table:formula="of:=[.F145]&amp;IF([.I145]=&quot;n/a&quot;;&quot;&quot;;&quot;, Zugbus &quot;&amp;[.I145])&amp;IF([.J145];&quot;, F.Mldg &quot;&amp;[.J145]&amp;&quot; (Prio &quot;&amp;[.K145]&amp;&quot;)&quot;;&quot;&quot;)" office:value-type="string" office:string-value="RTC_hrs">
            <text:p>RTC_hrs</text:p>
          </table:table-cell>
          <table:table-cell office:value-type="string">
            <text:p>uint8_t</text:p>
          </table:table-cell>
          <table:table-cell office:value-type="string">
            <text:p>bHrsVal</text:p>
          </table:table-cell>
          <table:table-cell office:value-type="string">
            <text:p>RTC_hr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7">
            <text:p>7</text:p>
          </table:table-cell>
          <table:table-cell table:formula="of:=[.F146]&amp;IF([.I146]=&quot;n/a&quot;;&quot;&quot;;&quot;, Zugbus &quot;&amp;[.I146])&amp;IF([.J146];&quot;, F.Mldg &quot;&amp;[.J146]&amp;&quot; (Prio &quot;&amp;[.K146]&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6">
            <text:p>6</text:p>
          </table:table-cell>
          <table:table-cell table:formula="of:=[.F147]&amp;IF([.I147]=&quot;n/a&quot;;&quot;&quot;;&quot;, Zugbus &quot;&amp;[.I147])&amp;IF([.J147];&quot;, F.Mldg &quot;&amp;[.J147]&amp;&quot; (Prio &quot;&amp;[.K147]&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5">
            <text:p>5</text:p>
          </table:table-cell>
          <table:table-cell table:formula="of:=[.F148]&amp;IF([.I148]=&quot;n/a&quot;;&quot;&quot;;&quot;, Zugbus &quot;&amp;[.I148])&amp;IF([.J148];&quot;, F.Mldg &quot;&amp;[.J148]&amp;&quot; (Prio &quot;&amp;[.K148]&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4">
            <text:p>4</text:p>
          </table:table-cell>
          <table:table-cell table:formula="of:=[.F149]&amp;IF([.I149]=&quot;n/a&quot;;&quot;&quot;;&quot;, Zugbus &quot;&amp;[.I149])&amp;IF([.J149];&quot;, F.Mldg &quot;&amp;[.J149]&amp;&quot; (Prio &quot;&amp;[.K149]&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3">
            <text:p>3</text:p>
          </table:table-cell>
          <table:table-cell table:formula="of:=[.F150]&amp;IF([.I150]=&quot;n/a&quot;;&quot;&quot;;&quot;, Zugbus &quot;&amp;[.I150])&amp;IF([.J150];&quot;, F.Mldg &quot;&amp;[.J150]&amp;&quot; (Prio &quot;&amp;[.K150]&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2">
            <text:p>2</text:p>
          </table:table-cell>
          <table:table-cell table:formula="of:=[.F151]&amp;IF([.I151]=&quot;n/a&quot;;&quot;&quot;;&quot;, Zugbus &quot;&amp;[.I151])&amp;IF([.J151];&quot;, F.Mldg &quot;&amp;[.J151]&amp;&quot; (Prio &quot;&amp;[.K151]&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1">
            <text:p>1</text:p>
          </table:table-cell>
          <table:table-cell table:formula="of:=[.F152]&amp;IF([.I152]=&quot;n/a&quot;;&quot;&quot;;&quot;, Zugbus &quot;&amp;[.I152])&amp;IF([.J152];&quot;, F.Mldg &quot;&amp;[.J152]&amp;&quot; (Prio &quot;&amp;[.K152]&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7">
            <text:p>17</text:p>
          </table:table-cell>
          <table:table-cell office:value-type="float" office:value="0">
            <text:p>0</text:p>
          </table:table-cell>
          <table:table-cell table:formula="of:=[.F153]&amp;IF([.I153]=&quot;n/a&quot;;&quot;&quot;;&quot;, Zugbus &quot;&amp;[.I153])&amp;IF([.J153];&quot;, F.Mldg &quot;&amp;[.J153]&amp;&quot; (Prio &quot;&amp;[.K153]&amp;&quot;)&quot;;&quot;&quot;)" office:value-type="string" office:string-value="RTC_min">
            <text:p>RTC_min</text:p>
          </table:table-cell>
          <table:table-cell office:value-type="string">
            <text:p>uint8_t</text:p>
          </table:table-cell>
          <table:table-cell office:value-type="string">
            <text:p>bMinsVal</text:p>
          </table:table-cell>
          <table:table-cell office:value-type="string">
            <text:p>RTC_m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7">
            <text:p>7</text:p>
          </table:table-cell>
          <table:table-cell table:formula="of:=[.F154]&amp;IF([.I154]=&quot;n/a&quot;;&quot;&quot;;&quot;, Zugbus &quot;&amp;[.I154])&amp;IF([.J154];&quot;, F.Mldg &quot;&amp;[.J154]&amp;&quot; (Prio &quot;&amp;[.K154]&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6">
            <text:p>6</text:p>
          </table:table-cell>
          <table:table-cell table:formula="of:=[.F155]&amp;IF([.I155]=&quot;n/a&quot;;&quot;&quot;;&quot;, Zugbus &quot;&amp;[.I155])&amp;IF([.J155];&quot;, F.Mldg &quot;&amp;[.J155]&amp;&quot; (Prio &quot;&amp;[.K155]&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5">
            <text:p>5</text:p>
          </table:table-cell>
          <table:table-cell table:formula="of:=[.F156]&amp;IF([.I156]=&quot;n/a&quot;;&quot;&quot;;&quot;, Zugbus &quot;&amp;[.I156])&amp;IF([.J156];&quot;, F.Mldg &quot;&amp;[.J156]&amp;&quot; (Prio &quot;&amp;[.K156]&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4">
            <text:p>4</text:p>
          </table:table-cell>
          <table:table-cell table:formula="of:=[.F157]&amp;IF([.I157]=&quot;n/a&quot;;&quot;&quot;;&quot;, Zugbus &quot;&amp;[.I157])&amp;IF([.J157];&quot;, F.Mldg &quot;&amp;[.J157]&amp;&quot; (Prio &quot;&amp;[.K157]&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3">
            <text:p>3</text:p>
          </table:table-cell>
          <table:table-cell table:formula="of:=[.F158]&amp;IF([.I158]=&quot;n/a&quot;;&quot;&quot;;&quot;, Zugbus &quot;&amp;[.I158])&amp;IF([.J158];&quot;, F.Mldg &quot;&amp;[.J158]&amp;&quot; (Prio &quot;&amp;[.K158]&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2">
            <text:p>2</text:p>
          </table:table-cell>
          <table:table-cell table:formula="of:=[.F159]&amp;IF([.I159]=&quot;n/a&quot;;&quot;&quot;;&quot;, Zugbus &quot;&amp;[.I159])&amp;IF([.J159];&quot;, F.Mldg &quot;&amp;[.J159]&amp;&quot; (Prio &quot;&amp;[.K159]&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1">
            <text:p>1</text:p>
          </table:table-cell>
          <table:table-cell table:formula="of:=[.F160]&amp;IF([.I160]=&quot;n/a&quot;;&quot;&quot;;&quot;, Zugbus &quot;&amp;[.I160])&amp;IF([.J160];&quot;, F.Mldg &quot;&amp;[.J160]&amp;&quot; (Prio &quot;&amp;[.K160]&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8">
            <text:p>18</text:p>
          </table:table-cell>
          <table:table-cell office:value-type="float" office:value="0">
            <text:p>0</text:p>
          </table:table-cell>
          <table:table-cell table:formula="of:=[.F161]&amp;IF([.I161]=&quot;n/a&quot;;&quot;&quot;;&quot;, Zugbus &quot;&amp;[.I161])&amp;IF([.J161];&quot;, F.Mldg &quot;&amp;[.J161]&amp;&quot; (Prio &quot;&amp;[.K161]&amp;&quot;)&quot;;&quot;&quot;)" office:value-type="string" office:string-value="RTC_sec">
            <text:p>RTC_sec</text:p>
          </table:table-cell>
          <table:table-cell office:value-type="string">
            <text:p>uint8_t</text:p>
          </table:table-cell>
          <table:table-cell office:value-type="string">
            <text:p>bSecsVal</text:p>
          </table:table-cell>
          <table:table-cell office:value-type="string">
            <text:p>RTC_sec</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7">
            <text:p>7</text:p>
          </table:table-cell>
          <table:table-cell table:formula="of:=[.F162]&amp;IF([.I162]=&quot;n/a&quot;;&quot;&quot;;&quot;, Zugbus &quot;&amp;[.I162])&amp;IF([.J162];&quot;, F.Mldg &quot;&amp;[.J162]&amp;&quot; (Prio &quot;&amp;[.K162]&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6">
            <text:p>6</text:p>
          </table:table-cell>
          <table:table-cell table:formula="of:=[.F163]&amp;IF([.I163]=&quot;n/a&quot;;&quot;&quot;;&quot;, Zugbus &quot;&amp;[.I163])&amp;IF([.J163];&quot;, F.Mldg &quot;&amp;[.J163]&amp;&quot; (Prio &quot;&amp;[.K163]&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5">
            <text:p>5</text:p>
          </table:table-cell>
          <table:table-cell table:formula="of:=[.F164]&amp;IF([.I164]=&quot;n/a&quot;;&quot;&quot;;&quot;, Zugbus &quot;&amp;[.I164])&amp;IF([.J164];&quot;, F.Mldg &quot;&amp;[.J164]&amp;&quot; (Prio &quot;&amp;[.K164]&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4">
            <text:p>4</text:p>
          </table:table-cell>
          <table:table-cell table:formula="of:=[.F165]&amp;IF([.I165]=&quot;n/a&quot;;&quot;&quot;;&quot;, Zugbus &quot;&amp;[.I165])&amp;IF([.J165];&quot;, F.Mldg &quot;&amp;[.J165]&amp;&quot; (Prio &quot;&amp;[.K165]&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3">
            <text:p>3</text:p>
          </table:table-cell>
          <table:table-cell table:formula="of:=[.F166]&amp;IF([.I166]=&quot;n/a&quot;;&quot;&quot;;&quot;, Zugbus &quot;&amp;[.I166])&amp;IF([.J166];&quot;, F.Mldg &quot;&amp;[.J166]&amp;&quot; (Prio &quot;&amp;[.K166]&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2">
            <text:p>2</text:p>
          </table:table-cell>
          <table:table-cell table:formula="of:=[.F167]&amp;IF([.I167]=&quot;n/a&quot;;&quot;&quot;;&quot;, Zugbus &quot;&amp;[.I167])&amp;IF([.J167];&quot;, F.Mldg &quot;&amp;[.J167]&amp;&quot; (Prio &quot;&amp;[.K167]&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1">
            <text:p>1</text:p>
          </table:table-cell>
          <table:table-cell table:formula="of:=[.F168]&amp;IF([.I168]=&quot;n/a&quot;;&quot;&quot;;&quot;, Zugbus &quot;&amp;[.I168])&amp;IF([.J168];&quot;, F.Mldg &quot;&amp;[.J168]&amp;&quot; (Prio &quot;&amp;[.K168]&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19">
            <text:p>19</text:p>
          </table:table-cell>
          <table:table-cell office:value-type="float" office:value="0">
            <text:p>0</text:p>
          </table:table-cell>
          <table:table-cell table:formula="of:=[.F169]&amp;IF([.I169]=&quot;n/a&quot;;&quot;&quot;;&quot;, Zugbus &quot;&amp;[.I169])&amp;IF([.J169];&quot;, F.Mldg &quot;&amp;[.J169]&amp;&quot; (Prio &quot;&amp;[.K169]&amp;&quot;)&quot;;&quot;&quot;)" office:value-type="string" office:string-value="RTC_tag">
            <text:p>RTC_tag</text:p>
          </table:table-cell>
          <table:table-cell office:value-type="string">
            <text:p>uint8_t</text:p>
          </table:table-cell>
          <table:table-cell office:value-type="string">
            <text:p>bDayVal</text:p>
          </table:table-cell>
          <table:table-cell table:style-name="ce10" office:value-type="string">
            <text:p>RTC_ta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7">
            <text:p>7</text:p>
          </table:table-cell>
          <table:table-cell table:formula="of:=[.F170]&amp;IF([.I170]=&quot;n/a&quot;;&quot;&quot;;&quot;, Zugbus &quot;&amp;[.I170])&amp;IF([.J170];&quot;, F.Mldg &quot;&amp;[.J170]&amp;&quot; (Prio &quot;&amp;[.K170]&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6">
            <text:p>6</text:p>
          </table:table-cell>
          <table:table-cell table:formula="of:=[.F171]&amp;IF([.I171]=&quot;n/a&quot;;&quot;&quot;;&quot;, Zugbus &quot;&amp;[.I171])&amp;IF([.J171];&quot;, F.Mldg &quot;&amp;[.J171]&amp;&quot; (Prio &quot;&amp;[.K171]&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5">
            <text:p>5</text:p>
          </table:table-cell>
          <table:table-cell table:formula="of:=[.F172]&amp;IF([.I172]=&quot;n/a&quot;;&quot;&quot;;&quot;, Zugbus &quot;&amp;[.I172])&amp;IF([.J172];&quot;, F.Mldg &quot;&amp;[.J172]&amp;&quot; (Prio &quot;&amp;[.K172]&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4">
            <text:p>4</text:p>
          </table:table-cell>
          <table:table-cell table:formula="of:=[.F173]&amp;IF([.I173]=&quot;n/a&quot;;&quot;&quot;;&quot;, Zugbus &quot;&amp;[.I173])&amp;IF([.J173];&quot;, F.Mldg &quot;&amp;[.J173]&amp;&quot; (Prio &quot;&amp;[.K173]&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3">
            <text:p>3</text:p>
          </table:table-cell>
          <table:table-cell table:formula="of:=[.F174]&amp;IF([.I174]=&quot;n/a&quot;;&quot;&quot;;&quot;, Zugbus &quot;&amp;[.I174])&amp;IF([.J174];&quot;, F.Mldg &quot;&amp;[.J174]&amp;&quot; (Prio &quot;&amp;[.K174]&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2">
            <text:p>2</text:p>
          </table:table-cell>
          <table:table-cell table:formula="of:=[.F175]&amp;IF([.I175]=&quot;n/a&quot;;&quot;&quot;;&quot;, Zugbus &quot;&amp;[.I175])&amp;IF([.J175];&quot;, F.Mldg &quot;&amp;[.J175]&amp;&quot; (Prio &quot;&amp;[.K175]&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1">
            <text:p>1</text:p>
          </table:table-cell>
          <table:table-cell table:formula="of:=[.F176]&amp;IF([.I176]=&quot;n/a&quot;;&quot;&quot;;&quot;, Zugbus &quot;&amp;[.I176])&amp;IF([.J176];&quot;, F.Mldg &quot;&amp;[.J176]&amp;&quot; (Prio &quot;&amp;[.K176]&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0">
            <text:p>20</text:p>
          </table:table-cell>
          <table:table-cell office:value-type="float" office:value="0">
            <text:p>0</text:p>
          </table:table-cell>
          <table:table-cell table:formula="of:=[.F177]&amp;IF([.I177]=&quot;n/a&quot;;&quot;&quot;;&quot;, Zugbus &quot;&amp;[.I177])&amp;IF([.J177];&quot;, F.Mldg &quot;&amp;[.J177]&amp;&quot; (Prio &quot;&amp;[.K177]&amp;&quot;)&quot;;&quot;&quot;)" office:value-type="string" office:string-value="RTC_monat">
            <text:p>RTC_monat</text:p>
          </table:table-cell>
          <table:table-cell office:value-type="string">
            <text:p>uint8_t</text:p>
          </table:table-cell>
          <table:table-cell office:value-type="string">
            <text:p>bMonthVal</text:p>
          </table:table-cell>
          <table:table-cell table:style-name="ce11" office:value-type="string">
            <text:p>RTC_mona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7">
            <text:p>7</text:p>
          </table:table-cell>
          <table:table-cell table:formula="of:=[.F178]&amp;IF([.I178]=&quot;n/a&quot;;&quot;&quot;;&quot;, Zugbus &quot;&amp;[.I178])&amp;IF([.J178];&quot;, F.Mldg &quot;&amp;[.J178]&amp;&quot; (Prio &quot;&amp;[.K178]&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6">
            <text:p>6</text:p>
          </table:table-cell>
          <table:table-cell table:formula="of:=[.F179]&amp;IF([.I179]=&quot;n/a&quot;;&quot;&quot;;&quot;, Zugbus &quot;&amp;[.I179])&amp;IF([.J179];&quot;, F.Mldg &quot;&amp;[.J179]&amp;&quot; (Prio &quot;&amp;[.K179]&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5">
            <text:p>5</text:p>
          </table:table-cell>
          <table:table-cell table:formula="of:=[.F180]&amp;IF([.I180]=&quot;n/a&quot;;&quot;&quot;;&quot;, Zugbus &quot;&amp;[.I180])&amp;IF([.J180];&quot;, F.Mldg &quot;&amp;[.J180]&amp;&quot; (Prio &quot;&amp;[.K180]&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4">
            <text:p>4</text:p>
          </table:table-cell>
          <table:table-cell table:formula="of:=[.F181]&amp;IF([.I181]=&quot;n/a&quot;;&quot;&quot;;&quot;, Zugbus &quot;&amp;[.I181])&amp;IF([.J181];&quot;, F.Mldg &quot;&amp;[.J181]&amp;&quot; (Prio &quot;&amp;[.K181]&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3">
            <text:p>3</text:p>
          </table:table-cell>
          <table:table-cell table:formula="of:=[.F182]&amp;IF([.I182]=&quot;n/a&quot;;&quot;&quot;;&quot;, Zugbus &quot;&amp;[.I182])&amp;IF([.J182];&quot;, F.Mldg &quot;&amp;[.J182]&amp;&quot; (Prio &quot;&amp;[.K182]&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2">
            <text:p>2</text:p>
          </table:table-cell>
          <table:table-cell table:formula="of:=[.F183]&amp;IF([.I183]=&quot;n/a&quot;;&quot;&quot;;&quot;, Zugbus &quot;&amp;[.I183])&amp;IF([.J183];&quot;, F.Mldg &quot;&amp;[.J183]&amp;&quot; (Prio &quot;&amp;[.K183]&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1">
            <text:p>1</text:p>
          </table:table-cell>
          <table:table-cell table:formula="of:=[.F184]&amp;IF([.I184]=&quot;n/a&quot;;&quot;&quot;;&quot;, Zugbus &quot;&amp;[.I184])&amp;IF([.J184];&quot;, F.Mldg &quot;&amp;[.J184]&amp;&quot; (Prio &quot;&amp;[.K184]&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1">
            <text:p>21</text:p>
          </table:table-cell>
          <table:table-cell office:value-type="float" office:value="0">
            <text:p>0</text:p>
          </table:table-cell>
          <table:table-cell table:formula="of:=[.F185]&amp;IF([.I185]=&quot;n/a&quot;;&quot;&quot;;&quot;, Zugbus &quot;&amp;[.I185])&amp;IF([.J185];&quot;, F.Mldg &quot;&amp;[.J185]&amp;&quot; (Prio &quot;&amp;[.K185]&amp;&quot;)&quot;;&quot;&quot;)" office:value-type="string" office:string-value="RTC_year">
            <text:p>RTC_year</text:p>
          </table:table-cell>
          <table:table-cell office:value-type="string">
            <text:p>uint8_t</text:p>
          </table:table-cell>
          <table:table-cell office:value-type="string">
            <text:p>bYearVal</text:p>
          </table:table-cell>
          <table:table-cell table:style-name="ce11" office:value-type="string">
            <text:p>RTC_ye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7">
            <text:p>7</text:p>
          </table:table-cell>
          <table:table-cell table:style-name="ce36" office:value-type="string">
            <text:p>Gleitschutz links loesen</text:p>
          </table:table-cell>
          <table:table-cell table:style-name="ce36" office:value-type="string">
            <text:p>bool</text:p>
          </table:table-cell>
          <table:table-cell table:style-name="ce54" office:value-type="string">
            <text:p>xSet092_O00</text:p>
          </table:table-cell>
          <table:table-cell table:style-name="ce36" office:value-type="string">
            <text:p>Gleitschutz links loes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6">
            <text:p>6</text:p>
          </table:table-cell>
          <table:table-cell table:style-name="ce36" office:value-type="string">
            <text:p>Gleitschutz links halten</text:p>
          </table:table-cell>
          <table:table-cell table:style-name="ce36" office:value-type="string">
            <text:p>bool</text:p>
          </table:table-cell>
          <table:table-cell table:style-name="ce54" office:value-type="string">
            <text:p>xSet092_O01</text:p>
          </table:table-cell>
          <table:table-cell table:style-name="ce36" office:value-type="string">
            <text:p>Gleitschutz links hal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5">
            <text:p>5</text:p>
          </table:table-cell>
          <table:table-cell table:style-name="ce36" office:value-type="string">
            <text:p>Gleitschutz recht loesen</text:p>
          </table:table-cell>
          <table:table-cell table:style-name="ce36" office:value-type="string">
            <text:p>bool</text:p>
          </table:table-cell>
          <table:table-cell table:style-name="ce54" office:value-type="string">
            <text:p>xSet092_O10</text:p>
          </table:table-cell>
          <table:table-cell table:style-name="ce36" office:value-type="string">
            <text:p>Gleitschutz recht loes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4">
            <text:p>4</text:p>
          </table:table-cell>
          <table:table-cell table:style-name="ce36" office:value-type="string">
            <text:p>Gleitschutz recht halten </text:p>
          </table:table-cell>
          <table:table-cell table:style-name="ce36" office:value-type="string">
            <text:p>bool</text:p>
          </table:table-cell>
          <table:table-cell table:style-name="ce54" office:value-type="string">
            <text:p>xSet092_O11</text:p>
          </table:table-cell>
          <table:table-cell table:style-name="ce36" office:value-type="string">
            <text:p>Gleitschutz recht halten </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3">
            <text:p>3</text:p>
          </table:table-cell>
          <table:table-cell table:style-name="ce53" office:value-type="string">
            <text:p>Wendegetriebe vorwärts</text:p>
          </table:table-cell>
          <table:table-cell table:style-name="ce36" office:value-type="string">
            <text:p>bool</text:p>
          </table:table-cell>
          <table:table-cell table:style-name="ce54" office:value-type="string">
            <text:p>xSet093_O00</text:p>
          </table:table-cell>
          <table:table-cell table:style-name="ce36" office:value-type="string">
            <text:p>Wendegetriebe vorwär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2">
            <text:p>2</text:p>
          </table:table-cell>
          <table:table-cell table:style-name="ce53" office:value-type="string">
            <text:p>Wendegetriebe rückwärts</text:p>
          </table:table-cell>
          <table:table-cell table:style-name="ce36" office:value-type="string">
            <text:p>bool</text:p>
          </table:table-cell>
          <table:table-cell table:style-name="ce54" office:value-type="string">
            <text:p>xSet093_O01</text:p>
          </table:table-cell>
          <table:table-cell table:style-name="ce36" office:value-type="string">
            <text:p>Wendegetriebe rückwär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1">
            <text:p>1</text:p>
          </table:table-cell>
          <table:table-cell table:style-name="ce53" office:value-type="string">
            <text:p>Sander vorne</text:p>
          </table:table-cell>
          <table:table-cell table:style-name="ce36" office:value-type="string">
            <text:p>bool</text:p>
          </table:table-cell>
          <table:table-cell table:style-name="ce54" office:value-type="string">
            <text:p>xSet093_O02</text:p>
          </table:table-cell>
          <table:table-cell table:style-name="ce36" office:value-type="string">
            <text:p>Sander vorn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2">
            <text:p>22</text:p>
          </table:table-cell>
          <table:table-cell office:value-type="float" office:value="0">
            <text:p>0</text:p>
          </table:table-cell>
          <table:table-cell table:style-name="ce53" office:value-type="string">
            <text:p>Sander hinten</text:p>
          </table:table-cell>
          <table:table-cell table:style-name="ce36" office:value-type="string">
            <text:p>bool</text:p>
          </table:table-cell>
          <table:table-cell table:style-name="ce54" office:value-type="string">
            <text:p>xSet093_O03</text:p>
          </table:table-cell>
          <table:table-cell table:style-name="ce36" office:value-type="string">
            <text:p>Sander hin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7">
            <text:p>7</text:p>
          </table:table-cell>
          <table:table-cell table:style-name="ce53" office:value-type="string">
            <text:p>Makrofon schwach</text:p>
          </table:table-cell>
          <table:table-cell table:style-name="ce36" office:value-type="string">
            <text:p>bool</text:p>
          </table:table-cell>
          <table:table-cell table:style-name="ce54" office:value-type="string">
            <text:p>xSet093_O04</text:p>
          </table:table-cell>
          <table:table-cell table:style-name="ce36" office:value-type="string">
            <text:p>Makrofon schwach</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6">
            <text:p>6</text:p>
          </table:table-cell>
          <table:table-cell table:style-name="ce53" office:value-type="string">
            <text:p>Makrofon stark</text:p>
          </table:table-cell>
          <table:table-cell table:style-name="ce36" office:value-type="string">
            <text:p>bool</text:p>
          </table:table-cell>
          <table:table-cell table:style-name="ce54" office:value-type="string">
            <text:p>xSet093_O05</text:p>
          </table:table-cell>
          <table:table-cell table:style-name="ce36" office:value-type="string">
            <text:p>Makrofon stark</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5">
            <text:p>5</text:p>
          </table:table-cell>
          <table:table-cell table:style-name="ce53" office:value-type="string">
            <text:p>Spurkranzschmierung</text:p>
          </table:table-cell>
          <table:table-cell table:style-name="ce36" office:value-type="string">
            <text:p>bool</text:p>
          </table:table-cell>
          <table:table-cell table:style-name="ce54" office:value-type="string">
            <text:p>xSet093_O06</text:p>
          </table:table-cell>
          <table:table-cell table:style-name="ce36" office:value-type="string">
            <text:p>Spurkranzschmie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4">
            <text:p>4</text:p>
          </table:table-cell>
          <table:table-cell table:style-name="ce53" office:value-type="string">
            <text:p>Niederdrucküberladung</text:p>
          </table:table-cell>
          <table:table-cell table:style-name="ce36" office:value-type="string">
            <text:p>bool</text:p>
          </table:table-cell>
          <table:table-cell table:style-name="ce54" office:value-type="string">
            <text:p>xSet093_O07</text:p>
          </table:table-cell>
          <table:table-cell table:style-name="ce36" office:value-type="string">
            <text:p>Niederdrucküberlad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3">
            <text:p>3</text:p>
          </table:table-cell>
          <table:table-cell table:style-name="ce54" office:value-type="string">
            <text:p>Festhaltebremse 2 bar</text:p>
          </table:table-cell>
          <table:table-cell table:style-name="ce36" office:value-type="string">
            <text:p>bool</text:p>
          </table:table-cell>
          <table:table-cell table:style-name="ce54" office:value-type="string">
            <text:p>xSet093_O08</text:p>
          </table:table-cell>
          <table:table-cell table:style-name="ce37" office:value-type="string">
            <text:p>Festhaltebremse 2 ba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2">
            <text:p>2</text:p>
          </table:table-cell>
          <table:table-cell table:style-name="ce54" office:value-type="string">
            <text:p>Schleuderbremse</text:p>
          </table:table-cell>
          <table:table-cell table:style-name="ce36" office:value-type="string">
            <text:p>bool</text:p>
          </table:table-cell>
          <table:table-cell table:style-name="ce54" office:value-type="string">
            <text:p>xSet093_O09</text:p>
          </table:table-cell>
          <table:table-cell table:style-name="ce37" office:value-type="string">
            <text:p>Schleuderbrems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1">
            <text:p>1</text:p>
          </table:table-cell>
          <table:table-cell table:style-name="ce54" office:value-type="string">
            <text:p>Bremse lösen</text:p>
          </table:table-cell>
          <table:table-cell table:style-name="ce36" office:value-type="string">
            <text:p>bool</text:p>
          </table:table-cell>
          <table:table-cell table:style-name="ce54" office:value-type="string">
            <text:p>xSet093_O10</text:p>
          </table:table-cell>
          <table:table-cell table:style-name="ce37" office:value-type="string">
            <text:p>Bremse lös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3">
            <text:p>23</text:p>
          </table:table-cell>
          <table:table-cell office:value-type="float" office:value="0">
            <text:p>0</text:p>
          </table:table-cell>
          <table:table-cell table:style-name="ce54" office:value-type="string">
            <text:p>Bremse anlegen </text:p>
          </table:table-cell>
          <table:table-cell table:style-name="ce36" office:value-type="string">
            <text:p>bool</text:p>
          </table:table-cell>
          <table:table-cell table:style-name="ce54" office:value-type="string">
            <text:p>xSet093_O11</text:p>
          </table:table-cell>
          <table:table-cell table:style-name="ce37" office:value-type="string">
            <text:p>Bremse anlegen </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7">
            <text:p>7</text:p>
          </table:table-cell>
          <table:table-cell table:style-name="ce54" office:value-type="string">
            <text:p>Kompressor ein</text:p>
          </table:table-cell>
          <table:table-cell table:style-name="ce36" office:value-type="string">
            <text:p>bool</text:p>
          </table:table-cell>
          <table:table-cell table:style-name="ce54" office:value-type="string">
            <text:p>xSet093_O12</text:p>
          </table:table-cell>
          <table:table-cell table:style-name="ce37" office:value-type="string">
            <text:p>Kompressor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6">
            <text:p>6</text:p>
          </table:table-cell>
          <table:table-cell table:style-name="ce54" office:value-type="string">
            <text:p>Schleuderschutz</text:p>
          </table:table-cell>
          <table:table-cell table:style-name="ce36" office:value-type="string">
            <text:p>bool</text:p>
          </table:table-cell>
          <table:table-cell table:style-name="ce54" office:value-type="string">
            <text:p>xSet093_O13</text:p>
          </table:table-cell>
          <table:table-cell table:style-name="ce37" office:value-type="string">
            <text:p>Schleuderschutz</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5">
            <text:p>5</text:p>
          </table:table-cell>
          <table:table-cell table:style-name="ce54" office:value-type="string">
            <text:p>Indirekte Bremse Nachspeisung sperren</text:p>
          </table:table-cell>
          <table:table-cell table:style-name="ce36" office:value-type="string">
            <text:p>bool</text:p>
          </table:table-cell>
          <table:table-cell table:style-name="ce54" office:value-type="string">
            <text:p>xSet093_O14</text:p>
          </table:table-cell>
          <table:table-cell table:style-name="ce37" office:value-type="string">
            <text:p>Indirekte Bremse Nachspeisung sperr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4">
            <text:p>4</text:p>
          </table:table-cell>
          <table:table-cell table:style-name="ce54" office:value-type="string">
            <text:p>Indirekte Bremse absperren</text:p>
          </table:table-cell>
          <table:table-cell table:style-name="ce36" office:value-type="string">
            <text:p>bool</text:p>
          </table:table-cell>
          <table:table-cell table:style-name="ce54" office:value-type="string">
            <text:p>xSet093_O15</text:p>
          </table:table-cell>
          <table:table-cell table:style-name="ce37" office:value-type="string">
            <text:p>Indirekte Bremse absperr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3">
            <text:p>3</text:p>
          </table:table-cell>
          <table:table-cell table:style-name="ce54" office:value-type="string">
            <text:p>Summenstörung</text:p>
          </table:table-cell>
          <table:table-cell table:style-name="ce36" office:value-type="string">
            <text:p>bool</text:p>
          </table:table-cell>
          <table:table-cell table:style-name="ce37" office:value-type="string">
            <text:p>xSet392_O00</text:p>
          </table:table-cell>
          <table:table-cell table:style-name="ce37" office:value-type="string">
            <text:p>Summenstörung</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2">
            <text:p>2</text:p>
          </table:table-cell>
          <table:table-cell table:style-name="ce54" office:value-type="string">
            <text:p>Störung Vorheizanlage</text:p>
          </table:table-cell>
          <table:table-cell table:style-name="ce36" office:value-type="string">
            <text:p>bool</text:p>
          </table:table-cell>
          <table:table-cell table:style-name="ce59" office:value-type="string">
            <text:p>xSet392_O01</text:p>
          </table:table-cell>
          <table:table-cell table:style-name="ce37" office:value-type="string">
            <text:p>Störung Vorheizanlag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1">
            <text:p>1</text:p>
          </table:table-cell>
          <table:table-cell table:style-name="ce54" office:value-type="string">
            <text:p>Vorheizanlage ein </text:p>
          </table:table-cell>
          <table:table-cell table:style-name="ce36" office:value-type="string">
            <text:p>bool</text:p>
          </table:table-cell>
          <table:table-cell table:style-name="ce37" office:value-type="string">
            <text:p>xSet392_O02</text:p>
          </table:table-cell>
          <table:table-cell table:style-name="ce37" office:value-type="string">
            <text:p>Vorheizanlage ein </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4">
            <text:p>24</text:p>
          </table:table-cell>
          <table:table-cell office:value-type="float" office:value="0">
            <text:p>0</text:p>
          </table:table-cell>
          <table:table-cell table:style-name="ce54" office:value-type="string">
            <text:p>Führerstand Lüftung Ein </text:p>
          </table:table-cell>
          <table:table-cell table:style-name="ce36" office:value-type="string">
            <text:p>bool</text:p>
          </table:table-cell>
          <table:table-cell table:style-name="ce37" office:value-type="string">
            <text:p>xSet392_O03</text:p>
          </table:table-cell>
          <table:table-cell table:style-name="ce37" office:value-type="string">
            <text:p>Führerstand Lüftung Ein </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7">
            <text:p>7</text:p>
          </table:table-cell>
          <table:table-cell table:style-name="ce54" office:value-type="string">
            <text:p>Führerstand Heizung Ein </text:p>
          </table:table-cell>
          <table:table-cell table:style-name="ce36" office:value-type="string">
            <text:p>bool</text:p>
          </table:table-cell>
          <table:table-cell table:style-name="ce37" office:value-type="string">
            <text:p>xSet392_O04</text:p>
          </table:table-cell>
          <table:table-cell table:style-name="ce37" office:value-type="string">
            <text:p>Führerstand Heizung Ein </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5">
            <text:p>25</text:p>
          </table:table-cell>
          <table:table-cell office:value-type="float" office:value="6">
            <text:p>6</text:p>
          </table:table-cell>
          <table:table-cell table:style-name="ce54"/>
          <table:table-cell table:style-name="ce36" office:value-type="string">
            <text:p>bool</text:p>
          </table:table-cell>
          <table:table-cell table:style-name="ce37" office:value-type="string">
            <text:p>xSet392_O05</text:p>
          </table:table-cell>
          <table:table-cell table:style-name="ce37"/>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5">
            <text:p>5</text:p>
          </table:table-cell>
          <table:table-cell table:style-name="ce54" office:value-type="string">
            <text:p>Aussenbeleuchtung ein</text:p>
          </table:table-cell>
          <table:table-cell table:style-name="ce36" office:value-type="string">
            <text:p>bool</text:p>
          </table:table-cell>
          <table:table-cell table:style-name="ce37" office:value-type="string">
            <text:p>xSet392_O06</text:p>
          </table:table-cell>
          <table:table-cell table:style-name="ce37" office:value-type="string">
            <text:p>Aussenbeleuchtung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4">
            <text:p>4</text:p>
          </table:table-cell>
          <table:table-cell table:style-name="ce54" office:value-type="string">
            <text:p>Führerstand Beleuchtung ein</text:p>
          </table:table-cell>
          <table:table-cell table:style-name="ce36" office:value-type="string">
            <text:p>bool</text:p>
          </table:table-cell>
          <table:table-cell table:style-name="ce37" office:value-type="string">
            <text:p>xSet392_O07</text:p>
          </table:table-cell>
          <table:table-cell table:style-name="ce37" office:value-type="string">
            <text:p>Führerstand Beleuchtung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3">
            <text:p>3</text:p>
          </table:table-cell>
          <table:table-cell table:style-name="ce56" office:value-type="string">
            <text:p>Fahrzeugleittechnik ein</text:p>
          </table:table-cell>
          <table:table-cell table:style-name="ce36" office:value-type="string">
            <text:p>bool</text:p>
          </table:table-cell>
          <table:table-cell table:style-name="ce37" office:value-type="string">
            <text:p>xSet392_O08</text:p>
          </table:table-cell>
          <table:table-cell table:style-name="ce55" office:value-type="string">
            <text:p>Fahrzeugleittechnik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2">
            <text:p>2</text:p>
          </table:table-cell>
          <table:table-cell table:style-name="ce56" office:value-type="string">
            <text:p>Meldelampentest</text:p>
          </table:table-cell>
          <table:table-cell table:style-name="ce36" office:value-type="string">
            <text:p>bool</text:p>
          </table:table-cell>
          <table:table-cell table:style-name="ce37" office:value-type="string">
            <text:p>xSet392_O09</text:p>
          </table:table-cell>
          <table:table-cell table:style-name="ce55" office:value-type="string">
            <text:p>Meldelampentes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1">
            <text:p>1</text:p>
          </table:table-cell>
          <table:table-cell table:style-name="ce56" office:value-type="string">
            <text:p>Meldeleuchte DM Start</text:p>
          </table:table-cell>
          <table:table-cell table:style-name="ce36" office:value-type="string">
            <text:p>bool</text:p>
          </table:table-cell>
          <table:table-cell table:style-name="ce37" office:value-type="string">
            <text:p>xSet392_O10</text:p>
          </table:table-cell>
          <table:table-cell table:style-name="ce55" office:value-type="string">
            <text:p>Meldeleuchte DM Sta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5">
            <text:p>25</text:p>
          </table:table-cell>
          <table:table-cell office:value-type="float" office:value="0">
            <text:p>0</text:p>
          </table:table-cell>
          <table:table-cell table:style-name="ce56" office:value-type="string">
            <text:p>Meldeleuchte DM Stop</text:p>
          </table:table-cell>
          <table:table-cell table:style-name="ce36" office:value-type="string">
            <text:p>bool</text:p>
          </table:table-cell>
          <table:table-cell table:style-name="ce37" office:value-type="string">
            <text:p>xSet392_O11</text:p>
          </table:table-cell>
          <table:table-cell table:style-name="ce55" office:value-type="string">
            <text:p>Meldeleuchte DM Stop</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6">
            <text:p>26</text:p>
          </table:table-cell>
          <table:table-cell office:value-type="float" office:value="7">
            <text:p>7</text:p>
          </table:table-cell>
          <table:table-cell table:style-name="ce56" office:value-type="string">
            <text:p>Funkfernsteuerung ein</text:p>
          </table:table-cell>
          <table:table-cell table:style-name="ce36" office:value-type="string">
            <text:p>bool</text:p>
          </table:table-cell>
          <table:table-cell table:style-name="ce37" office:value-type="string">
            <text:p>xSet392_O12</text:p>
          </table:table-cell>
          <table:table-cell table:style-name="ce55" office:value-type="string">
            <text:p>Funkfernsteuerung ei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6">
            <text:p>26</text:p>
          </table:table-cell>
          <table:table-cell office:value-type="float" office:value="6">
            <text:p>6</text:p>
          </table:table-cell>
          <table:table-cell table:style-name="ce56"/>
          <table:table-cell table:style-name="ce36" office:value-type="string">
            <text:p>bool</text:p>
          </table:table-cell>
          <table:table-cell table:style-name="ce37" office:value-type="string">
            <text:p>xSet392_O13</text:p>
          </table:table-cell>
          <table:table-cell table:style-name="ce55"/>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6">
            <text:p>26</text:p>
          </table:table-cell>
          <table:table-cell office:value-type="float" office:value="5">
            <text:p>5</text:p>
          </table:table-cell>
          <table:table-cell table:style-name="ce56"/>
          <table:table-cell table:style-name="ce36" office:value-type="string">
            <text:p>bool</text:p>
          </table:table-cell>
          <table:table-cell table:style-name="ce37" office:value-type="string">
            <text:p>xSet392_O14</text:p>
          </table:table-cell>
          <table:table-cell table:style-name="ce55"/>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6">
            <text:p>26</text:p>
          </table:table-cell>
          <table:table-cell office:value-type="float" office:value="4">
            <text:p>4</text:p>
          </table:table-cell>
          <table:table-cell table:style-name="ce56" office:value-type="string">
            <text:p>Traktionssperre</text:p>
          </table:table-cell>
          <table:table-cell table:style-name="ce36" office:value-type="string">
            <text:p>bool</text:p>
          </table:table-cell>
          <table:table-cell table:style-name="ce37" office:value-type="string">
            <text:p>xSet392_O15</text:p>
          </table:table-cell>
          <table:table-cell table:style-name="ce55" office:value-type="string">
            <text:p>Traktionssperr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6">
            <text:p>26</text:p>
          </table:table-cell>
          <table:table-cell office:value-type="float" office:value="3">
            <text:p>3</text:p>
          </table:table-cell>
          <table:table-cell table:style-name="ce37" office:value-type="string">
            <text:p>Heizung Wassserabscheider 1</text:p>
          </table:table-cell>
          <table:table-cell table:style-name="ce36" office:value-type="string">
            <text:p>bool</text:p>
          </table:table-cell>
          <table:table-cell office:value-type="string">
            <text:p>xSet393_K0</text:p>
          </table:table-cell>
          <table:table-cell table:style-name="ce37" office:value-type="string">
            <text:p>Heizung Wassserabscheider 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6">
            <text:p>26</text:p>
          </table:table-cell>
          <table:table-cell office:value-type="float" office:value="2">
            <text:p>2</text:p>
          </table:table-cell>
          <table:table-cell table:style-name="ce37" office:value-type="string">
            <text:p>Wasserabscheider 1</text:p>
          </table:table-cell>
          <table:table-cell table:style-name="ce36" office:value-type="string">
            <text:p>bool</text:p>
          </table:table-cell>
          <table:table-cell office:value-type="string">
            <text:p>xSet393_K1</text:p>
          </table:table-cell>
          <table:table-cell table:style-name="ce37" office:value-type="string">
            <text:p>Wasserabscheider 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6">
            <text:p>26</text:p>
          </table:table-cell>
          <table:table-cell office:value-type="float" office:value="1">
            <text:p>1</text:p>
          </table:table-cell>
          <table:table-cell table:style-name="ce37" office:value-type="string">
            <text:p>Wasserabscheider 2</text:p>
          </table:table-cell>
          <table:table-cell table:style-name="ce36" office:value-type="string">
            <text:p>bool</text:p>
          </table:table-cell>
          <table:table-cell office:value-type="string">
            <text:p>xSet393_K2</text:p>
          </table:table-cell>
          <table:table-cell table:style-name="ce37" office:value-type="string">
            <text:p>Wasserabscheider 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6">
            <text:p>26</text:p>
          </table:table-cell>
          <table:table-cell office:value-type="float" office:value="0">
            <text:p>0</text:p>
          </table:table-cell>
          <table:table-cell table:style-name="ce37"/>
          <table:table-cell table:style-name="ce36" office:value-type="string">
            <text:p>bool</text:p>
          </table:table-cell>
          <table:table-cell office:value-type="string">
            <text:p>xSet393_K3</text:p>
          </table:table-cell>
          <table:table-cell table:style-name="ce37"/>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7">
            <text:p>27</text:p>
          </table:table-cell>
          <table:table-cell office:value-type="float" office:value="7">
            <text:p>7</text:p>
          </table:table-cell>
          <table:table-cell table:style-name="ce37"/>
          <table:table-cell table:style-name="ce36" office:value-type="string">
            <text:p>bool</text:p>
          </table:table-cell>
          <table:table-cell office:value-type="string">
            <text:p>xSet393_K4</text:p>
          </table:table-cell>
          <table:table-cell table:style-name="ce37"/>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6">
            <text:p>6</text:p>
          </table:table-cell>
          <table:table-cell table:style-name="ce37" office:value-type="string">
            <text:p>Notbremse Leittechnik</text:p>
          </table:table-cell>
          <table:table-cell table:style-name="ce36" office:value-type="string">
            <text:p>bool</text:p>
          </table:table-cell>
          <table:table-cell office:value-type="string">
            <text:p>xSet393_K5</text:p>
          </table:table-cell>
          <table:table-cell table:style-name="ce37" office:value-type="string">
            <text:p>Notbremse Leittechnik</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5">
            <text:p>5</text:p>
          </table:table-cell>
          <table:table-cell table:style-name="ce37" office:value-type="string">
            <text:p>DM Stop</text:p>
          </table:table-cell>
          <table:table-cell table:style-name="ce36" office:value-type="string">
            <text:p>bool</text:p>
          </table:table-cell>
          <table:table-cell office:value-type="string">
            <text:p>xSet393_K6</text:p>
          </table:table-cell>
          <table:table-cell table:style-name="ce37" office:value-type="string">
            <text:p>DM Stop</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4">
            <text:p>4</text:p>
          </table:table-cell>
          <table:table-cell table:style-name="ce37" office:value-type="string">
            <text:p>DM Start</text:p>
          </table:table-cell>
          <table:table-cell table:style-name="ce36" office:value-type="string">
            <text:p>bool</text:p>
          </table:table-cell>
          <table:table-cell office:value-type="string">
            <text:p>xSet393_K7</text:p>
          </table:table-cell>
          <table:table-cell table:style-name="ce37" office:value-type="string">
            <text:p>DM Sta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3">
            <text:p>3</text:p>
          </table:table-cell>
          <table:table-cell table:style-name="ce54" office:value-type="string">
            <text:p>V-Beleuchtung vorne oben</text:p>
          </table:table-cell>
          <table:table-cell table:style-name="ce36" office:value-type="string">
            <text:p>bool</text:p>
          </table:table-cell>
          <table:table-cell table:style-name="ce54" office:value-type="string">
            <text:p>xSet401_O00</text:p>
          </table:table-cell>
          <table:table-cell table:style-name="ce37" office:value-type="string">
            <text:p>V-Beleuchtung vorne ob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2">
            <text:p>2</text:p>
          </table:table-cell>
          <table:table-cell table:style-name="ce54" office:value-type="string">
            <text:p>V-Beleuchtung hinten oben</text:p>
          </table:table-cell>
          <table:table-cell table:style-name="ce36" office:value-type="string">
            <text:p>bool</text:p>
          </table:table-cell>
          <table:table-cell table:style-name="ce54" office:value-type="string">
            <text:p>xSet401_O01</text:p>
          </table:table-cell>
          <table:table-cell table:style-name="ce37" office:value-type="string">
            <text:p>V-Beleuchtung hinten ob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1">
            <text:p>1</text:p>
          </table:table-cell>
          <table:table-cell table:style-name="ce54" office:value-type="string">
            <text:p>Signalbeleuchtung vorne links</text:p>
          </table:table-cell>
          <table:table-cell table:style-name="ce36" office:value-type="string">
            <text:p>bool</text:p>
          </table:table-cell>
          <table:table-cell table:style-name="ce54" office:value-type="string">
            <text:p>xSet401_O02</text:p>
          </table:table-cell>
          <table:table-cell table:style-name="ce37" office:value-type="string">
            <text:p>Signalbeleuchtung vorne link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7">
            <text:p>27</text:p>
          </table:table-cell>
          <table:table-cell office:value-type="float" office:value="0">
            <text:p>0</text:p>
          </table:table-cell>
          <table:table-cell table:style-name="ce54" office:value-type="string">
            <text:p>Signalbeleuchtung vorne rechts</text:p>
          </table:table-cell>
          <table:table-cell table:style-name="ce36" office:value-type="string">
            <text:p>bool</text:p>
          </table:table-cell>
          <table:table-cell table:style-name="ce54" office:value-type="string">
            <text:p>xSet401_O03</text:p>
          </table:table-cell>
          <table:table-cell table:style-name="ce37" office:value-type="string">
            <text:p>Signalbeleuchtung vorne rech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7">
            <text:p>7</text:p>
          </table:table-cell>
          <table:table-cell table:style-name="ce54" office:value-type="string">
            <text:p>Signalbeleuchtung vorne oben</text:p>
          </table:table-cell>
          <table:table-cell table:style-name="ce36" office:value-type="string">
            <text:p>bool</text:p>
          </table:table-cell>
          <table:table-cell table:style-name="ce54" office:value-type="string">
            <text:p>xSet401_O04</text:p>
          </table:table-cell>
          <table:table-cell table:style-name="ce37" office:value-type="string">
            <text:p>Signalbeleuchtung vorne ob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6">
            <text:p>6</text:p>
          </table:table-cell>
          <table:table-cell table:style-name="ce54" office:value-type="string">
            <text:p>Signalbeleuchtung hinten links</text:p>
          </table:table-cell>
          <table:table-cell table:style-name="ce36" office:value-type="string">
            <text:p>bool</text:p>
          </table:table-cell>
          <table:table-cell table:style-name="ce54" office:value-type="string">
            <text:p>xSet401_O05</text:p>
          </table:table-cell>
          <table:table-cell table:style-name="ce37" office:value-type="string">
            <text:p>Signalbeleuchtung hinten link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5">
            <text:p>5</text:p>
          </table:table-cell>
          <table:table-cell table:style-name="ce54" office:value-type="string">
            <text:p>Signalbeleuchtung hinten rechts</text:p>
          </table:table-cell>
          <table:table-cell table:style-name="ce36" office:value-type="string">
            <text:p>bool</text:p>
          </table:table-cell>
          <table:table-cell table:style-name="ce54" office:value-type="string">
            <text:p>xSet401_O06</text:p>
          </table:table-cell>
          <table:table-cell table:style-name="ce37" office:value-type="string">
            <text:p>Signalbeleuchtung hinten rech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4">
            <text:p>4</text:p>
          </table:table-cell>
          <table:table-cell table:style-name="ce54" office:value-type="string">
            <text:p>Signalbeleuchtung hinten oben</text:p>
          </table:table-cell>
          <table:table-cell table:style-name="ce36" office:value-type="string">
            <text:p>bool</text:p>
          </table:table-cell>
          <table:table-cell table:style-name="ce54" office:value-type="string">
            <text:p>xSet401_O07</text:p>
          </table:table-cell>
          <table:table-cell table:style-name="ce37" office:value-type="string">
            <text:p>Signalbeleuchtung hinten ob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3">
            <text:p>3</text:p>
          </table:table-cell>
          <table:table-cell table:style-name="ce8" office:value-type="string">
            <text:p>Scheinwerfer vorne unten</text:p>
          </table:table-cell>
          <table:table-cell table:style-name="ce36" office:value-type="string">
            <text:p>bool</text:p>
          </table:table-cell>
          <table:table-cell table:style-name="ce54" office:value-type="string">
            <text:p>xSet401_O08</text:p>
          </table:table-cell>
          <table:table-cell table:style-name="ce12" office:value-type="string">
            <text:p>Scheinwerfer vorne un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2">
            <text:p>2</text:p>
          </table:table-cell>
          <table:table-cell table:style-name="ce8" office:value-type="string">
            <text:p>Scheinwerfer hinten unten</text:p>
          </table:table-cell>
          <table:table-cell table:style-name="ce36" office:value-type="string">
            <text:p>bool</text:p>
          </table:table-cell>
          <table:table-cell table:style-name="ce54" office:value-type="string">
            <text:p>xSet401_O09</text:p>
          </table:table-cell>
          <table:table-cell table:style-name="ce12" office:value-type="string">
            <text:p>Scheinwerfer hinten unt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1">
            <text:p>1</text:p>
          </table:table-cell>
          <table:table-cell table:style-name="ce54" office:value-type="string">
            <text:p>Signalbeleuchtung rot vorne links</text:p>
          </table:table-cell>
          <table:table-cell table:style-name="ce36" office:value-type="string">
            <text:p>bool</text:p>
          </table:table-cell>
          <table:table-cell table:style-name="ce54" office:value-type="string">
            <text:p>xSet401_O10</text:p>
          </table:table-cell>
          <table:table-cell table:style-name="ce37" office:value-type="string">
            <text:p>Signalbeleuchtung rot vorne link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8">
            <text:p>28</text:p>
          </table:table-cell>
          <table:table-cell office:value-type="float" office:value="0">
            <text:p>0</text:p>
          </table:table-cell>
          <table:table-cell table:style-name="ce54" office:value-type="string">
            <text:p>Signalbeleuchtung rot vorne rechts</text:p>
          </table:table-cell>
          <table:table-cell table:style-name="ce36" office:value-type="string">
            <text:p>bool</text:p>
          </table:table-cell>
          <table:table-cell table:style-name="ce54" office:value-type="string">
            <text:p>xSet401_O11</text:p>
          </table:table-cell>
          <table:table-cell table:style-name="ce37" office:value-type="string">
            <text:p>Signalbeleuchtung rot vorne rech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9">
            <text:p>29</text:p>
          </table:table-cell>
          <table:table-cell office:value-type="float" office:value="7">
            <text:p>7</text:p>
          </table:table-cell>
          <table:table-cell table:style-name="ce54" office:value-type="string">
            <text:p>Signalbeleuchtung rot vorne oben</text:p>
          </table:table-cell>
          <table:table-cell table:style-name="ce36" office:value-type="string">
            <text:p>bool</text:p>
          </table:table-cell>
          <table:table-cell table:style-name="ce54" office:value-type="string">
            <text:p>xSet401_O12</text:p>
          </table:table-cell>
          <table:table-cell table:style-name="ce37" office:value-type="string">
            <text:p>Signalbeleuchtung rot vorne ob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9">
            <text:p>29</text:p>
          </table:table-cell>
          <table:table-cell office:value-type="float" office:value="6">
            <text:p>6</text:p>
          </table:table-cell>
          <table:table-cell table:style-name="ce54" office:value-type="string">
            <text:p>Signalbeleuchtung rot hinten links</text:p>
          </table:table-cell>
          <table:table-cell table:style-name="ce36" office:value-type="string">
            <text:p>bool</text:p>
          </table:table-cell>
          <table:table-cell table:style-name="ce54" office:value-type="string">
            <text:p>xSet401_O13</text:p>
          </table:table-cell>
          <table:table-cell table:style-name="ce37" office:value-type="string">
            <text:p>Signalbeleuchtung rot hinten link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9">
            <text:p>29</text:p>
          </table:table-cell>
          <table:table-cell office:value-type="float" office:value="5">
            <text:p>5</text:p>
          </table:table-cell>
          <table:table-cell table:style-name="ce54" office:value-type="string">
            <text:p>Signalbeleuchtung rot hinten rechts</text:p>
          </table:table-cell>
          <table:table-cell table:style-name="ce36" office:value-type="string">
            <text:p>bool</text:p>
          </table:table-cell>
          <table:table-cell table:style-name="ce54" office:value-type="string">
            <text:p>xSet401_O14</text:p>
          </table:table-cell>
          <table:table-cell table:style-name="ce37" office:value-type="string">
            <text:p>Signalbeleuchtung rot hinten rechts</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9">
            <text:p>29</text:p>
          </table:table-cell>
          <table:table-cell office:value-type="float" office:value="4">
            <text:p>4</text:p>
          </table:table-cell>
          <table:table-cell table:style-name="ce54" office:value-type="string">
            <text:p>Signalbeleuchtung rot hinten oben</text:p>
          </table:table-cell>
          <table:table-cell table:style-name="ce36" office:value-type="string">
            <text:p>bool</text:p>
          </table:table-cell>
          <table:table-cell table:style-name="ce54" office:value-type="string">
            <text:p>xSet401_O15</text:p>
          </table:table-cell>
          <table:table-cell table:style-name="ce37" office:value-type="string">
            <text:p>Signalbeleuchtung rot hinten ob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9">
            <text:p>29</text:p>
          </table:table-cell>
          <table:table-cell office:value-type="float" office:value="3">
            <text:p>3</text:p>
          </table:table-cell>
          <table:table-cell office:value-type="string">
            <text:p>Boostcap Ladung Stufe 2</text:p>
          </table:table-cell>
          <table:table-cell table:style-name="ce36" office:value-type="string">
            <text:p>bool</text:p>
          </table:table-cell>
          <table:table-cell office:value-type="string">
            <text:p>xSet747_DigO7</text:p>
          </table:table-cell>
          <table:table-cell office:value-type="string">
            <text:p>Boostcap Ladung Stufe 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29">
            <text:p>29</text:p>
          </table:table-cell>
          <table:table-cell office:value-type="float" office:value="2">
            <text:p>2</text:p>
          </table:table-cell>
          <table:table-cell office:value-type="string">
            <text:p>Boostcap Ladung Stufe 1</text:p>
          </table:table-cell>
          <table:table-cell table:style-name="ce36" office:value-type="string">
            <text:p>bool</text:p>
          </table:table-cell>
          <table:table-cell office:value-type="string">
            <text:p>xSet747_DigO8</text:p>
          </table:table-cell>
          <table:table-cell office:value-type="string">
            <text:p>Boostcap Ladung Stufe 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9">
            <text:p>29</text:p>
          </table:table-cell>
          <table:table-cell office:value-type="float" office:value="1">
            <text:p>1</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29">
            <text:p>29</text:p>
          </table:table-cell>
          <table:table-cell office:value-type="float" office:value="0">
            <text:p>0</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7">
            <text:p>7</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6">
            <text:p>6</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5">
            <text:p>5</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4">
            <text:p>4</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3">
            <text:p>3</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2">
            <text:p>2</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1">
            <text:p>1</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0">
            <text:p>30</text:p>
          </table:table-cell>
          <table:table-cell office:value-type="float" office:value="0">
            <text:p>0</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7">
            <text:p>7</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6">
            <text:p>6</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5">
            <text:p>5</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4">
            <text:p>4</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3">
            <text:p>3</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2">
            <text:p>2</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1">
            <text:p>1</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1">
            <text:p>31</text:p>
          </table:table-cell>
          <table:table-cell office:value-type="float" office:value="0">
            <text:p>0</text:p>
          </table:table-cell>
          <table:table-cell office:value-type="string">
            <text:p>Lüfter Ladeluftkühler</text:p>
          </table:table-cell>
          <table:table-cell table:style-name="ce9" office:value-type="string">
            <text:p>uint16_t</text:p>
          </table:table-cell>
          <table:table-cell office:value-type="string">
            <text:p>wSet747_PWMO3</text:p>
          </table:table-cell>
          <table:table-cell office:value-type="string">
            <text:p>Lüfter Ladeluft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7">
            <text:p>7</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6">
            <text:p>6</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5">
            <text:p>5</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4">
            <text:p>4</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3">
            <text:p>3</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2">
            <text:p>2</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1">
            <text:p>1</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2">
            <text:p>32</text:p>
          </table:table-cell>
          <table:table-cell office:value-type="float" office:value="0">
            <text:p>0</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7">
            <text:p>7</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6">
            <text:p>6</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5">
            <text:p>5</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4">
            <text:p>4</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3">
            <text:p>3</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2">
            <text:p>2</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1">
            <text:p>1</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3">
            <text:p>33</text:p>
          </table:table-cell>
          <table:table-cell office:value-type="float" office:value="0">
            <text:p>0</text:p>
          </table:table-cell>
          <table:table-cell office:value-type="string">
            <text:p>Lüfter Wasserkühler</text:p>
          </table:table-cell>
          <table:table-cell table:style-name="ce9" office:value-type="string">
            <text:p>uint16_t</text:p>
          </table:table-cell>
          <table:table-cell office:value-type="string">
            <text:p>wSet747_PWMO4</text:p>
          </table:table-cell>
          <table:table-cell office:value-type="string">
            <text:p>Lüfter Wasserkühler</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7">
            <text:p>7</text:p>
          </table:table-cell>
          <table:table-cell table:style-name="ce5" office:value-type="string">
            <text:p>Manuelles Spurkranzschmieren</text:p>
          </table:table-cell>
          <table:table-cell table:style-name="ce5" office:value-type="string">
            <text:p>bool</text:p>
          </table:table-cell>
          <table:table-cell table:style-name="ce5" office:value-type="string">
            <text:p>xSchmierenManuell</text:p>
          </table:table-cell>
          <table:table-cell table:style-name="ce5" office:value-type="string">
            <text:p>Manuelles Spurkranzschmieren</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6">
            <text:p>6</text:p>
          </table:table-cell>
          <table:table-cell table:style-name="ce5" office:value-type="string">
            <text:p>Test Werkstatt</text:p>
          </table:table-cell>
          <table:table-cell table:style-name="ce5" office:value-type="string">
            <text:p>bool</text:p>
          </table:table-cell>
          <table:table-cell table:style-name="ce5" office:value-type="string">
            <text:p>xWerkstattTest</text:p>
          </table:table-cell>
          <table:table-cell table:style-name="ce5" office:value-type="string">
            <text:p>Test Werkstat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5">
            <text:p>5</text:p>
          </table:table-cell>
          <table:table-cell table:style-name="ce5" office:value-type="string">
            <text:p>Pruefung Dichtheit</text:p>
          </table:table-cell>
          <table:table-cell table:style-name="ce5" office:value-type="string">
            <text:p>bool</text:p>
          </table:table-cell>
          <table:table-cell table:style-name="ce5" office:value-type="string">
            <text:p>xDichtheitspruefung</text:p>
          </table:table-cell>
          <table:table-cell table:style-name="ce5" office:value-type="string">
            <text:p>Pruefung Dichthei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4">
            <text:p>4</text:p>
          </table:table-cell>
          <table:table-cell table:style-name="ce5" office:value-type="string">
            <text:p>VHA manuell</text:p>
          </table:table-cell>
          <table:table-cell table:style-name="ce5" office:value-type="string">
            <text:p>bool</text:p>
          </table:table-cell>
          <table:table-cell table:style-name="ce5" office:value-type="string">
            <text:p>xVHAmanuell</text:p>
          </table:table-cell>
          <table:table-cell table:style-name="ce5" office:value-type="string">
            <text:p>VHA manuell</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3">
            <text:p>3</text:p>
          </table:table-cell>
          <table:table-cell office:value-type="string">
            <text:p>Test Gleitschutz</text:p>
          </table:table-cell>
          <table:table-cell office:value-type="string">
            <text:p>bool</text:p>
          </table:table-cell>
          <table:table-cell office:value-type="string">
            <text:p>xGSTest</text:p>
          </table:table-cell>
          <table:table-cell office:value-type="string">
            <text:p>Test Gleitschutz</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2">
            <text:p>2</text:p>
          </table:table-cell>
          <table:table-cell office:value-type="string">
            <text:p>Kompressor direkt</text:p>
          </table:table-cell>
          <table:table-cell office:value-type="string">
            <text:p>bool</text:p>
          </table:table-cell>
          <table:table-cell office:value-type="string">
            <text:p>xKompressorDirekt</text:p>
          </table:table-cell>
          <table:table-cell office:value-type="string">
            <text:p>Kompressor direk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1">
            <text:p>1</text:p>
          </table:table-cell>
          <table:table-cell office:value-type="string">
            <text:p>Bremsprobe</text:p>
          </table:table-cell>
          <table:table-cell office:value-type="string">
            <text:p>bool</text:p>
          </table:table-cell>
          <table:table-cell office:value-type="string">
            <text:p>xBremsprobe</text:p>
          </table:table-cell>
          <table:table-cell office:value-type="string">
            <text:p>Bremsprobe</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4">
            <text:p>34</text:p>
          </table:table-cell>
          <table:table-cell office:value-type="float" office:value="0">
            <text:p>0</text:p>
          </table:table-cell>
          <table:table-cell office:value-type="string">
            <text:p>Setze Systemzeit auf aktuellen Wert</text:p>
          </table:table-cell>
          <table:table-cell office:value-type="string">
            <text:p>bool</text:p>
          </table:table-cell>
          <table:table-cell office:value-type="string">
            <text:p>xSetSystemTime</text:p>
          </table:table-cell>
          <table:table-cell office:value-type="string">
            <text:p>Setze Systemzeit auf aktuellen Wert</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5">
            <text:p>35</text:p>
          </table:table-cell>
          <table:table-cell office:value-type="float" office:value="7">
            <text:p>7</text:p>
          </table:table-cell>
          <table:table-cell table:style-name="ce8" office:value-type="string">
            <text:p>Heizung Wassserabscheider 1</text:p>
          </table:table-cell>
          <table:table-cell table:style-name="ce8" office:value-type="string">
            <text:p>bool</text:p>
          </table:table-cell>
          <table:table-cell table:style-name="ce8" office:value-type="string">
            <text:p>xHeizWasserabscheider1</text:p>
          </table:table-cell>
          <table:table-cell table:style-name="ce8" office:value-type="string">
            <text:p>Heizung Wassserabscheider 1</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office:value-type="float" office:value="35">
            <text:p>35</text:p>
          </table:table-cell>
          <table:table-cell office:value-type="float" office:value="6">
            <text:p>6</text:p>
          </table:table-cell>
          <table:table-cell table:style-name="ce8" office:value-type="string">
            <text:p>Heizung Wassserabscheider 2</text:p>
          </table:table-cell>
          <table:table-cell table:style-name="ce8" office:value-type="string">
            <text:p>bool</text:p>
          </table:table-cell>
          <table:table-cell table:style-name="ce8" office:value-type="string">
            <text:p>xHeizWasserabscheider2</text:p>
          </table:table-cell>
          <table:table-cell table:style-name="ce8" office:value-type="string">
            <text:p>Heizung Wassserabscheider 2</text:p>
          </table:table-cell>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35">
            <text:p>35</text:p>
          </table:table-cell>
          <table:table-cell office:value-type="float" office:value="5">
            <text:p>5</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35">
            <text:p>35</text:p>
          </table:table-cell>
          <table:table-cell office:value-type="float" office:value="4">
            <text:p>4</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35">
            <text:p>35</text:p>
          </table:table-cell>
          <table:table-cell office:value-type="float" office:value="3">
            <text:p>3</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35">
            <text:p>35</text:p>
          </table:table-cell>
          <table:table-cell office:value-type="float" office:value="2">
            <text:p>2</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35">
            <text:p>35</text:p>
          </table:table-cell>
          <table:table-cell office:value-type="float" office:value="1">
            <text:p>1</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row table:style-name="ro1">
          <table:table-cell table:style-name="ce4" office:value-type="float" office:value="35">
            <text:p>35</text:p>
          </table:table-cell>
          <table:table-cell office:value-type="float" office:value="0">
            <text:p>0</text:p>
          </table:table-cell>
          <table:table-cell table:number-columns-repeated="4"/>
          <table:table-cell office:value-type="float" office:value="0">
            <text:p>0</text:p>
          </table:table-cell>
          <table:table-cell office:value-type="float" office:value="1">
            <text:p>1</text:p>
          </table:table-cell>
          <table:table-cell office:value-type="string">
            <text:p>n/a</text:p>
          </table:table-cell>
          <table:table-cell table:number-columns-repeated="2"/>
        </table:table-row>
      </table:table>
      <table:table table:name="RegOutFz" table:style-name="ta1" table:print="false">
        <table:table-column table:style-name="co13" table:default-cell-style-name="ce4"/>
        <table:table-column table:style-name="co13" table:default-cell-style-name="Default"/>
        <table:table-column table:style-name="co26" table:default-cell-style-name="Default"/>
        <table:table-column table:style-name="co23" table:default-cell-style-name="Default"/>
        <table:table-column table:style-name="co27" table:default-cell-style-name="Default"/>
        <table:table-column table:style-name="co28"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3">
          <table:table-cell table:style-name="Default"/>
          <table:table-cell table:number-columns-repeated="10"/>
        </table:table-row>
        <table:table-row table:style-name="ro3">
          <table:table-cell table:style-name="ce58" office:value-type="string">
            <text:p>Output register</text:p>
          </table:table-cell>
          <table:table-cell table:number-columns-repeated="10"/>
        </table:table-row>
        <table:table-row table:style-name="ro1" table:number-rows-repeated="3">
          <table:table-cell table:style-name="Default"/>
          <table:table-cell table:number-columns-repeated="10"/>
        </table:table-row>
        <table:table-row table:style-name="ro1">
          <table:table-cell table:style-name="ce1" office:value-type="string">
            <text:p>Modbus</text:p>
          </table:table-cell>
          <table:table-cell table:style-name="ce1" table:number-columns-repeated="2"/>
          <table:table-cell table:style-name="ce1" office:value-type="string">
            <text:p>Variablen in C/C++</text:p>
          </table:table-cell>
          <table:table-cell table:style-name="ce1"/>
          <table:table-cell table:style-name="ce1" office:value-type="string">
            <text:p>Informationen</text:p>
          </table:table-cell>
          <table:table-cell table:style-name="ce1" table:number-columns-repeated="2"/>
          <table:table-cell table:style-name="ce1" office:value-type="string">
            <text:p>Zugbus WTB</text:p>
          </table:table-cell>
          <table:table-cell table:style-name="ce1" office:value-type="string">
            <text:p>Fehlerinfo</text:p>
          </table:table-cell>
          <table:table-cell table:style-name="ce1"/>
        </table:table-row>
        <table:table-row table:style-name="ro1">
          <table:table-cell table:style-name="ce1" office:value-type="string">
            <text:p>byte</text:p>
          </table:table-cell>
          <table:table-cell table:style-name="ce1" office:value-type="string">
            <text:p>bit</text:p>
          </table:table-cell>
          <table:table-cell table:style-name="ce1" office:value-type="string">
            <text:p>Kommentar für Quelltext (Achtung Formel!)</text:p>
          </table:table-cell>
          <table:table-cell table:style-name="ce1" office:value-type="string">
            <text:p>Datatyp</text:p>
          </table:table-cell>
          <table:table-cell table:style-name="ce1" office:value-type="string">
            <text:p>Variablenname</text:p>
          </table:table-cell>
          <table:table-cell table:style-name="ce1" office:value-type="string">
            <text:p>Kurzbeschreibung</text:p>
          </table:table-cell>
          <table:table-cell table:style-name="ce1" office:value-type="string">
            <text:p>Offset</text:p>
          </table:table-cell>
          <table:table-cell table:style-name="ce1" office:value-type="string">
            <text:p>Skalierung</text:p>
          </table:table-cell>
          <table:table-cell table:style-name="ce1" office:value-type="string">
            <text:p>Zugbus Byte/Bit</text:p>
          </table:table-cell>
          <table:table-cell table:style-name="ce1" office:value-type="string">
            <text:p>F.Mldg</text:p>
          </table:table-cell>
          <table:table-cell table:style-name="ce1" office:value-type="string">
            <text:p>Prio</text:p>
          </table:table-cell>
        </table:table-row>
        <table:table-row table:style-name="ro1">
          <table:table-cell office:value-type="float" office:value="0">
            <text:p>0</text:p>
          </table:table-cell>
          <table:table-cell office:value-type="float" office:value="7">
            <text:p>7</text:p>
          </table:table-cell>
          <table:table-cell table:formula="of:=[.F10]&amp;IF([.I10]=&quot;n/a&quot;;&quot;&quot;;&quot;, Zugbus &quot;&amp;[.I10])&amp;IF([.J10];&quot;, F.Mldg &quot;&amp;[.J10]&amp;&quot; (Prio &quot;&amp;[.K10]&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0">
            <text:p>0</text:p>
          </table:table-cell>
          <table:table-cell office:value-type="float" office:value="6">
            <text:p>6</text:p>
          </table:table-cell>
          <table:table-cell table:formula="of:=[.F11]&amp;IF([.I11]=&quot;n/a&quot;;&quot;&quot;;&quot;, Zugbus &quot;&amp;[.I11])&amp;IF([.J11];&quot;, F.Mldg &quot;&amp;[.J11]&amp;&quot; (Prio &quot;&amp;[.K11]&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0">
            <text:p>0</text:p>
          </table:table-cell>
          <table:table-cell office:value-type="float" office:value="5">
            <text:p>5</text:p>
          </table:table-cell>
          <table:table-cell table:formula="of:=[.F12]&amp;IF([.I12]=&quot;n/a&quot;;&quot;&quot;;&quot;, Zugbus &quot;&amp;[.I12])&amp;IF([.J12];&quot;, F.Mldg &quot;&amp;[.J12]&amp;&quot; (Prio &quot;&amp;[.K12]&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0">
            <text:p>0</text:p>
          </table:table-cell>
          <table:table-cell office:value-type="float" office:value="4">
            <text:p>4</text:p>
          </table:table-cell>
          <table:table-cell table:formula="of:=[.F13]&amp;IF([.I13]=&quot;n/a&quot;;&quot;&quot;;&quot;, Zugbus &quot;&amp;[.I13])&amp;IF([.J13];&quot;, F.Mldg &quot;&amp;[.J13]&amp;&quot; (Prio &quot;&amp;[.K13]&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0">
            <text:p>0</text:p>
          </table:table-cell>
          <table:table-cell office:value-type="float" office:value="3">
            <text:p>3</text:p>
          </table:table-cell>
          <table:table-cell table:formula="of:=[.F14]&amp;IF([.I14]=&quot;n/a&quot;;&quot;&quot;;&quot;, Zugbus &quot;&amp;[.I14])&amp;IF([.J14];&quot;, F.Mldg &quot;&amp;[.J14]&amp;&quot; (Prio &quot;&amp;[.K14]&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0">
            <text:p>0</text:p>
          </table:table-cell>
          <table:table-cell office:value-type="float" office:value="2">
            <text:p>2</text:p>
          </table:table-cell>
          <table:table-cell table:formula="of:=[.F15]&amp;IF([.I15]=&quot;n/a&quot;;&quot;&quot;;&quot;, Zugbus &quot;&amp;[.I15])&amp;IF([.J15];&quot;, F.Mldg &quot;&amp;[.J15]&amp;&quot; (Prio &quot;&amp;[.K15]&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0">
            <text:p>0</text:p>
          </table:table-cell>
          <table:table-cell office:value-type="float" office:value="1">
            <text:p>1</text:p>
          </table:table-cell>
          <table:table-cell table:formula="of:=[.F16]&amp;IF([.I16]=&quot;n/a&quot;;&quot;&quot;;&quot;, Zugbus &quot;&amp;[.I16])&amp;IF([.J16];&quot;, F.Mldg &quot;&amp;[.J16]&amp;&quot; (Prio &quot;&amp;[.K16]&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table:number-columns-repeated="2" office:value-type="float" office:value="0">
            <text:p>0</text:p>
          </table:table-cell>
          <table:table-cell table:formula="of:=[.F17]&amp;IF([.I17]=&quot;n/a&quot;;&quot;&quot;;&quot;, Zugbus &quot;&amp;[.I17])&amp;IF([.J17];&quot;, F.Mldg &quot;&amp;[.J17]&amp;&quot; (Prio &quot;&amp;[.K17]&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7">
            <text:p>7</text:p>
          </table:table-cell>
          <table:table-cell table:formula="of:=[.F18]&amp;IF([.I18]=&quot;n/a&quot;;&quot;&quot;;&quot;, Zugbus &quot;&amp;[.I18])&amp;IF([.J18];&quot;, F.Mldg &quot;&amp;[.J18]&amp;&quot; (Prio &quot;&amp;[.K18]&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6">
            <text:p>6</text:p>
          </table:table-cell>
          <table:table-cell table:formula="of:=[.F19]&amp;IF([.I19]=&quot;n/a&quot;;&quot;&quot;;&quot;, Zugbus &quot;&amp;[.I19])&amp;IF([.J19];&quot;, F.Mldg &quot;&amp;[.J19]&amp;&quot; (Prio &quot;&amp;[.K19]&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5">
            <text:p>5</text:p>
          </table:table-cell>
          <table:table-cell table:formula="of:=[.F20]&amp;IF([.I20]=&quot;n/a&quot;;&quot;&quot;;&quot;, Zugbus &quot;&amp;[.I20])&amp;IF([.J20];&quot;, F.Mldg &quot;&amp;[.J20]&amp;&quot; (Prio &quot;&amp;[.K20]&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4">
            <text:p>4</text:p>
          </table:table-cell>
          <table:table-cell table:formula="of:=[.F21]&amp;IF([.I21]=&quot;n/a&quot;;&quot;&quot;;&quot;, Zugbus &quot;&amp;[.I21])&amp;IF([.J21];&quot;, F.Mldg &quot;&amp;[.J21]&amp;&quot; (Prio &quot;&amp;[.K21]&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3">
            <text:p>3</text:p>
          </table:table-cell>
          <table:table-cell table:formula="of:=[.F22]&amp;IF([.I22]=&quot;n/a&quot;;&quot;&quot;;&quot;, Zugbus &quot;&amp;[.I22])&amp;IF([.J22];&quot;, F.Mldg &quot;&amp;[.J22]&amp;&quot; (Prio &quot;&amp;[.K22]&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2">
            <text:p>2</text:p>
          </table:table-cell>
          <table:table-cell table:formula="of:=[.F23]&amp;IF([.I23]=&quot;n/a&quot;;&quot;&quot;;&quot;, Zugbus &quot;&amp;[.I23])&amp;IF([.J23];&quot;, F.Mldg &quot;&amp;[.J23]&amp;&quot; (Prio &quot;&amp;[.K23]&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table:number-columns-repeated="2" office:value-type="float" office:value="1">
            <text:p>1</text:p>
          </table:table-cell>
          <table:table-cell table:formula="of:=[.F24]&amp;IF([.I24]=&quot;n/a&quot;;&quot;&quot;;&quot;, Zugbus &quot;&amp;[.I24])&amp;IF([.J24];&quot;, F.Mldg &quot;&amp;[.J24]&amp;&quot; (Prio &quot;&amp;[.K24]&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row table:style-name="ro1">
          <table:table-cell office:value-type="float" office:value="1">
            <text:p>1</text:p>
          </table:table-cell>
          <table:table-cell office:value-type="float" office:value="0">
            <text:p>0</text:p>
          </table:table-cell>
          <table:table-cell table:formula="of:=[.F25]&amp;IF([.I25]=&quot;n/a&quot;;&quot;&quot;;&quot;, Zugbus &quot;&amp;[.I25])&amp;IF([.J25];&quot;, F.Mldg &quot;&amp;[.J25]&amp;&quot; (Prio &quot;&amp;[.K25]&amp;&quot;)&quot;;&quot;&quot;)" office:value-type="string" office:string-value="Dummy-Variable">
            <text:p>Dummy-Variable</text:p>
          </table:table-cell>
          <table:table-cell office:value-type="string">
            <text:p>uint16_t</text:p>
          </table:table-cell>
          <table:table-cell office:value-type="string">
            <text:p>uiDummy</text:p>
          </table:table-cell>
          <table:table-cell office:value-type="string">
            <text:p>Dummy-Variable</text:p>
          </table:table-cell>
          <table:table-cell table:number-columns-repeated="2"/>
          <table:table-cell office:value-type="string">
            <text:p>n/a</text:p>
          </table:table-cell>
          <table:table-cell table:number-columns-repeated="2"/>
        </table:table-row>
      </table:table>
      <table:table table:name="RegSystemOut" table:style-name="ta1" table:print="false">
        <table:table-column table:style-name="co1" table:default-cell-style-name="ce37"/>
        <table:table-column table:style-name="co2" table:default-cell-style-name="ce37"/>
        <table:table-column table:style-name="co29" table:default-cell-style-name="ce37"/>
        <table:table-column table:style-name="co4" table:default-cell-style-name="ce37"/>
        <table:table-column table:style-name="co5" table:default-cell-style-name="ce37"/>
        <table:table-column table:style-name="co30" table:default-cell-style-name="ce37"/>
        <table:table-column table:style-name="co7" table:default-cell-style-name="ce37"/>
        <table:table-column table:style-name="co8" table:default-cell-style-name="ce37"/>
        <table:table-column table:style-name="co9" table:default-cell-style-name="ce37"/>
        <table:table-column table:style-name="co10" table:default-cell-style-name="ce37"/>
        <table:table-column table:style-name="co11" table:default-cell-style-name="ce37"/>
        <table:table-column table:style-name="co4" table:default-cell-style-name="ce37"/>
        <table:table-column table:style-name="co12" table:default-cell-style-name="ce37"/>
        <table:table-column table:style-name="co13" table:number-columns-repeated="243" table:default-cell-style-name="ce37"/>
        <table:table-row table:style-name="ro1" table:number-rows-repeated="3">
          <table:table-cell table:number-columns-repeated="256"/>
        </table:table-row>
        <table:table-row table:style-name="ro1">
          <table:table-cell table:style-name="ce48" office:value-type="string">
            <text:p>System Register Outputs</text:p>
          </table:table-cell>
          <table:table-cell table:number-columns-repeated="255"/>
        </table:table-row>
        <table:table-row table:style-name="ro1">
          <table:table-cell office:value-type="string">
            <text:p>Enthält Informationen die das System betreffen (Serienummern, Versionen, Zustände von Ein-/Ausgängen) </text:p>
          </table:table-cell>
          <table:table-cell table:number-columns-repeated="255"/>
        </table:table-row>
        <table:table-row table:style-name="ro1" table:number-rows-repeated="2">
          <table:table-cell table:number-columns-repeated="256"/>
        </table:table-row>
        <table:table-row table:style-name="ro1">
          <table:table-cell table:style-name="ce48" office:value-type="string">
            <text:p>Modbus</text:p>
          </table:table-cell>
          <table:table-cell table:style-name="ce48" table:number-columns-repeated="2"/>
          <table:table-cell table:style-name="ce48" office:value-type="string">
            <text:p>Variablen in C/C++</text:p>
          </table:table-cell>
          <table:table-cell table:style-name="ce48"/>
          <table:table-cell table:style-name="ce48" office:value-type="string">
            <text:p>Informationen</text:p>
          </table:table-cell>
          <table:table-cell table:style-name="ce48" table:number-columns-repeated="2"/>
          <table:table-cell table:style-name="ce48" office:value-type="string">
            <text:p>Zugbus WTB</text:p>
          </table:table-cell>
          <table:table-cell table:style-name="ce48" office:value-type="string">
            <text:p>Fehlerinfo</text:p>
          </table:table-cell>
          <table:table-cell table:style-name="ce48"/>
          <table:table-cell table:number-columns-repeated="245"/>
        </table:table-row>
        <table:table-row table:style-name="ro1">
          <table:table-cell table:style-name="ce48" office:value-type="string">
            <text:p>byte</text:p>
          </table:table-cell>
          <table:table-cell table:style-name="ce48" office:value-type="string">
            <text:p>bit</text:p>
          </table:table-cell>
          <table:table-cell table:style-name="ce48" office:value-type="string">
            <text:p>Kommentar für Quelltext (Achtung Formel!)</text:p>
          </table:table-cell>
          <table:table-cell table:style-name="ce48" office:value-type="string">
            <text:p>Datatyp</text:p>
          </table:table-cell>
          <table:table-cell table:style-name="ce48" office:value-type="string">
            <text:p>Variablenname</text:p>
          </table:table-cell>
          <table:table-cell table:style-name="ce48" office:value-type="string">
            <text:p>Kurzbeschreibung</text:p>
          </table:table-cell>
          <table:table-cell table:style-name="ce48" office:value-type="string">
            <text:p>Offset</text:p>
          </table:table-cell>
          <table:table-cell table:style-name="ce48" office:value-type="string">
            <text:p>Skalierung</text:p>
          </table:table-cell>
          <table:table-cell table:style-name="ce48" office:value-type="string">
            <text:p>Zugbus Byte/Bit</text:p>
          </table:table-cell>
          <table:table-cell table:style-name="ce48" office:value-type="string">
            <text:p>F.Mldg</text:p>
          </table:table-cell>
          <table:table-cell table:style-name="ce48" office:value-type="string">
            <text:p>Prio</text:p>
          </table:table-cell>
          <table:table-cell table:number-columns-repeated="245"/>
        </table:table-row>
        <table:table-row table:style-name="ro1">
          <table:table-cell table:style-name="ce49" office:value-type="float" office:value="0">
            <text:p>0</text:p>
          </table:table-cell>
          <table:table-cell office:value-type="float" office:value="7">
            <text:p>7</text:p>
          </table:table-cell>
          <table:table-cell table:formula="of:=[.F10]&amp;IF([.I10]=&quot;n/a&quot;;&quot;&quot;;&quot;, Zugbus &quot;&amp;[.I10])&amp;IF([.J10];&quot;, F.Mldg &quot;&amp;[.J10]&amp;&quot; (Prio &quot;&amp;[.K10]&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6">
            <text:p>6</text:p>
          </table:table-cell>
          <table:table-cell table:formula="of:=[.F11]&amp;IF([.I11]=&quot;n/a&quot;;&quot;&quot;;&quot;, Zugbus &quot;&amp;[.I11])&amp;IF([.J11];&quot;, F.Mldg &quot;&amp;[.J11]&amp;&quot; (Prio &quot;&amp;[.K11]&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5">
            <text:p>5</text:p>
          </table:table-cell>
          <table:table-cell table:formula="of:=[.F12]&amp;IF([.I12]=&quot;n/a&quot;;&quot;&quot;;&quot;, Zugbus &quot;&amp;[.I12])&amp;IF([.J12];&quot;, F.Mldg &quot;&amp;[.J12]&amp;&quot; (Prio &quot;&amp;[.K12]&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4">
            <text:p>4</text:p>
          </table:table-cell>
          <table:table-cell table:formula="of:=[.F13]&amp;IF([.I13]=&quot;n/a&quot;;&quot;&quot;;&quot;, Zugbus &quot;&amp;[.I13])&amp;IF([.J13];&quot;, F.Mldg &quot;&amp;[.J13]&amp;&quot; (Prio &quot;&amp;[.K13]&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3">
            <text:p>3</text:p>
          </table:table-cell>
          <table:table-cell table:formula="of:=[.F14]&amp;IF([.I14]=&quot;n/a&quot;;&quot;&quot;;&quot;, Zugbus &quot;&amp;[.I14])&amp;IF([.J14];&quot;, F.Mldg &quot;&amp;[.J14]&amp;&quot; (Prio &quot;&amp;[.K14]&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2">
            <text:p>2</text:p>
          </table:table-cell>
          <table:table-cell table:formula="of:=[.F15]&amp;IF([.I15]=&quot;n/a&quot;;&quot;&quot;;&quot;, Zugbus &quot;&amp;[.I15])&amp;IF([.J15];&quot;, F.Mldg &quot;&amp;[.J15]&amp;&quot; (Prio &quot;&amp;[.K15]&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1">
            <text:p>1</text:p>
          </table:table-cell>
          <table:table-cell table:formula="of:=[.F16]&amp;IF([.I16]=&quot;n/a&quot;;&quot;&quot;;&quot;, Zugbus &quot;&amp;[.I16])&amp;IF([.J16];&quot;, F.Mldg &quot;&amp;[.J16]&amp;&quot; (Prio &quot;&amp;[.K16]&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0">
            <text:p>0</text:p>
          </table:table-cell>
          <table:table-cell office:value-type="float" office:value="0">
            <text:p>0</text:p>
          </table:table-cell>
          <table:table-cell table:formula="of:=[.F17]&amp;IF([.I17]=&quot;n/a&quot;;&quot;&quot;;&quot;, Zugbus &quot;&amp;[.I17])&amp;IF([.J17];&quot;, F.Mldg &quot;&amp;[.J17]&amp;&quot; (Prio &quot;&amp;[.K17]&amp;&quot;)&quot;;&quot;&quot;)" office:value-type="string" office:string-value="Lebenszeichen">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
          <table:table-cell office:value-type="string">
            <text:p>n/a</text:p>
          </table:table-cell>
          <table:table-cell table:number-columns-repeated="2"/>
          <table:table-cell table:number-columns-repeated="245"/>
        </table:table-row>
        <table:table-row table:style-name="ro1">
          <table:table-cell table:style-name="ce49" office:value-type="float" office:value="1">
            <text:p>1</text:p>
          </table:table-cell>
          <table:table-cell office:value-type="float" office:value="7">
            <text:p>7</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6">
            <text:p>6</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5">
            <text:p>5</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4">
            <text:p>4</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3">
            <text:p>3</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2">
            <text:p>2</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1">
            <text:p>1</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table-cell table:style-name="ce49" office:value-type="float" office:value="1">
            <text:p>1</text:p>
          </table:table-cell>
          <table:table-cell office:value-type="float" office:value="0">
            <text:p>0</text:p>
          </table:table-cell>
          <table:table-cell office:value-type="string">
            <text:p>Lebenszeichen</text:p>
          </table:table-cell>
          <table:table-cell office:value-type="string">
            <text:p>uint16_t</text:p>
          </table:table-cell>
          <table:table-cell office:value-type="string">
            <text:p>wLebenszeichen</text:p>
          </table:table-cell>
          <table:table-cell office:value-type="string">
            <text:p>Lebenszeichen</text:p>
          </table:table-cell>
          <table:table-cell table:number-columns-repeated="250"/>
        </table:table-row>
        <table:table-row table:style-name="ro1" table:number-rows-repeated="65510">
          <table:table-cell table:number-columns-repeated="256"/>
        </table:table-row>
        <table:table-row table:style-name="ro1">
          <table:table-cell table:number-columns-repeated="256"/>
        </table:table-row>
      </table:table>
      <table:table table:name="Einstellungen"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C und H File erstellen"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odbusExport.main.createGuiappFiles?language=Basic&amp;location=application" xlink:type="simple"/>
              </office:event-listeners>
            </form:button>
            <form:button form:name="PushButton1" form:control-implementation="ooo:com.sun.star.form.component.CommandButton" xml:id="control2" form:id="control2" form:label="Simulator C- + H-Files"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odbusExport.main.createSimFiles?language=Basic&amp;location=application" xlink:type="simple"/>
              </office:event-listeners>
            </form:button>
            <form:button form:name="PushButton2" form:control-implementation="ooo:com.sun.star.form.component.CommandButton" xml:id="control3" form:id="control3" form:label="Testformulare erstellen"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odbusExport.testdoks.Testreport?language=Basic&amp;location=application" xlink:type="simple"/>
              </office:event-listeners>
            </form:button>
            <form:button form:name="PushButton3" form:control-implementation="ooo:com.sun.star.form.component.CommandButton" xml:id="control4" form:id="control4" form:label="ASC-Fil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odbusExport.main.createSelectronSTFiles?language=Basic&amp;location=application" xlink:type="simple"/>
              </office:event-listeners>
            </form:button>
          </form:form>
        </office:forms>
        <table:table-column table:style-name="co31" table:default-cell-style-name="Default"/>
        <table:table-column table:style-name="co32" table:default-cell-style-name="Default"/>
        <table:table-column table:style-name="co33" table:default-cell-style-name="Default"/>
        <table:table-column table:style-name="co13" table:number-columns-repeated="3" table:default-cell-style-name="Default"/>
        <table:table-column table:style-name="co34" table:default-cell-style-name="Default"/>
        <table:table-column table:style-name="co13" table:default-cell-style-name="Default"/>
        <table:table-row table:style-name="ro1">
          <table:table-cell table:number-columns-repeated="8"/>
        </table:table-row>
        <table:table-row table:style-name="ro3">
          <table:table-cell table:style-name="ce58" office:value-type="string">
            <text:p>Einstellungen</text:p>
          </table:table-cell>
          <table:table-cell/>
          <table:table-cell>
            <draw:control table:end-cell-address="Einstellungen.F3" table:end-x="0.0327in" table:end-y="0.015in" draw:z-index="0" draw:text-style-name="P1" svg:width="3.5913in" svg:height="0.248in" svg:x="0.9098in" svg:y="0.0008in" draw:control="control1"/>
          </table:table-cell>
          <table:table-cell table:number-columns-repeated="5"/>
        </table:table-row>
        <table:table-row table:style-name="ro1">
          <table:table-cell table:number-columns-repeated="8"/>
        </table:table-row>
        <table:table-row table:style-name="ro1">
          <table:table-cell office:value-type="string">
            <text:p>Name für H-Datei</text:p>
          </table:table-cell>
          <table:table-cell table:style-name="ce61" office:value-type="string">
            <text:p>modbus_io.h</text:p>
          </table:table-cell>
          <table:table-cell/>
          <table:table-cell>
            <draw:control table:end-cell-address="Einstellungen.F5" table:end-x="0.3913in" table:end-y="0.0681in" draw:z-index="1" draw:text-style-name="P2" svg:width="2.128in" svg:height="0.228in" svg:x="0.0413in" svg:y="0.0075in" draw:control="control2"/>
          </table:table-cell>
          <table:table-cell table:number-columns-repeated="2"/>
          <table:table-cell office:value-type="string">
            <text:p>Einstellungen für die Erstellung der Testlisten</text:p>
          </table:table-cell>
          <table:table-cell/>
        </table:table-row>
        <table:table-row table:style-name="ro1">
          <table:table-cell office:value-type="string">
            <text:p>Name für C-Datei</text:p>
          </table:table-cell>
          <table:table-cell table:style-name="ce61" office:value-type="string">
            <text:p>modbus_io.c</text:p>
          </table:table-cell>
          <table:table-cell table:number-columns-repeated="6"/>
        </table:table-row>
        <table:table-row table:style-name="ro1">
          <table:table-cell office:value-type="string">
            <text:p>Name für „Map“-Datei</text:p>
          </table:table-cell>
          <table:table-cell table:style-name="ce61" office:value-type="string">
            <text:p>modbus_io_map.csv</text:p>
          </table:table-cell>
          <table:table-cell table:number-columns-repeated="4"/>
          <table:table-cell office:value-type="string">
            <text:p>Name für die Testlisten</text:p>
          </table:table-cell>
          <table:table-cell office:value-type="string">
            <text:p>testlisten_modbus.ods</text:p>
          </table:table-cell>
        </table:table-row>
        <table:table-row table:style-name="ro1">
          <table:table-cell office:value-type="string">
            <text:p>Name für ASC-Datei (ST)</text:p>
          </table:table-cell>
          <table:table-cell table:style-name="ce61" office:value-type="string">
            <text:p>modbus_st.asc</text:p>
          </table:table-cell>
          <table:table-cell table:number-columns-repeated="6"/>
        </table:table-row>
        <table:table-row table:style-name="ro1">
          <table:table-cell office:value-type="string">
            <text:p>Name für Diagd-Datei</text:p>
          </table:table-cell>
          <table:table-cell table:style-name="ce61" office:value-type="string">
            <text:p>offsets.c</text:p>
          </table:table-cell>
          <table:table-cell table:number-columns-repeated="6"/>
        </table:table-row>
        <table:table-row table:style-name="ro1">
          <table:table-cell office:value-type="string">
            <text:p>Pfad für erzeugte C-/H-Dateien (abschliessen mit /)</text:p>
          </table:table-cell>
          <table:table-cell office:value-type="string">
            <text:p>/home/luis/Documents/01-Projects/34-online_diag/cognitio/</text:p>
          </table:table-cell>
          <table:table-cell table:number-columns-repeated="4"/>
          <table:table-cell office:value-type="string">
            <text:p>Pfad für erzeugte Datei (abschliessen mit /)</text:p>
          </table:table-cell>
          <table:table-cell table:style-name="ce61" office:value-type="string">
            <text:p>/home/luis/Documents/01-Projects/34-online_diag/cognitio</text:p>
          </table:table-cell>
        </table:table-row>
        <table:table-row table:style-name="ro1">
          <table:table-cell office:value-type="string">
            <text:p>Pfad für erzeugte ST-Dateien (abschliessen mit /)</text:p>
          </table:table-cell>
          <table:table-cell office:value-type="string">
            <text:p>/home/luis/Documents/01-Projects/34-online_diag/cognitio/</text:p>
          </table:table-cell>
          <table:table-cell/>
          <table:table-cell table:style-name="ce61"/>
          <table:table-cell table:number-columns-repeated="4"/>
        </table:table-row>
        <table:table-row table:style-name="ro1">
          <table:table-cell table:number-columns-repeated="8"/>
        </table:table-row>
        <table:table-row table:style-name="ro1">
          <table:table-cell table:number-columns-repeated="6"/>
          <table:table-cell>
            <draw:control table:end-cell-address="Einstellungen.G13" table:end-x="2.3953in" table:end-y="0.0846in" draw:z-index="2" draw:text-style-name="P2" svg:width="2.3598in" svg:height="0.2445in" svg:x="0.0354in" svg:y="0.0075in" draw:control="control3"/>
          </table:table-cell>
          <table:table-cell/>
        </table:table-row>
        <table:table-row table:style-name="ro1">
          <table:table-cell office:value-type="string">
            <text:p>Name für Inputfunktion</text:p>
          </table:table-cell>
          <table:table-cell table:style-name="ce61" office:value-type="string">
            <text:p>getInputs</text:p>
          </table:table-cell>
          <table:table-cell table:number-columns-repeated="6"/>
        </table:table-row>
        <table:table-row table:style-name="ro1">
          <table:table-cell office:value-type="string">
            <text:p>Name für Outputfunktion</text:p>
          </table:table-cell>
          <table:table-cell table:style-name="ce61" office:value-type="string">
            <text:p>setOutputs</text:p>
          </table:table-cell>
          <table:table-cell table:number-columns-repeated="6"/>
        </table:table-row>
        <table:table-row table:style-name="ro1">
          <table:table-cell/>
          <table:table-cell table:style-name="ce61"/>
          <table:table-cell table:number-columns-repeated="6"/>
        </table:table-row>
        <table:table-row table:style-name="ro1">
          <table:table-cell office:value-type="string">
            <text:p>Name für Inputstruktur</text:p>
          </table:table-cell>
          <table:table-cell table:style-name="ce61" office:value-type="string">
            <text:p>inputdata_t</text:p>
          </table:table-cell>
          <table:table-cell/>
          <table:table-cell>
            <draw:control table:end-cell-address="Einstellungen.F17" table:end-x="0.422in" table:end-y="0.0394in" draw:z-index="3" draw:text-style-name="P2" svg:width="2.1413in" svg:height="0.2067in" svg:x="0.0587in" svg:y="0in" draw:control="control4"/>
          </table:table-cell>
          <table:table-cell table:number-columns-repeated="4"/>
        </table:table-row>
        <table:table-row table:style-name="ro1">
          <table:table-cell office:value-type="string">
            <text:p>Name für Inputstruktur der Fahrzeugdaten (WTB)</text:p>
          </table:table-cell>
          <table:table-cell table:style-name="ce61" office:value-type="string">
            <text:p>inputdataFz_t</text:p>
          </table:table-cell>
          <table:table-cell table:number-columns-repeated="6"/>
        </table:table-row>
        <table:table-row table:style-name="ro1">
          <table:table-cell table:number-columns-repeated="8"/>
        </table:table-row>
        <table:table-row table:style-name="ro1">
          <table:table-cell/>
          <table:table-cell table:style-name="ce61"/>
          <table:table-cell table:number-columns-repeated="6"/>
        </table:table-row>
        <table:table-row table:style-name="ro1">
          <table:table-cell office:value-type="string">
            <text:p>Name für Outputstruktur</text:p>
          </table:table-cell>
          <table:table-cell table:style-name="ce61" office:value-type="string">
            <text:p>outputdata_t</text:p>
          </table:table-cell>
          <table:table-cell table:number-columns-repeated="6"/>
        </table:table-row>
        <table:table-row table:style-name="ro1">
          <table:table-cell office:value-type="string">
            <text:p>Name für Outputstruktur der Fahrzeugdaten (WTB)</text:p>
          </table:table-cell>
          <table:table-cell table:style-name="ce61" office:value-type="string">
            <text:p>outputdataFz_t</text:p>
          </table:table-cell>
          <table:table-cell table:number-columns-repeated="6"/>
        </table:table-row>
        <table:table-row table:style-name="ro1" table:number-rows-repeated="2">
          <table:table-cell table:number-columns-repeated="8"/>
        </table:table-row>
        <table:table-row table:style-name="ro1">
          <table:table-cell office:value-type="string">
            <text:p>Name für Modbusdatastruktur</text:p>
          </table:table-cell>
          <table:table-cell office:value-type="string">
            <text:p>modbusdata_t</text:p>
          </table:table-cell>
          <table:table-cell table:number-columns-repeated="6"/>
        </table:table-row>
        <table:table-row table:style-name="ro1">
          <table:table-cell table:number-columns-repeated="8"/>
        </table:table-row>
        <table:table-row table:style-name="ro1">
          <table:table-cell office:value-type="string">
            <text:p>Anzahl Fahrzeuge</text:p>
          </table:table-cell>
          <table:table-cell table:style-name="ce60" office:value-type="float" office:value="16">
            <text:p>16</text:p>
          </table:table-cell>
          <table:table-cell table:number-columns-repeated="6"/>
        </table:table-row>
        <table:table-row table:style-name="ro1">
          <table:table-cell table:number-columns-repeated="8"/>
        </table:table-row>
        <table:table-row table:style-name="ro1">
          <table:table-cell office:value-type="string">
            <text:p>Name für Inputstruktur von Systemdaten</text:p>
          </table:table-cell>
          <table:table-cell office:value-type="string">
            <text:p>inputdataSys_t</text:p>
          </table:table-cell>
          <table:table-cell table:number-columns-repeated="6"/>
        </table:table-row>
        <table:table-row table:style-name="ro1">
          <table:table-cell office:value-type="string">
            <text:p>Name für Outputstruktur von Sytemdaten</text:p>
          </table:table-cell>
          <table:table-cell office:value-type="string">
            <text:p>outputdataSys_t</text:p>
          </table:table-cell>
          <table:table-cell table:number-columns-repeated="6"/>
        </table:table-row>
        <table:table-row table:style-name="ro1" table:number-rows-repeated="6">
          <table:table-cell table:number-columns-repeated="8"/>
        </table:table-row>
        <table:table-row table:style-name="ro1">
          <table:table-cell table:style-name="ce1" office:value-type="string">
            <text:p>Erzeugung von</text:p>
          </table:table-cell>
          <table:table-cell table:style-name="ce1"/>
          <table:table-cell table:style-name="ce62" office:value-type="string">
            <text:p>App</text:p>
          </table:table-cell>
          <table:table-cell table:style-name="ce62" office:value-type="string">
            <text:p>Sim</text:p>
          </table:table-cell>
          <table:table-cell table:style-name="ce62" office:value-type="string">
            <text:p>ST</text:p>
          </table:table-cell>
          <table:table-cell table:number-columns-repeated="3"/>
        </table:table-row>
        <table:table-row table:style-name="ro1">
          <table:table-cell office:value-type="string">
            <text:p>In</text:p>
          </table:table-cell>
          <table:table-cell/>
          <table:table-cell table:number-columns-repeated="2" office:value-type="float" office:value="1">
            <text:p>1</text:p>
          </table:table-cell>
          <table:table-cell table:style-name="ce63"/>
          <table:table-cell table:number-columns-repeated="3"/>
        </table:table-row>
        <table:table-row table:style-name="ro1">
          <table:table-cell office:value-type="string">
            <text:p>Out</text:p>
          </table:table-cell>
          <table:table-cell/>
          <table:table-cell table:number-columns-repeated="2" office:value-type="float" office:value="1">
            <text:p>1</text:p>
          </table:table-cell>
          <table:table-cell table:style-name="ce63"/>
          <table:table-cell table:number-columns-repeated="3"/>
        </table:table-row>
        <table:table-row table:style-name="ro1">
          <table:table-cell office:value-type="string">
            <text:p>InFz</text:p>
          </table:table-cell>
          <table:table-cell/>
          <table:table-cell office:value-type="float" office:value="1">
            <text:p>1</text:p>
          </table:table-cell>
          <table:table-cell office:value-type="float" office:value="0">
            <text:p>0</text:p>
          </table:table-cell>
          <table:table-cell table:style-name="ce63"/>
          <table:table-cell table:number-columns-repeated="3"/>
        </table:table-row>
        <table:table-row table:style-name="ro1">
          <table:table-cell office:value-type="string">
            <text:p>OutFz</text:p>
          </table:table-cell>
          <table:table-cell/>
          <table:table-cell office:value-type="float" office:value="0">
            <text:p>0</text:p>
          </table:table-cell>
          <table:table-cell office:value-type="float" office:value="1">
            <text:p>1</text:p>
          </table:table-cell>
          <table:table-cell table:style-name="ce63"/>
          <table:table-cell table:number-columns-repeated="3"/>
        </table:table-row>
        <table:table-row table:style-name="ro1">
          <table:table-cell office:value-type="string">
            <text:p>InSys</text:p>
          </table:table-cell>
          <table:table-cell/>
          <table:table-cell table:number-columns-repeated="2" office:value-type="float" office:value="1">
            <text:p>1</text:p>
          </table:table-cell>
          <table:table-cell table:style-name="ce63"/>
          <table:table-cell table:number-columns-repeated="3"/>
        </table:table-row>
        <table:table-row table:style-name="ro1">
          <table:table-cell office:value-type="string">
            <text:p>OutSys</text:p>
          </table:table-cell>
          <table:table-cell/>
          <table:table-cell table:number-columns-repeated="2" office:value-type="float" office:value="1">
            <text:p>1</text:p>
          </table:table-cell>
          <table:table-cell table:style-name="ce63"/>
          <table:table-cell table:number-columns-repeated="3"/>
        </table:table-row>
        <table:table-row table:style-name="ro1">
          <table:table-cell table:number-columns-repeated="8"/>
        </table:table-row>
        <table:table-row table:style-name="ro1">
          <table:table-cell office:value-type="string">
            <text:p>Map-File</text:p>
          </table:table-cell>
          <table:table-cell/>
          <table:table-cell office:value-type="float" office:value="1">
            <text:p>1</text:p>
          </table:table-cell>
          <table:table-cell table:number-columns-repeated="2" office:value-type="float" office:value="0">
            <text:p>0</text:p>
          </table:table-cell>
          <table:table-cell table:number-columns-repeated="3"/>
        </table:table-row>
        <table:table-row table:style-name="ro1">
          <table:table-cell office:value-type="string">
            <text:p>Diagd/getOffsets-Datei</text:p>
          </table:table-cell>
          <table:table-cell/>
          <table:table-cell office:value-type="float" office:value="1">
            <text:p>1</text:p>
          </table:table-cell>
          <table:table-cell table:number-columns-repeated="2" office:value-type="float" office:value="0">
            <text:p>0</text:p>
          </table:table-cell>
          <table:table-cell table:number-columns-repeated="3"/>
        </table:table-row>
        <table:table-row table:style-name="ro1" table:number-rows-repeated="4">
          <table:table-cell table:number-columns-repeated="8"/>
        </table:table-row>
        <table:table-row table:style-name="ro1">
          <table:table-cell office:value-type="string">
            <text:p>Der Modbus Memory Block besteht aus 5 Teilen, den Registern RegIn, RegInFz, RegSystem, RegOut und RegOutFz (in dieser Reihenfolge angeordnet)</text:p>
          </table:table-cell>
          <table:table-cell table:number-columns-repeated="7"/>
        </table:table-row>
        <table:table-row table:style-name="ro1">
          <table:table-cell table:number-columns-repeated="8"/>
        </table:table-row>
        <table:table-row table:style-name="ro1">
          <table:table-cell office:value-type="string">
            <text:p>RegIn</text:p>
          </table:table-cell>
          <table:table-cell office:value-type="string">
            <text:p>Allgemeine Daten die nur auf dem eigenen Fahrzeug vorhanden sind (EKE -&gt; Display)</text:p>
          </table:table-cell>
          <table:table-cell table:number-columns-repeated="6"/>
        </table:table-row>
        <table:table-row table:style-name="ro1">
          <table:table-cell office:value-type="string">
            <text:p>RegInFz</text:p>
          </table:table-cell>
          <table:table-cell office:value-type="string">
            <text:p>Daten die über den WTB von allen Fahrzeugen vefügbar sind (EKE -&gt; Display)</text:p>
          </table:table-cell>
          <table:table-cell table:number-columns-repeated="6"/>
        </table:table-row>
        <table:table-row table:style-name="ro1">
          <table:table-cell office:value-type="string">
            <text:p>RegSystem</text:p>
          </table:table-cell>
          <table:table-cell office:value-type="string">
            <text:p>Enthält Informationen die das System betreffen (Serienummern, Versionen, Zustände von Ein-/Ausgängen) </text:p>
          </table:table-cell>
          <table:table-cell table:number-columns-repeated="6"/>
        </table:table-row>
        <table:table-row table:style-name="ro1">
          <table:table-cell office:value-type="string">
            <text:p>RegOut</text:p>
          </table:table-cell>
          <table:table-cell office:value-type="string">
            <text:p>Allgemeine Daten die für das eigene Fahrzeug sind (Display-&gt;EKE)</text:p>
          </table:table-cell>
          <table:table-cell table:number-columns-repeated="6"/>
        </table:table-row>
        <table:table-row table:style-name="ro1">
          <table:table-cell office:value-type="string">
            <text:p>RegOutFz</text:p>
          </table:table-cell>
          <table:table-cell office:value-type="string">
            <text:p>Daten die an jedes Fahrzeug gesendet werden können (Display-&gt;EKE)</text:p>
          </table:table-cell>
          <table:table-cell table:number-columns-repeated="6"/>
        </table:table-row>
        <table:table-row table:style-name="ro1">
          <table:table-cell table:number-columns-repeated="8"/>
        </table:table-row>
        <table:table-row table:style-name="ro1">
          <table:table-cell office:value-type="string">
            <text:p>Button „C- und H-File erstellen“</text:p>
          </table:table-cell>
          <table:table-cell office:value-type="string">
            <text:p>Erzeugt die C- und H-Files mit den in Spalte B definierten Namen (benötigt für die GUI-Applikation) und die „Map“-Datei (csv-Datei mit den einzelnen Bytes und Bits)</text:p>
          </table:table-cell>
          <table:table-cell table:number-columns-repeated="6"/>
        </table:table-row>
        <table:table-row table:style-name="ro1">
          <table:table-cell office:value-type="string">
            <text:p>Button „Simulator C- und H-Files“</text:p>
          </table:table-cell>
          <table:table-cell office:value-type="string">
            <text:p>Erzeugt die C- und H-Files für den Simulator (Server). Dateinamen wie oben, mit Prefix „sim“</text:p>
          </table:table-cell>
          <table:table-cell table:number-columns-repeated="6"/>
        </table:table-row>
        <table:table-row table:style-name="ro1">
          <table:table-cell table:number-columns-repeated="8"/>
        </table:table-row>
        <table:table-row table:style-name="ro1">
          <table:table-cell office:value-type="string">
            <text:p>Die Byte und Bit-Nummerierung widerspiegelt die Datenfolge auf dem Netzwerk („big endian“ (high byte first) und Bits von hinten nummeriert (LSB=0, MSB=7))</text:p>
          </table:table-cell>
          <table:table-cell table:number-columns-repeated="7"/>
        </table:table-row>
        <table:table-row table:style-name="ro1">
          <table:table-cell office:value-type="string">
            <text:p>Einzelne Bits sind immer in 16bit Variablen zusammengefasst (Vereinfachung auf dem Gegenrechner/EKE)</text:p>
          </table:table-cell>
          <table:table-cell table:number-columns-repeated="7"/>
        </table:table-row>
        <table:table-row table:style-name="ro1">
          <table:table-cell table:number-columns-repeated="8"/>
        </table:table-row>
        <table:table-row table:style-name="ro1">
          <table:table-cell office:value-type="string">
            <text:p>Erzeugung von: die Register mit einer „1“ werden verarbeitet, die anderen ausgelassen</text:p>
          </table:table-cell>
          <table:table-cell table:number-columns-repeated="7"/>
        </table:table-row>
        <table:table-row table:style-name="ro1">
          <table:table-cell office:value-type="string">
            <text:p>Das Makro fillBytesAndBits dient zum Auffüllen der Byte und Bitnummerierung. Dazu die erste Zelle der gewünschten Bytenummerierung markieren, die Startbytenummer eintragen und das Makro starten.</text:p>
          </table:table-cell>
          <table:table-cell table:number-columns-repeated="7"/>
        </table:table-row>
        <table:table-row table:style-name="ro1" table:number-rows-repeated="6">
          <table:table-cell table:number-columns-repeated="8"/>
        </table:table-row>
        <table:table-row table:style-name="ro1">
          <table:table-cell/>
          <table:table-cell office:value-type="string">
            <text:p>Datentypen</text:p>
          </table:table-cell>
          <table:table-cell office:value-type="string">
            <text:p>C/C++</text:p>
          </table:table-cell>
          <table:table-cell office:value-type="string">
            <text:p>IEC61131</text:p>
          </table:table-cell>
          <table:table-cell table:number-columns-repeated="4"/>
        </table:table-row>
        <table:table-row table:style-name="ro1">
          <table:table-cell table:number-columns-repeated="2"/>
          <table:table-cell office:value-type="string">
            <text:p>int8_t</text:p>
          </table:table-cell>
          <table:table-cell office:value-type="string">
            <text:p>SINT</text:p>
          </table:table-cell>
          <table:table-cell table:number-columns-repeated="4"/>
        </table:table-row>
        <table:table-row table:style-name="ro1">
          <table:table-cell table:number-columns-repeated="2"/>
          <table:table-cell office:value-type="string">
            <text:p>uint8_t</text:p>
          </table:table-cell>
          <table:table-cell office:value-type="string">
            <text:p>USINT</text:p>
          </table:table-cell>
          <table:table-cell table:number-columns-repeated="4"/>
        </table:table-row>
        <table:table-row table:style-name="ro1">
          <table:table-cell table:number-columns-repeated="2"/>
          <table:table-cell office:value-type="string">
            <text:p>int16_t</text:p>
          </table:table-cell>
          <table:table-cell office:value-type="string">
            <text:p>INT</text:p>
          </table:table-cell>
          <table:table-cell table:number-columns-repeated="4"/>
        </table:table-row>
        <table:table-row table:style-name="ro1">
          <table:table-cell table:number-columns-repeated="2"/>
          <table:table-cell office:value-type="string">
            <text:p>uint16_t</text:p>
          </table:table-cell>
          <table:table-cell office:value-type="string">
            <text:p>UINT</text:p>
          </table:table-cell>
          <table:table-cell table:number-columns-repeated="4"/>
        </table:table-row>
        <table:table-row table:style-name="ro1">
          <table:table-cell table:number-columns-repeated="2"/>
          <table:table-cell office:value-type="string">
            <text:p>int32_t</text:p>
          </table:table-cell>
          <table:table-cell office:value-type="string">
            <text:p>DINT</text:p>
          </table:table-cell>
          <table:table-cell table:number-columns-repeated="4"/>
        </table:table-row>
        <table:table-row table:style-name="ro1">
          <table:table-cell table:number-columns-repeated="2"/>
          <table:table-cell office:value-type="string">
            <text:p>uint32_t</text:p>
          </table:table-cell>
          <table:table-cell office:value-type="string">
            <text:p>UDINT</text:p>
          </table:table-cell>
          <table:table-cell table:number-columns-repeated="4"/>
        </table:table-row>
      </table:table>
      <table:table table:name="inputdataFz_t" table:style-name="ta1" table:print="false">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3" table:default-cell-style-name="Default"/>
        <table:table-row table:style-name="ro1">
          <table:table-cell office:value-type="string">
            <text:p>0</text:p>
          </table:table-cell>
          <table:table-cell office:value-type="string">
            <text:p>int16_t</text:p>
          </table:table-cell>
          <table:table-cell office:value-type="string">
            <text:p>wOiltemp</text:p>
          </table:table-cell>
          <table:table-cell office:value-type="string">
            <text:p>Motoroeltemperatur</text:p>
          </table:table-cell>
          <table:table-cell office:value-type="string">
            <text:p>15</text:p>
          </table:table-cell>
        </table:table-row>
        <table:table-row table:style-name="ro1">
          <table:table-cell office:value-type="string">
            <text:p>1</text:p>
          </table:table-cell>
          <table:table-cell office:value-type="string">
            <text:p>int16_t</text:p>
          </table:table-cell>
          <table:table-cell office:value-type="string">
            <text:p>wOilpres</text:p>
          </table:table-cell>
          <table:table-cell office:value-type="string">
            <text:p>Motoroeldruck</text:p>
          </table:table-cell>
          <table:table-cell office:value-type="string">
            <text:p>15</text:p>
          </table:table-cell>
        </table:table-row>
        <table:table-row table:style-name="ro1">
          <table:table-cell office:value-type="string">
            <text:p>2</text:p>
          </table:table-cell>
          <table:table-cell office:value-type="string">
            <text:p>int16_t</text:p>
          </table:table-cell>
          <table:table-cell office:value-type="string">
            <text:p>wDrehzahl</text:p>
          </table:table-cell>
          <table:table-cell office:value-type="string">
            <text:p>Drehzahl</text:p>
          </table:table-cell>
          <table:table-cell office:value-type="string">
            <text:p>15</text:p>
          </table:table-cell>
        </table:table-row>
        <table:table-row table:style-name="ro1">
          <table:table-cell office:value-type="string">
            <text:p>3</text:p>
          </table:table-cell>
          <table:table-cell office:value-type="string">
            <text:p>int16_t</text:p>
          </table:table-cell>
          <table:table-cell office:value-type="string">
            <text:p>wKWassTemp</text:p>
          </table:table-cell>
          <table:table-cell office:value-type="string">
            <text:p>Kuehlwassertemperatur</text:p>
          </table:table-cell>
          <table:table-cell office:value-type="string">
            <text:p>15</text:p>
          </table:table-cell>
        </table:table-row>
        <table:table-row table:style-name="ro1">
          <table:table-cell office:value-type="string">
            <text:p>4</text:p>
          </table:table-cell>
          <table:table-cell office:value-type="string">
            <text:p>int16_t</text:p>
          </table:table-cell>
          <table:table-cell office:value-type="string">
            <text:p>wTreibstoff</text:p>
          </table:table-cell>
          <table:table-cell office:value-type="string">
            <text:p>Treibstoff-Fuellstand</text:p>
          </table:table-cell>
          <table:table-cell office:value-type="string">
            <text:p>15</text:p>
          </table:table-cell>
        </table:table-row>
        <table:table-row table:style-name="ro1">
          <table:table-cell office:value-type="string">
            <text:p>5</text:p>
          </table:table-cell>
          <table:table-cell office:value-type="string">
            <text:p>int16_t</text:p>
          </table:table-cell>
          <table:table-cell office:value-type="string">
            <text:p>wBattspannung</text:p>
          </table:table-cell>
          <table:table-cell office:value-type="string">
            <text:p>Batteriespannung</text:p>
          </table:table-cell>
          <table:table-cell office:value-type="string">
            <text:p>15</text:p>
          </table:table-cell>
        </table:table-row>
        <table:table-row table:style-name="ro1">
          <table:table-cell office:value-type="string">
            <text:p>6</text:p>
          </table:table-cell>
          <table:table-cell office:value-type="string">
            <text:p>int16_t</text:p>
          </table:table-cell>
          <table:table-cell office:value-type="string">
            <text:p>wGetriebeoelTemp</text:p>
          </table:table-cell>
          <table:table-cell office:value-type="string">
            <text:p>Getriebeoeltemperatur</text:p>
          </table:table-cell>
          <table:table-cell office:value-type="string">
            <text:p>15</text:p>
          </table:table-cell>
        </table:table-row>
        <table:table-row table:style-name="ro1">
          <table:table-cell office:value-type="string">
            <text:p>7</text:p>
          </table:table-cell>
          <table:table-cell office:value-type="string">
            <text:p>uint16_t</text:p>
          </table:table-cell>
          <table:table-cell office:value-type="string">
            <text:p>wGeschwindikeit</text:p>
          </table:table-cell>
          <table:table-cell office:value-type="string">
            <text:p>Geschwindigkeit</text:p>
          </table:table-cell>
          <table:table-cell office:value-type="string">
            <text:p>15</text:p>
          </table:table-cell>
        </table:table-row>
        <table:table-row table:style-name="ro1">
          <table:table-cell office:value-type="string">
            <text:p>8</text:p>
          </table:table-cell>
          <table:table-cell office:value-type="string">
            <text:p>bool</text:p>
          </table:table-cell>
          <table:table-cell office:value-type="string">
            <text:p>xHFR_lamp</text:p>
          </table:table-cell>
          <table:table-cell office:value-type="string">
            <text:p>Heizung Führerstand</text:p>
          </table:table-cell>
          <table:table-cell office:value-type="string">
            <text:p>15</text:p>
          </table:table-cell>
        </table:table-row>
        <table:table-row table:style-name="ro1">
          <table:table-cell office:value-type="string">
            <text:p>9</text:p>
          </table:table-cell>
          <table:table-cell office:value-type="string">
            <text:p>bool</text:p>
          </table:table-cell>
          <table:table-cell office:value-type="string">
            <text:p>xVha_lamp</text:p>
          </table:table-cell>
          <table:table-cell office:value-type="string">
            <text:p>Heizung an (Acknowledge von CPU)</text:p>
          </table:table-cell>
          <table:table-cell office:value-type="string">
            <text:p>15</text:p>
          </table:table-cell>
        </table:table-row>
        <table:table-row table:style-name="ro1">
          <table:table-cell office:value-type="string">
            <text:p>10</text:p>
          </table:table-cell>
          <table:table-cell office:value-type="string">
            <text:p>bool</text:p>
          </table:table-cell>
          <table:table-cell office:value-type="string">
            <text:p>xWass_lamp</text:p>
          </table:table-cell>
          <table:table-cell office:value-type="string">
            <text:p>watErr</text:p>
          </table:table-cell>
          <table:table-cell office:value-type="string">
            <text:p>15</text:p>
          </table:table-cell>
        </table:table-row>
        <table:table-row table:style-name="ro1">
          <table:table-cell office:value-type="string">
            <text:p>11</text:p>
          </table:table-cell>
          <table:table-cell office:value-type="string">
            <text:p>bool</text:p>
          </table:table-cell>
          <table:table-cell office:value-type="string">
            <text:p>xBatt_lamp</text:p>
          </table:table-cell>
          <table:table-cell office:value-type="string">
            <text:p>battErr</text:p>
          </table:table-cell>
          <table:table-cell office:value-type="string">
            <text:p>15</text:p>
          </table:table-cell>
        </table:table-row>
        <table:table-row table:style-name="ro1">
          <table:table-cell office:value-type="string">
            <text:p>12</text:p>
          </table:table-cell>
          <table:table-cell office:value-type="string">
            <text:p>bool</text:p>
          </table:table-cell>
          <table:table-cell office:value-type="string">
            <text:p>xOel_lamp</text:p>
          </table:table-cell>
          <table:table-cell office:value-type="string">
            <text:p>oilErr</text:p>
          </table:table-cell>
          <table:table-cell office:value-type="string">
            <text:p>15</text:p>
          </table:table-cell>
        </table:table-row>
        <table:table-row table:style-name="ro1">
          <table:table-cell office:value-type="string">
            <text:p>13</text:p>
          </table:table-cell>
          <table:table-cell office:value-type="string">
            <text:p>bool</text:p>
          </table:table-cell>
          <table:table-cell office:value-type="string">
            <text:p>xSum_lamp</text:p>
          </table:table-cell>
          <table:table-cell office:value-type="string">
            <text:p>sumErr</text:p>
          </table:table-cell>
          <table:table-cell office:value-type="string">
            <text:p>15</text:p>
          </table:table-cell>
        </table:table-row>
        <table:table-row table:style-name="ro1">
          <table:table-cell office:value-type="string">
            <text:p>14</text:p>
          </table:table-cell>
          <table:table-cell office:value-type="string">
            <text:p>uint8_t</text:p>
          </table:table-cell>
          <table:table-cell office:value-type="string">
            <text:p>bFahrtrichtung</text:p>
          </table:table-cell>
          <table:table-cell office:value-type="string">
            <text:p>Fahrtrichtung</text:p>
          </table:table-cell>
          <table:table-cell office:value-type="string">
            <text:p>15</text:p>
          </table:table-cell>
        </table:table-row>
        <table:table-row table:style-name="ro1">
          <table:table-cell office:value-type="string">
            <text:p>15</text:p>
          </table:table-cell>
          <table:table-cell office:value-type="string">
            <text:p>int8_t</text:p>
          </table:table-cell>
          <table:table-cell office:value-type="string">
            <text:p>bMonHrs_in</text:p>
          </table:table-cell>
          <table:table-cell office:value-type="string">
            <text:p>Eingangswert Bereitstellzeit; Montag, Stunden</text:p>
          </table:table-cell>
          <table:table-cell office:value-type="string">
            <text:p>15</text:p>
          </table:table-cell>
        </table:table-row>
        <table:table-row table:style-name="ro1">
          <table:table-cell office:value-type="string">
            <text:p>16</text:p>
          </table:table-cell>
          <table:table-cell office:value-type="string">
            <text:p>int8_t</text:p>
          </table:table-cell>
          <table:table-cell office:value-type="string">
            <text:p>bMonMin_in</text:p>
          </table:table-cell>
          <table:table-cell office:value-type="string">
            <text:p>Eingangswert Bereitstellzeit; Montag, Minuten</text:p>
          </table:table-cell>
          <table:table-cell office:value-type="string">
            <text:p>15</text:p>
          </table:table-cell>
        </table:table-row>
        <table:table-row table:style-name="ro1">
          <table:table-cell office:value-type="string">
            <text:p>17</text:p>
          </table:table-cell>
          <table:table-cell office:value-type="string">
            <text:p>int8_t</text:p>
          </table:table-cell>
          <table:table-cell office:value-type="string">
            <text:p>bDieHrs_in</text:p>
          </table:table-cell>
          <table:table-cell office:value-type="string">
            <text:p>Eingangswert Bereitstellzeit; Dienstag, Stunden</text:p>
          </table:table-cell>
          <table:table-cell office:value-type="string">
            <text:p>15</text:p>
          </table:table-cell>
        </table:table-row>
        <table:table-row table:style-name="ro1">
          <table:table-cell office:value-type="string">
            <text:p>18</text:p>
          </table:table-cell>
          <table:table-cell office:value-type="string">
            <text:p>int8_t</text:p>
          </table:table-cell>
          <table:table-cell office:value-type="string">
            <text:p>bDieMin_in</text:p>
          </table:table-cell>
          <table:table-cell office:value-type="string">
            <text:p>Eingangswert Bereitstellzeit; Dienstag, Minuten</text:p>
          </table:table-cell>
          <table:table-cell office:value-type="string">
            <text:p>15</text:p>
          </table:table-cell>
        </table:table-row>
        <table:table-row table:style-name="ro1">
          <table:table-cell office:value-type="string">
            <text:p>19</text:p>
          </table:table-cell>
          <table:table-cell office:value-type="string">
            <text:p>int8_t</text:p>
          </table:table-cell>
          <table:table-cell office:value-type="string">
            <text:p>bMittHrs_in</text:p>
          </table:table-cell>
          <table:table-cell office:value-type="string">
            <text:p>Eingangswert Bereitstellzeit; Mittwoch, Stunden</text:p>
          </table:table-cell>
          <table:table-cell office:value-type="string">
            <text:p>15</text:p>
          </table:table-cell>
        </table:table-row>
        <table:table-row table:style-name="ro1">
          <table:table-cell office:value-type="string">
            <text:p>20</text:p>
          </table:table-cell>
          <table:table-cell office:value-type="string">
            <text:p>int8_t</text:p>
          </table:table-cell>
          <table:table-cell office:value-type="string">
            <text:p>bMittMin_in</text:p>
          </table:table-cell>
          <table:table-cell office:value-type="string">
            <text:p>Eingangswert Bereitstellzeit; Mittwoch, Minuten</text:p>
          </table:table-cell>
          <table:table-cell office:value-type="string">
            <text:p>15</text:p>
          </table:table-cell>
        </table:table-row>
        <table:table-row table:style-name="ro1">
          <table:table-cell office:value-type="string">
            <text:p>21</text:p>
          </table:table-cell>
          <table:table-cell office:value-type="string">
            <text:p>int8_t</text:p>
          </table:table-cell>
          <table:table-cell office:value-type="string">
            <text:p>bDoHrs_in</text:p>
          </table:table-cell>
          <table:table-cell office:value-type="string">
            <text:p>Eingangswert Bereitstellzeit; Donnerstag, Stunden</text:p>
          </table:table-cell>
          <table:table-cell office:value-type="string">
            <text:p>15</text:p>
          </table:table-cell>
        </table:table-row>
        <table:table-row table:style-name="ro1">
          <table:table-cell office:value-type="string">
            <text:p>22</text:p>
          </table:table-cell>
          <table:table-cell office:value-type="string">
            <text:p>int8_t</text:p>
          </table:table-cell>
          <table:table-cell office:value-type="string">
            <text:p>bDoMin_in</text:p>
          </table:table-cell>
          <table:table-cell office:value-type="string">
            <text:p>Eingangswert Bereitstellzeit; Donnerstag, Minuten</text:p>
          </table:table-cell>
          <table:table-cell office:value-type="string">
            <text:p>15</text:p>
          </table:table-cell>
        </table:table-row>
        <table:table-row table:style-name="ro1">
          <table:table-cell office:value-type="string">
            <text:p>23</text:p>
          </table:table-cell>
          <table:table-cell office:value-type="string">
            <text:p>int8_t</text:p>
          </table:table-cell>
          <table:table-cell office:value-type="string">
            <text:p>bFrHrs_in</text:p>
          </table:table-cell>
          <table:table-cell office:value-type="string">
            <text:p>Eingangswert Bereitstellzeit; Freitag, Stunden</text:p>
          </table:table-cell>
          <table:table-cell office:value-type="string">
            <text:p>15</text:p>
          </table:table-cell>
        </table:table-row>
        <table:table-row table:style-name="ro1">
          <table:table-cell office:value-type="string">
            <text:p>24</text:p>
          </table:table-cell>
          <table:table-cell office:value-type="string">
            <text:p>int8_t</text:p>
          </table:table-cell>
          <table:table-cell office:value-type="string">
            <text:p>bFrMin_in</text:p>
          </table:table-cell>
          <table:table-cell office:value-type="string">
            <text:p>Eingangswert Bereitstellzeit; Freitag, Minuten</text:p>
          </table:table-cell>
          <table:table-cell office:value-type="string">
            <text:p>15</text:p>
          </table:table-cell>
        </table:table-row>
        <table:table-row table:style-name="ro1">
          <table:table-cell office:value-type="string">
            <text:p>25</text:p>
          </table:table-cell>
          <table:table-cell office:value-type="string">
            <text:p>int8_t</text:p>
          </table:table-cell>
          <table:table-cell office:value-type="string">
            <text:p>bSaHrs_in</text:p>
          </table:table-cell>
          <table:table-cell office:value-type="string">
            <text:p>Eingangswert Bereitstellzeit; Samstag, Stunden</text:p>
          </table:table-cell>
          <table:table-cell office:value-type="string">
            <text:p>15</text:p>
          </table:table-cell>
        </table:table-row>
        <table:table-row table:style-name="ro1">
          <table:table-cell office:value-type="string">
            <text:p>26</text:p>
          </table:table-cell>
          <table:table-cell office:value-type="string">
            <text:p>int8_t</text:p>
          </table:table-cell>
          <table:table-cell office:value-type="string">
            <text:p>bSaMin_in</text:p>
          </table:table-cell>
          <table:table-cell office:value-type="string">
            <text:p>Eingangswert Bereitstellzeit; Samstag, Minuten</text:p>
          </table:table-cell>
          <table:table-cell office:value-type="string">
            <text:p>15</text:p>
          </table:table-cell>
        </table:table-row>
        <table:table-row table:style-name="ro1">
          <table:table-cell office:value-type="string">
            <text:p>27</text:p>
          </table:table-cell>
          <table:table-cell office:value-type="string">
            <text:p>int8_t</text:p>
          </table:table-cell>
          <table:table-cell office:value-type="string">
            <text:p>bSoHrs_in</text:p>
          </table:table-cell>
          <table:table-cell office:value-type="string">
            <text:p>Eingangswert Bereitstellzeit; Sonntag, Stunden</text:p>
          </table:table-cell>
          <table:table-cell office:value-type="string">
            <text:p>15</text:p>
          </table:table-cell>
        </table:table-row>
        <table:table-row table:style-name="ro1">
          <table:table-cell office:value-type="string">
            <text:p>28</text:p>
          </table:table-cell>
          <table:table-cell office:value-type="string">
            <text:p>int8_t</text:p>
          </table:table-cell>
          <table:table-cell office:value-type="string">
            <text:p>bSoMin_in</text:p>
          </table:table-cell>
          <table:table-cell office:value-type="string">
            <text:p>Eingangswert Bereitstellzeit; Sonntag, Minuten</text:p>
          </table:table-cell>
          <table:table-cell office:value-type="string">
            <text:p>15</text:p>
          </table:table-cell>
        </table:table-row>
        <table:table-row table:style-name="ro1">
          <table:table-cell office:value-type="string">
            <text:p>29</text:p>
          </table:table-cell>
          <table:table-cell office:value-type="string">
            <text:p>uint16_t</text:p>
          </table:table-cell>
          <table:table-cell office:value-type="string">
            <text:p>wDayMask_in</text:p>
          </table:table-cell>
          <table:table-cell office:value-type="string">
            <text:p>Tage</text:p>
          </table:table-cell>
          <table:table-cell office:value-type="string">
            <text:p>15</text:p>
          </table:table-cell>
        </table:table-row>
        <table:table-row table:style-name="ro1">
          <table:table-cell office:value-type="string">
            <text:p>30</text:p>
          </table:table-cell>
          <table:table-cell office:value-type="string">
            <text:p>uint8_t</text:p>
          </table:table-cell>
          <table:table-cell office:value-type="string">
            <text:p>bStatusByte</text:p>
          </table:table-cell>
          <table:table-cell office:value-type="string">
            <text:p>Statusbits</text:p>
          </table:table-cell>
          <table:table-cell office:value-type="string">
            <text:p>15</text:p>
          </table:table-cell>
        </table:table-row>
        <table:table-row table:style-name="ro1">
          <table:table-cell office:value-type="string">
            <text:p>31</text:p>
          </table:table-cell>
          <table:table-cell office:value-type="string">
            <text:p>bool</text:p>
          </table:table-cell>
          <table:table-cell office:value-type="string">
            <text:p>xFKommBediengeraet1</text:p>
          </table:table-cell>
          <table:table-cell office:value-type="string">
            <text:p>2 Fehler Kommunikation Bediengerät 1</text:p>
          </table:table-cell>
          <table:table-cell office:value-type="string">
            <text:p>15</text:p>
          </table:table-cell>
        </table:table-row>
        <table:table-row table:style-name="ro1">
          <table:table-cell office:value-type="string">
            <text:p>32</text:p>
          </table:table-cell>
          <table:table-cell office:value-type="string">
            <text:p>bool</text:p>
          </table:table-cell>
          <table:table-cell office:value-type="string">
            <text:p>xFKommBediengeraet2</text:p>
          </table:table-cell>
          <table:table-cell office:value-type="string">
            <text:p>3 Fehler Kommunikation Bediengerät 2</text:p>
          </table:table-cell>
          <table:table-cell office:value-type="string">
            <text:p>15</text:p>
          </table:table-cell>
        </table:table-row>
        <table:table-row table:style-name="ro1">
          <table:table-cell office:value-type="string">
            <text:p>33</text:p>
          </table:table-cell>
          <table:table-cell office:value-type="string">
            <text:p>bool</text:p>
          </table:table-cell>
          <table:table-cell office:value-type="string">
            <text:p>xFKommFFSt</text:p>
          </table:table-cell>
          <table:table-cell office:value-type="string">
            <text:p>4 Fehler Kommunikation Funkfernsteuerung</text:p>
          </table:table-cell>
          <table:table-cell office:value-type="string">
            <text:p>15</text:p>
          </table:table-cell>
        </table:table-row>
        <table:table-row table:style-name="ro1">
          <table:table-cell office:value-type="string">
            <text:p>34</text:p>
          </table:table-cell>
          <table:table-cell office:value-type="string">
            <text:p>bool</text:p>
          </table:table-cell>
          <table:table-cell office:value-type="string">
            <text:p>xFeKommVHA</text:p>
          </table:table-cell>
          <table:table-cell office:value-type="string">
            <text:p>6 Fehler Kommunikation Vorheizanlage</text:p>
          </table:table-cell>
          <table:table-cell office:value-type="string">
            <text:p>15</text:p>
          </table:table-cell>
        </table:table-row>
        <table:table-row table:style-name="ro1">
          <table:table-cell office:value-type="string">
            <text:p>35</text:p>
          </table:table-cell>
          <table:table-cell office:value-type="string">
            <text:p>bool</text:p>
          </table:table-cell>
          <table:table-cell office:value-type="string">
            <text:p>xFeKommIOX</text:p>
          </table:table-cell>
          <table:table-cell office:value-type="string">
            <text:p>7 Fehler Kommunikation Kühlersteuerung</text:p>
          </table:table-cell>
          <table:table-cell office:value-type="string">
            <text:p>15</text:p>
          </table:table-cell>
        </table:table-row>
        <table:table-row table:style-name="ro1">
          <table:table-cell office:value-type="string">
            <text:p>36</text:p>
          </table:table-cell>
          <table:table-cell office:value-type="string">
            <text:p>bool</text:p>
          </table:table-cell>
          <table:table-cell office:value-type="string">
            <text:p>xFeKommDisplay</text:p>
          </table:table-cell>
          <table:table-cell office:value-type="string">
            <text:p>9 Fehler Kommunikation Display</text:p>
          </table:table-cell>
          <table:table-cell office:value-type="string">
            <text:p>15</text:p>
          </table:table-cell>
        </table:table-row>
        <table:table-row table:style-name="ro1">
          <table:table-cell office:value-type="string">
            <text:p>37</text:p>
          </table:table-cell>
          <table:table-cell office:value-type="string">
            <text:p>bool</text:p>
          </table:table-cell>
          <table:table-cell office:value-type="string">
            <text:p>xFeKommDM</text:p>
          </table:table-cell>
          <table:table-cell office:value-type="string">
            <text:p>10 Fehler Kommunikation Dieselmotor</text:p>
          </table:table-cell>
          <table:table-cell office:value-type="string">
            <text:p>15</text:p>
          </table:table-cell>
        </table:table-row>
        <table:table-row table:style-name="ro1">
          <table:table-cell office:value-type="string">
            <text:p>38</text:p>
          </table:table-cell>
          <table:table-cell office:value-type="string">
            <text:p>bool</text:p>
          </table:table-cell>
          <table:table-cell office:value-type="string">
            <text:p>xFeKommDezIO</text:p>
          </table:table-cell>
          <table:table-cell office:value-type="string">
            <text:p>11 Fehler Kommunikation dezentrales IO Modul</text:p>
          </table:table-cell>
          <table:table-cell office:value-type="string">
            <text:p>15</text:p>
          </table:table-cell>
        </table:table-row>
        <table:table-row table:style-name="ro1">
          <table:table-cell office:value-type="string">
            <text:p>39</text:p>
          </table:table-cell>
          <table:table-cell office:value-type="string">
            <text:p>bool</text:p>
          </table:table-cell>
          <table:table-cell office:value-type="string">
            <text:p>xMakrophonSchwachEin</text:p>
          </table:table-cell>
          <table:table-cell office:value-type="string">
            <text:p>39 Makrophon schwach ein</text:p>
          </table:table-cell>
          <table:table-cell office:value-type="string">
            <text:p>15</text:p>
          </table:table-cell>
        </table:table-row>
        <table:table-row table:style-name="ro1">
          <table:table-cell office:value-type="string">
            <text:p>40</text:p>
          </table:table-cell>
          <table:table-cell office:value-type="string">
            <text:p>bool</text:p>
          </table:table-cell>
          <table:table-cell office:value-type="string">
            <text:p>xMakrophonStarkEin</text:p>
          </table:table-cell>
          <table:table-cell office:value-type="string">
            <text:p>40 Makrophon stark ein</text:p>
          </table:table-cell>
          <table:table-cell office:value-type="string">
            <text:p>15</text:p>
          </table:table-cell>
        </table:table-row>
        <table:table-row table:style-name="ro1">
          <table:table-cell office:value-type="string">
            <text:p>41</text:p>
          </table:table-cell>
          <table:table-cell office:value-type="string">
            <text:p>bool</text:p>
          </table:table-cell>
          <table:table-cell office:value-type="string">
            <text:p>xFSGeneigt</text:p>
          </table:table-cell>
          <table:table-cell office:value-type="string">
            <text:p>42 Fahrsperre geneigt</text:p>
          </table:table-cell>
          <table:table-cell office:value-type="string">
            <text:p>15</text:p>
          </table:table-cell>
        </table:table-row>
        <table:table-row table:style-name="ro1">
          <table:table-cell office:value-type="string">
            <text:p>42</text:p>
          </table:table-cell>
          <table:table-cell office:value-type="string">
            <text:p>bool</text:p>
          </table:table-cell>
          <table:table-cell office:value-type="string">
            <text:p>xFSKeinFreigabeBG</text:p>
          </table:table-cell>
          <table:table-cell office:value-type="string">
            <text:p>43 Fahrsperre keine Freigabe vorhanden BG1 oder BG2</text:p>
          </table:table-cell>
          <table:table-cell office:value-type="string">
            <text:p>15</text:p>
          </table:table-cell>
        </table:table-row>
        <table:table-row table:style-name="ro1">
          <table:table-cell office:value-type="string">
            <text:p>43</text:p>
          </table:table-cell>
          <table:table-cell office:value-type="string">
            <text:p>bool</text:p>
          </table:table-cell>
          <table:table-cell office:value-type="string">
            <text:p>xFSKeinFreigabeFunk</text:p>
          </table:table-cell>
          <table:table-cell office:value-type="string">
            <text:p>44 Fahrsperre keine Freigabe vorhanden Funkfernsteuerung</text:p>
          </table:table-cell>
          <table:table-cell office:value-type="string">
            <text:p>15</text:p>
          </table:table-cell>
        </table:table-row>
        <table:table-row table:style-name="ro1">
          <table:table-cell office:value-type="string">
            <text:p>44</text:p>
          </table:table-cell>
          <table:table-cell office:value-type="string">
            <text:p>bool</text:p>
          </table:table-cell>
          <table:table-cell office:value-type="string">
            <text:p>xFSMaxGeschwindikeit</text:p>
          </table:table-cell>
          <table:table-cell office:value-type="string">
            <text:p>47 Fahrsperre maximale Geschwindigkeit überschritten</text:p>
          </table:table-cell>
          <table:table-cell office:value-type="string">
            <text:p>15</text:p>
          </table:table-cell>
        </table:table-row>
        <table:table-row table:style-name="ro1">
          <table:table-cell office:value-type="string">
            <text:p>45</text:p>
          </table:table-cell>
          <table:table-cell office:value-type="string">
            <text:p>bool</text:p>
          </table:table-cell>
          <table:table-cell office:value-type="string">
            <text:p>xFSHLDruckUnter2_5</text:p>
          </table:table-cell>
          <table:table-cell office:value-type="string">
            <text:p>48 Fahrsperre Hauptleitungsdruck &lt; 2.5 bar</text:p>
          </table:table-cell>
          <table:table-cell office:value-type="string">
            <text:p>15</text:p>
          </table:table-cell>
        </table:table-row>
        <table:table-row table:style-name="ro1">
          <table:table-cell office:value-type="string">
            <text:p>46</text:p>
          </table:table-cell>
          <table:table-cell office:value-type="string">
            <text:p>bool</text:p>
          </table:table-cell>
          <table:table-cell office:value-type="string">
            <text:p>xFSHauptluftTankUnter5</text:p>
          </table:table-cell>
          <table:table-cell office:value-type="string">
            <text:p>49 Fahrsperre Hauptluftbehälterdruck &lt; 5.0 bar</text:p>
          </table:table-cell>
          <table:table-cell office:value-type="string">
            <text:p>15</text:p>
          </table:table-cell>
        </table:table-row>
        <table:table-row table:style-name="ro1">
          <table:table-cell office:value-type="string">
            <text:p>47</text:p>
          </table:table-cell>
          <table:table-cell office:value-type="string">
            <text:p>bool</text:p>
          </table:table-cell>
          <table:table-cell office:value-type="string">
            <text:p>xFSNeigUeberwUeberbrueckt</text:p>
          </table:table-cell>
          <table:table-cell office:value-type="string">
            <text:p>50 Fahrsperre Neigungsüberwachung überbrückt</text:p>
          </table:table-cell>
          <table:table-cell office:value-type="string">
            <text:p>15</text:p>
          </table:table-cell>
        </table:table-row>
        <table:table-row table:style-name="ro1">
          <table:table-cell office:value-type="string">
            <text:p>48</text:p>
          </table:table-cell>
          <table:table-cell office:value-type="string">
            <text:p>bool</text:p>
          </table:table-cell>
          <table:table-cell office:value-type="string">
            <text:p>xBediengeraet1getrennt</text:p>
          </table:table-cell>
          <table:table-cell office:value-type="string">
            <text:p>57 Bediengerät 1 abgetrennt</text:p>
          </table:table-cell>
          <table:table-cell office:value-type="string">
            <text:p>15</text:p>
          </table:table-cell>
        </table:table-row>
        <table:table-row table:style-name="ro1">
          <table:table-cell office:value-type="string">
            <text:p>49</text:p>
          </table:table-cell>
          <table:table-cell office:value-type="string">
            <text:p>bool</text:p>
          </table:table-cell>
          <table:table-cell office:value-type="string">
            <text:p>xBediengeraet2getrennt</text:p>
          </table:table-cell>
          <table:table-cell office:value-type="string">
            <text:p>58 Bediengerät 2 abgetrennt</text:p>
          </table:table-cell>
          <table:table-cell office:value-type="string">
            <text:p>15</text:p>
          </table:table-cell>
        </table:table-row>
        <table:table-row table:style-name="ro1">
          <table:table-cell office:value-type="string">
            <text:p>50</text:p>
          </table:table-cell>
          <table:table-cell office:value-type="string">
            <text:p>bool</text:p>
          </table:table-cell>
          <table:table-cell office:value-type="string">
            <text:p>xFunkGetrennt</text:p>
          </table:table-cell>
          <table:table-cell office:value-type="string">
            <text:p>59 Funkfernsteuerung abgetrennt</text:p>
          </table:table-cell>
          <table:table-cell office:value-type="string">
            <text:p>15</text:p>
          </table:table-cell>
        </table:table-row>
        <table:table-row table:style-name="ro1">
          <table:table-cell office:value-type="string">
            <text:p>51</text:p>
          </table:table-cell>
          <table:table-cell office:value-type="string">
            <text:p>bool</text:p>
          </table:table-cell>
          <table:table-cell office:value-type="string">
            <text:p>xSicherheitssteuerungGetrennt</text:p>
          </table:table-cell>
          <table:table-cell office:value-type="string">
            <text:p>60 Sicherheitssteuerung abgetrennt</text:p>
          </table:table-cell>
          <table:table-cell office:value-type="string">
            <text:p>15</text:p>
          </table:table-cell>
        </table:table-row>
        <table:table-row table:style-name="ro1">
          <table:table-cell office:value-type="string">
            <text:p>52</text:p>
          </table:table-cell>
          <table:table-cell office:value-type="string">
            <text:p>bool</text:p>
          </table:table-cell>
          <table:table-cell office:value-type="string">
            <text:p>xFunksteuerungEin</text:p>
          </table:table-cell>
          <table:table-cell office:value-type="string">
            <text:p>157 Funkfernsteuerung ein</text:p>
          </table:table-cell>
          <table:table-cell office:value-type="string">
            <text:p>15</text:p>
          </table:table-cell>
        </table:table-row>
        <table:table-row table:style-name="ro1">
          <table:table-cell office:value-type="string">
            <text:p>53</text:p>
          </table:table-cell>
          <table:table-cell office:value-type="string">
            <text:p>bool</text:p>
          </table:table-cell>
          <table:table-cell office:value-type="string">
            <text:p>xFunksteuerungAus</text:p>
          </table:table-cell>
          <table:table-cell office:value-type="string">
            <text:p>158 Funkfernsteuerung aus</text:p>
          </table:table-cell>
          <table:table-cell office:value-type="string">
            <text:p>15</text:p>
          </table:table-cell>
        </table:table-row>
        <table:table-row table:style-name="ro1">
          <table:table-cell office:value-type="string">
            <text:p>54</text:p>
          </table:table-cell>
          <table:table-cell office:value-type="string">
            <text:p>bool</text:p>
          </table:table-cell>
          <table:table-cell office:value-type="string">
            <text:p>xFzEin</text:p>
          </table:table-cell>
          <table:table-cell office:value-type="string">
            <text:p>159 Fahrzeug ein</text:p>
          </table:table-cell>
          <table:table-cell office:value-type="string">
            <text:p>15</text:p>
          </table:table-cell>
        </table:table-row>
        <table:table-row table:style-name="ro1">
          <table:table-cell office:value-type="string">
            <text:p>55</text:p>
          </table:table-cell>
          <table:table-cell office:value-type="string">
            <text:p>bool</text:p>
          </table:table-cell>
          <table:table-cell office:value-type="string">
            <text:p>xFzAus</text:p>
          </table:table-cell>
          <table:table-cell office:value-type="string">
            <text:p>160 Fahrzeug aus</text:p>
          </table:table-cell>
          <table:table-cell office:value-type="string">
            <text:p>15</text:p>
          </table:table-cell>
        </table:table-row>
        <table:table-row table:style-name="ro1">
          <table:table-cell office:value-type="string">
            <text:p>56</text:p>
          </table:table-cell>
          <table:table-cell office:value-type="string">
            <text:p>bool</text:p>
          </table:table-cell>
          <table:table-cell office:value-type="string">
            <text:p>xPlaFFStNotaus</text:p>
          </table:table-cell>
          <table:table-cell office:value-type="string">
            <text:p>161 Plausibilität Funkfernsteuerung Notaus</text:p>
          </table:table-cell>
          <table:table-cell office:value-type="string">
            <text:p>15</text:p>
          </table:table-cell>
        </table:table-row>
        <table:table-row table:style-name="ro1">
          <table:table-cell office:value-type="string">
            <text:p>57</text:p>
          </table:table-cell>
          <table:table-cell office:value-type="string">
            <text:p>bool</text:p>
          </table:table-cell>
          <table:table-cell office:value-type="string">
            <text:p>xPlaFFStSanftbremse</text:p>
          </table:table-cell>
          <table:table-cell office:value-type="string">
            <text:p>162 Plausibilität Funkfernsteuerung Sanftbremse</text:p>
          </table:table-cell>
          <table:table-cell office:value-type="string">
            <text:p>15</text:p>
          </table:table-cell>
        </table:table-row>
        <table:table-row table:style-name="ro1">
          <table:table-cell office:value-type="string">
            <text:p>58</text:p>
          </table:table-cell>
          <table:table-cell office:value-type="string">
            <text:p>bool</text:p>
          </table:table-cell>
          <table:table-cell office:value-type="string">
            <text:p>xPlaFFStLeistungPlus</text:p>
          </table:table-cell>
          <table:table-cell office:value-type="string">
            <text:p>163 Plausibilität Funkfernsteuerung Leistung plus</text:p>
          </table:table-cell>
          <table:table-cell office:value-type="string">
            <text:p>15</text:p>
          </table:table-cell>
        </table:table-row>
        <table:table-row table:style-name="ro1">
          <table:table-cell office:value-type="string">
            <text:p>59</text:p>
          </table:table-cell>
          <table:table-cell office:value-type="string">
            <text:p>bool</text:p>
          </table:table-cell>
          <table:table-cell office:value-type="string">
            <text:p>xPlaFFStLeistungKonst</text:p>
          </table:table-cell>
          <table:table-cell office:value-type="string">
            <text:p>164 Plausibilität Funkfernsteuerung Leistung konstant</text:p>
          </table:table-cell>
          <table:table-cell office:value-type="string">
            <text:p>15</text:p>
          </table:table-cell>
        </table:table-row>
        <table:table-row table:style-name="ro1">
          <table:table-cell office:value-type="string">
            <text:p>60</text:p>
          </table:table-cell>
          <table:table-cell office:value-type="string">
            <text:p>bool</text:p>
          </table:table-cell>
          <table:table-cell office:value-type="string">
            <text:p>xPlaFFStLeistungMinus</text:p>
          </table:table-cell>
          <table:table-cell office:value-type="string">
            <text:p>165 Plausibilität Funkfernsteuerung Leistung minus</text:p>
          </table:table-cell>
          <table:table-cell office:value-type="string">
            <text:p>15</text:p>
          </table:table-cell>
        </table:table-row>
        <table:table-row table:style-name="ro1">
          <table:table-cell office:value-type="string">
            <text:p>61</text:p>
          </table:table-cell>
          <table:table-cell office:value-type="string">
            <text:p>bool</text:p>
          </table:table-cell>
          <table:table-cell office:value-type="string">
            <text:p>xPlaFFStBremseMinus</text:p>
          </table:table-cell>
          <table:table-cell office:value-type="string">
            <text:p>166 Plausibilität Funkfernsteuerung Bremse minus</text:p>
          </table:table-cell>
          <table:table-cell office:value-type="string">
            <text:p>15</text:p>
          </table:table-cell>
        </table:table-row>
        <table:table-row table:style-name="ro1">
          <table:table-cell office:value-type="string">
            <text:p>62</text:p>
          </table:table-cell>
          <table:table-cell office:value-type="string">
            <text:p>bool</text:p>
          </table:table-cell>
          <table:table-cell office:value-type="string">
            <text:p>xPlaFFStBremseKonst</text:p>
          </table:table-cell>
          <table:table-cell office:value-type="string">
            <text:p>167 Plausibilität Funkfernsteuerung Bremse konstant</text:p>
          </table:table-cell>
          <table:table-cell office:value-type="string">
            <text:p>15</text:p>
          </table:table-cell>
        </table:table-row>
        <table:table-row table:style-name="ro1">
          <table:table-cell office:value-type="string">
            <text:p>63</text:p>
          </table:table-cell>
          <table:table-cell office:value-type="string">
            <text:p>bool</text:p>
          </table:table-cell>
          <table:table-cell office:value-type="string">
            <text:p>xPlaFFStBremsePlus</text:p>
          </table:table-cell>
          <table:table-cell office:value-type="string">
            <text:p>168 Plausibilität Funkfernsteuerung Bremse plus</text:p>
          </table:table-cell>
          <table:table-cell office:value-type="string">
            <text:p>15</text:p>
          </table:table-cell>
        </table:table-row>
        <table:table-row table:style-name="ro1">
          <table:table-cell office:value-type="string">
            <text:p>64</text:p>
          </table:table-cell>
          <table:table-cell office:value-type="string">
            <text:p>bool</text:p>
          </table:table-cell>
          <table:table-cell office:value-type="string">
            <text:p>xPlaFFStZugbremsUnterdrueckt</text:p>
          </table:table-cell>
          <table:table-cell office:value-type="string">
            <text:p>169 Plausibilität Funkfernsteuerung Zugbremse unterdrücken</text:p>
          </table:table-cell>
          <table:table-cell office:value-type="string">
            <text:p>15</text:p>
          </table:table-cell>
        </table:table-row>
        <table:table-row table:style-name="ro1">
          <table:table-cell office:value-type="string">
            <text:p>65</text:p>
          </table:table-cell>
          <table:table-cell office:value-type="string">
            <text:p>bool</text:p>
          </table:table-cell>
          <table:table-cell office:value-type="string">
            <text:p>xPlaFFStFRichtungVor</text:p>
          </table:table-cell>
          <table:table-cell office:value-type="string">
            <text:p>170 Plausibilität Funkfernsteuerung Fahrtrichtung vorwärts</text:p>
          </table:table-cell>
          <table:table-cell office:value-type="string">
            <text:p>15</text:p>
          </table:table-cell>
        </table:table-row>
        <table:table-row table:style-name="ro1">
          <table:table-cell office:value-type="string">
            <text:p>66</text:p>
          </table:table-cell>
          <table:table-cell office:value-type="string">
            <text:p>bool</text:p>
          </table:table-cell>
          <table:table-cell office:value-type="string">
            <text:p>xPlaFFStFRichtuungRueck</text:p>
          </table:table-cell>
          <table:table-cell office:value-type="string">
            <text:p>171 Plausibilität Funkfernsteuerung Fahrtrichtung rückwärts</text:p>
          </table:table-cell>
          <table:table-cell office:value-type="string">
            <text:p>15</text:p>
          </table:table-cell>
        </table:table-row>
        <table:table-row table:style-name="ro1">
          <table:table-cell office:value-type="string">
            <text:p>67</text:p>
          </table:table-cell>
          <table:table-cell office:value-type="string">
            <text:p>bool</text:p>
          </table:table-cell>
          <table:table-cell office:value-type="string">
            <text:p>xPlaFFStNeigUeberwachung</text:p>
          </table:table-cell>
          <table:table-cell office:value-type="string">
            <text:p>172 Plausibilität Funkfernsteuerung Neigungsüberwachung</text:p>
          </table:table-cell>
          <table:table-cell office:value-type="string">
            <text:p>15</text:p>
          </table:table-cell>
        </table:table-row>
        <table:table-row table:style-name="ro1">
          <table:table-cell office:value-type="string">
            <text:p>68</text:p>
          </table:table-cell>
          <table:table-cell office:value-type="string">
            <text:p>bool</text:p>
          </table:table-cell>
          <table:table-cell office:value-type="string">
            <text:p>xPlaFFStNeigenUeberbruecken</text:p>
          </table:table-cell>
          <table:table-cell office:value-type="string">
            <text:p>173 Plausibilität Funkfernsteuerung Neigen überbrücken</text:p>
          </table:table-cell>
          <table:table-cell office:value-type="string">
            <text:p>15</text:p>
          </table:table-cell>
        </table:table-row>
        <table:table-row table:style-name="ro1">
          <table:table-cell office:value-type="string">
            <text:p>69</text:p>
          </table:table-cell>
          <table:table-cell office:value-type="string">
            <text:p>bool</text:p>
          </table:table-cell>
          <table:table-cell office:value-type="string">
            <text:p>xPlaFFStFreigabe</text:p>
          </table:table-cell>
          <table:table-cell office:value-type="string">
            <text:p>174 Plausibilität Funkfernsteuerung Freigabe</text:p>
          </table:table-cell>
          <table:table-cell office:value-type="string">
            <text:p>15</text:p>
          </table:table-cell>
        </table:table-row>
        <table:table-row table:style-name="ro1">
          <table:table-cell office:value-type="string">
            <text:p>70</text:p>
          </table:table-cell>
          <table:table-cell office:value-type="string">
            <text:p>bool</text:p>
          </table:table-cell>
          <table:table-cell office:value-type="string">
            <text:p>xPlaFFStFahrsperre</text:p>
          </table:table-cell>
          <table:table-cell office:value-type="string">
            <text:p>175 Plausibilität Funkfernsteuerung Fahrsperre</text:p>
          </table:table-cell>
          <table:table-cell office:value-type="string">
            <text:p>15</text:p>
          </table:table-cell>
        </table:table-row>
        <table:table-row table:style-name="ro1">
          <table:table-cell office:value-type="string">
            <text:p>71</text:p>
          </table:table-cell>
          <table:table-cell office:value-type="string">
            <text:p>bool</text:p>
          </table:table-cell>
          <table:table-cell office:value-type="string">
            <text:p>xPlaFFStSchleuderbremse</text:p>
          </table:table-cell>
          <table:table-cell office:value-type="string">
            <text:p>177 Plausibilität Funkfernsteuerung Schleuderbremse</text:p>
          </table:table-cell>
          <table:table-cell office:value-type="string">
            <text:p>15</text:p>
          </table:table-cell>
        </table:table-row>
        <table:table-row table:style-name="ro1">
          <table:table-cell office:value-type="string">
            <text:p>72</text:p>
          </table:table-cell>
          <table:table-cell office:value-type="string">
            <text:p>bool</text:p>
          </table:table-cell>
          <table:table-cell office:value-type="string">
            <text:p>xPlaFFStTraktionsfreigabe</text:p>
          </table:table-cell>
          <table:table-cell office:value-type="string">
            <text:p>178 Plausibilität Funkfernsteuerung Traktionsfreigabe</text:p>
          </table:table-cell>
          <table:table-cell office:value-type="string">
            <text:p>15</text:p>
          </table:table-cell>
        </table:table-row>
        <table:table-row table:style-name="ro1">
          <table:table-cell office:value-type="string">
            <text:p>73</text:p>
          </table:table-cell>
          <table:table-cell office:value-type="string">
            <text:p>bool</text:p>
          </table:table-cell>
          <table:table-cell office:value-type="string">
            <text:p>xPlaFFStDMStop</text:p>
          </table:table-cell>
          <table:table-cell office:value-type="string">
            <text:p>179 Plausibilität Funkfernsteuerung Dieselmotor Stop</text:p>
          </table:table-cell>
          <table:table-cell office:value-type="string">
            <text:p>15</text:p>
          </table:table-cell>
        </table:table-row>
        <table:table-row table:style-name="ro1">
          <table:table-cell office:value-type="string">
            <text:p>74</text:p>
          </table:table-cell>
          <table:table-cell office:value-type="string">
            <text:p>bool</text:p>
          </table:table-cell>
          <table:table-cell office:value-type="string">
            <text:p>xPlaFFStNDruckUeberladung</text:p>
          </table:table-cell>
          <table:table-cell office:value-type="string">
            <text:p>180 Plausibilität Funkfernsteuerung Niederdrucküberladung</text:p>
          </table:table-cell>
          <table:table-cell office:value-type="string">
            <text:p>15</text:p>
          </table:table-cell>
        </table:table-row>
        <table:table-row table:style-name="ro1">
          <table:table-cell office:value-type="string">
            <text:p>75</text:p>
          </table:table-cell>
          <table:table-cell office:value-type="string">
            <text:p>bool</text:p>
          </table:table-cell>
          <table:table-cell office:value-type="string">
            <text:p>xPlaFFStVmaxPlus</text:p>
          </table:table-cell>
          <table:table-cell office:value-type="string">
            <text:p>181 Plausibilität Funkfernsteuerung Vmax plus</text:p>
          </table:table-cell>
          <table:table-cell office:value-type="string">
            <text:p>15</text:p>
          </table:table-cell>
        </table:table-row>
        <table:table-row table:style-name="ro1">
          <table:table-cell office:value-type="string">
            <text:p>76</text:p>
          </table:table-cell>
          <table:table-cell office:value-type="string">
            <text:p>bool</text:p>
          </table:table-cell>
          <table:table-cell office:value-type="string">
            <text:p>xPlaFFStVmaxMinus</text:p>
          </table:table-cell>
          <table:table-cell office:value-type="string">
            <text:p>182 Plausibilität Funkfernsteuerung Vmax minus</text:p>
          </table:table-cell>
          <table:table-cell office:value-type="string">
            <text:p>15</text:p>
          </table:table-cell>
        </table:table-row>
        <table:table-row table:style-name="ro1">
          <table:table-cell office:value-type="string">
            <text:p>77</text:p>
          </table:table-cell>
          <table:table-cell office:value-type="string">
            <text:p>bool</text:p>
          </table:table-cell>
          <table:table-cell office:value-type="string">
            <text:p>xPlaFFStSander</text:p>
          </table:table-cell>
          <table:table-cell office:value-type="string">
            <text:p>183 Plausibilität Funkfernsteuerung Sander</text:p>
          </table:table-cell>
          <table:table-cell office:value-type="string">
            <text:p>15</text:p>
          </table:table-cell>
        </table:table-row>
        <table:table-row table:style-name="ro1">
          <table:table-cell office:value-type="string">
            <text:p>78</text:p>
          </table:table-cell>
          <table:table-cell office:value-type="string">
            <text:p>bool</text:p>
          </table:table-cell>
          <table:table-cell office:value-type="string">
            <text:p>xPlaFFStBerganfahrt</text:p>
          </table:table-cell>
          <table:table-cell office:value-type="string">
            <text:p>184 Plausibilität Funkfernsteuerung Berganfahrt</text:p>
          </table:table-cell>
          <table:table-cell office:value-type="string">
            <text:p>15</text:p>
          </table:table-cell>
        </table:table-row>
        <table:table-row table:style-name="ro1">
          <table:table-cell office:value-type="string">
            <text:p>79</text:p>
          </table:table-cell>
          <table:table-cell office:value-type="string">
            <text:p>bool</text:p>
          </table:table-cell>
          <table:table-cell office:value-type="string">
            <text:p>xStoerFRrueckwaertsBD1</text:p>
          </table:table-cell>
          <table:table-cell office:value-type="string">
            <text:p>Fehler Taster Fahrtrichtung Rückwärts Bediengerät 1</text:p>
          </table:table-cell>
          <table:table-cell office:value-type="string">
            <text:p>15</text:p>
          </table:table-cell>
        </table:table-row>
        <table:table-row table:style-name="ro1">
          <table:table-cell office:value-type="string">
            <text:p>80</text:p>
          </table:table-cell>
          <table:table-cell office:value-type="string">
            <text:p>bool</text:p>
          </table:table-cell>
          <table:table-cell office:value-type="string">
            <text:p>xStoerFRvorwaertsBD1</text:p>
          </table:table-cell>
          <table:table-cell office:value-type="string">
            <text:p>Fehler Taster Fahrtrichtung Vorwärts Bediengerät 1</text:p>
          </table:table-cell>
          <table:table-cell office:value-type="string">
            <text:p>15</text:p>
          </table:table-cell>
        </table:table-row>
        <table:table-row table:style-name="ro1">
          <table:table-cell office:value-type="string">
            <text:p>81</text:p>
          </table:table-cell>
          <table:table-cell office:value-type="string">
            <text:p>bool</text:p>
          </table:table-cell>
          <table:table-cell office:value-type="string">
            <text:p>xStoerFRnullstellungBD1</text:p>
          </table:table-cell>
          <table:table-cell office:value-type="string">
            <text:p>Fehler Taster Fahrtrichtung Nullstellung Bediengerät 1</text:p>
          </table:table-cell>
          <table:table-cell office:value-type="string">
            <text:p>15</text:p>
          </table:table-cell>
        </table:table-row>
        <table:table-row table:style-name="ro1">
          <table:table-cell office:value-type="string">
            <text:p>82</text:p>
          </table:table-cell>
          <table:table-cell office:value-type="string">
            <text:p>bool</text:p>
          </table:table-cell>
          <table:table-cell office:value-type="string">
            <text:p>xStoerNiederdruckBD1</text:p>
          </table:table-cell>
          <table:table-cell office:value-type="string">
            <text:p>Fehler Taster Niederdrucküberladung Bediengerät 1</text:p>
          </table:table-cell>
          <table:table-cell office:value-type="string">
            <text:p>15</text:p>
          </table:table-cell>
        </table:table-row>
        <table:table-row table:style-name="ro1">
          <table:table-cell office:value-type="string">
            <text:p>83</text:p>
          </table:table-cell>
          <table:table-cell office:value-type="string">
            <text:p>bool</text:p>
          </table:table-cell>
          <table:table-cell office:value-type="string">
            <text:p>xStoerZugbremseBD1</text:p>
          </table:table-cell>
          <table:table-cell office:value-type="string">
            <text:p>Fehler Taster Zugbremse unterdrücken Bediengerät 1</text:p>
          </table:table-cell>
          <table:table-cell office:value-type="string">
            <text:p>15</text:p>
          </table:table-cell>
        </table:table-row>
        <table:table-row table:style-name="ro1">
          <table:table-cell office:value-type="string">
            <text:p>84</text:p>
          </table:table-cell>
          <table:table-cell office:value-type="string">
            <text:p>bool</text:p>
          </table:table-cell>
          <table:table-cell office:value-type="string">
            <text:p>xStoerFesthaltebremseBD1</text:p>
          </table:table-cell>
          <table:table-cell office:value-type="string">
            <text:p>Fehler Taster Festhaltebremse Bediengerät 1</text:p>
          </table:table-cell>
          <table:table-cell office:value-type="string">
            <text:p>15</text:p>
          </table:table-cell>
        </table:table-row>
        <table:table-row table:style-name="ro1">
          <table:table-cell office:value-type="string">
            <text:p>85</text:p>
          </table:table-cell>
          <table:table-cell office:value-type="string">
            <text:p>bool</text:p>
          </table:table-cell>
          <table:table-cell office:value-type="string">
            <text:p>xStoerSchleuderbremseBD1</text:p>
          </table:table-cell>
          <table:table-cell office:value-type="string">
            <text:p>Fehler Taster Schleuderbremse Bediengerät 1</text:p>
          </table:table-cell>
          <table:table-cell office:value-type="string">
            <text:p>15</text:p>
          </table:table-cell>
        </table:table-row>
        <table:table-row table:style-name="ro1">
          <table:table-cell office:value-type="string">
            <text:p>86</text:p>
          </table:table-cell>
          <table:table-cell office:value-type="string">
            <text:p>bool</text:p>
          </table:table-cell>
          <table:table-cell office:value-type="string">
            <text:p>xStoerFBSBD1</text:p>
          </table:table-cell>
          <table:table-cell office:value-type="string">
            <text:p>Fehler Taster FBS Bediengerät 1</text:p>
          </table:table-cell>
          <table:table-cell office:value-type="string">
            <text:p>15</text:p>
          </table:table-cell>
        </table:table-row>
        <table:table-row table:style-name="ro1">
          <table:table-cell office:value-type="string">
            <text:p>87</text:p>
          </table:table-cell>
          <table:table-cell office:value-type="string">
            <text:p>bool</text:p>
          </table:table-cell>
          <table:table-cell office:value-type="string">
            <text:p>xStoerMakrophonBD1</text:p>
          </table:table-cell>
          <table:table-cell office:value-type="string">
            <text:p>Fehler Taster Makrophon Bediengerät 1</text:p>
          </table:table-cell>
          <table:table-cell office:value-type="string">
            <text:p>15</text:p>
          </table:table-cell>
        </table:table-row>
        <table:table-row table:style-name="ro1">
          <table:table-cell office:value-type="string">
            <text:p>88</text:p>
          </table:table-cell>
          <table:table-cell office:value-type="string">
            <text:p>bool</text:p>
          </table:table-cell>
          <table:table-cell office:value-type="string">
            <text:p>xStoerSanderBD1</text:p>
          </table:table-cell>
          <table:table-cell office:value-type="string">
            <text:p>Fehler Taster Sander Bediengerät 1</text:p>
          </table:table-cell>
          <table:table-cell office:value-type="string">
            <text:p>15</text:p>
          </table:table-cell>
        </table:table-row>
        <table:table-row table:style-name="ro1">
          <table:table-cell office:value-type="string">
            <text:p>89</text:p>
          </table:table-cell>
          <table:table-cell office:value-type="string">
            <text:p>bool</text:p>
          </table:table-cell>
          <table:table-cell office:value-type="string">
            <text:p>xStoerFreigabeBD1</text:p>
          </table:table-cell>
          <table:table-cell office:value-type="string">
            <text:p>Fehler Taster Freigabe Bediengerät 1</text:p>
          </table:table-cell>
          <table:table-cell office:value-type="string">
            <text:p>15</text:p>
          </table:table-cell>
        </table:table-row>
        <table:table-row table:style-name="ro1">
          <table:table-cell office:value-type="string">
            <text:p>90</text:p>
          </table:table-cell>
          <table:table-cell office:value-type="string">
            <text:p>bool</text:p>
          </table:table-cell>
          <table:table-cell office:value-type="string">
            <text:p>xStoerLampentestBD1</text:p>
          </table:table-cell>
          <table:table-cell office:value-type="string">
            <text:p>Fehler Taster Lampentest Bediengerät 1</text:p>
          </table:table-cell>
          <table:table-cell office:value-type="string">
            <text:p>15</text:p>
          </table:table-cell>
        </table:table-row>
        <table:table-row table:style-name="ro1">
          <table:table-cell office:value-type="string">
            <text:p>91</text:p>
          </table:table-cell>
          <table:table-cell office:value-type="string">
            <text:p>bool</text:p>
          </table:table-cell>
          <table:table-cell office:value-type="string">
            <text:p>xStoerUebernahmeBD1</text:p>
          </table:table-cell>
          <table:table-cell office:value-type="string">
            <text:p>Fehler Taster Übernahme Bediengerät 1</text:p>
          </table:table-cell>
          <table:table-cell office:value-type="string">
            <text:p>15</text:p>
          </table:table-cell>
        </table:table-row>
        <table:table-row table:style-name="ro1">
          <table:table-cell office:value-type="string">
            <text:p>92</text:p>
          </table:table-cell>
          <table:table-cell office:value-type="string">
            <text:p>bool</text:p>
          </table:table-cell>
          <table:table-cell office:value-type="string">
            <text:p>xStoerFRrueckwaertsBD2</text:p>
          </table:table-cell>
          <table:table-cell office:value-type="string">
            <text:p>Fehler Taster Fahrtrichtung Rückwärts Bediengerät 2</text:p>
          </table:table-cell>
          <table:table-cell office:value-type="string">
            <text:p>15</text:p>
          </table:table-cell>
        </table:table-row>
        <table:table-row table:style-name="ro1">
          <table:table-cell office:value-type="string">
            <text:p>93</text:p>
          </table:table-cell>
          <table:table-cell office:value-type="string">
            <text:p>bool</text:p>
          </table:table-cell>
          <table:table-cell office:value-type="string">
            <text:p>xStoerFRvorwaertsBD2</text:p>
          </table:table-cell>
          <table:table-cell office:value-type="string">
            <text:p>Fehler Taster Fahrtrichtung Vorwärts Bediengerät 2</text:p>
          </table:table-cell>
          <table:table-cell office:value-type="string">
            <text:p>15</text:p>
          </table:table-cell>
        </table:table-row>
        <table:table-row table:style-name="ro1">
          <table:table-cell office:value-type="string">
            <text:p>94</text:p>
          </table:table-cell>
          <table:table-cell office:value-type="string">
            <text:p>bool</text:p>
          </table:table-cell>
          <table:table-cell office:value-type="string">
            <text:p>xStoerFRnullstellungBD2</text:p>
          </table:table-cell>
          <table:table-cell office:value-type="string">
            <text:p>Fehler Taster Fahrtrichtung Nullstellung Bediengerät 2</text:p>
          </table:table-cell>
          <table:table-cell office:value-type="string">
            <text:p>15</text:p>
          </table:table-cell>
        </table:table-row>
        <table:table-row table:style-name="ro1">
          <table:table-cell office:value-type="string">
            <text:p>95</text:p>
          </table:table-cell>
          <table:table-cell office:value-type="string">
            <text:p>bool</text:p>
          </table:table-cell>
          <table:table-cell office:value-type="string">
            <text:p>xStoerNiederdruckBD2</text:p>
          </table:table-cell>
          <table:table-cell office:value-type="string">
            <text:p>Fehler Taster Niederdrucküberladung Bediengerät 2</text:p>
          </table:table-cell>
          <table:table-cell office:value-type="string">
            <text:p>15</text:p>
          </table:table-cell>
        </table:table-row>
        <table:table-row table:style-name="ro1">
          <table:table-cell office:value-type="string">
            <text:p>96</text:p>
          </table:table-cell>
          <table:table-cell office:value-type="string">
            <text:p>bool</text:p>
          </table:table-cell>
          <table:table-cell office:value-type="string">
            <text:p>xStoerZugbremseBD2</text:p>
          </table:table-cell>
          <table:table-cell office:value-type="string">
            <text:p>Fehler Taster Zugbremse unterdrücken Bediengerät 2</text:p>
          </table:table-cell>
          <table:table-cell office:value-type="string">
            <text:p>15</text:p>
          </table:table-cell>
        </table:table-row>
        <table:table-row table:style-name="ro1">
          <table:table-cell office:value-type="string">
            <text:p>97</text:p>
          </table:table-cell>
          <table:table-cell office:value-type="string">
            <text:p>bool</text:p>
          </table:table-cell>
          <table:table-cell office:value-type="string">
            <text:p>xStoerFesthaltebremseBD2</text:p>
          </table:table-cell>
          <table:table-cell office:value-type="string">
            <text:p>Fehler Taster Festhaltebremse Bediengerät 2</text:p>
          </table:table-cell>
          <table:table-cell office:value-type="string">
            <text:p>15</text:p>
          </table:table-cell>
        </table:table-row>
        <table:table-row table:style-name="ro1">
          <table:table-cell office:value-type="string">
            <text:p>98</text:p>
          </table:table-cell>
          <table:table-cell office:value-type="string">
            <text:p>bool</text:p>
          </table:table-cell>
          <table:table-cell office:value-type="string">
            <text:p>xStoerSchleuderbremseBD2</text:p>
          </table:table-cell>
          <table:table-cell office:value-type="string">
            <text:p>Fehler Taster Schleuderbremse Bediengerät 2</text:p>
          </table:table-cell>
          <table:table-cell office:value-type="string">
            <text:p>15</text:p>
          </table:table-cell>
        </table:table-row>
        <table:table-row table:style-name="ro1">
          <table:table-cell office:value-type="string">
            <text:p>99</text:p>
          </table:table-cell>
          <table:table-cell office:value-type="string">
            <text:p>bool</text:p>
          </table:table-cell>
          <table:table-cell office:value-type="string">
            <text:p>xStoerFBSBD2</text:p>
          </table:table-cell>
          <table:table-cell office:value-type="string">
            <text:p>Fehler Taster FBS Bediengerät 2</text:p>
          </table:table-cell>
          <table:table-cell office:value-type="string">
            <text:p>15</text:p>
          </table:table-cell>
        </table:table-row>
        <table:table-row table:style-name="ro1">
          <table:table-cell office:value-type="string">
            <text:p>100</text:p>
          </table:table-cell>
          <table:table-cell office:value-type="string">
            <text:p>bool</text:p>
          </table:table-cell>
          <table:table-cell office:value-type="string">
            <text:p>xStoerMakrophonBD2</text:p>
          </table:table-cell>
          <table:table-cell office:value-type="string">
            <text:p>Fehler Taster Makrophon Bediengerät 2</text:p>
          </table:table-cell>
          <table:table-cell office:value-type="string">
            <text:p>15</text:p>
          </table:table-cell>
        </table:table-row>
        <table:table-row table:style-name="ro1">
          <table:table-cell office:value-type="string">
            <text:p>101</text:p>
          </table:table-cell>
          <table:table-cell office:value-type="string">
            <text:p>bool</text:p>
          </table:table-cell>
          <table:table-cell office:value-type="string">
            <text:p>xStoerSanderBD2</text:p>
          </table:table-cell>
          <table:table-cell office:value-type="string">
            <text:p>Fehler Taster Sander Bediengerät 2</text:p>
          </table:table-cell>
          <table:table-cell office:value-type="string">
            <text:p>15</text:p>
          </table:table-cell>
        </table:table-row>
        <table:table-row table:style-name="ro1">
          <table:table-cell office:value-type="string">
            <text:p>102</text:p>
          </table:table-cell>
          <table:table-cell office:value-type="string">
            <text:p>bool</text:p>
          </table:table-cell>
          <table:table-cell office:value-type="string">
            <text:p>xStoerFreigabeBD2</text:p>
          </table:table-cell>
          <table:table-cell office:value-type="string">
            <text:p>Fehler Taster Freigabe Bediengerät 2</text:p>
          </table:table-cell>
          <table:table-cell office:value-type="string">
            <text:p>15</text:p>
          </table:table-cell>
        </table:table-row>
        <table:table-row table:style-name="ro1">
          <table:table-cell office:value-type="string">
            <text:p>103</text:p>
          </table:table-cell>
          <table:table-cell office:value-type="string">
            <text:p>bool</text:p>
          </table:table-cell>
          <table:table-cell office:value-type="string">
            <text:p>xStoerLampentestBD2</text:p>
          </table:table-cell>
          <table:table-cell office:value-type="string">
            <text:p>Fehler Taster Lampentest Bediengerät 2</text:p>
          </table:table-cell>
          <table:table-cell office:value-type="string">
            <text:p>15</text:p>
          </table:table-cell>
        </table:table-row>
        <table:table-row table:style-name="ro1">
          <table:table-cell office:value-type="string">
            <text:p>104</text:p>
          </table:table-cell>
          <table:table-cell office:value-type="string">
            <text:p>bool</text:p>
          </table:table-cell>
          <table:table-cell office:value-type="string">
            <text:p>xStoerUebernahmeBD2</text:p>
          </table:table-cell>
          <table:table-cell office:value-type="string">
            <text:p>Fehler Taster Übernahme Bediengerät 2</text:p>
          </table:table-cell>
          <table:table-cell office:value-type="string">
            <text:p>15</text:p>
          </table:table-cell>
        </table:table-row>
        <table:table-row table:style-name="ro1">
          <table:table-cell office:value-type="string">
            <text:p>105</text:p>
          </table:table-cell>
          <table:table-cell office:value-type="string">
            <text:p>bool</text:p>
          </table:table-cell>
          <table:table-cell office:value-type="string">
            <text:p>xPlausBD2Schleuderbremse</text:p>
          </table:table-cell>
          <table:table-cell office:value-type="string">
            <text:p>241 Plausibilität Bediengerät 2 Schleuderbremse</text:p>
          </table:table-cell>
          <table:table-cell office:value-type="string">
            <text:p>15</text:p>
          </table:table-cell>
        </table:table-row>
        <table:table-row table:style-name="ro1">
          <table:table-cell office:value-type="string">
            <text:p>106</text:p>
          </table:table-cell>
          <table:table-cell office:value-type="string">
            <text:p>bool</text:p>
          </table:table-cell>
          <table:table-cell office:value-type="string">
            <text:p>xPlausBD2NDruckUeberladung</text:p>
          </table:table-cell>
          <table:table-cell office:value-type="string">
            <text:p>243 Plausibilität Bediengerät 2 Niederdrucküberladung</text:p>
          </table:table-cell>
          <table:table-cell office:value-type="string">
            <text:p>15</text:p>
          </table:table-cell>
        </table:table-row>
        <table:table-row table:style-name="ro1">
          <table:table-cell office:value-type="string">
            <text:p>107</text:p>
          </table:table-cell>
          <table:table-cell office:value-type="string">
            <text:p>bool</text:p>
          </table:table-cell>
          <table:table-cell office:value-type="string">
            <text:p>xPlausBD2Sander</text:p>
          </table:table-cell>
          <table:table-cell office:value-type="string">
            <text:p>244 Plausibilität Bediengerät 2 Sander</text:p>
          </table:table-cell>
          <table:table-cell office:value-type="string">
            <text:p>15</text:p>
          </table:table-cell>
        </table:table-row>
        <table:table-row table:style-name="ro1">
          <table:table-cell office:value-type="string">
            <text:p>108</text:p>
          </table:table-cell>
          <table:table-cell office:value-type="string">
            <text:p>bool</text:p>
          </table:table-cell>
          <table:table-cell office:value-type="string">
            <text:p>xPlausBD2Berganfahrt</text:p>
          </table:table-cell>
          <table:table-cell office:value-type="string">
            <text:p>245 Plausibilität Bediengerät 2 Berganfahrt</text:p>
          </table:table-cell>
          <table:table-cell office:value-type="string">
            <text:p>15</text:p>
          </table:table-cell>
        </table:table-row>
        <table:table-row table:style-name="ro1">
          <table:table-cell office:value-type="string">
            <text:p>109</text:p>
          </table:table-cell>
          <table:table-cell office:value-type="string">
            <text:p>bool</text:p>
          </table:table-cell>
          <table:table-cell office:value-type="string">
            <text:p>xPlausRMeldGangwahlschalter1</text:p>
          </table:table-cell>
          <table:table-cell office:value-type="string">
            <text:p>273 Plausibilität Rückmeldung Gangwahlschalter</text:p>
          </table:table-cell>
          <table:table-cell office:value-type="string">
            <text:p>15</text:p>
          </table:table-cell>
        </table:table-row>
        <table:table-row table:style-name="ro1">
          <table:table-cell office:value-type="string">
            <text:p>110</text:p>
          </table:table-cell>
          <table:table-cell office:value-type="string">
            <text:p>bool</text:p>
          </table:table-cell>
          <table:table-cell office:value-type="string">
            <text:p>xPlausRMeldGangwahlschalter2</text:p>
          </table:table-cell>
          <table:table-cell office:value-type="string">
            <text:p>274 Plausibilität Rückmeldung Gangwahlschalter</text:p>
          </table:table-cell>
          <table:table-cell office:value-type="string">
            <text:p>15</text:p>
          </table:table-cell>
        </table:table-row>
        <table:table-row table:style-name="ro1">
          <table:table-cell office:value-type="string">
            <text:p>111</text:p>
          </table:table-cell>
          <table:table-cell office:value-type="string">
            <text:p>bool</text:p>
          </table:table-cell>
          <table:table-cell office:value-type="string">
            <text:p>xSKschmierungManuell</text:p>
          </table:table-cell>
          <table:table-cell office:value-type="string">
            <text:p>33 Spurkranzschmierung manuell während der Fahrt betätigt</text:p>
          </table:table-cell>
          <table:table-cell office:value-type="string">
            <text:p>15</text:p>
          </table:table-cell>
        </table:table-row>
        <table:table-row table:style-name="ro1">
          <table:table-cell office:value-type="string">
            <text:p>112</text:p>
          </table:table-cell>
          <table:table-cell office:value-type="string">
            <text:p>bool</text:p>
          </table:table-cell>
          <table:table-cell office:value-type="string">
            <text:p>xPlausDZGAchsHintenK1und2</text:p>
          </table:table-cell>
          <table:table-cell office:value-type="string">
            <text:p>278 Plausibilität Drehzahlgeber Achse hinten Kanal 1 und 2</text:p>
          </table:table-cell>
          <table:table-cell office:value-type="string">
            <text:p>15</text:p>
          </table:table-cell>
        </table:table-row>
        <table:table-row table:style-name="ro1">
          <table:table-cell office:value-type="string">
            <text:p>113</text:p>
          </table:table-cell>
          <table:table-cell office:value-type="string">
            <text:p>bool</text:p>
          </table:table-cell>
          <table:table-cell office:value-type="string">
            <text:p>xPlausRMeldNotbremsventil</text:p>
          </table:table-cell>
          <table:table-cell office:value-type="string">
            <text:p>281 Plausibilität Rückmeldung Notbremsventil</text:p>
          </table:table-cell>
          <table:table-cell office:value-type="string">
            <text:p>15</text:p>
          </table:table-cell>
        </table:table-row>
        <table:table-row table:style-name="ro1">
          <table:table-cell office:value-type="string">
            <text:p>114</text:p>
          </table:table-cell>
          <table:table-cell office:value-type="string">
            <text:p>bool</text:p>
          </table:table-cell>
          <table:table-cell office:value-type="string">
            <text:p>xPlausRMeldNotausManuell</text:p>
          </table:table-cell>
          <table:table-cell office:value-type="string">
            <text:p>282 Plausibilität Rückmeldung Notaus manuell</text:p>
          </table:table-cell>
          <table:table-cell office:value-type="string">
            <text:p>15</text:p>
          </table:table-cell>
        </table:table-row>
        <table:table-row table:style-name="ro1">
          <table:table-cell office:value-type="string">
            <text:p>115</text:p>
          </table:table-cell>
          <table:table-cell office:value-type="string">
            <text:p>bool</text:p>
          </table:table-cell>
          <table:table-cell office:value-type="string">
            <text:p>xHahnHauptleitungZu</text:p>
          </table:table-cell>
          <table:table-cell office:value-type="string">
            <text:p>290 Hahn Hauptleitung geschlossen</text:p>
          </table:table-cell>
          <table:table-cell office:value-type="string">
            <text:p>15</text:p>
          </table:table-cell>
        </table:table-row>
        <table:table-row table:style-name="ro1">
          <table:table-cell office:value-type="string">
            <text:p>116</text:p>
          </table:table-cell>
          <table:table-cell office:value-type="string">
            <text:p>bool</text:p>
          </table:table-cell>
          <table:table-cell office:value-type="string">
            <text:p>xSchlepphahnBetaetigt</text:p>
          </table:table-cell>
          <table:table-cell office:value-type="string">
            <text:p>291 Schlepphahn betätigt</text:p>
          </table:table-cell>
          <table:table-cell office:value-type="string">
            <text:p>15</text:p>
          </table:table-cell>
        </table:table-row>
        <table:table-row table:style-name="ro1">
          <table:table-cell office:value-type="string">
            <text:p>117</text:p>
          </table:table-cell>
          <table:table-cell office:value-type="string">
            <text:p>bool</text:p>
          </table:table-cell>
          <table:table-cell office:value-type="string">
            <text:p>xNotbremsventilGesperrt</text:p>
          </table:table-cell>
          <table:table-cell office:value-type="string">
            <text:p>292 Notbremsventil abgesperrt</text:p>
          </table:table-cell>
          <table:table-cell office:value-type="string">
            <text:p>15</text:p>
          </table:table-cell>
        </table:table-row>
        <table:table-row table:style-name="ro1">
          <table:table-cell office:value-type="string">
            <text:p>118</text:p>
          </table:table-cell>
          <table:table-cell office:value-type="string">
            <text:p>bool</text:p>
          </table:table-cell>
          <table:table-cell office:value-type="string">
            <text:p>xRMeldNBVentilOhneNBaktiv1</text:p>
          </table:table-cell>
          <table:table-cell office:value-type="string">
            <text:p>297 Rückmeldung Notbremsventil ohne Notbremse aktiv</text:p>
          </table:table-cell>
          <table:table-cell office:value-type="string">
            <text:p>15</text:p>
          </table:table-cell>
        </table:table-row>
        <table:table-row table:style-name="ro1">
          <table:table-cell office:value-type="string">
            <text:p>119</text:p>
          </table:table-cell>
          <table:table-cell office:value-type="string">
            <text:p>bool</text:p>
          </table:table-cell>
          <table:table-cell office:value-type="string">
            <text:p>xRMeldNBVentilOhneNBaktiv2</text:p>
          </table:table-cell>
          <table:table-cell office:value-type="string">
            <text:p>298 Rückmeldung Notbremsventil ohne Notbremse aktiv</text:p>
          </table:table-cell>
          <table:table-cell office:value-type="string">
            <text:p>15</text:p>
          </table:table-cell>
        </table:table-row>
        <table:table-row table:style-name="ro1">
          <table:table-cell office:value-type="string">
            <text:p>120</text:p>
          </table:table-cell>
          <table:table-cell office:value-type="string">
            <text:p>bool</text:p>
          </table:table-cell>
          <table:table-cell office:value-type="string">
            <text:p>xHLdruckUnter5beiLaufendemDM</text:p>
          </table:table-cell>
          <table:table-cell office:value-type="string">
            <text:p>300 Hauptluftbehälterdruck &lt; 5.0 bar bei laufendem Dieselmotor</text:p>
          </table:table-cell>
          <table:table-cell office:value-type="string">
            <text:p>15</text:p>
          </table:table-cell>
        </table:table-row>
        <table:table-row table:style-name="ro1">
          <table:table-cell office:value-type="string">
            <text:p>121</text:p>
          </table:table-cell>
          <table:table-cell office:value-type="string">
            <text:p>bool</text:p>
          </table:table-cell>
          <table:table-cell office:value-type="string">
            <text:p>xNotbreBD1</text:p>
          </table:table-cell>
          <table:table-cell office:value-type="string">
            <text:p>313 Notbremse Bediengerät 1</text:p>
          </table:table-cell>
          <table:table-cell office:value-type="string">
            <text:p>15</text:p>
          </table:table-cell>
        </table:table-row>
        <table:table-row table:style-name="ro1">
          <table:table-cell office:value-type="string">
            <text:p>122</text:p>
          </table:table-cell>
          <table:table-cell office:value-type="string">
            <text:p>bool</text:p>
          </table:table-cell>
          <table:table-cell office:value-type="string">
            <text:p>xNotbreBD2</text:p>
          </table:table-cell>
          <table:table-cell office:value-type="string">
            <text:p>314 Notbremse Bediengerät 2</text:p>
          </table:table-cell>
          <table:table-cell office:value-type="string">
            <text:p>15</text:p>
          </table:table-cell>
        </table:table-row>
        <table:table-row table:style-name="ro1">
          <table:table-cell office:value-type="string">
            <text:p>123</text:p>
          </table:table-cell>
          <table:table-cell office:value-type="string">
            <text:p>bool</text:p>
          </table:table-cell>
          <table:table-cell office:value-type="string">
            <text:p>xNotbreFunk</text:p>
          </table:table-cell>
          <table:table-cell office:value-type="string">
            <text:p>315 Notbremse Funkfernsteuerung</text:p>
          </table:table-cell>
          <table:table-cell office:value-type="string">
            <text:p>15</text:p>
          </table:table-cell>
        </table:table-row>
        <table:table-row table:style-name="ro1">
          <table:table-cell office:value-type="string">
            <text:p>124</text:p>
          </table:table-cell>
          <table:table-cell office:value-type="string">
            <text:p>bool</text:p>
          </table:table-cell>
          <table:table-cell office:value-type="string">
            <text:p>xNotbreManuell</text:p>
          </table:table-cell>
          <table:table-cell office:value-type="string">
            <text:p>317 Notbremse manuell</text:p>
          </table:table-cell>
          <table:table-cell office:value-type="string">
            <text:p>15</text:p>
          </table:table-cell>
        </table:table-row>
        <table:table-row table:style-name="ro1">
          <table:table-cell office:value-type="string">
            <text:p>125</text:p>
          </table:table-cell>
          <table:table-cell office:value-type="string">
            <text:p>bool</text:p>
          </table:table-cell>
          <table:table-cell office:value-type="string">
            <text:p>xNotbreDurchFzLeittechnik</text:p>
          </table:table-cell>
          <table:table-cell office:value-type="string">
            <text:p>318Notbremse durch die Fahrzeugleittechnik</text:p>
          </table:table-cell>
          <table:table-cell office:value-type="string">
            <text:p>15</text:p>
          </table:table-cell>
        </table:table-row>
        <table:table-row table:style-name="ro1">
          <table:table-cell office:value-type="string">
            <text:p>126</text:p>
          </table:table-cell>
          <table:table-cell office:value-type="string">
            <text:p>bool</text:p>
          </table:table-cell>
          <table:table-cell office:value-type="string">
            <text:p>xNotbreSicherheitssteuerung</text:p>
          </table:table-cell>
          <table:table-cell office:value-type="string">
            <text:p>319 Notbremse Sicherheitssteuerung</text:p>
          </table:table-cell>
          <table:table-cell office:value-type="string">
            <text:p>15</text:p>
          </table:table-cell>
        </table:table-row>
        <table:table-row table:style-name="ro1">
          <table:table-cell office:value-type="string">
            <text:p>127</text:p>
          </table:table-cell>
          <table:table-cell office:value-type="string">
            <text:p>bool</text:p>
          </table:table-cell>
          <table:table-cell office:value-type="string">
            <text:p>xHauptluftdruckUnter5beiFahrt</text:p>
          </table:table-cell>
          <table:table-cell office:value-type="string">
            <text:p>322 Notbremse Hauptluftbehälter &lt; 5.0 bar bei Fahrt</text:p>
          </table:table-cell>
          <table:table-cell office:value-type="string">
            <text:p>15</text:p>
          </table:table-cell>
        </table:table-row>
        <table:table-row table:style-name="ro1">
          <table:table-cell office:value-type="string">
            <text:p>128</text:p>
          </table:table-cell>
          <table:table-cell office:value-type="string">
            <text:p>bool</text:p>
          </table:table-cell>
          <table:table-cell office:value-type="string">
            <text:p>xHLUnter2_5beiFahrt</text:p>
          </table:table-cell>
          <table:table-cell office:value-type="string">
            <text:p>323 Notbremse Hauptluftleitungsdruck &lt; 2.5 bar bei Fahrt</text:p>
          </table:table-cell>
          <table:table-cell office:value-type="string">
            <text:p>15</text:p>
          </table:table-cell>
        </table:table-row>
        <table:table-row table:style-name="ro1">
          <table:table-cell office:value-type="string">
            <text:p>129</text:p>
          </table:table-cell>
          <table:table-cell office:value-type="string">
            <text:p>bool</text:p>
          </table:table-cell>
          <table:table-cell office:value-type="string">
            <text:p>xNotbreFunkGetrennt</text:p>
          </table:table-cell>
          <table:table-cell office:value-type="string">
            <text:p>324 Notbremse Funkfernsteuerung abgetrennt</text:p>
          </table:table-cell>
          <table:table-cell office:value-type="string">
            <text:p>15</text:p>
          </table:table-cell>
        </table:table-row>
        <table:table-row table:style-name="ro1">
          <table:table-cell office:value-type="string">
            <text:p>130</text:p>
          </table:table-cell>
          <table:table-cell office:value-type="string">
            <text:p>bool</text:p>
          </table:table-cell>
          <table:table-cell office:value-type="string">
            <text:p>xNotbreVmaxUeberschritten</text:p>
          </table:table-cell>
          <table:table-cell office:value-type="string">
            <text:p>325 Notbremse Geschwindigkeit überschritten</text:p>
          </table:table-cell>
          <table:table-cell office:value-type="string">
            <text:p>15</text:p>
          </table:table-cell>
        </table:table-row>
        <table:table-row table:style-name="ro1">
          <table:table-cell office:value-type="string">
            <text:p>131</text:p>
          </table:table-cell>
          <table:table-cell office:value-type="string">
            <text:p>bool</text:p>
          </table:table-cell>
          <table:table-cell office:value-type="string">
            <text:p>xNotbreFunkSenderGeneigt</text:p>
          </table:table-cell>
          <table:table-cell office:value-type="string">
            <text:p>326 Notbremse Funkfernsteuerung Sender geneigt</text:p>
          </table:table-cell>
          <table:table-cell office:value-type="string">
            <text:p>15</text:p>
          </table:table-cell>
        </table:table-row>
        <table:table-row table:style-name="ro1">
          <table:table-cell office:value-type="string">
            <text:p>132</text:p>
          </table:table-cell>
          <table:table-cell office:value-type="string">
            <text:p>bool</text:p>
          </table:table-cell>
          <table:table-cell office:value-type="string">
            <text:p>xSpannBattHoch</text:p>
          </table:table-cell>
          <table:table-cell office:value-type="string">
            <text:p>353 Spannung Batterie hoch</text:p>
          </table:table-cell>
          <table:table-cell office:value-type="string">
            <text:p>15</text:p>
          </table:table-cell>
        </table:table-row>
        <table:table-row table:style-name="ro1">
          <table:table-cell office:value-type="string">
            <text:p>133</text:p>
          </table:table-cell>
          <table:table-cell office:value-type="string">
            <text:p>bool</text:p>
          </table:table-cell>
          <table:table-cell office:value-type="string">
            <text:p>xSpannBattTief</text:p>
          </table:table-cell>
          <table:table-cell office:value-type="string">
            <text:p>354 Spannung Batterie tief</text:p>
          </table:table-cell>
          <table:table-cell office:value-type="string">
            <text:p>15</text:p>
          </table:table-cell>
        </table:table-row>
        <table:table-row table:style-name="ro1">
          <table:table-cell office:value-type="string">
            <text:p>134</text:p>
          </table:table-cell>
          <table:table-cell office:value-type="string">
            <text:p>bool</text:p>
          </table:table-cell>
          <table:table-cell office:value-type="string">
            <text:p>xSpannStartHoch</text:p>
          </table:table-cell>
          <table:table-cell office:value-type="string">
            <text:p>355 Spannung Startkondensator (BoostCap) hoch</text:p>
          </table:table-cell>
          <table:table-cell office:value-type="string">
            <text:p>15</text:p>
          </table:table-cell>
        </table:table-row>
        <table:table-row table:style-name="ro1">
          <table:table-cell office:value-type="string">
            <text:p>135</text:p>
          </table:table-cell>
          <table:table-cell office:value-type="string">
            <text:p>bool</text:p>
          </table:table-cell>
          <table:table-cell office:value-type="string">
            <text:p>xSpannStartTief</text:p>
          </table:table-cell>
          <table:table-cell office:value-type="string">
            <text:p>356 Spannung Startkondensator (BoostCap) tief</text:p>
          </table:table-cell>
          <table:table-cell office:value-type="string">
            <text:p>15</text:p>
          </table:table-cell>
        </table:table-row>
        <table:table-row table:style-name="ro1">
          <table:table-cell office:value-type="string">
            <text:p>136</text:p>
          </table:table-cell>
          <table:table-cell office:value-type="string">
            <text:p>bool</text:p>
          </table:table-cell>
          <table:table-cell office:value-type="string">
            <text:p>xRueckrollschutzAktiv</text:p>
          </table:table-cell>
          <table:table-cell office:value-type="string">
            <text:p>385 Rückrollschutz aktiv</text:p>
          </table:table-cell>
          <table:table-cell office:value-type="string">
            <text:p>15</text:p>
          </table:table-cell>
        </table:table-row>
        <table:table-row table:style-name="ro1">
          <table:table-cell office:value-type="string">
            <text:p>137</text:p>
          </table:table-cell>
          <table:table-cell office:value-type="string">
            <text:p>bool</text:p>
          </table:table-cell>
          <table:table-cell office:value-type="string">
            <text:p>xStDzgAchseHinten</text:p>
          </table:table-cell>
          <table:table-cell office:value-type="string">
            <text:p>515 Störung Drehzahlgeber Achse 2 ( hinten)</text:p>
          </table:table-cell>
          <table:table-cell office:value-type="string">
            <text:p>15</text:p>
          </table:table-cell>
        </table:table-row>
        <table:table-row table:style-name="ro1">
          <table:table-cell office:value-type="string">
            <text:p>138</text:p>
          </table:table-cell>
          <table:table-cell office:value-type="string">
            <text:p>bool</text:p>
          </table:table-cell>
          <table:table-cell office:value-type="string">
            <text:p>xStoerung1_ASIS100</text:p>
          </table:table-cell>
          <table:table-cell office:value-type="string">
            <text:p>521 Störung ASIS 100</text:p>
          </table:table-cell>
          <table:table-cell office:value-type="string">
            <text:p>15</text:p>
          </table:table-cell>
        </table:table-row>
        <table:table-row table:style-name="ro1">
          <table:table-cell office:value-type="string">
            <text:p>139</text:p>
          </table:table-cell>
          <table:table-cell office:value-type="string">
            <text:p>bool</text:p>
          </table:table-cell>
          <table:table-cell office:value-type="string">
            <text:p>xStoerung2_ASIS100</text:p>
          </table:table-cell>
          <table:table-cell office:value-type="string">
            <text:p>522 Störung ASIS 100</text:p>
          </table:table-cell>
          <table:table-cell office:value-type="string">
            <text:p>15</text:p>
          </table:table-cell>
        </table:table-row>
        <table:table-row table:style-name="ro1">
          <table:table-cell office:value-type="string">
            <text:p>140</text:p>
          </table:table-cell>
          <table:table-cell office:value-type="string">
            <text:p>bool</text:p>
          </table:table-cell>
          <table:table-cell office:value-type="string">
            <text:p>xStoerung3_ASIS100</text:p>
          </table:table-cell>
          <table:table-cell office:value-type="string">
            <text:p>524 Störung ASIS 100</text:p>
          </table:table-cell>
          <table:table-cell office:value-type="string">
            <text:p>15</text:p>
          </table:table-cell>
        </table:table-row>
        <table:table-row table:style-name="ro1">
          <table:table-cell office:value-type="string">
            <text:p>141</text:p>
          </table:table-cell>
          <table:table-cell office:value-type="string">
            <text:p>bool</text:p>
          </table:table-cell>
          <table:table-cell office:value-type="string">
            <text:p>xStoerung4_ASIS100</text:p>
          </table:table-cell>
          <table:table-cell office:value-type="string">
            <text:p>525 Störung ASIS 100</text:p>
          </table:table-cell>
          <table:table-cell office:value-type="string">
            <text:p>15</text:p>
          </table:table-cell>
        </table:table-row>
        <table:table-row table:style-name="ro1">
          <table:table-cell office:value-type="string">
            <text:p>142</text:p>
          </table:table-cell>
          <table:table-cell office:value-type="string">
            <text:p>bool</text:p>
          </table:table-cell>
          <table:table-cell office:value-type="string">
            <text:p>xStoerung5_ASIS100</text:p>
          </table:table-cell>
          <table:table-cell office:value-type="string">
            <text:p>526 Störung ASIS 100</text:p>
          </table:table-cell>
          <table:table-cell office:value-type="string">
            <text:p>15</text:p>
          </table:table-cell>
        </table:table-row>
        <table:table-row table:style-name="ro1">
          <table:table-cell office:value-type="string">
            <text:p>143</text:p>
          </table:table-cell>
          <table:table-cell office:value-type="string">
            <text:p>bool</text:p>
          </table:table-cell>
          <table:table-cell office:value-type="string">
            <text:p>xHeizFStFe</text:p>
          </table:table-cell>
          <table:table-cell office:value-type="string">
            <text:p>577 Heizung Führerstand Steuergerätefehler / falscher Parametersatz / Warmstarterkennung</text:p>
          </table:table-cell>
          <table:table-cell office:value-type="string">
            <text:p>15</text:p>
          </table:table-cell>
        </table:table-row>
        <table:table-row table:style-name="ro1">
          <table:table-cell office:value-type="string">
            <text:p>144</text:p>
          </table:table-cell>
          <table:table-cell office:value-type="string">
            <text:p>bool</text:p>
          </table:table-cell>
          <table:table-cell office:value-type="string">
            <text:p>xHeizFStKeinStart</text:p>
          </table:table-cell>
          <table:table-cell office:value-type="string">
            <text:p>578 Heizung Führerstand Kein Start (nach 2 Startversuchen) / keine Flammbildung</text:p>
          </table:table-cell>
          <table:table-cell office:value-type="string">
            <text:p>15</text:p>
          </table:table-cell>
        </table:table-row>
        <table:table-row table:style-name="ro1">
          <table:table-cell office:value-type="string">
            <text:p>145</text:p>
          </table:table-cell>
          <table:table-cell office:value-type="string">
            <text:p>bool</text:p>
          </table:table-cell>
          <table:table-cell office:value-type="string">
            <text:p>xHeizFStFlammabbruch</text:p>
          </table:table-cell>
          <table:table-cell office:value-type="string">
            <text:p>579 Heizung Führerstand Flammabbruch (wiederholt &gt; 5)</text:p>
          </table:table-cell>
          <table:table-cell office:value-type="string">
            <text:p>15</text:p>
          </table:table-cell>
        </table:table-row>
        <table:table-row table:style-name="ro1">
          <table:table-cell office:value-type="string">
            <text:p>146</text:p>
          </table:table-cell>
          <table:table-cell office:value-type="string">
            <text:p>bool</text:p>
          </table:table-cell>
          <table:table-cell office:value-type="string">
            <text:p>xHeizFStUnerUeberSpann</text:p>
          </table:table-cell>
          <table:table-cell office:value-type="string">
            <text:p>580 Heizung Führerstand Unterspannung oder Überspannung</text:p>
          </table:table-cell>
          <table:table-cell office:value-type="string">
            <text:p>15</text:p>
          </table:table-cell>
        </table:table-row>
        <table:table-row table:style-name="ro1">
          <table:table-cell office:value-type="string">
            <text:p>147</text:p>
          </table:table-cell>
          <table:table-cell office:value-type="string">
            <text:p>bool</text:p>
          </table:table-cell>
          <table:table-cell office:value-type="string">
            <text:p>xHeizFStVorzeitFlammerkennung</text:p>
          </table:table-cell>
          <table:table-cell office:value-type="string">
            <text:p>581 Heizung Führerstand Vorzeitige Flammerkennung</text:p>
          </table:table-cell>
          <table:table-cell office:value-type="string">
            <text:p>15</text:p>
          </table:table-cell>
        </table:table-row>
        <table:table-row table:style-name="ro1">
          <table:table-cell office:value-type="string">
            <text:p>148</text:p>
          </table:table-cell>
          <table:table-cell office:value-type="string">
            <text:p>bool</text:p>
          </table:table-cell>
          <table:table-cell office:value-type="string">
            <text:p>xHeizFStTempFuehler</text:p>
          </table:table-cell>
          <table:table-cell office:value-type="string">
            <text:p>582 Heizung Führerstand Temperaturfühler Unterbruch oder Kurzschluss</text:p>
          </table:table-cell>
          <table:table-cell office:value-type="string">
            <text:p>15</text:p>
          </table:table-cell>
        </table:table-row>
        <table:table-row table:style-name="ro1">
          <table:table-cell office:value-type="string">
            <text:p>149</text:p>
          </table:table-cell>
          <table:table-cell office:value-type="string">
            <text:p>bool</text:p>
          </table:table-cell>
          <table:table-cell office:value-type="string">
            <text:p>xHeizFStDosierpumpe</text:p>
          </table:table-cell>
          <table:table-cell office:value-type="string">
            <text:p>583 Heizung Führerstand Dosierpumpe Unterbruch oder Kurzschluss</text:p>
          </table:table-cell>
          <table:table-cell office:value-type="string">
            <text:p>15</text:p>
          </table:table-cell>
        </table:table-row>
        <table:table-row table:style-name="ro1">
          <table:table-cell office:value-type="string">
            <text:p>150</text:p>
          </table:table-cell>
          <table:table-cell office:value-type="string">
            <text:p>bool</text:p>
          </table:table-cell>
          <table:table-cell office:value-type="string">
            <text:p>xHeizFStGeblaesemotor</text:p>
          </table:table-cell>
          <table:table-cell office:value-type="string">
            <text:p>584 Heizung Führerstand Gebläsemotor Unterbruch oder Kurzschluss</text:p>
          </table:table-cell>
          <table:table-cell office:value-type="string">
            <text:p>15</text:p>
          </table:table-cell>
        </table:table-row>
        <table:table-row table:style-name="ro1">
          <table:table-cell office:value-type="string">
            <text:p>151</text:p>
          </table:table-cell>
          <table:table-cell office:value-type="string">
            <text:p>bool</text:p>
          </table:table-cell>
          <table:table-cell office:value-type="string">
            <text:p>xHeizFStGluehstift</text:p>
          </table:table-cell>
          <table:table-cell office:value-type="string">
            <text:p>585 Heizung Führerstand Glühstift Unterbruch oder Kurzschluss</text:p>
          </table:table-cell>
          <table:table-cell office:value-type="string">
            <text:p>15</text:p>
          </table:table-cell>
        </table:table-row>
        <table:table-row table:style-name="ro1">
          <table:table-cell office:value-type="string">
            <text:p>152</text:p>
          </table:table-cell>
          <table:table-cell office:value-type="string">
            <text:p>bool</text:p>
          </table:table-cell>
          <table:table-cell office:value-type="string">
            <text:p>xHeizFStUeberhitzt</text:p>
          </table:table-cell>
          <table:table-cell office:value-type="string">
            <text:p>586 Heizung Führerstand Überhitzung</text:p>
          </table:table-cell>
          <table:table-cell office:value-type="string">
            <text:p>15</text:p>
          </table:table-cell>
        </table:table-row>
        <table:table-row table:style-name="ro1">
          <table:table-cell office:value-type="string">
            <text:p>153</text:p>
          </table:table-cell>
          <table:table-cell office:value-type="string">
            <text:p>bool</text:p>
          </table:table-cell>
          <table:table-cell office:value-type="string">
            <text:p>xHeizFStTempBegrenzer</text:p>
          </table:table-cell>
          <table:table-cell office:value-type="string">
            <text:p>587 Heizung Führerstand Temperaturbegrenzer Unterbruch oder Kurzschluss</text:p>
          </table:table-cell>
          <table:table-cell office:value-type="string">
            <text:p>15</text:p>
          </table:table-cell>
        </table:table-row>
        <table:table-row table:style-name="ro1">
          <table:table-cell office:value-type="string">
            <text:p>154</text:p>
          </table:table-cell>
          <table:table-cell office:value-type="string">
            <text:p>bool</text:p>
          </table:table-cell>
          <table:table-cell office:value-type="string">
            <text:p>xHeizFStSollwertgeber</text:p>
          </table:table-cell>
          <table:table-cell office:value-type="string">
            <text:p>588 Heizung Führerstand Sollwertgeber Unterbruch oder Kurzschluss</text:p>
          </table:table-cell>
          <table:table-cell office:value-type="string">
            <text:p>15</text:p>
          </table:table-cell>
        </table:table-row>
        <table:table-row table:style-name="ro1">
          <table:table-cell office:value-type="string">
            <text:p>155</text:p>
          </table:table-cell>
          <table:table-cell office:value-type="string">
            <text:p>bool</text:p>
          </table:table-cell>
          <table:table-cell office:value-type="string">
            <text:p>xStKWassVH</text:p>
          </table:table-cell>
          <table:table-cell office:value-type="string">
            <text:p>593 Störung Kühlwasser Vorheizanlage</text:p>
          </table:table-cell>
          <table:table-cell office:value-type="string">
            <text:p>15</text:p>
          </table:table-cell>
        </table:table-row>
        <table:table-row table:style-name="ro1">
          <table:table-cell office:value-type="string">
            <text:p>156</text:p>
          </table:table-cell>
          <table:table-cell office:value-type="string">
            <text:p>bool</text:p>
          </table:table-cell>
          <table:table-cell office:value-type="string">
            <text:p>xStartabbrSpannTief</text:p>
          </table:table-cell>
          <table:table-cell office:value-type="string">
            <text:p>641 Startabbruch zu tiefe Spannung am Starterkondensator</text:p>
          </table:table-cell>
          <table:table-cell office:value-type="string">
            <text:p>15</text:p>
          </table:table-cell>
        </table:table-row>
        <table:table-row table:style-name="ro1">
          <table:table-cell office:value-type="string">
            <text:p>157</text:p>
          </table:table-cell>
          <table:table-cell office:value-type="string">
            <text:p>bool</text:p>
          </table:table-cell>
          <table:table-cell office:value-type="string">
            <text:p>xStartabbrAnlasserZuLange</text:p>
          </table:table-cell>
          <table:table-cell office:value-type="string">
            <text:p>642 Startabbruch Anlasser dreht zu lange</text:p>
          </table:table-cell>
          <table:table-cell office:value-type="string">
            <text:p>15</text:p>
          </table:table-cell>
        </table:table-row>
        <table:table-row table:style-name="ro1">
          <table:table-cell office:value-type="string">
            <text:p>158</text:p>
          </table:table-cell>
          <table:table-cell office:value-type="string">
            <text:p>bool</text:p>
          </table:table-cell>
          <table:table-cell office:value-type="string">
            <text:p>xDieselstartErfolglos</text:p>
          </table:table-cell>
          <table:table-cell office:value-type="string">
            <text:p>643 Dieselmotorstart erfolglos</text:p>
          </table:table-cell>
          <table:table-cell office:value-type="string">
            <text:p>15</text:p>
          </table:table-cell>
        </table:table-row>
        <table:table-row table:style-name="ro1">
          <table:table-cell office:value-type="string">
            <text:p>159</text:p>
          </table:table-cell>
          <table:table-cell office:value-type="string">
            <text:p>bool</text:p>
          </table:table-cell>
          <table:table-cell office:value-type="string">
            <text:p>xKStoffdruckWarn</text:p>
          </table:table-cell>
          <table:table-cell office:value-type="string">
            <text:p>651 KStoffdruck <text:s/>Warnung (94-15)</text:p>
          </table:table-cell>
          <table:table-cell office:value-type="string">
            <text:p>15</text:p>
          </table:table-cell>
        </table:table-row>
        <table:table-row table:style-name="ro1">
          <table:table-cell office:value-type="string">
            <text:p>160</text:p>
          </table:table-cell>
          <table:table-cell office:value-type="string">
            <text:p>bool</text:p>
          </table:table-cell>
          <table:table-cell office:value-type="string">
            <text:p>xNotausOeldruckDieselTief</text:p>
          </table:table-cell>
          <table:table-cell office:value-type="string">
            <text:p>652 Notabschaltung Oeldruck Dieselmotor zu klein (100-01)</text:p>
          </table:table-cell>
          <table:table-cell office:value-type="string">
            <text:p>15</text:p>
          </table:table-cell>
        </table:table-row>
        <table:table-row table:style-name="ro1">
          <table:table-cell office:value-type="string">
            <text:p>161</text:p>
          </table:table-cell>
          <table:table-cell office:value-type="string">
            <text:p>bool</text:p>
          </table:table-cell>
          <table:table-cell office:value-type="string">
            <text:p>xWarnDielselOeldruckTief</text:p>
          </table:table-cell>
          <table:table-cell office:value-type="string">
            <text:p>656 Warnung Oeldruck Dieselmotor zu klein (100-17)</text:p>
          </table:table-cell>
          <table:table-cell office:value-type="string">
            <text:p>15</text:p>
          </table:table-cell>
        </table:table-row>
        <table:table-row table:style-name="ro1">
          <table:table-cell office:value-type="string">
            <text:p>162</text:p>
          </table:table-cell>
          <table:table-cell office:value-type="string">
            <text:p>bool</text:p>
          </table:table-cell>
          <table:table-cell office:value-type="string">
            <text:p>xLeistungsredOeldruckTief</text:p>
          </table:table-cell>
          <table:table-cell office:value-type="string">
            <text:p>657 Leistungsreduktion Oeldruck Dieselmotor zu klein (100-18)</text:p>
          </table:table-cell>
          <table:table-cell office:value-type="string">
            <text:p>15</text:p>
          </table:table-cell>
        </table:table-row>
        <table:table-row table:style-name="ro1">
          <table:table-cell office:value-type="string">
            <text:p>163</text:p>
          </table:table-cell>
          <table:table-cell office:value-type="string">
            <text:p>bool</text:p>
          </table:table-cell>
          <table:table-cell office:value-type="string">
            <text:p>xNotabKWasstempHoch</text:p>
          </table:table-cell>
          <table:table-cell office:value-type="string">
            <text:p>665 Notabschaltung Temperatur Kühlwasser Dieselmotor zu hoch (110-01)</text:p>
          </table:table-cell>
          <table:table-cell office:value-type="string">
            <text:p>15</text:p>
          </table:table-cell>
        </table:table-row>
        <table:table-row table:style-name="ro1">
          <table:table-cell office:value-type="string">
            <text:p>164</text:p>
          </table:table-cell>
          <table:table-cell office:value-type="string">
            <text:p>bool</text:p>
          </table:table-cell>
          <table:table-cell office:value-type="string">
            <text:p>xWarnTempKWass</text:p>
          </table:table-cell>
          <table:table-cell office:value-type="string">
            <text:p>668 Warnung Temperatur Kühlwasser Dieselmotor zu hoch (110-15)</text:p>
          </table:table-cell>
          <table:table-cell office:value-type="string">
            <text:p>15</text:p>
          </table:table-cell>
        </table:table-row>
        <table:table-row table:style-name="ro1">
          <table:table-cell office:value-type="string">
            <text:p>165</text:p>
          </table:table-cell>
          <table:table-cell office:value-type="string">
            <text:p>bool</text:p>
          </table:table-cell>
          <table:table-cell office:value-type="string">
            <text:p>xLeistungsredKWassTempHoch</text:p>
          </table:table-cell>
          <table:table-cell office:value-type="string">
            <text:p>669 Leistungsreduktion Temperatur Kühlwasser Dieselmotor zu hoch (110-16)</text:p>
          </table:table-cell>
          <table:table-cell office:value-type="string">
            <text:p>15</text:p>
          </table:table-cell>
        </table:table-row>
        <table:table-row table:style-name="ro1">
          <table:table-cell office:value-type="string">
            <text:p>166</text:p>
          </table:table-cell>
          <table:table-cell office:value-type="string">
            <text:p>bool</text:p>
          </table:table-cell>
          <table:table-cell office:value-type="string">
            <text:p>xNotabKWassstandTief</text:p>
          </table:table-cell>
          <table:table-cell office:value-type="string">
            <text:p>670 Notabschaltung Kühlwasserstand Dieselmotor zu tief (111-01)</text:p>
          </table:table-cell>
          <table:table-cell office:value-type="string">
            <text:p>15</text:p>
          </table:table-cell>
        </table:table-row>
        <table:table-row table:style-name="ro1">
          <table:table-cell office:value-type="string">
            <text:p>167</text:p>
          </table:table-cell>
          <table:table-cell office:value-type="string">
            <text:p>bool</text:p>
          </table:table-cell>
          <table:table-cell office:value-type="string">
            <text:p>xWarnKWassstandTief</text:p>
          </table:table-cell>
          <table:table-cell office:value-type="string">
            <text:p>671 Warnung Kühlwasserstand Dieselmotor zu tief (111-17)</text:p>
          </table:table-cell>
          <table:table-cell office:value-type="string">
            <text:p>15</text:p>
          </table:table-cell>
        </table:table-row>
        <table:table-row table:style-name="ro1">
          <table:table-cell office:value-type="string">
            <text:p>168</text:p>
          </table:table-cell>
          <table:table-cell office:value-type="string">
            <text:p>bool</text:p>
          </table:table-cell>
          <table:table-cell office:value-type="string">
            <text:p>xLeistungsredKWassstandTief</text:p>
          </table:table-cell>
          <table:table-cell office:value-type="string">
            <text:p>672 Leistungsreduktion Kühlwasserstand Dieselmotor zu tief (111-18)</text:p>
          </table:table-cell>
          <table:table-cell office:value-type="string">
            <text:p>15</text:p>
          </table:table-cell>
        </table:table-row>
        <table:table-row table:style-name="ro1">
          <table:table-cell office:value-type="string">
            <text:p>169</text:p>
          </table:table-cell>
          <table:table-cell office:value-type="string">
            <text:p>bool</text:p>
          </table:table-cell>
          <table:table-cell office:value-type="string">
            <text:p>xNotabKStoffTempHoch</text:p>
          </table:table-cell>
          <table:table-cell office:value-type="string">
            <text:p>681 Notabschaltung Temperatur KStoff Dieselmotor zu hoch (174-00)</text:p>
          </table:table-cell>
          <table:table-cell office:value-type="string">
            <text:p>15</text:p>
          </table:table-cell>
        </table:table-row>
        <table:table-row table:style-name="ro1">
          <table:table-cell office:value-type="string">
            <text:p>170</text:p>
          </table:table-cell>
          <table:table-cell office:value-type="string">
            <text:p>bool</text:p>
          </table:table-cell>
          <table:table-cell office:value-type="string">
            <text:p>xWarnTempKStoffHoch</text:p>
          </table:table-cell>
          <table:table-cell office:value-type="string">
            <text:p>684 Warnung Temperatur KStoff Dieselmotor zu hoch (174-15)</text:p>
          </table:table-cell>
          <table:table-cell office:value-type="string">
            <text:p>15</text:p>
          </table:table-cell>
        </table:table-row>
        <table:table-row table:style-name="ro1">
          <table:table-cell office:value-type="string">
            <text:p>171</text:p>
          </table:table-cell>
          <table:table-cell office:value-type="string">
            <text:p>bool</text:p>
          </table:table-cell>
          <table:table-cell office:value-type="string">
            <text:p>xLeistungsredTempKStoffHoch</text:p>
          </table:table-cell>
          <table:table-cell office:value-type="string">
            <text:p>685 Leistungsreduktion Temperatur KStoff Dieselmotor zu hoch (174-16)</text:p>
          </table:table-cell>
          <table:table-cell office:value-type="string">
            <text:p>15</text:p>
          </table:table-cell>
        </table:table-row>
        <table:table-row table:style-name="ro1">
          <table:table-cell office:value-type="string">
            <text:p>172</text:p>
          </table:table-cell>
          <table:table-cell office:value-type="string">
            <text:p>bool</text:p>
          </table:table-cell>
          <table:table-cell office:value-type="string">
            <text:p>xNotabDrehzahlHoch</text:p>
          </table:table-cell>
          <table:table-cell office:value-type="string">
            <text:p>686 Notabschaltung Drehzahl Dieselmotor zu hoch (190-00)</text:p>
          </table:table-cell>
          <table:table-cell office:value-type="string">
            <text:p>15</text:p>
          </table:table-cell>
        </table:table-row>
        <table:table-row table:style-name="ro1">
          <table:table-cell office:value-type="string">
            <text:p>173</text:p>
          </table:table-cell>
          <table:table-cell office:value-type="string">
            <text:p>bool</text:p>
          </table:table-cell>
          <table:table-cell office:value-type="string">
            <text:p>xWarnDrehzahlHoch</text:p>
          </table:table-cell>
          <table:table-cell office:value-type="string">
            <text:p>688 Warnung Drehzahl Dieselmotor zu hoch (190-15)</text:p>
          </table:table-cell>
          <table:table-cell office:value-type="string">
            <text:p>15</text:p>
          </table:table-cell>
        </table:table-row>
        <table:table-row table:style-name="ro1">
          <table:table-cell office:value-type="string">
            <text:p>174</text:p>
          </table:table-cell>
          <table:table-cell office:value-type="string">
            <text:p>bool</text:p>
          </table:table-cell>
          <table:table-cell office:value-type="string">
            <text:p>xNotabTempLadeluftHoch</text:p>
          </table:table-cell>
          <table:table-cell office:value-type="string">
            <text:p>723 Notabschaltung Temperatur Ladeluft Dieselmotor zu hoch (1636-00)</text:p>
          </table:table-cell>
          <table:table-cell office:value-type="string">
            <text:p>15</text:p>
          </table:table-cell>
        </table:table-row>
        <table:table-row table:style-name="ro1">
          <table:table-cell office:value-type="string">
            <text:p>175</text:p>
          </table:table-cell>
          <table:table-cell office:value-type="string">
            <text:p>bool</text:p>
          </table:table-cell>
          <table:table-cell office:value-type="string">
            <text:p>xWarnTempLadeluftHoch</text:p>
          </table:table-cell>
          <table:table-cell office:value-type="string">
            <text:p>724 Warnung Temperatur Ladeluft Dieselmotor zu hoch (1636-15)</text:p>
          </table:table-cell>
          <table:table-cell office:value-type="string">
            <text:p>15</text:p>
          </table:table-cell>
        </table:table-row>
        <table:table-row table:style-name="ro1">
          <table:table-cell office:value-type="string">
            <text:p>176</text:p>
          </table:table-cell>
          <table:table-cell office:value-type="string">
            <text:p>bool</text:p>
          </table:table-cell>
          <table:table-cell office:value-type="string">
            <text:p>xNotabTempMotOelHoch</text:p>
          </table:table-cell>
          <table:table-cell office:value-type="string">
            <text:p>729 Notabschaltung Temperaur Motoroel Dieselmotor zu hoch (1836-00)</text:p>
          </table:table-cell>
          <table:table-cell office:value-type="string">
            <text:p>15</text:p>
          </table:table-cell>
        </table:table-row>
        <table:table-row table:style-name="ro1">
          <table:table-cell office:value-type="string">
            <text:p>177</text:p>
          </table:table-cell>
          <table:table-cell office:value-type="string">
            <text:p>bool</text:p>
          </table:table-cell>
          <table:table-cell office:value-type="string">
            <text:p>xWarnTempMotorenOelHoch</text:p>
          </table:table-cell>
          <table:table-cell office:value-type="string">
            <text:p>732 Warnung Temperaur Motoroel Dieselmotor zu hoch (1836-15)</text:p>
          </table:table-cell>
          <table:table-cell office:value-type="string">
            <text:p>15</text:p>
          </table:table-cell>
        </table:table-row>
        <table:table-row table:style-name="ro1">
          <table:table-cell office:value-type="string">
            <text:p>178</text:p>
          </table:table-cell>
          <table:table-cell office:value-type="string">
            <text:p>bool</text:p>
          </table:table-cell>
          <table:table-cell office:value-type="string">
            <text:p>xLeistungsredTempMotOelHoch</text:p>
          </table:table-cell>
          <table:table-cell office:value-type="string">
            <text:p>733 Leistungsreduktion Temperaur Motoroel Dieselmotor zu hoch (1836-16)</text:p>
          </table:table-cell>
          <table:table-cell office:value-type="string">
            <text:p>15</text:p>
          </table:table-cell>
        </table:table-row>
        <table:table-row table:style-name="ro1">
          <table:table-cell office:value-type="string">
            <text:p>179</text:p>
          </table:table-cell>
          <table:table-cell office:value-type="string">
            <text:p>bool</text:p>
          </table:table-cell>
          <table:table-cell office:value-type="string">
            <text:p>xCAN1BusOFF</text:p>
          </table:table-cell>
          <table:table-cell office:value-type="string">
            <text:p>750 CAN 1 im Bus OFF Zustand</text:p>
          </table:table-cell>
          <table:table-cell office:value-type="string">
            <text:p>15</text:p>
          </table:table-cell>
        </table:table-row>
        <table:table-row table:style-name="ro1">
          <table:table-cell office:value-type="string">
            <text:p>180</text:p>
          </table:table-cell>
          <table:table-cell office:value-type="string">
            <text:p>bool</text:p>
          </table:table-cell>
          <table:table-cell office:value-type="string">
            <text:p>xCAN2BusOFF</text:p>
          </table:table-cell>
          <table:table-cell office:value-type="string">
            <text:p>751CAN 2 im Bus OFF Zustand</text:p>
          </table:table-cell>
          <table:table-cell office:value-type="string">
            <text:p>15</text:p>
          </table:table-cell>
        </table:table-row>
        <table:table-row table:style-name="ro1">
          <table:table-cell office:value-type="string">
            <text:p>181</text:p>
          </table:table-cell>
          <table:table-cell office:value-type="string">
            <text:p>bool</text:p>
          </table:table-cell>
          <table:table-cell office:value-type="string">
            <text:p>xCAN1WarningLimit</text:p>
          </table:table-cell>
          <table:table-cell office:value-type="string">
            <text:p>752 CAN 1 Warnung Limit erreicht</text:p>
          </table:table-cell>
          <table:table-cell office:value-type="string">
            <text:p>15</text:p>
          </table:table-cell>
        </table:table-row>
        <table:table-row table:style-name="ro1">
          <table:table-cell office:value-type="string">
            <text:p>182</text:p>
          </table:table-cell>
          <table:table-cell office:value-type="string">
            <text:p>bool</text:p>
          </table:table-cell>
          <table:table-cell office:value-type="string">
            <text:p>xCAN2WarningLimit</text:p>
          </table:table-cell>
          <table:table-cell office:value-type="string">
            <text:p>753 CAN 2 Warnung Limit erreicht</text:p>
          </table:table-cell>
          <table:table-cell office:value-type="string">
            <text:p>15</text:p>
          </table:table-cell>
        </table:table-row>
        <table:table-row table:style-name="ro1">
          <table:table-cell office:value-type="string">
            <text:p>183</text:p>
          </table:table-cell>
          <table:table-cell office:value-type="string">
            <text:p>bool</text:p>
          </table:table-cell>
          <table:table-cell office:value-type="string">
            <text:p>xGleitschutztestAktiv</text:p>
          </table:table-cell>
          <table:table-cell office:value-type="string">
            <text:p>754 Gleitschutztest aktiv</text:p>
          </table:table-cell>
          <table:table-cell office:value-type="string">
            <text:p>15</text:p>
          </table:table-cell>
        </table:table-row>
        <table:table-row table:style-name="ro1">
          <table:table-cell office:value-type="string">
            <text:p>184</text:p>
          </table:table-cell>
          <table:table-cell office:value-type="string">
            <text:p>bool</text:p>
          </table:table-cell>
          <table:table-cell office:value-type="string">
            <text:p>xMasterBlindfahrt</text:p>
          </table:table-cell>
          <table:table-cell office:value-type="string">
            <text:p>755 Masterfahrzeug in Blindfahrt</text:p>
          </table:table-cell>
          <table:table-cell office:value-type="string">
            <text:p>15</text:p>
          </table:table-cell>
        </table:table-row>
        <table:table-row table:style-name="ro1">
          <table:table-cell office:value-type="string">
            <text:p>185</text:p>
          </table:table-cell>
          <table:table-cell office:value-type="string">
            <text:p>bool</text:p>
          </table:table-cell>
          <table:table-cell office:value-type="string">
            <text:p>xSteuerwagenBetrieb</text:p>
          </table:table-cell>
          <table:table-cell office:value-type="string">
            <text:p>756 Fahrzeug im Steuerwagenbetrieb</text:p>
          </table:table-cell>
          <table:table-cell office:value-type="string">
            <text:p>15</text:p>
          </table:table-cell>
        </table:table-row>
        <table:table-row table:style-name="ro1">
          <table:table-cell office:value-type="string">
            <text:p>186</text:p>
          </table:table-cell>
          <table:table-cell office:value-type="string">
            <text:p>bool</text:p>
          </table:table-cell>
          <table:table-cell office:value-type="string">
            <text:p>xZweiMasterVorhanden</text:p>
          </table:table-cell>
          <table:table-cell office:value-type="string">
            <text:p>757 Mindestens zwei Fahrzeuge sind als Master eingerichtet</text:p>
          </table:table-cell>
          <table:table-cell office:value-type="string">
            <text:p>15</text:p>
          </table:table-cell>
        </table:table-row>
        <table:table-row table:style-name="ro1">
          <table:table-cell office:value-type="string">
            <text:p>187</text:p>
          </table:table-cell>
          <table:table-cell office:value-type="string">
            <text:p>bool</text:p>
          </table:table-cell>
          <table:table-cell office:value-type="string">
            <text:p>xPlausiRMNotbremsventil</text:p>
          </table:table-cell>
          <table:table-cell office:value-type="string">
            <text:p>758 Plausibilitätsfehle Rückmeldung Notbremsventil</text:p>
          </table:table-cell>
          <table:table-cell office:value-type="string">
            <text:p>15</text:p>
          </table:table-cell>
        </table:table-row>
        <table:table-row table:style-name="ro1">
          <table:table-cell office:value-type="string">
            <text:p>188</text:p>
          </table:table-cell>
          <table:table-cell office:value-type="string">
            <text:p>bool</text:p>
          </table:table-cell>
          <table:table-cell office:value-type="string">
            <text:p>xNotbremseIntegra</text:p>
          </table:table-cell>
          <table:table-cell office:value-type="string">
            <text:p>759 Notbremse Zugsicherung Integra</text:p>
          </table:table-cell>
          <table:table-cell office:value-type="string">
            <text:p>15</text:p>
          </table:table-cell>
        </table:table-row>
        <table:table-row table:style-name="ro1">
          <table:table-cell office:value-type="string">
            <text:p>189</text:p>
          </table:table-cell>
          <table:table-cell office:value-type="string">
            <text:p>bool</text:p>
          </table:table-cell>
          <table:table-cell office:value-type="string">
            <text:p>xNotbremseZugbus</text:p>
          </table:table-cell>
          <table:table-cell office:value-type="string">
            <text:p>760 Notbremse Zugbusüberwachung</text:p>
          </table:table-cell>
          <table:table-cell office:value-type="string">
            <text:p>15</text:p>
          </table:table-cell>
        </table:table-row>
        <table:table-row table:style-name="ro1">
          <table:table-cell office:value-type="string">
            <text:p>190</text:p>
          </table:table-cell>
          <table:table-cell office:value-type="string">
            <text:p>bool</text:p>
          </table:table-cell>
          <table:table-cell office:value-type="string">
            <text:p>xPlausiFRvorwaerts</text:p>
          </table:table-cell>
          <table:table-cell office:value-type="string">
            <text:p>761 Plausibilitätsfehler Signal „Fahrtrichtung vorwärts“</text:p>
          </table:table-cell>
          <table:table-cell office:value-type="string">
            <text:p>15</text:p>
          </table:table-cell>
        </table:table-row>
        <table:table-row table:style-name="ro1">
          <table:table-cell office:value-type="string">
            <text:p>191</text:p>
          </table:table-cell>
          <table:table-cell office:value-type="string">
            <text:p>bool</text:p>
          </table:table-cell>
          <table:table-cell office:value-type="string">
            <text:p>xPlausiFRrueckwaerts</text:p>
          </table:table-cell>
          <table:table-cell office:value-type="string">
            <text:p>762 Plausibilitätsfehler Signal „Fahrtrichtung rückwärts“</text:p>
          </table:table-cell>
          <table:table-cell office:value-type="string">
            <text:p>15</text:p>
          </table:table-cell>
        </table:table-row>
        <table:table-row table:style-name="ro1">
          <table:table-cell office:value-type="string">
            <text:p>192</text:p>
          </table:table-cell>
          <table:table-cell office:value-type="string">
            <text:p>bool</text:p>
          </table:table-cell>
          <table:table-cell office:value-type="string">
            <text:p>xPlausiMasterVorhanden</text:p>
          </table:table-cell>
          <table:table-cell office:value-type="string">
            <text:p>763 Plausibilitätsfehler Signal „Master vorhanden“</text:p>
          </table:table-cell>
          <table:table-cell office:value-type="string">
            <text:p>15</text:p>
          </table:table-cell>
        </table:table-row>
        <table:table-row table:style-name="ro1">
          <table:table-cell office:value-type="string">
            <text:p>193</text:p>
          </table:table-cell>
          <table:table-cell office:value-type="string">
            <text:p>bool</text:p>
          </table:table-cell>
          <table:table-cell office:value-type="string">
            <text:p>xVorspann</text:p>
          </table:table-cell>
          <table:table-cell office:value-type="string">
            <text:p>764 Fahrzeug auf Vorspann eingestellt</text:p>
          </table:table-cell>
          <table:table-cell office:value-type="string">
            <text:p>15</text:p>
          </table:table-cell>
        </table:table-row>
        <table:table-row table:style-name="ro1">
          <table:table-cell office:value-type="string">
            <text:p>194</text:p>
          </table:table-cell>
          <table:table-cell office:value-type="string">
            <text:p>bool</text:p>
          </table:table-cell>
          <table:table-cell office:value-type="string">
            <text:p>xFSPFalscheGangwahl</text:p>
          </table:table-cell>
          <table:table-cell office:value-type="string">
            <text:p>765 Fahrsperre falsche Gangschalterstellung</text:p>
          </table:table-cell>
          <table:table-cell office:value-type="string">
            <text:p>15</text:p>
          </table:table-cell>
        </table:table-row>
        <table:table-row table:style-name="ro1">
          <table:table-cell office:value-type="string">
            <text:p>195</text:p>
          </table:table-cell>
          <table:table-cell office:value-type="string">
            <text:p>bool</text:p>
          </table:table-cell>
          <table:table-cell office:value-type="string">
            <text:p>xZugbusfehlerZumMaster</text:p>
          </table:table-cell>
          <table:table-cell office:value-type="string">
            <text:p>766 Zugbusfehler zum Master</text:p>
          </table:table-cell>
          <table:table-cell office:value-type="string">
            <text:p>15</text:p>
          </table:table-cell>
        </table:table-row>
        <table:table-row table:style-name="ro1">
          <table:table-cell office:value-type="string">
            <text:p>196</text:p>
          </table:table-cell>
          <table:table-cell office:value-type="string">
            <text:p>bool</text:p>
          </table:table-cell>
          <table:table-cell office:value-type="string">
            <text:p>xZugbusfehlerZumSlave</text:p>
          </table:table-cell>
          <table:table-cell office:value-type="string">
            <text:p>767 Zugbusfehler zum Slave</text:p>
          </table:table-cell>
          <table:table-cell office:value-type="string">
            <text:p>15</text:p>
          </table:table-cell>
        </table:table-row>
        <table:table-row table:style-name="ro1">
          <table:table-cell office:value-type="string">
            <text:p>197</text:p>
          </table:table-cell>
          <table:table-cell office:value-type="string">
            <text:p>bool</text:p>
          </table:table-cell>
          <table:table-cell office:value-type="string">
            <text:p>xPlausiTraktionssperre</text:p>
          </table:table-cell>
          <table:table-cell office:value-type="string">
            <text:p>768 Plausibilitätsfehler Signale „Traktionssperre“</text:p>
          </table:table-cell>
          <table:table-cell office:value-type="string">
            <text:p>15</text:p>
          </table:table-cell>
        </table:table-row>
        <table:table-row table:style-name="ro1">
          <table:table-cell office:value-type="string">
            <text:p>198</text:p>
          </table:table-cell>
          <table:table-cell office:value-type="string">
            <text:p>bool</text:p>
          </table:table-cell>
          <table:table-cell office:value-type="string">
            <text:p>xPlausiGetriebeoelTemp</text:p>
          </table:table-cell>
          <table:table-cell office:value-type="string">
            <text:p>769 Getriebeoeltemperatur unplausibel</text:p>
          </table:table-cell>
          <table:table-cell office:value-type="string">
            <text:p>15</text:p>
          </table:table-cell>
        </table:table-row>
        <table:table-row table:style-name="ro1">
          <table:table-cell office:value-type="string">
            <text:p>199</text:p>
          </table:table-cell>
          <table:table-cell office:value-type="string">
            <text:p>bool</text:p>
          </table:table-cell>
          <table:table-cell office:value-type="string">
            <text:p>xBeleuchtungsschalter</text:p>
          </table:table-cell>
          <table:table-cell office:value-type="string">
            <text:p>770 Erfassung Beleuchtungsschalter fehlerhaft</text:p>
          </table:table-cell>
          <table:table-cell office:value-type="string">
            <text:p>15</text:p>
          </table:table-cell>
        </table:table-row>
        <table:table-row table:style-name="ro1">
          <table:table-cell office:value-type="string">
            <text:p>200</text:p>
          </table:table-cell>
          <table:table-cell office:value-type="string">
            <text:p>bool</text:p>
          </table:table-cell>
          <table:table-cell office:value-type="string">
            <text:p>xWarnbeleuchtung</text:p>
          </table:table-cell>
          <table:table-cell office:value-type="string">
            <text:p>771 Warnbeleuchtung eingeschaltet</text:p>
          </table:table-cell>
          <table:table-cell office:value-type="string">
            <text:p>15</text:p>
          </table:table-cell>
        </table:table-row>
        <table:table-row table:style-name="ro1">
          <table:table-cell office:value-type="string">
            <text:p>201</text:p>
          </table:table-cell>
          <table:table-cell office:value-type="string">
            <text:p>bool</text:p>
          </table:table-cell>
          <table:table-cell office:value-type="string">
            <text:p>xFahrzeugAusgefallen</text:p>
          </table:table-cell>
          <table:table-cell/>
          <table:table-cell office:value-type="string">
            <text:p>15</text:p>
          </table:table-cell>
        </table:table-row>
        <table:table-row table:style-name="ro1">
          <table:table-cell office:value-type="string">
            <text:p>202</text:p>
          </table:table-cell>
          <table:table-cell office:value-type="string">
            <text:p>bool</text:p>
          </table:table-cell>
          <table:table-cell office:value-type="string">
            <text:p>xAlarmTempLadeluftSens1</text:p>
          </table:table-cell>
          <table:table-cell office:value-type="string">
            <text:p>781 Temperatur Ladeluft Sensor 1 Alarm</text:p>
          </table:table-cell>
          <table:table-cell office:value-type="string">
            <text:p>15</text:p>
          </table:table-cell>
        </table:table-row>
        <table:table-row table:style-name="ro1">
          <table:table-cell office:value-type="string">
            <text:p>203</text:p>
          </table:table-cell>
          <table:table-cell office:value-type="string">
            <text:p>bool</text:p>
          </table:table-cell>
          <table:table-cell office:value-type="string">
            <text:p>xAlarmTempLadeluftSens2</text:p>
          </table:table-cell>
          <table:table-cell office:value-type="string">
            <text:p>782 Temperatur Ladeluft Sensor 2 Alarm</text:p>
          </table:table-cell>
          <table:table-cell office:value-type="string">
            <text:p>15</text:p>
          </table:table-cell>
        </table:table-row>
        <table:table-row table:style-name="ro1">
          <table:table-cell office:value-type="string">
            <text:p>204</text:p>
          </table:table-cell>
          <table:table-cell office:value-type="string">
            <text:p>bool</text:p>
          </table:table-cell>
          <table:table-cell office:value-type="string">
            <text:p>xWarnKWassstand</text:p>
          </table:table-cell>
          <table:table-cell office:value-type="string">
            <text:p>777 Kühlwasserstand Warnung</text:p>
          </table:table-cell>
          <table:table-cell office:value-type="string">
            <text:p>15</text:p>
          </table:table-cell>
        </table:table-row>
        <table:table-row table:style-name="ro1">
          <table:table-cell office:value-type="string">
            <text:p>205</text:p>
          </table:table-cell>
          <table:table-cell office:value-type="string">
            <text:p>bool</text:p>
          </table:table-cell>
          <table:table-cell office:value-type="string">
            <text:p>xWarnTempKWassSens1</text:p>
          </table:table-cell>
          <table:table-cell office:value-type="string">
            <text:p>778 Temperatur Kuhlwasser Sensor 1 Warnung</text:p>
          </table:table-cell>
          <table:table-cell office:value-type="string">
            <text:p>15</text:p>
          </table:table-cell>
        </table:table-row>
        <table:table-row table:style-name="ro1">
          <table:table-cell office:value-type="string">
            <text:p>206</text:p>
          </table:table-cell>
          <table:table-cell office:value-type="string">
            <text:p>bool</text:p>
          </table:table-cell>
          <table:table-cell office:value-type="string">
            <text:p>xWarnTempLadeluftSens1</text:p>
          </table:table-cell>
          <table:table-cell office:value-type="string">
            <text:p>781 Temperatur Ladeluft Sensor 1 Warnung</text:p>
          </table:table-cell>
          <table:table-cell office:value-type="string">
            <text:p>15</text:p>
          </table:table-cell>
        </table:table-row>
        <table:table-row table:style-name="ro1">
          <table:table-cell office:value-type="string">
            <text:p>207</text:p>
          </table:table-cell>
          <table:table-cell office:value-type="string">
            <text:p>bool</text:p>
          </table:table-cell>
          <table:table-cell office:value-type="string">
            <text:p>xWarnTempLadeluftSens2</text:p>
          </table:table-cell>
          <table:table-cell office:value-type="string">
            <text:p>782 Temperatur Ladeluft Sensor 2 Warnung</text:p>
          </table:table-cell>
          <table:table-cell office:value-type="string">
            <text:p>15</text:p>
          </table:table-cell>
        </table:table-row>
        <table:table-row table:style-name="ro1">
          <table:table-cell office:value-type="string">
            <text:p>208</text:p>
          </table:table-cell>
          <table:table-cell office:value-type="string">
            <text:p>bool</text:p>
          </table:table-cell>
          <table:table-cell office:value-type="string">
            <text:p>xWarnTempGetriebeoel</text:p>
          </table:table-cell>
          <table:table-cell office:value-type="string">
            <text:p>784 Temperatur Getriebeoel Warnung</text:p>
          </table:table-cell>
          <table:table-cell office:value-type="string">
            <text:p>15</text:p>
          </table:table-cell>
        </table:table-row>
        <table:table-row table:style-name="ro1">
          <table:table-cell office:value-type="string">
            <text:p>209</text:p>
          </table:table-cell>
          <table:table-cell office:value-type="string">
            <text:p>bool</text:p>
          </table:table-cell>
          <table:table-cell office:value-type="string">
            <text:p>xAlarmKWassstand</text:p>
          </table:table-cell>
          <table:table-cell office:value-type="string">
            <text:p>785 Kühlwasserstand Alarm</text:p>
          </table:table-cell>
          <table:table-cell office:value-type="string">
            <text:p>15</text:p>
          </table:table-cell>
        </table:table-row>
        <table:table-row table:style-name="ro1">
          <table:table-cell office:value-type="string">
            <text:p>210</text:p>
          </table:table-cell>
          <table:table-cell office:value-type="string">
            <text:p>bool</text:p>
          </table:table-cell>
          <table:table-cell office:value-type="string">
            <text:p>xAlarmTempKWassSens1</text:p>
          </table:table-cell>
          <table:table-cell office:value-type="string">
            <text:p>786 Temperatur Kuhlwasser Sensor 1 Alarm</text:p>
          </table:table-cell>
          <table:table-cell office:value-type="string">
            <text:p>15</text:p>
          </table:table-cell>
        </table:table-row>
        <table:table-row table:style-name="ro1">
          <table:table-cell office:value-type="string">
            <text:p>211</text:p>
          </table:table-cell>
          <table:table-cell office:value-type="string">
            <text:p>bool</text:p>
          </table:table-cell>
          <table:table-cell office:value-type="string">
            <text:p>xAlarmTempGetriebeoel</text:p>
          </table:table-cell>
          <table:table-cell office:value-type="string">
            <text:p>792 Temperatur Getriebeoel Alarm</text:p>
          </table:table-cell>
          <table:table-cell office:value-type="string">
            <text:p>15</text:p>
          </table:table-cell>
        </table:table-row>
        <table:table-row table:style-name="ro1">
          <table:table-cell office:value-type="string">
            <text:p>212</text:p>
          </table:table-cell>
          <table:table-cell office:value-type="string">
            <text:p>bool</text:p>
          </table:table-cell>
          <table:table-cell office:value-type="string">
            <text:p>xTempKWassWertKleinSens1</text:p>
          </table:table-cell>
          <table:table-cell office:value-type="string">
            <text:p>793 Temperatur Kühlwasser Sensor 1 Wert zu klein</text:p>
          </table:table-cell>
          <table:table-cell office:value-type="string">
            <text:p>15</text:p>
          </table:table-cell>
        </table:table-row>
        <table:table-row table:style-name="ro1">
          <table:table-cell office:value-type="string">
            <text:p>213</text:p>
          </table:table-cell>
          <table:table-cell office:value-type="string">
            <text:p>bool</text:p>
          </table:table-cell>
          <table:table-cell office:value-type="string">
            <text:p>xTempLadeluftWertKleinSens1</text:p>
          </table:table-cell>
          <table:table-cell office:value-type="string">
            <text:p>796 Temperatur Ladeluft Sensor 1 Wert zu klein</text:p>
          </table:table-cell>
          <table:table-cell office:value-type="string">
            <text:p>15</text:p>
          </table:table-cell>
        </table:table-row>
        <table:table-row table:style-name="ro1">
          <table:table-cell office:value-type="string">
            <text:p>214</text:p>
          </table:table-cell>
          <table:table-cell office:value-type="string">
            <text:p>bool</text:p>
          </table:table-cell>
          <table:table-cell office:value-type="string">
            <text:p>xTempLadeluftWertKleinSens2</text:p>
          </table:table-cell>
          <table:table-cell office:value-type="string">
            <text:p>797 Temperatur Ladeluft Sensor 2 Wert zu klein</text:p>
          </table:table-cell>
          <table:table-cell office:value-type="string">
            <text:p>15</text:p>
          </table:table-cell>
        </table:table-row>
        <table:table-row table:style-name="ro1">
          <table:table-cell office:value-type="string">
            <text:p>215</text:p>
          </table:table-cell>
          <table:table-cell office:value-type="string">
            <text:p>bool</text:p>
          </table:table-cell>
          <table:table-cell office:value-type="string">
            <text:p>xTempGetriebeoelWertKlein</text:p>
          </table:table-cell>
          <table:table-cell office:value-type="string">
            <text:p>799 Temperatur Getriebeoel Wert zu klein</text:p>
          </table:table-cell>
          <table:table-cell office:value-type="string">
            <text:p>15</text:p>
          </table:table-cell>
        </table:table-row>
        <table:table-row table:style-name="ro1">
          <table:table-cell office:value-type="string">
            <text:p>216</text:p>
          </table:table-cell>
          <table:table-cell office:value-type="string">
            <text:p>bool</text:p>
          </table:table-cell>
          <table:table-cell office:value-type="string">
            <text:p>xTempKWassHochSens1</text:p>
          </table:table-cell>
          <table:table-cell office:value-type="string">
            <text:p>801 Temperatur Kühlwasser Sensor 1 Wert zu gross</text:p>
          </table:table-cell>
          <table:table-cell office:value-type="string">
            <text:p>15</text:p>
          </table:table-cell>
        </table:table-row>
        <table:table-row table:style-name="ro1">
          <table:table-cell office:value-type="string">
            <text:p>217</text:p>
          </table:table-cell>
          <table:table-cell office:value-type="string">
            <text:p>bool</text:p>
          </table:table-cell>
          <table:table-cell office:value-type="string">
            <text:p>xTempLadeluftHochSens1</text:p>
          </table:table-cell>
          <table:table-cell office:value-type="string">
            <text:p>804 Temperatur Ladeluft Sensor 1 Wert zu gross</text:p>
          </table:table-cell>
          <table:table-cell office:value-type="string">
            <text:p>15</text:p>
          </table:table-cell>
        </table:table-row>
        <table:table-row table:style-name="ro1">
          <table:table-cell office:value-type="string">
            <text:p>218</text:p>
          </table:table-cell>
          <table:table-cell office:value-type="string">
            <text:p>bool</text:p>
          </table:table-cell>
          <table:table-cell office:value-type="string">
            <text:p>xTempLadeluftHochSens2</text:p>
          </table:table-cell>
          <table:table-cell office:value-type="string">
            <text:p>805 Temperatur Ladeluft Sensor 2 Wert zu gross</text:p>
          </table:table-cell>
          <table:table-cell office:value-type="string">
            <text:p>15</text:p>
          </table:table-cell>
        </table:table-row>
        <table:table-row table:style-name="ro1">
          <table:table-cell office:value-type="string">
            <text:p>219</text:p>
          </table:table-cell>
          <table:table-cell office:value-type="string">
            <text:p>bool</text:p>
          </table:table-cell>
          <table:table-cell office:value-type="string">
            <text:p>xTempGetriebeoelHoch</text:p>
          </table:table-cell>
          <table:table-cell office:value-type="string">
            <text:p>807 Temperatur Getriebeoel Wert zu gross</text:p>
          </table:table-cell>
          <table:table-cell office:value-type="string">
            <text:p>15</text:p>
          </table:table-cell>
        </table:table-row>
        <table:table-row table:style-name="ro1">
          <table:table-cell office:value-type="string">
            <text:p>220</text:p>
          </table:table-cell>
          <table:table-cell office:value-type="string">
            <text:p>bool</text:p>
          </table:table-cell>
          <table:table-cell office:value-type="string">
            <text:p>xDrehzahlDieselZuHoch</text:p>
          </table:table-cell>
          <table:table-cell office:value-type="string">
            <text:p>809 Drehzahl Dieselmotor zu hoch</text:p>
          </table:table-cell>
          <table:table-cell office:value-type="string">
            <text:p>15</text:p>
          </table:table-cell>
        </table:table-row>
        <table:table-row table:style-name="ro1">
          <table:table-cell office:value-type="string">
            <text:p>221</text:p>
          </table:table-cell>
          <table:table-cell office:value-type="string">
            <text:p>bool</text:p>
          </table:table-cell>
          <table:table-cell office:value-type="string">
            <text:p>xDMFehler0</text:p>
          </table:table-cell>
          <table:table-cell office:value-type="string">
            <text:p>Dieselmotor allgemeiner Fehler 0</text:p>
          </table:table-cell>
          <table:table-cell office:value-type="string">
            <text:p>15</text:p>
          </table:table-cell>
        </table:table-row>
        <table:table-row table:style-name="ro1">
          <table:table-cell office:value-type="string">
            <text:p>222</text:p>
          </table:table-cell>
          <table:table-cell office:value-type="string">
            <text:p>bool</text:p>
          </table:table-cell>
          <table:table-cell office:value-type="string">
            <text:p>xDMFehler1</text:p>
          </table:table-cell>
          <table:table-cell office:value-type="string">
            <text:p>Dieselmotor allgemeiner Fehler 1</text:p>
          </table:table-cell>
          <table:table-cell office:value-type="string">
            <text:p>15</text:p>
          </table:table-cell>
        </table:table-row>
        <table:table-row table:style-name="ro1">
          <table:table-cell office:value-type="string">
            <text:p>223</text:p>
          </table:table-cell>
          <table:table-cell office:value-type="string">
            <text:p>bool</text:p>
          </table:table-cell>
          <table:table-cell office:value-type="string">
            <text:p>xDMFehler2</text:p>
          </table:table-cell>
          <table:table-cell office:value-type="string">
            <text:p>Dieselmotor allgemeiner Fehler 2</text:p>
          </table:table-cell>
          <table:table-cell office:value-type="string">
            <text:p>15</text:p>
          </table:table-cell>
        </table:table-row>
        <table:table-row table:style-name="ro1">
          <table:table-cell office:value-type="string">
            <text:p>224</text:p>
          </table:table-cell>
          <table:table-cell office:value-type="string">
            <text:p>bool</text:p>
          </table:table-cell>
          <table:table-cell office:value-type="string">
            <text:p>xDMFehler3</text:p>
          </table:table-cell>
          <table:table-cell office:value-type="string">
            <text:p>Dieselmotor allgemeiner Fehler 3</text:p>
          </table:table-cell>
          <table:table-cell office:value-type="string">
            <text:p>15</text:p>
          </table:table-cell>
        </table:table-row>
        <table:table-row table:style-name="ro1">
          <table:table-cell office:value-type="string">
            <text:p>225</text:p>
          </table:table-cell>
          <table:table-cell office:value-type="string">
            <text:p>bool</text:p>
          </table:table-cell>
          <table:table-cell office:value-type="string">
            <text:p>xDMFehler4</text:p>
          </table:table-cell>
          <table:table-cell office:value-type="string">
            <text:p>Dieselmotor allgemeiner Fehler 4</text:p>
          </table:table-cell>
          <table:table-cell office:value-type="string">
            <text:p>15</text:p>
          </table:table-cell>
        </table:table-row>
        <table:table-row table:style-name="ro1">
          <table:table-cell office:value-type="string">
            <text:p>226</text:p>
          </table:table-cell>
          <table:table-cell office:value-type="string">
            <text:p>bool</text:p>
          </table:table-cell>
          <table:table-cell office:value-type="string">
            <text:p>xDMFehler5</text:p>
          </table:table-cell>
          <table:table-cell office:value-type="string">
            <text:p>Dieselmotor allgemeiner Fehler 5</text:p>
          </table:table-cell>
          <table:table-cell office:value-type="string">
            <text:p>15</text:p>
          </table:table-cell>
        </table:table-row>
        <table:table-row table:style-name="ro1">
          <table:table-cell office:value-type="string">
            <text:p>227</text:p>
          </table:table-cell>
          <table:table-cell office:value-type="string">
            <text:p>bool</text:p>
          </table:table-cell>
          <table:table-cell office:value-type="string">
            <text:p>xDMFehler6</text:p>
          </table:table-cell>
          <table:table-cell office:value-type="string">
            <text:p>Dieselmotor allgemeiner Fehler 6</text:p>
          </table:table-cell>
          <table:table-cell office:value-type="string">
            <text:p>15</text:p>
          </table:table-cell>
        </table:table-row>
        <table:table-row table:style-name="ro1">
          <table:table-cell office:value-type="string">
            <text:p>228</text:p>
          </table:table-cell>
          <table:table-cell office:value-type="string">
            <text:p>bool</text:p>
          </table:table-cell>
          <table:table-cell office:value-type="string">
            <text:p>xDMFehler7</text:p>
          </table:table-cell>
          <table:table-cell office:value-type="string">
            <text:p>Dieselmotor allgemeiner Fehler 7</text:p>
          </table:table-cell>
          <table:table-cell office:value-type="string">
            <text:p>15</text:p>
          </table:table-cell>
        </table:table-row>
        <table:table-row table:style-name="ro1">
          <table:table-cell office:value-type="string">
            <text:p>229</text:p>
          </table:table-cell>
          <table:table-cell office:value-type="string">
            <text:p>bool</text:p>
          </table:table-cell>
          <table:table-cell office:value-type="string">
            <text:p>xDMFehler8</text:p>
          </table:table-cell>
          <table:table-cell office:value-type="string">
            <text:p>Dieselmotor allgemeiner Fehler 8</text:p>
          </table:table-cell>
          <table:table-cell office:value-type="string">
            <text:p>15</text:p>
          </table:table-cell>
        </table:table-row>
        <table:table-row table:style-name="ro1">
          <table:table-cell office:value-type="string">
            <text:p>230</text:p>
          </table:table-cell>
          <table:table-cell office:value-type="string">
            <text:p>bool</text:p>
          </table:table-cell>
          <table:table-cell office:value-type="string">
            <text:p>xDMFehler9</text:p>
          </table:table-cell>
          <table:table-cell office:value-type="string">
            <text:p>Dieselmotor allgemeiner Fehler 9</text:p>
          </table:table-cell>
          <table:table-cell office:value-type="string">
            <text:p>15</text:p>
          </table:table-cell>
        </table:table-row>
        <table:table-row table:style-name="ro1">
          <table:table-cell office:value-type="string">
            <text:p>231</text:p>
          </table:table-cell>
          <table:table-cell office:value-type="string">
            <text:p>bool</text:p>
          </table:table-cell>
          <table:table-cell office:value-type="string">
            <text:p>xIntegraETMSabegtrennt</text:p>
          </table:table-cell>
          <table:table-cell office:value-type="string">
            <text:p>Zugsicherung Integra und ETMS abgetrennt</text:p>
          </table:table-cell>
          <table:table-cell office:value-type="string">
            <text:p>15</text:p>
          </table:table-cell>
        </table:table-row>
        <table:table-row table:style-name="ro1">
          <table:table-cell office:value-type="string">
            <text:p>232</text:p>
          </table:table-cell>
          <table:table-cell office:value-type="string">
            <text:p>bool</text:p>
          </table:table-cell>
          <table:table-cell office:value-type="string">
            <text:p>xPlaFFStNullstellung</text:p>
          </table:table-cell>
          <table:table-cell office:value-type="string">
            <text:p>Plausibilität Funkfernsteuerung Nullstellung</text:p>
          </table:table-cell>
          <table:table-cell office:value-type="string">
            <text:p>15</text:p>
          </table:table-cell>
        </table:table-row>
        <table:table-row table:style-name="ro1">
          <table:table-cell office:value-type="string">
            <text:p>233</text:p>
          </table:table-cell>
          <table:table-cell office:value-type="string">
            <text:p>bool</text:p>
          </table:table-cell>
          <table:table-cell office:value-type="string">
            <text:p>xPlaFFStDMStart</text:p>
          </table:table-cell>
          <table:table-cell office:value-type="string">
            <text:p>Plausibilität Funkfernsteuerung Dieselmotor Start</text:p>
          </table:table-cell>
          <table:table-cell office:value-type="string">
            <text:p>15</text:p>
          </table:table-cell>
        </table:table-row>
        <table:table-row table:style-name="ro1">
          <table:table-cell office:value-type="string">
            <text:p>234</text:p>
          </table:table-cell>
          <table:table-cell office:value-type="string">
            <text:p>bool</text:p>
          </table:table-cell>
          <table:table-cell office:value-type="string">
            <text:p>xPlausBD1Nullstellung</text:p>
          </table:table-cell>
          <table:table-cell office:value-type="string">
            <text:p>Plausibilität Bediengerät 1 Nullstellung</text:p>
          </table:table-cell>
          <table:table-cell office:value-type="string">
            <text:p>15</text:p>
          </table:table-cell>
        </table:table-row>
        <table:table-row table:style-name="ro1">
          <table:table-cell office:value-type="string">
            <text:p>235</text:p>
          </table:table-cell>
          <table:table-cell office:value-type="string">
            <text:p>bool</text:p>
          </table:table-cell>
          <table:table-cell office:value-type="string">
            <text:p>xPlausBD2Nullstellung</text:p>
          </table:table-cell>
          <table:table-cell office:value-type="string">
            <text:p>Plausibilität Bediengerät 2 Nullstellung</text:p>
          </table:table-cell>
          <table:table-cell office:value-type="string">
            <text:p>15</text:p>
          </table:table-cell>
        </table:table-row>
        <table:table-row table:style-name="ro1">
          <table:table-cell office:value-type="string">
            <text:p>236</text:p>
          </table:table-cell>
          <table:table-cell office:value-type="string">
            <text:p>bool</text:p>
          </table:table-cell>
          <table:table-cell office:value-type="string">
            <text:p>xUnquitNotbremseAktiv</text:p>
          </table:table-cell>
          <table:table-cell office:value-type="string">
            <text:p>Unquittierte Notbremse aktiv</text:p>
          </table:table-cell>
          <table:table-cell office:value-type="string">
            <text:p>15</text:p>
          </table:table-cell>
        </table:table-row>
        <table:table-row table:style-name="ro1">
          <table:table-cell office:value-type="string">
            <text:p>237</text:p>
          </table:table-cell>
          <table:table-cell office:value-type="string">
            <text:p>bool</text:p>
          </table:table-cell>
          <table:table-cell office:value-type="string">
            <text:p>xBZDruckPlaus1</text:p>
          </table:table-cell>
          <table:table-cell office:value-type="string">
            <text:p>Bremszylinderdruck nicht plausibel</text:p>
          </table:table-cell>
          <table:table-cell office:value-type="string">
            <text:p>15</text:p>
          </table:table-cell>
        </table:table-row>
        <table:table-row table:style-name="ro1">
          <table:table-cell office:value-type="string">
            <text:p>238</text:p>
          </table:table-cell>
          <table:table-cell office:value-type="string">
            <text:p>bool</text:p>
          </table:table-cell>
          <table:table-cell office:value-type="string">
            <text:p>xBZDruckPlaus2</text:p>
          </table:table-cell>
          <table:table-cell office:value-type="string">
            <text:p>Bremszylinderdruck nicht plausibel</text:p>
          </table:table-cell>
          <table:table-cell office:value-type="string">
            <text:p>15</text:p>
          </table:table-cell>
        </table:table-row>
        <table:table-row table:style-name="ro1">
          <table:table-cell office:value-type="string">
            <text:p>239</text:p>
          </table:table-cell>
          <table:table-cell office:value-type="string">
            <text:p>bool</text:p>
          </table:table-cell>
          <table:table-cell office:value-type="string">
            <text:p>xFuellKraftstoffTief</text:p>
          </table:table-cell>
          <table:table-cell office:value-type="string">
            <text:p>Füllstand Kraftstofftank Wert zu klein</text:p>
          </table:table-cell>
          <table:table-cell office:value-type="string">
            <text:p>15</text:p>
          </table:table-cell>
        </table:table-row>
        <table:table-row table:style-name="ro1">
          <table:table-cell office:value-type="string">
            <text:p>240</text:p>
          </table:table-cell>
          <table:table-cell office:value-type="string">
            <text:p>bool</text:p>
          </table:table-cell>
          <table:table-cell office:value-type="string">
            <text:p>xFuellKraftstoffHoch</text:p>
          </table:table-cell>
          <table:table-cell office:value-type="string">
            <text:p>Füllstand Kraftstofftank Wert zu gross</text:p>
          </table:table-cell>
          <table:table-cell office:value-type="string">
            <text:p>15</text:p>
          </table:table-cell>
        </table:table-row>
        <table:table-row table:style-name="ro1">
          <table:table-cell office:value-type="string">
            <text:p>241</text:p>
          </table:table-cell>
          <table:table-cell office:value-type="string">
            <text:p>bool</text:p>
          </table:table-cell>
          <table:table-cell office:value-type="string">
            <text:p>xDruckBremsZyTief</text:p>
          </table:table-cell>
          <table:table-cell office:value-type="string">
            <text:p>Drucksensor Bremszylinderdruck Wert zu klein</text:p>
          </table:table-cell>
          <table:table-cell office:value-type="string">
            <text:p>15</text:p>
          </table:table-cell>
        </table:table-row>
        <table:table-row table:style-name="ro1">
          <table:table-cell office:value-type="string">
            <text:p>242</text:p>
          </table:table-cell>
          <table:table-cell office:value-type="string">
            <text:p>bool</text:p>
          </table:table-cell>
          <table:table-cell office:value-type="string">
            <text:p>xDruckBremsZyHoch</text:p>
          </table:table-cell>
          <table:table-cell office:value-type="string">
            <text:p>Drucksensor Bremszylinderdruck Wert zu gross</text:p>
          </table:table-cell>
          <table:table-cell office:value-type="string">
            <text:p>15</text:p>
          </table:table-cell>
        </table:table-row>
        <table:table-row table:style-name="ro1">
          <table:table-cell office:value-type="string">
            <text:p>243</text:p>
          </table:table-cell>
          <table:table-cell office:value-type="string">
            <text:p>bool</text:p>
          </table:table-cell>
          <table:table-cell office:value-type="string">
            <text:p>xDruckHauptltgTief</text:p>
          </table:table-cell>
          <table:table-cell office:value-type="string">
            <text:p>Drucksensor Hauptleitungsdruck Wert zu klein</text:p>
          </table:table-cell>
          <table:table-cell office:value-type="string">
            <text:p>15</text:p>
          </table:table-cell>
        </table:table-row>
        <table:table-row table:style-name="ro1">
          <table:table-cell office:value-type="string">
            <text:p>244</text:p>
          </table:table-cell>
          <table:table-cell office:value-type="string">
            <text:p>bool</text:p>
          </table:table-cell>
          <table:table-cell office:value-type="string">
            <text:p>xDruckHauptltgHoch</text:p>
          </table:table-cell>
          <table:table-cell office:value-type="string">
            <text:p>Drucksensor Hauptleitungsdruck Wert zu gross</text:p>
          </table:table-cell>
          <table:table-cell office:value-type="string">
            <text:p>15</text:p>
          </table:table-cell>
        </table:table-row>
        <table:table-row table:style-name="ro1">
          <table:table-cell office:value-type="string">
            <text:p>245</text:p>
          </table:table-cell>
          <table:table-cell office:value-type="string">
            <text:p>bool</text:p>
          </table:table-cell>
          <table:table-cell office:value-type="string">
            <text:p>xDruckVorsteuerTief</text:p>
          </table:table-cell>
          <table:table-cell office:value-type="string">
            <text:p>Drucksensor Vorsteuerdruck Wert zu klein</text:p>
          </table:table-cell>
          <table:table-cell office:value-type="string">
            <text:p>15</text:p>
          </table:table-cell>
        </table:table-row>
        <table:table-row table:style-name="ro1">
          <table:table-cell office:value-type="string">
            <text:p>246</text:p>
          </table:table-cell>
          <table:table-cell office:value-type="string">
            <text:p>bool</text:p>
          </table:table-cell>
          <table:table-cell office:value-type="string">
            <text:p>xDruckVorsteuerHoch</text:p>
          </table:table-cell>
          <table:table-cell office:value-type="string">
            <text:p>Drucksensor Vorsteuerdruck Wert zu gross</text:p>
          </table:table-cell>
          <table:table-cell office:value-type="string">
            <text:p>15</text:p>
          </table:table-cell>
        </table:table-row>
        <table:table-row table:style-name="ro1">
          <table:table-cell office:value-type="string">
            <text:p>247</text:p>
          </table:table-cell>
          <table:table-cell office:value-type="string">
            <text:p>bool</text:p>
          </table:table-cell>
          <table:table-cell office:value-type="string">
            <text:p>xDruckSpeiseltgTief</text:p>
          </table:table-cell>
          <table:table-cell office:value-type="string">
            <text:p>Drucksensor Speiseleitungsdruck Wert zu klein</text:p>
          </table:table-cell>
          <table:table-cell office:value-type="string">
            <text:p>15</text:p>
          </table:table-cell>
        </table:table-row>
        <table:table-row table:style-name="ro1">
          <table:table-cell office:value-type="string">
            <text:p>248</text:p>
          </table:table-cell>
          <table:table-cell office:value-type="string">
            <text:p>bool</text:p>
          </table:table-cell>
          <table:table-cell office:value-type="string">
            <text:p>xDruckSpeiseltgHoch</text:p>
          </table:table-cell>
          <table:table-cell office:value-type="string">
            <text:p>Drucksensor Speiseleitungsdruck Wert zu gross</text:p>
          </table:table-cell>
          <table:table-cell office:value-type="string">
            <text:p>15</text:p>
          </table:table-cell>
        </table:table-row>
        <table:table-row table:style-name="ro1">
          <table:table-cell office:value-type="string">
            <text:p>249</text:p>
          </table:table-cell>
          <table:table-cell office:value-type="string">
            <text:p>bool</text:p>
          </table:table-cell>
          <table:table-cell office:value-type="string">
            <text:p>xFFSTSystemfehler</text:p>
          </table:table-cell>
          <table:table-cell office:value-type="string">
            <text:p>Funkfernsteuerung Systemfehler</text:p>
          </table:table-cell>
          <table:table-cell office:value-type="string">
            <text:p>15</text:p>
          </table:table-cell>
        </table:table-row>
        <table:table-row table:style-name="ro1">
          <table:table-cell office:value-type="string">
            <text:p>250</text:p>
          </table:table-cell>
          <table:table-cell office:value-type="string">
            <text:p>bool</text:p>
          </table:table-cell>
          <table:table-cell office:value-type="string">
            <text:p>xFFSTFreigabe</text:p>
          </table:table-cell>
          <table:table-cell office:value-type="string">
            <text:p>Funkfernsteuerung Fehler Freigabe</text:p>
          </table:table-cell>
          <table:table-cell office:value-type="string">
            <text:p>15</text:p>
          </table:table-cell>
        </table:table-row>
        <table:table-row table:style-name="ro1">
          <table:table-cell office:value-type="string">
            <text:p>251</text:p>
          </table:table-cell>
          <table:table-cell office:value-type="string">
            <text:p>bool</text:p>
          </table:table-cell>
          <table:table-cell office:value-type="string">
            <text:p>xFFSTEingangskarte</text:p>
          </table:table-cell>
          <table:table-cell office:value-type="string">
            <text:p>Funkfernsteuerung Fehler Eingangskarte</text:p>
          </table:table-cell>
          <table:table-cell office:value-type="string">
            <text:p>15</text:p>
          </table:table-cell>
        </table:table-row>
        <table:table-row table:style-name="ro1">
          <table:table-cell office:value-type="string">
            <text:p>252</text:p>
          </table:table-cell>
          <table:table-cell office:value-type="string">
            <text:p>bool</text:p>
          </table:table-cell>
          <table:table-cell office:value-type="string">
            <text:p>xFFSTRelaiskarte</text:p>
          </table:table-cell>
          <table:table-cell office:value-type="string">
            <text:p>Funkfernsteuerung Fehler Relaiskarte</text:p>
          </table:table-cell>
          <table:table-cell office:value-type="string">
            <text:p>15</text:p>
          </table:table-cell>
        </table:table-row>
        <table:table-row table:style-name="ro1">
          <table:table-cell office:value-type="string">
            <text:p>253</text:p>
          </table:table-cell>
          <table:table-cell office:value-type="string">
            <text:p>bool</text:p>
          </table:table-cell>
          <table:table-cell office:value-type="string">
            <text:p>xFFSTFehlerWartung</text:p>
          </table:table-cell>
          <table:table-cell office:value-type="string">
            <text:p>Funkfernsteuerung Fehler Wartung</text:p>
          </table:table-cell>
          <table:table-cell office:value-type="string">
            <text:p>15</text:p>
          </table:table-cell>
        </table:table-row>
        <table:table-row table:style-name="ro1">
          <table:table-cell office:value-type="string">
            <text:p>254</text:p>
          </table:table-cell>
          <table:table-cell office:value-type="string">
            <text:p>bool</text:p>
          </table:table-cell>
          <table:table-cell office:value-type="string">
            <text:p>xFFSTWarnungWartung</text:p>
          </table:table-cell>
          <table:table-cell office:value-type="string">
            <text:p>Funkfernsteuerung Warnung Wartung</text:p>
          </table:table-cell>
          <table:table-cell office:value-type="string">
            <text:p>15</text:p>
          </table:table-cell>
        </table:table-row>
        <table:table-row table:style-name="ro1">
          <table:table-cell office:value-type="string">
            <text:p>255</text:p>
          </table:table-cell>
          <table:table-cell office:value-type="string">
            <text:p>bool</text:p>
          </table:table-cell>
          <table:table-cell office:value-type="string">
            <text:p>xFFSTAllgFehler</text:p>
          </table:table-cell>
          <table:table-cell office:value-type="string">
            <text:p>Funkfernsteuerung allgemeiner Fehler</text:p>
          </table:table-cell>
          <table:table-cell office:value-type="string">
            <text:p>15</text:p>
          </table:table-cell>
        </table:table-row>
        <table:table-row table:style-name="ro1">
          <table:table-cell office:value-type="string">
            <text:p>256</text:p>
          </table:table-cell>
          <table:table-cell office:value-type="string">
            <text:p>bool</text:p>
          </table:table-cell>
          <table:table-cell office:value-type="string">
            <text:p>xFKommTRAS</text:p>
          </table:table-cell>
          <table:table-cell office:value-type="string">
            <text:p>Fehler Kommunikation ASIS 100</text:p>
          </table:table-cell>
          <table:table-cell office:value-type="string">
            <text:p>15</text:p>
          </table:table-cell>
        </table:table-row>
        <table:table-row table:style-name="ro1">
          <table:table-cell office:value-type="string">
            <text:p>257</text:p>
          </table:table-cell>
          <table:table-cell office:value-type="string">
            <text:p>bool</text:p>
          </table:table-cell>
          <table:table-cell office:value-type="string">
            <text:p>xWarnungWerkstatt</text:p>
          </table:table-cell>
          <table:table-cell office:value-type="string">
            <text:p>Warnung Werkstatt Modus aktiv</text:p>
          </table:table-cell>
          <table:table-cell office:value-type="string">
            <text:p>15</text:p>
          </table:table-cell>
        </table:table-row>
        <table:table-row table:style-name="ro1">
          <table:table-cell office:value-type="string">
            <text:p>258</text:p>
          </table:table-cell>
          <table:table-cell office:value-type="string">
            <text:p>bool</text:p>
          </table:table-cell>
          <table:table-cell office:value-type="string">
            <text:p>xZUB_ETMabgetrennt</text:p>
          </table:table-cell>
          <table:table-cell office:value-type="string">
            <text:p>ZUB / ETM abgetrennt</text:p>
          </table:table-cell>
          <table:table-cell office:value-type="string">
            <text:p>15</text:p>
          </table:table-cell>
        </table:table-row>
        <table:table-row table:style-name="ro1">
          <table:table-cell office:value-type="string">
            <text:p>259</text:p>
          </table:table-cell>
          <table:table-cell office:value-type="string">
            <text:p>bool</text:p>
          </table:table-cell>
          <table:table-cell office:value-type="string">
            <text:p>xZUBZwangsbremse</text:p>
          </table:table-cell>
          <table:table-cell office:value-type="string">
            <text:p>ZUB Zwangsbremse </text:p>
          </table:table-cell>
          <table:table-cell office:value-type="string">
            <text:p>15</text:p>
          </table:table-cell>
        </table:table-row>
        <table:table-row table:style-name="ro1">
          <table:table-cell office:value-type="string">
            <text:p>260</text:p>
          </table:table-cell>
          <table:table-cell office:value-type="string">
            <text:p>bool</text:p>
          </table:table-cell>
          <table:table-cell office:value-type="string">
            <text:p>xWarnungBremsregelung</text:p>
          </table:table-cell>
          <table:table-cell office:value-type="string">
            <text:p>Warnung Bremsregelung</text:p>
          </table:table-cell>
          <table:table-cell office:value-type="string">
            <text:p>15</text:p>
          </table:table-cell>
        </table:table-row>
        <table:table-row table:style-name="ro1">
          <table:table-cell office:value-type="string">
            <text:p>261</text:p>
          </table:table-cell>
          <table:table-cell office:value-type="string">
            <text:p>bool</text:p>
          </table:table-cell>
          <table:table-cell office:value-type="string">
            <text:p>xStoeBremsregelung</text:p>
          </table:table-cell>
          <table:table-cell office:value-type="string">
            <text:p>Störung Bremsregelung</text:p>
          </table:table-cell>
          <table:table-cell office:value-type="string">
            <text:p>15</text:p>
          </table:table-cell>
        </table:table-row>
        <table:table-row table:style-name="ro1">
          <table:table-cell office:value-type="string">
            <text:p>262</text:p>
          </table:table-cell>
          <table:table-cell office:value-type="string">
            <text:p>bool</text:p>
          </table:table-cell>
          <table:table-cell office:value-type="string">
            <text:p>xEnergiesparDiesel</text:p>
          </table:table-cell>
          <table:table-cell office:value-type="string">
            <text:p>Dieselmotor Energiesparmotor</text:p>
          </table:table-cell>
          <table:table-cell office:value-type="string">
            <text:p>15</text:p>
          </table:table-cell>
        </table:table-row>
        <table:table-row table:style-name="ro1">
          <table:table-cell office:value-type="string">
            <text:p>263</text:p>
          </table:table-cell>
          <table:table-cell office:value-type="string">
            <text:p>bool</text:p>
          </table:table-cell>
          <table:table-cell office:value-type="string">
            <text:p>xNiveauHydraulikoelTief</text:p>
          </table:table-cell>
          <table:table-cell office:value-type="string">
            <text:p>Niveau Hydrauliköl zu tief</text:p>
          </table:table-cell>
          <table:table-cell office:value-type="string">
            <text:p>15</text:p>
          </table:table-cell>
        </table:table-row>
        <table:table-row table:style-name="ro1">
          <table:table-cell office:value-type="string">
            <text:p>264</text:p>
          </table:table-cell>
          <table:table-cell office:value-type="string">
            <text:p>bool</text:p>
          </table:table-cell>
          <table:table-cell office:value-type="string">
            <text:p>xDMautomatischAus</text:p>
          </table:table-cell>
          <table:table-cell office:value-type="string">
            <text:p>916 Dieselmotor hat automatisch ausgeschaltet</text:p>
          </table:table-cell>
          <table:table-cell office:value-type="string">
            <text:p>15</text:p>
          </table:table-cell>
        </table:table-row>
        <table:table-row table:style-name="ro1">
          <table:table-cell office:value-type="string">
            <text:p>265</text:p>
          </table:table-cell>
          <table:table-cell office:value-type="string">
            <text:p>uint8_t</text:p>
          </table:table-cell>
          <table:table-cell office:value-type="string">
            <text:p>bDMFehler0FMI</text:p>
          </table:table-cell>
          <table:table-cell/>
          <table:table-cell office:value-type="string">
            <text:p>15</text:p>
          </table:table-cell>
        </table:table-row>
        <table:table-row table:style-name="ro1">
          <table:table-cell office:value-type="string">
            <text:p>266</text:p>
          </table:table-cell>
          <table:table-cell office:value-type="string">
            <text:p>uint8_t</text:p>
          </table:table-cell>
          <table:table-cell office:value-type="string">
            <text:p>bDMFehler1FMI</text:p>
          </table:table-cell>
          <table:table-cell/>
          <table:table-cell office:value-type="string">
            <text:p>15</text:p>
          </table:table-cell>
        </table:table-row>
        <table:table-row table:style-name="ro1">
          <table:table-cell office:value-type="string">
            <text:p>267</text:p>
          </table:table-cell>
          <table:table-cell office:value-type="string">
            <text:p>uint8_t</text:p>
          </table:table-cell>
          <table:table-cell office:value-type="string">
            <text:p>bDMFehler2FMI</text:p>
          </table:table-cell>
          <table:table-cell/>
          <table:table-cell office:value-type="string">
            <text:p>15</text:p>
          </table:table-cell>
        </table:table-row>
        <table:table-row table:style-name="ro1">
          <table:table-cell office:value-type="string">
            <text:p>268</text:p>
          </table:table-cell>
          <table:table-cell office:value-type="string">
            <text:p>uint8_t</text:p>
          </table:table-cell>
          <table:table-cell office:value-type="string">
            <text:p>bDMFehler3FMI</text:p>
          </table:table-cell>
          <table:table-cell/>
          <table:table-cell office:value-type="string">
            <text:p>15</text:p>
          </table:table-cell>
        </table:table-row>
        <table:table-row table:style-name="ro1">
          <table:table-cell office:value-type="string">
            <text:p>269</text:p>
          </table:table-cell>
          <table:table-cell office:value-type="string">
            <text:p>uint8_t</text:p>
          </table:table-cell>
          <table:table-cell office:value-type="string">
            <text:p>bDMFehler4FMI</text:p>
          </table:table-cell>
          <table:table-cell/>
          <table:table-cell office:value-type="string">
            <text:p>15</text:p>
          </table:table-cell>
        </table:table-row>
        <table:table-row table:style-name="ro1">
          <table:table-cell office:value-type="string">
            <text:p>270</text:p>
          </table:table-cell>
          <table:table-cell office:value-type="string">
            <text:p>uint8_t</text:p>
          </table:table-cell>
          <table:table-cell office:value-type="string">
            <text:p>bDMFehler5FMI</text:p>
          </table:table-cell>
          <table:table-cell/>
          <table:table-cell office:value-type="string">
            <text:p>15</text:p>
          </table:table-cell>
        </table:table-row>
        <table:table-row table:style-name="ro1">
          <table:table-cell office:value-type="string">
            <text:p>271</text:p>
          </table:table-cell>
          <table:table-cell office:value-type="string">
            <text:p>uint8_t</text:p>
          </table:table-cell>
          <table:table-cell office:value-type="string">
            <text:p>bDMFehler6FMI</text:p>
          </table:table-cell>
          <table:table-cell/>
          <table:table-cell office:value-type="string">
            <text:p>15</text:p>
          </table:table-cell>
        </table:table-row>
        <table:table-row table:style-name="ro1">
          <table:table-cell office:value-type="string">
            <text:p>272</text:p>
          </table:table-cell>
          <table:table-cell office:value-type="string">
            <text:p>uint8_t</text:p>
          </table:table-cell>
          <table:table-cell office:value-type="string">
            <text:p>bDMFehler7FMI</text:p>
          </table:table-cell>
          <table:table-cell/>
          <table:table-cell office:value-type="string">
            <text:p>15</text:p>
          </table:table-cell>
        </table:table-row>
        <table:table-row table:style-name="ro1">
          <table:table-cell office:value-type="string">
            <text:p>273</text:p>
          </table:table-cell>
          <table:table-cell office:value-type="string">
            <text:p>uint8_t</text:p>
          </table:table-cell>
          <table:table-cell office:value-type="string">
            <text:p>bDMFehler8FMI</text:p>
          </table:table-cell>
          <table:table-cell/>
          <table:table-cell office:value-type="string">
            <text:p>15</text:p>
          </table:table-cell>
        </table:table-row>
        <table:table-row table:style-name="ro1">
          <table:table-cell office:value-type="string">
            <text:p>274</text:p>
          </table:table-cell>
          <table:table-cell office:value-type="string">
            <text:p>uint8_t</text:p>
          </table:table-cell>
          <table:table-cell office:value-type="string">
            <text:p>bDMFehler9FMI</text:p>
          </table:table-cell>
          <table:table-cell/>
          <table:table-cell office:value-type="string">
            <text:p>15</text:p>
          </table:table-cell>
        </table:table-row>
        <table:table-row table:style-name="ro1">
          <table:table-cell office:value-type="string">
            <text:p>275</text:p>
          </table:table-cell>
          <table:table-cell office:value-type="string">
            <text:p>uint16_t</text:p>
          </table:table-cell>
          <table:table-cell office:value-type="string">
            <text:p>wDMFehler0SPN</text:p>
          </table:table-cell>
          <table:table-cell/>
          <table:table-cell office:value-type="string">
            <text:p>15</text:p>
          </table:table-cell>
        </table:table-row>
        <table:table-row table:style-name="ro1">
          <table:table-cell office:value-type="string">
            <text:p>276</text:p>
          </table:table-cell>
          <table:table-cell office:value-type="string">
            <text:p>uint16_t</text:p>
          </table:table-cell>
          <table:table-cell office:value-type="string">
            <text:p>wDMFehler1SPN</text:p>
          </table:table-cell>
          <table:table-cell/>
          <table:table-cell office:value-type="string">
            <text:p>15</text:p>
          </table:table-cell>
        </table:table-row>
        <table:table-row table:style-name="ro1">
          <table:table-cell office:value-type="string">
            <text:p>277</text:p>
          </table:table-cell>
          <table:table-cell office:value-type="string">
            <text:p>uint16_t</text:p>
          </table:table-cell>
          <table:table-cell office:value-type="string">
            <text:p>wDMFehler2SPN</text:p>
          </table:table-cell>
          <table:table-cell/>
          <table:table-cell office:value-type="string">
            <text:p>15</text:p>
          </table:table-cell>
        </table:table-row>
        <table:table-row table:style-name="ro1">
          <table:table-cell office:value-type="string">
            <text:p>278</text:p>
          </table:table-cell>
          <table:table-cell office:value-type="string">
            <text:p>uint16_t</text:p>
          </table:table-cell>
          <table:table-cell office:value-type="string">
            <text:p>wDMFehler3SPN</text:p>
          </table:table-cell>
          <table:table-cell/>
          <table:table-cell office:value-type="string">
            <text:p>15</text:p>
          </table:table-cell>
        </table:table-row>
        <table:table-row table:style-name="ro1">
          <table:table-cell office:value-type="string">
            <text:p>279</text:p>
          </table:table-cell>
          <table:table-cell office:value-type="string">
            <text:p>uint16_t</text:p>
          </table:table-cell>
          <table:table-cell office:value-type="string">
            <text:p>wDMFehler4SPN</text:p>
          </table:table-cell>
          <table:table-cell/>
          <table:table-cell office:value-type="string">
            <text:p>15</text:p>
          </table:table-cell>
        </table:table-row>
        <table:table-row table:style-name="ro1">
          <table:table-cell office:value-type="string">
            <text:p>280</text:p>
          </table:table-cell>
          <table:table-cell office:value-type="string">
            <text:p>uint16_t</text:p>
          </table:table-cell>
          <table:table-cell office:value-type="string">
            <text:p>wDMFehler5SPN</text:p>
          </table:table-cell>
          <table:table-cell/>
          <table:table-cell office:value-type="string">
            <text:p>15</text:p>
          </table:table-cell>
        </table:table-row>
        <table:table-row table:style-name="ro1">
          <table:table-cell office:value-type="string">
            <text:p>281</text:p>
          </table:table-cell>
          <table:table-cell office:value-type="string">
            <text:p>uint16_t</text:p>
          </table:table-cell>
          <table:table-cell office:value-type="string">
            <text:p>wDMFehler6SPN</text:p>
          </table:table-cell>
          <table:table-cell/>
          <table:table-cell office:value-type="string">
            <text:p>15</text:p>
          </table:table-cell>
        </table:table-row>
        <table:table-row table:style-name="ro1">
          <table:table-cell office:value-type="string">
            <text:p>282</text:p>
          </table:table-cell>
          <table:table-cell office:value-type="string">
            <text:p>uint16_t</text:p>
          </table:table-cell>
          <table:table-cell office:value-type="string">
            <text:p>wDMFehler7SPN</text:p>
          </table:table-cell>
          <table:table-cell/>
          <table:table-cell office:value-type="string">
            <text:p>15</text:p>
          </table:table-cell>
        </table:table-row>
        <table:table-row table:style-name="ro1">
          <table:table-cell office:value-type="string">
            <text:p>283</text:p>
          </table:table-cell>
          <table:table-cell office:value-type="string">
            <text:p>uint16_t</text:p>
          </table:table-cell>
          <table:table-cell office:value-type="string">
            <text:p>wDMFehler8SPN</text:p>
          </table:table-cell>
          <table:table-cell/>
          <table:table-cell office:value-type="string">
            <text:p>15</text:p>
          </table:table-cell>
        </table:table-row>
        <table:table-row table:style-name="ro1">
          <table:table-cell office:value-type="string">
            <text:p>284</text:p>
          </table:table-cell>
          <table:table-cell office:value-type="string">
            <text:p>uint16_t</text:p>
          </table:table-cell>
          <table:table-cell office:value-type="string">
            <text:p>wDMFehler9SPN</text:p>
          </table:table-cell>
          <table:table-cell/>
          <table:table-cell office:value-type="string">
            <text:p>15</text:p>
          </table:table-cell>
        </table:table-row>
        <table:table-row table:style-name="ro1">
          <table:table-cell office:value-type="string">
            <text:p>285</text:p>
          </table:table-cell>
          <table:table-cell office:value-type="string">
            <text:p>uint8_t</text:p>
          </table:table-cell>
          <table:table-cell office:value-type="string">
            <text:p>bBelastung</text:p>
          </table:table-cell>
          <table:table-cell office:value-type="string">
            <text:p>Belastung</text:p>
          </table:table-cell>
          <table:table-cell office:value-type="string">
            <text:p>15</text:p>
          </table:table-cell>
        </table:table-row>
        <table:table-row table:style-name="ro1">
          <table:table-cell office:value-type="string">
            <text:p>286</text:p>
          </table:table-cell>
          <table:table-cell office:value-type="string">
            <text:p>uint16_t</text:p>
          </table:table-cell>
          <table:table-cell office:value-type="string">
            <text:p>wBezeichnerFahrzeug</text:p>
          </table:table-cell>
          <table:table-cell office:value-type="string">
            <text:p>Bezeichner Fahrzeug</text:p>
          </table:table-cell>
          <table:table-cell office:value-type="string">
            <text:p>15</text:p>
          </table:table-cell>
        </table:table-row>
        <table:table-row table:style-name="ro1">
          <table:table-cell office:value-type="string">
            <text:p>287</text:p>
          </table:table-cell>
          <table:table-cell office:value-type="string">
            <text:p>int16_t</text:p>
          </table:table-cell>
          <table:table-cell office:value-type="string">
            <text:p>wLadeluftTemp</text:p>
          </table:table-cell>
          <table:table-cell office:value-type="string">
            <text:p>Temperatur Ladeluft</text:p>
          </table:table-cell>
          <table:table-cell office:value-type="string">
            <text:p>15</text:p>
          </table:table-cell>
        </table:table-row>
        <table:table-row table:style-name="ro1">
          <table:table-cell office:value-type="string">
            <text:p>288</text:p>
          </table:table-cell>
          <table:table-cell office:value-type="string">
            <text:p>uint8_t</text:p>
          </table:table-cell>
          <table:table-cell office:value-type="string">
            <text:p>bBremsdruck</text:p>
          </table:table-cell>
          <table:table-cell office:value-type="string">
            <text:p>Bremsdruck</text:p>
          </table:table-cell>
          <table:table-cell office:value-type="string">
            <text:p>15</text:p>
          </table:table-cell>
        </table:table-row>
        <table:table-row table:style-name="ro1">
          <table:table-cell office:value-type="string">
            <text:p>289</text:p>
          </table:table-cell>
          <table:table-cell office:value-type="string">
            <text:p>uint8_t</text:p>
          </table:table-cell>
          <table:table-cell office:value-type="string">
            <text:p>bVorsteuerdruck</text:p>
          </table:table-cell>
          <table:table-cell office:value-type="string">
            <text:p>Vorsteuerdruck</text:p>
          </table:table-cell>
          <table:table-cell office:value-type="string">
            <text:p>15</text:p>
          </table:table-cell>
        </table:table-row>
        <table:table-row table:style-name="ro1">
          <table:table-cell office:value-type="string">
            <text:p>290</text:p>
          </table:table-cell>
          <table:table-cell office:value-type="string">
            <text:p>uint8_t</text:p>
          </table:table-cell>
          <table:table-cell office:value-type="string">
            <text:p>bHauptleitungsdruck</text:p>
          </table:table-cell>
          <table:table-cell office:value-type="string">
            <text:p>Hauptleitungsdruck</text:p>
          </table:table-cell>
          <table:table-cell office:value-type="string">
            <text:p>15</text:p>
          </table:table-cell>
        </table:table-row>
        <table:table-row table:style-name="ro1">
          <table:table-cell office:value-type="string">
            <text:p>291</text:p>
          </table:table-cell>
          <table:table-cell office:value-type="string">
            <text:p>uint8_t</text:p>
          </table:table-cell>
          <table:table-cell office:value-type="string">
            <text:p>bSpeiseleitungsdruck</text:p>
          </table:table-cell>
          <table:table-cell office:value-type="string">
            <text:p>Speiseleitungsdruck</text:p>
          </table:table-cell>
          <table:table-cell office:value-type="string">
            <text:p>15</text:p>
          </table:table-cell>
        </table:table-row>
      </table:table>
      <table:database-ranges>
        <table:database-range table:name="__Anonymous_Sheet_DB__1" table:target-range-address="RegInFz.B282:RegInFz.B288"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 Roman No9 L" svg:font-family="'Nimbus Roman No9 L',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Nimbus Sans L" fo:language="de" fo:country="CH" style:font-name-asian="DejaVu Sans" style:language-asian="zxx" style:country-asian="none" style:font-name-complex="DejaVu Sans"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de" fo:country="CH"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de" number:country="CH">SFr.</number:currency-symbol>
      <number:text> </number:text>
      <number:number number:decimal-places="2" number:min-integer-digits="1" number:grouping="true"/>
    </number:currency-style>
    <number:currency-style style:name="N117">
      <style:text-properties fo:color="#ff0000"/>
      <number:currency-symbol number:language="de" number:country="CH">SFr.</number:currency-symbol>
      <number:text> -</number:text>
      <number:number number:decimal-places="2" number:min-integer-digits="1" number:grouping="true"/>
      <style:map style:condition="value()&gt;=0" style:apply-style-name="N117P0"/>
    </number:currency-style>
    <number:number-style style:name="N119P0" style:volatile="true">
      <number:text>€ </number:text>
      <number:number number:decimal-places="0" number:min-integer-digits="1" number:grouping="true"/>
      <number:text> </number:text>
    </number:number-style>
    <number:number-style style:name="N119">
      <number:text>€ </number:text>
      <number:number number:decimal-places="0"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
      <style:text-properties fo:color="#ff0000"/>
      <number:text>€ </number:text>
      <number:number number:decimal-places="0" number:min-integer-digits="1" number:grouping="true"/>
      <number:text>-</number:text>
      <style:map style:condition="value()&gt;=0" style:apply-style-name="N120P0"/>
    </number:number-style>
    <number:number-style style:name="N122P0" style:volatile="true">
      <number:text>€ </number:text>
      <number:number number:decimal-places="2" number:min-integer-digits="1" number:grouping="true"/>
      <number:text> </number:text>
    </number:number-style>
    <number:number-style style:name="N122">
      <number:text>€ </number:text>
      <number:number number:decimal-places="2" number:min-integer-digits="1" number:grouping="true"/>
      <number:text>-</number:text>
      <style:map style:condition="value()&gt;=0" style:apply-style-name="N122P0"/>
    </number:number-style>
    <number:number-style style:name="N123P0" style:volatile="true">
      <number:text>€ </number:text>
      <number:number number:decimal-places="2" number:min-integer-digits="1" number:grouping="true"/>
      <number:text> </number:text>
    </number:number-style>
    <number:number-style style:name="N123">
      <style:text-properties fo:color="#ff0000"/>
      <number:text>€ </number:text>
      <number:number number:decimal-places="2" number:min-integer-digits="1" number:grouping="true"/>
      <number:tex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 </number:text>
      <number:number number:decimal-places="0" number:min-integer-digits="1" number:grouping="true"/>
      <number:text> </number:text>
    </number:number-style>
    <number:number-style style:name="N135P1" style:volatile="true">
      <number:text> € </number:text>
      <number:number number:decimal-places="0" number:min-integer-digits="1" number:grouping="true"/>
      <number:text>-</number:text>
    </number:number-style>
    <number:number-style style:name="N135P2" style:volatile="true">
      <number:text> €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 </number:text>
      <number:number number:decimal-places="2" number:min-integer-digits="1" number:grouping="true"/>
      <number:text> </number:text>
    </number:number-style>
    <number:number-style style:name="N143P1" style:volatile="true">
      <number:text> € </number:text>
      <number:number number:decimal-places="2" number:min-integer-digits="1" number:grouping="true"/>
      <number:text>-</number:text>
    </number:number-style>
    <number:number-style style:name="N143P2" style:volatile="true">
      <number:text> €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SFr. </number:text>
      <number:number number:decimal-places="0" number:min-integer-digits="1" number:grouping="true"/>
    </number:number-style>
    <number:number-style style:name="N149">
      <number:text>SFr. -</number:text>
      <number:number number:decimal-places="0" number:min-integer-digits="1" number:grouping="true"/>
      <style:map style:condition="value()&gt;=0" style:apply-style-name="N149P0"/>
    </number:number-style>
    <number:number-style style:name="N150P0" style:volatile="true">
      <number:text>SFr. </number:text>
      <number:number number:decimal-places="0" number:min-integer-digits="1" number:grouping="true"/>
    </number:number-style>
    <number:number-style style:name="N150">
      <style:text-properties fo:color="#ff0000"/>
      <number:text>SFr. -</number:text>
      <number:number number:decimal-places="0" number:min-integer-digits="1" number:grouping="true"/>
      <style:map style:condition="value()&gt;=0" style:apply-style-name="N150P0"/>
    </number:number-style>
    <number:number-style style:name="N152P0" style:volatile="true">
      <number:text>SFr. </number:text>
      <number:number number:decimal-places="2" number:min-integer-digits="1" number:grouping="true"/>
    </number:number-style>
    <number:number-style style:name="N152">
      <number:text>SFr. -</number:text>
      <number:number number:decimal-places="2" number:min-integer-digits="1" number:grouping="true"/>
      <style:map style:condition="value()&gt;=0" style:apply-style-name="N152P0"/>
    </number:number-style>
    <number:number-style style:name="N153P0" style:volatile="true">
      <number:text>SFr. </number:text>
      <number:number number:decimal-places="2" number:min-integer-digits="1" number:grouping="true"/>
    </number:number-style>
    <number:number-style style:name="N153">
      <style:text-properties fo:color="#ff0000"/>
      <number:text>SFr. -</number:text>
      <number:number number:decimal-places="2" number:min-integer-digits="1" number:grouping="true"/>
      <style:map style:condition="value()&gt;=0" style:apply-style-name="N153P0"/>
    </number:number-style>
    <number:number-style style:name="N155P0" style:volatile="true">
      <number:number number:decimal-places="0" number:min-integer-digits="1" number:grouping="true"/>
      <number:text> </number:text>
    </number:number-style>
    <number:number-style style:name="N155P1" style:volatile="true">
      <number:text> -</number:text>
      <number:number number: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SFr. </number:text>
      <number:number number:decimal-places="0" number:min-integer-digits="1" number:grouping="true"/>
      <number:text> </number:text>
    </number:number-style>
    <number:number-style style:name="N159P1" style:volatile="true">
      <number:text> SFr. -</number:text>
      <number:number number:decimal-places="0" number:min-integer-digits="1" number:grouping="true"/>
      <number:text> </number:text>
    </number:number-style>
    <number:number-style style:name="N159P2" style:volatile="true">
      <number:text> SFr.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number:min-integer-digits="1" number:grouping="true"/>
      <number:text> </number:text>
    </number:number-style>
    <number:number-style style:name="N161P1" style:volatile="true">
      <number:text> -</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SFr. </number:text>
      <number:number number:decimal-places="2" number:min-integer-digits="1" number:grouping="true"/>
      <number:text> </number:text>
    </number:number-style>
    <number:number-style style:name="N165P1" style:volatile="true">
      <number:text> SFr. -</number:text>
      <number:number number:decimal-places="2" number:min-integer-digits="1" number:grouping="true"/>
      <number:text> </number:text>
    </number:number-style>
    <number:number-style style:name="N165P2" style:volatile="true">
      <number:text> SFr.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date-style style:name="N8106" number:language="de" number:country="CH">
      <number:day number:style="long"/>
      <number:text>. </number:text>
      <number:month number:textual="true"/>
      <number:text> </number:text>
      <number:year/>
    </number:date-style>
    <number:date-style style:name="N8107" number:language="de" number:country="CH">
      <number:day number:style="long"/>
      <number:text>. </number:text>
      <number:month number:textual="true"/>
    </number:date-style>
    <number:date-style style:name="N8108" number:language="de" number:country="CH">
      <number:month number:textual="true"/>
      <number:text> </number:text>
      <number:year/>
    </number:date-style>
    <number:time-style style:name="N8109" number:language="de" number:country="CH">
      <number:hours/>
      <number:text>:</number:text>
      <number:minutes number:style="long"/>
      <number:text> </number:text>
      <number:am-pm/>
    </number:time-style>
    <number:time-style style:name="N8110" number:language="de" number:country="CH">
      <number:hours/>
      <number:text>:</number:text>
      <number:minutes number:style="long"/>
      <number:text>:</number:text>
      <number:seconds number:style="long"/>
      <number:text> </number:text>
      <number:am-pm/>
    </number:time-style>
    <number:date-style style:name="N8111"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CH">
      <number:text>SFr. </number:text>
      <number:number number:decimal-places="0" number:min-integer-digits="1" number:grouping="true"/>
    </number:number-style>
    <number:number-style style:name="N8113" number:language="de" number:country="CH">
      <number:text>SFr. -</number:text>
      <number:number number:decimal-places="0" number:min-integer-digits="1" number:grouping="true"/>
      <style:map style:condition="value()&gt;=0" style:apply-style-name="N8113P0"/>
    </number:number-style>
    <number:number-style style:name="N8114P0" style:volatile="true" number:language="de" number:country="CH">
      <number:text>SFr. </number:text>
      <number:number number:decimal-places="0" number:min-integer-digits="1" number:grouping="true"/>
    </number:number-style>
    <number:number-style style:name="N8114" number:language="de" number:country="CH">
      <style:text-properties fo:color="#ff0000"/>
      <number:text>SFr. -</number:text>
      <number:number number:decimal-places="0" number:min-integer-digits="1" number:grouping="true"/>
      <style:map style:condition="value()&gt;=0" style:apply-style-name="N8114P0"/>
    </number:number-style>
    <number:number-style style:name="N8116P0" style:volatile="true" number:language="de" number:country="CH">
      <number:text>SFr. </number:text>
      <number:number number:decimal-places="2" number:min-integer-digits="1" number:grouping="true"/>
    </number:number-style>
    <number:number-style style:name="N8116" number:language="de" number:country="CH">
      <number:text>SFr. -</number:text>
      <number:number number:decimal-places="2" number:min-integer-digits="1" number:grouping="true"/>
      <style:map style:condition="value()&gt;=0" style:apply-style-name="N8116P0"/>
    </number:number-style>
    <number:number-style style:name="N8117P0" style:volatile="true" number:language="de" number:country="CH">
      <number:text>SFr. </number:text>
      <number:number number:decimal-places="2" number:min-integer-digits="1" number:grouping="true"/>
    </number:number-style>
    <number:number-style style:name="N8117" number:language="de" number:country="CH">
      <style:text-properties fo:color="#ff0000"/>
      <number:text>SFr. -</number:text>
      <number:number number:decimal-places="2" number:min-integer-digits="1" number:grouping="true"/>
      <style:map style:condition="value()&gt;=0" style:apply-style-name="N811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10/27/2014</text:date>, <text:time>09:33: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Linux OpenOffice.org_project/410m18$Build-9764</meta:generator>
    <meta:creation-date>2008-11-18T20:38:21</meta:creation-date>
    <dc:date>2014-10-27T09:33:08</dc:date>
    <meta:editing-cycles>650</meta:editing-cycles>
    <meta:editing-duration>P7DT2H2M48S</meta:editing-duration>
    <dc:creator>Luis Coelho</dc:creator>
    <meta:document-statistic meta:table-count="8" meta:cell-count="21155" meta:object-count="4"/>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global oDesktop as object
global oSheetDocument as object
global oSheets as object
global oSheet as object
global oCell as object
global nameCFile as string
global nameHFile as string
global nameMapFile as string
global outPath as string
global tmpPath as string
global tempFile1in as string
global tempFile2in as string
global tempFile1inFz as string
global tempFile2inFz as string
global tempFile1out as string
global tempFile2out as string
global tempFile1outFz as string
global tempFile2outFz as string
global tempFile1inSys as string
global tempFile2inSys as string
global inFunName as string
global outFunName as string
global inStructName as string
global inStructNameFz as string
global outStructName as string
global outStructNameFz as string
global inSysStructName as string
global mbdataStructName as string
global sheetIn as string
global sheetInFz as string
global sheetOut as string
global sheetOutFz as string
global sheetInSys as string

'global iMax as integer
global iMaxIn as integer
global iMinIn as integer
global iMaxOut as integer
global iMinOut as integer
global sArray1 as string
global iNbrVehicles as integer
global iByteNbr as integer
global iByteOffset as integer
global aMapping() as string

global iStartIn as integer
global iStartInFz as integer
global iSizeOfInFz as integer
global iStartOut as integer
global iStartOutFz as integer
global iSizeOfOutFz as integer
global iStartInSys




'=======================================================================================================================================
'============== Auffüllen von Bytebezeichnungen
'=======================================================================================================================================


'=======================================================================================================================================
'============== Erstellen des Testreport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